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style:text-properties fo:font-variant="normal" fo:text-transform="none" style:use-window-font-color="true" loext:opacity="0%" style:text-underline-style="none"/>
    </style:style>
    <style:style style:name="P2" style:family="paragraph">
      <style:paragraph-properties fo:break-before="page"/>
      <style:text-properties fo:font-variant="normal" fo:text-transform="none" style:use-window-font-color="true" loext:opacity="0%" style:text-underline-style="none"/>
    </style:style>
    <style:style style:name="P3" style:family="paragraph" style:parent-style-name="Heading_20_1">
      <style:paragraph-properties fo:break-before="page"/>
      <style:text-properties fo:font-variant="normal" fo:text-transform="none" style:use-window-font-color="true" loext:opacity="0%" style:text-underline-style="non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ing_20_2">
      <style:text-properties fo:font-variant="normal" fo:text-transform="none" style:use-window-font-color="true" loext:opacity="0%" style:text-underline-style="none"/>
    </style:style>
    <style:style style:name="P6" style:family="paragraph" style:parent-style-name="Heading_20_2">
      <style:paragraph-properties fo:break-before="page"/>
      <style:text-properties fo:font-variant="normal" fo:text-transform="none" style:use-window-font-color="true" loext:opacity="0%" style:text-underline-style="none"/>
    </style:style>
    <style:style style:name="P7" style:family="paragraph">
      <style:text-properties style:use-window-font-color="true" loext:opacity="0%"/>
    </style:style>
    <style:style style:name="P8" style:family="paragraph" style:parent-style-name="Heading_20_2">
      <style:paragraph-properties fo:break-before="page"/>
      <style:text-properties style:use-window-font-color="true" loext:opacity="0%"/>
    </style:style>
    <style:style style:name="P9" style:family="paragraph" style:parent-style-name="Heading_20_2">
      <style:text-properties style:use-window-font-color="true" loext:opacity="0%"/>
    </style:style>
    <style:style style:name="P10" style:family="paragraph" style:parent-style-name="Standard">
      <style:paragraph-properties fo:margin-left="0.635cm" fo:margin-right="0cm" fo:orphans="0" fo:widows="0" fo:text-indent="-0.635cm" style:auto-text-indent="false"/>
    </style:style>
    <style:style style:name="P11" style:family="paragraph" style:parent-style-name="Standard">
      <style:paragraph-properties fo:margin-left="0.635cm" fo:margin-right="0cm" fo:orphans="0" fo:widows="0" fo:text-indent="-0.635cm" style:auto-text-indent="false"/>
      <style:text-properties fo:font-variant="normal" fo:text-transform="none" style:use-window-font-color="true" loext:opacity="0%" style:text-underline-style="none"/>
    </style:style>
    <style:style style:name="P12" style:family="paragraph" style:parent-style-name="Standard">
      <style:paragraph-properties fo:margin-left="0.635cm" fo:margin-right="0cm" fo:orphans="0" fo:widows="0" fo:text-indent="-0.635cm" style:auto-text-indent="false" fo:break-before="page"/>
      <style:text-properties fo:font-variant="normal" fo:text-transform="none" style:use-window-font-color="true" loext:opacity="0%" style:text-underline-style="none"/>
    </style:style>
    <style:style style:name="P13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/>
    </style:style>
    <style:style style:name="P14" style:family="paragraph" style:parent-style-name="Standard">
      <style:paragraph-properties fo:margin-left="0cm" fo:margin-right="0cm" fo:orphans="0" fo:widows="0" fo:text-indent="0.635cm" style:auto-text-indent="false" fo:break-before="page"/>
      <style:text-properties fo:font-variant="normal" fo:text-transform="none" style:use-window-font-color="true" loext:opacity="0%" style:text-underline-style="none"/>
    </style:style>
    <style:style style:name="P15" style:family="paragraph" style:parent-style-name="Standard">
      <style:paragraph-properties fo:orphans="0" fo:widows="0" fo:break-before="page"/>
      <style:text-properties fo:font-variant="normal" fo:text-transform="none" style:use-window-font-color="true" loext:opacity="0%" style:text-underline-style="none"/>
    </style:style>
    <style:style style:name="P16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/>
    </style:style>
    <style:style style:name="P17" style:family="paragraph" style:parent-style-name="Standard">
      <style:paragraph-properties fo:orphans="0" fo:widows="0" fo:break-before="page">
        <style:tab-stops>
          <style:tab-stop style:position="6.405cm"/>
          <style:tab-stop style:position="6.87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8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 officeooo:paragraph-rsid="0022c4b9"/>
    </style:style>
    <style:style style:name="P19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officeooo:paragraph-rsid="0022c4b9"/>
    </style:style>
    <style:style style:name="P20" style:family="paragraph" style:parent-style-name="Standard">
      <style:paragraph-properties fo:orphans="0" fo:widows="0" fo:break-before="page">
        <style:tab-stops>
          <style:tab-stop style:position="3.916cm" style:leader-style="solid" style:leader-text="-"/>
          <style:tab-stop style:position="4.147cm" style:leader-style="solid" style:leader-text="-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1" style:family="paragraph" style:parent-style-name="Standard">
      <style:paragraph-properties fo:orphans="0" fo:widows="0">
        <style:tab-stops>
          <style:tab-stop style:position="1.662cm"/>
          <style:tab-stop style:position="3.72cm"/>
          <style:tab-stop style:position="5.486cm"/>
          <style:tab-stop style:position="6.384cm"/>
          <style:tab-stop style:position="6.55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778cm"/>
          <style:tab-stop style:position="2.37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9cm" style:leader-style="solid" style:leader-text="-"/>
          <style:tab-stop style:position="3.649cm" style:leader-style="solid" style:leader-text="-"/>
          <style:tab-stop style:position="3.882cm" style:leader-style="solid" style:leader-text="-"/>
          <style:tab-stop style:position="3.985cm" style:leader-style="solid" style:leader-text="-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4" style:family="paragraph" style:parent-style-name="Standard">
      <style:paragraph-properties fo:orphans="0" fo:widows="0" fo:break-before="page">
        <style:tab-stops>
          <style:tab-stop style:position="2.697cm"/>
          <style:tab-stop style:position="4.023cm"/>
          <style:tab-stop style:position="6.92cm" style:type="right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5" style:family="paragraph" style:parent-style-name="Standard">
      <style:paragraph-properties fo:orphans="0" fo:widows="0">
        <style:tab-stops>
          <style:tab-stop style:position="0.954cm" style:leader-style="solid" style:leader-text="_"/>
          <style:tab-stop style:position="4.136cm" style:type="right"/>
          <style:tab-stop style:position="4.283cm" style:type="right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6" style:family="paragraph" style:parent-style-name="Standard">
      <style:paragraph-properties fo:orphans="0" fo:widows="0">
        <style:tab-stops>
          <style:tab-stop style:position="2.203cm"/>
          <style:tab-stop style:position="3.74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7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4.136cm"/>
          <style:tab-stop style:position="6.51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72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9" style:family="paragraph" style:parent-style-name="Standard">
      <style:paragraph-properties fo:orphans="0" fo:widows="0" fo:break-before="page">
        <style:tab-stops>
          <style:tab-stop style:position="6.38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353cm"/>
          <style:tab-stop style:position="4.237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251cm"/>
          <style:tab-stop style:position="3.72cm"/>
          <style:tab-stop style:position="4.237cm"/>
          <style:tab-stop style:position="4.41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2" style:family="paragraph" style:parent-style-name="Standard">
      <style:paragraph-properties fo:orphans="0" fo:widows="0" fo:break-before="page">
        <style:tab-stops>
          <style:tab-stop style:position="4.06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3" style:family="paragraph" style:parent-style-name="Standard">
      <style:paragraph-properties fo:orphans="0" fo:widows="0" fo:break-before="page">
        <style:tab-stops>
          <style:tab-stop style:position="4.6cm"/>
          <style:tab-stop style:position="5.66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4" style:family="paragraph" style:parent-style-name="Standard">
      <style:paragraph-properties fo:orphans="0" fo:widows="0">
        <style:tab-stops>
          <style:tab-stop style:position="2.44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47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6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6.74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7" style:family="paragraph" style:parent-style-name="Standard">
      <style:paragraph-properties fo:orphans="0" fo:widows="0" fo:break-before="page">
        <style:tab-stops>
          <style:tab-stop style:position="3.528cm"/>
          <style:tab-stop style:position="5.602cm"/>
          <style:tab-stop style:position="7.12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8" style:family="paragraph" style:parent-style-name="Standard">
      <style:paragraph-properties fo:orphans="0" fo:widows="0" fo:break-before="page">
        <style:tab-stops>
          <style:tab-stop style:position="1.372cm"/>
          <style:tab-stop style:position="2.512cm"/>
          <style:tab-stop style:position="4.332cm"/>
          <style:tab-stop style:position="5.08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9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6.55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0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3.0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1" style:family="paragraph" style:parent-style-name="Standard">
      <style:paragraph-properties fo:orphans="0" fo:widows="0">
        <style:tab-stops>
          <style:tab-stop style:position="0.247cm" style:leader-style="dotted" style:leader-text="."/>
          <style:tab-stop style:position="1.106cm" style:type="right" style:leader-style="dotted" style:leader-text="."/>
          <style:tab-stop style:position="1.358cm"/>
          <style:tab-stop style:position="3.74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235cm"/>
        </style:tab-stops>
      </style:paragraph-properties>
      <style:text-properties fo:font-variant="normal" fo:text-transform="none" style:use-window-font-color="true" loext:opacity="0%" style:text-underline-style="none" officeooo:paragraph-rsid="00255231"/>
    </style:style>
    <style:style style:name="P43" style:family="paragraph" style:parent-style-name="Standard">
      <style:paragraph-properties fo:orphans="0" fo:widows="0">
        <style:tab-stops>
          <style:tab-stop style:position="1.73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4" style:family="paragraph" style:parent-style-name="Standard">
      <style:paragraph-properties fo:orphans="0" fo:widows="0">
        <style:tab-stops>
          <style:tab-stop style:position="6.72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5" style:family="paragraph" style:parent-style-name="Standard">
      <style:paragraph-properties fo:orphans="0" fo:widows="0" fo:break-before="page">
        <style:tab-stops>
          <style:tab-stop style:position="2.51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6" style:family="paragraph" style:parent-style-name="Standard">
      <style:paragraph-properties fo:orphans="0" fo:widows="0" fo:break-before="page">
        <style:tab-stops>
          <style:tab-stop style:position="2.98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7" style:family="paragraph" style:parent-style-name="Standard">
      <style:paragraph-properties fo:orphans="0" fo:widows="0">
        <style:tab-stops>
          <style:tab-stop style:position="4.921cm"/>
          <style:tab-stop style:position="6.76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8" style:family="paragraph" style:parent-style-name="Standard">
      <style:paragraph-properties fo:orphans="0" fo:widows="0">
        <style:tab-stops>
          <style:tab-stop style:position="4.205cm" style:leader-style="dotted" style:leader-text="."/>
          <style:tab-stop style:position="5.91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9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6.15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0" style:family="paragraph" style:parent-style-name="Standard">
      <style:paragraph-properties fo:orphans="0" fo:widows="0">
        <style:tab-stops>
          <style:tab-stop style:position="2.656cm"/>
          <style:tab-stop style:position="3.81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1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835cm"/>
          <style:tab-stop style:position="4.02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2" style:family="paragraph" style:parent-style-name="Standard">
      <style:paragraph-properties fo:orphans="0" fo:widows="0">
        <style:tab-stops>
          <style:tab-stop style:position="5.36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3" style:family="paragraph" style:parent-style-name="Standard">
      <style:paragraph-properties fo:orphans="0" fo:widows="0" fo:break-before="page">
        <style:tab-stops>
          <style:tab-stop style:position="1.607cm"/>
          <style:tab-stop style:position="2.842cm"/>
          <style:tab-stop style:position="4.64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4" style:family="paragraph" style:parent-style-name="Standard">
      <style:paragraph-properties fo:orphans="0" fo:widows="0" fo:break-before="page">
        <style:tab-stops>
          <style:tab-stop style:position="6.91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5" style:family="paragraph" style:parent-style-name="Standard">
      <style:paragraph-properties fo:orphans="0" fo:widows="0" fo:break-before="page">
        <style:tab-stops>
          <style:tab-stop style:position="4.854cm"/>
          <style:tab-stop style:position="5.897cm"/>
          <style:tab-stop style:position="6.33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6" style:family="paragraph" style:parent-style-name="Standard">
      <style:paragraph-properties fo:orphans="0" fo:widows="0" fo:break-before="page">
        <style:tab-stops>
          <style:tab-stop style:position="6.62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62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8" style:family="paragraph" style:parent-style-name="Standard">
      <style:paragraph-properties fo:orphans="0" fo:widows="0">
        <style:tab-stops>
          <style:tab-stop style:position="5.35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9" style:family="paragraph" style:parent-style-name="Standard">
      <style:paragraph-properties fo:orphans="0" fo:widows="0" fo:break-before="page">
        <style:tab-stops>
          <style:tab-stop style:position="6.88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0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5.56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1" style:family="paragraph" style:parent-style-name="Standard">
      <style:paragraph-properties fo:orphans="0" fo:widows="0" fo:break-before="page">
        <style:tab-stops>
          <style:tab-stop style:position="3.254cm"/>
          <style:tab-stop style:position="5.33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2" style:family="paragraph" style:parent-style-name="Standard">
      <style:paragraph-properties fo:orphans="0" fo:widows="0" fo:break-before="page">
        <style:tab-stops>
          <style:tab-stop style:position="6.57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3" style:family="paragraph" style:parent-style-name="Standard">
      <style:paragraph-properties fo:orphans="0" fo:widows="0">
        <style:tab-stops>
          <style:tab-stop style:position="1.778cm" style:leader-style="dotted" style:leader-text="."/>
          <style:tab-stop style:position="1.909cm" style:leader-style="dotted" style:leader-text="."/>
          <style:tab-stop style:position="2.801cm" style:leader-style="dotted" style:leader-text="."/>
          <style:tab-stop style:position="4.738cm"/>
          <style:tab-stop style:position="4.84cm" style:leader-style="dotted" style:leader-text="."/>
          <style:tab-stop style:position="7.202cm"/>
        </style:tab-stops>
      </style:paragraph-properties>
      <style:text-properties fo:font-variant="normal" fo:text-transform="none" style:use-window-font-color="true" loext:opacity="0%" style:text-underline-style="none" officeooo:paragraph-rsid="002ac776"/>
    </style:style>
    <style:style style:name="P64" style:family="paragraph" style:parent-style-name="Standard">
      <style:paragraph-properties fo:orphans="0" fo:widows="0">
        <style:tab-stops>
          <style:tab-stop style:position="7.2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5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officeooo:paragraph-rsid="001f9637"/>
    </style:style>
    <style:style style:name="P66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7.17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7" style:family="paragraph" style:parent-style-name="Standard">
      <style:paragraph-properties fo:orphans="0" fo:widows="0" fo:break-before="page">
        <style:tab-stops>
          <style:tab-stop style:position="2.9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86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9" style:family="paragraph" style:parent-style-name="Standard">
      <style:paragraph-properties fo:orphans="0" fo:widows="0">
        <style:tab-stops>
          <style:tab-stop style:position="2.1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0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6.05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577cm"/>
        </style:tab-stops>
      </style:paragraph-properties>
      <style:text-properties fo:font-variant="normal" fo:text-transform="none" style:use-window-font-color="true" loext:opacity="0%" style:text-underline-style="none" officeooo:paragraph-rsid="002ac776"/>
    </style:style>
    <style:style style:name="P7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57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3" style:family="paragraph" style:parent-style-name="Standard">
      <style:paragraph-properties fo:orphans="0" fo:widows="0">
        <style:tab-stops>
          <style:tab-stop style:position="1.923cm"/>
          <style:tab-stop style:position="2.196cm"/>
          <style:tab-stop style:position="5.355cm"/>
          <style:tab-stop style:position="6.13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4" style:family="paragraph" style:parent-style-name="Standard">
      <style:paragraph-properties fo:orphans="0" fo:widows="0" fo:break-before="page">
        <style:tab-stops>
          <style:tab-stop style:position="1.923cm"/>
          <style:tab-stop style:position="2.293cm"/>
          <style:tab-stop style:position="2.78cm"/>
          <style:tab-stop style:position="4.41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5" style:family="paragraph" style:parent-style-name="Standard">
      <style:paragraph-properties fo:orphans="0" fo:widows="0">
        <style:tab-stops>
          <style:tab-stop style:position="4.415cm" style:leader-style="solid" style:leader-text="-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6" style:family="paragraph" style:parent-style-name="Standard">
      <style:paragraph-properties fo:orphans="0" fo:widows="0">
        <style:tab-stops>
          <style:tab-stop style:position="2.053cm"/>
          <style:tab-stop style:position="2.842cm"/>
          <style:tab-stop style:position="4.256cm" style:leader-style="solid" style:leader-text="-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547cm" style:leader-style="solid" style:leader-text="-"/>
          <style:tab-stop style:position="3.764cm" style:leader-style="solid" style:leader-text="-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8" style:family="paragraph" style:parent-style-name="Standard">
      <style:paragraph-properties fo:orphans="0" fo:widows="0" fo:break-before="page">
        <style:tab-stops>
          <style:tab-stop style:position="4.91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9" style:family="paragraph" style:parent-style-name="Standard">
      <style:paragraph-properties fo:orphans="0" fo:widows="0">
        <style:tab-stops>
          <style:tab-stop style:position="5.27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0" style:family="paragraph" style:parent-style-name="Standard">
      <style:paragraph-properties fo:orphans="0" fo:widows="0">
        <style:tab-stops>
          <style:tab-stop style:position="0.28cm"/>
          <style:tab-stop style:position="2.87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1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1.785cm"/>
          <style:tab-stop style:position="2.471cm"/>
          <style:tab-stop style:position="4.009cm"/>
          <style:tab-stop style:position="6.184cm"/>
          <style:tab-stop style:position="6.73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2" style:family="paragraph" style:parent-style-name="Standard">
      <style:paragraph-properties fo:orphans="0" fo:widows="0">
        <style:tab-stops>
          <style:tab-stop style:position="0.857cm"/>
          <style:tab-stop style:position="1.517cm"/>
          <style:tab-stop style:position="2.753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3" style:family="paragraph" style:parent-style-name="Standard">
      <style:paragraph-properties fo:orphans="0" fo:widows="0" fo:break-before="page">
        <style:tab-stops>
          <style:tab-stop style:position="2.602cm"/>
          <style:tab-stop style:position="4.44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4" style:family="paragraph" style:parent-style-name="Standard">
      <style:paragraph-properties fo:orphans="0" fo:widows="0" fo:break-before="page">
        <style:tab-stops>
          <style:tab-stop style:position="4.64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382cm"/>
          <style:tab-stop style:position="6.74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70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7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2.80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8" style:family="paragraph" style:parent-style-name="Standard">
      <style:paragraph-properties fo:orphans="0" fo:widows="0" fo:break-before="page">
        <style:tab-stops>
          <style:tab-stop style:position="6.50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9" style:family="paragraph" style:parent-style-name="Standard">
      <style:paragraph-properties fo:orphans="0" fo:widows="0" fo:break-before="page">
        <style:tab-stops>
          <style:tab-stop style:position="5.7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0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3.44cm"/>
          <style:tab-stop style:position="4.792cm"/>
          <style:tab-stop style:position="5.97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1" style:family="paragraph" style:parent-style-name="Standard">
      <style:paragraph-properties fo:orphans="0" fo:widows="0" fo:break-before="page">
        <style:tab-stops>
          <style:tab-stop style:position="6.84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2" style:family="paragraph" style:parent-style-name="Standard">
      <style:paragraph-properties fo:orphans="0" fo:widows="0">
        <style:tab-stops>
          <style:tab-stop style:position="6.92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3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7.14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4" style:family="paragraph" style:parent-style-name="Standard">
      <style:paragraph-properties fo:orphans="0" fo:widows="0">
        <style:tab-stops>
          <style:tab-stop style:position="1.737cm"/>
          <style:tab-stop style:position="4.77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5" style:family="paragraph" style:parent-style-name="Standard">
      <style:paragraph-properties fo:orphans="0" fo:widows="0">
        <style:tab-stops>
          <style:tab-stop style:position="0.7cm"/>
          <style:tab-stop style:position="3.02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6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6.53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7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4.209cm" style:leader-style="solid" style:leader-text="_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8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6.66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9" style:family="paragraph" style:parent-style-name="Standard">
      <style:paragraph-properties fo:orphans="0" fo:widows="0" fo:break-before="page">
        <style:tab-stops>
          <style:tab-stop style:position="1.799cm"/>
          <style:tab-stop style:position="2.203cm"/>
          <style:tab-stop style:position="2.84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41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1" style:family="paragraph" style:parent-style-name="Standard">
      <style:paragraph-properties fo:orphans="0" fo:widows="0" fo:break-before="page">
        <style:tab-stops>
          <style:tab-stop style:position="4.731cm"/>
          <style:tab-stop style:position="7.13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2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7.13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3" style:family="paragraph" style:parent-style-name="Standard">
      <style:paragraph-properties fo:orphans="0" fo:widows="0" fo:break-before="page"/>
      <style:text-properties fo:font-variant="normal" fo:text-transform="none" style:use-window-font-color="true" loext:opacity="0%" style:text-underline-style="none" officeooo:paragraph-rsid="0028ca65"/>
    </style:style>
    <style:style style:name="P104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 officeooo:paragraph-rsid="0028ca65"/>
    </style:style>
    <style:style style:name="P105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 officeooo:paragraph-rsid="002ac776"/>
    </style:style>
    <style:style style:name="T1" style:family="text">
      <style:text-properties fo:font-variant="normal" fo:text-transform="none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font-variant="normal" fo:text-transform="none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4" style:family="text">
      <style:text-properties fo:font-variant="normal" fo:text-transform="none" fo:color="#151515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151515" loext:opacity="100%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6" style:family="text">
      <style:text-properties fo:font-variant="normal" fo:text-transform="none" fo:color="#4d4d4d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4d4d4d" loext:opacity="100%"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fo:font-variant="normal" fo:text-transform="none" fo:color="#323232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616161" loext:opacity="100%" fo:font-style="normal" style:text-underline-style="none" fo:font-weight="bold" style:font-style-asian="normal" style:font-weight-asian="bold" style:font-style-complex="normal" style:font-weight-complex="bold"/>
    </style:style>
    <style:style style:name="T10" style:family="text">
      <style:text-properties fo:font-variant="normal" fo:text-transform="none" fo:color="#616161" loext:opacity="100%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11" style:family="text">
      <style:text-properties fo:font-variant="normal" fo:text-transform="none" fo:color="#7d7d7d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T13" style:family="text">
      <style:text-properties fo:language="el" fo:country="GR" style:language-asian="el" style:country-asian="GR" style:language-complex="el" style:country-complex="GR"/>
    </style:style>
    <style:style style:name="T14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15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16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17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18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19" style:family="text">
      <style:text-properties fo:language="el" fo:country="GR" fo:font-style="normal" fo:font-weight="bold" style:language-asian="el" style:country-asian="GR" style:font-style-asian="normal" style:font-weight-asian="bold" style:language-complex="el" style:country-complex="GR" style:font-style-complex="normal" style:font-weight-complex="bold"/>
    </style:style>
    <style:style style:name="T20" style:family="text">
      <style:text-properties fo:language="el" fo:country="GR" fo:font-style="normal" fo:font-weight="bold" style:language-asian="el" style:country-asian="GR" style:font-style-asian="normal" style:font-weight-asian="bold" style:language-complex="el" style:country-complex="GR" style:font-style-complex="normal" style:font-weight-complex="bold"/>
    </style:style>
    <style:style style:name="T21" style:family="text">
      <style:text-properties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22" style:family="text">
      <style:text-properties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23" style:family="text">
      <style:text-properties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24" style:family="text">
      <style:text-properties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25" style:family="text">
      <style:text-properties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26" style:family="text">
      <style:text-properties style:rfc-language-tag="la-001" fo:language="la" style:rfc-language-tag-asian="la-001" style:language-asian="la" style:rfc-language-tag-complex="la-001" style:language-complex="la"/>
    </style:style>
    <style:style style:name="T27" style:family="text">
      <style:text-properties officeooo:rsid="0022c4b9"/>
    </style:style>
    <style:style style:name="T28" style:family="text">
      <style:text-properties style:font-name="Microsoft Sans Serif" fo:font-size="12pt" fo:letter-spacing="normal" style:rfc-language-tag="la-001" fo:language="la" fo:font-style="normal" fo:font-weight="normal" officeooo:rsid="001f9637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29" style:family="text">
      <style:text-properties style:font-name="Microsoft Sans Serif" fo:font-size="12pt" fo:letter-spacing="normal" style:rfc-language-tag="la-001" fo:language="la" fo:font-style="normal" fo:font-weight="normal" officeooo:rsid="0028ca65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30" style:family="text">
      <style:text-properties style:font-name="Microsoft Sans Serif" fo:font-size="12pt" fo:letter-spacing="normal" style:rfc-language-tag="la-001" fo:language="la" fo:font-style="normal" fo:font-weight="normal" officeooo:rsid="0028ca65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31" style:family="text">
      <style:text-properties style:font-name="Microsoft Sans Serif" fo:font-size="12pt" fo:letter-spacing="normal" style:rfc-language-tag="la-001" fo:language="la" fo:font-style="normal" fo:font-weight="normal" officeooo:rsid="002d8c07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32" style:family="text">
      <style:text-properties style:font-name="Microsoft Sans Serif" fo:font-size="12pt" fo:letter-spacing="normal" style:rfc-language-tag="la-001" fo:language="la" fo:font-style="normal" fo:font-weight="bold" officeooo:rsid="002d8c07" fo:background-color="transparent" loext:char-shading-value="0" style:font-name-asian="Microsoft Sans Serif1" style:font-size-asian="12pt" style:rfc-language-tag-asian="la-001" style:language-asian="la" style:font-style-asian="normal" style:font-weight-asian="bold" style:font-name-complex="Microsoft Sans Serif1" style:font-size-complex="12pt" style:rfc-language-tag-complex="la-001" style:language-complex="la" style:font-style-complex="normal" style:font-weight-complex="bold" style:text-scale="100%"/>
    </style:style>
    <style:style style:name="T33" style:family="text">
      <style:text-properties style:font-name="Microsoft Sans Serif" fo:font-size="12pt" fo:letter-spacing="normal" style:rfc-language-tag="la-001" fo:language="la" fo:font-style="italic" fo:font-weight="normal" officeooo:rsid="00255231" fo:background-color="transparent" loext:char-shading-value="0" style:font-name-asian="Microsoft Sans Serif1" style:font-size-asian="12pt" style:rfc-language-tag-asian="la-001" style:language-asian="la" style:font-style-asian="italic" style:font-weight-asian="normal" style:font-name-complex="Microsoft Sans Serif1" style:font-size-complex="12pt" style:rfc-language-tag-complex="la-001" style:language-complex="la" style:font-style-complex="italic" style:font-weight-complex="normal" style:text-scale="100%"/>
    </style:style>
    <style:style style:name="T34" style:family="text">
      <style:text-properties style:font-name="Microsoft Sans Serif" fo:font-size="12pt" fo:letter-spacing="normal" style:rfc-language-tag="la-001" fo:language="la" fo:font-style="italic" fo:font-weight="normal" officeooo:rsid="002721b3" fo:background-color="transparent" loext:char-shading-value="0" style:font-name-asian="Microsoft Sans Serif1" style:font-size-asian="12pt" style:rfc-language-tag-asian="la-001" style:language-asian="la" style:font-style-asian="italic" style:font-weight-asian="normal" style:font-name-complex="Microsoft Sans Serif1" style:font-size-complex="12pt" style:rfc-language-tag-complex="la-001" style:language-complex="la" style:font-style-complex="italic" style:font-weight-complex="normal" style:text-scale="100%"/>
    </style:style>
    <style:style style:name="T35" style:family="text">
      <style:text-properties style:font-name="Microsoft Sans Serif" fo:font-size="12pt" fo:letter-spacing="normal" style:rfc-language-tag="la-001" fo:language="la" fo:font-style="italic" fo:font-weight="normal" officeooo:rsid="002ac776" fo:background-color="transparent" loext:char-shading-value="0" style:font-name-asian="Microsoft Sans Serif1" style:font-size-asian="12pt" style:rfc-language-tag-asian="la-001" style:language-asian="la" style:font-style-asian="italic" style:font-weight-asian="normal" style:font-name-complex="Microsoft Sans Serif1" style:font-size-complex="12pt" style:rfc-language-tag-complex="la-001" style:language-complex="la" style:font-style-complex="italic" style:font-weight-complex="normal" style:text-scale="100%"/>
    </style:style>
    <style:style style:name="T36" style:family="text">
      <style:text-properties style:font-name="Microsoft Sans Serif" fo:font-size="12pt" fo:letter-spacing="normal" style:rfc-language-tag="la-001" fo:language="la" fo:font-style="italic" fo:font-weight="normal" officeooo:rsid="002cc158" fo:background-color="transparent" loext:char-shading-value="0" style:font-name-asian="Microsoft Sans Serif1" style:font-size-asian="12pt" style:rfc-language-tag-asian="la-001" style:language-asian="la" style:font-style-asian="italic" style:font-weight-asian="normal" style:font-name-complex="Microsoft Sans Serif1" style:font-size-complex="12pt" style:rfc-language-tag-complex="la-001" style:language-complex="la" style:font-style-complex="italic" style:font-weight-complex="normal" style:text-scale="100%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2721b3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2d8c07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2d8c07" style:font-style-asian="normal" style:font-weight-asian="bold" style:font-style-complex="normal" style:font-weight-complex="bold"/>
    </style:style>
    <style:style style:name="T5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02cc158" style:font-style-asian="italic" style:font-weight-asian="normal" style:font-style-complex="italic" style:font-weight-complex="normal"/>
    </style:style>
    <style:style style:name="T58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59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60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style:text-position="super 58%" fo:font-style="normal" fo:font-weight="bold" style:font-style-asian="normal" style:font-weight-asian="bold" style:font-style-complex="normal" style:font-weight-complex="bold"/>
    </style:style>
    <style:style style:name="T65" style:family="text">
      <style:text-properties style:text-position="super 58%"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66" style:family="text">
      <style:text-properties style:text-position="super 58%" fo:font-style="italic" fo:font-weight="normal" style:font-style-asian="italic" style:font-weight-asian="normal" style:font-style-complex="italic" style:font-weight-complex="normal"/>
    </style:style>
    <style:style style:name="T67" style:family="text">
      <style:text-properties style:text-position="super 58%" fo:font-style="italic" fo:font-weight="normal" style:font-style-asian="italic" style:font-weight-asian="normal" style:font-style-complex="italic" style:font-weight-complex="normal"/>
    </style:style>
    <style:style style:name="T68" style:family="text">
      <style:text-properties style:text-position="super 58%" fo:font-style="italic" fo:font-weight="normal" style:font-style-asian="italic" style:font-weight-asian="normal" style:font-style-complex="italic" style:font-weight-complex="normal"/>
    </style:style>
    <style:style style:name="T69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70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71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72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73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74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75" style:family="text">
      <style:text-properties style:text-position="sub 58%" fo:font-style="normal" fo:font-weight="bold" style:font-style-asian="normal" style:font-weight-asian="bold" style:font-style-complex="normal" style:font-weight-complex="bold"/>
    </style:style>
    <style:style style:name="T76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77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78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79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80" style:family="text">
      <style:text-properties style:text-position="sub 58%"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81" style:family="text">
      <style:text-properties fo:language="en" fo:country="US" fo:font-style="normal" fo:font-weight="normal" style:language-asian="en" style:country-asian="US" style:font-style-asian="normal" style:font-weight-asian="normal" style:language-complex="en" style:country-complex="US" style:font-style-complex="normal" style:font-weight-complex="normal"/>
    </style:style>
    <style:style style:name="T82" style:family="text">
      <style:text-properties fo:language="en" fo:country="US" fo:font-style="normal" fo:font-weight="normal" style:language-asian="en" style:country-asian="US" style:font-style-asian="normal" style:font-weight-asian="normal" style:language-complex="en" style:country-complex="US" style:font-style-complex="normal" style:font-weight-complex="normal"/>
    </style:style>
    <style:style style:name="T83" style:family="text">
      <style:text-properties fo:language="en" fo:country="US" fo:font-style="italic" fo:font-weight="normal" style:language-asian="en" style:country-asian="US" style:font-style-asian="italic" style:font-weight-asian="normal" style:language-complex="en" style:country-complex="US" style:font-style-complex="italic" style:font-weight-complex="normal"/>
    </style:style>
    <style:style style:name="T84" style:family="text">
      <style:text-properties style:font-name="Liberation Sans" fo:font-size="18.2000007629395pt" fo:letter-spacing="normal" style:rfc-language-tag="la-001" fo:language="la" fo:font-weight="bold" officeooo:rsid="001f9637" fo:background-color="transparent" loext:char-shading-value="0" style:font-name-asian="Noto Sans CJK SC" style:font-size-asian="18.2000007629395pt" style:rfc-language-tag-asian="la-001" style:language-asian="la" style:font-weight-asian="bold" style:font-name-complex="Lohit Devanagari" style:font-size-complex="18.2000007629395pt" style:rfc-language-tag-complex="la-001" style:language-complex="la" style:font-weight-complex="bold" style:text-scale="100%"/>
    </style:style>
    <style:style style:name="T85" style:family="text">
      <style:text-properties style:font-name="Liberation Sans" fo:font-size="16.1000003814697pt" fo:letter-spacing="normal" style:rfc-language-tag="la-001" fo:language="la" fo:font-weight="bold" officeooo:rsid="0022c4b9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86" style:family="text">
      <style:text-properties style:font-name="Liberation Sans" fo:font-size="16.1000003814697pt" fo:letter-spacing="normal" style:rfc-language-tag="la-001" fo:language="la" fo:font-weight="bold" officeooo:rsid="002779e9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87" style:family="text">
      <style:text-properties style:font-name="Liberation Sans" fo:font-size="16.1000003814697pt" fo:letter-spacing="normal" style:rfc-language-tag="la-001" fo:language="la" fo:font-weight="bold" officeooo:rsid="0028a11f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88" style:family="text">
      <style:text-properties style:font-name="Liberation Sans" fo:font-size="16.1000003814697pt" fo:letter-spacing="normal" style:rfc-language-tag="la-001" fo:language="la" fo:font-weight="bold" officeooo:rsid="002ac776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89" style:family="text">
      <style:text-properties style:font-name="Liberation Sans" fo:font-size="16.1000003814697pt" fo:letter-spacing="normal" style:rfc-language-tag="la-001" fo:language="la" fo:font-weight="bold" officeooo:rsid="002d8c07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90" style:family="text">
      <style:text-properties officeooo:rsid="00255231"/>
    </style:style>
    <style:style style:name="T91" style:family="text">
      <style:text-properties officeooo:rsid="0028a11f"/>
    </style:style>
    <style:style style:name="T92" style:family="text">
      <style:text-properties officeooo:rsid="0028ca65"/>
    </style:style>
    <style:style style:name="T93" style:family="text">
      <style:text-properties officeooo:rsid="002ac776"/>
    </style:style>
    <style:style style:name="T94" style:family="text">
      <style:text-properties fo:font-weight="normal" style:font-weight-asian="normal" style:font-weight-complex="normal"/>
    </style:style>
    <style:style style:name="T95" style:family="text">
      <style:text-properties officeooo:rsid="002d8c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bookmark0"/>HIPPOCRATIS EPIDEM. VI. ET<text:line-break/>GALENI IN ILLUM COMMEN-<text:line-break/>TARIUS <text:span text:style-name="T13">ΙII.</text:span><text:bookmark-end text:name="bookmark0"/></text:h>
      <text:h text:style-name="P5" text:outline-level="2">I.</text:h>
      <text:p text:style-name="P11"><text:span text:style-name="T28">C</text:span><text:span text:style-name="T37">utis raritas, ventris </text:span><text:span text:style-name="T51">densitas. Cutis colligatio, carnium<text:line-break/>incrementum. Ventris torpor, omnium consusto. Vascu-<text:line-break/>lorum immunditia. Cerebri consumtio ideo et calvitiei.<text:line-break/>Instrumentorum attritio.</text:span></text:p>
      <text:p text:style-name="P13"><text:span text:style-name="T37">Nonnulli hanc a medicis dignoscendorum enumera-<text:line-break/>tionem esse putant; sed potius quaedam res inter se jun-</text:span></text:p>
      <text:p text:style-name="P15"><text:span text:style-name="T37">ctae eonjugatim dictae esse videntur. Prima autem con-<text:line-break/>jugatio dicta est, ubi inquit, cutis raritas, ventris densi-<text:line-break/>tas; nonnulli enim propterea ventrem densum, hoc est<text:line-break/>suppressum et adstrictuin habent, quoniam per cutem eva-<text:line-break/>cuantur multa, sicut contra alteri per superficiem aegre<text:line-break/>difflabiles multam urinam faciunt alvumque exonerant.<text:line-break/>Item altera deinceps conjugatio scripta est, cutis colliga-<text:line-break/>tio, carnium incrementum, unde innuitur cutis coitionem<text:line-break/>adstrictionemque immodici carnium incrementi plerumque<text:line-break/>causam esse; tertia huic proxima conjugatio per haec<text:line-break/>verba scripta est: ventris torpor, omnium confusio; tor-<text:line-break/>porem autem intelligemus in concoquendis cibis ventriculi<text:line-break/>infirmitatem, omnium plane corporis vitiorum causam esse.<text:line-break/>Sed quod deinceps dictum est, vasculorum immunditia,-<text:line-break/>potest quidem et cum modo dicta conjugatione conjungi.<text:line-break/>Quod enim in ventriculo male concoctum est, plerumque<text:line-break/>vasorum immunditiae conia fit; potest vero etiam praeteri-</text:span></text:p>
      <text:p text:style-name="P15"><text:span text:style-name="T37">quam , quod cum ventris torpore conjungatur et de vena-<text:line-break/>rum depravata concoctione intelligi, ut quemadmodum<text:line-break/>ventriculi non recte cedens concoctio, multa in toto ani-<text:line-break/>rnali.confundit, sic et in venis non ad bonum finem per-<text:line-break/>ducta, primum in ipsis immunditiam contrahit, hoc est<text:line-break/>vitiusorum succorum copiam, deinde et magnam noxam<text:line-break/>affert. Quare quod est inter hanc clausulam, </text:span><text:span text:style-name="T51">ventris<text:line-break/>torpor</text:span><text:span text:style-name="T37"> et hanc </text:span><text:span text:style-name="T51">vasculorum immunditia ,</text:span><text:span text:style-name="T37"> commune amba-<text:line-break/>bus est, quod ipse appellavit omnium confusionem. Quod<text:line-break/>deinceps autem dictum est, cerebri consumtio, ideo et<text:line-break/>calvities, mihi quidem istud significare videtur-. Cum ce-<text:line-break/>rebrum se ipso longe minus evadat, istud vero ipsum na-<text:line-break/>turaliter siccius habentibus evenit, tunc ab ossibus super-<text:line-break/>jacentibus recedit, quae ab artis dissectoriae professoribus<text:line-break/>Graeco nomine bregmata vocantur, latini sinciput dicunti<text:line-break/>Haec vero duo sunt, utrumque rectis quatuor lineis cir-<text:line-break/>cumscriptum, una quidem , per suturum in longum por-<text:line-break/>rectam utrique ossi communem; posterius autem lambdalis</text:span></text:p>
      <text:p text:style-name="P15"><text:span text:style-name="T37">suturae lateribus , anterius vero coronariae vocatae, utra-<text:line-break/>que autem parte fquammosis commissuris. Verum ah aliis<text:line-break/>calvariae partibus potissimum quidem cerebrum non ad-<text:line-break/>modum recedit. Quodsi et quandoque recesserit, at sal-<text:line-break/>tem ob carnes ossibus subjectas haud prorsum cutis humi-<text:line-break/>ditas exarescit; quocirca neque crines defluunt, quando-<text:line-break/>quidem in commentariis de temperaturis didicistis neque<text:line-break/>ex praehumida cuti neque ex valde arida pilos enasci.<text:line-break/>Capitis </text:span><text:span text:style-name="T37">sane </text:span><text:span text:style-name="T37">cutis pueris, mulieribus' et eunuchis humida<text:line-break/>calvariam tangere omnemque interiorem inanitatem com-<text:line-break/>plere; in scnibus vero siccescens subfidensque ab ea di-<text:line-break/>stare saepius in animalium dissectionibus conspexistis. At<text:line-break/>nunc Hippocratis decretorum ostensiones afferre nifi obiter<text:line-break/>non est propositum</text:span><text:span text:style-name="T37">, </text:span><text:span text:style-name="T37">sed obscura verba illustrare simulque<text:line-break/>per capita interdum causas adjicere, demonstrata placita<text:line-break/>consequentes. Consumtionem autem cerebri, hoc est, per-<text:line-break/>sectum interitum, ut ipsum ex toto abfumtura sit, neque</text:span></text:p>
      <text:p text:style-name="P15"><text:span text:style-name="T37">cogitari posse in vivo animante fieri omnibus in consesso<text:line-break/>esu Quamobrem si' id non sit, hoc superest intelligeUdum,<text:line-break/>eonsumtionem cerebri commluutionem esse, quam ex sic-.<text:line-break/>citate in calvescentibus fieri diximus; ut sincipitis ossa<text:line-break/>aliis fistulosiora et molliora ac superincumbentis ob cere-<text:line-break/>bri desectum exarescant, cum ad ipsa usque non perti-<text:line-break/>neat, neque ea attingere possit; subsidet enim in suamque<text:line-break/>ipsius basin depressum caditi Consequenter igitur istis<text:line-break/>ossibus resiccatis et ipsis praetenta cutis inarescit, atque<text:line-break/>ipsi sensui valde .sicca in calvis apparet, ut rationali de-<text:line-break/>monstratione </text:span><text:span text:style-name="T14">ηόη </text:span><text:span text:style-name="T37">egeat. Quando igitur valde cerebrum<text:line-break/>evanuit, ut quibusdam in extrema senecta contingit, tunc<text:line-break/>et nervorum exortus inarescere necesse est. Quare ne-<text:line-break/>que perinde, ut prius, ut videre licet, neqne audire; ne-<text:line-break/>que aliud quidquam per sensus et voluntarios motus va-<text:line-break/>lenter perficere; scd omnia istarum actionum instrumenta,<text:line-break/>per quae illae fiebant prius, exsoluta, infirma atque debilia</text:span></text:p>
      <text:p text:style-name="P15"><text:span text:style-name="T37">redduntur, quod par est ipsum instrumentorum attritionem<text:line-break/>appellasse, per translationem a vestibus attritis'et vasis<text:line-break/>appellationem accipientem, et haec enim post diuturnos<text:line-break/>usus fe ipsis aridiora evasisse cernuntur, quoniam ipsa at-<text:line-break/>trita esse dicimus. Quidam sane haec scriptura conjugate<text:line-break/>intelligi nequaquam putantes et singula praedictorum se-<text:line-break/>paratim accipientes, hisce verbis Hippocratem confulere<text:line-break/>ajuht, ut ipsorum facultates per se consideremus. Ut sta-<text:line-break/>tim cutis raritas, prima enim haec scripta est, cognoscere<text:line-break/>quod valeat, convenire ajunt, ut ipsam, cum ufus postu-<text:line-break/>lat, faciamus, cumque opus non fuerit, amoveamus.<text:line-break/>Scriptum est quidem, inquiunt et in libro de alimento,<text:line-break/>raritas corporis ad diffiationem; quibus plus adimitur,<text:line-break/>salubriores; quibus vero minus, morbosiores. Sed his<text:line-break/>repugnat, quod inter haec scriptum est, ventris densitas,<text:line-break/>cutis colligatio,; si quidem erat rerum medico scitu utilium<text:line-break/>enumeratio. Quin etiam et quod post haec ita scriptum</text:span></text:p>
      <text:p text:style-name="P15"><text:span text:style-name="T37">est; ventris </text:span><text:span text:style-name="T51">torpor, omnium confusio,</text:span><text:span text:style-name="T37"> ipsum omnia ea<text:line-break/>scribere indicat, quae in unum natura coire apta sunt et<text:line-break/>non simpliciter qui sint iu corpore affectus orientes, quos<text:line-break/>cognoscere opus sit. Istud enim, omnium </text:span><text:span text:style-name="T51">confusta,</text:span><text:span text:style-name="T37"> non<text:line-break/>est affectus ullius, sed malorum ex affectu pravo nascen-<text:line-break/>tium indicatorium.</text:span></text:p>
      <text:h text:style-name="P5" text:outline-level="2">II.</text:h>
      <text:p text:style-name="P11"><text:span text:style-name="T51">Detractio cursibus, luctationibus, quiete, multis ambula-<text:line-break/>tionibus velocibus, quibus elixa maza, plerumque panis<text:line-break/>paucus.</text:span></text:p>
      <text:p text:style-name="P13"><text:span text:style-name="T37">Evacuationis nomen de solis liquidis dicitur: </text:span><text:span text:style-name="T51">detra-<text:line-break/>ctionis</text:span><text:span text:style-name="T37"> de solidis quidem magis, interdum vero et de<text:line-break/>liquidis, nempe modo dicta liquidorum solidorumque mi-<text:line-break/>nutionis communis sunt, cum sine purgatione aut sangui-<text:line-break/>nis evacuatione, ipsam facere in sanis scilicet voluerimus.</text:span></text:p>
      <text:p text:style-name="P15"><text:span text:style-name="T37">Aegrotum </text:span><text:span text:style-name="T37">enim </text:span><text:span text:style-name="T37">nullus </text:span><text:span text:style-name="T37">cursibus et luctationibus </text:span><text:span text:style-name="T37">curaverit,<text:line-break/>nam his aliisque </text:span><text:span text:style-name="T37">similibus exercitationum genus </text:span><text:span text:style-name="T37">commune<text:line-break/>est, </text:span><text:span text:style-name="T37">discorum telorumque jactus comprehendens, </text:span><text:span text:style-name="T37">item sal-<text:line-break/>tus, halteras, </text:span><text:span text:style-name="T37">armatorum certamina et </text:span><text:span text:style-name="T37">omnia vitae munia,<text:line-break/></text:span><text:span text:style-name="T37">praesertim quaecunque in agricultura exercent arantes,<text:line-break/>metentes ac fodientes. Omnes igitur exercitationes et,<text:line-break/></text:span><text:span text:style-name="T37">carnium et </text:span><text:span text:style-name="T37">adipis et succorum </text:span><text:span text:style-name="T37">abundantiam minuunt.<text:line-break/>Unum </text:span><text:span text:style-name="T37">autem corpus omnibus istis </text:span><text:span text:style-name="T37">uti </text:span><text:span text:style-name="T37">non </text:span><text:span text:style-name="T37">potest, sed<text:line-break/>secundum habitus et </text:span><text:span text:style-name="T37">aetates et </text:span><text:span text:style-name="T37">vires </text:span><text:span text:style-name="T37">et </text:span><text:span text:style-name="T37">consuetudinem<text:line-break/>singulis </text:span><text:span text:style-name="T37">idoneam exercitationem </text:span><text:span text:style-name="T37">invenire convenit, ut in<text:line-break/>libris de' </text:span><text:span text:style-name="T37">tuenda sanitate didicistis. Nunc </text:span><text:span text:style-name="T37">enim </text:span><text:span text:style-name="T37">ex </text:span><text:span text:style-name="T37">Hip-<text:line-break/>pocratis voluminum </text:span><text:span text:style-name="T37">explanatione </text:span><text:span text:style-name="T37">medicinae praecepta non<text:line-break/>discitis, cum haec prius ordinarim in propriis libris di- ,<text:line-break/>diceritis, in </text:span><text:span text:style-name="T37">quibus omnibus et ipsius placita cum </text:span><text:span text:style-name="T37">demon-<text:line-break/>stratione cognovistis et </text:span><text:span text:style-name="T37">placitis </text:span><text:span text:style-name="T37">consentanea particulatim<text:line-break/>omnia habuistis. Caeterum vos dictorum ab ipso seriem</text:span></text:p>
      <text:p text:style-name="P15"><text:span text:style-name="T37">assequi studentes, </text:span><text:span text:style-name="T37">haec </text:span><text:span text:style-name="T37">me vobis </text:span><text:span text:style-name="T37">commentaria </text:span><text:span text:style-name="T37">conficere,<text:line-break/>etsi </text:span><text:span text:style-name="T37">id facere </text:span><text:span text:style-name="T37">non statuissem, rogatum voluistis</text:span><text:span text:style-name="T37">; </text:span><text:span text:style-name="T37">obscurae<text:line-break/>namque dictlones scientificarn explanationem non admit-<text:line-break/>tunt. Nunc itaque statim hac voce deinceps scripta,<text:line-break/>quiete, aperte cognoscere non licet quid per ipsam Hip-<text:line-break/>pocrates significare voluerit, </text:span><text:span text:style-name="T37">sed </text:span><text:span text:style-name="T37">quemadmodum in aliis<text:line-break/>obscuris locutionibus, ita </text:span><text:span text:style-name="T37">et </text:span><text:span text:style-name="T37">in ista per conjecturas agere<text:line-break/>opus est, ut. hoc isti, illud aliis verisimilius videatur,<text:line-break/>quemadmodum et risum est, et alius aliter quietem inter-<text:line-break/>pretatur. Potest enim et de cessationibus, quae exerci-<text:line-break/>tationibus interponuntur, dicta esse, sicut in aphorifmis<text:line-break/>dixit: cum inceperit lassescere, quietem agere, statim<text:line-break/>lassitudinem tollit. Potest etiam et de cessationibus per<text:line-break/>integros interjectos dies futuris intestini. Potest autem et<text:line-break/>integram quietem aliquibus corporis consulere. Nam si<text:line-break/>ipfe ita dixit, motus roborat, ocium tabefacit; posset sane<text:line-break/>et ociosa vita corpus attenuare: ita enim quibusdam ab<text:line-break/>exercitationibus ad ocium traductis evenire conspeximus.</text:span></text:p>
      <text:p text:style-name="P15"><text:span text:style-name="T37">Sed certas distinctiones statuere opus </text:span><text:span text:style-name="T37">est</text:span><text:span text:style-name="T37">, </text:span><text:span text:style-name="T37">ut </text:span><text:span text:style-name="T37">sciamus qui-<text:line-break/>nam sint qui istis extenuandi causa indigeant; neque<text:line-break/>enim ob abundantiam humorum evacuatione opus est:<text:line-break/>numquam enim id praestare ocium potest. Jure itaque<text:line-break/>nonnulli de carnium detractione sermonem ipsi nunc esse<text:line-break/>ajunt, non de humorum inanitione, ut in plenitudine et<text:line-break/>aquosis habitibus fit. Potest quidem de ambabus ipfo fer-<text:line-break/>monern faciente omnium auxiliorum enumeratio esse et<text:line-break/>quae utrique detractioni communia sunt et quae alteri<text:line-break/>ipsarum propria. Potest autem et post exercitationes quie-<text:line-break/>tem scripsisse, de singulorum dierum exercitationibus quiete-<text:line-break/>que ipsis succedente sermonem faciens, ne exercitati ci-<text:line-break/>baria, ut moris est, illico assumant, in corpore adhuc<text:line-break/>ab exercitatione calorem servantes, sed postquam exacte<text:line-break/>refrigerati sunt: nam et hoc in libris salutis et ab aliis,<text:line-break/>ab Erasistrato recte dictum didicistis. Quare et ex hoc<text:line-break/>constat multum conjecturae in dictorum oh brevitatem<text:line-break/>obscurorum interpretationibus inesse i praeterea cum verba.</text:span></text:p>
      <text:p text:style-name="P15"><text:span text:style-name="T37">ut lubet, fcribere liceat, longe fane obscurior veteris sen-<text:line-break/>tentia redditur. Nunc quidem in proposito fermone ali-<text:line-break/>qui scribunt, </text:span><text:span text:style-name="T51">quiete multa,</text:span><text:span text:style-name="T37"> neque vetustis codicibus ne-<text:line-break/>que illis, - qui primum volumen hoc interpretati sunt,<text:line-break/>hujusmodi lectionem agnoscentibus. Si quis vero hanc<text:line-break/>nos explanare cogat, quietem post exercitationes multam<text:line-break/>interponi debere ipsum praecipere dicemus. Verum haec<text:line-break/>omittenda est: et ab omnibus concessam scripturam de-<text:line-break/>clarantes </text:span><text:span text:style-name="T37">,-</text:span><text:span text:style-name="T37">ut ambulationibus multis ac celeribus quis uta-<text:line-break/>tur, ipsum consulere affirmabimus: tardae enim, quem-<text:line-break/>admodum et tardae exercitationes, corpora pinguiora effi-<text:line-break/>ciunt. Atqui demiror cur de illis loquens omisit hanc<text:line-break/>particulam, velocibus, siquidem veloces cursus exercita-<text:line-break/>tionesque similes et carnium molem detrahunt et succorum<text:line-break/>exsuperantiam inaniunt fereque ab omnibus et hoc exer-<text:line-break/>citatoribus et medicis conceditur. Hippocrates igitur<text:line-break/>deinceps detractione egentibus aptam alimoniam descripsit,<text:line-break/>ab uno exemplo, ut solitus est, ejus, quod communiter</text:span></text:p>
      <text:p text:style-name="P15"><text:span text:style-name="T37">omnibus convenit, sibi ipsi commentarium faciens. Istis<text:line-break/>autem in universum alimenta multum nutrientia non danda<text:line-break/>sunt, qualis est suilla caro, sed parum nutrientia, qualis<text:line-break/>est ovilla caro, quae sane pecudis est et placenta sane,<text:line-break/>quae Graece maza dicitur, inter modice alentia reponitur,<text:line-break/>quocirca ipsius quidem plurimum, panis vero exiguum<text:line-break/>accipi jubet.</text:span></text:p>
      <text:h text:style-name="P5" text:outline-level="2">III.</text:h>
      <text:p text:style-name="P11"><text:span text:style-name="T51">Detractionis stgnum, eandem horam diei fervare: repente<text:line-break/>enim trahitur.</text:span></text:p>
      <text:p text:style-name="P13"><text:span text:style-name="T37">Praesentia verba cum ante scriptis, ubi, detractio ut<text:line-break/>facienda esset, edocebat, conjungi clarum est. Ut igitur<text:line-break/>cognofcamus num ejus modum recte conjectura assecuti<text:line-break/>suimus, hujusce rei signum nunc tradit. Sed iste sermo<text:line-break/>propter eam, quam saepe jam diximus causam, nobis ob-<text:line-break/>fcurus redditus est, quod videlicet non emitteretur, hunc</text:span></text:p>
      <text:p text:style-name="P15"><text:span text:style-name="T37">librum scripsit, </text:span><text:span text:style-name="T37">sed </text:span><text:span text:style-name="T37">ut formulam quandam et apparatum<text:line-break/>sibi ipsi moliretur: ad </text:span><text:span text:style-name="T37">eruditionem </text:span><text:span text:style-name="T37">enim scribens utique<text:line-break/>omnino declarasset quam </text:span><text:span text:style-name="T37">diei horam </text:span><text:span text:style-name="T37">eam dicat, in qua<text:line-break/>detractionis signum observare oporteat. Cum igitur ipse<text:line-break/>non scripserit, quid aliud quisquam probabilius intelligere<text:line-break/>possit quam quod eadem </text:span><text:span text:style-name="T37">diei </text:span><text:span text:style-name="T37">hora eum ducentes ad<text:line-break/>exercendum,, qui detractionis indigeat, observemus, ut<text:line-break/>jussit; numquid derepente subtrahatur, hoc est moles<text:line-break/>quidem corporis concidat, cadat autem et debilitetur fa-<text:line-break/>cultas: nam haud dubie haec vox </text:span><text:span text:style-name="T51">iipveo&amp;at</text:span><text:span text:style-name="T37"> trahi signifi-<text:line-break/>cat. Potest autem et ab- illo ad haec transferri; propter<text:line-break/>rerum naturam, de quibus verba fiunt; quibus, ut sae-<text:line-break/>pius dixi, in obscuris narrationibus, quae prius ipsi no-<text:line-break/>vimus, adaptamus. At quidam loco hujus vocis </text:span><text:span text:style-name="T14">εἰρύε-<text:line-break/>ται, </text:span><text:span text:style-name="T37">hoc est trahitur, hanc scribunt </text:span><text:span text:style-name="T51">sucbierat,</text:span><text:span text:style-name="T37"> hoc est<text:line-break/>cadit, rei declarationem </text:span><text:span text:style-name="T37">ex </text:span><text:span text:style-name="T37">hac voce magis lucidam fore<text:line-break/>sperantes, sed antiqua scriptura hanc vocem </text:span><text:span text:style-name="T14">εἰρύεται,<text:line-break/></text:span><text:span text:style-name="T37">hoc est trahitur, </text:span><text:span text:style-name="T37">habet.</text:span></text:p>
      <text:h text:style-name="P6" text:outline-level="2">IV.</text:h>
      <text:p text:style-name="P16"><text:span text:style-name="T51">Remittito labores aut destuet.</text:span></text:p>
      <text:p text:style-name="P13"><text:span text:style-name="T37">Et hoc loco nonnulli scribunt, subtrahito ex labori-<text:line-break/>bus aut destuet. Orationis autem vis haec est: omnis<text:line-break/>evacuatio, nisi paulatim </text:span><text:span text:style-name="T51">flat,</text:span><text:span text:style-name="T37"> vires prosternit et corporis<text:line-break/>habitum subito valde digerit. Propterea igitur quidam<text:line-break/>scripierunt, submittito labores aut defluet, copiosam re-<text:line-break/>pente evacuationem per hoc verbum, </text:span><text:span text:style-name="T51">destuet,</text:span><text:span text:style-name="T37"> significare<text:line-break/>volentes. Alii vero fcrihunt </text:span><text:span text:style-name="T14">ῇ εἰρύεται, </text:span><text:span text:style-name="T37">id est quatenus<text:line-break/>consumitur, litteram </text:span><text:span text:style-name="T14">ῇ </text:span><text:span text:style-name="T37">addentes et circumflectentes, atque<text:line-break/>item jota subscribentes, ut significetur', ita ex laboribus<text:line-break/>subtrahere, ut homo consumatur. Hoc verbum autem<text:line-break/></text:span><text:span text:style-name="T14">εἰρύεσθαι </text:span><text:span text:style-name="T37">de corporis consumtione viriumque casu ab ipso<text:line-break/>dictum fuisse ajunt: ut ejusmodi oratio sit. Minuas<text:line-break/>labores quum vires prosternuntur et corpus digeritur.</text:span></text:p>
      <text:p text:style-name="P17"><text:span text:style-name="T37">Quin etiam </text:span><text:span text:style-name="T37">et </text:span><text:span text:style-name="T37">qui </text:span><text:span text:style-name="T14">ἐρείψεται, </text:span><text:span text:style-name="T37">hoc est </text:span><text:span text:style-name="T37">labetur, </text:span><text:span text:style-name="T37">scribunt,<text:line-break/>ad virium casum orationem </text:span><text:span text:style-name="T37">referunt. </text:span><text:span text:style-name="T58">;</text:span><text:span text:style-name="T37"> f<text:tab/></text:span><text:span text:style-name="T37">•<text:tab/></text:span><text:span text:style-name="T37">'•</text:span></text:p>
      <text:h text:style-name="P5" text:outline-level="2">V.</text:h>
      <text:p text:style-name="P18"><text:span text:style-name="T51">Similiter enim totum</text:span><text:span text:style-name="T37"> concidit.</text:span></text:p>
      <text:p text:style-name="P13"><text:span text:style-name="T37">Hanc partem post superiorem iu antiquis exemplari-<text:line-break/>bus omnibus inveni, quam ita fe habere veteres etiam<text:line-break/>explanatores asserunt, nec non et ex'recentioribus Sabini<text:line-break/>sectatores, nullam tamen </text:span><text:span text:style-name="T37">ejus </text:span><text:span text:style-name="T37">interpretationem attulerunt.<text:line-break/>Totam enim antepositam dictionem quum adscripsissent,<text:line-break/>deinde singula ejus </text:span><text:span text:style-name="T37">verba </text:span><text:span text:style-name="T37">interpretati, hujusce partis ex-<text:line-break/>planationem non dixerunt, quemadmodum neque Zeuxis<text:line-break/>ex antiquis interpretibus unus et ipse. Quidam sane ajunt<text:line-break/>ab Hippocrate dictum </text:span><text:span text:style-name="T51">fuisse:</text:span><text:span text:style-name="T37">, similiter enim totum conci-<text:line-break/>dit, tale quid innuere volente. Ut repletio nocet ideo-<text:line-break/>que ipsam detrahere oportet, sic et praeter modum eva-<text:line-break/>cuatio aeque </text:span><text:span text:style-name="T37">ac </text:span><text:span text:style-name="T37">repletio noxia est; oh ipsam enim cor-</text:span></text:p>
      <text:p text:style-name="P15"><text:span text:style-name="T37">pus detrimentose tabescit, sicut ex plenitudine mole nimia<text:line-break/>turget. Sed quidam hanc interpretationem ut incredibi-<text:line-break/>lem vituperantes, aut nullo pacto hanc partem scripserunt<text:line-break/>aut in haec verba transmutarunt: subito enim valde fluet,<text:line-break/>Hippocratem nobis praecipere volentes ut diligenter cor-<text:line-break/>poris detractionem observemus. Repente enim ipsis magna<text:line-break/>digestio ac defluxio in exercitationibus accidit, quum<text:line-break/>deinceps pluribus diebus aliquis ipfos valde exercuerit<text:line-break/>tenuiterque cibos exhibuerit.</text:span></text:p>
      <text:h text:style-name="P5" text:outline-level="2">VI.</text:h>
      <text:p text:style-name="P16"><text:span text:style-name="T51">Cum vero jam contabuerint, praebere suillas astas oportet.</text:span></text:p>
      <text:p text:style-name="P13"><text:span text:style-name="T37">Per antedicta immodicam detractionem cavere nos<text:line-break/>jubet. Sed quoniam interdum invitum in eam incidere<text:line-break/>contingit, vult et ad ea medicinn paratum esse debere,<text:line-break/>si quando repente magna detractio facta fit, tuncque suillas</text:span></text:p>
      <text:p text:style-name="P15"><text:span text:style-name="T37">carnes tostas exhibere consuluit.: suillas quidem carnes,<text:line-break/>quod multum nutriant, tostas vero, quod solidam et in<text:line-break/>exiguam molem adstrictam, non hnmidam laxamque car-<text:line-break/>nem creent. At quidam loco hujus verbi </text:span><text:span text:style-name="T51">praebere,</text:span><text:span text:style-name="T37"> of-<text:line-break/>ferre suillas assas, scribunt, eandem quidem sententiam<text:line-break/>servantes, sed ut magis proprio verbo</text:span><text:span text:style-name="T51">, offerre,</text:span><text:span text:style-name="T37"> loco istius,<text:line-break/></text:span><text:span text:style-name="T51">praebere,</text:span><text:span text:style-name="T37"> utentes.</text:span></text:p>
      <text:h text:style-name="P5" text:outline-level="2">VII.</text:h>
      <text:p text:style-name="P16"><text:span text:style-name="T51">Cum replentur autem,</text:span><text:span text:style-name="T37"> signum </text:span><text:span text:style-name="T51">rursus, storidum corpus est.</text:span></text:p>
      <text:p text:style-name="P13"><text:span text:style-name="T37">Et id ipsum brevibus descripsit omnis refectionis<text:line-break/>commune signum. Eloridum enim corpus evadit et in<text:line-break/>exercitationibus et illis alloqui, qui ex bono fauguine<text:line-break/>instaurantur.</text:span></text:p>
      <text:h text:style-name="P6" text:outline-level="2">VllI.</text:h>
      <text:p text:style-name="P11"><text:span text:style-name="T51">sin exercitationibus signum, sudor siillatim, ut ex aquae-<text:line-break/>ductibus erit aut deprefsto ex elatione.</text:span></text:p>
      <text:p text:style-name="P13"><text:span text:style-name="T37">Et hoc loco sermoni deest casus aut detractionis aut<text:line-break/>id genus aliquid. Quocirca ipsum nonnulli addentes tan-<text:line-break/>quam principio, ita scriptum non dubitarunt interpretari,<text:line-break/>talem orationem reddentes: in exercitationibus, collapsionis<text:line-break/>signum sudor, ut ex aquaeductibus effluens; deinceps au-<text:line-break/>tem signum aliud est, depressionem magnam subito ex<text:line-break/>elatione: oportet enim et hic subintelligere subitaneam<text:line-break/>ac magnam, licet modo scriptum non sit, ipso superius<text:line-break/>dicente, repente namque trahitur. Haec autem corpore<text:line-break/>immodice digesto evenire palam esu</text:span></text:p>
      <text:h text:style-name="P5" text:outline-level="2">IX.</text:h>
      <text:p text:style-name="P16"><text:span text:style-name="T51">JUulier, quam primo in Cranone curavi, lien magnus na-</text:span></text:p>
      <text:p text:style-name="P20"><text:span text:style-name="T51">tura, febris ardens, valde rubra, spiritus decimo die,<text:line-break/>sudor multus superius, verum etiam inferius decimo<text:line-break/>quarto die.<text:line-break/><text:tab/><text:tab/></text:span></text:p>
      <text:p text:style-name="P13"><text:span text:style-name="T37">Nihil notatu dignum in his verbis discere nobis li-<text:line-break/>cet. Admiratus autem essem, si et ipse Hippocrates,<text:line-break/>omissa urinae mentione ita scripsisset: </text:span><text:span text:style-name="T69">r</text:span><text:span text:style-name="T37"> quoniam si adje-<text:line-break/>cisset, aliquid plus ad reminiscentiam lucratus fuisset ac<text:line-break/>nobis etiam eadem ratione profuisset. Et hoc quoque<text:line-break/>dictionis hujus initio scriptum obscurum est, quam primo<text:line-break/>curavit nam quaestione dignum est, utrum sua ipsius<text:line-break/>causa, ut nominum et locorum, in quibus aegroti jace-<text:line-break/>bant, meminisse consuevit, ita et nunc adscripscrit, quam<text:line-break/>primo curavi, quo nominis mulieris memor esset: an<text:line-break/>nunc ex recidiva hominem aegrotasse significet Ita vero<text:line-break/>qui decimo die accidisse scriptus est, obscuritatem parit,<text:line-break/>num quamlibet simpliciter spirationis difficultatem, an so-</text:span></text:p>
      <text:p text:style-name="P15"><text:span text:style-name="T37">lum incitatam et valde crebram aegre spirandi speciem<text:line-break/>significet. Sed quidam et in ventre multum spiritum col-<text:line-break/>lectum esse per haec verba significari putant., Haec qui-<text:line-break/>dem, quantum ad verba pertinet, obscura sunt. Alia vero<text:line-break/>quantum ad solam sententiam, non minus difficultatis con-<text:line-break/>tinent. Utrum enim ex solo male affecto liene mulieri<text:line-break/>acciderit , et ardente febre et spirationis angustia seu ven-<text:line-break/>tris inflatione laborare et colore perrubro esse; an et alius<text:line-break/>quispiam febrilis affectus ipsam vexaverit, ob quem in<text:line-break/>haec mala inciderit, lucertum. esu Sed. permagni, ut<text:line-break/>dixi,- interest, nos lotia, qualia usque ad judicationem fue-<text:line-break/>rlusp et cur decimo die sudores apparuerint ignorare.<text:line-break/>Ipse, namque quibus diebus accessiones vehementiores sint,<text:line-break/>adscribere solitus est, ut, ipfum fciamus, ex multa in sin-<text:line-break/>gulis. experientia peritiam acquisivisse, ex qua in univer-<text:line-break/>sum sententiam hanc de omnibus morbis protulit, quo-<text:line-break/>rum accessiones imparibus diebus fiunt, eorum et judica-<text:line-break/>tiones imparibus diebus absolvi. Quod omnium vero in</text:span></text:p>
      <text:p text:style-name="P15"><text:span text:style-name="T37">proposita parte absurdissimum est, id utique dicam, mor-<text:line-break/>tuane an sanata sit mulier, praetermissum esse. Idcirco<text:line-break/>et. eam vocem, </text:span><text:span text:style-name="T51">minus,</text:span><text:span text:style-name="T37"> </text:span><text:span text:style-name="T37">quae </text:span><text:span text:style-name="T37">inter hunc </text:span><text:span text:style-name="T51">et</text:span><text:span text:style-name="T37"> sequentem fers,<text:line-break/>monem scripta est, quidam sane huic adjiciunt, alii se-<text:line-break/>quenti praeponunt. Prosecto si scriptum fuisset, decimo<text:line-break/>quarto die mulieri bonam judicationem factam esse, rationi<text:line-break/>consentaneum utique foret,, huic orationi eam vocem,<text:line-break/>minus, non. adjicere. Cum dixisset enim decimo die su-<text:line-break/>dores mulieri emanasse majori ex parte, superius ac postea<text:line-break/>deinceps subjecerit, verum et inferius decimo quarto,<text:line-break/>quomodo profecto, si omnino liberata est mulrer, hanc<text:line-break/>particulam, </text:span><text:span text:style-name="T51">minus,</text:span><text:span text:style-name="T37"> adscrihere potuit? Igitur verisimile ma-<text:line-break/>gis est bona judicatione facta per omne corpus effusos<text:line-break/>esse Iudores. Rursum si quis mortua muliere pernicio-,<text:line-break/>sos fuisse sudores crediderit, jure praepositi- fermonis.<text:line-break/>calci hanc voculam, </text:span><text:span text:style-name="T51">minus,</text:span><text:span text:style-name="T37"> </text:span><text:span text:style-name="T37">adjecerit, ut oratio talis fit:<text:line-break/>Sudavit quidem, et decimo die superius magis, verum<text:line-break/>etiam inferius; sudavit autem et decimo quarto,, inferius</text:span></text:p>
      <text:p text:style-name="P15"><text:span text:style-name="T37">minus. Ad sequentem igitur dictionem jam descendamus:<text:line-break/>in ipsa enim fortasse aliquid clarius inveniemus, unde<text:line-break/>quo loco eam particulam, </text:span><text:span text:style-name="T51">minus,</text:span><text:span text:style-name="T37"> ponere debeamus, an<text:line-break/>in propositae nunc calce, an in sequentis initio, perci-<text:line-break/>pere valeamus.</text:span></text:p>
      <text:h text:style-name="P5" text:outline-level="2">X.</text:h>
      <text:p text:style-name="P11"><text:span text:style-name="T51">Minus iis</text:span><text:span text:style-name="T37">, qui ex </text:span><text:span text:style-name="T51">capite gravedine</text:span><text:span text:style-name="T37">' laborant et </text:span><text:span text:style-name="T51">raucitate,<text:line-break/>cum febre correpti sunt, ut puto, recidivae stunt,</text:span></text:p>
      <text:p text:style-name="P13"><text:span text:style-name="T37">Suhintelligere oportet, finita febre, qui enim aliter<text:line-break/>ipsis recidivas minus accidere putabimus, nisi prius febris,<text:line-break/>desierit? Quod si hanc vocem minus, ah his verbis ab-<text:line-break/>straxerimus, ut quibusdam eam superiori orationi subjun-<text:line-break/>gentibus visum est, huic contraria verborum sententia<text:line-break/>erit, ri videlicet, qui ex capitis gravedine laborant et<text:line-break/>raucitate, cum febre correpti fiunt, recidivas fieri nobis<text:line-break/>intelligentibus. Igitur quod in omnibus facimus, non</text:span></text:p>
      <text:p text:style-name="P15"><text:span text:style-name="T37">orationis verisimilitudine, </text:span><text:span text:style-name="T37">sed </text:span><text:span text:style-name="T37">iis quae evidenter in </text:span><text:span text:style-name="T51">ae-<text:line-break/>grotis</text:span><text:span text:style-name="T37"> cernuntur quaesita </text:span><text:span text:style-name="T37">dijudicantes, </text:span><text:span text:style-name="T37">sic nunc faciemus:<text:line-break/>hanc particulam , minus, verbis istis recte fuisse praeposi-<text:line-break/>tam inveniemus. Febris namque post gravedines et rau-<text:line-break/>citates veniens, ipsas firmius et certius concoquit; ut<text:line-break/>non iterum facile revertantur, etiamsi aliquid erroris<text:line-break/>commissum sit, aliis sine febre ob aliquam ejusmodi cau-<text:line-break/>sam affectis post commissos errores in morbum recidenti-<text:line-break/>bus. Sed cui in sermone hoc additum est, iis qui ex'<text:line-break/>capite gravedine laborant? neque enim ab alio membro<text:line-break/>gravedines oriuntur? An sermo iste ita dictus esse potest,<text:line-break/>ut in his verbis etiam dictum fuit, vertebrae autem,<text:line-break/>quae in dorso? Potest quoque has particulas, </text:span><text:span text:style-name="T51">ex capite,<text:line-break/></text:span><text:span text:style-name="T37">addidisse, quoniam de raucitate laborantium in ipsis, ver-<text:line-break/>bis meminerat: nam et alia ratione raucitates fiunt. Potest<text:line-break/>quoque ex capite adjectum esse, ipso sibi ipsi reminiscen-<text:line-break/>tiae causa breviter scribente,' quo a gravedinibus, quae<text:line-break/>ab externa aliqua exigua causa proveniunt, ipsas distin-</text:span></text:p>
      <text:p text:style-name="P15"><text:span text:style-name="T37">gueret, ut indicaret </text:span><text:span text:style-name="T37">de </text:span><text:span text:style-name="T37">illis a </text:span><text:span text:style-name="T37">se </text:span><text:span text:style-name="T37">sermonem fieri, qui ob<text:line-break/>naturalem capitis imbecillitatem eo vitio facile caperen-<text:line-break/>tur : hos enim quispiam jure ex capite gravedinosus ap-<text:line-break/>pellat, non a frigore aut aestu aut aliqua simpliciter </text:span><text:span text:style-name="T51">ex-<text:line-break/>terna</text:span><text:span text:style-name="T37"> causa, lllud autem verbum</text:span><text:span text:style-name="T51">puto,</text:span><text:span text:style-name="T37"> in quibusdam<text:line-break/>codicibus additum est, significans ipsum de quibus rebus<text:line-break/>loquebatur ambigere, • sed consentaneum est et sine illo<text:line-break/>verbo, </text:span><text:span text:style-name="T51">puto,</text:span><text:span text:style-name="T37"> scribi posse, </text:span><text:span text:style-name="T37">cum </text:span><text:span text:style-name="T37">vernm sit id quod dici-<text:line-break/>tur. In sequentibus autem verbis quae recte dixerat<text:line-break/>ratione corroborat. Ad ipsa igitur jam tranfeamus.</text:span></text:p>
      <text:h text:style-name="P5" text:outline-level="2">XI.</text:h>
      <text:p text:style-name="P11"><text:span text:style-name="T51">Quicquld suppurat, non </text:span><text:span text:style-name="T51">recidit. </text:span><text:span text:style-name="T51">Jpsumet enim concoctio<text:line-break/>et judicatio</text:span><text:span text:style-name="T37"> simul </text:span><text:span text:style-name="T51">et </text:span><text:span text:style-name="T51">absuesum.</text:span></text:p>
      <text:p text:style-name="P13"><text:span text:style-name="T37">Haud obscura oratio </text:span><text:span text:style-name="T37">est </text:span><text:span text:style-name="T37">memoria tenentibus ea quae<text:line-break/>saepius jam de concoctione dixit. Nunc vero et eorum,<text:line-break/>ut dixi, superiorum verborum, causa meminit, ut integra</text:span></text:p>
      <text:p text:style-name="P15"><text:span text:style-name="T37">oratio </text:span><text:span text:style-name="T37">talis </text:span><text:span text:style-name="T37">sit: </text:span><text:span text:style-name="T37">et </text:span><text:span text:style-name="T37">gravedinosis et raucis ob destillationes<text:line-break/>ex capite, cum superaddita febre, frigida juxta atque<text:line-break/>hurnida fluxio concocta fuerit et. concocta fuerit expulsa,<text:line-break/>firmam morbi judicationem fuisse, neque hominem denuo<text:line-break/>aegrotaturum spera.</text:span></text:p>
      <text:h text:style-name="P5" text:outline-level="2">XII.</text:h>
      <text:p text:style-name="P11"><text:span text:style-name="T51">Aliquibus, cum venere utuntur, instatur venter, ut Dama-<text:line-break/></text:span><text:span text:style-name="T51">gorae. </text:span><text:span text:style-name="T51">Aliquibus vero </text:span><text:span text:style-name="T51">in eo </text:span><text:span text:style-name="T51">strepitus. Arcesilao tu-<text:line-break/></text:span><text:span text:style-name="T51">mebat.</text:span></text:p>
      <text:p text:style-name="P13"><text:span text:style-name="T37">Haec quoque verba </text:span><text:span text:style-name="T37">alius </text:span><text:span text:style-name="T37">aliter scribit. Et quidam<text:line-break/>ipsis haec addunt, cum incipiunt venere uti, instatur ven-<text:line-break/>ter. Voluntque isti incipientibus venerea, hoc est pri-<text:line-break/>mum aggredientibus opus illud, ea quae in sermone dein-<text:line-break/>ceps traduntur, accidere, tametsi lectionem hanc neque<text:line-break/>liber aliquis antiquus neque explanator agnofcit. Nihilo-</text:span></text:p>
      <text:p text:style-name="P15"><text:span text:style-name="T37">minus Sabini sectatores de coire incipientibus ipsi ser-<text:line-break/>monem esse ajunt, quamvis Hippocrates nomine proprio<text:line-break/>hominis unius Damagorae meminerit. Id autem facere<text:line-break/>consuevit, cum paucis res, quam narrat, acciderit. Atqui<text:line-break/>praeterquam quod de his quicquam Hippocrates scriberet,<text:line-break/>experientia oportuit quid appareret addiscere; neque<text:line-break/>enim primum venere uti incipientibus ventrem inflari aut<text:line-break/>strepitum lu ipso personare contingit, sed quibusdam<text:line-break/>potius raro, jam inclinante aetate et affectu flatuosc vo-<text:line-break/>cato, praecordiali et melancholico vexatis, cum venere<text:line-break/>utuntur, inflari magis ventrem contingit: iisdem quoque<text:line-break/>ipsis ut assidue coitum appetant evenit. Quod igitur<text:line-break/>plerumque jam antea diri, sive scripturas varias, quas in<text:line-break/>his verbis fecerunt, omittam, sive omnes recenseam, utrum-<text:line-break/>que multi reprehendent, ex suis ipsorum cupiditatibus,<text:line-break/>uon ex rerum natura modum in orationibus aestimantes.</text:span></text:p>
      <text:p text:style-name="P15"><text:span text:style-name="T37">Quin etiam si quaedam ex dictis et scriptis dixero, quae-<text:line-break/>dam praetermisero, sic etiam nonnulli qui accusent in-<text:line-break/>veniuntur, quod aliqua dixerim praetermittenda, prae-<text:line-break/>fertim cum nugatoria sint, aliqua dicenda subticuerirn,<text:line-break/>quae dictis deteriora non essent. In congressibus utique<text:line-break/>quotidianis quamcunque explanationem qui intersunt<text:line-break/>audire velint, ab eis ipsis percunctati eorum voluntati-<text:line-break/>bus nos aptare et assentiri respondentes conamur: at in<text:line-break/>libro id facere non licet; propterea mihi constitutum est<text:line-break/>in pluribus quidem Hippocratis sermonibus aut nequa-<text:line-break/>quam meminisse veterem fcripturam permutantium aut<text:line-break/>absurde prorsus interpretantium. In quibusdam vere,<text:line-break/>quae dicta sunt, non omnino </text:span><text:span text:style-name="T51">a</text:span><text:span text:style-name="T37"> veritate abhorrentia, eo-<text:line-break/>rum commentaria legentibus mentionem facere oportet:<text:line-break/>in singulis enim partibus eadem repetere pergrave esu<text:line-break/>Qsiod</text:span><text:span text:style-name="T51">igitur</text:span><text:span text:style-name="T37"> dicebant Sabini sectatores, quod primum ve-<text:line-break/>nerem expertis in propositis verbis dicta eveniant, ut<text:line-break/>verum credentes, ipsius causam afferre conantur. At alii</text:span></text:p>
      <text:p text:style-name="P14"><text:span text:style-name="T37">contra </text:span><text:span text:style-name="T37">quam, </text:span><text:span text:style-name="T37">hi verborum lectionem </text:span><text:span text:style-name="T37">hanc </text:span><text:span text:style-name="T37">faciunt: sunt<text:line-break/>quibus,, cum venere utuntur, inflatur venter. Sabini<text:line-break/>quidem sequaces non praeter </text:span><text:span text:style-name="T37">rationem </text:span><text:span text:style-name="T37">coire incipientibus,<text:line-break/>id accidere asserunt; primum quidem, quam </text:span><text:span text:style-name="T37">magna </text:span><text:span text:style-name="T37">inno-<text:line-break/>vatio ac permutatio in corpore sit; scribit enim </text:span><text:span text:style-name="T51">fle ipse:<text:line-break/></text:span><text:span text:style-name="T37">ob quam immutationem flatus, comitialis morbus, renum<text:line-break/>affectus, aliaque longa vitia procreantur: postea vero quo-<text:line-break/>niam et Democritus, inquit, homo ex homine in coiti-.<text:line-break/>bns proseminatur; quin etiam quoniam, inquiunt, mul-<text:line-break/>tum pruritum ac morsum ob seminis salsuginem atque&lt;<text:line-break/>acrimoniam patiuntur. Cumque foeminarum, ut ajunt; et<text:line-break/>marium communis ratio sit, in foeminis evidentem cau-<text:line-break/>sam esse dicunt; utero namque intestinum subjicitur, ve-<text:line-break/>‘ sica superjacet; par est itaque ipsum distentum et in ve-<text:line-break/>nerem concitatum utrlusque excretionem retinere; flatu,<text:line-break/>igitur incluso assidue inflari atque lotio - retento abdomen.<text:line-break/>intumescere. Haec sane a Sabini sequacibus haud verisi-<text:line-break/>miles caulas eorum quae non</text:span><text:span text:style-name="T58">-</text:span><text:span text:style-name="T37"> fiunt assignantibus refe-&gt;</text:span></text:p>
      <text:p text:style-name="P15"><text:span text:style-name="T37">runtur</text:span><text:span text:style-name="T14">: </text:span><text:span text:style-name="T37">neque enim haec adulescentulis eoire incipientibus,<text:line-break/>sed atra bile vexatis et flatuosis nominatis eveniunt: qui<text:line-break/>quidem et post declinantem aetatem hujusmodi vitiis affi-<text:line-break/>ciuntur, prorsus enim flatu repleri ab ingeniti caloris<text:line-break/>debilitate provenit; eo namque recte valente horum ni-<text:line-break/>hil exoritur. Nam Aristoteles in libro suo de quaesitis<text:line-break/>et causiam quaerit ob quam melancholicis libidinosis esse<text:line-break/>contingat; dicitque in ipforurn praecordiis haud paucum<text:line-break/>spiritum flatuosum excitari, atque ideo ejusmodi </text:span><text:span text:style-name="T37">vitia<text:line-break/></text:span><text:span text:style-name="T37">spirituosa praecordialiaque nominari. Diocles etiam, </text:span><text:span text:style-name="T37">PIi-<text:line-break/></text:span><text:span text:style-name="T37">stonicns aliique multi medici, sic ipsa vocari dicunt. </text:span><text:span text:style-name="T37">Ve-<text:line-break/></text:span><text:span text:style-name="T37">rum haud malum fuerit quaedam verba ab Aristotele scri-<text:line-break/>pta retulisse. Haec ita se habent: cur melancholici libi-<text:line-break/>dinosi sunt? an quod spiritu abundant? semen enim spi-<text:line-break/>ritus excretio est; cum iste igitur copiosus sit, necesse est<text:line-break/>ipsius purgandi saepius incessat cupiditas, levantur enim;<text:line-break/>propterea et Rusus pro hac voce, </text:span><text:span text:style-name="T51">strepitus,</text:span><text:span text:style-name="T37"> maluit</text:span></text:p>
      <text:p text:style-name="P15"><text:span text:style-name="T37">scribere, timor, ut Hippocrati </text:span><text:span text:style-name="T37">de </text:span><text:span text:style-name="T37">melancholicis sermo sit,<text:line-break/>quorum maxime proprius timor esu Aliud enim </text:span><text:span text:style-name="T37">alii </text:span><text:span text:style-name="T37">for-<text:line-break/>midolosum videtur, unum quoddam saltem ipsis singulis<text:line-break/>omnino, quando plane modice contristantur; si vero im--<text:line-break/>modice et duo et plura et permulta: quibusdam etiam<text:line-break/>ipsorum omnia. Erit itaque secundum Rufum lectio hujus-,<text:line-break/>modi, quibusdam, cum venere utuntur, inflatur venter,<text:line-break/>utDamagorae, unde his timor. Verum fecundum veteres<text:line-break/>interpretes ita fe habet, ut </text:span><text:span text:style-name="T37">ab </text:span><text:span text:style-name="T37">initio scriptum est; illo-<text:line-break/>rum enim fcripturam femper adjicio, etsi ab illis primis<text:line-break/>librariis corrupta fuisse videatur; satius est enim, ut jam<text:line-break/>saepius repetivi, lectionem, ut inventa est, enarrantes,<text:line-break/>ita deinde ipfos aliquid ulterius excogitantes addere, id-<text:line-break/>que ipsum nos facere admonere. Hactenus Sabini expla-<text:line-break/>natio tradita esu Capito autem ita scripsit: aliquibus<text:line-break/>nonnunquam, cum venere utuntur, inflatur venter, ut<text:line-break/>Damagorae, aliquibus vero in his strepitus. Diofcorides<text:line-break/>vero sic: Aliquibus quidem, cum venere utuntur, inflatur</text:span></text:p>
      <text:p text:style-name="P13"><text:span text:style-name="T37">/</text:span></text:p>
      <text:p text:style-name="P15"><text:span text:style-name="T37">venter, ut Damagorae, aliquibus in his strepitus: iste<text:line-break/>enim particulam, vero, abstulit. Quin et in nomine hoc,<text:line-break/></text:span><text:span text:style-name="T51">strepitus,</text:span><text:span text:style-name="T37"> explanando inter ipsus explanatores non conve-<text:line-break/>nit. Nonnulli quidem murmur significari dicunt, quidam<text:line-break/>ructum, alii flatus per sedem exhalantes; item alii quod-<text:line-break/>libet istornm simpliciter, qualiscunque in intestinis motus<text:line-break/>fit, qui ah auribus sentiatur; sunt enim et alii quidam<text:line-break/>praeter murmura in intestinis motus ac strepitus, nonnulli<text:line-break/>quidem sonis persimiles, aliqui vero sibilis aut alicui alii<text:line-break/>hujusmodi voci. Ad Arcesilao, inquit, non modo venter<text:line-break/>inflabatur, sed etiam. tumebat, hoc est oedema, id est<text:line-break/>tumorem habebat. Dixi autem alias saepius oedema ab<text:line-break/>ipso-vocari omnem praeter naturam tumorem, sive phleg-<text:line-break/>monis sive erysipelatis, sive scirrhi naturam sapiat, cum<text:line-break/>recentiores medici solum laxum tumorem oedema vocent.<text:line-break/>Caeterum qualemnam Arcesilao tumorem excitatum esse<text:line-break/>dicat, quaestio haud parva est Mihi sane oedema pro-<text:line-break/>prie a junioribus acceptum dixisse videtur; non tamen</text:span></text:p>
      <text:p text:style-name="P15"><text:span text:style-name="T37">incredibile est aut erysipelas aut phlegmonem aut scirrlium<text:line-break/>aut ejusmodi aliquid coitus tempore vel paulo post ex-<text:line-break/>ortum fuisse, rursumque haud ita multo post id resedisse;<text:line-break/>ab interpretibus autem tota haec speculatio silentio prae-<text:line-break/>terita est. Hujus quidem Arcesilai et alio hujus libri loco<text:line-break/>mentionem fecit Hippocrates, ubi ait: in accessibus qui-<text:line-break/>busdam strepunt, ut Arcesilaus. Manifestum est igitur<text:line-break/>hujusmodi hominibus ventrem flatu esse repletum, hunc-<text:line-break/>que prae contentione in coeundo' facta excerni contin-<text:line-break/>gere. At Dioscorides ita haec verba scripsit: Arcesilao<text:line-break/>autem male olebat flatuosum, pro eo quod est, malum<text:line-break/>odorem exhalabat flatuosum; ita enim scriptum esse </text:span><text:span text:style-name="T51">vo-<text:line-break/>luit.</text:span><text:span text:style-name="T37"> At reliqui omnes hanc vocem, </text:span><text:span text:style-name="T51">statuosum,</text:span><text:span text:style-name="T37"> sequentis<text:line-break/>partis initium esse voluerunt, ut deinceps scriptum esu</text:span></text:p>
      <text:h text:style-name="P5" text:outline-level="2">XIII.</text:h>
      <text:p text:style-name="P11"><text:span text:style-name="T51">Flatuosum in sturfurosts simul causu esa Etenim statuost<text:line-break/>sunt.</text:span></text:p>
      <text:p text:style-name="P14"><text:span text:style-name="T37">Quos </text:span><text:span text:style-name="T37">furfurosos </text:span><text:span text:style-name="T37">dicat inventu difficile </text:span><text:span text:style-name="T37">est, modo<text:line-break/>quis ne, velut Herodoti et Ctesiae 'tanquam historiam,<text:line-break/>veterum medicorum libros evolvat, fed quo ad artis opera<text:line-break/>magis proficiat. Multi autem interpretes id negligunt’ et<text:line-break/>maxime quicunque sophisticam doctrinae speciem aemulati,<text:line-break/>ad eam explanationem deveniunt, quae ad manum est,<text:line-break/>quamque verba ipsa prae fe ferunt; neque praeterea in<text:line-break/>aegrotantibus dictorum veritatis periculum faciunt. Igi-<text:line-break/>tur ita quoque nunc eos furfurosos dictos esse intelligen-<text:line-break/>tes, quibus assidue </text:span><text:span text:style-name="T51">ia</text:span><text:span text:style-name="T37"> capite furfures creantur, istius rei<text:line-break/>caufa referre conantur, dicentes, ab excrementis caput<text:line-break/>subeuntibus furfures provenire excrementaque in sublime<text:line-break/>.a calidi spiritu ferri, ob idque istos statuofos esse. At<text:line-break/>ipsorum improbus sermo est: primo quidem, quoniam evi-<text:line-break/>dentis rei testimonio curet: mille enim minime flatuosos<text:line-break/>novimus, quibus in capite perennis• furfurum proventus<text:line-break/>esu Secundo et si res ipsa testimonium ipsis favens prae-<text:line-break/>beret , omnibus calida excrementa contrahentibus cornmu-</text:span></text:p>
      <text:p text:style-name="P15"><text:span text:style-name="T37">nis haec ratio esset: et tertio ad haec, quod ipsius capitis<text:line-break/>plerumque, ob propriam ejus temperiem, symptoma est<text:line-break/>furfures creare, etsi humores naturaliter affecti sinti Jure<text:line-break/>igitur quidam veterem lectionem commutantes scripserunt,<text:line-break/>flatuosum causa simul est alatis; medicis autem consuetu-:<text:line-break/>dinern </text:span><text:span text:style-name="T37">esse, </text:span><text:span text:style-name="T37">eos alatos nominare, qui scapulas eminentes,<text:line-break/>avium alarum instar retrorsumque productas habent, vos<text:line-break/>non latet, lstis igitur inquiunt flatuosum simul esse cau-<text:line-break/>sam ut in affectum incidant, quemadmodum incidunt,<text:line-break/>hoc est ejectionem sanguinis, ipsos enim • flatuofos esse.<text:line-break/>Quod quidem ad frangendum aliquid in pulmone, adju-<text:line-break/>vans causa sit flatuosum, neminem praeterit; an vero et.<text:line-break/>angusti pectoris homines flatuofi sint, id experientia nobis<text:line-break/>curiose investigandum esu Mihi quidem fere omnes ejus-<text:line-break/>modi visi sunt et. forian ob vitalis caloris penuriam, quem<text:line-break/>ex- corde emanare didicistis. Igitur alati exiguum cor ha-<text:line-break/>bentes, fecundum quoque </text:span><text:span text:style-name="T51">hujus</text:span><text:span text:style-name="T37"> proportionem et calorem.</text:span></text:p>
      <text:p text:style-name="P15"><text:span text:style-name="T37">ab </text:span><text:span text:style-name="T37">ipso </text:span><text:span text:style-name="T37">in </text:span><text:span text:style-name="T37">omne corpus </text:span><text:span text:style-name="T37">emanantem imbecillum </text:span><text:span text:style-name="T37">habent;<text:line-break/>ob </text:span><text:span text:style-name="T37">hujus </text:span><text:span text:style-name="T37">namque in ipsa origine infirmitatem </text:span><text:span text:style-name="T37">cor, ut di-<text:line-break/>dicistis </text:span><text:span text:style-name="T37">, </text:span><text:span text:style-name="T37">exiguum </text:span><text:span text:style-name="T37">creatum esu </text:span><text:span text:style-name="T37">Quidam autem non alatis,<text:line-break/>sed febriculosis </text:span><text:span text:style-name="T37">scribunt, </text:span><text:span text:style-name="T37">locutionem hujusmodi facientes,<text:line-break/>flatuosum simul </text:span><text:span text:style-name="T37">causa est </text:span><text:span text:style-name="T37">febriculosis, etenim flatnosi sunt;<text:line-break/>verum neque ipsi </text:span><text:span text:style-name="T37">recte </text:span><text:span text:style-name="T37">sentiunt, omnes febriculosos fla-<text:line-break/>tuosos esse arbitrantes. Dioscorides sane, ut paulo ante<text:line-break/>dicebam, in calce praepositae sententiae hanc vocem, sia-<text:line-break/></text:span><text:span text:style-name="T51">tuosum,</text:span><text:span text:style-name="T37"> collocans, ita proposita verba scripsit; simul causa<text:line-break/>alati, ut tota ipsa continuata locutio, ita sc habeat: Ar-<text:line-break/>cesilao autem male olebat flatuosum; postea deinceps ab<text:line-break/>alio initio, simul causa alati, etenim funt flatnosi. Ab-<text:line-break/>unde igitur de flatuosis jam dictum esse, ne oratione in<text:line-break/>praesentia et semper multa scribere devitem, re autem<text:line-break/>vera nimiis verbosus esse deprehendar.</text:span></text:p>
      <text:h text:style-name="P6" text:outline-level="2">XIV.</text:h>
      <text:p text:style-name="P11"><text:span text:style-name="T51">Frigidum valde </text:span><text:span text:style-name="T51">venas frangit et tufstrn </text:span><text:span text:style-name="T51">citat, ut nix, gla-<text:line-break/>cies- et </text:span><text:span text:style-name="T51">contrahit</text:span><text:span text:style-name="T51">, </text:span><text:span text:style-name="T51">ut pherea et gongronae. </text:span><text:span text:style-name="T51">Simul causa<text:line-break/>duritiae.</text:span></text:p>
      <text:p text:style-name="P13"><text:span text:style-name="T37">Et in libro de liquidorum usu, ut in aphorifmis fu-<text:line-break/>sius disputatum est, qualis nam frigidi facultas sit, nunc<text:line-break/>quoque aliqua ipsius opera per qnandam veluti designa-<text:line-break/>tionem relata sunt, ad ejus communem vim explorandam<text:line-break/>utilia futura. Quantum enim in ipso est, omnia quae<text:line-break/>attingit frigidum, cogit, d.ensat, stringit, coarctat; quo-<text:line-break/>circa et sensum latentes corporum diffiatioues. et sensiles<text:line-break/>effluxus intercludit. Sic igitur et in aphorifmis scripsit;<text:line-break/>in istis vero frigido uti, quum sanguis erupturus est, non<text:line-break/>in ipsa, fed circa ipsa,</text:span><text:span text:style-name="T58">1</text:span><text:span text:style-name="T37"> unde effluit et quaecunque dein-<text:line-break/>ceps opera propriae frigidi facultatis, quando nullo inter-<text:line-break/>cedente medio agit, enumeravit; item quum dixit: frigida<text:line-break/>ut nix, glacies, pectori inimica, tussium excitatoria, san-</text:span></text:p>
      <text:p text:style-name="P15"><text:span text:style-name="T37">guinis profluvii provocatoria, destillationum' inductoria.<text:line-break/>Illud quidem, pectori inimica, secundum ipsius frigidi fa-<text:line-break/>cultatem dixit. Illud autem tussium excitatoria, sanguinis<text:line-break/>profluvii provocatoria, per interventum aliorum • Quo-<text:line-break/>niam enim in- fe ipfa compinguntur atque coarctantur<text:line-break/>vasculorum sanguinem continentium: corpora, propterea'<text:line-break/>nonnunquam ipsorum tunicas frangi -contingit, ut quod a<text:line-break/>contento in laxis receptaculis fit, id a non multo disten-<text:line-break/>tis inveniat. Ideo igitur iu propositis verbis non absolute<text:line-break/>frigidum venas frangere., sed valde frigidum • dixit. Ean-<text:line-break/>dem sententiam innuentia verba </text:span><text:span text:style-name="T51">pt</text:span><text:span text:style-name="T37"> in aphorismis scripsi<text:line-break/>inqurens : frigida ut nix, glacies, per. exempla, quaenam<text:line-break/>sint valde frigida, interpretatus. Item quum in aphorif-<text:line-break/>mis dixerit: ulceribus frigidum mordax, cutem obdurat,<text:line-break/>nunc dixit: frigidum contrahendi vim habet, quod idem<text:line-break/>est ac" copulandi. Sic igitur et in nervosis membris tu-<text:line-break/>mores creat et </text:span><text:span text:style-name="T37">in </text:span><text:span text:style-name="T37">nervis </text:span><text:span text:style-name="T37">ganglia </text:span><text:span text:style-name="T37">quae vocantur et alias</text:span></text:p>
      <text:p text:style-name="P15"><text:span text:style-name="T37">quasdam tensiones, alias oblongiores, alias rotundiores.<text:line-break/>Mihiqoe videtur oblongiores vocasse </text:span><text:span text:style-name="T51">pherea,</text:span><text:span text:style-name="T37"> rotundiores<text:line-break/>autem </text:span><text:span text:style-name="T51">gongronas,</text:span><text:span text:style-name="T37"> pherea quidem eas vocans, quae </text:span><text:span text:style-name="T14">φή-<text:line-break/></text:span><text:span text:style-name="T21">ρ(ων </text:span><text:span text:style-name="T51">similitudinem</text:span><text:span text:style-name="T37"> habent; ita enim quidam Iones satyros<text:line-break/>appellarunt,, quos pingunt finguntque oblongas apud aures<text:line-break/>excessus habentes; gongronas vero rotundiores cum duritia<text:line-break/>excessus, quales in quibusdam arboribus appendices sunt,<text:line-break/>quas gongros vocant, ut etiam Theophrastus in primo de<text:line-break/>stirpibus ad verbum ita scripsit: non multae vero habent<text:line-break/>et vocatos a quibusdam gongros’ aut ipsis proportione re-<text:line-break/>spondentia, ut olea. Dicunt et aliqui nunc etiam in<text:line-break/>Thessalia se, quosdam audivisse tales duritias, quum in<text:line-break/>collo creatae sunt, gongronas appellantes. Verum quem-<text:line-break/>quam pherea dicentem, neque ipse usquarn gentium au-<text:line-break/>divi, neque aliquem, qui audiverit, novi; quamvis non-<text:line-break/>nulli explanatores Hippocratem dicant pherea vocare,<text:line-break/>quae Pheris Peloponnesi civitate abundant. Alii per epsi-<text:line-break/>lon primam syllabam scribentes una cum ph, scilicet</text:span></text:p>
      <text:p text:style-name="P15"><text:span text:style-name="T37">pherea, dicunt ipsum appellare-quae Pheris Thessaliae<text:line-break/>urbe plerumque oriuntur.. </text:span><text:span text:style-name="T37">At </text:span><text:span text:style-name="T37">quod ipse longiores exces-<text:line-break/>sus pherea' nominet, illud etiam quod in septimo de vul-<text:line-break/>garibus morbis ad verbum </text:span><text:span text:style-name="T37">ita </text:span><text:span text:style-name="T37">scriptum est: in vulgus<text:line-break/>grassabantur tusses, maxime vero . </text:span><text:span text:style-name="T37">in </text:span><text:span text:style-name="T37">pueros, qui secundum<text:line-break/>aures multis, qualia satyris', ' testimonium dictis nostris<text:line-break/>praebere videtur. Sed quod in calce propositi sermonis<text:line-break/>scribitur, simul causa </text:span><text:span text:style-name="T37">et </text:span><text:span text:style-name="T37">duritiae id significat, dictorum<text:line-break/>vitiorum </text:span><text:span text:style-name="T51">a</text:span><text:span text:style-name="T37"> frigore creationes adjuvant causa et corporis,<text:line-break/>tus quo affectus' oriuntur, duritia, ;id est cum horno dura<text:line-break/>naturaliter cute sit: eadem enim ratione et frigidum et<text:line-break/>dura cutis positorum affectuum originis causae funt. Nam<text:line-break/>quoniam, ut ipse inquit, frigidum cutim obdurat, ideo<text:line-break/>hujusmodi affectus creat, succis sub cute contractis per<text:line-break/>ipsam transire nequeuntibus. Quibus igitur natura cutis<text:line-break/>dura est, istis et ipsa adjutrix causa fuerit' ut'ne crassi<text:line-break/>lentique humores' digerantur; fub ipsa vero congesti du-</text:span></text:p>
      <text:p text:style-name="P15"><text:span text:style-name="T37">ros vocatos et scirrhosos tumores efficiant. Quod etiam<text:line-break/>venarum diruptio ob frigidi vim natura durioribus even-<text:line-break/>tura sit, nemini dubium esu Nam si a sanguine in venis<text:line-break/>incluso effractis vasculorum sit, in illis plus siet, qqae-<text:line-break/>cunque prae duritia aegre vixque dilatantur.' Quae enim<text:line-break/>latius extendi apta sunt, essi quod in ipsis continetur<text:line-break/>multum sit, id tamen - citra scissuram includunt et cohi-<text:line-break/>bent. Item et tusses lu natura durioribus corporibus<text:line-break/>jure excitantur: siquidem dictum est, ea facilius quam<text:line-break/>mollia exasperare. Qunin quidam vero in hoc sermone<text:line-break/>pro hac voce </text:span><text:span text:style-name="T14">βηχῶδες, </text:span><text:span text:style-name="T37">id est </text:span><text:span text:style-name="T51">tuffes excitans} </text:span><text:span text:style-name="T21">φυσωδίς,<text:line-break/></text:span><text:span text:style-name="T37">id est </text:span><text:span text:style-name="T51">statuosum,</text:span><text:span text:style-name="T37"> scripserint, aliquid et de hoc dicere<text:line-break/>convenit•. quotidie namque refrigeratis corporibus flatuoso<text:line-break/>spiritu ventrem repleri cernuntur. Verum antiqua lectio<text:line-break/>non </text:span><text:span text:style-name="T14">φνσῶδες', </text:span><text:span text:style-name="T37">id est flatuosum, sed </text:span><text:span text:style-name="T14">βηχῶδες, </text:span><text:span text:style-name="T37">id est tussi-.<text:line-break/>culosum, ut verbum verbo reddam, agnoscit. Atque in<text:line-break/>aphorifmis, ut paulo ante retuli, frigidissimarum rerum<text:line-break/>loco exempli mentionem faciens, ipsis non addit statuo-</text:span></text:p>
      <text:p text:style-name="P15"><text:span text:style-name="T37">sum. Frigida enim,,' inquit, ut ‘nix, glacies, pectori inr-<text:line-break/>mica, tussium excitatoria, sanguinis effluvii provocatoria<text:line-break/>et destillationes commoventia. At propositis in verbis et<text:line-break/>in narrato aphorismo non simpliciter quae a frigido,<text:line-break/>Ied quae a valde frigido fiant, edocet hoc loco dicens,<text:line-break/>frigidum valde venas rumpit: in aphorismrs, ut nix, gla-<text:line-break/>cies. Quod autem aliquam caliditatern participare debeant<text:line-break/>quae inflantur saepe didicistis, sicut et quae . • .</text:span></text:p>
      <text:h text:style-name="P5" text:outline-level="2">XV.</text:h>
      <text:p text:style-name="P11"><text:span text:style-name="T51">Post mictum concretio puerulis magis. Nurn quoniam<text:line-break/>calidiores?</text:span></text:p>
      <text:p text:style-name="P13"><text:span text:style-name="T37">Quod de calculosis pueris hic ferino sit omnes libri<text:line-break/>explanatores asseruerunt, sed cur </text:span><text:span text:style-name="T51">post mictum</text:span><text:span text:style-name="T37"> adjecerit,<text:line-break/>quum simpliciter scribere liceret, concretio puerulis, haud<text:line-break/>perinde contemplati sunt, sicut neque illud etiam, cur</text:span></text:p>
      <text:p text:style-name="P15"><text:span text:style-name="T37">dubitativam </text:span><text:span text:style-name="T37">conjunctionem </text:span><text:span text:style-name="T37">adjecerit, non simpliciter di-<text:line-break/>cens, concretio puerulis, quoniam .calidiores; iste enim<text:line-break/>loquendi modus, num quia calidiores, pro certo affirmare<text:line-break/>non audentis indicativus esu Atqui in aphorifmis abso-<text:line-break/>lute protulit, augescentes plurimum habent insitum cali-<text:line-break/>dum. Nomen quidem concretionis in solo septimo de<text:line-break/>morbis vulgaribus libro, inveni, ejus libri scriptore di-<text:line-break/>cente: et concretio apparebat in aqua, qua manus lotae<text:line-break/>sunt. Sed quare, </text:span><text:span text:style-name="T51">post mictum,</text:span><text:span text:style-name="T37"> aut quare, num, adjecerit,<text:line-break/>deinceps considerabimus. Ac primum de dubitatione, etsi<text:line-break/>secunda scripta fit, rideamus. Aut igitur adhuc dubitans<text:line-break/>haec scripsit; temporis autem spatio aliqua demonstratione<text:line-break/>comperta firmam de crescentium temperatura sententiam<text:line-break/>tulit; aut quod et melius est et a nobis in commentariis<text:line-break/>de temperamentis et in aphorismis decretum fuit, non<text:line-break/>absolute puer adulto calidior est, sed insito calore cali-<text:line-break/>dior. Calidum autem non ingenitum eo absillute calidius<text:line-break/>esse monstratum est, quo adulti plus abundant; quocirca</text:span></text:p>
      <text:p text:style-name="P15"><text:span text:style-name="T51">par</text:span><text:span text:style-name="T37"> erat ab eo potius calido lu vesicam lapidem concre-<text:line-break/></text:span><text:span text:style-name="T51">fcere.</text:span><text:span text:style-name="T37"> Propteiea igitur </text:span><text:span text:style-name="T37">haud </text:span><text:span text:style-name="T37">injuria'anceps est. Veritas<text:line-break/>autem est, calculos pueris lu vesica ob urinae crassitu-<text:line-break/>dinem procreari. Porro urinas crassissimas a pueris reddi<text:line-break/>et ab omnibus ante nos medicis concessum est; sed cur<text:line-break/>tales reddantur ipfum quidem per se speculatione dignum<text:line-break/>est, ad rem autem propositam nihil facit. Crassas enim<text:line-break/>urinas excerni et evidenter apparet et rerum testimonio<text:line-break/>declaratum est: hujusmodi namque crassitudo multa- col-<text:line-break/>lecta et in unum coiens, quum semel aliquando non op-<text:line-break/>portune excreta; in tus diutius manserit, coagmentandi con-<text:line-break/>crescendique initium capit. Eo vero principio facto, fa-<text:line-break/>cile postea qnicquid iterum reliqui crassi in vesicam dela-<text:line-break/>bitur, priori agglutinatur majorque inde tophosus calculus<text:line-break/>redditur: quemadmodum extra et in-calidis aquis sponte<text:line-break/>nascentibus et in vasis, ubi calefit aqua quotidie, lapis<text:line-break/>coalescere cernitur. Igitur urinarum crassitudo creando-<text:line-break/>rum calculorum prima potissimaque causa est; caliditas</text:span></text:p>
      <text:p text:style-name="P15"><text:span text:style-name="T37">vero, etiam mediocris ad hujusmodi materiam spissandam<text:line-break/>satis est: nempe et in calidis aquis scaturientibus, etsi<text:line-break/>moderatis tepidiores "sint, tophi concrescentes apparent.<text:line-break/>Hac itaque .ratione Hippocrates hanc vocem, </text:span><text:span text:style-name="T51">num,</text:span><text:span text:style-name="T37"> adje-<text:line-break/>cisse mihi videtur, quoniam </text:span><text:span text:style-name="T37">et </text:span><text:span text:style-name="T37">tanta caliditas,- quam in-<text:line-break/>genitam pueri .habent, ad - coagmentandum aliquid-facit;<text:line-break/>verum non ipsa praecipue, sed materiae, ex qua fit lapis,<text:line-break/>qualitas, ipsius compactionis causa: existrt. Caeterum cur,<text:line-break/>post mictum, adjecit et non absolutu dixit, </text:span><text:span text:style-name="T51">concretio pue-<text:line-break/>rulis?</text:span><text:span text:style-name="T37"> quoniam de calculis in vesica et non in renibus<text:line-break/>nunc sermonem facit. Fit autem lapillorum in vesica<text:line-break/>concretio post mictum, in renibus ante mictum. At<text:line-break/>pueris in vesica, jam declinante vero aetate hominibus lu<text:line-break/>renibus lapillos provenire nos haud praeterit. Ergo, quod<text:line-break/>dudum dicebam, rem itu sc habere quod sensibus appa-<text:line-break/>ret manifestat: quaenam vero causa sit per otium quae-<text:line-break/>rere licet. Quare explanationi jam finis factus est; cau-</text:span></text:p>
      <text:p text:style-name="P15"><text:span text:style-name="T37">fam autem , ut </text:span><text:span text:style-name="T37">in superioribus</text:span><text:span text:style-name="T51">,. </text:span><text:span text:style-name="T51">ita</text:span><text:span text:style-name="T37"> et </text:span><text:span text:style-name="T37">modo quasi </text:span><text:span text:style-name="T37">super-<text:line-break/>pondium asseremus, si prius </text:span><text:span text:style-name="T37">illos </text:span><text:span text:style-name="T37">reprehenderimus, qui<text:line-break/>propter ea in pueris calculos </text:span><text:span text:style-name="T37">gigni </text:span><text:span text:style-name="T37">asserunt, quod itinera<text:line-break/>ob vasculorum exiguitatem angusta sunt. Oporteret enim,<text:line-break/>si id ita esset, in renibus potius caleulos pueris creari,<text:line-break/>angusti enim per illos transitus sunt; vesicae autem cer-<text:line-break/>vix lata adeo in pueris est, ut cujusque materiae crassi-<text:line-break/>tudo per eam facile transinitti possit. An forte neque in<text:line-break/>illis, qui jam progressa aetate sunt, meatuum, per renes<text:line-break/>angustia gignendis lapillis in causa est, sed et actionum<text:line-break/>infirmitas et crassorum fuccorum cruditas? quandoquidem<text:line-break/>in pueris omnes naturales actiones validae quum sint,<text:line-break/>humorum crassitudo funditur atque dissolvitur; in decli-<text:line-break/>nantis autem aetatis hominibus compacta esu Quin etiam<text:line-break/>in exterioribus, quaecunque natura crassa per aliqua an-<text:line-break/>gusta transfundere vulumus, quae calore eliquata sunt,<text:line-break/>facile pervadere: quae non fusa neque eliquata sunt,</text:span></text:p>
      <text:p text:style-name="P15"><text:span text:style-name="T37">transire </text:span><text:span text:style-name="T37">non posse cernimus. Hujus materiae </text:span><text:span text:style-name="T37">exempla<text:line-break/>sunt, pix, </text:span><text:span text:style-name="T37">resina, </text:span><text:span text:style-name="T37">sevum, </text:span><text:span text:style-name="T37">cera </text:span><text:span text:style-name="T37">et meh </text:span><text:span text:style-name="T37">In </text:span><text:span text:style-name="T37">pueris itaque<text:line-break/>quum multus sit insitus calor et actiones robustae, </text:span><text:span text:style-name="T51">mate-<text:line-break/>riae</text:span><text:span text:style-name="T37"> crassitudo attenuata in renes fertur, atque ideo fa-<text:line-break/>cile in vesicam percolatur haud parum et actionum vi ad<text:line-break/>egressus celeritatem conducente: utpote autem vesica fri-<text:line-break/>gida, quippe quae et nervosa sit et pauci sanguinis et<text:line-break/>amplissima interius concavitate inanis, crassitudo in ipsam<text:line-break/>transmissa ibi iterum cogitur 'et conspissatur, ut praedixi-<text:line-break/>mus, initium hujus conspissationis accipiens, quando in<text:line-break/>vesica diutius commoratur. Quin etiam hanc crassam ma-<text:line-break/>teriam in pueris tenaciorem esse, quoniam magis ab insitu<text:line-break/>calido elaborata est, rationi congruit: nam quaecunque<text:line-break/>a calore in concoquendo mutantur, temporis processu<text:line-break/>lentorem quendam acquirunt, etsi, ab initio nullum ha-<text:line-break/>buerint; quocirca plane magis in unum coeunt, consistunt<text:line-break/>atque coagmentantur: nam inter aeque crassa, quod tena-<text:line-break/>cius est, ast coitionem, conjunctionem et coneretionem</text:span></text:p>
      <text:p text:style-name="P15"><text:span text:style-name="T37">aptius habetur. Quamqbrem quum causae quaedam prae-<text:line-break/>fenti sermoni haud necessariae traditae sint, de urinae<text:line-break/>praeterea puerorum crassitudine causam adjiciam: est.autem<text:line-break/>cum ipsorum edacitas, tum'quod a cibo ludentes prosiIien-<text:line-break/>tesque moventur. Lactentibus vero et materis ipsa occa-<text:line-break/>sionem praebett lac enim natura crassum est et ad calcu-<text:line-break/>los creandos aptissimum. Porro et in adultis casco fre-<text:line-break/>quentius vefcentibus lapillos in renibus crebro suboriri<text:line-break/>cognovimus.</text:span></text:p>
      <text:h text:style-name="P5" text:outline-level="2">XVI.</text:h>
      <text:p text:style-name="P11"><text:span text:style-name="T51">Figurae sublevans ut sarmenta manu plectens et</text:span><text:span text:style-name="T37"> contor-<text:line-break/></text:span><text:span text:style-name="T51">quens,</text:span><text:span text:style-name="T37"> prae </text:span><text:span text:style-name="T51">dolore procumbens, paxilli extremum supra<text:line-break/>destxum corripiens inhaesit et sublevatus est.</text:span></text:p>
      <text:p text:style-name="P13"><text:span text:style-name="T37">Id quod dicitur admodum patet: sed ipsius causam<text:line-break/>invenire difficile est, quando et Hippocrates, quum tamen<text:line-break/>posset, non scripserit </text:span><text:span text:style-name="T37">aut </text:span><text:span text:style-name="T37">repente ipsi dolorem coortum</text:span></text:p>
      <text:p text:style-name="P15"><text:span text:style-name="T37">esse dicens aut paulatim incrementum cepisse, atque lu<text:line-break/>sarmentorum plexu occupato 'initium habuisse, aut post<text:line-break/>ipsum illico aut alio quopiam diei noctisve tempore.<text:line-break/>Sed, nec quae esset particula dolens dictum est; manum<text:line-break/>autem suisse existimant, eo quod ipse paxillo apprehenso<text:line-break/>dolore levatus esu Quod si ipse sarmenta intorquens fa-<text:line-break/>tigatus esset, haud incredibile foret ex hujusmodi figura<text:line-break/>ipsius dolorem fuisse mitigatum. Manus enim figura do-<text:line-break/>lorem sedans in libro de fracturis et in libro de agendis<text:line-break/>in rnedicatrina, qualisnam sit, descriptum fuit. Si qua<text:line-break/>vero in versanda manu tortura musculi in homine facta<text:line-break/>esset aut et flatuosus spiritus inter duos musculos exitum<text:line-break/>non habens inclusus foret, par erat in figura decenti po-<text:line-break/>situm, ob quam spiritum exhalare contingeret, dolentem<text:line-break/>hominem sublevari.</text:span></text:p>
      <text:h text:style-name="P6" text:outline-level="2">XVll.</text:h>
      <text:p text:style-name="P11"><text:span text:style-name="T51">Quem ex oritypia circa </text:span><text:span text:style-name="T51">pontem </text:span><text:span text:style-name="T51">vidi ego </text:span><text:span text:style-name="T51">jactantem </text:span><text:span text:style-name="T51">crura,<text:line-break/>altera tibia </text:span><text:span text:style-name="T51">minime extenuabatur, femoribus autem valde<text:line-break/>urina ac genitura non retentae </text:span><text:span text:style-name="T51">sunt.</text:span></text:p>
      <text:p text:style-name="P13"><text:span text:style-name="T37">Ori typos </text:span><text:span text:style-name="T37">Graeci nominant </text:span><text:span text:style-name="T37">quodlibet ex montibus in<text:line-break/>civitatem </text:span><text:span text:style-name="T37">deferentes, </text:span><text:span text:style-name="T37">ut ligna et lapides et id genus alia.<text:line-break/>Scribente autem Hippocrate non simpliciter sic, oritypon<text:line-break/>vidi jaetantem crura, Ied orationi praepositionem, </text:span><text:span text:style-name="T51">ex,<text:line-break/></text:span><text:span text:style-name="T37">addente </text:span><text:span text:style-name="T37">et </text:span><text:span text:style-name="T37">scribente, quem ex </text:span><text:span text:style-name="T51">oritypia,</text:span><text:span text:style-name="T37"> apparet quodam<text:line-break/>modo </text:span><text:span text:style-name="T37">ab </text:span><text:span text:style-name="T37">ipsa in montanis negotiis actione; a principio<text:line-break/>dorsi circa lumbos,'hominis medullam, a qua nervi crura<text:line-break/>moventes egerminant, offensam accepisse. Illud autem,<text:line-break/>circa </text:span><text:span text:style-name="T51">pontem,</text:span><text:span text:style-name="T37"> </text:span><text:span text:style-name="T37">scriptum esse fatis ipsi fuit, solum quo ae-<text:line-break/>grotantis reminiscatur, -ut nulla arte indigeat. Verum<text:line-break/>forsan supervacuum fuerit quaerere, qua de causa homo<text:line-break/>ille ex cruribus laborarit, quemadmodum et illud quid<text:line-break/>per ea verba significetur, crura jactantem, utrum aegro-</text:span></text:p>
      <text:p text:style-name="P15"><text:span text:style-name="T37">tans crura immobilia doluerit nihil patiens: </text:span><text:span text:style-name="T37">hoc </text:span><text:span text:style-name="T37">enim </text:span><text:span text:style-name="T37">a<text:line-break/></text:span><text:span text:style-name="T37">quibusdam fide omni carens dictum esu Illud quidem<text:line-break/>verisimilius fuerit, impotentis crura quum essent, ipso-<text:line-break/>nim in ambulando motionem talem fieri, qualem ipsa<text:line-break/>extrorsurn non vebementer jactantes faciunt. Sed neque<text:line-break/>quod tibia utraque aut altera ssiinime attenuabatur, femora<text:line-break/>autem valde, audientibus nobis ullam utilitatem afferunt,<text:line-break/>sicut neque Hippocrati ad memoriam faciunt; haud raro<text:line-break/>namque, sed crebro haec </text:span><text:span text:style-name="T51">fieri et</text:span><text:span text:style-name="T37"> ab omnibus medicis aperte<text:line-break/>cognosci videntur.. Quidnam igitur sit, . cur ita fcripsit,<text:line-break/>ego declarare tentabo, si totam rem prius aliis verbis<text:line-break/>clarioribus ac paucioribus, detractis supervacuis , pronun-<text:line-break/>ciavero. Quidam resolutis cruribus fecundum femora<text:line-break/>emaciabatur magis quam fecundum tibias: urina quidem<text:line-break/>ac genitura ipsi , suppressae sunt. </text:span><text:span text:style-name="T37">, </text:span><text:span text:style-name="T37">Hoc igitur nobis utile<text:line-break/>cognitu est; sed forfan quispiam interrogaverit quid sibi<text:line-break/>vult illud quod in libro de articulis scriptum est : quoniam<text:line-break/>multo pluribus crura et manus debilitantur et corpora</text:span></text:p>
      <text:p text:style-name="P15"><text:span text:style-name="T37">torpescunt </text:span><text:span text:style-name="T37">et </text:span><text:span text:style-name="T37">urina supprimitur ipsis, quibus </text:span><text:span text:style-name="T37">vertebrarum<text:line-break/>praeter, </text:span><text:span text:style-name="T37">naturam inversio</text:span><text:span text:style-name="T37">, neque </text:span><text:span text:style-name="T37">introrsum, </text:span><text:span text:style-name="T37">neque </text:span><text:span text:style-name="T37">extror-<text:line-break/>sum excesserit, </text:span><text:span text:style-name="T37">sed valde concussi </text:span><text:span text:style-name="T37">fuerint, secundum spinae<text:line-break/></text:span><text:span text:style-name="T37">dorsi rectitudinem. Ex his </text:span><text:span text:style-name="T37">verbis nonnulli </text:span><text:span text:style-name="T37">persuasi </text:span><text:span text:style-name="T37">ob<text:line-break/></text:span><text:span text:style-name="T37">nervorum </text:span><text:span text:style-name="T37">resolutionem ex_ medullae </text:span><text:span text:style-name="T37">dorsi affectu haec<text:line-break/></text:span><text:span text:style-name="T37">symptomata contingere asseruerunt, neque animadvertunt,<text:line-break/>vertebris ax naturali </text:span><text:span text:style-name="T37">sede </text:span><text:span text:style-name="T37">transmutetis et, affectus commu-<text:line-break/>nicati ratione, phlegmones primo, postea et praeduros<text:line-break/>tumores excitantibus circa vesicam et rectum lutestinum,<text:line-break/>quod vocant, naturales horum, instrumentorum actiones<text:line-break/>depravari; unde </text:span><text:span text:style-name="T37">quae </text:span><text:span text:style-name="T37">prius </text:span><text:span text:style-name="T37">ab </text:span><text:span text:style-name="T37">ipfis, excernebantur- sup-<text:line-break/>primuntur; </text:span><text:span text:style-name="T37">nervis </text:span><text:span text:style-name="T37">vero </text:span><text:span text:style-name="T37">solis </text:span><text:span text:style-name="T37">laesis, </text:span><text:span text:style-name="T37">nullo </text:span><text:span text:style-name="T37">praedictorum<text:line-break/>instrumentorum per consensum affectu, </text:span><text:span text:style-name="T37">non </text:span><text:span text:style-name="T37">actiones na-<text:line-break/>turales, sed voluntarias vitiari contingit. Quocirca et<text:line-break/>ipsis contra voluntatem urina decurrit et stercus, quum<text:line-break/>eorum nervorum, qui ad musculos in finibus vesicae at-<text:line-break/>que intestini recti positos protenduntur </text:span><text:span text:style-name="T51">et</text:span><text:span text:style-name="T37"> a quibus utrius-</text:span></text:p>
      <text:p text:style-name="P15"><text:span text:style-name="T37">que instrumenti osculum </text:span><text:span text:style-name="T37">clauditur </text:span><text:span text:style-name="T37">atque constringitur, re-<text:line-break/>solutio perfecta fuerit. </text:span><text:span text:style-name="T37">Sed </text:span><text:span text:style-name="T37">monticolae illi urinae exitum<text:line-break/>obstructum </text:span><text:span text:style-name="T37">non </text:span><text:span text:style-name="T37">fuisse </text:span><text:span text:style-name="T37">proposita </text:span><text:span text:style-name="T37">verba declarant; 'utrum<text:line-break/>autem invito ipso an </text:span><text:span text:style-name="T37">volente </text:span><text:span text:style-name="T37">excerneretur, non item 'ad-<text:line-break/>jecit. Porro si liber iste accurate compositus ad editio-<text:line-break/>nem foret, ex eo quod adfcriptum non esset, constaret<text:line-break/>quoque non factum esse, prorsus enim ipsum indicasset.j<text:line-break/>sed eo modo scriptus non </text:span><text:span text:style-name="T37">est, </text:span><text:span text:style-name="T37">verum, ut saepius dictum<text:line-break/>fuit , per quasdam annotationes, reminiscendi causa. Nam<text:line-break/>de, dejectionibus quoque nihil scripsit; quum tamen et has<text:line-break/>necesse sit aut nequaquam suppressas esse, sed perinde<text:line-break/>atque urinam praeter voluntatem effluere aut voluntate<text:line-break/>jubente excerni. At ipsum par fuit ad eornm quae vide-<text:line-break/>rat reminiscentiam, eo quod de .urinis dixit, fuisse con-<text:line-break/>tentum, aIvi scilicet excrementorum evacuatione itant<text:line-break/>urinae sese habente: nam si contrarium quid circa alter-<text:line-break/>utram ipsarum factum esset, omnino signisicasset; eisdem<text:line-break/>autem eadem coufequentibus, utriusque meminisse necesse</text:span></text:p>
      <text:p text:style-name="P15"><text:span text:style-name="T37">non fuit. Verum neque genitura, inquit, suppressa est.<text:line-break/>Naturalis enim' estlietsipsins evacnatioxiquemadmpdumnt<text:line-break/>urinae etalercoris;; scst aquare venereliuti volentesradi hanb<text:line-break/>deveniunt, nolentes autem non, longiore orationeJet'lu<text:line-break/>libro</text:span><text:span text:style-name="T37">; </text:span><text:span text:style-name="T37">de duplis; mctiburdisputatum est. </text:span><text:span text:style-name="T69">;</text:span></text:p>
      <text:h text:style-name="P5" text:outline-level="2">XVIII.</text:h>
      <text:p text:style-name="P16"><text:span text:style-name="T51">Quaecunque, alatae naturae.laterum, propter smpotentsum<text:line-break/>occasionis. susinnsteststsutsonsous^maligriis. Et st ex-,-.<text:line-break/></text:span><text:span text:style-name="T76">u</text:span><text:span text:style-name="T51">. </text:span><text:span text:style-name="T51">cretio </text:span><text:span text:style-name="T51">fit </text:span><text:span text:style-name="T51">et fi non sit, malum.</text:span></text:p>
      <text:p text:style-name="P21"><text:span text:style-name="T37">m </text:span><text:span text:style-name="T37">r •:<text:tab/>. -jul .lula </text:span><text:span text:style-name="T51">L. i </text:span><text:span text:style-name="T51">.<text:tab/></text:span><text:span text:style-name="T37">. </text:span><text:span text:style-name="T37">sii ..i...<text:tab/>••<text:tab/>-<text:tab/></text:span><text:span text:style-name="T37">• ”</text:span></text:p>
      <text:p text:style-name="P16"><text:span text:style-name="T37">; </text:span><text:span text:style-name="T37">Quosnam inedici alatos vocent, fuperius dictum; est.<text:line-break/>Didicistis etiam px tertio de morbjs vulgaribus,,/ejusmodi<text:line-break/>rornines rnd tabem </text:span><text:span text:style-name="T51">..eflje.</text:span><text:span text:style-name="T37"> expositos. Occasionem autem Hipv<text:line-break/>aocrates dicere pcnfuevit et omnes</text:span><text:span text:style-name="T69">1</text:span><text:span text:style-name="T37">,</text:span><text:span text:style-name="T69">j</text:span><text:span text:style-name="T37">sere; antiqui uiedici<text:line-break/>amnem rei materiam, ex qua initium niotusadiseqecnnis<text:line-break/>actiones prodit, sive argentum, alve, aliqua alia:supellex.</text:span></text:p>
      <text:p text:style-name="P15"><text:span text:style-name="T37">sive potentia quaedam’St, siveloecs, sive sides, sive actio,<text:line-break/>sive causa; sive quiequidvaliud simpliciter. "t-Sed quidam<text:line-break/>putant ipsum locos prius affectos aliarum occasiones ap-<text:line-break/>pellare, idque ex eo sermone demonstrari ajunt. Occa-<text:line-break/>siones, unde incepit laborare, considerandae. Si vero et<text:line-break/>hoc significatum, ut supra dixi, est, quum sit commune,<text:line-break/>multa sub ipso erunt singularia. Oratores quidem, quem-<text:line-break/>admodum et historici -et philoscphial occasiones hominum<text:line-break/>aetfanes dixerunt ;-untpote et</text:span><text:span text:style-name="T58">1</text:span><text:span text:style-name="T37"> qui de illis disputent?*</text:span><text:span text:style-name="T51">ab<text:line-break/></text:span><text:span text:style-name="T37">Hippocrate autem nomen translatum est, i quemadmodum<text:line-break/>et alia multa naturalium actionum atque affectuum, in<text:line-break/>quibus omnibns commune est hde,</text:span><text:span text:style-name="T58">nt</text:span><text:span text:style-name="T37">un‘de incepit fieri:<text:line-break/>Uune</text:span><text:span text:style-name="T58">:</text:span><text:span text:style-name="T37"> enim in propidsisa‘parte Hippocrates dixit, unde lu-<text:line-break/>cepit laborare. Posset autem similiteir ‘dici et houuinde<text:line-break/>incepit navigare; bellum gerere ; 'paceni agere, pugilare,<text:line-break/>inter''se amare, odisse, tyrannidem exdrdere et omnia id<text:line-break/>genus alia. Nunc itaque primum initium , quo quis ala-</text:span></text:p>
      <text:p text:style-name="P15"><text:span text:style-name="T37">tus evadat, </text:span><text:span text:style-name="T37">ab-</text:span><text:span text:style-name="T37">Hippocrate dictum est; occasionem vero<text:line-break/>quispiam non ahs rei dixeriti </text:span><text:span text:style-name="T37">Quaenam </text:span><text:span text:style-name="T37">igitur haec' est?<text:line-break/>Ingenitae’ caliditatis</text:span><text:span text:style-name="T37">, </text:span><text:span text:style-name="T37">quae:ex corde habet Uriginem, im-<text:line-break/>becillitas. Didicisti enim quemadmodum cerebro, magno<text:line-break/>caput una augetur, parvo existente minuitur: eademra-m<text:line-break/>tione et cumuebrde augeri pectus et’ minui, verum-cor.<text:line-break/>ipsum exiguum ob vitalis potentiae infirmitatem creari,<text:line-break/>cujus' potentlae essentiam ingenitum 'calorem esse dicimus.<text:line-break/>Quando igitur'imbecilla haec alicui natura fuerit, hoc est<text:line-break/>aluinitio , </text:span><text:span text:style-name="T37">a </text:span><text:span text:style-name="T37">prima formatione et cor' et pectus parva'gea:<text:line-break/>Uerari necesse esu Atiquod tria sint animal gubernantia<text:line-break/>principia, demonstrationes didicisti 'in volumine de Hip-'<text:line-break/>pocratis Platonisque decretis. Eos vero qui occasioiies:<text:line-break/>dici putant prius affectos "locos, multum et-in explanan-»<text:line-break/>dis propositis verbis delirare in venies ; et in leo quod nos<text:line-break/>non dictionem.' aliquam mram, fedcintegram, orationem<text:line-break/>praeterea subaudire debe're 'jubent, ac - fi et hoc modo<text:line-break/>lententia dicta sit) Quaecunque alatae' naturae laterum,</text:span></text:p>
      <text:p text:style-name="P14"><text:span text:style-name="T51">ob impotentiam- occasionis lu</text:span><text:span text:style-name="T37"> destillationibus malignis,<text:line-break/>maxime phthisi. capiuntur, etsi excretio -sit, et fi non sit,,<text:line-break/>malum esu Quum multa ab horum'verborum explanato,-,<text:line-break/>ribus dicta sint,, satis, esto quod verissimum 'mihi et artem<text:line-break/></text:span><text:span text:style-name="T37">I </text:span><text:span text:style-name="T37">medicam discentibus utilissimum esse visum fuerit solum</text:span></text:p>
      <text:p text:style-name="P13"><text:span text:style-name="T37">quam fieri potuit brevissimis designasse. Destillationes igi-<text:line-break/>tur </text:span><text:span text:style-name="T37">a . </text:span><text:span text:style-name="T37">capite in pulmonem descendentes tunc.'maleficas esse;<text:line-break/>putandum est, si defluentia subtilia et corrodentibus viri-<text:line-break/>bus praedita sint. Haec sane nequei in pulmone morari<text:line-break/>tamdiu .convenit., quoad concocta crassescant, quejnadtno-<text:line-break/>dum alias fluxiones ex tenui .quidem materia,, sed non<text:line-break/>corrosiva et. aegre maturescente constantes, neque rursum<text:line-break/>statim expelli. Intus enim . morantia non,, facile conco-<text:line-break/>quuntur, viscusque ipsum lacerare deprehenduntur, si ex-<text:line-break/>cernantur autem, tusses violentas commovent., ob quas,<text:line-break/>caput repletur ipsumque rursus in pulmonem, materias<text:line-break/>depellit, atque ob .tussis vehementiam,. ne aliquod, in ipso<text:line-break/>receptaculum frangatur, metue esu Qualis plane tussis</text:span></text:p>
      <text:p text:style-name="P15"><text:span text:style-name="T37">illis aecidere solet, qui humores tenues et.- aqueae fub-<text:line-break/>stantiae difficulter exrpulmonibus rejiciunt: adscendunt<text:line-break/>enim isti a spiritu per tussim emisso sublati; quod si tenues<text:line-break/>et aque’i sint, disperguntur et. .contra fpirilus motum<text:line-break/>prius delebuntur, quam totam asperam' arteriam egressi<text:line-break/>sint. Verum’ est igitur noxam- sequi, : </text:span><text:span text:style-name="T37">i </text:span><text:span text:style-name="T37">sive in pulmone<text:line-break/>humores isti remaneant, sive evacuentur.</text:span></text:p>
      <text:h text:style-name="P5" text:outline-level="2">XIX.</text:h>
      <text:p text:style-name="P11"><text:span text:style-name="T37">Rigores </text:span><text:span text:style-name="T51">incipiunt mulieribus 'quidem magis a lumbis</text:span><text:span text:style-name="T37"> ec<text:line-break/></text:span><text:span text:style-name="T51">per dorsum et tunc in :caput</text:span><text:span text:style-name="T37"> ;,i </text:span><text:span text:style-name="T51">verum etrviris posterius<text:line-break/>magis quam a priori parte.</text:span><text:span text:style-name="T37"> Horrent </text:span><text:span text:style-name="T51">exteriora magi;<text:line-break/>quam</text:span><text:span text:style-name="T37"> interiora </text:span><text:span text:style-name="T51">corporis, ut cubitorum rfemorurn. Sesi<text:line-break/>etiam, antis rara:; id vero pilus indicat. A quibus au-<text:line-break/>tem aliis rigent surtajsu ulceribus, incipit est vasuulsu</text:span></text:p>
      <text:p text:style-name="P14"><text:span text:style-name="T37">Reliqua hujus sermonis verba et in aphorifmis et in<text:line-break/>fecundo- de-popularibus morbis declaravimus. Sed quod<text:line-break/>in' culee adjectum est; haud .parum» negotii lil-ri hujus<text:line-break/>interpretibus facessit;! siquidem 'alius aliter ea verba suris-<text:line-break/>bitsi-omnesinnuentes sermonem verisimiliter.interpretari<text:line-break/>non posse, si antiqua.lectio, servetur. Ea vero hujusmodi<text:line-break/>est; e'x qua nonnulli eam partem 'mutaverunt; </text:span><text:span text:style-name="T51">scrtasce<text:line-break/>ulceribus,</text:span><text:span text:style-name="T37"> fcribentes, utcniceribus;.:.ut id ipsum alloram<text:line-break/>sit exemplum. Neque enim ab ulceribus solum, sed etiam<text:line-break/>abscessibus suppurantibus rigent, quin etiam nonnulli usti<text:line-break/>et secti ex ustione et incisione riguerunt; vidimus prae-<text:line-break/>terea nonnullos ~ob acre pharmacum ulceri superpositum<text:line-break/>riguissem Verum.'omues'id genus rigores externam 'causam<text:line-break/>evidentem-habent;</text:span><text:span text:style-name="T58">1</text:span><text:span text:style-name="T37"> alii vero fuut in- tertianis et quartanis<text:line-break/>febribus’'‘-etP’plerumquer®na ciim judicationibus citra ma-<text:line-break/>nifestam causam exorientes, de quibus dictum fuisse ajunt,<text:line-break/>rigores incipiunt mulieribus quidem magis et reliqua dein-<text:line-break/>ceps posita. Et. quidem illud ipsum primo quispiam mi-.</text:span></text:p>
      <text:p text:style-name="P15"><text:span text:style-name="T37">ratus suerit, quomodo in aphorisrnis, ubi maxime suam<text:line-break/>ipsius sententiam explicat et de rigore sermonem fecit, in<text:line-break/>'universum’'illumrprotulit -sine'ea; quam-in propositis ver-<text:line-break/>his edocet; definitione. </text:span><text:span text:style-name="T37">''-'</text:span><text:span text:style-name="T37">Videtur 'namque, si ea quis con-<text:line-break/>sideret, Hippocrates opinari </text:span><text:span text:style-name="T14">,ήΰη'</text:span><text:span text:style-name="T37">omnes -rigores unollan-<text:line-break/>tum modo fieri,'quum dicat:</text:span><text:span text:style-name="T37">&lt;</text:span><text:span text:style-name="T37">a quibus autem aliis </text:span><text:span text:style-name="T51">rigent,<text:line-break/>fortasse ulceribus, - incipit ex vasculis </text:span><text:span text:style-name="T51">,•</text:span><text:span text:style-name="T37"> </text:span><text:span text:style-name="T37">ultra id quod hoc<text:line-break/>ipsum ; ex' Vasculis 'incipere rigorem', dixisse; nullam opt.<text:line-break/>positam antedictis divisionem habet." Licet itaque-dicere<text:line-break/>ex vasculis rigoresomnes, ortum habere; id est malis<text:line-break/>succis intra vascula-contentis ; scd primum quidem lumbi<text:line-break/>et-dorsi partes /horrent,</text:span><text:span text:style-name="T37">ti </text:span><text:span text:style-name="T37">deinde </text:span><text:span text:style-name="T51">ei</text:span><text:span text:style-name="T37"> reliqua. Proplerea<text:line-break/>nonnulli </text:span><text:span text:style-name="T37">;</text:span><text:span text:style-name="T37">veterem scripturam permutantes 'ita leetionfem<text:line-break/>instituerunt: a quibus autem aliis, 'rigent, ut ulceribus,<text:line-break/>incipit ex vasculis,' ut hujusmodi oratio, sit: quicunque<text:line-break/>sine loco passo rigores fiunt, a lumbisoet dorso luitiuin<text:line-break/>sumunt; alii vero ab affectis particulis exoriuntur, quate<text:line-break/>plane et ipsius rigoris caulae funt, iliqui vice hujus di-</text:span></text:p>
      <text:p text:style-name="P15"><text:span text:style-name="T37">ctionis, </text:span><text:span text:style-name="T51">vasculis, contrariis</text:span><text:span text:style-name="T37"> scripserunt; nt in quibus afi-<text:line-break/>scctus-locus rigoris auctor .est, ad, fe</text:span><text:span text:style-name="T69">t</text:span><text:span text:style-name="T37">ipsum, ut. </text:span><text:span text:style-name="T51">ajupfg ap<text:line-break/></text:span><text:span text:style-name="T37">quo rigent tempore,, ab -omni corpore.; sanguinem, attra;<text:line-break/>hens, tunc rigor ex lorisqui. passis, sedibus contrarii<text:line-break/>funt, provenire, videbitur,</text:span><text:span text:style-name="T69">;</text:span><text:span text:style-name="T37"> ipfo superioribus inferiora,<text:line-break/>sinistris- dextra contraria dicente. Jam igitur auimadver-<text:line-break/>tentibus palum est, ,ex his, quae isti in -scriptura, .trans-<text:line-break/>mutant, in maxime contrarias sententias orationem, trahi,<text:line-break/>nonnullis ab affectis membris,, aliis ab istorum: contrariis,<text:line-break/>ligares oriri asserentibus; contraria vero sunt ut ipsi dis-<text:line-break/>cunt, quae longissime-distant. , li</text:span><text:span text:style-name="T58">e</text:span><text:span text:style-name="T37"> cansa'quidem, 'utnsae-<text:line-break/>pius dictum est, licet yolenti ut Jubet , dicere;. scd.de<text:line-break/>iis quae evidenter apparent non licet:, ita enim omnes<text:line-break/>artes, hominumque; alta .funditus everterentur. Verum, trt<text:line-break/>in aphorffinis prodidit,, omnes rigores ex lumbis et donso<text:line-break/>initium capere dignofcuntur. Atqne istud in praesentia,<text:line-break/>in fine propositi sermonis adjactum, libri</text:span><text:span text:style-name="T37">,</text:span><text:span text:style-name="T37">auctor, alalunt.</text:span></text:p>
      <text:p text:style-name="P15"><text:span text:style-name="T37">Thessalus Hippocratis filius, si in patris commentariis re-<text:line-break/>pertum descripsit et libro interseruit, male fecit; nam </text:span><text:span text:style-name="T37">a<text:line-break/></text:span><text:span text:style-name="T37">patre longo tempore dijudicata et per apborismos in com-<text:line-break/>munem enunciationem redacta firmiora ipsum putere opor-<text:line-break/>tuit quam illa, quae dum quaererentur antea nondum<text:line-break/>cognoscebantur. Quod si ipse ex se id adscripsit, longe<text:line-break/>majus peccatum commisit patris communem enunciationem<text:line-break/>invertens atque depravans. </text:span><text:span text:style-name="T37">At si </text:span><text:span text:style-name="T37">quispiam alius Thessalo<text:line-break/>posterior librum hunc scripsit, male et ipse ferit. Ut<text:line-break/>enim saepe iteravimus, experientia rerum evidenter ap-<text:line-break/>parentium judex est, non ratio, quam sibi unusquisque<text:line-break/>verisimiliter commentus fuerit. Nam quum aliquid fieri<text:line-break/>fama sit, ratio investigat, atque id ita esse contendit;<text:line-break/>quum quid autem plane fieri conspicitur, nugatoria et<text:line-break/>supervacua oratio est, quae ipsum fieri causam asserens<text:line-break/>dicat. Caeterum et alia quaedam ab interpretibus in hac<text:line-break/>parte dicta sunt, sed ego jam saepius omnium meminisse</text:span></text:p>
      <text:p text:style-name="P15"><text:span text:style-name="T37">recusavi et maxime cum ea, quae verisimilia esse vide-<text:line-break/>bantur, ad examen redacta, falsa este deprehenduntur.</text:span></text:p>
      <text:h text:style-name="P5" text:outline-level="2">XX.</text:h>
      <text:p text:style-name="P11"><text:span text:style-name="T51">Caput ex ortu et occasione et plurimis sermonibus et pad-<text:line-break/>latim cognitis colligentem et perdiscentem, an similia<text:line-break/>inter Je stnt. Etst non similia inter fe stnt, ex diffi-<text:line-break/>militudinibus similitudo stat una. Sic utique stt via.<text:line-break/>Sic et recte se habentium probatio et non recte re-<text:line-break/>dargutio.</text:span></text:p>
      <text:p text:style-name="P13"><text:span text:style-name="T37">Non quae nunc dixit praecipere, fed </text:span><text:span text:style-name="T51">ea</text:span><text:span text:style-name="T37"> in aegro-<text:line-break/>tantibus exsequi difficile est; prorsum fane artis summa in<text:line-break/>ipsis est. Nam si quis accurate laborantis naturam a pri-<text:line-break/>mo ortu cognoverit et ex qua nunc causa laboret et per<text:line-break/>multos sermones paulatim cognitus evidentes similitudines<text:line-break/>et quae dissimilitudines este rideantur speculans, alia quo-</text:span></text:p>
      <text:p text:style-name="P15"><text:span text:style-name="T37">querfn propositis verbis .enarrata bene inveniat, iste jam<text:line-break/>optime curare poterit. Omnia ilaque contemplemur sin-<text:line-break/>gulatim, </text:span><text:span text:style-name="T51">ea,</text:span><text:span text:style-name="T37"> quae per alia volumina ubertus pertractavi-<text:line-break/>mus, in memoriam revocantes et ipsi,', si: quid deficiat,<text:line-break/>adjicientes. Igitur cujusque eorum, qui curentur, natu-<text:line-break/>ram a primo ortu sciri debere, praecepimus, saepiusque<text:line-break/>ut optime quispiam' id, faciat ostendimus. Ostensum, est<text:line-break/>autem haud minus , quae </text:span><text:span text:style-name="T37">de </text:span><text:span text:style-name="T37">primario affectis locis et per<text:line-break/>villi .communicationem laesis scire et exquisite dignofcere<text:line-break/>in aegrotis oporteat, quemadmodum et de causis, quas<text:line-break/>anteincipientes voeant et quas antegressas et quas con-<text:line-break/>tentrices. Ostensum est praeterea et in hoc libro quum<text:line-break/>tradita est circa aegrotantem oeconomia, quae utiliter<text:line-break/>quispiam ex aegri fermouibus ad artis opera colligere pos-<text:line-break/>sit. Quin etiam quod ex singularibus in ipsa consideratis<text:line-break/>speculantem dissimilitudines ad unam universalem commu-<text:line-break/>nernqtie similitudinem- redigere oportet. Plurima vero</text:span></text:p>
      <text:p text:style-name="P15"><text:span text:style-name="T37">eorum, quae in his libris scripta funt, usu venire folent.<text:line-break/>At quod deinceps scriptum est, rursum dissimilitudines<text:line-break/>his, ab universallbns, communibus-let similibus in' diffe-<text:line-break/>rentias partitionem significat. Ostensum est autem hoc -a<text:line-break/>nobis in omnibus partibus artis, in libro • de differentia<text:line-break/>symptomatum, de communis symptomatis ,divisione, ita<text:line-break/>quoque et in libris de pulsuum differentia, de pulsus in<text:line-break/>universum distinctione actum- esu- Verum et inter has<text:line-break/>differentias rursum similitudo est, iterumque singulae-dif-<text:line-break/>ferentiae, ut edocuimus, in alias magis particulares dif-<text:line-break/>ferentias distinguuntur, item et istae quasdam habent simi-<text:line-break/>litudines. Idcicco igitur quum dixerit, rursum dissimilitu-<text:line-break/>dines his subjunxit et an similia inter se, ut intelligamus,<text:line-break/>deficere haec verba, </text:span><text:span text:style-name="T51">per quid,</text:span><text:span text:style-name="T37"> vult enim nos cognoscere<text:line-break/>dissimilitudines, quae quidem sunt differentiae, per quid<text:line-break/>iterum similes inter se sint, ut ex dissimilitudinibus una<text:line-break/>similitudo fiat; etenim ipsa per fe unaquaeque differentia<text:line-break/>communem similitudinem habet, omnesque generales com-</text:span></text:p>
      <text:p text:style-name="P15"><text:span text:style-name="T37">plectitur. Recte igitur </text:span><text:span text:style-name="T37">dixit: </text:span><text:span text:style-name="T37">haec enim via recta in<text:line-break/></text:span><text:span text:style-name="T37">omni </text:span><text:span text:style-name="T37">scilicet artis </text:span><text:span text:style-name="T37">constitutione, </text:span><text:span text:style-name="T37">'ut didicisti. Appellave-<text:line-break/>runt </text:span><text:span text:style-name="T37">autem </text:span><text:span text:style-name="T37">hanc viam posteriores Hippocrate non viam,'<text:line-break/>sed methodum, ex qua </text:span><text:span text:style-name="T37">recte </text:span><text:span text:style-name="T37">inventorum et factorum in<text:line-break/>artibus probatio est, non </text:span><text:span text:style-name="T37">recte </text:span><text:span text:style-name="T37">autem se habentium re-<text:line-break/>dargutio.</text:span></text:p>
      <text:h text:style-name="P5" text:outline-level="2">XXI.</text:h>
      <text:p text:style-name="P11"><text:span text:style-name="T51">Sanguinis de naribus profusio aut iis, qui subvirides ni-<text:line-break/>grique sunt, aut iis, </text:span><text:span text:style-name="T51">qui rubri </text:span><text:span text:style-name="T51">et virides aut subviridibus.</text:span></text:p>
      <text:p text:style-name="P13"><text:span text:style-name="T37">Non est huic sermoni additum utrum magis in mor-<text:line-break/>bis fiat sanguinis e naribus profusio dictis hominibus, an<text:line-break/>magis quam alios istos juvet. Sed neque quos intelligat<text:line-break/>subvirides et nigros clarum est. Nam, ut saepius jam<text:line-break/>repetitum est, in stirpibus </text:span><text:span text:style-name="T14">τὸ </text:span><text:span text:style-name="T21">χλωρόν </text:span><text:span text:style-name="T51">,</text:span><text:span text:style-name="T37"> id est viride, </text:span><text:span text:style-name="T14">ἀπὸ<text:line-break/>τῆς χλόης, </text:span><text:span text:style-name="T37">id est ab herba, ejusque colore Graeci ple-</text:span></text:p>
      <text:p text:style-name="P15"><text:span text:style-name="T37">rumque dicere consueverunt; abuteutes </text:span><text:span text:style-name="T37">autem omne vi-<text:line-break/></text:span><text:span text:style-name="T37">gens </text:span><text:span text:style-name="T37">et </text:span><text:span text:style-name="T37">boni, </text:span><text:span text:style-name="T37">habitus ita nominanti </text:span><text:span text:style-name="T37">Interdum </text:span><text:span text:style-name="T37">vero </text:span><text:span text:style-name="T37">et<text:line-break/>pallidos virides appellant, atque nunc ita explanatoribus<text:line-break/>videtur Hippocrates virides et nigros accepisse, tanquam<text:line-break/>si pallidos et nigros dixisset. </text:span><text:span text:style-name="T37">Hos' </text:span><text:span text:style-name="T37">ipsus vero nonnulli<text:line-break/>sanguinis profluvio magis obnoxios esse contendunt, quod<text:line-break/>pallida bilis cum sanguine </text:span><text:span text:style-name="T37">permixta </text:span><text:span text:style-name="T37">sit, quae vasculum<text:line-break/>possit acrimonia sua </text:span><text:span text:style-name="T37">recludere; </text:span><text:span text:style-name="T37">alii istos magis juvari, quo-<text:line-break/>niam pravis humoribus </text:span><text:span text:style-name="T37">evacuationem </text:span><text:span text:style-name="T37">requirentibus affluant.<text:line-break/>Pariter et de rubris </text:span><text:span text:style-name="T37">viridibusque </text:span><text:span text:style-name="T37">vocatis dissentiunt, ali-<text:line-break/>qui ad sanguinis effusionem </text:span><text:span text:style-name="T37">aptiores ipfos </text:span><text:span text:style-name="T37">dictos </text:span><text:span text:style-name="T37">esse asse-<text:line-break/></text:span><text:span text:style-name="T37">rentes, aliqui ea re juvari magis. </text:span><text:span text:style-name="T37">Sed </text:span><text:span text:style-name="T37">utrisque </text:span><text:span text:style-name="T37">commune<text:line-break/></text:span><text:span text:style-name="T37">quidem est bile pallida abundare, non commune autem<text:line-break/>magis melancholicum succum </text:span><text:span text:style-name="T37">ipsi </text:span><text:span text:style-name="T37">admixtum este in viri- </text:span><text:span text:style-name="T37">v<text:line-break/></text:span><text:span text:style-name="T37">dibus et nigris vocatis, magis sanguinem vero in rubris<text:line-break/>et viridibus. Nonnulli sane scribunt </text:span><text:span text:style-name="T14">ἐρυθροχρόους </text:span><text:span text:style-name="T37">per<text:line-break/>hanc litteram p, rubrum habentes colorem significari vo-<text:line-break/>lentes. At tertio dictos subvirides et hoc loco intelligudt</text:span></text:p>
      <text:p text:style-name="P15"><text:span text:style-name="T37">subpallidos; </text:span><text:span text:style-name="T37">sed quum vox indicet </text:span><text:span text:style-name="T37">modicum </text:span><text:span text:style-name="T37">ipsos </text:span><text:span text:style-name="T37">habere<text:line-break/>pallorem, cuinam permixtum illum esse velint, silentio<text:line-break/>transeunt: nam fi nigritiae, hos primos ab ipsis dictos </text:span><text:span text:style-name="T37">-<text:line-break/></text:span><text:span text:style-name="T37">esse ajunt; </text:span><text:span text:style-name="T37">si </text:span><text:span text:style-name="T37">robori, </text:span><text:span text:style-name="T37">fecundos. </text:span><text:span text:style-name="T37">Forsan igitur, quum al-<text:line-break/>bori mixtus est pallor, istos subvirides vocat, verum albi<text:line-break/>coloris </text:span><text:span text:style-name="T37">homo haud </text:span><text:span text:style-name="T37">ita </text:span><text:span text:style-name="T37">multum </text:span><text:span text:style-name="T37">sanguinis </text:span><text:span text:style-name="T37">e naribus </text:span><text:span text:style-name="T37">pro-<text:line-break/>fluvio obnoxius est, </text:span><text:span text:style-name="T37">neque </text:span><text:span text:style-name="T37">magiis quam, </text:span><text:span text:style-name="T37">praedicti </text:span><text:span text:style-name="T37">ah eo<text:line-break/>levatur.</text:span></text:p>
      <text:h text:style-name="P5" text:outline-level="2">XXII.</text:h>
      <text:p text:style-name="P16"><text:span text:style-name="T37">Parum </text:span><text:span text:style-name="T51">remittentem crustum facere oportet aride.</text:span></text:p>
      <text:p text:style-name="P13"><text:span text:style-name="T37">Haec quidem vetus lectio est. Sabini autem discipuli<text:line-break/>non legunt </text:span><text:span text:style-name="T14">βραχέα, </text:span><text:span text:style-name="T37">id est paruin, scd </text:span><text:span text:style-name="T14">βραχίονα, </text:span><text:span text:style-name="T37">id est<text:line-break/>brachium; dicuntque retractionis causa in sanguinis de<text:line-break/>naribus eruptione venae brachii sectionem prodesse, ' non<text:line-break/>solum propriam scripturam interpretantes, sed etiam veri-</text:span></text:p>
      <text:p text:style-name="P15"><text:span text:style-name="T37">similiter nos intelligere posse </text:span><text:span text:style-name="T37">volentes, </text:span><text:span text:style-name="T37">brachium remit-<text:line-break/>tentem, </text:span><text:span text:style-name="T37">de venae in </text:span><text:span text:style-name="T37">cubito </text:span><text:span text:style-name="T37">solutione </text:span><text:span text:style-name="T37">dictum </text:span><text:span text:style-name="T37">esse. </text:span><text:span text:style-name="T37">Ego<text:line-break/>vero hujusmodi venae sectionem sanguinis </text:span><text:span text:style-name="T37">de </text:span><text:span text:style-name="T37">naribus im-<text:line-break/>modice profusioni prodesse satis novi: retrahit enim ipsam<text:line-break/>et ne fiat impedimento est. Attamen Hippocratis locu-<text:line-break/>tionem id exponere non rideo; sed haec verba, parum<text:line-break/>remittentem, in </text:span><text:span text:style-name="T37">eum </text:span><text:span text:style-name="T37">senium</text:span><text:span text:style-name="T37">, </text:span><text:span text:style-name="T37">ut plurimi interpretes ac-<text:line-break/>ceperunt, dixisse videtur, ut fcilicet sanguinis fluxui pa-<text:line-break/>rum cedentes, sic deinde et ad ipsum crassiorem efficien-<text:line-break/>dum transeamus. At quia non simpliciter dixit, sanguinem<text:line-break/>crassum facere, non cum humiditate, fed cum siccitate,<text:line-break/>aliqui crassum facere arido, in ablativo casu scribentes,<text:line-break/>fubintelligi oportere ajunt, medicamento: id enim et ex<text:line-break/>his quae subnectuntur declarari. Sed qui volunt in<text:line-break/>praemissis verbis, iis qui sanguinis e naribus profluvio<text:line-break/>continenter laborant, non in morbis, fed quum non de-<text:line-break/>cumbunt, consilium dan, iis de rictus ratione fermo in-<text:line-break/>telligendus videtur, jubente ipfo, ex crassum reddentibus<text:line-break/>cum siccitate bonis succis corpus replere, halicam et amy-</text:span></text:p>
      <text:p text:style-name="P15"><text:span text:style-name="T37">lum hujusmodi esse ajunt et recentem cascum et fuillas<text:line-break/>carnes et agnorum maxime lactentium et hoedorum prae-<text:line-break/>terea. Alii de fluxu sanguinis in morbo vexatis sermo-<text:line-break/>nem factum esse volentes consulere ipsum ajunt-, ut san-<text:line-break/>guis sine clbis crassus fiat: id enim significat ea vox,<text:line-break/></text:span><text:span text:style-name="T51">aride,</text:span><text:span text:style-name="T37"> quoniam malos succos vult concoquere; ad con-<text:line-break/>coctionem autem bene facit inedia. Concoquentium etiam<text:line-break/>medicamentorum, usus est idoneus, quando ipfa adstriu-<text:line-break/>gentla sunt; nam et haec sanguinem erassum faciunt,<text:line-break/>sicut et concoctio.. Deinceps ab spfo hujusmodi medica-<text:line-break/>mentorum exemplum positum esu Quidam autem non<text:line-break/>fcribunt, </text:span><text:span text:style-name="T51">aride,</text:span><text:span text:style-name="T37"> voce in e desinente, fed in </text:span><text:span text:style-name="T51">o, arido,<text:line-break/></text:span><text:span text:style-name="T37">Hippocratem jubere dicentes per nares exeuntem in pro-<text:line-break/>fluvio sanguinem arido medicamento crassum reddere.</text:span></text:p>
      <text:h text:style-name="P5" text:outline-level="2">XXIII.</text:h>
      <text:p text:style-name="P16"><text:span text:style-name="T51">Alii vero minus crafsttudinem sucere.</text:span></text:p>
      <text:p text:style-name="P14"><text:span text:style-name="T37">Alios ajunt ipsum. dicere, eos scilicet qui sine pravis<text:line-break/>succis sanguinem assidue profundunt, quibus neque pallida,<text:line-break/>neque atra bilis cum sanguine mixta esu Aliqui et hic<text:line-break/>scribunt, non crassitudinem, sed crassum facere, locutio-<text:line-break/>nem magis dilucidam reddere volentes. Sententiam qui-<text:line-break/>dem eandem plane servant, siquidem et </text:span><text:span text:style-name="T51">isti ipsum</text:span><text:span text:style-name="T37"> jubere<text:line-break/>volunt, aliis ob copiam mali sanguinis ejus profluvio la-<text:line-break/>borantibus minus crassum facere; hoc videlicet, crassum<text:line-break/>facere, iterum bifariam accepto, nonnullis quidem ratione<text:line-break/>rictus, aliis vero per medicamenta naribus adhibita, qui-<text:line-break/>busdam praeterea utroque modo sanguinem crassum red-<text:line-break/>dere praecipientibus. Sed nullam firmam cognitionem ex<text:line-break/>his variis lectionibus haberi jam saepius a me dictum est.</text:span></text:p>
      <text:h text:style-name="P5" text:outline-level="2">XXIV.</text:h>
      <text:p text:style-name="P16"><text:span text:style-name="T51">Arido autem oportet albo, ut galla, alumen.</text:span></text:p>
      <text:p text:style-name="P14"><text:span text:style-name="T37">Haec est sane antiqua lectio, quam difficulter expla-<text:line-break/>nabilem nonnulli permutarunt, hi minus, illi magis; ma-<text:line-break/>gis quidem hoc pacto.'scribentes, arido autem albo ex<text:line-break/>naribus, ut galla, alumen. Ipsius vero sententiam hanc<text:line-break/>esse volunt, immoderate sanguinem e naribus profunden-<text:line-break/>tes , ultra praedicta adhuc et localibus remediis curandi<text:line-break/>sunt; localium vero auxiliorum exemplum dictum esse<text:line-break/>ajunt aridum medicamentum album naribus injectum. Sed<text:line-break/>galla quum alba non sit, nonnulli ipsi adjecerunt et, </text:span><text:span text:style-name="T51">alu-<text:line-break/>men,</text:span><text:span text:style-name="T37"> scribentes, </text:span><text:span text:style-name="T51">ut galla, alumen:</text:span><text:span text:style-name="T37"> eas autem voces hic<text:line-break/>aut ibi expunxerunt non injuria, tanquam exile quoddam<text:line-break/>atque indignum Hippocrate, quippe significari hoc ajunt,<text:line-break/>per utram narem sanguis eruperit, in illam aridum me-<text:line-break/>dicamen esse injiciendum. At servata veteri lectione<text:line-break/>magnopere obscura locutio redditur. Nam quae ex nari-<text:line-break/>bus alba evacuare velit aut purgare aut concoquere aut<text:line-break/>sponte descendentia contemplari, omnino inventu dubium<text:line-break/>aircepsque est, quum ipse.Hippocrates huic voci, </text:span><text:span text:style-name="T51">albo.</text:span></text:p>
      <text:p text:style-name="P15"><text:span text:style-name="T37">nihil plane adjecerit. Jure itaque • in hoc ipso primum<text:line-break/>interpretes discordes fuerunt, alius aliud fubintelligendum<text:line-break/>esse existimantes, et quoniam omnibus illis, istud, ut </text:span><text:span text:style-name="T14">κηκὶς,<text:line-break/></text:span><text:span text:style-name="T37">id est galla, adversatur; conveniens enim erat dicere, ut<text:line-break/></text:span><text:span text:style-name="T14">κηκίδι, </text:span><text:span text:style-name="T37">id </text:span><text:span text:style-name="T51">est</text:span><text:span text:style-name="T37"> galla, in ablativo casu, non in recto casu.<text:line-break/>Hoc igitur communiter omnibus repugnat; neque evitare<text:line-break/>quis potest orationis incongruum, neque emendare, licet<text:line-break/>scripturam mutet; scd nonnulli dicunt etiamnum ipsi de<text:line-break/>(anguinis e naribus fluxu tutum sermonem esse, consulere-<text:line-break/>que hujusmodi adstringenti medicamine uti, in narem san-<text:line-break/>guine manantem id immittentes, usque dum sedato san-<text:line-break/>guinis cursu alba exiverint, Multa alia quoque perperam<text:line-break/>dicunt in verba, ut mihi quidem videntur, corrupta et ab<text:line-break/>aliquo forsan interposita. Ceterum mirari licet, ut aliis<text:line-break/>multis, ita et hoc loco eos, qui valde audacter Hippo-'<text:line-break/>cratis verba in quidquid ipsis visum fuerit transmusant<text:line-break/>Cum omnes enim interpretes in sermone Hippocratis scri-<text:line-break/>ptum esse sciant, </text:span><text:span text:style-name="T51">ex naribus</text:span><text:span text:style-name="T37"> alba, ipsi mutantes scribunt,<text:line-break/></text:span><text:span text:style-name="T37">/</text:span></text:p>
      <text:p text:style-name="P15"><text:span text:style-name="T51">ex naribus</text:span><text:span text:style-name="T37"> albo. Multoties autem dixi in perobscuris<text:line-break/>locutionibus verisimiliter verba mutare fas esse, sed prius'<text:line-break/>id ipsum dicentem tunc lectionem mutare decet. '</text:span></text:p>
      <text:h text:style-name="P5" text:outline-level="2">XXV.</text:h>
      <text:p text:style-name="P11"><text:span text:style-name="T51">Cum venere uti incipiunt aut Jiircire, sanguinis profluvio<text:line-break/>laborant.</text:span></text:p>
      <text:p text:style-name="P13"><text:span text:style-name="T37">Sanguinemr.de naribus facile profundunt non folurn<text:line-break/>aegroti, verum etiam fani, qui eam aetatem agunt, in qua<text:line-break/>illud ipsis evenit quod hircire vocant. Isti jam et ve-<text:line-break/>nere uti plane possunt Ac prius quidem, cum essent<text:line-break/>pueri, sanguine copioso abundabant, verum ratione in-<text:line-break/>crernenti haud etiam pariter copioso. Sanguis autem ipsis<text:line-break/>calidior est, propterea ejus profluvio tentantur. At vos<text:line-break/>meminisse puto ex aliis membris sanguinis profluvia cum<text:line-break/>loci appellatione femper dici; ex naribus vero nonnun-<text:line-break/>quam et sine particulae appellatione sanguinis profluvium<text:line-break/>simpliciter nominari.</text:span></text:p>
      <text:h text:style-name="P6" text:outline-level="2">XXVI.</text:h>
      <text:p text:style-name="P11"><text:span text:style-name="T51">In acceffibus autem quidam prostrepunt, ut Arcesilaus.<text:line-break/>Aliqui accejsturi horrentes, rugosa Aliis vero post in-<text:line-break/>statur venter, quam accesterint, </text:span><text:span text:style-name="T37">ut </text:span><text:span text:style-name="T51">Damagorae.</text:span></text:p>
      <text:p text:style-name="P22"><text:span text:style-name="T37">Saepius repetivi, si valde male a multis interpretibus<text:line-break/>dicta redarguam, aegre omnes ferre commentariorum lon-<text:line-break/>gitudinem; si vero non reprehensa dimittam, mediocria<text:line-break/>tantum memorans, eos qui haud tardo ingenio sunt, ah<text:line-break/>illis excitatos et reliqua dijudicare posse. Et nunc igitur<text:line-break/>faciam *<text:tab/>*<text:tab/>* Hanc quidem vocem, </text:span><text:span text:style-name="T51">accejstbus,</text:span></text:p>
      <text:p text:style-name="P16"><text:span text:style-name="T37">omnes fere de coitu cum muliere intelligunt, quemadmo-<text:line-break/>dum et eam vocem, </text:span><text:span text:style-name="T51">perstrepunt,</text:span><text:span text:style-name="T37"> de emittendis per anum<text:line-break/>flatibus, atque de hoc etiam paulo ante dictum esu Sed<text:line-break/>quod deinceps fcriptum est, accessuri autem horrentes,<text:line-break/>rugosi, quiddam tale significat. Aliqui veuerea aggredien-<text:line-break/>tes, cum lucalefcunt, horrore tentantur; qua ratione jam</text:span></text:p>
      <text:p text:style-name="P15"><text:span text:style-name="T37">saepius didicistis , omnes mali succi plenos, cum vehemen-<text:line-break/>tius repente calefiunt, horrore vexari. At nonnulli pro<text:line-break/>hac voce, </text:span><text:span text:style-name="T51">horrentes, rigent,</text:span><text:span text:style-name="T37"> scribunt: quod mihi perra-<text:line-break/>rum este videtur et maximae succorum pravitatis indicium;<text:line-break/>quare neque ullum initio coitus rigore affici cognovimus.<text:line-break/>Verum et hanc vocem, </text:span><text:span text:style-name="T51">rugosi,</text:span><text:span text:style-name="T37"> aliqui in hanc vocem,<text:line-break/></text:span><text:span text:style-name="T14">κακώδεις, </text:span><text:span text:style-name="T37">convertunt. Alii vero interpretantur ob male<text:line-break/>habitum corpus, </text:span><text:span text:style-name="T14">κακώδεις, </text:span><text:span text:style-name="T37">dici; aliis quod tetrum odo-<text:line-break/>rem spirent. Quod quibusdam autem venter infletur, su-<text:line-break/>pra positum esu Sed Dioscorides hanc partem, ut et alias<text:line-break/>mullas, prout ipsi libitum suit commutavit, ut tota ora-<text:line-break/>tio hujusmodi sit: in accessibus sunt aliqui perstrepentes,<text:line-break/>quemadmodum Arcesilaus, ut foetidos ipsius crepitus esse<text:line-break/>intelligamus. Capito quidem et ipse in valde multa ser-<text:line-break/>monem hunc convertens talem ferit: lu accessibus aliqui<text:line-break/>perstrepunt, ut Arcesilaus, aliqui accessuri rigent rugosi.</text:span></text:p>
      <text:h text:style-name="P8" text:outline-level="2">XXVII.</text:h>
      <text:p text:style-name="P19"><text:span text:style-name="T51">Mutationes </text:span><text:span text:style-name="T51">cavendae.</text:span></text:p>
      <text:p text:style-name="P13"><text:span text:style-name="T37">Et in aliis quibusdam </text:span><text:span text:style-name="T37">et in </text:span><text:span text:style-name="T37">aphorifmis id cautius<text:line-break/>dixit siis verbis propositis, multum et repente. Neque<text:line-break/>enim quae aeris mutationes, neque quae a nobis ipsis<text:line-break/>paulatim fiunt, periculosae sunt,- sed tamen magnae ac<text:line-break/>repentinae sanitatis amittendae periculum inferunt; quo-<text:line-break/>circa et ab his cavendum esu Evitabimus autem ambien-<text:line-break/>tis coeli mutationes, domi nos plurimum continentes et<text:line-break/>contrariorum usum adhibentes, in humidis quidem muta-<text:line-break/>tionibus corpus siccantes, lu siccis humectantes ; eadem<text:line-break/>quoque ratione mutationes cavere in nobis ipsis est, neque<text:line-break/>ab exercitationibus subito ad otium, neque ab otio ad<text:line-break/>exercitationes transeuntibus; fed neque a lavandi insuetu-<text:line-break/>drne </text:span><text:span text:style-name="T37">ad </text:span><text:span text:style-name="T37">lavationes</text:span><text:span text:style-name="T37">, neque </text:span><text:span text:style-name="T37">a lavationibus ad oppesitnm.</text:span></text:p>
      <text:p text:style-name="P15"><text:span text:style-name="T37">neque ex aquae potu </text:span><text:span text:style-name="T37">ad vinum </text:span><text:span text:style-name="T37">bibendum</text:span><text:span text:style-name="T37">, </text:span><text:span text:style-name="T37">neque </text:span><text:span text:style-name="T37">ex </text:span><text:span text:style-name="T37">vini<text:line-break/>usu ad aquae potum et in aliis omnibus similiter. Hic<text:line-break/>ferino plane verus est juxta et ab Hippocrate saepius re-<text:line-break/>petitus. Caeterum ignoro quidnam aliqui sentientes di-<text:line-break/>cant subintelligendum esse huic orationi, mutationes ca-<text:line-break/>vendae , hanc vocem, aetatum: in aphorismis enim ipfe<text:line-break/>inquiens, multum et repente evacuare aut replere aut<text:line-break/>calefacere aut refrigerare aut aliter utcunque corpus mo-<text:line-break/>vere, periculosum est et omne multum naturae inimicum;<text:line-break/>aetatum nullam mentionem fecit. Neque enim' in ipsis<text:line-break/>paulatim labentibus nimium naturae inveniri potest, neque<text:line-break/>aliqua curiosiore observatione indigent,- quantum ad<text:line-break/>communia tuendae sanitatis praecepta pertineat: quemad-<text:line-break/>modum neque cum anni tempora paulatim mutationem<text:line-break/>suam faciunt. Verum haec interdum videmus magnas re-<text:line-break/>pente in contrarium mutationes pati; at aetatem nullam<text:line-break/>repente elapfam novimus, ut puer die postero in virum<text:line-break/>evaserit, non paulatim per pubertatis et juventae annos<text:line-break/>transitu facto.</text:span></text:p>
      <text:h text:style-name="P6" text:outline-level="2">XXVlll.</text:h>
      <text:p text:style-name="P16"><text:span text:style-name="T37">Cibi </text:span><text:span text:style-name="T51">paucitas laststtudinem non faciens nec sitim accendens.</text:span></text:p>
      <text:p text:style-name="P13"><text:span text:style-name="T37">Cum in universum mutationes esse cavendas dixerit,<text:line-break/>unum quiddam ad naturalem statum tuendum conferens<text:line-break/>deinceps fcripsit, ut memoriae propriae consuleret. Iu<text:line-break/>utraque enim mutatione cum circumdantis aeris tum no-<text:line-break/>strorum studiorum et universae vicius rationis, cibi pau-<text:line-break/>citatem et sitis et lassitudinis privationem in omnibus<text:line-break/>quae agimus nobis esse propositum jubet. Sed explana-<text:line-break/>tores cibi paucitate et sitim et lassitudinem tolli dixerunt.<text:line-break/>Verum id si universum proferatur, falsum est: nam pi-<text:line-break/>tuitosus succos aut multum et bonum sanguinem habenti-<text:line-break/>bus cibi paucitas lassitudinem tollit et sitim exstinguit;<text:line-break/>sed biliosis aut inopia sanguinis laborantibus, neque lassi-<text:line-break/>tudinem fedat, neque sitim exstinguit, ut ipse in libro de<text:line-break/>victus acutorum ratione edocuit. Adhuc vero pejus illi<text:line-break/>senserunt qui ita fcribunt, inedia lassitudinem tollens,</text:span></text:p>
      <text:p text:style-name="P15"><text:span text:style-name="T37">sitim exstinguens; at isti plane in extrema inscitia .<text:line-break/>versantur, ea quae neque vulgus hominum latere so-<text:line-break/>lent ignorantes. Alii praeterea fini sermonis hanc vo-<text:line-break/>cem, esurienti, adjiciunt, ajuntque cibi paucitatem<text:line-break/>esurienti lassitudinem et fitim eximere; efurientem vero<text:line-break/>dictum esse volunt qui indigere cibo se sentiat. At-<text:line-break/>qui melius esset dicere famem fentienti paucitatem cibi<text:line-break/>haud in tempore adhiberi, non fentienti autem conducere :<text:line-break/>signum est enim ipsius </text:span><text:span text:style-name="T37">corpus </text:span><text:span text:style-name="T37">multitudine redundare.</text:span></text:p>
      <text:h text:style-name="P5" text:outline-level="2">XXIX.</text:h>
      <text:p text:style-name="P11"><text:span text:style-name="T51">Omnis extenuatio laxat cutem, deinde distenditur. Refe-<text:line-break/>ctio contraria factt, cutis corrngatio concidentis, extensio<text:line-break/>refectae. Horrens, laeve, utriusque signum, subbiiiosum,<text:line-break/>subrubrum. Sic detrahi mammas-, graciles autem sur-<text:line-break/>sum trahi aut circumvelli. Etst quispiam non arbitre-<text:line-break/>tur propter hoc, scd carne creata id steri.</text:span></text:p>
      <text:p text:style-name="P14"><text:span text:style-name="T37">Demiror explanatores obscuras locutiones, quas nemo<text:line-break/>lutelligat, solas se intelligere profitentes;quacunque vero<text:line-break/>nobis omnibus perspicua sunt, solos ipsos non intelligere.<text:line-break/>Propositum igitur sermonem minime ambiguum multi-<text:line-break/>fariam distrahunt, alius aliter ipsius enuntiationes scri-<text:line-break/>bens atque commutans; et contra ea, quae in omnibus<text:line-break/>evidenter apparent, interpretantur, quae maxime omnium<text:line-break/>ipsus observare oportebat: est enim Hippocrati sermo de<text:line-break/>iis, quae in corpore nostro conspiciuntur per tenuationes<text:line-break/>et enutritiones. Sed nonnulli neque quid sit tenuatio<text:line-break/>jnosse videntur, tantum abest ut omnia in istis evidenter<text:line-break/>apparentia aut ipsorum causias percipiant; scd tamen fieri<text:line-break/>tenuationem per evacuationem praedicant. . Aliqui alve<text:line-break/>evacuationem five tenuationem dixeris nihil interesse<text:line-break/>opinantur. Verum hoc dignoscere, ut diximus, non est<text:line-break/>magnae cujusdam scientiae. Jam multi haud modica san-<text:line-break/>guinis copia redundant, gracilissimi tamen sunt: sicut alii<text:line-break/>e contrario crassi, sed paucum habent sanguinem. Atqui</text:span></text:p>
      <text:p text:style-name="P15"><text:span text:style-name="T37">ego </text:span><text:span text:style-name="T37">cuidam </text:span><text:span text:style-name="T37">mulierculae jam </text:span><text:span text:style-name="T37">octo menses purgationis </text:span><text:span text:style-name="T37">men-<text:line-break/>struae </text:span><text:span text:style-name="T37">suppressione </text:span><text:span text:style-name="T37">laboranti, extenuatissima cum essef,<text:line-break/>haud </text:span><text:span text:style-name="T37">exiguo detracto </text:span><text:span text:style-name="T37">sanguine, brevissimo </text:span><text:span text:style-name="T37">tempore </text:span><text:span text:style-name="T37">pro-<text:line-break/>prium </text:span><text:span text:style-name="T37">habitum </text:span><text:span text:style-name="T37">restitui; </text:span><text:span text:style-name="T37">sicut </text:span><text:span text:style-name="T37">et alias non paucas eodem<text:line-break/>modo </text:span><text:span text:style-name="T37">ad ianitatem reduxi; sed </text:span><text:span text:style-name="T37">quod illi mulieri accidit,<text:line-break/>neque </text:span><text:span text:style-name="T37">enim </text:span><text:span text:style-name="T37">erat ignobilis, fuit valde celebre, ipsi quidem<text:line-break/>refcissa.vena et medicis exeo remedio futuram utilitatem<text:line-break/>constanter polliceri verentibus. Quin etiam nonnulli mihi<text:line-break/>adversari audebant, non solum propter mulieris maciem,<text:line-break/>sed etiam propter iUappetentiam, ex venae sectione secu-<text:line-break/>turam . esse noxam affirmantes. Profecto haec melius est<text:line-break/>longiori sermone persequi quam utrius Prodici Hippocra-<text:line-break/>tes mentionem fecerit diligenter.invenire conari. Verum,<text:line-break/>ut supra jam dixi saepius, recentiores medici ad magis<text:line-break/>sophisticam doctrinae speciem deflexerunt; aegrotis eve-<text:line-break/>nientia diligenter observare et ipsorum affectus causasque,<text:line-break/>ex quibus curationis inventio acquiritur, indagare negli-<text:line-break/>gentes;; quae et ipsa per experientiam dijudicatur. In</text:span></text:p>
      <text:p text:style-name="P15"><text:span text:style-name="T37">muliere sane. quam .memoravi' primo die sanguinis scs-<text:line-break/>quilibram detraxi, rursum postridie libram, tertio vero<text:line-break/>non multo plus Semilibra, erant enim unciae octo. So-<text:line-break/>phista quidemhaiee legens quaerere incipiet, quis ex Grae-<text:line-break/>cis unquam .libras aut quis uncias nominavit. Medicus<text:line-break/>vero et quae alia signa praeter cohibitos menses venae<text:line-break/>sectionem indicent scire avebit. Illa igitur .et ego re-<text:line-break/>censebo, sophistis ut valeant</text:span><text:span text:style-name="T58">:</text:span><text:span text:style-name="T37"> nuncians: scilicet ipsius<text:line-break/>venae eminebant sanguinis plenae, colore lividae, rescisso<text:line-break/>autem vnsculo, liquidae pici et colore et crassitudine simi-<text:line-break/>lis sanguis emanabat, ob id ipfum sane multo magis nisus<text:line-break/>fuit largiter esse evacuandus. Haec quidem a nobis obiter<text:line-break/>recte, mederi' cupientibus dicta sunto. Rursum vero est<text:line-break/>propositum me recipiens, &gt;non recte dicam interpretes af-<text:line-break/>firmasse , attenuationem corporis simpliciter eb inanitionem<text:line-break/>fieri; distinctiones enim dixisse oportuit, quod scilicet'<text:line-break/>attenuatio totius mulisdetractio quaedam est et collapsus</text:span></text:p>
      <text:p text:style-name="P15"><text:span text:style-name="T37">aut: subsidentia vel utcumque ipsam nominare velint; cras--<text:line-break/>situdo vero e contrario in tumorem elatio est. Nonnun-<text:line-break/>quam igitur debilitata carnosi generis facultate et vitioso<text:line-break/>sanguine in arteriis venisque incluso attenuatio fit; ple-<text:line-break/>rumque vero ex contrariis crassitudo, ut in vasis quidem<text:line-break/>paucus sanguis remanserit in carnium nutricationem dis-<text:line-break/>tributus, illae vero bene habitae sint et per eas totius<text:line-break/>moles corporis increverit. Noverunt autem vel omnes id<text:line-break/>quoque mangones, cutem scilicet carnosis particulis prae-<text:line-break/>tendi et naturas quasdam corporum agnoscunt, quae in<text:line-break/>molem excrescere praetensa cute non valeant. Nam ipsam<text:line-break/>summis digitis sursum trahentes, quousque a subjecta carne<text:line-break/>discedat, considerant et eo usque singula emaciata corpora<text:line-break/>se reficere posse sperant, quousque cutis protracta fuerit:<text:line-break/>laxa enim cutis in extenuatis, extensa in crassioribus ef-<text:line-break/>fectis apparet. Porro extenuationes multis de causis pro-<text:line-break/>veniunt, siquidem alimenti penuria, exercitationes plures</text:span></text:p>
      <text:p text:style-name="P15"><text:span text:style-name="T37">et </text:span><text:span text:style-name="T37">vigilia et cogitationes et dolores et morbi colliquantes<text:line-break/></text:span><text:span text:style-name="T37">et discussorii: </text:span><text:span text:style-name="T37">praeterea </text:span><text:span text:style-name="T37">evacuatio multa </text:span><text:span text:style-name="T37">per </text:span><text:span text:style-name="T37">alvum, vomi-<text:line-break/>tum , per sudores</text:span><text:span text:style-name="T37">, </text:span><text:span text:style-name="T51">per </text:span><text:span text:style-name="T51">sanguinis</text:span><text:span text:style-name="T37"> profluvium</text:span><text:span text:style-name="T37">, </text:span><text:span text:style-name="T37">extenuatio-<text:line-break/>num causae sunt. Instaurationis autem unus </text:span><text:span text:style-name="T37">modus </text:span><text:span text:style-name="T37">est<text:line-break/>omnium videlicet, quibus </text:span><text:span text:style-name="T37">sani </text:span><text:span text:style-name="T37">egemus, conveniens mo-<text:line-break/>dus; ista vero sunt, ut ipfe sequentibus dicturus est, la-<text:line-break/>bores, cibus, potus, somnus, venus, ltaque cum multi<text:line-break/>modi extenuandi corporis sint, omnium commune est pri-<text:line-break/>mum quidem cutem laxari, postea vero perdurante macie<text:line-break/>distendi. At si illi succedens instauratio facta fuerit, con-<text:line-break/>trarium accidet: distendetur enim cutis primum, deinde<text:line-break/>laxior fiet. Causas vero istorum jam quidem saepius au-<text:line-break/>divistis, verumtamen et in praesentia summatim perstrin-<text:line-break/>gentm. Quapropter vobis in memoriam revocanda, quae<text:line-break/>saepius in utribus et vesicis conspexistis, repleto enim<text:line-break/>interiore cavo, circumtenditur corium; evacuato, relaxa-<text:line-break/>tur. Eodem modo et in animalibus bene saginatis distenta<text:line-break/>cutis, in macie confectis laxa conspicitur. Nam sicut</text:span></text:p>
      <text:p text:style-name="P15"><text:span text:style-name="T37">liquor in </text:span><text:span text:style-name="T37">utres </text:span><text:span text:style-name="T37">infusus </text:span><text:span text:style-name="T37">eorum tergora contendit, </text:span><text:span text:style-name="T37">ita car-<text:line-break/>nes multae procreatae cutem nostram circum se ipsas ob-<text:line-break/>tendunt, atque 'id evidenter intueri licet, pingues scilicet<text:line-break/>omnes adeo tensam cutem habentes, ut quis apprehendens<text:line-break/>nec minimum quidem a subjectis carnibus avellere possit;<text:line-break/>macros autem adeo laxam, ut longissime quis ipsam pro-<text:line-break/>trabens acu trajicere sine ullius subjectae partis vulnere<text:line-break/>queat. Hactenus quidem omnes fere orationem recte in-<text:line-break/>tellexerunt, fed in eo conturbati sunt quod sequitur haec<text:line-break/>verba, omnis extenuatio laxat cutem, contrarium enim<text:line-break/>ab ipfa fieri negant. Quocirca nonnulli de refectione<text:line-break/>verba illa, </text:span><text:span text:style-name="T51">postea circumtenditur,</text:span><text:span text:style-name="T37"> dicta esse existimant;<text:line-break/>neque animadverterunt quod subsequitur ipsis adversari,<text:line-break/>ubi ait, refectio contraria facit. Erit enim, si quis ipso-<text:line-break/>rum explanationis intellectum sequatur, talis orationis<text:line-break/>sententia: omnis extenuatio laxat cutem, circumtenditur<text:line-break/>contra refectis, refectio vero contraria facere apta est.<text:line-break/>Sed primum quidem ipsum dicere par erat, refectionem</text:span></text:p>
      <text:p text:style-name="P15"><text:span text:style-name="T37">non contraria, sed contrarium facere: nam cum unam de<text:line-break/>extenuatione dictum sit et refectionem uni contrariam di-<text:line-break/>xisse ratio postulati Igitur si extenuatio cutem laxat, eam<text:line-break/>distendere refectionem oportebit; possea vero deinceps hoc<text:line-break/>dixisse manifesse videtur, cum explicatior, apertior ac<text:line-break/>brevior sit talis oratio y' omnis extenuatio laxat cutem, re-<text:line-break/>fectio circumtendit. Quid igitur est quod </text:span><text:span text:style-name="T51">ab ea parte<text:line-break/></text:span><text:span text:style-name="T37">significatur, quae dicit, postea circumtenditur? nihil aliud<text:line-break/>sane, nisi id quod ab omnibus lutelligitur,' quod primo<text:line-break/>fcilicet in extenuationibus cutis relaxatur, extenditur po-<text:line-break/>stea extenuatione manente et non in refectionem transiuu-<text:line-break/>tata. At in refectione contrarium evenit, ab initio qui-<text:line-break/>dem cutis obtenditur, tempore autem succedente laxior<text:line-break/>evadit. Haec profectu si adeo curiose, ut Hippocrates,<text:line-break/>sensui apparentia obfervassent, ita fieri vidissent. Primum<text:line-break/>igitur vobis in memoriam ea revocans, quae sensu conspe-<text:line-break/>xistis, postea et apparentium causas explicabo. Illotum</text:span></text:p>
      <text:p text:style-name="P15"><text:span text:style-name="T37">itaqqe reminiscamini, qui in morbis contabuerunt, prae-<text:line-break/>sertim in tabe, quae retorrida vocatur; in quibus me-<text:line-break/>mentote cutem aeque ac aridum corium fuisse distentam;<text:line-break/>sed quid-mirum lu illis longiori tempore tabefactis cutem<text:line-break/>distentam apparere? quandoquidem et nonnnnqnam primis<text:line-break/>diebus id evenire foleat. Dicit ergo Hippocrates iple in<text:line-break/>praesagiis; de iis quae morbis initio eveniunt, sermonem<text:line-break/>faciens, inter alia faciei signa et hoc enumerans, cutis<text:line-break/>circa frontem dura et contenta. Quod autem oh inani-’<text:line-break/>tionem id fiat; docens ipse deinceps scripsit. Interrogare<text:line-break/>oportet, num vigilaverit homo an ventris dejectiones valde<text:line-break/>fuerint copiosae, an fames ipsum vexet. Ceterum id qui-<text:line-break/>dem ah omnibus medicis Hippocrate posterioribus tanquarn<text:line-break/>uno </text:span><text:span text:style-name="T51">ore</text:span><text:span text:style-name="T37"> loquentibus conceditur ob immodicam evacuatio-<text:line-break/>nem nonnunquam sensibilem, nonnunquaiu sensus laten-<text:line-break/>tem, solere ejusmodi faciem evadere, qualem his verbis,<text:line-break/>pinxit Hippocrates: nasus acutus, oculi cavi, tempora<text:line-break/>collapsa, aures frigidae et contractae et aurium pinnae</text:span></text:p>
      <text:p text:style-name="P15"><text:span text:style-name="T37">inversae et cutis .circa, frontem dura et distenta. Quo-;<text:line-break/>circa sensu pos aperte docente, nimiam evacuationem,<text:line-break/>contra quam moderatam, in cute affectum parere; ipsorum<text:line-break/>ratio verisimilis quidem, non tamen vera comprehenditur,<text:line-break/>cum dicunt, manentibus affectum producentibus causis<text:line-break/>ipsam ad contrarium transmutari non contingit. Evrden-.<text:line-break/>ter enim transmutari immoderatis evacuationibus cernitur,<text:line-break/>sive ipsae longiori tempore sensibiliter perdurare noscan-<text:line-break/>tur, sive per vias sensibus occultas, per eliquationem sci-<text:line-break/>licet aut digestionem aegrotantium, efficiantur. Antequam<text:line-break/>igitur ad ipsam cutis propriam substantiam exhaustio per-<text:line-break/>venerit, perinde atque evacuati utres et sacci et vesicae,<text:line-break/>cutis laxior redditur; inanitione autem perdurante talis<text:line-break/>efficitur, quales aridae vesicae atque coria, quae prae du-<text:line-break/>.ritia extendi non possunt: talis vero • et in utribus et in<text:line-break/>vesicis cutis effecta videtur, cum exsiccata admodum fue-<text:line-break/>rit. At usque dum humida sit </text:span><text:span text:style-name="T37">et </text:span><text:span text:style-name="T37">mollis et lu interno<text:line-break/>cavo aliquid suscipit iterumque .dimittit, suscipiens qui-</text:span></text:p>
      <text:p text:style-name="P15"><text:span text:style-name="T37">dem, cum satis. expleta suerit, distenditur; cum inanitur<text:line-break/>anteini, relaxatur.. Rectu </text:span><text:span text:style-name="T37">igitur </text:span><text:span text:style-name="T37">Hippocrates dixit, omnis<text:line-break/>extenuatio laxat cutem, postea circumtenditur: sic enim et<text:line-break/>fieri videmus et jam causa dicta esu lc bene illud quo-<text:line-break/>que adjecit, resectionem contraria facere; nam ab initio<text:line-break/>extenditur cutis, interjecto deinde temporis intervallo<text:line-break/>efficitur laxior. Cum, enim subjectis ipsi carnibus durior<text:line-break/>patura sit atque ariclior</text:span><text:span text:style-name="T37">, </text:span><text:span text:style-name="T37">tardius quam illae et in exte-<text:line-break/>nuationibus obdurescit et in resectionibus remollescit.<text:line-break/>Quando igitur ipsam duram et jam exsiccatam refectio<text:line-break/>exceperit, primum carnes adaugens ipsam jure proten-<text:line-break/>dit; procedente vero tempore et ipsa cutis nutrimentum<text:line-break/>suscipiens. humidicr et mollior sit, proinde et iterum la-<text:line-break/>xior redditur, quemadmodum arida coria et pelles aqua<text:line-break/>madefactae et oleo ac sevo delibutae. Haec itaque vere<text:line-break/>juxta atque aperte ab Hippocrate enarrata, male inter-<text:line-break/>pretati funt ob earum, de quibus est praefens ferino,<text:line-break/>rerum ignorationem. Sed </text:span><text:span text:style-name="T37">quae </text:span><text:span text:style-name="T37">fequuntur haud aeque<text:line-break/></text:span><text:span text:style-name="T37">z</text:span></text:p>
      <text:p text:style-name="P15"><text:span text:style-name="T37">nota et fortasse adjectitia manifesta esse arbitrantur',<text:line-break/>quamvis ipsis explanandis haud minus quam in praedictis<text:line-break/>dissentiant et antiquas lectiones permutent. Verum ut<text:line-break/>dilucidior oratio" sic, singulas ipsius - contextus particulas<text:line-break/>feparatirn explicabo. Cutis corrugatlo concidentis, extensio<text:line-break/>refectae. In extenuationibus quidem laxationem prius<text:line-break/>quam' ipsa in propria substantia quidquam -perpessa sit, in<text:line-break/>refectionibus autem extendi </text:span><text:span text:style-name="T37">et </text:span><text:span text:style-name="T37">exsiccatam temporis inter-<text:line-break/>vallo in contraria permutari supra comprehensum est’;<text:line-break/>sed in hac parte ipsius concidentis corrugationem' fieri<text:line-break/>inquiunt, refectae vero extensionem. Rugosum quidem<text:line-break/>corpus et cutem Graeci nominant quae in rugas et ali-<text:line-break/>cas contracta fiunt,'' ut </text:span><text:span text:style-name="T37">videmus in </text:span><text:span text:style-name="T37">senibus; et ipsiorum<text:line-break/>affectum corrugationem. Corrogatio vero aliqua et in<text:line-break/>juvenilibus corporibus apparet, cum venae occultae sunt<text:line-break/>et maxime cum dissipato in ipsis abundante sanguine me-<text:line-break/>dicamen austerae adstringentisque naturae quispiam super-<text:line-break/>dederit. Hunc autem et </text:span><text:span text:style-name="T37">cute </text:span><text:span text:style-name="T37">collabente affectum creari</text:span></text:p>
      <text:p text:style-name="P15"><text:span text:style-name="T37">dicit, id est </text:span><text:span text:style-name="T37">cum </text:span><text:span text:style-name="T37">ea </text:span><text:span text:style-name="T37">quae </text:span><text:span text:style-name="T37">intra ipsam cutem habentur,<text:line-break/>minora effecta sunt, tunc decidit, </text:span><text:span text:style-name="T37">in se </text:span><text:span text:style-name="T37">ipsam residens;<text:line-break/></text:span><text:span text:style-name="T51">fed contrarium ejus affectum,</text:span><text:span text:style-name="T37"> cum in: longum latumque<text:line-break/>excreverit,' extensionem homines vocant, </text:span><text:span text:style-name="T51">licet nonhun-<text:line-break/>quam eveniat ut tantummodo</text:span><text:span text:style-name="T37"> lu longum aut latum: ex-<text:line-break/>tendatur ac resideat. Verum in praefientia de extensione<text:line-break/></text:span><text:span text:style-name="T37">et </text:span><text:span text:style-name="T37">contractione in utramque cutis dimensionem factis sermo<text:line-break/>intelligendus esu Quod </text:span><text:span text:style-name="T14">Ά </text:span><text:span text:style-name="T37">quis praepositam particulam<text:line-break/>recte intellexerit, non admodum hac egebit. Horrens,<text:line-break/>laeve: utriusque signum, subbiliofumysubrUbrum. Non-<text:line-break/>nulli legunt, rugosum, laeve utriusque signum. Sed quo-<text:line-break/>niam in antepositis, verbis de corrogatione scripsit, rationi<text:line-break/>magis consentiens esse videtur, ,ut nunc, </text:span><text:span text:style-name="T51">horrens,-</text:span><text:span text:style-name="T37"> dictum<text:line-break/>sit, ut Hippocrates speciem in corrugatis factam horrenti-<text:line-break/>bus similem este demonstret. . Similitudo autem in cutis<text:line-break/>inaequalitate, ac veluti asperitate consistit, nonnullis ejus<text:line-break/>particulis depressioribus, nonnullis exstantioribus appa-<text:line-break/>rentibus. Quoniam enim per exigua valde intervalla in</text:span></text:p>
      <text:p text:style-name="P14"><text:span text:style-name="T37">tota cute id factum fuerit,., id symptoma horror nomina-<text:line-break/>tur ;.,tuque illud mente concipito, exactae maris tranquil-'<text:line-break/>litati laevis corporis statum assimilari et proxime inceptae<text:line-break/>ejus inaequalitati horrorem Ita sane.'et poeta inquis:</text:span></text:p>
      <text:p text:style-name="P16"><text:span text:style-name="T51">Qualis </text:span><text:span text:style-name="T51">autem </text:span><text:span text:style-name="T51">Zephyri confundebat mare horror,<text:line-break/>nuper </text:span><text:span text:style-name="T51">concitati.</text:span></text:p>
      <text:p text:style-name="P13"><text:span text:style-name="T37">Levitas igitur, recreatis corporibus .inest, fed velut horror<text:line-break/>coutra fele habentibus; alterutrum vero, ipsorum alterutrius<text:line-break/>signum.est, non.alterutrum amborum, neque ambo simul<text:line-break/>alterutrius. Eodem quoque modo et fubbiliosum, subru-<text:line-break/>brum</text:span><text:span text:style-name="T58">-</text:span><text:span text:style-name="T37"> alterutrum alterutrius signum est; subbiliofum ex-<text:line-break/>tenuari j subrubrum refecti. Macrescentibus enim corpus<text:line-break/>biliosius redditur propter, causas maciem inferentes, de<text:line-break/>quibus, antea nos loquentes audivistis;. magis sanguineum<text:line-break/>autem cibo se reficientibus: nam neque bene inutriri sine</text:span></text:p>
      <text:p text:style-name="P15"><text:span text:style-name="T37">bono Ianguure corpus </text:span><text:span text:style-name="T37">valeret. Adjectam </text:span><text:span text:style-name="T37">vero sermonis<text:line-break/>calci hanc particulam, sic, </text:span><text:span text:style-name="T37">aliqui </text:span><text:span text:style-name="T37">sequentis initium faciunt,<text:line-break/>nonnulli hujus finem; utroque enim modo explanationem<text:line-break/>facere, possumus. Quocirca de hoc quidem laboriose dis-<text:line-break/>ceptare non convenit. Sed </text:span><text:span text:style-name="T37">ad </text:span><text:span text:style-name="T37">sequentia veniamus, se-,<text:line-break/>quentis partis initium ab </text:span><text:span text:style-name="T37">hac voce, </text:span><text:span text:style-name="T37">sic, facientes, quo-,<text:line-break/>niarn plurimis explanatoribus idem ipsum - facere visum<text:line-break/>esu Sic detrahi mammas, graciles vero sursum trahi et<text:line-break/>circumtensas esse, et si non propter id quispiam arbitretur, -<text:line-break/>fed cerne creata id fieri, haec sane est antiqua lectio.<text:line-break/>Ipsam vero quidam commutarunt, alii minus, alii'magis,<text:line-break/>quemadmodum et Sabinus ita scribens, sic detractas esse<text:line-break/>longas, graciles, alias vero furfum tractas, ut graciles<text:line-break/>quidem et laxari et longas apparere, scd bene nutritas<text:line-break/>sursum tractas esse significet. At Rufus et veterem fcri-<text:line-break/>pturam et antiquiorum interpretum explanationem aliquid<text:line-break/>Sabinianae contrarium edocentem retinuit: vult enim bene<text:line-break/>habitas inferius, emaciatas sursum verius attractas esse.</text:span></text:p>
      <text:p text:style-name="P15"><text:span text:style-name="T37">Hujus ce autem </text:span><text:span text:style-name="T37">rei </text:span><text:span text:style-name="T37">fensus </text:span><text:span text:style-name="T37">ipse </text:span><text:span text:style-name="T37">testis </text:span><text:span text:style-name="T37">locupletissimus </text:span><text:span text:style-name="T37">esse<text:line-break/>videtur, dicente Hippocrate: quamvis aliquis non utique<text:line-break/>arbitretur; nam cum praedixerit extenuatis laxari, bene<text:line-break/>nutritis circumtendi cutem, priori detractas esse mammas,<text:line-break/>secundo sursum verius retractas, consuntaneum esse inve-<text:line-break/>nies; et propterea ait, </text:span><text:span text:style-name="T37">quamvis </text:span><text:span text:style-name="T37">aliquis non utique urbi-;<text:line-break/>tretur. Id sane tanquam validissimam rationem accepe-<text:line-break/>runt veteres interpretes empirici, Glaucias et Tarentinus<text:line-break/>Heraclides. Peream enim se demonstrare .opinantur, Hip-<text:line-break/>pocratem in eorum sententiam defcendere , ut verisimilibus<text:line-break/>dogmaticorum argumentationibus nequaquam, sed soli per<text:line-break/>experientiam cognito et evidenti fides sit adhibenda- Quam-<text:line-break/>vis..et ipsum evidens sine definitione </text:span><text:span text:style-name="T58">:</text:span><text:span text:style-name="T37"> prolatum utroque<text:line-break/>modo fassum fit, sive detractas esse et laxari tales in ex-<text:line-break/>tenuationibus, sive in superiora esse retractas dixerimus.<text:line-break/>Ergo id ipsis, primum accurate exploratum esse oportuit,<text:line-break/>cum empiricis ,- qui rerum sensui apparentium observatores<text:line-break/></text:span><text:span text:style-name="T51">ad,</text:span><text:span text:style-name="T37">memores funt; tum dogmaticis, quoniam eorum quae</text:span></text:p>
      <text:p text:style-name="P15"><text:span text:style-name="T37">sunt, non eorum quae </text:span><text:span text:style-name="T37">non </text:span><text:span text:style-name="T37">sunt , </text:span><text:span text:style-name="T69">z</text:span><text:span text:style-name="T37"> </text:span><text:span text:style-name="T37">ipsos </text:span><text:span text:style-name="T37">causas </text:span><text:span text:style-name="T37">reddere<text:line-break/>opus est. Quidnam igitur:sit sensui apparens, ego expli-<text:line-break/>cabo, 'cum fn permultis mulieribus observaverim et a non<text:line-break/>paucis audiverim non obstetricibus modo, vermn etiam ab<text:line-break/>aliis nihil ejusmodi scientibus. Hae namque magiis vere<text:line-break/>sensui patentia enarrant quam qui placiti sui amore de-<text:line-break/>cepti. in his caligant et hallucinantur. Quod itaque acci-,<text:line-break/>dit, ejusmodi est: mammae lactis plenae secundum omne<text:line-break/>intervallum augescunt; in altum enim ac latum extube-<text:line-break/>rant longioresque cernuntur; exhausto autem lacte, rur-<text:line-break/>sum se ipsis minores fiunt et in tribus dimensionibus mi-,<text:line-break/>nuuntur. At' si absque lacte lu</text:span><text:span text:style-name="T69">;</text:span><text:span text:style-name="T37"> tenuitate et crassitudine<text:line-break/>tantum, ut et alia membra permutantur, eodem; quo et<text:line-break/>illa, modo afficiuntur. Primum quidem cum extenuantur,<text:line-break/>relaxatae, cum vero crassescunt, magis extentae. Sed<text:line-break/>processu temporis contrarium statum suscipiunt, breviores<text:line-break/>quidem arefacta cute evadentes; longiores autem in refe-<text:line-break/>ctionibus, ut antea dictum est, humectatae. lta plaste et</text:span></text:p>
      <text:p text:style-name="P15"><text:span text:style-name="T37">in vetulis </text:span><text:span text:style-name="T37">primo </text:span><text:span text:style-name="T37">laxantur, postea contrahuntur. Ego<text:line-break/>quidem mammis evidenter contingentia recensui et causas<text:line-break/>ipsis' adjeci. Interpres autem nullus id fecit, sed prout<text:line-break/>quisque voluerit scribens, propriam deinde scripturam<text:line-break/>interpretatur. Haud abs re autem et contrarias explana-<text:line-break/>tiones et scripturas locutione mutilas et confusas attule-<text:line-break/>runt; ut quidquid dicat aliquis, partim verum; partim</text:span><text:span text:style-name="T37">-<text:line-break/></text:span><text:span text:style-name="T37">faIfum dicturus sit, mammis utique cum lactis plenae<text:line-break/>sunt, grandioribus effectis, cum vacuae</text:span><text:span text:style-name="T37">, </text:span><text:span text:style-name="T37">minoribus, fine<text:line-break/>lacte vero, cum macrescuntab initio laxatis, deinde<text:line-break/>contractis; dum crassescunt autem, ab initio retractis,<text:line-break/>postea paulatim relaxatis; imposita quoque isti per cibum<text:line-break/>refectioni conditione, quod scilicet aliqui prius recreentur,<text:line-break/>quam ad tantam maciem • devenerint, ut prae ariditate cu- </text:span><text:span text:style-name="T58">:<text:line-break/></text:span><text:span text:style-name="T37">tis distendatur; aliqui post ariditatem enutriantur ac re-<text:line-break/>creentur.</text:span></text:p>
      <text:h text:style-name="P8" text:outline-level="2">XXX.</text:h>
      <text:p text:style-name="P19"><text:span text:style-name="T51">Jugula manifesta</text:span><text:span text:style-name="T21">, </text:span><text:span text:style-name="T51">venae conspicuae.</text:span></text:p>
      <text:p text:style-name="P13"><text:span text:style-name="T37">ld genus locutiones obscurant habent scriptoris sen-<text:line-break/>tentiam, quippe cum verbis, in quibus haec apparere<text:line-break/>velit, expressum non sit. Multi quidem natura macri et<text:line-break/>jugula detecta habent et venas exstantes pl en asque sangni-<text:line-break/>nis, sicut </text:span><text:span text:style-name="T37">e </text:span><text:span text:style-name="T37">contrario 'alir neque jugula neque venas ha-<text:line-break/>bent exstantes. Quemadmodum autem naturalis hujusmodi<text:line-break/>corporum differentia conspicitur, eodem modo et in iis, qui<text:line-break/>praeter naturam, quam ab luitio habuerunt, aut emacian-<text:line-break/>tur aut crassescunt et abundant aut</text:span><text:span text:style-name="T58">:</text:span><text:span text:style-name="T37"> </text:span><text:span text:style-name="T37">egent humoribus.<text:line-break/>Constat enim in extenuato corpore repletas venas sangui-<text:line-break/>nis plerumque corrupti intra ipsas inclusi copiam osten-<text:line-break/>dere, sicuti de muliere, cui menses retenti erant, paulo<text:line-break/>ante dicebam. Ceterum miror 'Capitonem fotum hujus<text:line-break/>partis Verba ita scribentem: magna repletio patens est,</text:span></text:p>
      <text:p text:style-name="P15"><text:span text:style-name="T37">venae perfpicuae</text:span><text:span text:style-name="T37">; </text:span><text:span text:style-name="T37">nam si </text:span><text:span text:style-name="T37">ita </text:span><text:span text:style-name="T37">scripta inventa esset, quid<text:line-break/>necesse fuisset, omnes interpretes eam in </text:span><text:span text:style-name="T37">clariorem </text:span><text:span text:style-name="T37">trans-<text:line-break/>mutasse? si quidem eorum, de quibus ambigunt, scriptu-<text:line-break/>ras facilioris notitiae causa transmutant. Quin etiam co-<text:line-break/>dicem nullum jta se habere inveni, cum multos tamen<text:line-break/>ob id ipsum evolverim,, antiquas scilicet lectiones et in<text:line-break/>quibus omnes consentiunt aut dissentiunt dignoscere • cu-<text:line-break/>plens. Cum omnes igitur explanatores et omnes codices<text:line-break/>eandem lectionem habeant, haud recte Capito ipsam per-<text:line-break/>mutare ausus esu Sed forsan et ego male ipsius ab luitio<text:line-break/>mentionem feci, cum omnes hujusmodi in scripturis mu-<text:line-break/>tandis ineptias me in explanando omissurum esse praedi-<text:line-break/>xerim. In sequentibus igitur id faciam longitudini parcens;</text:span></text:p>
      <text:h text:style-name="P5" text:outline-level="2">XXXI.</text:h>
      <text:p text:style-name="P11"><text:span text:style-name="T51">Prodicus febrientes interstciebat cursibus, luctationibus,<text:line-break/>satibus calisiii. Malum febriculosum, inimicum sumi.</text:span></text:p>
      <text:p text:style-name="P15"><text:span text:style-name="T37">circuitibus </text:span><text:span text:style-name="T37">multis, </text:span><text:span text:style-name="T51">cursibus, </text:span><text:span text:style-name="T51">strictioni. </text:span><text:span text:style-name="T51">Laborem </text:span><text:span text:style-name="T51">labore<text:line-break/>ipsis.</text:span></text:p>
      <text:p text:style-name="P13"><text:span text:style-name="T37">Et haec verba </text:span><text:span text:style-name="T37">alius aliter </text:span><text:span text:style-name="T37">scribit, nonnulli quidem<text:line-break/>verba haec permutantes, circuitibus, luctationibus, non-<text:line-break/>nulli vero ab initio, luctationibus, ponentes; aliqui eam<text:line-break/>vocem eximentes; aliqui initio, fami, adjicientes. Cir-<text:line-break/>cuitus sane vocat lentas deambulationes </text:span><text:span text:style-name="T37">in </text:span><text:span text:style-name="T37">longius tem-<text:line-break/>pus productas, ut in libro de ratione nictus in acutis ipsis<text:line-break/>inquit, tardum multum circuitum deambulasse, et Plato<text:line-break/>Prodici meminit, • ut multis deambulationibus utentis.<text:line-break/>Quem autem nunc Prodicum memoret, utrum Leontium<text:line-break/>an Selybrianum, quaerere supervacuum est: in alio enim<text:line-break/>ferinone haec omnino persequitur. Nunc vero in histori-<text:line-break/>cas quaestiones tractare non est opportunum, quoniam<text:line-break/>nonnullorum explanatoribus, non paucis praetermissis,<text:line-break/>satis habemus, si nostram octo voluminibus absclveiimus.</text:span></text:p>
      <text:p text:style-name="P15"><text:span text:style-name="T37">Sed cur Prodicum accuset, </text:span><text:span text:style-name="T37">ipse </text:span><text:span text:style-name="T37">declaravit inquiens, fe-<text:line-break/>briculosum inimicum </text:span><text:span text:style-name="T37">esse </text:span><text:span text:style-name="T37">circuitibus </text:span><text:span text:style-name="T37">et </text:span><text:span text:style-name="T37">fami. Constat<text:line-break/>autem, quod et reliquis enumeratis, nam </text:span><text:span text:style-name="T37">et </text:span><text:span text:style-name="T37">luctationibus<text:line-break/>et fomento calido et frictioni, febriculosum adversarium est:<text:line-break/>ita enim ea vox, </text:span><text:span text:style-name="T51">inimicum,</text:span><text:span text:style-name="T37"> intelligenda est, quoniam et<text:line-break/>amicum per tranflationem dicere consueverunt proprium'<text:line-break/>ac domesticum. Inter, utramque autem dictionem haec,<text:line-break/></text:span><text:span text:style-name="T51">malum,</text:span><text:span text:style-name="T37"> posita ab aliquibus in calce prioris scripta est,<text:line-break/>ab aliquibus initio secundae, ut una fiat oratio hujusmodi,<text:line-break/>febriculosum inimicum circuitibus. Quod autem febrici-<text:line-break/>tantibus et deambulatio et cursus et fotus calidus </text:span><text:span text:style-name="T51">et</text:span><text:span text:style-name="T37"> lu-<text:line-break/>ctatio, undique calorem in corpore augentes 'officiant,<text:line-break/>neminem eorum qui in artis exercitatione versati sunt<text:line-break/>praeterit. Prodicus vero non rationalem modo auxiliorum<text:line-break/>inventionem, sed etiam empiricam observationem ignorate<text:line-break/>videtur. Negat enim ratio labori laborem mederi, hoc<text:line-break/>est noxae noxam et malo malum: nam contraria , non<text:line-break/>similia, infestanti vitio adhibere auxilia convenit. At ille</text:span></text:p>
      <text:p text:style-name="P14"><text:span text:style-name="T37">similia adhibere videtur, siquidem et ambulatipnibus et<text:line-break/>luctatione et frictione et fotu calido et fame utitur'; per<text:line-break/></text:span><text:span text:style-name="T14">πυρίαν </text:span><text:span text:style-name="T37">autem, id est fotum' calidum, omnis extrinsecus<text:line-break/>nos invadens caliditas, sive ab igne, sive in balneis fiat,<text:line-break/>intelligenda esu Quin etiam fames praedictis adversatur ;<text:line-break/>ubi enim fames est,'laborare non convenit. Non solum<text:line-break/>, autem locutionis initium, fed </text:span><text:span text:style-name="T51">et</text:span><text:span text:style-name="T37"> ab initio usque in finem,<text:line-break/>ut libuerit, scribunt; ceterum ego veteres scripturas, etsi<text:line-break/>difficilius explanentur, scmper eligo. Sed vocem eam,<text:line-break/>quae ultima in propositis verbis (cripta est, </text:span><text:span text:style-name="T51">ipsts,</text:span><text:span text:style-name="T37"> aliqui<text:line-break/>fequentis sermonis initium faciunt; nonnulli prorsus obli-<text:line-break/>terant, siquidem nihil plus quam antedicta edocere<text:line-break/>videtur.</text:span></text:p>
      <text:h text:style-name="P5" text:outline-level="2">XXXII.</text:h>
      <text:p text:style-name="P16"><text:span text:style-name="T51">Venarum rubor. Uvor, viriditas; costarum dolores laxi.</text:span></text:p>
      <text:p text:style-name="P14"><text:span text:style-name="T37">Pixi vocem, </text:span><text:span text:style-name="T37">ipsis,-</text:span><text:span text:style-name="T37">in </text:span><text:span text:style-name="T37">calce </text:span><text:span text:style-name="T37">proximi sermonis, positam<text:line-break/>isti posse praeponi, ut oratio talis reddatur, ipsis quos<text:line-break/>praedixi ; erant autem febricitantes non' recte a Prodico<text:line-break/>ad motiones bene valentibus convenientes;-deducti. Haec<text:line-break/>quae nunc dicit, habere contingit, • non omnia scilicet<text:line-break/>singulos homines: neque enim potest rubor una cum ili-<text:line-break/>vore et viriditate consistere, .siquidem unumquodque isto-<text:line-break/>rum duo reliqua tollit et affectus dissimiles insequitur.<text:line-break/>Nam vires mediocres et bonum sanguinem habentibus,<text:line-break/>quum exercentur aut per sotus calefiunt, rubicundum cor-<text:line-break/>pus evadit; sed imbecilliores aut vitiosis humoribus re-<text:line-break/>pleti lividi fiunt </text:span><text:span text:style-name="T51">ac</text:span><text:span text:style-name="T37"> virides. Nonnulli verbis his hanc<text:line-break/>vocem, </text:span><text:span text:style-name="T51">tumores,</text:span><text:span text:style-name="T37"> praeponunt et locutionem talem faciunt:<text:line-break/>tumores, venarum rubor, livor, viriditas; fed quod in ex-<text:line-break/>tremis verbis dixit, costarum dolores laxi, nonnulli veri-<text:line-break/>similiter ita mutarunt, </text:span><text:span text:style-name="T51">laparae,</text:span><text:span text:style-name="T37"> id est ventris dolores,<text:line-break/>hos importune exercitatis suboriri volentes; verumlamen<text:line-break/>omnes interpretes hanc lectionem agnoscunt, costarum</text:span></text:p>
      <text:p text:style-name="P15"><text:span text:style-name="T37">dolores laxi et iutelligunt laxos , id est sine phlegmone et<text:line-break/>tensione dolores.</text:span></text:p>
      <text:h text:style-name="P5" text:outline-level="2">XXXI<text:span text:style-name="T27">II</text:span>.</text:h>
      <text:p text:style-name="P11"><text:span text:style-name="T37">«Siri </text:span><text:span text:style-name="T51">carentem </text:span><text:span text:style-name="T51">os claudere, tacere,, ventum </text:span><text:span text:style-name="T51">cum </text:span><text:span text:style-name="T51">potu fri-<text:line-break/></text:span><text:span text:style-name="T51">gidum introducere. </text:span><text:span text:style-name="T51">•</text:span></text:p>
      <text:p text:style-name="P13"><text:span text:style-name="T37">Hoc scripsit 'Hippocrates ex iis unum, quae totam<text:line-break/>febrientium regendorum rationem in mentem revocare<text:line-break/>queant et per id ipsum Prodici in curandis febribus in-<text:line-break/>scitiam demonstrare valens. Neque enim ea, ex quibus<text:line-break/>sitiant, </text:span><text:span text:style-name="T37">veluti </text:span><text:span text:style-name="T37">calefacti, fed ex quibus sitis’ exstinguatur,<text:line-break/>facienda funt; haec sunt vero: prima quidem motibus<text:line-break/>opposita laborantis corporis, quies: secunda omnia reli—<text:line-break/>qua, ex quibus febrilem affectum comitantia magis mi-<text:line-break/>tescant et non exasperentur, inter quae unum est, ipsum<text:line-break/>a siti defendere. Per quae autem quispiam sitim probi-</text:span></text:p>
      <text:p text:style-name="P15"><text:span text:style-name="T37">beat, adjecit, clausum os habere, auramque frigidam cum<text:line-break/>potu introducere, id est ventum una cum potu frigidum<text:line-break/></text:span><text:span text:style-name="T37">attrahere; </text:span><text:span text:style-name="T37">quod si cum potu, patet etiam sine spsc per-<text:line-break/>solam inspirationem. Quare et aeris inspiratu attrahendi<text:line-break/>ratio habenda est, </text:span><text:span text:style-name="T37">ut ne </text:span><text:span text:style-name="T37">calidior sit quam conveniat,<text:line-break/>idque magis aestatis tempore. Verum et hoe </text:span><text:span text:style-name="T37">loco </text:span><text:span text:style-name="T37">Capito<text:line-break/>atque -Dioficorides audacius veterem-lectionem permutan-<text:line-break/>tes, hunc in modum verba scripserunt: ventum inter bi-<text:line-break/>bendum frigidum non introducere. Sed Dioscorides qui-<text:line-break/>dem, nt consuevit, secundam scripturam addidit; ex qui-<text:line-break/>bns .ventum frigidum introducere. At .Capito lectionem<text:line-break/></text:span><text:span text:style-name="T37">in omnibus </text:span><text:span text:style-name="T37">codicibus repertam et a cunctis explanatori-<text:line-break/>bns concessam, neque fecundo gradu dignam putavit; scd<text:line-break/></text:span><text:span text:style-name="T37">ei hanc </text:span><text:span text:style-name="T37">lyllabam, </text:span><text:span text:style-name="T51">non,</text:span><text:span text:style-name="T37"> adjiciens, loco, horum, frigidum<text:line-break/>introducere</text:span><text:span text:style-name="T37">, </text:span><text:span text:style-name="T37">scripsit,- frigidum non introducere, perinde<text:line-break/>ac .si nunquam frigidum aerem febricitans, inspirare debeat.’</text:span></text:p>
      <text:h text:style-name="P6" text:outline-level="2">XXXIV.</text:h>
      <text:p text:style-name="P11"><text:span text:style-name="T51">Occasiones, unde coeperunt aegrotare, considerandae, stve<text:line-break/>capitis dolor,</text:span><text:span text:style-name="T37"> sive auris, sive </text:span><text:span text:style-name="T51">lateris signum dentes et<text:line-break/>in.quibus inguinum phlegmonae..</text:span><text:span text:style-name="T51">i.,</text:span></text:p>
      <text:p text:style-name="P23"><text:span text:style-name="T37">....... .. <text:tab/></text:span><text:span text:style-name="T37"><text:tab/><text:tab/><text:tab/>—:</text:span></text:p>
      <text:p text:style-name="P13"><text:span text:style-name="T37">Hanc orationem et in secundo de morbis vulgaribus<text:line-break/>volumine lu primo commentario explanavimus.</text:span></text:p>
      <text:h text:style-name="P5" text:outline-level="2">XXXV.</text:h>
      <text:p text:style-name="P11"><text:span text:style-name="T51">Nascentia ulcera at tubercula febres judicantia. Quibus<text:line-break/>haec non accidunt, judicationis carentiae. Quibus ali-<text:line-break/>quid intus relinquitur, certifstmae et celerrimae recidivae.</text:span></text:p>
      <text:p text:style-name="P13"><text:span text:style-name="T37">Et haec oratio priori contigua in secundo de mor-<text:line-break/>bis vulgaribus scripta convenienti declaratione illustrata<text:line-break/>est per primum et in eum librum a me editum com-<text:line-break/>mentarium.</text:span></text:p>
      <text:h text:style-name="P6" text:outline-level="2">XXXV<text:span text:style-name="T27">I</text:span>.</text:h>
      <text:p text:style-name="P16"><text:span text:style-name="T37">Rotunda </text:span><text:span text:style-name="T51">sputa delirium suturum significant, ut in Pleno.</text:span></text:p>
      <text:p text:style-name="P13"><text:span text:style-name="T37">Sputorum rotundorum veluti materialis causa crassi-<text:line-break/>tudo est, atque tenacitas humorum in fibris pulmonis<text:line-break/>collectorum: causa- veluti effectrix est loci calor. Et in<text:line-break/>quibusdam febre, vacantibus id fieri vidimus, qui-per<text:line-break/>valde longum temporis intervallum nihil mali pati vide-<text:line-break/>bantur; attamen isti omnes postea phthisi contabuerunt.<text:line-break/>Quod si sputa haec nonnnnquam in febre una cum aliis<text:line-break/>signis delirium portendentibus adsint, aliquid et ipsa ad<text:line-break/>futurum delirium praesagiendum facient,, aliter vero mi-<text:line-break/>nime. Ne igitur hoc solo indicio ad praedicendam insa-<text:line-break/>niam unquam confidito. Porro insaniae propriam notam<text:line-break/>frequenter audivistis. Diximus autem et in nostris in<text:line-break/>librum praedictionum commentariis , quod calor ille ad-<text:line-break/>junctus ad excitandam insaniam aliquid facere potest, ca-<text:line-break/>put scilicet replens; fed ipse per fe nequaquam idoneum</text:span></text:p>
      <text:p text:style-name="P15"><text:span text:style-name="T37">infamae et praefertim phreniticae signum est: praeterea<text:line-break/>et rn febrium fummo impetu, quoniam caput repletum<text:line-break/>est,, multi delirant. In proposito autem sermone in qui-<text:line-break/>busdam codicibus in fine additum est, ut in Pleno et in<text:line-break/>alio, nt Plen soli; et quicunque interpretes lectionem<text:line-break/>hanc probaverunt ,nt etiam Sabinus loci cujusdam nomen<text:line-break/>Plen esse dixerunt, fed cujus civitatis locus iste esset<text:line-break/>orationi non addiderunt.</text:span></text:p>
      <text:h text:style-name="P5" text:outline-level="2">XXXV<text:span text:style-name="T27">II</text:span>.</text:h>
      <text:p text:style-name="P11"><text:span text:style-name="T51">Mariscis laborantes, neque morbo laterali, neque</text:span><text:span text:style-name="T37"> pulmo-<text:line-break/>nario, </text:span><text:span text:style-name="T51">neque phagedaena , neque furunculis, neque ter-<text:line-break/>minthis, fortajse vero neque lepris, fortajsu neque aliis.</text:span></text:p>
      <text:p text:style-name="P13"><text:span text:style-name="T37">Deficit hoc verbum, capiuntur et ideo prius fubin-<text:line-break/>telligendum esu Cur vero in his malis non capiantur,</text:span></text:p>
      <text:p text:style-name="P15"><text:span text:style-name="T37">clarum est: vitiosis enim . succis p.er mariscas depulsis<text:line-break/>quidam faue mali habitus in toto corpore accidunt, </text:span><text:span text:style-name="T51">et pal-<text:line-break/>lores</text:span><text:span text:style-name="T37"> et hydropes,' sed nullus ejusmodi morbus. Quod<text:line-break/>phagedaenas autem vocet corrodentia ulcera, quae quidem<text:line-break/>et phagedaenica veteres medici nominarunt, a nobis dit-<text:line-break/>ctum est et in tertio super librum de humoribus commen-<text:line-break/>tario : siquidem et in illo, iisdem verbis hic apborisintis<text:line-break/>scriptus esu Porro nonnulli phagedaenas multorum cibo-<text:line-break/>rurn esus esse voluerunt, quos et ipsus a vitiatis humori-<text:line-break/>bus immodicos edendi appetitus excitantibus provenire et<text:line-break/>a nobis conceditur; non tamen hujus malorum succorum<text:line-break/>copiae, sed melancholicae potius haernorrhoidas, id est<text:line-break/>mariscas, medelam esse statuimus. Ceterum hujusmodi<text:line-break/>fuccorum frigidus acor talem ciborum appetentiam exci-<text:line-break/>tans, interdum et in nonnullis haernorrhoidas habentibus<text:line-break/>inventus esu Sed terminthorum nomen nigras quasdam<text:line-break/>pustulas in tibiis maxime orientes significat, a figurae,<text:line-break/>coloris magnitudinisque similitudine, quam cum termiu-</text:span></text:p>
      <text:p text:style-name="P15"><text:span text:style-name="T37">thorum, id est cicerum fructu habent, derivatum. Sed<text:line-break/>quod in extremis verbis fcriptum </text:span><text:span text:style-name="T51">est,</text:span><text:span text:style-name="T37"> fortasse autem, ne-<text:line-break/>que aliis, quidam legunt, fortasse autem, neque alphis,<text:line-break/>id est vitiliginibus; quandoquidem et ipsae ex quodam<text:line-break/>pravo humore cuti impacto ortum habent</text:span></text:p>
      <text:h text:style-name="P5" text:outline-level="2">XXXVIII.</text:h>
      <text:p text:style-name="P11"><text:span text:style-name="T51">Medela quidem multis importune adhibita, talibus non<text:line-break/>tarde </text:span><text:span text:style-name="T51">capti </text:span><text:span text:style-name="T51">sunt; et perniciose stc.</text:span></text:p>
      <text:p text:style-name="P13"><text:span text:style-name="T37">Importune eorum marifcis medentur qui neque ve-<text:line-break/>nam per circuitus scindunt, neque alvum ducentibus utun-<text:line-break/>tur, neque per exercitationes evacuant, neque unam ex<text:line-break/>iis saltem relinquunt, sed omnes una tollunt.</text:span></text:p>
      <text:h text:style-name="P5" text:outline-level="2">XXXIX.</text:h>
      <text:p text:style-name="P16"><text:span text:style-name="T37">Et quicunque'alii </text:span><text:span text:style-name="T51">abseejsus, ut ststulne.</text:span></text:p>
      <text:p text:style-name="P14"><text:span text:style-name="T37">Saepius ipsum non </text:span><text:span text:style-name="T37">ea </text:span><text:span text:style-name="T37">solum, quae in aliquam par-<text:line-break/>tem corporis seponuntur, </text:span><text:span text:style-name="T37">sed </text:span><text:span text:style-name="T37">etiam ea quae expelluntur,<text:line-break/>abscessus nominare invenimus. In quibus igitur ex his<text:line-break/>affectibus et fistulae insunt</text:span><text:span text:style-name="T37">, </text:span><text:span text:style-name="T37">per eas humores supervacui<text:line-break/>expurgantur. Quemadmodum igitur haemorrhoidibus, ita<text:line-break/>et his non simpliciter, neque temere curatio adhibenda esu</text:span></text:p>
      <text:h text:style-name="P5" text:outline-level="2">XL.</text:h>
      <text:p text:style-name="P11"><text:span text:style-name="T51">Decubitus quidem, in quibus sucta tollit, haec ante sucta<text:line-break/>prejiibet.</text:span></text:p>
      <text:p text:style-name="P13"><text:span text:style-name="T37">Cum vetus scriptura ita se habeat, multi expIanato-<text:line-break/>res in clariores mutaverunt, loco harum vocum, </text:span><text:span text:style-name="T51">sucta et<text:line-break/>antefacta,</text:span><text:span text:style-name="T37"> numeri pluralis, neutrius generis, reponentes,<text:line-break/></text:span><text:span text:style-name="T51">suctus et antesuctus,</text:span><text:span text:style-name="T37"> ut ad sepsin, id est decubitum, ser-<text:line-break/>mo reseratur. Omnes autem decubitum pro abscessu di-<text:line-break/>ctum esse lutellexerunt, fortasse et primo qui librum de-<text:line-break/>scripsit aberrante. Sed verba senfu non discrepantia in</text:span></text:p>
      <text:p text:style-name="P15"><text:span text:style-name="T37">omnibus scripturis inveniuntur. Vult </text:span><text:span text:style-name="T37">enim </text:span><text:span text:style-name="T37">Hippocrates<text:line-break/>dicere, </text:span><text:span text:style-name="T37">abscessus </text:span><text:span text:style-name="T37">lu quibus morbis facti eos discutere<text:line-break/>queunt, si praevertant,'iisdem ne fiant impedimento sunt.<text:line-break/>Mihi autem et in, hunc sensum oratio accipi polle vide-<text:line-break/>tur, si hoc modo verba scripta essent: consideratio qui-<text:line-break/>dem est, omnia quae post aliqua orta liberant, eadem,<text:line-break/>si antevertant, fieri prohibere. Nam quum antiqui Graeci<text:line-break/>duo elementa, </text:span><text:span text:style-name="T14">η </text:span><text:span text:style-name="T37">et </text:span><text:span text:style-name="T14">ε; </text:span><text:span text:style-name="T37">eodem charactere notarent, qui<text:line-break/>nunc solusalterum elementum tantum, </text:span><text:span text:style-name="T14">η </text:span><text:span text:style-name="T37">scilicet signifi-<text:line-break/>cat, multi errores librarii commissi sunt, non secundum<text:line-break/>auctorum mentem litterarum permutationem facientibus.<text:line-break/>Quocirca et accurate hujuscemodi scripturae consideran-<text:line-break/>dae sunt, in quibus elementum </text:span><text:span text:style-name="T14">η </text:span><text:span text:style-name="T37">et </text:span><text:span text:style-name="T14">ε </text:span><text:span text:style-name="T37">transmutantes et e<text:line-break/>contrario scribentes, lectionem castigare queunt. Idem et<text:line-break/>in elemento </text:span><text:span text:style-name="T14">ο </text:span><text:span text:style-name="T37">et </text:span><text:span text:style-name="T14">ω </text:span><text:span text:style-name="T37">faciendum est, quoniam utriusque<text:line-break/>figurae uno jampridem charactere signabantur.</text:span></text:p>
      <text:h text:style-name="P6" text:outline-level="2">XLI.</text:h>
      <text:p text:style-name="P11"><text:span text:style-name="T51">Loci alterius, loci excipientes aut dolore aut</text:span><text:span text:style-name="T37"> gravitate aut<text:line-break/></text:span><text:span text:style-name="T51">aHo quopiam liberant. Aut cum aliis communicationes.</text:span></text:p>
      <text:p text:style-name="P13"><text:span text:style-name="T37">Hic idem aphorismus in libello de succis ad calcem<text:line-break/>scriptus est, quemadmodum et ante ipsiim positi., quorum<text:line-break/>primus est ille, a mariscis tentati. Eo igitur loco ipsos<text:line-break/>accuratius enodavimus, verum et nunc:per.'fummam ex-<text:line-break/>planabimus. Sententia namque propositorum verborum<text:line-break/>haec est: ab aliis locis in alios susceptiones morborum<text:line-break/>fiunt, prout succi eos facientes migrant aut ob membri,<text:line-break/>in quod vagantes delabnntur, dolorem aliquem.: aut ob<text:line-break/>suam ipsorum gravitatem ; aut etiam ob causam quandam<text:line-break/>aliam, ut medicamentum acre irritans et .frictionem aut<text:line-break/>aliquem calorem extrinsecus incidentem, qnin etiam ob<text:line-break/>naturae membrorum communionem migrationes humorum<text:line-break/>fiunt. Testiculus etiam tumefactus in tussientibus docu-<text:line-break/>mentum est affinitatis cum pectore, mammis, genitura.</text:span></text:p>
      <text:p text:style-name="P15"><text:span text:style-name="T37">voce. Quidam vero </text:span><text:span text:style-name="T37">ea verba cum aliis communicationes,<text:line-break/>ita scribentes, diversae communicationes, sequentis </text:span><text:span text:style-name="T37">apho-<text:line-break/>risini </text:span><text:span text:style-name="T37">initium </text:span><text:span text:style-name="T37">faciunt, </text:span><text:span text:style-name="T37">dicentes </text:span><text:span text:style-name="T37">Hippocratem ad aliam<text:line-break/>communicationis </text:span><text:span text:style-name="T37">speciem </text:span><text:span text:style-name="T37">transivisse, eam scilicet quae<text:line-break/>secundum humorum </text:span><text:span text:style-name="T37">cognationem </text:span><text:span text:style-name="T37">fit. Ipse igitur, inquit,<text:line-break/>dicit, ob inclinationem </text:span><text:span text:style-name="T37">non praeterea </text:span><text:span text:style-name="T37">sanguis exit, sed<text:line-break/>propter humoris </text:span><text:span text:style-name="T37">cognationem talia </text:span><text:span text:style-name="T37">exspuunt. Ita vero et<text:line-break/>Rufus scripsit distinxitque verba, veluti propositum quod-<text:line-break/>dam, haec verba esse putans, diversae communicationes;<text:line-break/>quae sequuntur autem, veluti propositi explanationem.<text:line-break/>Dicit enim cognationem sanguini cum pure intercedere,<text:line-break/>quibus non amplius sanguis exspuitur</text:span><text:span text:style-name="T37">, </text:span><text:span text:style-name="T37">quum ipfe scilicet<text:line-break/>ad contraria inclinaverit, istis purulenta lputa sanguini<text:line-break/>esse cognata; atque orationem hunc in modum scribit,<text:line-break/>sed propter humoris cognationem pus exfpnunl. Ceterum<text:line-break/>Sabini 'dsscjpuli veterem lectionem retinentes proprium<text:line-break/>dictorum initium illud fecerunt, propter inclinationem,<text:line-break/>ad quod jam transitum faciemus.</text:span></text:p>
      <text:h text:style-name="P6" text:outline-level="2">XLII.</text:h>
      <text:p text:style-name="P11"><text:span text:style-name="T51">Propter inclinationem non item sanguis exit, fed pro hu-<text:line-break/>moris cognatione talia exspuunt.</text:span></text:p>
      <text:p text:style-name="P13"><text:span text:style-name="T37">Olim exactius haec verba interpretati sumus in ter-<text:line-break/>tio libri de humoribus commentario, fed in praefentia<text:line-break/>quoque ipsa brevius explanabimus. Quum, sanguis per<text:line-break/>aliquam partem exire solitus, ut per sedem aut nares aut<text:line-break/>uterum aut per circuitum ex ventre aut fistula aut ex<text:line-break/>qualibet alia parte in alia membra impetum fecerit, non<text:line-break/>item per priorem locum evacuatur./ Hoc autem est pri-<text:line-break/>vatum exemplum sanguinis lu pectus et pulmonem de-<text:line-break/>cumbentis. Ex hoc enim loco ab aliis alius pro humo-<text:line-break/>rum cognatione exspuitur, spumans quidem quum pitui-<text:line-break/>tosus est; pallidus, quum biliosus; niger, quum melan-<text:line-break/>cholicus, sicut et ruber, quum sanguis eo confluens pu-<text:line-break/>rus esu Jure igitur quidam </text:span><text:span text:style-name="T14">τ </text:span><text:span text:style-name="T37">litteram praeponentes non<text:line-break/></text:span><text:span text:style-name="T14">ροπήν, </text:span><text:span text:style-name="T37">id est inclinationem, fed </text:span><text:span text:style-name="T14">τροπήν, </text:span><text:span text:style-name="T37">id est conversio-</text:span></text:p>
      <text:p text:style-name="P15"><text:span text:style-name="T37">nem, scribunt, propter sanguinis conversionem scilicet<text:line-break/>putantes ejus conversationi propinquum humorem exspui:<text:line-break/>mutatur enim nonnunquarn ad biliosum, nonnunquam ad<text:line-break/>melancholicum.</text:span></text:p>
      <text:h text:style-name="P5" text:outline-level="2">XLI<text:span text:style-name="T85">II</text:span>.</text:h>
      <text:p text:style-name="P11"><text:span text:style-name="T37">Nonnunquam </text:span><text:span text:style-name="T51">aliquibus sanguinem detrahi convenit oppor-<text:line-break/>tune in talibus. In aliis vero, ut in talibus non con-<text:line-break/>venit.</text:span></text:p>
      <text:p text:style-name="P13"><text:span text:style-name="T37">Expedit, inquit, horum aliquibus sanguinem detrahi,<text:line-break/>quibus scilicet is copiosus est et nondum insigniter ad<text:line-break/>alterum humorem conversus. Non detrahendus est autem<text:line-break/>in quibus jam mutatus est, proposito a viribus sumto<text:line-break/>antecedente et si nonnunquam in sermonibus omittatur,<text:line-break/>in quibus solas ab affectibus indicationes recensemus.</text:span></text:p>
      <text:h text:style-name="P6" text:outline-level="2">XLIV.</text:h>
      <text:p text:style-name="P11"><text:span text:style-name="T51">Impedimentum in cruenta spuentibus tempus anni, phle-<text:line-break/>gmone lateris, biUs.</text:span></text:p>
      <text:p text:style-name="P16"><text:span text:style-name="T37">t</text:span></text:p>
      <text:p text:style-name="P13"><text:span text:style-name="T37">Et hunc quidem aphorifmum deinceps post antescri-<text:line-break/>ptos in fine libri de humoribus alius aliter </text:span><text:span text:style-name="T51">et</text:span><text:span text:style-name="T37"> scribit et<text:line-break/>explanat. Quum omnes igitur et scripturae et explana-<text:line-break/>tiones verifimiles non sint, aliis tolerabilior mihi visa est<text:line-break/>scriptura quidem non in propositis verbis expressa, expla-<text:line-break/>natio vero haec: cruenta sputa rejicientibus sectio venae<text:line-break/>impeditur, propter anni'tempus, adversarium aut affectum<text:line-break/>lateris aut humorem biliosum abundantem. Quod propter<text:line-break/>anni tempus ‘clarum est; nam admodum calidis tempori—<text:line-break/>hus, qualia sunt prope canis ortum, a venae solutione'<text:line-break/>cavemus; nec non si valde biliosus homo sit. Verum quod<text:line-break/>de lateris morbo djctum est solum refragari videtur: ne-<text:line-break/>que enim secandae venae affectus iste repugnat, imo in-</text:span></text:p>
      <text:p text:style-name="P14"><text:span text:style-name="T37">diget viribus </text:span><text:span text:style-name="T37">non </text:span><text:span text:style-name="T37">prohibentibus aut anni tempore aut<text:line-break/>aetate. Itaque quod dicitur, tale quiddam esse videtur<text:line-break/>Sanguineum sputum rejicientibus omnino, quantum' ad<text:line-break/>hoc pertinet, secanda vena est, nisi propter lateris mor-<text:line-break/>bum tale rejiciant; isti namque haud prorsus, ut sangui-<text:line-break/>nem spuentibus, venam aperies, sed propriis lateris morbi<text:line-break/>regulis et conditionibus medicaberis, per quas ita affectis<text:line-break/>vel sanguinem detrahemus vel non. Id vel mihi amplius<text:line-break/>animadvertere contigit, quum librum de humoribus expla-<text:line-break/>narem. Inter explanandum enim quendam aegrotum in-<text:line-break/>tuitus sum, qui me ut sanguineo sputo vexatus arcessivit,<text:line-break/>sed cruentum oh. lateris affectum exspuebat. Sputum igi-<text:line-break/>tur ego conspicatus ipsum interrogavi, num aliquem do-<text:line-break/>lorem lu costa sentiret; ipse vero exiguum se dolorem<text:line-break/>percipere fassus esu Talis autem erat ejus habitus atque<text:line-break/>vires, ut fi sanguinem exspuisset, quoniam necessarium<text:line-break/>esset secandae venae auxilium, ad ipfum accedere ausus<text:line-break/>essem; fed quum morbus lateris mitis admodum foret,</text:span></text:p>
      <text:p text:style-name="P15"><text:span text:style-name="T37">necesse non erat. Ideo neque id genus; remedii adhibui-<text:line-break/>musv .atque evidenter hominem hunc lateris morbo labo-<text:line-break/>rare cognovimus, quod et aliis huic morbo congruentibus<text:line-break/>remediis, citra 'venae sectionem, levatus est: mitissimi<text:line-break/>enim illi sunt lateris morbi, 'lu quibus cruenta sputa eji-<text:line-break/>ciuntur. Porro quidam interpretes vocem illam, </text:span><text:span text:style-name="T51">impe-<text:line-break/>dimentum,</text:span><text:span text:style-name="T37"> fini antescriptae sententiae adjicientes, hanc<text:line-break/>modo propositam ita legunt, lu cruenta spuentibus, tem-<text:line-break/>pore, morbo lateris, bile. Et ajunt, tempus de iis<text:line-break/>dictum esse, quae opportune et decenter fiant; ipsum<text:line-break/>enim velle significare in lateris morbis,, cum sanguinea<text:line-break/>sputa ab initio reddunt, etenim sic plerumque contingit,<text:line-break/>post haec in biliosam naturam mutationem in tempore<text:line-break/>fieri. Nam probum esse ordinem dicunt, morbo lateris<text:line-break/>ad judicationem tendente, post cruenta, biliosa exspui.<text:line-break/>Alia praeterea quaedam </text:span><text:span text:style-name="T37">ab </text:span><text:span text:style-name="T37">hujusce loci explanatoribus<text:line-break/>haud sane memorata digna narrata sunt; verum ego malo.</text:span></text:p>
      <text:p text:style-name="P15"><text:span text:style-name="T37">ut jam novistis, in obscuris sermonibus tempus non te-<text:line-break/>rere, quum alia multa in arte habeamus, in quibus uti-<text:line-break/>liter nos exercere possimus.</text:span></text:p>
      <text:h text:style-name="P3" text:outline-level="1"><text:bookmark-start text:name="bookmark2"/>HIPPOCRATIS EPIDEM. VI. ET<text:line-break/>GALENI IN ILLUM COMMEN-<text:line-break/>TARIUS IV. SECTIO IV.<text:bookmark-end text:name="bookmark2"/></text:h>
      <text:h text:style-name="P5" text:outline-level="2">I.</text:h>
      <text:p text:style-name="P16"><text:span text:style-name="T14">ζ—</text:span><text:span text:style-name="T37">ibus </text:span><text:span text:style-name="T51">fecundum aures judicationis tempore genita non<text:line-break/>suppuraverint, hoc inanito, reversio stt, fecundum ra-<text:line-break/>tionem reversionum. Reversione sucta iterum efferun-<text:line-break/>tur et permanent, quemadmodum subrium reversiones in<text:line-break/>stmilem circuitum. In istis spes est</text:span><text:span text:style-name="T37"> in </text:span><text:span text:style-name="T51">articulis abscedere.</text:span></text:p>
      <text:p text:style-name="P14"><text:span text:style-name="T37">SecuUdum aures praeter naturam , tumores in aegro-<text:line-break/>tantibus exortos eparmata nominare consuevit, interdum<text:line-break/>.locutione, integra utens, interdum mutila, quemadmodum<text:line-break/>et nunq: esset enim-integer sermo, si ita dixisset: secun-<text:line-break/>dum aures eparmata exorta aegrotantibus, quemadmodum<text:line-break/>sane et in primo de morbis vulgaribus statim initio pri-<text:line-break/>mae constitutionis scripsit i Eparmata vero secundum au-<text:line-break/>res multis in alterutram partem vergentia et ab utraque<text:line-break/>aure plurimis fine febre munia sua obeuntibus. Scimus<text:line-break/>autem'ipsum, sicut hoc loco eparmata dixit, ita et oede-<text:line-break/>mata plerumque ea nominare. Declaravimus enim omnes<text:line-break/>praeter naturam tumores ita ab Hippocrate nominari, non,<text:line-break/>ut a posterioribus, laxos et doloreearentes, qui in tu-<text:line-break/>tum - et sine ulla inflammatione consistunt. Meminimus<text:line-break/>autem et omnes inflammationes, etsi tumore praeter na-<text:line-break/>turam careant, ab hoc eodem phlegmonae appellari, fed<text:line-break/>ipso posteriores nomen phlegmones tumoribus praeter<text:line-break/>naturam attribuunt; quando cum inflammatione et resi-</text:span></text:p>
      <text:p text:style-name="P15"><text:span text:style-name="T37">stentia et pulsatorio'. dolore constiterint. Inquit </text:span><text:span text:style-name="T37">igitur,<text:line-break/></text:span><text:span text:style-name="T37">quum in morbo aliquo judicationis tempore tumores se-<text:line-break/>cundum aurem exorti; priusquam suppurent, inanientur,<text:line-break/>id est retrahantur et evanescant, exspectare oportet' ita<text:line-break/>affectus recidivam fore, Olim vero ipsius consuetudinem<text:line-break/>saepius didicistis, hanc vocem </text:span><text:span text:style-name="T14">λαπάσσεσθαι, </text:span><text:span text:style-name="T37">id est </text:span><text:span text:style-name="T51">eva-<text:line-break/>cuari,</text:span><text:span text:style-name="T37"> ad omnia quae utcunque retrahuntur, applicantis,<text:line-break/>quandoquidem isse magis </text:span><text:span text:style-name="T37">vacua </text:span><text:span text:style-name="T37">redduntur. Accidere ita-<text:line-break/>que illis dicit morbi </text:span><text:span text:style-name="T37">reversionem</text:span><text:span text:style-name="T37">, quibus parotides non<text:line-break/>suppuraverint; atque </text:span><text:span text:style-name="T37">interdum </text:span><text:span text:style-name="T37">ipsas, neque enim fem-<text:line-break/>per, demro reverti, augescere ac judicari, secundum re-<text:line-break/>versionum rationem; quod idem est ac si dixisset, perinde<text:line-break/>ut ipsae et fecundum eosdem dierum circuitus. Spes est<text:line-break/>autem et ipsis in articulis aliquos esse orituros abscessus:<text:line-break/>nam saepius in longis morbis id evenire dictum est. Ve-<text:line-break/>rum hunc apborismum etiam in' tertio commentario' in<text:line-break/>librum de humoribus ad-' finem declaravimus. Sed quum<text:line-break/>praedixerit, secundum aurem, atque fubintulerit, hoc in-</text:span></text:p>
      <text:p text:style-name="P15"><text:span text:style-name="T37">anitio, idcirco videtur mihi Dioscorides praepositione, </text:span><text:span text:style-name="T51">ex,<text:line-break/></text:span><text:span text:style-name="T37">adjecta, scripsisse, ex hoc inanito, et inquit, oportere<text:line-break/>subintelligi, tempore aut loco hujus, post haec, </text:span><text:span text:style-name="T51">ex,</text:span><text:span text:style-name="T37"> hoc<text:line-break/>dictum esse. At si cui veteres scripturas immutare liceat,<text:line-break/>ipsi liceat eam vocem, hoc, in istam, </text:span><text:span text:style-name="T51">haec,</text:span><text:span text:style-name="T37"> vertenti, a<text:line-break/>molestiis liberari.</text:span></text:p>
      <text:h text:style-name="P5" text:outline-level="2">ll.</text:h>
      <text:p text:style-name="P11"><text:span text:style-name="T51">Urina crajsta, alba, qualis Archigenis', in laboriosis quar-<text:line-break/>tanis interdum exit et liberat abseestsu. Si vero ultra<text:line-break/>hoc et sanguis de naribus profluat sutis et copioso.</text:span></text:p>
      <text:p text:style-name="P13"><text:span text:style-name="T37">Siquidem cum articulo scriptum esset </text:span><text:span text:style-name="T14">τω </text:span><text:span text:style-name="T37">Archigenis,<text:line-break/>subintelligeremus aut servo aut amico aut familiari; si<text:line-break/>vero </text:span><text:span text:style-name="T14">τῆ </text:span><text:span text:style-name="T37">aut servae aut uxori aut quomodolibet domesti-<text:line-break/>cae. Sed diversas lectiones afferre negamus, cum eadem</text:span></text:p>
      <text:p text:style-name="P15"><text:span text:style-name="T37">sententia servetur, et nunc iterum id pro dicendis in po-<text:line-break/>sterum memoriae mandetur. Quod laboriosas autem febres<text:line-break/>nominet, non illas in totum, quas multa motio antegressa<text:line-break/>est, sed omnes eas, in quibus aliquid laboris seu lassitu-<text:line-break/>dinis sensus existit. Porro ipse in aphorifmis scripsit,<text:line-break/>lassitudines spontaneae nuntiant morbos. Et nunc sane<text:line-break/>arbitrandum potius est ipsi de ita laboriosis esse fermonem,<text:line-break/>ex multitudine crassorum vitiosorumque succorum'multo-<text:line-break/>ties excitatis; quapropter ipsis </text:span><text:span text:style-name="T51">per urinam</text:span><text:span text:style-name="T37"> evacuatis mor-<text:line-break/>bus finitur. Securior autem morbi solutio est, si evacua-<text:line-break/>tio die judicatorio coepta sit. Sed quicunque neque per<text:line-break/>urinam , neque per sanguinis effusionem judicati sunt, isto-<text:line-break/>rum morbus in abscessum desinere consuevit.</text:span></text:p>
      <text:h text:style-name="P5" text:outline-level="2"><text:span text:style-name="T27">II</text:span>I.</text:h>
      <text:p text:style-name="P11"><text:span text:style-name="T51">Cui intestinum a dextra parte, quum articulorum morbo<text:line-break/>laboraret, erat quietior. Postquam vero id curatum<text:line-break/>suit, erat dolentior.</text:span></text:p>
      <text:p text:style-name="P14"><text:span text:style-name="T37">Duplex </text:span><text:span text:style-name="T37">et hoc loco lectio </text:span><text:span text:style-name="T37">est sententiam permutans,<text:line-break/>antiquior </text:span><text:span text:style-name="T37">sane cum littera n in prima </text:span><text:span text:style-name="T37">syllaba hujus no-<text:line-break/>minis, </text:span><text:span text:style-name="T51">enteron,</text:span><text:span text:style-name="T37"> id </text:span><text:span text:style-name="T37">est </text:span><text:span text:style-name="T37">intestinum; postea altera lectio de-<text:line-break/>tractu n addita fuit, </text:span><text:span text:style-name="T37">ut fit </text:span><text:span text:style-name="T51">eteron,</text:span><text:span text:style-name="T37"> </text:span><text:span text:style-name="T37">hoc est alterum, </text:span><text:span text:style-name="T51">vo-<text:line-break/>lentibus</text:span><text:span text:style-name="T37"> illis qui item scribunt </text:span><text:span text:style-name="T37">de </text:span><text:span text:style-name="T37">tumoribus fecundum<text:line-break/>aurem excitatis, hanc </text:span><text:span text:style-name="T37">vocem </text:span><text:span text:style-name="T51">alterum</text:span><text:span text:style-name="T37"> </text:span><text:span text:style-name="T37">dictam esse:<text:line-break/>quemadmodum rursum Icribentes, intestinum, </text:span><text:span text:style-name="T37">de </text:span><text:span text:style-name="T37">dolenti-<text:line-break/>bus ex intestino aut distentione intestini laborantibus di-<text:line-break/>ctum esse affirmant. Intestinum vero singulari numero<text:line-break/>prolatum nonnulli colon, quod vocatur, esse arbitrantur;<text:line-break/>alii vero coecum, quod sane etiam facile cum omni vin-<text:line-break/>culo solutum fit, descendit in scrotum i nempe solum hoc<text:line-break/>intestinum solutum esse, quum reliqua omnia lactibus<text:line-break/>alligentur atque inhaereant, verisimile dicunt. Au vero<text:line-break/>propter ipsum in scrotum delapsum articulorum morbo<text:line-break/>laborans sublevatus sit, deinde rursum ipso ad sanitatem<text:line-break/>reverso in eadem mala inciderit, hariolari convenit Ve-<text:line-break/>risimilius igitur est de intestini coli dolore sermonem in<text:line-break/>praesentia fieri. Per enim fuit ipsum articulorum dolore</text:span></text:p>
      <text:p text:style-name="P15"><text:span text:style-name="T37">levatum esse, una quidem quam ipse dixit, ratione, do-<text:line-break/>loribus una non eodem loco existentibus, vehementior<text:line-break/>alterum obscurat. Secunda ratio est quod humorum in<text:line-break/>articulos currentium ad colon intestinum impetus conver-<text:line-break/>sus esu Nonnulli autem interpretes hunc articulari morbo<text:line-break/>vexatum, coxendicis dolore tentatum fuisse ajunt, atque<text:line-break/>ideo delapso caeco intestino, mitius egisse, non praeterea<text:line-break/>coxendice oppressa atque gravata, praeter Graecorum mo-<text:line-break/>rem, ischiadicum, id est coxendicis vitio affectum arthri-<text:line-break/>ticurn, id est articulorum dolore vexatum, nominare vo-<text:line-break/>lentes. Hactenus quidem omnes hae libri hujus particulae<text:line-break/>et in calce libri de humoribus fcrsptaessunt. Jam itaque<text:line-break/>ad eas, quae in hoc solo proposito volumine inveniuntur,<text:line-break/>transitum faciam.</text:span></text:p>
      <text:h text:style-name="P5" text:outline-level="2">IV.</text:h>
      <text:p text:style-name="P11"><text:span text:style-name="T51">Agests sulta virgo quidem quum escet, crebro erat suiritm<text:line-break/>Mulier vero sucta a partu dolens, non valde diu onus</text:span></text:p>
      <text:p text:style-name="P14"><text:span text:style-name="T51">grave sustulit. Protinus quidem in pectore ouiddnm<text:line-break/>concrepuisae visum suit. Postero </text:span><text:span text:style-name="T51">autem </text:span><text:span text:style-name="T51">die </text:span><text:span text:style-name="T51">asthmate<text:line-break/>laboravit et dextra </text:span><text:span text:style-name="T51">coxendix </text:span><text:span text:style-name="T51">indoluit. Haec quum </text:span><text:span text:style-name="T51">do-<text:line-break/></text:span><text:span text:style-name="T51">leret, tunc et asthmate </text:span><text:span text:style-name="T51">vexabatur. </text:span><text:span text:style-name="T51">Dolore sudato, tunc<text:line-break/>et asthma sudabatur, Spumantia excrevit, ab initio<text:line-break/>stortda , quae quum quieviffent, vomitui biliosu tenui<text:line-break/></text:span><text:span text:style-name="T51">stmilia </text:span><text:span text:style-name="T51">erant. Dolores </text:span><text:span text:style-name="T51">autem </text:span><text:span text:style-name="T51">praecipue, quum </text:span><text:span text:style-name="T51">manu<text:line-break/>laboraret.</text:span></text:p>
      <text:p text:style-name="P13"><text:span text:style-name="T37">Ipsum plerumque spiritum, respirationem vocantem<text:line-break/>audivimus; quare et feminam crebro spiritu, quae crebro<text:line-break/>spiraret, dictam esse putandum esu Sed quibuscunque ad-<text:line-break/>modum increbuerit haec difficilis spirationis species, asth-<text:line-break/>ma et orthopnoea, affectus iste a Graecis nominatur:<text:line-break/>quando videlicet fine febre constiterit aut crassis et lentis<text:line-break/>humoribus spiritus itinera obsidentibus aut aliquo crudo<text:line-break/>tuberculo in pulmonibus excitato. Haec cum et antea<text:line-break/>aegre spiraret, a partu dolorem passa esu Porro si nihil</text:span></text:p>
      <text:p text:style-name="P15"><text:span text:style-name="T37">de spirandi difficultate locutus ipsam dolentem evasisse di-<text:line-break/>xisset, verisimile esset ipsum velle, in toto corpore mu-<text:line-break/>lierem hanc lassitudinis sensu affectam esse; cum vero<text:line-break/>ipsam crebro esse spiritu dixisset, jure quispiam, dolorem<text:line-break/>in pectore excitatum esse, ab ipso dictum esse opinetur,<text:line-break/>qui cum modicus esset et aliud quoddam ejusmodi sym-<text:line-break/>ptoma accidit: cum videlicet grave quoddam manibus tol-<text:line-break/>leret, protinus quidem in pectore quendam strepitum fen-<text:line-break/>sit, derupto, ut par erat</text:span><text:span text:style-name="T37">, </text:span><text:span text:style-name="T37">tuberculo. Sed postero die<text:line-break/>succo in tuberculo antea incluso ad arteriam usque aspe-<text:line-break/>ram dissipato et spirationis frequentiam increvisse accidit;-<text:line-break/>neque adhuc simpliciter crebrum este spiritum, scd in<text:line-break/>illum jam affectum evasisse, quod asthma appellatur: pau-<text:line-break/>latim vero humore hoc excreato, mulier ista persecte a<text:line-break/>spirandi difficultate libera fuit. Hactenus nihil in dubium<text:line-break/>vertitur, sed omnia justa de causa facta funi. Ceterum,<text:line-break/>propter quid affectas pectoris et coxendicis una exacerba-,<text:line-break/>bantur et mitescebant, haud injuria quispiam quaesiverit.</text:span></text:p>
      <text:p text:style-name="P15"><text:span text:style-name="T37">cum nulla pectori cum coxendice, quemadmodum cum<text:line-break/>genitalibus membris, affinitas intercedat. Fortasse igitur<text:line-break/>imbecilliorem coxendicem habens dolore- affecta est, non-<text:line-break/>nullis supervacuis, humoribus eodem tempore in ipsam de-<text:line-break/>lapsis. Neque enim in membris naturalem societatem ha-<text:line-break/>bentibus hic vitii, consensus factus fuisse apparet, non-<text:line-break/>nunquam imbecillioribus membris vexantium humorum<text:line-break/>copiam suscipere prius festinantibus.. Sputi autem rejecti'<text:line-break/>qualitas humoris- infestantis naturam indicat': spumans<text:line-break/>enim sputum pituitofum succum significat;' floridum vero:<text:line-break/>sanguinem abundare:- quemadmodum pallidum pallidam ac<text:line-break/>flavam vocatam bilem, eodem modo et nigrum nigram.<text:line-break/>Multoties vero supra dictum, est, cum simpliciter Hippo-<text:line-break/>crates bilem dicit, pallidam et flavam vocatam significare,<text:line-break/>quoniam plus quam alia bilis genera colore suo inficiat:<text:line-break/>etenim aeruginosa bilis vomitur et subrubra et atra et<text:line-break/>obfcura. At quod in extrema hac parte scriptum est, ipsum,<text:line-break/>cum manuum opera'uteretur, magis dolere, ad vitii cohsen-</text:span></text:p>
      <text:p text:style-name="P24"><text:span text:style-name="T37">spm ostendendum adjectum fuit. Jam vero et </text:span><text:span text:style-name="T37">lu </text:span><text:span text:style-name="T37">alio </text:span><text:span text:style-name="T37">ser-<text:line-break/></text:span><text:span text:style-name="T37">mone audivistis, cum, pectoris partes, superior es' circa pri-<text:line-break/>mum et secundum costarum interstitium patiantur, merito<text:line-break/>manus in consensum affectus adduci, nervis ab his ipsis<text:line-break/>interstitiis ad eos pervenientibus. Verisimile quoque est<text:line-break/>et </text:span><text:span text:style-name="T51">ins</text:span><text:span text:style-name="T37"> dextra pectoris parte, quando grave-illud onus sub—<text:line-break/>Iatum fuit, .aliquid ruptum • fuisse et idcirco: e regione<text:line-break/>dextram coxendicem affectam esse. Quini si, .cum mulier<text:line-break/>onus tolleret, nervis passis, pectus manus noxam partici-<text:line-break/>pavit, verisimile est in ea maxime parte ipsum fuisse af-<text:line-break/>fectum, unde nervi<text:tab/>ad manus<text:tab/>pertinentes<text:tab/>expullulant.</text:span></text:p>
      <text:p text:style-name="P25"><text:span text:style-name="T37">.._<text:tab/>.....<text:tab/></text:span><text:span text:style-name="T37">ai..<text:tab/></text:span><text:span text:style-name="T37">..</text:span></text:p>
      <text:h text:style-name="P5" text:outline-level="2">V.</text:h>
      <text:p text:style-name="P11"><text:span text:style-name="T51">Hanc abstineri ab allio, stue, ove, bove. In agendis vero<text:line-break/>a clamore et excandescentia.</text:span></text:p>
      <text:p text:style-name="P13"><text:span text:style-name="T37">Diversae et lu hac parte lectiones fuerunt, nonnul-<text:line-break/>lis primam dictionem in dativo casu scribentibus</text:span><text:span text:style-name="T37">, </text:span><text:span text:style-name="T51">huic,</text:span></text:p>
      <text:p text:style-name="P26"><text:span text:style-name="T14">Γ<text:tab/></text:span><text:span text:style-name="T37">.i"<text:tab/></text:span><text:span text:style-name="T37">♦ -•</text:span></text:p>
      <text:p text:style-name="P15"><text:span text:style-name="T37">atque ita legentibus, huic abstineri allio, sue, ove, bove;<text:line-break/>nonnullis dimissa voce, hanc, </text:span><text:span text:style-name="T51">a</text:span><text:span text:style-name="T37"> verbo abstineri inci-<text:line-break/>pientibus. Omnes vero- fubintelligendum esse censent,<text:line-break/>Viium fuit nobis ipfam medicantibus, vel confutuimus ipsi<text:line-break/>utrum quodque istorum conduceret. Atque ideo de varia<text:line-break/>lectione laborandum non est, fed cuique quod placet<text:line-break/>scribere permittendum, dummodo eadem fententiai reti-<text:line-break/>neatur. Posthabita igitur de verbis • curiositate, ad res<text:line-break/>quae percipiuntur transeamus. Haec fane praedictae mu-<text:line-break/>lieri et aliis feilicet perinde affectis expediunt, ab allii<text:line-break/>et suillarum bubularum ovillarumque carnium esu ab-<text:line-break/>stinere, harum quidem ut valentium et aegre coctilium,<text:line-break/>alii vero ut aeris et corrodentis; </text:span><text:span text:style-name="T51">a</text:span><text:span text:style-name="T37"> clamore autem, ut-<text:line-break/>pote qui non solum prius rupta vasa amplius dilacerare,<text:line-break/>fed etiam nihil dum mali in instrumentis spirabilibus passa<text:line-break/>dirumpere possit, tensionem quandam, caliditatem et in-<text:line-break/>flationem in ipsis efficiens. Manifestum est autem haec ab</text:span></text:p>
      <text:p text:style-name="P15"><text:span text:style-name="T37">Hippocrate exemplorum instar </text:span><text:span text:style-name="T37">dicta </text:span><text:span text:style-name="T37">esse. Consulit autem<text:line-break/>ab omnibus difficulter coctilibus, </text:span><text:span text:style-name="T37">ab </text:span><text:span text:style-name="T37">omnibus acribus, ab<text:line-break/>omnibus pravum humorem creantibus, , ab omnibus prae-<text:line-break/>terea violentam quandam tensionem instrumentis spiratio-<text:line-break/>nis inferentibus abstinere. .</text:span></text:p>
      <text:h text:style-name="P5" text:outline-level="2">V<text:span text:style-name="T27">I</text:span>.</text:h>
      <text:p text:style-name="P16"><text:span text:style-name="T51">Cui in capite depascebatur tumor, , primo alumen com-<text:line-break/>bustum utile suit. Habuit alium priorem abscejsum,<text:line-break/>forte quoniam ds abscessurum erat. Sexagesimo die re-<text:line-break/>cefstt. Supra aurem in summo ad verticem vulnus erat.</text:span></text:p>
      <text:p text:style-name="P13"><text:span text:style-name="T37">Nonnulla ex ila scriptis forsan ipsi scriptori ad remi-.<text:line-break/>nisceutiam faciebant, sed nobis in haec incidentibus haud<text:line-break/>fatis evidens ex ipsis fructus percipitur. Narrat enim<text:line-break/>cujusdam in capite excedens ulcus primo </text:span><text:span text:style-name="T51">a</text:span><text:span text:style-name="T37"> combusto alu-<text:line-break/>mine ad melius fuisse redactum et illi eidem alia in parte<text:line-break/>abficessum fuisse, ubi et. os postea sejunctum suit. Ad-</text:span></text:p>
      <text:p text:style-name="P27"><text:span text:style-name="T37">‘ r<text:tab/>- </text:span><text:span text:style-name="T37">'r,iti<text:tab/>, ili .</text:span></text:p>
      <text:p text:style-name="P16"><text:span text:style-name="T37">scripta est etiam capitis affecta pars. Sed rem usque adeo,<text:line-break/>raram </text:span><text:span text:style-name="T37">et </text:span><text:span text:style-name="T37">nullum praeceptum scripsit, nuda ea quae eve-<text:line-break/>nerunt persequutus.</text:span></text:p>
      <text:h text:style-name="P5" text:outline-level="2">VII.</text:h>
      <text:p text:style-name="P11"><text:span text:style-name="T51">Cola habet cani similia, majora autem ex mesocolis Juf-<text:line-break/>pensu sunt. Haec vero ex nervis a dorso-in ventrem.</text:span></text:p>
      <text:p text:style-name="P13"><text:span text:style-name="T37">In aperto est et haec ipsum sibi reminefcentiae causa<text:line-break/>scripsisse, quae ad dissecandorum corporum praecepta per-<text:line-break/>tinent. Homo enim similem cani habet colorum naturam,<text:line-break/>fed ipsa et majora esse dicit et ex mesocolis dependere,<text:line-break/>veluti si ex mesenteriis dixisset; communius est enim hoc<text:line-break/>nomen mesenteriorum , pressius autem, mesocolorum. Tale<text:line-break/>vero aliud de jejuno intestino aut aliis gracilibus nomen<text:line-break/>non repetitur; nam mesonestion, id est mediojejunium<text:line-break/>aut id genus aliud nemo unquam dixit. Continua quidem<text:line-break/>mesenteria sunt tenuium atque crassorum intestinorum.</text:span></text:p>
      <text:p text:style-name="P15"><text:span text:style-name="T37">nihilominus </text:span><text:span text:style-name="T37">distinctiones quaedam propriae apparent; ac<text:line-break/></text:span><text:span text:style-name="T37">praecipue per </text:span><text:span text:style-name="T37">venas in ipsis positas </text:span><text:span text:style-name="T37">feparantur, </text:span><text:span text:style-name="T37">una </text:span><text:span text:style-name="T37">sicui-<text:line-break/>dem propria vena </text:span><text:span text:style-name="T37">in gracilium </text:span><text:span text:style-name="T37">intestinorum mesenterium<text:line-break/>derivatur. Item et in </text:span><text:span text:style-name="T37">crassorum, </text:span><text:span text:style-name="T37">quae cola nominant,<text:line-break/>altera propria delebitur </text:span><text:span text:style-name="T37">simul </text:span><text:span text:style-name="T37">cum utraque vena arteria<text:line-break/>qnoque discurrente. Vinculum autem mesenterii, perinde<text:line-break/>atque mesocoli</text:span><text:span text:style-name="T37">: </text:span><text:span text:style-name="T37">continuum enim tutum, ut dixi, </text:span><text:span text:style-name="T37">ad </text:span><text:span text:style-name="T37">unam<text:line-break/>qnandam lumborum vertebram post septum transversum<text:line-break/>positam pervenit, </text:span><text:span text:style-name="T37">haec autem </text:span><text:span text:style-name="T37">sub ventriculo esu Hoc<text:line-break/>quidem vinculum totum nervo simillimum est, quamvis<text:line-break/>ejusdem cum ligameuto substantiae sit. Quaecunque enim<text:line-break/>ex ossibus orta exsanguia corpora similia nervis sunt,,<text:line-break/>copulativos nervos ea multi medici nominant, a nervis<text:line-break/>voluntatis motui servientibus ipsa ex appositu distinguen-<text:line-break/>tes; quamobrem et in'hac quoque parte nervorum appel-<text:line-break/>latione ob similitudinem .vocata funt.</text:span></text:p>
      <text:p text:style-name="P16"><text:span text:style-name="T37">/</text:span></text:p>
      <text:h text:style-name="P6" text:outline-level="2">VllI.</text:h>
      <text:p text:style-name="P11"><text:span text:style-name="T51">Liabor antibus gratiae, ut munde parare poculenta aut<text:line-break/></text:span><text:span text:style-name="T51">esculenta. </text:span><text:span text:style-name="T51">Quae videt molliter, </text:span><text:span text:style-name="T51">quaecunque </text:span><text:span text:style-name="T51">tangit.<text:line-break/>Aliae </text:span><text:span text:style-name="T51">non </text:span><text:span text:style-name="T51">valde aut noxa non sucile emendabili, ut<text:line-break/>frigida, </text:span><text:span text:style-name="T51">ubi </text:span><text:span text:style-name="T51">hac opus </text:span><text:span text:style-name="T51">esa</text:span></text:p>
      <text:p text:style-name="P13"><text:span text:style-name="T37">Quae medicnm laborantibus grata concedere aut quae<text:line-break/>non concedere,oporteat, hoc in volumine perfecte nobis con-<text:line-break/>abunde erit, templatis quemadmodum de, aliis omnibus fa-<text:line-break/>cere consuevimus; nam cum semel aliquid exacte docuimus,<text:line-break/>nunquam iterum in aliis locis universum repetimus, sed sum-<text:line-break/>matim duutaxat perstringimus. Dictum sianeet in aphorifmis<text:line-break/>est ad hanc rem aliquid,ipso ita scribente: paulo deteriorpo-<text:line-break/>tus et cibus,, scd suavior, melioribus quidem, insuavioribus<text:line-break/>autem potius dandus, Porro primo .intuitu laborantibus.ali-<text:line-break/>quid oblectamenti causa gratificari videtur, .non lanmn. re<text:line-break/>_vera id faciens omnia enim libentius atque . fuavius af-<text:line-break/>fumta,. .etsi-.ppinio deteriore natura sint, melius concoqui-</text:span></text:p>
      <text:p text:style-name="P15"><text:span text:style-name="T37">mus; </text:span><text:span text:style-name="T37">longe </text:span><text:span text:style-name="T37">vero utilissimum aegrotis est assumtos cibos et<text:line-break/>potus </text:span><text:span text:style-name="T37">recte </text:span><text:span text:style-name="T37">confici. At in proposita oratione alterius<text:line-break/>generis atque rei mentionem facit, per quam medicus<text:line-break/>nequaquam morbum exasperans, aegrotis rem gratam vo-<text:line-break/>luptatemque affert, ut cum immature lavari et bibere et<text:line-break/>fructibus quibusdam vesci aut frigidam poture permiserit.<text:line-break/>Interdum enim cujusque dictorum tempus idoneum atque<text:line-break/>utile postero die fuerit;'aegroti vero medicos'diem unum<text:line-break/>pervertere cogunt.</text:span><text:span text:style-name="T58">1</text:span><text:span text:style-name="T37"> ^Nonnulli praeterea aegrotantibus ista<text:line-break/>plerumque facile concedunt, ut plus lucri faciant eorum<text:line-break/>cupiditatibus morem gerentes:'verum haec profecto non<text:line-break/>fecundum artis decreta patrantur. Quod autem in apho-<text:line-break/>risinis dictum fuit et quaecunque hac in parte recenset,<text:line-break/>utiliter laborantibus medici praestantissimi largiuntur. Isto-<text:line-break/>rum autem , quae nunc deinceps ab ipso scribuntur, usus<text:line-break/>est ut aegros medicis magis obsequentes reddant. Nam<text:line-break/>quos libenter adfpiciunt, illis magis obtemperant. ' Qua-<text:line-break/>propter mater et pater filio cibos fastidienti suaserunt, ut</text:span></text:p>
      <text:p text:style-name="P15"><text:span text:style-name="T37">se ipfum </text:span><text:span text:style-name="T37">ad </text:span><text:span text:style-name="T37">eos assumendos impelleret, cum nullus alius<text:line-break/>id persuadere potuisset,- ita quoque filius patri suasit et<text:line-break/>matri et frater fratri et amicus amico. At illis, quos mo-<text:line-break/>leste vident homines, etsi utilia consulant, obedire tamen<text:line-break/>recusant. Ad hanc igitur aegri obedientiam comparandam<text:line-break/>Hippocrates dicebat et praedictiones nobis esse utiles at-<text:line-break/>que omnino aegro admirationi esse medicum. Ita </text:span><text:span text:style-name="T37">sane </text:span><text:span text:style-name="T37">et<text:line-break/>apud </text:span><text:span text:style-name="T37">nos </text:span><text:span text:style-name="T37">Pergami qui </text:span><text:span text:style-name="T37">a deo</text:span><text:span text:style-name="T37">-curantur ei obiequentes<text:line-break/>cernimus, illis plerumque per quindecim integros dies, ut<text:line-break/>a potu penitus abstinerent, imperanti, qui profecto 'nulli<text:line-break/>medico id jubenti obtemperassent. Nam ad aegrotum<text:line-break/>omnibus jussis obedientem reddendum magnam vim ha-<text:line-break/>bet, fi pro certo fibi persuaserit. magnam inde ad se<text:line-break/>utilitatem proventuram.</text:span><text:span text:style-name="T58">1</text:span><text:span text:style-name="T37"> In his ponuntur ea, quae in<text:line-break/>propofitis verbis enumerantur, de quibus jam singula di-<text:line-break/>stincte proponentes, loqui aggrediamur, ut munde parare<text:line-break/>poculenta aut esculenta. Multos multotles medicus aegro<text:line-break/>potus et cibos offert, contra quam ipse vellet </text:span><text:span text:style-name="T37">eos </text:span><text:span text:style-name="T37">prae-</text:span></text:p>
      <text:p text:style-name="P15"><text:span text:style-name="T37">parans. Jubet autem eos munde parari et in quibusdam<text:line-break/>codicibus vice hujus particulae, </text:span><text:span text:style-name="T14">καθαρῶς, </text:span><text:span text:style-name="T37">id est munde,<text:line-break/></text:span><text:span text:style-name="T14">καθαρίως</text:span><text:span text:style-name="T37">, legitur, quod idem significat. ld vero fit pri-<text:line-break/>mo</text:span><text:span text:style-name="T51">,. si vascula in</text:span><text:span text:style-name="T37"> quibus potus cibique ferrmtur nihil scr-<text:line-break/>dis; imbuerint; secundo, si nullum aliud eorum per quae<text:line-break/>laboranti ministrantur. Saepius enim vasa cibos et potus<text:line-break/>continentia mundissima erunt, illud vero quo frigidam<text:line-break/>servus aut calidam seret, conspurcatum adspicies; quem-<text:line-break/>adrnodum et aliorum vasculorum ad ministerium pertinen-<text:line-break/>tium quodpiam nonnunquam immundum cernitur. Ad<text:line-break/>haec et ipse medicus in primis et maxime manus quam<text:line-break/>purissimas habeto et faciem et pilos in barba et capite,<text:line-break/>deinceps et alias, corporis partes, quemadmodum et ve-<text:line-break/>stem nitidam, quae intuetur', inquit, aegrotans. Haec<text:line-break/>ipsa inquam et aegrotantis curam gerentes et reliqua omnia,<text:line-break/>quae in aedibus, ubi aegrotat, sunt, ita habentor, ut<text:line-break/>istorum nihil ipse injucunde et tristi animo conspiciati<text:line-break/>Quin etiam et ex ministris illos plane adesse , quibus ma-</text:span></text:p>
      <text:p text:style-name="P15"><text:span text:style-name="T37">xime delectatur et ex gubernantibus eos qui gratissimi<text:line-break/>sunt apud ipfum commorari decet; alios vero </text:span><text:span text:style-name="T37">duorum </text:span><text:span text:style-name="T37">.al-<text:line-break/>terum aut nunquam ejus cubiculum ingredi aut non diu-<text:line-break/>tius ante oculos' ejus versari. Haec quidem curiose ex-<text:line-break/>plorans medicus ipse conficiet atque disponet. Nonnulla<text:line-break/>vero et absque^ indagatione fponte dignoscuntur.. Saepius<text:line-break/>/enim inspectante aegrotum atque curante medico servus<text:line-break/>aliquis ingressus certum quendarn hominem venisse nun-<text:line-break/>tiavit, qui ipsum visere </text:span><text:span text:style-name="T37">ac </text:span><text:span text:style-name="T37">salutare cupiat, tum protinus<text:line-break/>hoc audito aegrotans nonnunquam laetari visus est, non-<text:line-break/>nunquam vero magnopere contristari, tanquam ab homine<text:line-break/>ipsum non vere amante, sed simulante, molestiam passu-<text:line-break/>rus sit. Atqui tunc medicum oportet, quum quis ingressus<text:line-break/>est, quem laborans non libenti animo adspiciat, paulo<text:line-break/>post aliqua verisimili ratione quietem aegroto conserre<text:line-break/>dicere et hac de causa omnes ut ab eo recedant prae-<text:line-break/>cipere; constat enim quod tunc una cum non : amicis<text:line-break/>amici egressi, huad ita multo post denuo introire pote-</text:span></text:p>
      <text:p text:style-name="P15"><text:span text:style-name="T37">runti Hujusmodi sane' spectacula aegroti mentem </text:span><text:span text:style-name="T37">modo<text:line-break/></text:span><text:span text:style-name="T37">exhilarant, modo contristant, non per ipsum visorium<text:line-break/>sensum proprie., sed per cogitationem.. Ceterum quaedam<text:line-break/>visilia ratione visionis ipsius jucunda sunt, quemadmodum<text:line-break/>et olfactilia. et gusiatilia et audibilia et tactilia' proprio<text:line-break/>quodque sensui voluptatem afferunt. Attamen non est in<text:line-break/>omnibus istis aequalis oblectatio, siquidem alii alios et<text:line-break/>colores et figuras et flores et stirpes et germina et pi-<text:line-break/>cturas, aliqua ut tristia-; aliqua ut jucunda contemplantur.<text:line-break/>Oportet itaque medicum ab aegrotantium domesticis per- .<text:line-break/>cunctatum, quibusnam ipsi delectentur, haec jubere in<text:line-break/>cubicula, ubi jacent, inferri. Quaecunque mollia tangunt;<text:line-break/>secundum ipfam solam nudamque tactoriam scnfionem ju-<text:line-break/>cunda haec sunt; quemadmodum rursum, fleres , stirpes.et<text:line-break/>variegata aliaque omnia supradicta solam oblectant visio-<text:line-break/>nem; ; Adjiciemus igitur quaecunque ejusdem generis cum<text:line-break/>antedictis sunt, dimissa vero tanquam manifesta fuerunt.<text:line-break/>Duorum, enim sensuum</text:span><text:span text:style-name="T37">, </text:span><text:span text:style-name="T37">visus scilicet et tactus </text:span><text:span text:style-name="T37">Iolum </text:span><text:span text:style-name="T37">me-</text:span></text:p>
      <text:p text:style-name="P15"><text:span text:style-name="T37">minit; at </text:span><text:span text:style-name="T37">tu </text:span><text:span text:style-name="T37">olfactum adjice, gustatum </text:span><text:span text:style-name="T37">et </text:span><text:span text:style-name="T37">auditum. Et<text:line-break/>in auditu, quemadmodum et </text:span><text:span text:style-name="T51">in</text:span><text:span text:style-name="T37"> visu, dividito</text:span><text:span text:style-name="T37">, </text:span><text:span text:style-name="T37">nonnulla<text:line-break/>quidem ipsum sensum solum delectantia; ut suaves voces;<text:line-break/>aliqua per auditum animum conturbantia, ut cum tristia<text:line-break/>nunciantur;'' e contrario alia quaedam oblectant et exhi-<text:line-break/>larant. Id sane et vulgus omne haud praeterit, nihil eo-<text:line-break/>rum quae tristi animo aeger auditurus sit, ipsi renunciari<text:line-break/>debere; . quemadmodum contra, omnia ipsima vehementer<text:line-break/>oblectatura renunciari convenit, quin et aliqua falsa ad-<text:line-break/>jicienda sunt, ln sequenti sane particula nonnulla eorum,<text:line-break/>quae et hic omissa fuisse videbantur, resumens addit, aliae.<text:line-break/>Praescriptio haec est aliarum quae dicendae. sunt gratia-<text:line-break/>rum. Nam quum praedixerit, laborantibus gratiae, deinde<text:line-break/>inquiens, munde parare poculenta aut esculenta, ac dein-<text:line-break/></text:span><text:span text:style-name="T81">ceps.de </text:span><text:span text:style-name="T37">omnibus, quae videntur, postea de tactui jucun-<text:line-break/>dis, sermone facto, praeter dictas alias se dicturum gra-<text:line-break/>tias pollicetur, quas paulo post auditurus es. Porro qui-<text:line-break/>dam hanc praescriptionem, aliae, de exemplaribus peni-’<text:line-break/>tus deleverunt; aliqui; vero non feminino, genere scribunt,</text:span></text:p>
      <text:p text:style-name="P15"><text:span text:style-name="T37">sed in neutro vocato </text:span><text:span text:style-name="T37">genere; </text:span><text:span text:style-name="T37">alia </text:span><text:span text:style-name="T37">ne </text:span><text:span text:style-name="T37">valde </text:span><text:span text:style-name="T37">laedant </text:span><text:span text:style-name="T37">aut<text:line-break/>ne noxa non facile emendabili, ut frigida, ubi hac opus<text:line-break/>esu Non valde laedentia interdum exhibenda sunt, ve-<text:line-break/>hementer ipsa cupientibus, ac nisi acceperint; medicum<text:line-break/>tum osuris tum aversaturis </text:span><text:span text:style-name="T37">et </text:span><text:span text:style-name="T37">nullum ejus praeceptum<text:line-break/>observaturis. lgitur necesse interdum est quaedam illis<text:line-break/>exoptata concedere, . nisi magnum sunt detrimentum alla-<text:line-break/>tura. Praedicito autem ab his aegrum laesum iri, tuqite<text:line-break/>ipsi gratificandi causa ea concedere, sed posterum te vi-<text:line-break/>cissim ab eo petere, ut in reliquis ohedientem sese ex-<text:line-break/>hibeat: novi enim quosdam ex ea medici liberalitate ob-<text:line-break/>sequentes evasisse. Hoc sane modo et ego multotles fri-<text:line-break/>gidam aquam in illis morbis exhibui , in quibus postridie<text:line-break/>ejus .usus requirebatur, id solum aegrotanti gratificatus, ut<text:line-break/>optimum scilicet propinandi tempus praeverterim; simili-<text:line-break/>ter vero </text:span><text:span text:style-name="T51">et de</text:span><text:span text:style-name="T37"> balneis, vino atque id genus omnibus me<text:line-break/>fecisse memini. Verum si morbus nec postridie, neque<text:line-break/>prorsus unquam, ullo istorum egeat, aegroto nequaquam</text:span></text:p>
      <text:p text:style-name="P15"><text:span text:style-name="T37">concedendum; exiguam enim noxam futura posthac lan-<text:line-break/>guentis obedientia emendare poterit; noxa vero adeo<text:line-break/>magna, ut extremum periculum inferat aut morbum in<text:line-break/>longum tempus producat, non itidem deleri et in pristi-<text:line-break/>num redigi poterit Scribitur etiam proposita pars per<text:line-break/>alia verba, uno quidem modo sic, scd et valde nocere,<text:line-break/>ut frigidam, quum opus est, voce hac </text:span><text:span text:style-name="T14">βλάτιτειν, </text:span><text:span text:style-name="T37">id est<text:line-break/>nocere, </text:span><text:span text:style-name="T51">v</text:span><text:span text:style-name="T37"> habente in fine et hanc quidem lectionem ve-<text:line-break/>teres explanatores agnoscunt. Alteram quoque in aliis<text:line-break/>exemplaribus detracta v littera ita fe habentem invenies,<text:line-break/>quae non valde nocent aut non facile emendabili noxa,<text:line-break/>ut frigida, ubi hac opus est; vult autem proposita oratio<text:line-break/>aut non facile emendabili noxa, ea significare quae non<text:line-break/>cito remediis cedere queant, ut impressa jam laesio remo-<text:line-break/>veatur. Ceterum hac de re, quaecunque prius dixi remi-<text:line-break/>niscentibus, nullam aliam praeterea novam explanationem<text:line-break/>poscere convenit.</text:span></text:p>
      <text:h text:style-name="P8" text:outline-level="2">IX.</text:h>
      <text:p text:style-name="P11"><text:span text:style-name="T51">Introitus, sermones, </text:span><text:span text:style-name="T51">stgura, vestis </text:span><text:span text:style-name="T51">aegrotanti, </text:span><text:span text:style-name="T51">tonsura,<text:line-break/></text:span><text:span text:style-name="T51">ungues, </text:span><text:span text:style-name="T51">odores.</text:span></text:p>
      <text:p text:style-name="P13"><text:span text:style-name="T37">Ex </text:span><text:span text:style-name="T37">istis </text:span><text:span text:style-name="T37">omnia reliqua procul dubio ad medicum </text:span><text:span text:style-name="T51">re-<text:line-break/>feruntur,</text:span><text:span text:style-name="T37"> </text:span><text:span text:style-name="T37">sed </text:span><text:span text:style-name="T37">interea vox haec </text:span><text:span text:style-name="T37">posita, </text:span><text:span text:style-name="T37">aegrotanti, dubi-<text:line-break/>tationem quandam excitat. Unde quidam ea penitus de-<text:line-break/>tracta sese nequaquam eam invenisse .scriptam dissimula-<text:line-break/>runt, sed vetustissimi interpretes hanc quoque lectionem<text:line-break/>admittunt. Verum singula dicta particulatim prius expen-<text:line-break/>dentes, fortassis aliquid verisimile ad ipsam interpretan-<text:line-break/>dam macti erimus. Et primo quidem, introitus medicorum,<text:line-break/>ad pegrum quoscunque ipsi gratus faciunt,, siquidem non-<text:line-break/>nulli, aegri a saepius visentibus affini se molestia opi na n-,<text:line-break/>tur; alii contra crebro se videri magnopere laetantur.<text:line-break/>Quidam autem medici , sunt qui eo usque insaniant, ut<text:line-break/>etiam in dormientium conclave strepentes penibus aut vo-</text:span></text:p>
      <text:p text:style-name="P15"><text:span text:style-name="T37">ciferantes ingrediantur, ob quae expergefacti aegroti et<text:line-break/>illis irascuntur et maxime fe laesos esse conqueruntur.<text:line-break/>Haec igitur omnia providere medicum oportet, ut neque<text:line-break/>non in tempore accedat, neque petulanter cum multo<text:line-break/>strepitu et elata voce aut incessu aut adfpectu aut aliquo<text:line-break/>prorsum hujusmodi indecoro. Sermones.. Inter </text:span><text:span text:style-name="T51">praeci-<text:line-break/>pua</text:span><text:span text:style-name="T37"> sunt et isti cum aegris a medicis recte aut non recte<text:line-break/>facti: quidam enim sermones summe fatui sunt, tales<text:line-break/>sane, qualem Zeuxis a Bacchio scriptum esse testatur,<text:line-break/>Callianacta fuisse Herophileum, in libro de memorabilibus<text:line-break/>Heropbili et ejus sectae studiosorum. Iste aegrotanti cui-<text:line-break/>dam atque dicenti, moriar, hoc carmen respondens succi-<text:line-break/>nuisse fertur:.</text:span></text:p>
      <text:p text:style-name="P13"><text:span text:style-name="T51">Pulchra et pelle micans nist te Latona creascet.<text:line-break/></text:span><text:span text:style-name="T37">Alteri quoque moriar dicenti respondisse i.</text:span></text:p>
      <text:p text:style-name="P13"><text:span text:style-name="T37">Et </text:span><text:span text:style-name="T51">Patroclus obit, qui te praestantior ipsu.</text:span></text:p>
      <text:p text:style-name="P28"><text:span text:style-name="T45">GALENUS TOM. XVII. VJtRS n.<text:tab/>K</text:span></text:p>
      <text:p text:style-name="P15"><text:span text:style-name="T37">Ceterum quidam hujusce tempestatis medici, etsi modera-<text:line-break/>tiores Callianacte. sint, aspere tamen et ipsi erga laboian-<text:line-break/>tes:fe. .gerunt</text:span><text:span text:style-name="T37">, </text:span><text:span text:style-name="T37">adeo nt odio ipsis sint, sicut aliqui e con-.<text:line-break/>trario serviliter adulantes oh id ipsum contemtui fuerunt.<text:line-break/>Quemadmodum autem aegro medicum odiosum videri non<text:line-break/>corrvenit, ita neque contemnendum, scd humanus, mode-<text:line-break/>ratus suavisque quum sit, gravitatem etiam servare debet.<text:line-break/>Nisi enim medicum, aeger nt deum quendam adrniretur, •<text:line-break/>nunquam illius praeceptis obtemperaverit. Antiquissimum<text:line-break/>igitur, fuerit neque adeo medicum se submittere atque<text:line-break/>adulari, ut fui contemtum pariat, neque rursum perinde<text:line-break/>atque Callianactem se rusticum atque afpernm exhibere.<text:line-break/>Id fiet autem, si et ah adspectu et voce et omni corporis<text:line-break/>habitu medici gravitatem retineat aegrotantemque iis<text:line-break/>quae, ipsc praecipiat morem gerere , edoceat. Sermones<text:line-break/>vero multiformes sunt, tlbiqne exempli causa aliquem<text:line-break/>proponere me non pigebit. Poterit fane medicus </text:span><text:span text:style-name="T51">a</text:span><text:span text:style-name="T37"> prooe-<text:line-break/>mio verisimili exorsus .omnia ea deinceps aegrotanti re-</text:span></text:p>
      <text:p text:style-name="P15"><text:span text:style-name="T37">censere, quae in hanc rem ab Hippocrate tradita sunt:<text:line-break/>primo quidem in aphorifmis ita dicente: oportet autem<text:line-break/>non modo se ipsum exhibere ea, quae oportet, facientem,<text:line-break/>sed etiam aegrum et assistentes et exteriora; et in primo<text:line-break/>de morbis popularibus: ars per tria, morbus, aegrotus,<text:line-break/>medicus. Adversari morbo aegrotum una cum medico<text:line-break/>oportet. Quumque tres sint, medicus, morbus et aegro-<text:line-break/>tus, fi medicum solum cum morbo pugnantem aeger de-<text:line-break/>serat, vel etiam ad morbnm transfugiens medico repugnet,<text:line-break/>medicum a morbo superari continget. At si morbo re-<text:line-break/>licto, medico subsidium contra illum ferat, duobus homi-<text:line-break/>nibus contra unum morbum pugnantibus, futurae victo-<text:line-break/>riae magna spes est; sicut e contrario desperandum sit, si<text:line-break/>aeger a morbo stans medico adversetur: solus enim ipse<text:line-break/>relictus, a duobus hosttbns expugnari poterit. Id exem-<text:line-break/>plum tibi satis esto; a simili enim multos id genns alios<text:line-break/>sermones cogitare poteris a medicis cum aegrotis fieri.</text:span></text:p>
      <text:p text:style-name="P15"><text:span text:style-name="T37">Non solum autem sermonum a medicis cum aegris facien-<text:line-break/>dorurn talem esse sententiam convenit, fed etiam vocis<text:line-break/>magnitudinem et tonum et omnem actionem sententiae<text:line-break/>respondere sermonum. Quod si quis cum erudito viro<text:line-break/>colloquatur, ne soloecismis barbarismisque utatur, caveto;<text:line-break/>nam ex hoc medici aegrotis spernendi videntur. Figura.<text:line-break/>Et figuram corporis totius in introeundo atque sedendo<text:line-break/>medicus, neque humilem prae se ferat, ut contemtum<text:line-break/>mereatur, neque fastu quodam atque arrogantia turgentem. •<text:line-break/>Quidam enim extenti ac patentes introeunt ac sedent;<text:line-break/>nonnulli fracti et molles; alii vero incurvi atque abjecti.<text:line-break/>Itaque omnes excessus devitandi sunt et inter eos medio-<text:line-break/>crem esse lentandum est. Quod si nonnunquam, raro ta-<text:line-break/>men id evenit, aeger humilitatem et abjectionem qnan-<text:line-break/>dam amare tibi videatur, - a mediocritate ad humilius• te<text:line-break/>paulum descendere hnmilioremque te ipsum effingere sa-<text:line-break/>tius fuerit. At si e contrario sese habeat, et tu contraria<text:line-break/>facito, paulum a mediocri et a naturali statu ad alter-</text:span></text:p>
      <text:p text:style-name="P15"><text:span text:style-name="T37">utrum latus declinans. Vestis. Et ipsa eadem ratione<text:line-break/>mediocris esto; neque valde fumtuosa, ut arrogantiam in-<text:line-break/>dicet, neque sordida et nimium vilis, nisi si aeger ipse<text:line-break/>immoderatius, aut pretiusa vestimenta amet aut sordidis<text:line-break/>oblectetur: tunc enim a mediocritate ad illud quod </text:span><text:span text:style-name="T37">ae-<text:line-break/></text:span><text:span text:style-name="T37">groto magis placeat descendito, quatenus id languenti<text:line-break/>arridere conjectura assecutus fueris. Hanc appellationem,<text:line-break/>aegrotanti,' reliquis interjectam, obscuritatem offundere<text:line-break/>supra dixi; at si’ initio sermonis aut in fine posita foret,<text:line-break/>nihil </text:span><text:span text:style-name="T37">plane </text:span><text:span text:style-name="T37">dubitationis attulisset, omnia haec scilicet, ut<text:line-break/>aegrotanti jucundiora sunt, medico esse praestanda, introi-<text:line-break/>tus, sermones, figuram totius corporis, vestem, tonfuram<text:line-break/>capillorum, unguium decentem modum, odorem. Etenim<text:line-break/>in introitu alius ad alium -aegrotantem, ut paulo ante<text:line-break/>pofuimus, modus est. In sermonibus similiter: nonnulli<text:line-break/>enim medicis fabellas narrantibus delectantur, nonnulli<text:line-break/>eos fastidiunt; aliqui gravibus et seriis sermonibus gau-<text:line-break/>dent, </text:span><text:span text:style-name="T37">aliqui </text:span><text:span text:style-name="T37">facetis et lepidis. Et de figuris corporis et</text:span></text:p>
      <text:p text:style-name="P15"><text:span text:style-name="T37">vestimentis, quonam pacto jucundiora aegrotanti conjicere<text:line-break/>oporteat supra comprehensum esu Tonsura capillorum.<text:line-break/>Tonsura naturaliter quidem optima fuerit, si ad capitis<text:line-break/>sanitatem conservandam fiat: aliis enim alia tonsurae spe-<text:line-break/>cies convenit; aegrotis vero non omnibus idem tonsurae<text:line-break/>genus placet. Hoc igitur te quoque considerare oportet<text:line-break/>ejus, quem medicaris, rationem habentem, quemadmodum<text:line-break/>Antonio Commodi patre imperante omnes ejus familiares<text:line-break/>faciebant, ad cutem usque detonsi. Lucius vero eos mi-<text:line-break/>mos appeIlabat et idcirco rursum, qui cum ipso versa-<text:line-break/>bantur, comam nutriverunt. Ungues. Quantos medicis<text:line-break/>ungues esse'oporteat, ipse in libro de agendis in medica-<text:line-break/>trina edocuit, illud addens, ipforum-decentem modum ad-<text:line-break/>spectantibus esse jucundum. De unguibus autem, scabie,<text:line-break/>aut aliquo alio id genus vitio affectis, quemadmodum et<text:line-break/>de pilorum capitis affectibus , alopecia scilicet et porrigine,<text:line-break/>neque sermo faciendus est: haec enim ut jam praeter na-<text:line-break/>turam medicum pati, sicut et morbum articularem vehe-</text:span></text:p>
      <text:p text:style-name="P15"><text:span text:style-name="T37">mentiorem et aliquid ejusmodi.aliud turpissimum est. Odor.<text:line-break/>Porro totius corporis odor et oris praecipue nonnullis<text:line-break/>quidem natura putidus est, sicut aliis quibusdam sine vi-<text:line-break/>tio, nonnunquam per incuriam teter odor fit, quum </text:span><text:span text:style-name="T51">me-<text:line-break/>dici</text:span><text:span text:style-name="T37"> nihil errare se putant, si caepas aut allium redolentes<text:line-break/>aegrotos visant. Quinto sane civi nostro Romae medici-<text:line-break/>nam exercenti id contigit. </text:span><text:span text:style-name="T37">A </text:span><text:span text:style-name="T37">prandio divitem quendam<text:line-break/>ac praepotentem hominem vini odorem vehementer fpi-<text:line-break/>rans rnvisiti Aeger itaque cum capitis dolore magnam<text:line-break/>febrem habens, atque </text:span><text:span text:style-name="T37">ideo </text:span><text:span text:style-name="T37">vini odorem exeuntem aegre<text:line-break/>ferens, Quintum, ut longius aliquanto recederet rogavit,<text:line-break/>quoniam vinum immoderatius redolens ipsum contristaret<text:line-break/>et quidem aegrotus modeste dicere videbatur. At Quin-<text:line-break/>tus ipsi stolidius respondens odorem ut aequo animo fer-<text:line-break/>ret praecepit, nam et fe quoque aegrotum ex febri male<text:line-break/>olentem sustinere dicebat, multum autem interesse fe-<text:line-break/>hremue quis aut vinum redoleret. Alter fuit medicus iu<text:line-break/>nostra Asia, cui axillae </text:span><text:span text:style-name="T37">adeo </text:span><text:span text:style-name="T37">foedum odorem exspirabant.</text:span></text:p>
      <text:p text:style-name="P15"><text:span text:style-name="T37">ut </text:span><text:span text:style-name="T37">vir </text:span><text:span text:style-name="T37">nullus elegantior ejus accessum aegrotans ferre<text:line-break/></text:span><text:span text:style-name="T37">posset. </text:span><text:span text:style-name="T37">Oportebat igitur eum prius suo </text:span><text:span text:style-name="T37">ipsius </text:span><text:span text:style-name="T37">symptomati<text:line-break/>mederi atque ita ad alios curandos sese accingere. </text:span><text:span text:style-name="T37">Nam<text:line-break/>etsi, ut hircis, </text:span><text:span text:style-name="T37">ingenitus putor insit, ad mediocritatem<text:line-break/></text:span><text:span text:style-name="T37">tamen </text:span><text:span text:style-name="T37">quandam redigi potest; rursum </text:span><text:span text:style-name="T37">haec </text:span><text:span text:style-name="T37">mediocritas<text:line-break/>quotidianis inspersionibus, foetorem obtundentibus </text:span><text:span text:style-name="T37">mitigari<text:line-break/>poterit. Alius </text:span><text:span text:style-name="T37">igitur quidam os </text:span><text:span text:style-name="T37">naturaliter putidum ha-<text:line-break/>bens, </text:span><text:span text:style-name="T37">ejus </text:span><text:span text:style-name="T37">putorem et </text:span><text:span text:style-name="T37">purgatione </text:span><text:span text:style-name="T37">et medicamentorum </text:span><text:span text:style-name="T37">ad<text:line-break/></text:span><text:span text:style-name="T37">id </text:span><text:span text:style-name="T37">facientium potu mitigabat, atque quotidie </text:span><text:span text:style-name="T37">aut amomi<text:line-break/>aut folii </text:span><text:span text:style-name="T37">malabathri aut aliorum id genus </text:span><text:span text:style-name="T37">odoratorum, in<text:line-break/></text:span><text:span text:style-name="T37">ipsum pauxillum quiddam conjiciens, ita ex </text:span><text:span text:style-name="T37">aedibus pro-<text:line-break/></text:span><text:span text:style-name="T37">ficiscebatur.</text:span></text:p>
      <text:h text:style-name="P5" text:outline-level="2">X.</text:h>
      <text:p text:style-name="P11"><text:span text:style-name="T51">Aqua decocta tum quidem ut </text:span><text:span text:style-name="T51">agrem </text:span><text:span text:style-name="T51">admittat tum </text:span><text:span text:style-name="T51">vero<text:line-break/>ne </text:span><text:span text:style-name="T51">plenum stt et operculum habeat.</text:span></text:p>
      <text:p text:style-name="P14"><text:span text:style-name="T37">In quibus affectibus aut cujus utilitatis causa aquam<text:line-break/>decoquere aut quamcunque, aut vitiosam tantum conve-<text:line-break/>niat, in verbis istis declaratum non est; quamobrern ne-<text:line-break/>que ullum ex ipsis fructum percipimus. Videtur namque<text:line-break/>Hippocrates, sicut alia, multa in his libris quaerendi ma-<text:line-break/>gis causa quam in vulgus edendi adnotavit, ita hunc<text:line-break/>quoque sermonem conscripsisse, nobis quidem imperfectum,<text:line-break/>sibi vero ipsi ad recordationem integrum. • At si nobis<text:line-break/>ipsis hunc modum explicandum proponamus, qualem aquam<text:line-break/>prius decoquere conveniat, atque ita deinde refrigeratam<text:line-break/>bibere</text:span><text:span text:style-name="T37">, </text:span><text:span text:style-name="T37">siquidem ipsam frigidam bibere volumus; </text:span><text:span text:style-name="T51">et con-<text:line-break/>tra</text:span><text:span text:style-name="T37"> rursus, quam calidam aquam bibere volentes, haud<text:line-break/>perinde coquemus, fed huic operculum facientes, vasi, in<text:line-break/>quo calefacta est, magnitudine refpondens; illi vero nul-<text:line-break/>lum tegmen imponentes, fed calentem aquam in nudo de-<text:line-break/>tectoque vase,' sub dio expositam dimittentes; et quaere-<text:line-break/>mus deinceps, qui affectus calidas quive frigidas aquas<text:line-break/>postulent; </text:span><text:span text:style-name="T37">nos </text:span><text:span text:style-name="T37">quidem utile aliquid inveniemus, nihil ta-</text:span></text:p>
      <text:p text:style-name="P15"><text:span text:style-name="T37">men ad inventionem ex propositis - verbis proficiemus,<text:line-break/>quandoquidem initium nullum clarum habent. Quocirca<text:line-break/>et nonnulli ipfa cum supra politis copulant, ut Artemido-<text:line-break/>rus voluit cognomento Capito; fed plurimi ipsa ab illis<text:line-break/>separantes seorsum considerant. Igitur si cum antepositis<text:line-break/>conjungantur, hujusmodi eorum scnfus erit, laborantibus<text:line-break/>gratiae, ut munde parare aut potulenta aut esculenta et<text:line-break/>cetera quae deinceps dixit Hippocrates. Deinde post ul-<text:line-break/>tima verba, aqua vero et ipsis interdum frigida propit.<text:line-break/>nanda, quum aut offensam prorsus nullam aut perexiguam,<text:line-break/>ex ejus potu fore metuamus. Deinde sibi ipsi ad rerni-<text:line-break/>niscentiam, ut ajunt, deinceps modum ipsius praeparan-<text:line-break/>dae tradidit, fortasse nequaquam volens fontanam aquam<text:line-break/>prius quam incaluerit exhiberi; fortasse vero et aliquam<text:line-break/>distinctionem nactus, quibus calefacta prius et mox re-<text:line-break/>frigerata, aut quibus, omissa calefactione, potui danda sit.<text:line-break/>Aut forsan optimam aquam non coctam, vitiosam vero<text:line-break/>coctam praebere voluit. Fortassis etiam optimae aquae</text:span></text:p>
      <text:p text:style-name="P15"><text:span text:style-name="T37">duplicem refrigerationem prodit, unam quidem quam<text:line-break/>circumfusus aer efficit,- Porro in Alexaudria totaque Ae-<text:line-break/>gypto ipsos aquam in testaceis quibusdam vasis hoc modo<text:line-break/>refrigerare conspexi. Occidente sole aquam , prius cale-<text:line-break/>factam in vascula fundebant; deinde sublime totum hoc<text:line-break/>vas in fenestris vento adversis, ut - ibi per totam noctem<text:line-break/>refrigesceret, suspendebant;, postea ante solis ortum vas<text:line-break/>humi depositum frigidam aquam circumspergentes, frigida<text:line-break/>etiam folia toti vasi circumdabant, nonnunquam vitium<text:line-break/>aut lactucae, nonnunquam vero et aliarum id genus her-<text:line-break/>barum,, ut frigus id quod sub nocturno aere acquisiverat<text:line-break/>diutius permaneret; multo vero magis ad hujusmodi ap-<text:line-break/>paratum, quum optimae aquae ipsis facultas non esset,<text:line-break/>homines devenere. Dico autem optimam aquam et omni<text:line-break/>vitio carentem quae neque limi quicquam habet, neque<text:line-break/>male olet et gustantibus nullam qualitatem prae fe fert.<text:line-break/>Quaedam enim pravas qualitates permistas habent, falis<text:line-break/>aut nitri aut fuIphuris aut bituminis aut aluminis alio-</text:span></text:p>
      <text:p text:style-name="P15"><text:span text:style-name="T37">rumque id genus. In quibus omnibus praestat, quemad--<text:line-break/>modum legumina multa praeclixantes idonea esui praepa-<text:line-break/>ramus et olera et fructus et animalium partes, eadem<text:line-break/>ratione et aquam prius decoctione ad meliorem naturam<text:line-break/>permutantes ita propinare. Praeterea et ob alium sane<text:line-break/>usum aquam percalefactam refrigeramus, etsi neque sapore,<text:line-break/>neque odore malo depravata sit, neque sic exquisite pura,<text:line-break/>quando in ventriculo ipfam diutius commorari aut per-<text:line-break/>cellere aut instare aut degravare ventriculum perceperimus. ‘<text:line-break/>Sunt enim profecto et id genus multae, quarum praeci-<text:line-break/>pue ab optimis aquis discretionem Hippocrates mihi scri-<text:line-break/>psisse visus est, ubi inquit: aqua cito'incalescens </text:span><text:span text:style-name="T37">ac </text:span><text:span text:style-name="T37">cito<text:line-break/>refrigescens levissima. Neque enim in lutosis aut male<text:line-break/>olentibus aut quippiam medicamentosum gustatui impri-<text:line-break/>mentibus, hujusmodi signum usui </text:span><text:span text:style-name="T37">esse </text:span><text:span text:style-name="T37">potest, quum illae<text:line-break/>omnibus notae apertaeque sint; sed in illis, quae omnibus<text:line-break/>hisce qualitatibus careant. Aliud vero ex aeris corrupti<text:line-break/>mistione vitium inest aut aliud quodpiam ipsi aquae luge-</text:span></text:p>
      <text:p text:style-name="P15"><text:span text:style-name="T37">nitum ab ignota causa proveniens. In his quidem fupra-<text:line-break/>dicta nota optimum dijudicandi instrumentum est; neque<text:line-break/>enim id genus aquae cito calefiunt aut refrigerantur.<text:line-break/>Aliud quoque indicium huic simile ab oleribus aut legu-<text:line-break/>minibus aut fructibus aut carnibus aut radicibus in ipsa<text:line-break/>aqua incoctis accipitur: siquidem in optima aqua celer-<text:line-break/>rime, in vitiosa tardissime elixantur, vocantque hujus-<text:line-break/>modi vitiatas aquas veteres quidam indomitas, sive cru-<text:line-break/>das, sive incoctiles, perinde ac ipsu legumina, quae diffi-<text:line-break/>culter vixque elixantur. Ob has itaque utilitates nonnuu-<text:line-break/>quam praecalefactam aquam refrigeramus. Quin ipfam<text:line-break/>calidam hlbituri, quum aut lutulenta aut limosa aut foe-<text:line-break/>tens est, hunc in modum praeparamus. Nam praecale-<text:line-break/>facta quum refrixit, tunc evidenter putorem, quem ex<text:line-break/>putredine plerumque contraxerat, abjicit omnisque pars<text:line-break/>terrea facile Iubfidet; quae cum tota aqua priusquam in-<text:line-break/>caluisset, minutatim permissa nuaque cum ipsa epota aut<text:line-break/>contemnendam noxam infert, et maxime quibus renes aut</text:span></text:p>
      <text:p text:style-name="P15"><text:span text:style-name="T37">vesica progignendis </text:span><text:span text:style-name="T37">calculis </text:span><text:span text:style-name="T37">proclives sunt. At sub dio<text:line-break/>quidem non aquam modo calentem</text:span><text:span text:style-name="T37">, </text:span><text:span text:style-name="T37">scd etiam alia quae-<text:line-break/>dam exponere istius separationis causa medici mihi ex-<text:line-break/>cogitasse videntur. Nam quaecunque ex diversae naturae<text:line-break/>materiis constant, per minutas particulas mixtione con-<text:line-break/>flata, haec post calefactionem refrigescentia facile secer-<text:line-break/>nuntur, sed statim </text:span><text:span text:style-name="T51">a</text:span><text:span text:style-name="T37"> </text:span><text:span text:style-name="T37">coctione antequam refrigerentur, ad-<text:line-break/>huc motione agitantur, atque ideo omnes eorum, particu-<text:line-break/>lae permixtae sunt; fed refrigeratis graves ac terreae fun-<text:line-break/>dum petunt, leves fuperfluitaut. Itaque si cum praedictis,<text:line-break/>in quibus fcripfit Hippocrates, laborantibus gratificandum,<text:line-break/>de aquarum coctura fermo copuletur et ipsius utilitas evi-<text:line-break/>dens est, atque id quod dicitur, qualenam sit, exquisite<text:line-break/>fortasse invenerimus. Sin autem a praedictorum continui-<text:line-break/>tate modo proposita verba divellentes separarim contem-<text:line-break/>plemur, plena dubitationum erit oratio. Prius igitur<text:line-break/>ipfnm, ut superioribus annexum explanabimus, dicentes<text:line-break/>aquae ab ipsa praeparationem innoxiam significari frigidam</text:span></text:p>
      <text:p text:style-name="P15"><text:span text:style-name="T37">potaturis, quam et ego </text:span><text:span text:style-name="T37">saepius </text:span><text:span text:style-name="T37">facio, quum aegrotanti<text:line-break/>alicui frigidam aquam praebiturus sum, neque mihi fon-<text:line-break/>tis aqua bona scatentis facultas est. Romae namque, sicut<text:line-break/>et multa alia in ea urbe eximia sunt, ita et fontium<text:line-break/>elegantia ac multitudo est admirabilis, eorum nullam foe-<text:line-break/>tidam aquam aut medicatam aut turbidam aut asperam<text:line-break/>crudamque effundente, sicut neque Pergami in patria no-<text:line-break/>stra in multis autem aliis urbibus haud paucae deprava-<text:line-break/>tae aquae reperiuntur. Illae sane, quae ex Tiburtinis<text:line-break/>montibus per lapideas fistulas in Romanam civitatem deri-<text:line-break/>vantur, aliis quidem vitiis carentes, crudiusculae tamen<text:line-break/>sunt, ut neque celeriter calefiant, nt urbani fontes, ne-<text:line-break/>que refrigerentur, neque celeriter </text:span><text:span text:style-name="T51">in ipsis, ut</text:span><text:span text:style-name="T37"> in fontanis<text:line-break/>aquis, quaecunque injeceris, elixentur legumina et olera<text:line-break/>et carnes. Ex his autem aliae aliis </text:span><text:span text:style-name="T51">in locis multo cru-.<text:line-break/>diores sunt et</text:span><text:span text:style-name="T37"> ab ipsis indigenis durae gravesque nomi-<text:line-break/>nantur, quod ventriculum infestent et a potu onus quod-<text:line-break/>darn pl ures percipiunt : nam fere </text:span><text:span text:style-name="T37">et </text:span><text:span text:style-name="T37">alias multas causas</text:span></text:p>
      <text:p text:style-name="P15"><text:span text:style-name="T37">quicquam efficientes ab effectu denominare consueverunt;<text:line-break/>sic igitur et huic contrariam aquam, optimam scilicet<text:line-break/>laudantes, levem et mollem adpellant. Ceterum omnia<text:line-break/>haec enarrata cognitu quidem utilis sunt, sed nihil ipso-<text:line-break/>rum proposita verba docent, neque sine ostensione, ne-<text:line-break/>que cum ostensione</text:span><text:span text:style-name="T80">χ</text:span><text:span text:style-name="T14"> </text:span><text:span text:style-name="T37">neque breviter et obscurius, </text:span><text:span text:style-name="T51">ne-<text:line-break/>que</text:span><text:span text:style-name="T37"> dilucide ac prolixius. Satius igitur mea quidem sen-<text:line-break/>tentia fuerit omnes hujusmodi orationes integras praeter-<text:line-break/>ire. Quamobrem si Hippocrates quo pacto aquam potui<text:line-break/>frigidam praeparare oporteat tradere proposuit, hujus-<text:line-break/>modi erit verborum sensus. Si aquam praedicti usus<text:line-break/>causa decoquamus aut nihil vasculis, in quibus decoqui-<text:line-break/>tur, superimponemus; </text:span><text:span text:style-name="T37">scd </text:span><text:span text:style-name="T37">quae decoquitur, aquam in<text:line-break/>aere ambiente libere versari permittemus; aut e contrario<text:line-break/>aliquo operculo vafculum integentes aerem excludemus.<text:line-break/>Rursum vero haec ipsa aut inter decoquendum aut ab<text:line-break/>decoctione inter refrigerandum fieri debere dictum esse<text:line-break/>intelligere possumus; </text:span><text:span text:style-name="T37">fed </text:span><text:span text:style-name="T37">in refrigeratione intelligi credi-</text:span></text:p>
      <text:p text:style-name="P15"><text:span text:style-name="T37">bilius est, in decoctione vero incredibile. Neque enim<text:line-break/>docere possumus cuinam usui inter coquendum aer am-<text:line-break/>biens futurus </text:span><text:span text:style-name="T37">sit, </text:span><text:span text:style-name="T37">quae decoquuntur </text:span><text:span text:style-name="T37">aquas </text:span><text:span text:style-name="T51">ne-</text:span><text:span text:style-name="T37"> </text:span><text:span text:style-name="T37">attingat<text:line-break/>exclusus; sed in .refrigerando post cocturam; ubi alicujus<text:line-break/>putei, in quem vasculum demittamus, nobis facultas est<text:line-break/>aliquo tegmine vasculum claudere atque undique diligen-<text:line-break/>ter obstruere necesse esu Ubi vero puteo caremus, detectum<text:line-break/>vas, ut frigidum aerem admittat, relinquere convenit;<text:line-break/>Ceterum nonnulli explanatores verba haec a superioribus<text:line-break/>disjuncta legenda esse censentes Hippocrati de vitiosis<text:line-break/>aquis sermonem fieri ajunt, deque illis maxime, quaecnn-<text:line-break/>que ob aliquam terream admixtam materiam hujusmodi<text:line-break/>sunt. Mensuram autem temporis cocturae eam esse </text:span><text:span text:style-name="T37">opor-<text:line-break/></text:span><text:span text:style-name="T37">tere, ut eo usque scilicet coquantur, donec purae </text:span><text:span text:style-name="T37">fiant,<text:line-break/></text:span><text:span text:style-name="T37">atque aerem externum si admittant, perspicuae; </text:span><text:span text:style-name="T51">ob</text:span><text:span text:style-name="T37"> hujus<text:line-break/></text:span><text:span text:style-name="T37">enim admixtionem:, non suapte natura optimas </text:span><text:span text:style-name="T37">aquas<text:line-break/></text:span><text:span text:style-name="T37">splendidas apparere asseverant, atque ita de rerum </text:span><text:span text:style-name="T37">natura<text:line-break/></text:span><text:span text:style-name="T37">sermonem aggrediuntur, cujus ipsi nullam </text:span><text:span text:style-name="T37">rationem assi-</text:span></text:p>
      <text:p text:style-name="P15"><text:span text:style-name="T37">gnare possunt. Splendida namque’ pura aqua conspicitur,<text:line-break/>non aliqua splendida luce extrinsecus ip ipsam incidente,<text:line-break/>sed ab occurrente lumine permutata, quemadmodum et<text:line-break/>aer neque ipse ex propria natura lucens, alioqui et noctu<text:line-break/>omnino luceret, verum summos ejus fines solari radio fe-<text:line-break/>riente, totus quum sit sibi ipse continuus,, alterascit et<text:line-break/>commutatur. In aqua vero aut aere inania esse spatia,<text:line-break/>cum Epicuri et Asclepiadis de elementis opinione concor-<text:line-break/>dat. Aristotelis autem Stoicorumque placitis adversatur,<text:line-break/>quod nullum in mundo locum esse vacuum, sed omnia<text:line-break/>corporum plena esse sibi persuaferunt; neque enim in pu-<text:line-break/>mice cavitates terreis corporibus interjectae ipsis penitus<text:line-break/>vacuae videntur, fed intra ipsas aerem contineri testantur:<text:line-break/>in aqua quidem haud esse talem meatuum fabricam, qua-<text:line-break/>lis in pumice lapide conspicitur , sed quoquo versus ipsam<text:line-break/>sibi este continuam. Rectius igitur est id quod inquit, ut<text:line-break/>aerem </text:span><text:span text:style-name="T51">fufcipiat</text:span><text:span text:style-name="T37"> de vafe non operculato dictum esse. Nam</text:span></text:p>
      <text:p text:style-name="P15"><text:span text:style-name="T37">quod deinceps </text:span><text:span text:style-name="T37">scriptum </text:span><text:span text:style-name="T37">est, dictam explanationem non<text:line-break/>admittit, </text:span><text:span text:style-name="T37">ita </text:span><text:span text:style-name="T37">se habens.,, tum vero </text:span><text:span text:style-name="T37">ne </text:span><text:span text:style-name="T37">plenum sit </text:span><text:span text:style-name="T37">et </text:span><text:span text:style-name="T37">oper-<text:line-break/>culum habeat, propositis sane </text:span><text:span text:style-name="T37">'verbis </text:span><text:span text:style-name="T37">opponitur, </text:span><text:span text:style-name="T37">quae </text:span><text:span text:style-name="T37">sunt<text:line-break/>haec: aqua coela, </text:span><text:span text:style-name="T37">tum </text:span><text:span text:style-name="T37">quidem, ut sirscipiat aerem'; nam<text:line-break/>fecundae particulae subsequenti, quae vas contectum este<text:line-break/>vult, verba haec adversantia operculum vasi prorsus in-<text:line-break/>terdicunt, idque significat Hippocrates scribens/ tum qui-<text:line-break/>dem ut aerem suscipiat :. vas enim operculatum aerem </text:span><text:span text:style-name="T51">ex-<text:line-break/>cludet,</text:span><text:span text:style-name="T37"> delectum vero facile suscipiet. ' At in aquis a </text:span><text:span text:style-name="T51">fri-<text:line-break/>gido..</text:span><text:span text:style-name="T37"> aere refrigeratis id fieri nos dicimus quemadmodum<text:line-break/>Alexandriae facere consueverunt; ubi vero torrentibus<text:line-break/>coctam </text:span><text:span text:style-name="T51">aquam, subjiciunt,</text:span><text:span text:style-name="T37"> tum vas aliqua ex parte inane<text:line-break/>esse melius fuerit, quo aer inter operculum et aquam in<text:line-break/>vafe positam contentus ipsc prius refrigeratus, sic deinde<text:line-break/>attactu. vicinam aquam, refrigeret. Ut enim aqua facilius<text:line-break/>quam omnia terrena corpora calet atque frigescit, quippe<text:line-break/>cum illa tenuitate partium superet, pari ratione et aer</text:span></text:p>
      <text:p text:style-name="P15"><text:span text:style-name="T37">quam aqua; adrnirandumque mihi plane fuerit, </text:span><text:span text:style-name="T37">nisi </text:span><text:span text:style-name="T37">quis-<text:line-break/>piam hujusce rei quotidie evenientis experimentum sen-<text:line-break/>tiat. Vasorum namque vinariorum quod reclusum aper—<text:line-break/>tumqqe fuerit, ut vinum facile acescat, in causa est, sicut<text:line-break/>e contrario bene operculatum minus id patitur. Adhuc<text:line-break/></text:span><text:span text:style-name="T51">vero</text:span><text:span text:style-name="T37"> minus plena vasa: nam quae aliquantulum vacua<text:line-break/>sunt,, quoniam aerem inclusum habent, per illum medium<text:line-break/>celerius ab ambiente extrinsecus permutantur,, sed plena<text:line-break/>ita ut vinum operculum attingat, per illum quidem im-<text:line-break/>becilliter admodum atque obscure eo usque vitiantur, quo ns-<text:line-break/>que sane tegumenti.,deusitas pervenit. . Invenies itaque<text:line-break/>picata aut gypsata dolia diutius vina sincera conservare,<text:line-break/>sed quae solo coris, sicut et quae cimeis obstruunt, bre-<text:line-break/>viori tempore durant; quocirca obstructa prius cuneis aut<text:line-break/>corio dolia gypso deinde ac pice oblinunt. Hac ergo ra-<text:line-break/>tione quum aquam frigidissimam reddere voluerimus, ni-<text:line-break/>vem et ipsam prius calefactam, ut facilius permutetur;<text:line-break/>refrigerabimus: nam quodque prius calefactum a vicinis</text:span></text:p>
      <text:p text:style-name="P15"><text:span text:style-name="T37">in </text:span><text:span text:style-name="T51">Ce totum alternationem</text:span><text:span text:style-name="T37"> promtius ob raritatem admit-<text:line-break/>tiluob praedictam vero causam ab aere frigido tauquam<text:line-break/>tangi artificiose molimur»-' Igitur-si coctae aquae resurge-<text:line-break/>randae causa, haec ab Hippocrate dicta fuere, verisimilem<text:line-break/>explanationem nacti sumus; at si vitiosae aquae corrigen-<text:line-break/>dae</text:span><text:span text:style-name="T37">, </text:span><text:span text:style-name="T37">considerare deinceps debemus, a coctura iterum<text:line-break/>exorsi, quae totam aequabiliter aquam fundens, eam ad<text:line-break/>partium scparationem idoneam reddit. . Permanente . enim<text:line-break/>adhuc in ipsa ob calefactionem motu, aliqua crassiora<text:line-break/>corpora innatantia sublimius efferri necesse est; motu, vero<text:line-break/>in totum desinente, terreae particulae ingenito pondere<text:line-break/>descendentes, </text:span><text:span text:style-name="T51">in</text:span><text:span text:style-name="T37"> fundo continentis vasis residebunt, aquas<text:line-break/>vero super has fluitabit. Hanc paulatim in alterum vas<text:line-break/>transfundentes citra noxam deinde uti poterimus. Verum<text:line-break/>Zeuxis nescio quomodo initium fecundae hujus orationis<text:line-break/>particulae </text:span><text:span text:style-name="T37">ita </text:span><text:span text:style-name="T37">explanavit: Vult, inquit, Hippocrates aquam</text:span></text:p>
      <text:p text:style-name="P29"><text:span text:style-name="T37">non. innatare ventriculo, acutum scilicet tonum secundae<text:line-break/>syllabae hujus nominis </text:span><text:span text:style-name="T14">ἐμπλέον </text:span><text:span text:style-name="T37">superimponens, non, </text:span><text:span text:style-name="T37">ut<text:line-break/></text:span><text:span text:style-name="T37">alii, primae, per ipsum volens non vas plenum intelligi,<text:line-break/>ut illis visum fuit:, scd ventricul innatans, quod idem<text:line-break/>sonat, quod superfluitans. Ceterum quoniam amans-erga<text:line-break/>amatum caligat caecutitque idcirco, nostri ipsorum amo»<text:line-break/>plerumque nos in nostris solis rebus caecos reddit, quam-<text:line-break/>vis aliena perspicacissime cernamus.</text:span></text:p>
      <text:h text:style-name="P9" text:outline-level="2">XI.</text:h>
      <text:p text:style-name="P16"><text:span text:style-name="T51">Quoniam ex sanguinis profluviis aqua subcutanea laborant.</text:span></text:p>
      <text:p text:style-name="P13"><text:span text:style-name="T37">Horum verborum eodem atque istorum vis est, quo-<text:line-break/>niam fanguiue profuso dissoIvuntur: utrumque enim re-<text:line-break/>frigerato corpore provenit.</text:span></text:p>
      <text:h text:style-name="P8" text:outline-level="2">XII.</text:h>
      <text:p text:style-name="P16"><text:span text:style-name="T51">Si qualia purgari convenit purgentur et sucile tolerant.</text:span></text:p>
      <text:p text:style-name="P13"><text:span text:style-name="T37">Nonnulli sine ' conjunctione et haec verba scribunt,*<text:line-break/>quemadmodum et in libro aphorismorurn; plurimi vero<text:line-break/>conjunctionem et interponunt, volentes quidem hoc ver-<text:line-break/>bum </text:span><text:span text:style-name="T37">, </text:span><text:span text:style-name="T51">confert,</text:span><text:span text:style-name="T37"> nos subintelligere, quod expresse in verbis<text:line-break/>lu aphorifmis scriptis habetur, ea vero </text:span><text:span text:style-name="T58">r</text:span><text:span text:style-name="T37">ita scrlbt?sttttri </text:span><text:span text:style-name="T37">' </text:span><text:span text:style-name="T37">ss<text:line-break/>qualia convenit purgari purgentur, confert et facile to-<text:line-break/>lerant. Hoc vero loco conjunctionem </text:span><text:span text:style-name="T51">ai</text:span><text:span text:style-name="T37"> additam indicale<text:line-break/>ajunt quod praeter id quod ipsis confert, per purgatio-<text:line-break/>nem facta inanitio</text:span><text:span text:style-name="T37">, </text:span><text:span text:style-name="T37">facile quoquo eam tolerant, sive no-<text:line-break/>bis purgatoriam medicinam' exhibentibus, sive et natura<text:line-break/>ipsa "ex corpore' infestos humores depellente eWeuatio<text:line-break/>fiat: nam purgationes appellare consuevit ,Hippocrates ‘Aon<text:line-break/>solum a medicamentis, sed etiam' a natura factas. Thu-</text:span></text:p>
      <text:p text:style-name="P15"><text:span text:style-name="T37">cydides autem et evacuationes in morbis impetu naturae<text:line-break/>per symptomata ratione morbi evenientes, purgationes et<text:line-break/>expurgationes, appellavit,, ita dicensE,t expurgationes bi-<text:line-break/>lis omnes, quaecunque a medicis nominatae sunt, acci-<text:line-break/>derunt. Haec vero ab ipso in pestilentiae narratione se-<text:line-break/>cundo, historiarum volumine dicta siunt. </text:span><text:span text:style-name="T69">:</text:span></text:p>
      <text:h text:style-name="P5" text:outline-level="2">XIII.</text:h>
      <text:p text:style-name="P11"><text:span text:style-name="T51">In Aeno legumina edentes asistdue, sumina, mares, crvrso<text:line-break/>bus imbecilli evadebant et permanebant. Verum etiam<text:line-break/></text:span><text:span text:style-name="T37">ervum comedentes, </text:span><text:span text:style-name="T51">.genuum dolorem contrahebant.</text:span><text:span text:style-name="T76">it|</text:span><text:span text:style-name="T51">.</text:span></text:p>
      <text:h text:style-name="P5" text:outline-level="2">XIV.</text:h>
      <text:p text:style-name="P11"><text:span text:style-name="T37">Evidenter vigilans </text:span><text:span text:style-name="T51">caltdior exterius; interius autem, frtgsu<text:line-break/>dior. JJormiens e contrario.</text:span></text:p>
      <text:p text:style-name="P14"><text:span text:style-name="T37">Initio partis istius posita haec vox, </text:span><text:span text:style-name="T51">evidenter,</text:span><text:span text:style-name="T37"> idem<text:line-break/>significat, quod manifeste et dilucide; sequentia vero verba<text:line-break/>lniicvoci, </text:span><text:span text:style-name="T51">vigilans,</text:span><text:span text:style-name="T37"> annexa, perspicua sunt, opinante<text:line-break/>Hippocrate extimas vigilantis partes calidiores, internas<text:line-break/>autem: frigidiores, dormienti vero contraria evenire., Id<text:line-break/>nempe aperte ex leo apparet ; quod.dormientes cum .pluri-<text:line-break/>mis strangulis-,. tum et capitis egent.tegumento, si frigi-<text:line-break/>dus, ‘ut hiberno tempore, quo circumfunduntur, aer .sit;<text:line-break/>atqui</text:span><text:span text:style-name="T58">;</text:span><text:span text:style-name="T37"> interdia vigilantes haec non requirunt. Quin etiam<text:line-break/>major, inspiratio: plus caloris in penetralibus corporis col-<text:line-break/>lectum esse testatur. Perinde et concoctiones in dormieu,<text:line-break/>tibus efficacius quam in vigilantibus fieri. non solum in<text:line-break/>ventriculo ingestorum''liborum, verum etiam humorum in<text:line-break/>jecore et venis, corporis abditas ' senes in dormientibus<text:line-break/>calidiores effici signum est; ’ quum a nobis concessum et<text:line-break/>supra ostensum sit/ ingenitum calorem omnium in corpore<text:line-break/>concoctionum • praecipuum este opificem. Ita sane et in<text:line-break/>libris aphorifmorum memoriae prodidit de aetatibus, tem-</text:span></text:p>
      <text:p text:style-name="P15"><text:span text:style-name="T37">poribus </text:span><text:span text:style-name="T37">et </text:span><text:span text:style-name="T37">vitae officiis, ubi ait': ventres hieme </text:span><text:span text:style-name="T37">et </text:span><text:span text:style-name="T37">vere<text:line-break/>calidissimi sunt natura et somni longissimi; his igitur<text:line-break/>temporibus'et plura alimenta danda sunt, .siquidem insitus<text:line-break/>ealor multus; pluri igitur indigent esca: indicio sunt-ae-<text:line-break/>tates et athletae. In hisce quidem verbis breviter de ae-<text:line-break/>tatibus loquutus est, ' in altero aphorismc latius atque<text:line-break/>ideo clarius ita inquietis: Crescentia corpora plurimum<text:line-break/>habent insiti calidi, plurimum -igitur requirunt alimen-r<text:line-break/>tum; sin minus, corpus digeritur;&gt; senibus vero exiguus<text:line-break/>calor inest, idcirco igitur paucis fomentis egent. Secun-<text:line-break/>dum aetates quidem haud intro lorasque ingenito calore<text:line-break/>migrante, scd temporis progressu tabescente , senilis aetas<text:line-break/>omnium frigidissima efficitur. At liierne calore in peni-<text:line-break/>tiora fe condente, ventriculi quidem . et reliqua vifcera<text:line-break/>calidiora;</text:span><text:span text:style-name="T58">1</text:span><text:span text:style-name="T37"> subcutaneae vero partes frigidiores-redduntur.<text:line-break/>Quemadmodum terrae profunditas hieme calida apparet,<text:line-break/>propter quod, et fontes calidiores fiunt et aliqui lu pro-</text:span></text:p>
      <text:p text:style-name="P15"><text:span text:style-name="T37">sundum usquefodientes, quum procul a terrae superficie<text:line-break/>recesserunt, evidentem caliditatem percipiunt.</text:span></text:p>
      <text:h text:style-name="P9" text:outline-level="2">XV.</text:h>
      <text:p text:style-name="P16"><text:span text:style-name="T51">Percalido natura refrigeratio, potus, aqua quiescere.</text:span></text:p>
      <text:p text:style-name="P13"><text:span text:style-name="T37">Quod his verbis praecipitur.• clarum est. 'Omnibus<text:line-break/>enim iis, qui calidiores quam deceat sunt, summam vi-<text:line-break/>ctus rationis ad refrigerationem redigere, expedit, ltaque<text:line-break/>frigidioris, temperaturae cibaria ipsis danda sunt et aquosa<text:line-break/>potio aut ipsa aqua,potui praebenda est;parumque exer-<text:line-break/>cendum . corpus' est,, soli namque ad necessarias actiones<text:line-break/>motus sufficient. Nihilque dubii est ab ira et' curis ve-<text:line-break/>hementioribus hujusmodi hominem abstinere debere. Quin<text:line-break/>etiam quotidie lavationibus aquarum dulcium uti, non<text:line-break/>semel tantum,, verum etiam saepius, si velit, conducet.<text:line-break/>Nec non et ciborum quos comedit vis refrigeratoria</text:span></text:p>
      <text:p text:style-name="P15"><text:span text:style-name="T37">esto, et aestate praecipue. Verum ante omnia illud in his<text:line-break/>sermonibus meminisse opus est, percalidas naturas appel-<text:line-break/>lare eas Hippocratem consuevisse, quae non ingenito ca-<text:line-break/>lore, scd </text:span><text:span text:style-name="T37">acri </text:span><text:span text:style-name="T37">et mordaci abundant, quem adventitium et<text:line-break/>non naturalem esse arbitratur.</text:span></text:p>
      <text:h text:style-name="P5" text:outline-level="2">XVI.</text:h>
      <text:p text:style-name="P16"><text:span text:style-name="T51">Somnus in frigore vestibus tecto. ; </text:span><text:span text:style-name="T51">'susi*, d </text:span><text:span text:style-name="T51">• ..</text:span></text:p>
      <text:p text:style-name="P13"><text:span text:style-name="T37">Plurimi hujulce libri interpretes hanc particulam ora-<text:line-break/>tionis separarim explanant. Mihi vero ipfam cum supra-<text:line-break/>scripta conjungere latius esse videtur, atque unam inter<text:line-break/>gram orationem hoc -pacto instituere. Percalido natura<text:line-break/>refrigeratio, potus, aqua quiescere, somnus in frigore ve-<text:line-break/>stibus contecto, hanc Graecam vocem </text:span><text:span text:style-name="T14">ἐμψύχει </text:span><text:span text:style-name="T37">per literam<text:line-break/></text:span><text:span text:style-name="T37">v </text:span><text:span text:style-name="T37">scribentibus nobis ac proferentibus, non per </text:span><text:span text:style-name="T51">p,</text:span><text:span text:style-name="T37"> quod<text:line-break/>•idem est </text:span><text:span text:style-name="T37">ac </text:span><text:span text:style-name="T37">si cum-articulo quis- ita diceret </text:span><text:span text:style-name="T14">ἐν </text:span><text:span text:style-name="T51">rse tyv-<text:line-break/></text:span><text:span text:style-name="T21">χΐΐι.</text:span><text:span text:style-name="T14"> </text:span><text:span text:style-name="T37">Eos enim qui immoderatius calida temperatura sunt,</text:span></text:p>
      <text:p text:style-name="P15"><text:span text:style-name="T37">melius est in frigido loco </text:span><text:span text:style-name="T37">dormientes </text:span><text:span text:style-name="T37">aerem </text:span><text:span text:style-name="T37">plane </text:span><text:span text:style-name="T37">frigi-<text:line-break/>dum per inspirationem attrahere et maxime quoniam per<text:line-break/>fomnum calor in interiora corporis mergitur. Ceterum si<text:line-break/>ut in forunc, allido exteriorem superficiem deferente in-<text:line-break/>terna' corporis magis calent, sic et ambiente aere cutaneis<text:line-break/>partibus frigescetis, corporis penitiora incalescant, haud<text:line-break/>persecte homo aeris-inspiratu refrigerabitur. Praestabit<text:line-break/>igitur stragulis calefactoriis injectis, ad cutem calorem<text:line-break/>revocare, frigidum vero aerem per inspiratum admittere,<text:line-break/>nt utrimque temperaturae mediocritatem calidum corpus<text:line-break/>redigatur. Optimum itaque,, ut dixi, luerit cum supra-<text:line-break/>dictis haec verba conjungere. At multi hujusce libri ex-<text:line-break/>pianatores ipsa a superioribus disjungentes non percali-<text:line-break/>dis modo naturis, sed etiam omnibus hominibus generatim<text:line-break/>conferre, existimant in aere frigidiore somnum capere, ut<text:line-break/>contractus in profundum calor refrigeretur; operimentis<text:line-break/>vero circumtegi; ne omnis calor immoderatius intro refu-</text:span></text:p>
      <text:p text:style-name="P15"><text:span text:style-name="T37">giat </text:span><text:span text:style-name="T37">calore eo, </text:span><text:span text:style-name="T37">qui ob refrigeratas ab externo </text:span><text:span text:style-name="T37">aere </text:span><text:span text:style-name="T37">cuta-<text:line-break/>neas partes repellitur illi, qui </text:span><text:span text:style-name="T37">per </text:span><text:span text:style-name="T37">somnum intus colligi-<text:line-break/>tur, accedente. Id vero in mullis naturis verum est,<text:line-break/>non tamen in omnibus: quemadmodum enim eos, quibus<text:line-break/>calidior supra modum natura est, refrigerare expedit,- ita<text:line-break/>frigidiore temperatura </text:span><text:span text:style-name="T37">praeditos </text:span><text:span text:style-name="T37">calefaceret Verum </text:span><text:span text:style-name="T51">non-<text:line-break/>nulli</text:span><text:span text:style-name="T37"> proposita verba non solum a suprascriptis disjunxe-<text:line-break/>runt, scd etiam haec ipsa separatim legentes, diviseruut,<text:line-break/>somnus </text:span><text:span text:style-name="T14">ἐμψύχει, </text:span><text:span text:style-name="T37">id est refrigerat, primam syllabam hujus<text:line-break/>verbi </text:span><text:span text:style-name="T14">ἐμψύχει </text:span><text:span text:style-name="T37">per </text:span><text:span text:style-name="T14">μ </text:span><text:span text:style-name="T37">litteram scribentes, ut unum, verbum<text:line-break/>sit </text:span><text:span text:style-name="T14">ἐμψύχει, </text:span><text:span text:style-name="T37">similiter dictum atque hoc, </text:span><text:span text:style-name="T14">καταψύχει</text:span><text:span text:style-name="T37">, quae,<text:line-break/>ambo refrigerat, significant; et non; duae orationis parti-,<text:line-break/>cusae, prior quidem praepositio, secunda vero nomen.<text:line-break/>Sed isti necessario sequentem orationem fini' propositae<text:line-break/>adjungentes ita sane legunt, abjecto somnus firmus, </text:span><text:span text:style-name="T51">ere-<text:line-break/>ctorum</text:span><text:span text:style-name="T37"> dormitatio, asserentes hanc vocem, </text:span><text:span text:style-name="T51">abjecto,</text:span><text:span text:style-name="T37"> quam<text:line-break/>vestibus .tecto, interpretati sumus, pro hac </text:span><text:span text:style-name="T51">jacenti,</text:span><text:span text:style-name="T37"> esse<text:line-break/>positam. Id vero praeterquam quod haec vox,. .jacenti,.-</text:span></text:p>
      <text:p text:style-name="P15"><text:span text:style-name="T37">violenter in hanc, abjecto, mutata est et alloqui </text:span><text:span text:style-name="T37">est </text:span><text:span text:style-name="T37">igno-<text:line-break/>bile atque inutile, istis nos intelligere volentibus somni-<text:line-break/>culusuni corporis affectum, jacentibus firmum et flebilem<text:line-break/>somnum; stantibus vero dormitationem tantum conciliare.</text:span></text:p>
      <text:h text:style-name="P5" text:outline-level="2">XV<text:span text:style-name="T90">II</text:span>.</text:h>
      <text:p text:style-name="P16"><text:span text:style-name="T51">Somnus stabilis, erectorum dormitatio.</text:span></text:p>
      <text:p text:style-name="P13"><text:span text:style-name="T37">Quae plurimi interpretes his verbis explanandis tra-<text:line-break/>diderint silentio transire praestat; quae vero inter illos<text:line-break/>magis veritati adhaerere existimati dixerint, hujusmodi<text:line-break/>sunt. Vigiliam refrigerare corpus asserunt hujusque in-<text:line-break/>dicium pallorem vigilantibus accidentem statuunt. Quum<text:line-break/>igitur dicunt, per calidam temperaturam refrigerare vo-<text:line-break/>lumus , praeter superius </text:span><text:span text:style-name="T37">ab </text:span><text:span text:style-name="T37">Hippocrate dicta, illud etiam<text:line-break/>adjiciendum est, ut prius cogitationibus aliquibus et ne-<text:line-break/>gotiis afflicti vigilent; aut si hoc facere nequeant, ne cu-<text:line-break/>bantes dormiant, arcendi sunt: coguntur enim duorum</text:span></text:p>
      <text:p text:style-name="P15"><text:span text:style-name="T37">alterutrum facere, aut sedere </text:span><text:span text:style-name="T37">aut </text:span><text:span text:style-name="T37">flere. Sedentium quidem<text:line-break/>somnum hedraeon </text:span><text:span text:style-name="T37">a </text:span><text:span text:style-name="T37">sede, </text:span><text:span text:style-name="T37">id est </text:span><text:span text:style-name="T37">firmum, vocatum esse<text:line-break/>inquiunt; respondere autem horum somnum stantium<text:line-break/>dormitationi. Atque ideo, inquit ipfe, somnus hedraeos,<text:line-break/>hoc est firmus, erectorum dormitatio, perinde ac si tota<text:line-break/>oratio hunc in modum prolata esset: percalidae naturae a,<text:line-break/>plurimi somni usu arcendae sunt: ipsis enim et vigilare<text:line-break/>et aliquid agere, magis </text:span><text:span text:style-name="T37">conducit. </text:span><text:span text:style-name="T37">Hi quidem maxime et<text:line-break/>a sedendo arcendi sunt; sin minus, concedendum sane<text:line-break/>fuerit id, quod simile est flentium dormitationi: ne pro-<text:line-break/>cumbant autem prohibendum. Sed nonnulli stabilem<text:line-break/>somnum, hoc est profundum dictum, esse putant, eorum<text:line-break/>scilicet qui ita se habeant, nt stantes jam conniveaut,<text:line-break/>sed cujus utilitatis causa haec scripserint non addentes,<text:line-break/>imperfectam orationem reddiderunt. Verumtamen haec ab<text:line-break/>ipso dicta sunt, nobis consulente nt eos, quos firmiter,<text:line-break/>hoc est profunde, dormire volumus, tantisper vigilantes<text:line-break/>custodiamus, dum nisi conniventes consistere non possint:</text:span></text:p>
      <text:p text:style-name="P15"><text:span text:style-name="T37">nam si </text:span><text:span text:style-name="T37">ad </text:span><text:span text:style-name="T37">hoc pervenerint, </text:span><text:span text:style-name="T37">in, </text:span><text:span text:style-name="T37">altum postea saporem ver-<text:line-break/>tuntur. Nam multos </text:span><text:span text:style-name="T37">ego </text:span><text:span text:style-name="T37">quod citius cnbitum icent, male<text:line-break/>dormientes, diutius vigilare cogens, ut postea suavissime<text:line-break/>dormirent, effeci; sicnt quosdam .amissum 'ciborum appe-<text:line-break/>titum conquerentes, ad multum diem inedia macerans esu-<text:line-break/>rientes reddidi. Antequam enim somnum aut cibum na-<text:line-break/>tura desideret,, .ad hos accedentes in dicta symptomata<text:line-break/>incidunt. Non oportet autem naturae intempestive vim </text:span><text:span text:style-name="T37">''<text:line-break/></text:span><text:span text:style-name="T37">inferre, sed ei in tempore Iubvenire. Ego rnehercule,<text:line-break/>qui aliquis in propositis verbis explanandis verisimiliter<text:line-break/>posse dicere mihi .videbatur, exposui. Putantes vero<text:line-break/>somnum semper refrigerare, praecipuum quoddam in arte<text:line-break/>ignorare opinori semper enim somnus humectat, sicut<text:line-break/>vigilia semper exsiccat; hocque, .nos ipse edocuit, non<text:line-break/>semper autem calefacere aut refrigerare natura aptus esu<text:line-break/>Verum quum in febre carentibus aut pituitosus aut </text:span><text:span text:style-name="T51">cru-<text:line-break/>dos</text:span><text:span text:style-name="T37"> aut frigidos utcunque succos in corpore offendens<text:line-break/>confecerit et coxerit, ex ipsis bonum sanguinem procreans,</text:span></text:p>
      <text:p text:style-name="P15"><text:span text:style-name="T37">hominem insiti caloris' incremento calefacit. Quum vero<text:line-break/>ex hujusmodi humorum putredine jam febricitantes occu-<text:line-break/>paverit, eos refrigerat, febrilem exstinguens calorem, pro-<text:line-break/>prium. vero et ingenitum augens. At si cum febre aut<text:line-break/>sine febre -succi biliosi redundaverint, ipsos separare, dein<text:line-break/>excernere valens, ad mediocritatem salubris temperantiae<text:line-break/>corpus redigit. Haec si praestare nequeat, eandem servat<text:line-break/>temperlem. Quod si ex visceris phlegmone </text:span><text:span text:style-name="T37">quis </text:span><text:span text:style-name="T37">febrici-<text:line-break/>tans, accessionis initio , fomno corripiatur; intempestivus<text:line-break/>iste fornnus phlegrnonem augens, una cum ipsa et febrem<text:line-break/>magis accendet; quocirca et calore alieno corpus calidius<text:line-break/>efficiet. Contingit quidem et uno modo interdum calidius<text:line-break/>juxta atque frigidius simul a fomno corpus evadere:<text:line-break/>quandoquidem caloris in corpore humano duplex genus est,<text:line-break/>unum familiare et congenitum, aIterum alienum et prae-<text:line-break/>ter naturam. Quando itaque horum unum fomnus auxe-<text:line-break/>rit et roboraverit, alterum tabefecerit </text:span><text:span text:style-name="T51">et</text:span><text:span text:style-name="T37"> exstinxerit, quo-<text:line-break/>modo quispiam rationabiliter corpus uno tempore calidius</text:span></text:p>
      <text:p text:style-name="P15"><text:span text:style-name="T37">simul atque frigidius fe ipso a somno affectum esse nega-<text:line-break/>verit ? Ceterum et haec ab luitio plerique Hippocratis<text:line-break/>voluminum explanatores ignorant. Id autem ita se ha-<text:line-break/>bere quod dico, ex Lyci sermonibus percipies, quibus<text:line-break/>Hippocratem reprehendit in aphorismis ita dicentem; cre-<text:line-break/>scentes plurimo ingenito calido abundant. At quod eo-<text:line-break/>rum ignoratione, quae recte Hippocrates de calorum,<text:line-break/>discrimine prodidit, ipsum calumniis vexare Lycns ausus<text:line-break/>fuerit, per unum integrum librum </text:span><text:span text:style-name="T51">a</text:span><text:span text:style-name="T37"> me ostensum est,<text:line-break/>cujus haec est inscriptio; Quod nihil in eo aphorismo er-<text:line-break/>ratum sit, cujus initium est, crescentes plurimo abun-'<text:line-break/>dant insitu calido, igitur plurimo egent alimento.</text:span></text:p>
      <text:h text:style-name="P5" text:outline-level="2">XVIII.</text:h>
      <text:p text:style-name="P16"><text:span text:style-name="T51">Imbecilli victus frigidi, valentes vero calidi.</text:span></text:p>
      <text:p text:style-name="P13"><text:span text:style-name="T37">* </text:span><text:span text:style-name="T37">Victus imbecillos aut eos, qui ex imbecillis vitae<text:line-break/>officiis, cibis ac potibus constant aut imbecillum animal</text:span></text:p>
      <text:p text:style-name="P15"><text:span text:style-name="T37">reddentes,, appellavit; frigidi vero sive ob suam ipsorum<text:line-break/>temperaturam, sive ob affectum, quem in nobis efficiunt,<text:line-break/>ita nominentur, nihil inter su different. Imbecilla igitur<text:line-break/>vitae .officia illa dici possunt, • quae ex lenibus corporis<text:line-break/>motionibus constant; sicut contra valentia, quae ex veste-'<text:line-break/>mentibus. Cibi quidem imbecilli sunt, quicunque neque<text:line-break/>odorem validum spirant, neque gustatui vehementem ullam<text:line-break/>qualitatem acoris, dulcedinis, salsuginis, amaritiei, acer-<text:line-break/>bitatis acrimoniaeve repraesentant, sed mediocri dulcedine<text:line-break/>aut mediocri adstrictione gustatum afficiunt, ac pariter-<text:line-break/>modice calefaciunt; valentes vero sunt </text:span><text:span text:style-name="T51">illis</text:span><text:span text:style-name="T37"> contrarii. Ita-<text:line-break/>que si omnia et vitae studia et cibi debiles corpori adhi-<text:line-break/>beantur, vehementer refrigerabitur; quemadmodum si </text:span><text:span text:style-name="T51">va-<text:line-break/>lentes,</text:span><text:span text:style-name="T37"> magnifice incalescet. Quod si aliqua imbecilla,<text:line-break/>aliqua robusta adhibeas, secundum mistiouis potionem aut<text:line-break/>propius ad alterutrum extremorum accedet aut longius<text:line-break/>removebitur.</text:span></text:p>
      <text:h text:style-name="P6" text:outline-level="2">XIX.</text:h>
      <text:p text:style-name="P11"><text:span text:style-name="T37">Aquarum arte </text:span><text:span text:style-name="T51">carentium, quae ab aethere excreta est aut<text:line-break/>cum tonitru opportuna i</text:span><text:span text:style-name="T37"> procellosi» </text:span><text:span text:style-name="T51">vero mala.</text:span></text:p>
      <text:p text:style-name="P13"><text:span text:style-name="T37">Ea quibus secundum medicae artis praecepta non so-<text:line-break/>lum in aegris, verum etiam lu recte valentibus corpori-<text:line-break/>bus utimur, materiae artis jure nominantur et a medicis<text:line-break/>quibusdam libri conscripti sunt., quibus inscriptio haec<text:line-break/>proposita est, de materia. Porro interdum sponte natis<text:line-break/>corporibus ad curationem et salubrem vietus rationem<text:line-break/>utimur; interdum et nos aliquid ad praeparandam mate-<text:line-break/>riam facimus, aliqua elixantes, aliqua comburentes, ali-<text:line-break/>qua lavantes aut prius condientes aut prius madefacien-<text:line-break/>tes aut refrigerantes aut aliquid hujusmodi aliud .esiiclen-<text:line-break/>tes. Sic itaque et in praeparandis aquis artificiosum ali-<text:line-break/>quid molimur, quemadmodum ipse paulo ante dicebat.<text:line-break/>Aqua decocta , tum. quidem ut suscipiat aerem. Etenim<text:line-break/>fit. ipfa decoctio et postea refrigeratio aut per ambientem</text:span></text:p>
      <text:p text:style-name="P15"><text:span text:style-name="T37">nos aerem aut vento aliquo aut in aedibus frigidum aerem<text:line-break/>includentibus: sunt enim domus quaedam frigidis spelun-<text:line-break/>cis persimiles. Interdum et perhumida refrigeratio acqui-<text:line-break/>ritur, ut per nivem circumdatam, aut si sub fonte rapide<text:line-break/>tabente ponatur; aut in puteo, idque bifariam, nonnun-<text:line-break/>quam quidem in ipsam putei aquam nobis vasculum de-<text:line-break/>mittentibus, lu quo aqua calefacta continetur, noniiun-<text:line-break/>quam vasculum supra aquam suspendentibus, sicut etiam<text:line-break/>per testas ruras interdum turbulentas aquas percolantes;<text:line-break/>ut Alexandriae et in Aegypto percolantur per quaedam<text:line-break/>non simpliciter testacea vasa, sed artificiose, ut rara sint,<text:line-break/>praeparata: quemadmodum et- per linteolum hujusmodi<text:line-break/>vase carentes excolare solent. Haec sane omnia artificiose<text:line-break/>parantur, sicut etiam quaecunque circa fontanarum aqua-<text:line-break/>rum ductus machinamur, illos non ex quocunque lapide<text:line-break/>fabricantes interiusque illinentes interdum r haud enim<text:line-break/>parvum discrimen in ipsu illitu est, sive picem, sive gy-<text:line-break/>pfnrn illiveris, sive nitra illitum; laterem ustum aut lapi-</text:span></text:p>
      <text:p text:style-name="P15"><text:span text:style-name="T37">dem improba aliqua aut </text:span><text:span text:style-name="T37">bona </text:span><text:span text:style-name="T37">aut nulla pforius evidenti<text:line-break/>qualitate affectum imposueris. Quin etiam puteos saepius<text:line-break/>in diversa terra defodimus </text:span><text:span text:style-name="T37">et </text:span><text:span text:style-name="T37">aquam per canales et fistu-<text:line-break/>las'ab aliquo sunte, quae meliorem aut deteriorem ipsam<text:line-break/>reddere valeant aut etiam nulla ratione permutent, deri-<text:line-break/>vamus: nempe haec ad aquam praeparandam artificiose<text:line-break/>praestantur.. At quum ex terra ejus loci, in quo degimus,<text:line-break/>aquam sumimus aut ex lacu aut praeterlabente flumine<text:line-break/>haurimus aut pluviatilem, quae vocatur, colligimus, pror-<text:line-break/>sus nihil artis huic adhibemus. Propter hoc igitur inquit<text:line-break/>Hippocrates aquarum arte carentium, ipsas artificio praepa-<text:line-break/>ratis opponens, quas arte carentibus comparantes artificiosas<text:line-break/>adpellamus. Quemadmodum autem pauso ante non de omni-<text:line-break/>bus aquis arte paratis locutus est, ficut si librum, ut in pu-<text:line-break/>blicum ederetur, conscripsisset, sed unius tantum praepa-<text:line-break/>randi rationis mentionem habuit, utpote sibi ipsi commen-<text:line-break/>tariolurn recordationis causa conficiens, ita et hoc loco<text:line-break/>nonale omnibus aquis arte carentibus</text:span><text:span text:style-name="T37">, </text:span><text:span text:style-name="T37">hoc est fponte</text:span></text:p>
      <text:p text:style-name="P15"><text:span text:style-name="T37">naturae talibus </text:span><text:span text:style-name="T37">procreatis, </text:span><text:span text:style-name="T37">sed </text:span><text:span text:style-name="T37">de una </text:span><text:span text:style-name="T37">sola specie, quam,<text:line-break/></text:span><text:span text:style-name="T37">ut dixi, pluviatilem </text:span><text:span text:style-name="T37">vocamus, </text:span><text:span text:style-name="T37">sermonem fecit. Istius vero<text:line-break/>duas prodidit differentias, alteram quidem,.quam et aperte<text:line-break/>vituperat, malam esse dicens, procellosam scilicet; alte-<text:line-break/>ram vero deinceps non constat, an reprehensione,.soluin<text:line-break/>carere dicat, an et aliquid aliud ei; tribuat; procellofam<text:line-break/>autem putavit incommodam,' siquidem ab aere excretam<text:line-break/>aut cum tonitru</text:span><text:span text:style-name="T51">, Graeco</text:span><text:span text:style-name="T37"> vocabulo adpellat boream, latine<text:line-break/>dixeris temporariam . vel tempestivam, vel. opportunam.<text:line-break/>Contingit autem temporariam aquam ut . congruo tempore<text:line-break/>provenientem- ipsum, laudantem appellare; contingit autem<text:line-break/>et eam solam quae aestate media per imbres effunditur<text:line-break/>temporariam nominare, quandoquidem hanc anni partem<text:line-break/>Graeci potissimum </text:span><text:span text:style-name="T14">ῶραν, </text:span><text:span text:style-name="T37">id est tempus, appellant. Verum<text:line-break/>tamen et autumno et hiemi et veri temporis appellatio-<text:line-break/>nem accommodant, scd per excellentiam. interdum eam<text:line-break/>anni partem tempus nominant, in qua fructus tempora-<text:line-break/>rios vocatos maturescere accidit, ld igitur quantum ad<text:line-break/>verba Hippocratis attinet, obscurum est, nisi si nos ipsi</text:span></text:p>
      <text:p text:style-name="P15"><text:span text:style-name="T37">aliquid ex iis quae vidimus aut ex naturali rerum indica-<text:line-break/>tione adjiciamus, ac </text:span><text:span text:style-name="T37">praeterea, </text:span><text:span text:style-name="T37">cur procellosam aquam<text:line-break/>improbet,’ aetherearn vero, qurn tonitru effusam non im-<text:line-break/>probet. Incertum quoque est, utrum ipsam nos ad po-<text:line-break/>turn an ad medicinae usus praecurare jusserit: nam ocu-<text:line-break/>lorum medicamentis componendis hujusmodi aquam adhi-<text:line-break/>bemus et ex ipsa aqueum- vocatum medicamentum confi-<text:line-break/>cimus. Porro temporariam intelligere satius suerit, non<text:line-break/>vernam, cum impetu-delapsam, ut nonnulli' stulte acci-<text:line-break/>piunt, nullus enim per excellentiam tempus anni ver<text:line-break/>nuncupavit, scd quemadmodum et alias anui partes, ab-<text:line-break/>sulute tempus, neque tunc temporis effusus imber aliqua<text:line-break/>eximia virtute praeditus esse cognoscitur. Sed multo an-<text:line-break/>tiquius fuerit putare, ipsum temporariam aquam dicere,<text:line-break/>quam eo sane tempore pluerit, quod anni tempus Graeci<text:line-break/>nominant: huip enim sententiae et illud sane favere vi-<text:line-break/>debitur, quod ab ipsu. dictum est et aqua ab aethere ex,-<text:line-break/>crete: nam veteres Graeci coelum , nos ambiens exquisite<text:line-break/>purum, aethera; caliginosum vero aut'nubibus opacum,</text:span></text:p>
      <text:p text:style-name="P15"><text:span text:style-name="T37">aerem vocare consueverunt. </text:span><text:span text:style-name="T37">Haec </text:span><text:span text:style-name="T37">eadem igitur ratione<text:line-break/>et locum supra nubes aethera nominant, idqne clare et<text:line-break/>posita significavit, luquiens ;</text:span></text:p>
      <text:p text:style-name="P16"><text:span text:style-name="T51">Constitit, ac leviter scandens tunc abiete in alta<text:line-break/>Aethera</text:span><text:span text:style-name="T51">, </text:span><text:span text:style-name="T51">quae </text:span><text:span text:style-name="T51">ex </text:span><text:span text:style-name="T51">Ida </text:span><text:span text:style-name="T51">J</text:span><text:span text:style-name="T51">urgens ultra aera</text:span><text:span text:style-name="T37"> adibat.</text:span></text:p>
      <text:p text:style-name="P16"><text:span text:style-name="T37">Contra vero quum dixit:.</text:span></text:p>
      <text:p text:style-name="P13"><text:span text:style-name="T37">Aera sied </text:span><text:span text:style-name="T51">erasam Juno fe propulit ante.</text:span></text:p>
      <text:p text:style-name="P16"><text:span text:style-name="T37">Profundum hunc nostrum aerem per ea verba insinuare<text:line-break/>ridetur; atque-iterum quum dixit:</text:span></text:p>
      <text:p text:style-name="P16"><text:span text:style-name="T37">Aer </text:span><text:span text:style-name="T51">densas erat naves complexus , Olympo<text:line-break/></text:span><text:span text:style-name="T37">Nubibus </text:span><text:span text:style-name="T51">obscuris circumdata Luna latebat.</text:span></text:p>
      <text:p text:style-name="P16"><text:span text:style-name="T37">Itaque cum aestate aqua ejus temporis calore attenuata<text:line-break/>in halitus invisibiles dissipata fuerit, atque idcirco clam<text:line-break/>nobis in aerem supra terram subvolaverit, ac deinde pro-<text:line-break/>pter aliquam ad frigidum mutationem ac ventis inter se<text:line-break/>reflantibus densatoque aere praetenuatos halitus iterum</text:span></text:p>
      <text:p text:style-name="P15"><text:span text:style-name="T37">cogi et in aquam sensibilem evadere </text:span><text:span text:style-name="T37">contigerit, tunc </text:span><text:span text:style-name="T37">im-<text:line-break/>brem illum temporarium vel tempestivum esse dicemus,<text:line-break/>extenuata aqua, ac prius </text:span><text:span text:style-name="T37">ab </text:span><text:span text:style-name="T37">aeris calore elaborata, atque<text:line-break/>ideo meliorem </text:span><text:span text:style-name="T37">ipsam </text:span><text:span text:style-name="T37">esse nimbosis, utpote neque </text:span><text:span text:style-name="T51">con-<text:line-break/>fectis,</text:span><text:span text:style-name="T37"> neque ulla mutatione elaboratis, quales in non-<text:line-break/>nullis fontibus aquae scaturiunt, a veteribus indomitae<text:line-break/>crudaeque nominatae. • Verum cur tonitrualem</text:span><text:span text:style-name="T37">, </text:span><text:span text:style-name="T37">ut ita<text:line-break/>dicam, aquam potius quam nimbosam approbet, deinceps<text:line-break/>rideamus. Id profecto mihi ea ratione fecisse videtur,<text:line-break/>quod tonitrua duorum modorum alterutro fieri noverit aut<text:line-break/>ob ignem interceptum, qui erumpens, circumplexam nu-<text:line-break/>bem veluti dilaceret, quo etiam tempore fulmina decidunt<text:line-break/>aut inter fe allisis attritisque nubibus. Neutrum in nim-<text:line-break/>bofa aqua inest: siquidem </text:span><text:span text:style-name="T37">in </text:span><text:span text:style-name="T37">hujusmodi statu aer conspif-<text:line-break/>fatus est, una continua atraque nube ipsum totum occu-<text:line-break/>pante. Quapropter haud' immerito in hoc aeris terram<text:line-break/>ambientis statu nequaquam tonat: namque diversis nubi-<text:line-break/>bus ac propria circumscriptione vagantibus, qUum inter</text:span></text:p>
      <text:p text:style-name="P15"><text:span text:style-name="T37">se concorrunt, ratio postulat fieri attritionem; unius </text:span><text:span text:style-name="T51">au-<text:line-break/>tem</text:span><text:span text:style-name="T37"> totius continuae perpetuaeque nubis conflictus fieri<text:line-break/>non potest. Quamobrem neque fulmina in hac coeli con-<text:line-break/>stitutione cadunt, quum quia calidus aer intra nubes non<text:line-break/>includitur, tuin quod neque ipsae inter sc magno impetu<text:line-break/>concurrunt. Nam quando .inter se concursantes nubes<text:line-break/>igneum illud, . quod intervenerat, intra se ipsas compel-<text:line-break/>lentes et constringentes exquisite densaverint, tunc utique<text:line-break/>fulmen nonnunquam' sursum versus aut in obliquum, non-<text:line-break/>nunquam vero et in terram extruditur. Hanc solam ful-<text:line-break/>ininis expulsionem nos conspicimus, aliae vero mortalibus<text:line-break/>ignotae sunt. Porro a me • brevibus ad proposita verba<text:line-break/>explananda ut tonitrua fiant dictum est; curque toni-<text:line-break/>trualem aquam;, ut ipsius verbo utar, quam ex nimbo<text:line-break/>provenientem meliorem esse asseruit. Summe vero munda<text:line-break/>ac tenuis est temporaria, aqua elaborata, luter hanc au-<text:line-break/>tem et procellosam.tonitrualis est, quae quantum a tem-<text:line-break/>poraria vincitur; tantum procellosam superat. Igitur .i»</text:span></text:p>
      <text:p text:style-name="P15"><text:span text:style-name="T37">promtu </text:span><text:span text:style-name="T37">jam </text:span><text:span text:style-name="T37">est istis </text:span><text:span text:style-name="T37">omnia </text:span><text:span text:style-name="T37">vituperantibus dicere, haud<text:line-break/>medici munus esse tam longam de rerum natura orationem<text:line-break/>habere. Ceterum ut his respondeam, si nullam rationem<text:line-break/>asserens simpliciter asseverassem, temporariam aquam nim-<text:line-break/>bosa esse meliorem</text:span><text:span text:style-name="T37">, </text:span><text:span text:style-name="T37">inter has vero tonitrualem mediocrem,<text:line-break/>aliquam fane eorum quae dixissem rationem me adjicere<text:line-break/>praecepissent, neque se dictis meis tanquam legibus cre-<text:line-break/>dere justum esse, neque ipsis ut tyrannicis praeceptis pa-<text:line-break/>rere necessum esse dixissent. Quocirca, si rlliteratorum<text:line-break/>juxta flagitioscrumque hominum latratus evitari non pot-<text:line-break/>est, praestat autem ob res meliores ab istis male audire,<text:line-break/>profecto rectissime tonitrui causas naturales rimati sumus:<text:line-break/>quod enim probatione ceret, omnibus hominibus incredi-<text:line-break/>bile esse videtur. Neque admodum recte dictum videtur,<text:line-break/>quod a medico videlicet sermo de natura faciendus nort<text:line-break/>sit, indicatque hos ipsus, qui ita pronunclant, nobis ut<text:line-break/>sibi tanquam tyrannis edicta proponentibus obtemperemus<text:line-break/>imperare. Verum praestabat sane non tyrannico more</text:span></text:p>
      <text:p text:style-name="P15"><text:span text:style-name="T37">imperare, sed potius </text:span><text:span text:style-name="T37">docere </text:span><text:span text:style-name="T37">aut sermoni absque ratione<text:line-break/>magis quam rationem reddenti fidem esse habendam aut<text:line-break/>lu referenda causa a nobis aliquid non vere fuisse tradi-<text:line-break/>tum. At isti horum neutrum faciunt; imo utrumque </text:span><text:span text:style-name="T37">vi-<text:line-break/></text:span><text:span text:style-name="T37">tuperant, si nullam probationem attulerimus, nos </text:span><text:span text:style-name="T37">proba-<text:line-break/></text:span><text:span text:style-name="T37">tione carentia effutire, 'si rationem aliquam adjecerimus,<text:line-break/>non esse medici, ut physici munus, de veritate aliquid<text:line-break/>disputare, jactantes.</text:span></text:p>
      <text:h text:style-name="P5" text:outline-level="2">XX.</text:h>
      <text:p text:style-name="P16"><text:span text:style-name="T51">Aqua edax, vigilia edax.</text:span></text:p>
      <text:p text:style-name="P13"><text:span text:style-name="T37">,Ab iis quae et vigilia et aqua efficere aptae sunt,<text:line-break/>ipsis .appellationem imposuit, utramque edacem nominans,<text:line-break/>quod mos scilicet edaces reddat; quandoquidem et hac<text:line-break/>etiam tempestate in nostra Asia Graeci omnes, edaces ho-<text:line-break/>mines, qui multa comeste valent, usitato vocabulo appel-<text:line-break/>litant. Didicistis autein cibi appetitiones ab aquae potu</text:span></text:p>
      <text:p text:style-name="P15"><text:span text:style-name="T37">ea plane ratione excitari, qua et gelidam bibentes aut<text:line-break/>frigidum cibarium ' adstringensve assumentes appetentio-'<text:line-break/>res evadunt. Alibi namque ostensum est quaeque ventri-<text:line-break/>culi tunicarum sanguinem in arctum constringentia ap-<text:line-break/>petentias augere et procreare; contra vero calefacientia<text:line-break/>sundentiaque sanguinem dejicere finireque appetentias.<text:line-break/>Hac itaque ratione aqua vorax exsistit: alia vero ratione<text:line-break/>vigilia, quod scilicet corpus digerat atque dissolvat: de<text:line-break/>hac etenim jam sicut et de somno notitiam habuistis. Con-<text:line-break/>coquit plane somnus utpote calido tunc interiora petente;<text:line-break/>dissipat vigilia, insito calido, dum exterius emicat, sucum<text:line-break/>haud exiguas corporeae substantiae particulas educente.<text:line-break/>Igitur propterea aqua et vigilia edaces dictae sunt. At<text:line-break/>tu ne perperam accipito, neve idem esse existimato multa<text:line-break/>comesse et multa concoquere atque conficere. Siquidem<text:line-break/>vinum aquae praestat </text:span><text:span text:style-name="T37">non </text:span><text:span text:style-name="T37">solum ad coctionem, quae in<text:line-break/>ventriculo fit, adjuvandam, sed etiam ad concocta distri-<text:line-break/>buenda , ad sanguinem creandum, ad nutriendum, ad lo-</text:span></text:p>
      <text:p text:style-name="P15"><text:span text:style-name="T37">tium citandum et ad corpora difflanda in recte valentibus.<text:line-break/>Nemini vero dubium est de iis in praesentia sermonem ab<text:line-break/>Hippocrate fuisse factum, quum inter omnes constet, plu-<text:line-break/>rirnis aegrotis vinum officere. Verum et vigilia bifariam<text:line-break/>adhibita duplicem quoque a cibis finem consequitur.-. Nam<text:line-break/>si quippiam'noctu agentes, ut in celebritatibus illis quas<text:line-break/>pernoctationes vocant, totam noctem insomnem traducant,<text:line-break/>corpus quidem</text:span><text:span text:style-name="T58">:</text:span><text:span text:style-name="T37"> inane- redditur, scd nullum insigne virium<text:line-break/>detrimentum inde consequitur. sit si cubantes aliquod<text:line-break/>noctis tempus fomno capti quiefcamus, reliquum autem<text:line-break/>vigilemus, vires profecto debilitantur: neque enim melius<text:line-break/>appetimus, neque concoquimus, neque concoctione sequen-<text:line-break/>tia naturalia munera inviolata perfectaque obimus, lan-<text:line-break/>guidiores omnino quam qui bene dormierint evadentes.</text:span></text:p>
      <text:h text:style-name="P5" text:outline-level="2">XX<text:span text:style-name="T90">I</text:span>.</text:h>
      <text:p text:style-name="P11"><text:span text:style-name="T51">Percalidam naturam calido tempore, in frigora cubile<text:line-break/>crastsum reddit, in calido attenuat.</text:span></text:p>
      <text:p text:style-name="P14"><text:span text:style-name="T37">Dictionem hanc percalidam aphorismi hujus initio<text:line-break/>praepositam a </text:span><text:span text:style-name="T37">recto </text:span><text:span text:style-name="T37">cusu </text:span><text:span text:style-name="T37">percalida </text:span><text:span text:style-name="T37">deflexam </text:span><text:span text:style-name="T37">esse </text:span><text:span text:style-name="T37">constat,<text:line-break/></text:span><text:span text:style-name="T37">sed </text:span><text:span text:style-name="T37">vocem hanc, </text:span><text:span text:style-name="T14">ἔνθερμος, </text:span><text:span text:style-name="T37">in </text:span><text:span text:style-name="T37">fine positam quispiam ita<text:line-break/>posset </text:span><text:span text:style-name="T37">accipere, ac </text:span><text:span text:style-name="T37">si ex </text:span><text:span text:style-name="T37">propositione </text:span><text:span text:style-name="T14">ἐν, </text:span><text:span text:style-name="T37">id est in, et casu<text:line-break/>dativo </text:span><text:span text:style-name="T14">θέρμω </text:span><text:span text:style-name="T37">esset </text:span><text:span text:style-name="T37">composita, </text:span><text:span text:style-name="T37">quemadmodum sane omnes<text:line-break/>fere interpretes acceperunt, nonnulli quidem orationem<text:line-break/>hanc in duas </text:span><text:span text:style-name="T51">partiti,</text:span><text:span text:style-name="T37"> perinde ac fi utraque propria ex-<text:line-break/>planatione indigeret; alii vero totam, ut unam interpre-<text:line-break/>tati. Porro Dioscorides et ipsam, in clariorem permutavit,<text:line-break/>ut in obscuris locutionibus facere consuevit. Separarim<text:line-break/>quidem scripsit, percalidam naturam, calido tempore his<text:line-break/>verbis adjiciens hanc vocem, extenuat, nobis significare<text:line-break/>vulens, percalidam naturam, hoc est multo calore ferven-<text:line-break/>tem, calido tempore, id est aestivo, extenuari,, dilaben-<text:line-break/>teui atque evanescentem per eam quae ab omnibus medi-<text:line-break/>cis recentloribus jam trita et usitata voce ratione per-<text:line-break/>ceptilis diffiatio nominatur; quam etiam altera appellatione </text:span><text:span text:style-name="T37">’<text:line-break/></text:span><text:span text:style-name="T37">quidam sensui ignotam perspirationem nominant</text:span><text:span text:style-name="T37">, ’ </text:span><text:span text:style-name="T37">quae</text:span></text:p>
      <text:p text:style-name="P15"><text:span text:style-name="T37">nobis omnibus per </text:span><text:span text:style-name="T37">totum vitae </text:span><text:span text:style-name="T37">curriculum </text:span><text:span text:style-name="T37">inest, </text:span><text:span text:style-name="T37">verum<text:line-break/>fecundum aetates, anni tempora studiaque ac, ut brevi-<text:line-break/>bus expediam, fecundum omnem quam degimus vitae ra-<text:line-break/>tionem evariat.. Sed in omnibus his differentiis illud<text:line-break/>commune inest, calidioribus quidem temporibus,, regioni-<text:line-break/>bus, aetatibus, naturis et victus rationibus, de corpore<text:line-break/>haud .exiguam substantiae nostrae portionem effluere; con-<text:line-break/>tra in frigidioribus, spissescente cute, plurimum retineris<text:line-break/>exiguum dissipari. Hac igitur ratione percalidam naturam<text:line-break/>tempore calido extenuari verum est, duplicato scilicet<text:line-break/>eflluxui nempe ex proprio calore insitum habentes, </text:span><text:span text:style-name="T21">&gt;ήο-<text:line-break/></text:span><text:span text:style-name="T37">vum praeterea exterius a calido tempore accedentem ac-'<text:line-break/>quirunt. Vernm neque in,alio ullo exemplari hanc lectio—'<text:line-break/>nem inveni, neque ullus explanator ipsam agnovit, lied<text:line-break/>Diofcorides ipse in libri fronte inscripsit, sese in duobus<text:line-break/>soliis exemplaribus ita conscripta verba nactum esse; peri,<text:line-break/>calidam naturam calido tempore,, in: frigor e cubile crassam'<text:line-break/>reddit, in calido extenuat. Verumtamen . </text:span><text:span text:style-name="T51">nos non lu</text:span></text:p>
      <text:p text:style-name="P15"><text:span text:style-name="T37">duobus</text:span><text:span text:style-name="T37">, </text:span><text:span text:style-name="T37">sed in omnibus quaecunque legimus</text:span><text:span text:style-name="T37">, </text:span><text:span text:style-name="T37">ita se </text:span><text:span text:style-name="T51">ha-<text:line-break/>bere</text:span><text:span text:style-name="T37"> hanc orationem comperimus, quum de industria<text:line-break/>omnia et quae, in publicis bibliothecis reposita sunt et<text:line-break/>quae apud amicos invenimus, exemplaria inspexerimus.<text:line-break/>Sed jam ad explananda verba convertamur, omnibus iis<text:line-break/>quae prave ab interpretibus dicta sunt praetermissis.<text:line-break/>Mihi fane prior aphorisrni pars ita perficienda esse vide-<text:line-break/>tur: per calidam naturam calido tempore in frigore cu-<text:line-break/>bile crassam reddit, has voces, </text:span><text:span text:style-name="T51">calido tempore,</text:span><text:span text:style-name="T37"> lu sexto<text:line-break/>casu nobis, legentibus., perinde ac si in calido tempore<text:line-break/>dictum esset; illud vero in frigore, idem est ac si dictum<text:line-break/>esset in aere, frigido</text:span><text:span text:style-name="T37">, </text:span><text:span text:style-name="T37">ex duabus orationis partibus dictione<text:line-break/>composita, praepositione scilicet in, et nomine </text:span><text:span text:style-name="T51">frigore.<text:line-break/></text:span><text:span text:style-name="T37">Erit enim integra sententia hujusmodi; utile est percali-<text:line-break/>dae naturae, lu calido tempore, in frigido cubiculo som-<text:line-break/>num capere, ita namque crassescet. Nempe haud injuria<text:line-break/>in valde calidis naturis, haec nos facere praecepit Hippo-<text:line-break/>crates ; quandoquidem calida natura quum sponte ob effiu-</text:span></text:p>
      <text:p text:style-name="P15"><text:span text:style-name="T37">xum immodicum </text:span><text:span text:style-name="T37">ad </text:span><text:span text:style-name="T37">extenuandum </text:span><text:span text:style-name="T37">idonea sit, </text:span><text:span text:style-name="T37">si tempore<text:line-break/>calido accedente, evacuatio duplicata sit, quin etiam ter-<text:line-break/>tia quaedam alia inanitio in calido loco et calido strato<text:line-break/>cubante homine adjuncta, fuerit, tum corpus triplici dige-<text:line-break/>stione exhaustum dissipari emaciarique continget. Quod<text:line-break/>si duabus necessariis inanitionibus a natura atque tempore<text:line-break/>provenientibus, quas effugere non licet, tertia saltem in<text:line-break/>contrarium abducatur, non dissipare, sed coercere diffla-<text:line-break/>tiones potens, ad extremam evacuationem homo non per-<text:line-break/>veniet; quin imo pinguescet magis quam extenuabitur.<text:line-break/>Frigido enim cubili non modo lectos frigidos, scd stra-<text:line-break/>gula, quae ex linteis- crassioribus et attritis, atque id ge-<text:line-break/>nus aliis vestibus constant, significante; aliud quoddam<text:line-break/>maximum remedium excessus ratione temporis et natu-<text:line-break/>ralis temperamenti provenientis adjungitur, ut scilicet per<text:line-break/>frigidam inspirationem corpus refrigeretur. Id quidem<text:line-break/>jam et antea a nobis dictum fuit, scd nunc mentio lecti<text:line-break/>adjecta est, ut undique corpus refrigescat ac difflationis</text:span></text:p>
      <text:p text:style-name="P15"><text:span text:style-name="T37">excessus ad salubrem commoderationem redigatur. Altera<text:line-break/>quidem aphorismi pars, prior scilicet, ita sane ab aliquo<text:line-break/>potissimum explanari posse mihi videtur. Reliqua pars,<text:line-break/>ubi ait, in calido attenuat, dilucida sane foret, si ei voci,<text:line-break/></text:span><text:span text:style-name="T51">calido,</text:span><text:span text:style-name="T37"> aere adscriptum esset, tota oratione per haec<text:line-break/>verba manifeste explicata: calidiori naturae, calido tem-<text:line-break/>pore, cubile in aere frigido si accedat, crassum reddit;<text:line-break/>in calido autem aere cubile extenuat. Per rectos quidem<text:line-break/>cafus ita maxime aperte explanata oratio fuerit. Quod<text:line-break/>si per tertios et sextos loqui voluerimus, narratio sane<text:line-break/>hujusmodi fueriti Calidiori naturae, tempore calido et<text:line-break/>cubili in aere frigido crassescere accidit: hoc eodem vero<text:line-break/>cubili in aere-calido posito extenuari continget.</text:span></text:p>
      <text:h text:style-name="P9" text:outline-level="2">XXII.</text:h>
      <text:p text:style-name="P11"><text:span text:style-name="T33">Professio </text:span><text:span text:style-name="T51">tuendae funitatis, non suturitas 'cibi, impigritas<text:line-break/>ad labores.</text:span></text:p>
      <text:p text:style-name="P14"><text:span text:style-name="T37">Neque repleri usque ad saturitatem impigrumque esse<text:line-break/>ad exercitationes salubris victus caput esse: opinatur.</text:span></text:p>
      <text:p text:style-name="P30"><text:span text:style-name="T37">i </text:span><text:span text:style-name="T37">IS&gt; -<text:tab/>,</text:span><text:span text:style-name="T37"><text:tab/></text:span><text:span text:style-name="T37">... </text:span><text:span text:style-name="T37">. .4</text:span></text:p>
      <text:p text:style-name="P31"><text:span text:style-name="T51">. ' O'.‘ r . .<text:tab/>.</text:span><text:span text:style-name="T45"> I / f..’<text:tab/>'<text:tab/>‘<text:tab/></text:span><text:span text:style-name="T64">1</text:span><text:span text:style-name="T45"> &lt; •’</text:span></text:p>
      <text:h text:style-name="P5" text:outline-level="2">XXIII.</text:h>
      <text:p text:style-name="P11"><text:span text:style-name="T51">Inter vigilandum</text:span><text:span text:style-name="T37"> siti in </text:span><text:span text:style-name="T51">superficie somnus medela est;<text:line-break/></text:span><text:span text:style-name="T37">siti </text:span><text:span text:style-name="T51">vero ex fomno vigilia quibusdam.</text:span></text:p>
      <text:p text:style-name="P13"><text:span text:style-name="T37">In superficie sitim intelligere oportet valde exiguam,<text:line-break/>quae neque </text:span><text:span text:style-name="T51">a</text:span><text:span text:style-name="T37"> tuto corpore, neque magno ventriculi par-,<text:line-break/>tium affectu excitata esi,. sed, ut dixit Erasistratus, are-<text:line-break/>scentibus aut incalescentibus locis illis, per quae ah ore<text:line-break/>in ventriculum humor delebitur. Huic itaque siti somnus<text:line-break/>remedio est, corporis penitioribus madescentibus, utpo.te<text:line-break/>per somnum sanguine ad interiora agente; contra vero<text:line-break/>expergefactis, quum in superficie sitis adest, vigilantibus<text:line-break/>facile sedatur. Hujusmodi namque sitis oritur incalescen-</text:span></text:p>
      <text:p text:style-name="P15"><text:span text:style-name="T37">tibus nonnunquam particulis, quarum dicebam Erafistra-<text:line-break/>tum meminisse. </text:span><text:span text:style-name="T37">Calescunt autem </text:span><text:span text:style-name="T37">dum </text:span><text:span text:style-name="T37">in </text:span><text:span text:style-name="T37">stomacho cibi<text:line-break/></text:span><text:span text:style-name="T37">concoquuntur. </text:span><text:span text:style-name="T37">Nam quum hujusmodi concoctio ah insito<text:line-break/></text:span><text:span text:style-name="T37">calido perinde atque elixatio </text:span><text:span text:style-name="T37">fiat, quemadmodum in </text:span><text:span text:style-name="T37">illa<text:line-break/></text:span><text:span text:style-name="T37">calidus quidam halitus effertur, ita' nonnunquam et' in<text:line-break/>ventriculo et maxime vinum meracius . epotis . contingit.<text:line-break/>Verum si vigilantibus ipsis stomachusinanitus nullos-prae-<text:line-break/>terea vapores suggerat et calefacturum partium calor eva-<text:line-break/>nuerit, siti liberantur. Porro nonnulli a fomno- ob ci-<text:line-break/>borum potionumque calorem ventriculo ex calefacto siti-<text:line-break/>culosi fiunt, quorum sitis fine externoefubfidio non tolli-<text:line-break/>tur; quocirca nonnullis frigidam potare solitis hoc tem-<text:line-break/>pore ante balneum lac cibi assumtianem gelidae aquae<text:line-break/>potus nonnunquam. usui fuit. Propterea igitur lu fecunda<text:line-break/>sitis disserentis adjecit hanc particulam, </text:span><text:span text:style-name="T51">quibusdam,</text:span><text:span text:style-name="T37">neque<text:line-break/>enim omnibus'; uti ostensum est, a somno sitientibus idem<text:line-break/>affectus oboritur. lladc lectionem autem et veteres </text:span><text:span text:style-name="T51">ex.-</text:span></text:p>
      <text:p text:style-name="P32"><text:span text:style-name="T37">planatores agnofcunt et in castigatissimis exemplaribus in-<text:line-break/>veniiur.</text:span></text:p>
      <text:h text:style-name="P5" text:outline-level="2">XXIV.</text:h>
      <text:p text:style-name="P11"><text:span text:style-name="T51">Quibus plurimum calidum inest, vocaiijstrni sunt, frigidus<text:line-break/>enim ner'plurimus. - Ex duobus autem magnis magna<text:line-break/>et quae oriuntur existunt.</text:span></text:p>
      <text:p text:style-name="P13"><text:span text:style-name="T37">Modo praedixi hujusce. orationis lectionem antiquam<text:line-break/>non ita inveniri, sed hoc modo, quibusdam plurimum<text:line-break/>calidum, sicque illi interpretes legunt, qui de superiorum<text:line-break/>verborum fine hanc particulam, </text:span><text:span text:style-name="T51">quibusdam,</text:span><text:span text:style-name="T37"> detraxerunt.<text:line-break/>Igitur de propositae' sententiae veritate jam disseremus.<text:line-break/>Quibuscunque enim plurimum calidum inest, in corde<text:line-break/>scilicet, lioc namque veluti focum laresque ingeniti ’ calo-<text:line-break/>ris esse declaravimus, et aerem qui inspiratu adducitur,<text:line-break/>plurimum esse necesse est: </text:span><text:span text:style-name="T37">nam </text:span><text:span text:style-name="T37">et hoc in libro de-usu</text:span></text:p>
      <text:p text:style-name="P15"><text:span text:style-name="T37">respirandi explicatum esu Quod si plus caloris hujusmodi<text:line-break/>naturis inest multusque inspiratur </text:span><text:span text:style-name="T37">aer </text:span><text:span text:style-name="T37">atque </text:span><text:span text:style-name="T37">iterum </text:span><text:span text:style-name="T37">ex-<text:line-break/>spiratur, propter-hoc- si vocem magnam fieri dicemus, ita<text:line-break/>abfoiute citra ullam distinetionem sententiam proferentes<text:line-break/>fallemur: nam in commentariis de voce ostensum est vo-<text:line-break/>cem ingentem fieri, quin multus aer celeriter exspiretur,<text:line-break/>nequaquam posse; id vero fit, si aspera arteria et guttur<text:line-break/>latius pateant. Si pectus vero totum amplum sit , non<text:line-break/>solum ingentem vocem homines edere, scd etiam diutissi-<text:line-break/>me vociferari posse ibidem declaravimus </text:span><text:span text:style-name="T14">ι </text:span><text:span text:style-name="T37">ut praecones,<text:line-break/>quum pedem vocatum canant, efficere loleut. -Igitur quo-<text:line-break/>niam cor statim ab initio, quum formatur in utero, am-<text:line-break/>plificatur increscitque, in quibus insitus calor plurimus<text:line-break/>inest; </text:span><text:span text:style-name="T37">ad </text:span><text:span text:style-name="T37">.cordis vero potionem et pectus plerumque<text:line-break/>magnum efficitur et hoc iterum pulmonum magnitudo<text:line-break/>necessario consequitur, nec non et istis asperae arteriae<text:line-break/>magnitudo, respondet et huic plerumque gutturisr haud<text:line-break/>abs re saepissime percalidae naturae homines vocaliores</text:span></text:p>
      <text:p text:style-name="P33"><text:span text:style-name="T37">esse, contingit, </text:span><text:span text:style-name="T37">r</text:span><text:span text:style-name="T37">.'Etenim-susemper -et omnino ad portionem<text:line-break/>magnitudinis cordis pectus auctnar -esset et nunquam-ei<text:line-break/>prava conformatio accideret, percalidos ‘homin.es uon.plea<text:line-break/>rnmque, sed semper magnam vocem edere dixissem; ve- </text:span><text:span text:style-name="T37">-<text:line-break/></text:span><text:span text:style-name="T37">rumtamen neque ut pulmonum magnitudo pectori. scinp;er<text:line-break/>respondere invenitur,, ita. et ipsorum magnitudini in. ipsis<text:line-break/>contenta tria- vasorum genera respondent. Conspicitur<text:line-break/>vero et iu animalium dissectionibus proportio haecc nom<text:line-break/>exquisite servari, sed in hujusmodi, sane partibus aliquod<text:line-break/>pauxillum excellere, </text:span><text:span text:style-name="T37">aliquod </text:span><text:span text:style-name="T37">e contrario deficere..inveni-<text:line-break/>tur. ld vero in corde, ratione pectoris, insigne accidit;<text:line-break/>quod, et in. causa est maxime, ut inter aeque calidos ho-<text:line-break/>mines nonnunquam in vocis magnitudine, multum intersit.<text:line-break/>Hippocrates quidem 'soli aeris multitudini magnitudinem<text:line-break/>vocis attribuit:;, verum haec inter causas magnam.vocein<text:line-break/>efficientes neque sola neque dignitate prima est: magnae<text:line-break/>enim vocis materis est, nt in commentariis de vocibus<text:line-break/>disputavimus.</text:span></text:p>
      <text:h text:style-name="P8" text:outline-level="2">XXV.</text:h>
      <text:p text:style-name="P11"><text:span text:style-name="T51">Vontriculo calidi, frigidi </text:span><text:span text:style-name="T51">carne </text:span><text:span text:style-name="T51">et graciles. Isti venost et<text:line-break/>iracundiores.</text:span></text:p>
      <text:p text:style-name="P13"><text:span text:style-name="T37">Quod , geminum in animalium corpore calidum agno-<text:line-break/>vit Hippocrates, alterum quidem, quod.ipse ingenitum<text:line-break/>vocat, essentiam in sanguine sangulueisque visceribus re-<text:line-break/>positam habens, alterum vero acre,, mordax, et jigneum,<text:line-break/>fub quo genere et febris est, in multis pridem ipsius vo-<text:line-break/>luminibus declaratum fuit. Quin etiam ego de hoc in,<text:line-break/>quodam meo commentariolo'accuratissime disserui. Ejus<text:line-break/>libelli inscriptio haec est, nullum errorem esse commissum<text:line-break/>in eo aphorismo, cujus luitium est, ' crescentes plurimum<text:line-break/>habent innatum calidum. In </text:span><text:span text:style-name="T51">eo</text:span><text:span text:style-name="T37"> saue Hippocratis! partes<text:line-break/>tueor</text:span><text:span text:style-name="T37">, </text:span><text:span text:style-name="T37">Lyci adversus apharllmum criminationes diluens,<text:line-break/>ipsumque ob optimorum praeceptorum ignorationem Hip-<text:line-break/>pocrati infensum esse demousirans, verum liujusce caloris</text:span></text:p>
      <text:p text:style-name="P14"><text:span text:style-name="T37">differentiam, neque Lycns, neque alius quispiam aut.<text:line-break/>Erafistrati aut Herophili sectator </text:span><text:span text:style-name="T37">aut </text:span><text:span text:style-name="T37">empiricus internovit;<text:line-break/>quapropter et mulla Hippocratis scripta prave admodum<text:line-break/>interpretati sunt. At Hippocraticos viros saltem non de-<text:line-break/>cebat Hippocratis decreta improbare, ea perinde inter-<text:line-break/>pretantes, ac si unus </text:span><text:span text:style-name="T37">genere calor </text:span><text:span text:style-name="T37">in animantibus existe-<text:line-break/>ret. Sed quum Hippocratem’ aut alium quempiam audi-<text:line-break/>verint, aliquos ventriculo calidos nominantes, ut nomen<text:line-break/>illud acceptum esset, considerare praestabat, utrum qui<text:line-break/>vocem eam protulit aut scripsit naturale calidum in ven-<text:line-break/></text:span><text:span text:style-name="T37">/ </text:span><text:span text:style-name="T37">triculo copiofum esse assereret aut alterum intelligeret,<text:line-break/>quod saepius acquisititium, interdum non naturale, non-<text:line-break/>nunquam et a natura alienum vocatur, quo calido inca-<text:line-break/>leutes, mordax calidumque exspirare, atque idcirco simul<text:line-break/>atque cutis densata fuerit , febre vexari. Quemadmodum<text:line-break/>illi qui altero calido uberrime affluunt, suppressa difflatione<text:line-break/>pleniores quidem fiunt, fed in febrem non incidunt, pro-<text:line-break/>pterea .... Illud etiam constat, in ventriculo ciborum</text:span></text:p>
      <text:p text:style-name="P15"><text:span text:style-name="T37">concoctiones ab hoc insito calido exuberante optimas fieri,<text:line-break/>ut ipse in apborismis ita loquens edocuit: ventres hieme<text:line-break/>et vere calidissimi natura et somni longissimi. His itaque<text:line-break/>temporibus cibaria plura exhibenda: etenim insitum cali-<text:line-break/>dum multum; pluri igitur alimento egent, argumento sunt<text:line-break/>aetates et athletae. Itaque sicut absoluta ciborum con-<text:line-break/>fectio hujusmodi ventriculorum indicium est, ita frigidio-<text:line-break/>rum quidem in acidum conversio; calidiorum autem in<text:line-break/>nidorosam qualitatem mutatio. Quarnobrem cibos recte<text:line-break/>concoquentibus et sanguis optimus inest et mediocris caro<text:line-break/>progignitur, vel et interdum quam deceat copiosior,<text:line-break/>quum otiosiorem vitam degunt et frequenti lavatione utun-<text:line-break/>tur, sed minus bona caro est, neque corporis habitui<text:line-break/>congruens; postquam vero multa copia congesta fuerit,<text:line-break/>totum corpus in morbos praecipitat. At ob ventriculi<text:line-break/>intemperiem male concoquentibus et cibos in fumidam<text:line-break/>nidorosamque qualitatem corrumpentibus vitiosus in venis</text:span></text:p>
      <text:p text:style-name="P15"><text:span text:style-name="T37">sanguis contrahitur pravaque in toto corpore fit nutrica-<text:line-break/></text:span><text:span text:style-name="T37">tio. </text:span><text:span text:style-name="T37">De iis igitur propositum sermonem intelligere debes.<text:line-break/>In jecore namque et in corde multus ab initio insitus ca-<text:line-break/>lor inest, in carnes vero e sanguine profunditur, atque<text:line-break/>ideo in hujuscemodi corporum naturis, quales et nunc de-<text:line-break/>scripsit Hippocrates, carnes frigidas esse necesse est, ut-<text:line-break/>pole sanguine </text:span><text:span text:style-name="T37">non </text:span><text:span text:style-name="T37">copioso, sed pauco et ipso quidem<text:line-break/>vitioso, irrigatas. Utrumque enim ventriculo igneo ca-<text:line-break/>lore intemperato laborantibus evenit ut cibaria corrupta<text:line-break/>defcendant et proinde paucum ex iis alimentum corpori<text:line-break/>impertiatur, idque ipsum non recte concoctum improbum<text:line-break/>sit: non coctis enim corruptisque in ventriculo cibis, bo-<text:line-break/>nns in jecore venisque sanguis creari non potest. Quod<text:line-break/>si paucus quidem, scd non malus in venis sanguis foret,<text:line-break/>carnes utique hunc attraherent, ipsas minus nutrientem<text:line-break/>et venas inanes relinquentem, ut contractae essent vixque<text:line-break/>apparerent. Quando vero non paucus modo, sed etiam</text:span></text:p>
      <text:p text:style-name="P15"><text:span text:style-name="T37">pravus est, .tunc neque ipsum, .quamvis egeant, attrahuntr<text:line-break/>perinde, </text:span><text:span text:style-name="T37">ac </text:span><text:span text:style-name="T37">nequemos ipfi cibos nidore aut. altera quapiam<text:line-break/>improba qualitate infectos et si vehementius escam appe-<text:line-break/>tamus, admittimus; eteninr. appetitus ipse hujusmodi cibo<text:line-break/>degustato exstinguitur. Eadem igitur ratione carnes exi-<text:line-break/>guum, quod videlicet ad nutriendum pernecessarium est,<text:line-break/>de venis exhauriunt; quare paulatim longiore, tempore in<text:line-break/>venis plus sanguinis depravati contrahitur. Quapropter<text:line-break/>lu venae' scntionibiis nunquam ab hujuscemodi hominibus<text:line-break/>rubrum sanguinem profluere conspicies, sed alio calore,<text:line-break/>ut quis eum nominare velit, affectus invenitur, quam-<text:line-break/>primum vero et male olet. Quod si jampridern homo<text:line-break/>purgatus non suerit, ater etiam qui rescisse vena pro-<text:line-break/>funditur sanguis apparet, alias aliam in crassitudine et<text:line-break/>tenuitate constitutionem habens, nonnunquam ferosus et.<text:line-break/>tenuior, nonnunquam vero crassior, quemadmodum sane<text:line-break/>interdum et valde crassus et niger, liquidae pici persimi-<text:line-break/>lis' cernitur. Haec igitur omnia nunc per capita enume-</text:span></text:p>
      <text:p text:style-name="P15"><text:span text:style-name="T37">rata in aliis qulbusdam ex antedictis commentariis et<text:line-break/>praecipue de curandi methodo absolute disputata sunt; 'in<text:line-break/>praesentia vero ab explanatoribus praetermissa, brevibus<text:line-break/>a me perstricta fuere; solent enim ubi nihil refert, esse<text:line-break/>loquaces, in rebus autem utilissimis deficere. Ego itaque<text:line-break/>quum praesens oratio perutilis sit, ipsam repetens per<text:line-break/>capita rursum explicabo et cum interpretatione propositum,<text:line-break/>verborum conjungam. Ventriculo calidos ipsum dicere<text:line-break/>putandum est, non quemadmodum pueros etratlrletas in-<text:line-break/>sito abundare calido testatus est; neque, ut hieme ventres<text:line-break/>calore naturali maxime calere dixit, scd ut mordacem<text:line-break/>improbumque calorem haud exiguum in intemperato ven-<text:line-break/>triculo possidentes. Hos autem carnibus frigidos merito<text:line-break/>nominavit, utpote bonae juxta et copiosae alimoniae pe-<text:line-break/>nuria tabescentes, quam ex sanguine naturaliter scfe lia-<text:line-break/>bente in temperatis corporibus hauriunt. Ex sanguinis<text:line-break/>autem inopia fit ut carnes refrigerentur, acquisititium<text:line-break/>sane calorem </text:span><text:span text:style-name="T51">a</text:span><text:span text:style-name="T37"> sanguine, non proprium; non insitum, ut</text:span></text:p>
      <text:p text:style-name="P14"><text:span text:style-name="T37">jecur </text:span><text:span text:style-name="T37">et </text:span><text:span text:style-name="T37">cor </text:span><text:span text:style-name="T37">possidentes. Isti </text:span><text:span text:style-name="T37">vero carnibus desicientibus<text:line-break/>graciles necessario </text:span><text:span text:style-name="T37">redduntur; </text:span><text:span text:style-name="T37">ipfarum enim subtractiones<text:line-break/></text:span><text:span text:style-name="T37">et </text:span><text:span text:style-name="T37">incrementa tenue </text:span><text:span text:style-name="T37">et crassum, </text:span><text:span text:style-name="T37">totum corpus efficiunt.<text:line-break/>Dicit autem hos ipsos venosos esse perinde atque si et ita<text:line-break/>dixisset: istis conspicuae venae sunt, hoc </text:span><text:span text:style-name="T37">est </text:span><text:span text:style-name="T37">eminentes,<text:line-break/>quippe quae sanguinis plenae et carnium </text:span><text:span text:style-name="T37">ipsas </text:span><text:span text:style-name="T37">contegen-<text:line-break/>tium paucitate nudae appareant. Quin etiam ipsosira-<text:line-break/>cundiores esse dixit, npn absolute iracundos, neque per<text:line-break/>'excellentiam iracundissimos, quod plane ipsis accideret, si<text:line-break/>calor in corde permultus redundaret; sed calor in ven-<text:line-break/>triculo, os ejus contristans iracundiores efficit. Siquidem<text:line-break/>alibi declaratum est, </text:span><text:span text:style-name="T37">hanc </text:span><text:span text:style-name="T37">particulam in consensum sui<text:line-break/>affectus et animam adducere: tardiores enim ad intelli-<text:line-break/>gendum atque agendum homines reddit, quo tempore<text:line-break/>ipsa frigidior evaferit; contra prorntiores atque irafcentes,<text:line-break/>quum magis incaluerit</text:span><text:span text:style-name="T37">, </text:span><text:span text:style-name="T37">haud naturali calore scilicet, sed<text:line-break/>adventitio et a natura alieno, de quo sermo iste totus a</text:span></text:p>
      <text:p text:style-name="P15"><text:span text:style-name="T37">nobis </text:span><text:span text:style-name="T37">confectus esu Quapropter </text:span><text:span text:style-name="T37">eos, </text:span><text:span text:style-name="T37">qui </text:span><text:span text:style-name="T37">sc </text:span><text:span text:style-name="T37">Hippocrati-<text:line-break/></text:span><text:span text:style-name="T37">cos </text:span><text:span text:style-name="T37">nominant </text:span><text:span text:style-name="T37">et </text:span><text:span text:style-name="T37">praecipuni Hippocraticae </text:span><text:span text:style-name="T37">artis decreta,<text:line-break/>quibus et experimento evidentia </text:span><text:span text:style-name="T37">adstipulantur, </text:span><text:span text:style-name="T37">ignorant,<text:line-break/>accusare aequum est, </text:span><text:span text:style-name="T37">quod </text:span><text:span text:style-name="T37">aliter </text:span><text:span text:style-name="T37">atque </text:span><text:span text:style-name="T37">nos diximus, in-<text:line-break/>terpretati funt. </text:span><text:span text:style-name="T37">Existimant enim in </text:span><text:span text:style-name="T37">calidioribus ventri-<text:line-break/>culis insitum calorem </text:span><text:span text:style-name="T37">in profundum </text:span><text:span text:style-name="T37">refugere et extimas<text:line-break/>partes deferere, atque </text:span><text:span text:style-name="T37">ideo frigidas </text:span><text:span text:style-name="T37">hominum carnes eva-<text:line-break/>dere. Verum hujusmodi </text:span><text:span text:style-name="T37">caloris </text:span><text:span text:style-name="T37">motiones pro ratione tem-<text:line-break/>porum et regionum, </text:span><text:span text:style-name="T37">et </text:span><text:span text:style-name="T37">prorsum coeli status, praeterea<text:line-break/>pro ratione vigiliae et- somni, nec non et animi pertur-<text:line-break/>bationum, ut moeroris et timoris et corporis voluptatum<text:line-break/>et animi oblectationum evariant. At neque corporis na-<text:line-break/>turalis fabrica, neque aetas talem ingenitae caliditatis<text:line-break/>mutationem efficit. Sed quemadmodum et in libris de<text:line-break/>tuenda sanitate monstravimus, pravae corporis constitu-:<text:line-break/>tiones sunt nonnullae quidem cum totius animalis intem-<text:line-break/>perie , aliquae vero cum partium inaequali statu, qualis<text:line-break/>et ista, quae in propositis verbis habetur de ventriculi</text:span></text:p>
      <text:p text:style-name="P15"><text:span text:style-name="T37">vitiosam constitutionem habentibus et non optimam, veluti<text:line-break/>quae nativo calore mullo affluentes et idcirco ad bonam<text:line-break/>carnem procreandam maxime conducentes, corporis habi-<text:line-break/>tum pleniorem efficiunt, non extenuant, non emaciant,<text:line-break/>ut intemperatae.</text:span></text:p>
      <text:h text:style-name="P5" text:outline-level="2">XXVI.</text:h>
      <text:p text:style-name="P16"><text:span text:style-name="T51">Terra siccitatibus fqualente, avium genus bene habet.</text:span></text:p>
      <text:p text:style-name="P13"><text:span text:style-name="T37">Aves enim utpote aridiore quam nos temperatura<text:line-break/>constantes, siccis temporibus rectius valent. Nos vero<text:line-break/>non praeterit et aridioribus ipsas cibis vesci et pauco potu<text:line-break/>esse contentas, non perinde ut sues, qui aqua adsidue pro-<text:line-break/>lui' et immodico adsidue potu repleri cupiunt*</text:span></text:p>
      <text:h text:style-name="P9" text:outline-level="2">XXVII.</text:h>
      <text:p text:style-name="P11"><text:span text:style-name="T37">Quum </text:span><text:span text:style-name="T51">hircesuit, uter exterius testis apparuerit, si dexter,<text:line-break/>mas, sinister vero sumina.</text:span></text:p>
      <text:p text:style-name="P14"><text:span text:style-name="T37">Quum puerilis aetas in adolescendam transit, quem-<text:line-break/>admodum ipsis semen et pili in locis genitalibus erum-<text:line-break/>pere incipiunt, perinde et testes subito increscunt; quem-<text:line-break/>admodum et puellis virginibus mammae extuberant, una<text:line-break/>et menses ferri incipiunt. Tunc igitur et vocis mutatio<text:line-break/>in maribus fit praecipue: nam quum prius ipsis acuta<text:line-break/>vox esset, quum perfecte in puberes evaserunt, gravior<text:line-break/>redditur; tempore autem medio veluti raucam ipsi vocem<text:line-break/>edunt. Quamobrem autem praedicta aetate omnia ista<text:line-break/>eveniant praesens oratio explorare non postulat, sed<text:line-break/>omnia haec apparere experientia demonstrat, sicut et<text:line-break/>illud, si dexter prius testis intumuerit, hosce adolescentes<text:line-break/>factos, lu aetatemque virilem quum evaserint, filios ma-<text:line-break/>res potius quam feminas genituras; quod si sinister, e<text:line-break/>contrario. Idem et de utero sensit, in aphorifmis enim ita<text:line-break/>scripsit: foetus mares in dextris, femluae vero in sini-<text:line-break/>stris magis. Quae igitur a </text:span><text:span text:style-name="T37">me </text:span><text:span text:style-name="T37">hac de re in aphorismo-</text:span></text:p>
      <text:p text:style-name="P15"><text:span text:style-name="T37">rum explanatione </text:span><text:span text:style-name="T37">dicta </text:span><text:span text:style-name="T37">sunt, </text:span><text:span text:style-name="T37">ad </text:span><text:span text:style-name="T37">hunc </text:span><text:span text:style-name="T37">locum </text:span><text:span text:style-name="T37">accommodes,<text:line-break/>quum una sit communis in muribus atque feminis causa,<text:line-break/></text:span><text:span text:style-name="T37">ob </text:span><text:span text:style-name="T37">quam sinistrae partes feminarum, dextrae marium<text:line-break/>opifices sint. Verum et de hoc in libro de usu partium<text:line-break/>tractatum esu</text:span></text:p>
      <text:h text:style-name="P5" text:outline-level="2">XXVIll.</text:h>
      <text:p text:style-name="P11"><text:span text:style-name="T51">Oculi </text:span><text:span text:style-name="T51">ut </text:span><text:span text:style-name="T51">valent, sita et corpus, sit color in deterius aut<text:line-break/></text:span><text:span text:style-name="T51">melius labitur.</text:span></text:p>
      <text:p text:style-name="P13"><text:span text:style-name="T37">Constat autem ita oportere subintelligi, nt oculi va-<text:line-break/>lidi sunt, quod nonnulli et adscripserunt. Sententia igi-<text:line-break/>tur verborum, ut quispiam judicio meo, plurimorum sal-<text:line-break/>fam interpretationem omittens rectissime explanare potest,<text:line-break/>haec potissimum fuerit: Hippocratem docere arbitror, quo-<text:line-break/>nam modo quis ab oculis totius corporis affectum perci-<text:line-break/>piat, quandoquidem isti maxime firmissimam nobis notis</text:span></text:p>
      <text:p text:style-name="P15"><text:span text:style-name="T37">tiam exhibent. Porro in illis, quibus anima deficit aut<text:line-break/>aliter vires collabuntur, neque manum quis, intuitus, ne-<text:line-break/>que crus adspiciens aut faciei reliquas partes, omissis<text:line-break/>ocqlis, aliquid explorati habere poterit, quod ipsi vires<text:line-break/>imbecilles esse aut validas patefaciat; quod si oculos in-<text:line-break/>spexerit, compertum habebit; clarissime namque in ipsis<text:line-break/>robur infirmitasque elucescit, nonnullis quidem acute cer-<text:line-break/>nentibus, palpebris patentibus,, nonnullis autem neque<text:line-break/>perfecte ipsas aperire valentibus. Quin etiam ipsorum<text:line-break/>color et moles aliquid de viribus nunciant. •' Viribus enim<text:line-break/>infirmis oculi cani, squalidi et decolores apparent, robu-<text:line-break/>stis autem florido colore vigent, pleniori mole constant et<text:line-break/>splendidum humorem habent. Haec plane fieri evidenter<text:line-break/>conspicimus, etiamsi causa ob quam fiant nos lateat.<text:line-break/>Verum et causa patet, qualisnam oculorum sit natura,<text:line-break/>scientibus, quod alibi et in sermonibus de visione decla-<text:line-break/>ravimus, animalem scilicet spiritum luminosum e cere-<text:line-break/>bro in oculos plurimum proficlsci; iste igitur quum aut</text:span></text:p>
      <text:p text:style-name="P15"><text:span text:style-name="T37">imbecillus aut paucus in oculis fuerit, modo enumerata<text:line-break/>symptomata eveniunt. Et color melior fit, inquit, aut de-<text:line-break/>terior. Id autem clarum est, sive de oculis etiamnum<text:line-break/>sive </text:span><text:span text:style-name="T37">de </text:span><text:span text:style-name="T37">totius corporis colore sermonem faciat :• utrumque<text:line-break/>enim verum est, oculis quidem ut'firmitatem atque im-<text:line-break/>becillitatem , ita et bonum foedumque colorem permutan-<text:line-break/>tibus, hos quoque totius corporis affectu comitante. Nam<text:line-break/>:si bene colorati oeuli sunt et gyon,' hoc est corpus totum<text:line-break/>salubriter fe habere significant, aliquo autem turpi colore<text:line-break/>inquinati illico et totum offensum esse indicant. Celerius<text:line-break/>vero' in oculis quam ih aliis partibus colorum mutatio<text:line-break/>ob eorum munditiam nitoremque' conspicitur. At non fio-<text:line-break/>lurn id significare haec verba possunt, sed etiam in toto<text:line-break/>corpore coloris mutationem signis in oculo apparentibus<text:line-break/>accidere et subsequi. Ab oculis igitur hoc modo ad tu-<text:line-break/>tum corpus cognitio traduci potest. Per se autem verba<text:line-break/>haec, omissa parie de oculis, explanari possunt, si quis</text:span></text:p>
      <text:p text:style-name="P15"><text:span text:style-name="T37">ipsa cum sequentibus conjungat. Deinceps igitur ab alio<text:line-break/>principio sic ipsa interpretabor.</text:span></text:p>
      <text:h text:style-name="P5" text:outline-level="2">XXIX.</text:h>
      <text:p text:style-name="P16"><text:span text:style-name="T51">Et color in pesus aut melius, vergite Aequum est autem<text:line-break/>ut se habet alimentum, ita et quod extimum est, sequi.</text:span></text:p>
      <text:p text:style-name="P34"><text:span text:style-name="T51">—..<text:tab/></text:span><text:span text:style-name="T51">. ' 'rl</text:span><text:span text:style-name="T37"> s -</text:span></text:p>
      <text:p text:style-name="P13"><text:span text:style-name="T37">Colorem alimento, id est sanguini, proportione respon-<text:line-break/>dentem, in pejus aut melius vergere inquit. Sanguinem<text:line-break/>autem nunc appellat omnem in vasculis inclusum succum,<text:line-break/>in quo et pituita et bilis utraque et tenues serosique hu-<text:line-break/>moree continentur. Hoc enim mistum et melius et dete-<text:line-break/>rius redditur. In eo vero contentus humor, qui proprie<text:line-break/>sanguis dicitur et a cujus dominatu tota congeries nomi-<text:line-break/>natur, pravus dici nequaquam potest, perinde ut neque<text:line-break/>alium habere, colorem quam rubrum.</text:span></text:p>
      <text:h text:style-name="P6" text:outline-level="2">XXX.</text:h>
      <text:p text:style-name="P11"><text:span text:style-name="T51">Signa mortifera per cutem nares, calidus vapor. Prius<text:line-break/>nares frigidum spiritum reddunt.</text:span></text:p>
      <text:p text:style-name="P35"><text:span text:style-name="T37">st<text:tab/>. oi.' .</text:span></text:p>
      <text:p text:style-name="P13"><text:span text:style-name="T37">Sive in casibus' accusativis scriptum sit, calidum va-<text:line-break/>porem,-'sive in rectis calidus vapor, utroque modo aliquid<text:line-break/>subintelligitur. Verba enim hanc sententiam habere de-<text:line-break/>hent: inter signa mortifera et haec fiunt; calidum vapo-<text:line-break/>rem per cutem evacuari, quum prius: per exspirationem<text:line-break/>frigidus spiritus redditus fit At fi in rectis cafihus ean-<text:line-break/>dem sententiam explicare velis, ita sane dixeris: maxime<text:line-break/>signa mortifera per cutem calidus vapor exiens, post frigi-<text:line-break/>dum spiritum prius exspiratione egressum. Ceterum id ipsum<text:line-break/>quidem, frigidam scilicet exspirationem, perniciosissimum<text:line-break/>indicium esse, in libro de praesensionibus dictum est hisce<text:line-break/>ipsis verbis i frigidum autem per nares atque os exspira-<text:line-break/>tum jam valde perniciosum est, nunc autem quoddam</text:span></text:p>
      <text:p text:style-name="P15"><text:span text:style-name="T37">symptoma, ita se-habentibus, quod tamen non semper fit,<text:line-break/>addidit: calidus enim vapor multus subito de cute ema-<text:line-break/>nat, sed neque omnibus, ut dixi, ,neque omni tempore.<text:line-break/>Atqui istos explanatores de quibus non opus est garrientes<text:line-break/>haec edocere praestabat.- Illis enim folis id evenire com-<text:line-break/>peries, quorum mortem calidissima febrisantecessit, quae<text:line-break/>corpus ipsum cordis torruit, atque ideo postremo ipsum<text:line-break/>refrigeravit. Vitali ergo tenore, rnoriente jam corde,<text:line-break/>evanescente, in-aliis quidam sudores syncopen inferentes<text:line-break/>proveniunt, multorum scilicet humorum pleno corpore:<text:line-break/>iliis autem qui ex praefervida febre antea exaruerunt,<text:line-break/>pro sudoribus calidus vapor tangenti tibi difflari videbi-<text:line-break/>tur. Neque tamen et iste quoque morbi tempore, - sed<text:line-break/>quum diu jam progresso morbo, cutis, exhausta halituofa<text:line-break/>substantia refrigeratur, quae ob ardentiorem febrem atte-<text:line-break/>nuatis succis, morbo rigente contracta fuerat; neque enim<text:line-break/>eo sane tempore, quo jam cor emoritur, excitari potest</text:span></text:p>
      <text:p text:style-name="P15"><text:span text:style-name="T37">nedum calidus vapor, fed neque frigidus aut tepidus.<text:line-break/>Omne igitur cor prope mortem frigida intemperie asse-<text:line-break/>ctum est, sed non iu quolibet mortifero morbo hujusmodi<text:line-break/>semper est; verum in ardentissimis febribus .plerumque<text:line-break/>calidissimum, ut dictum esu Igitur quum frigida interne<text:line-break/>perie cor 'aegrotat; calidum vaporem emanare nunquam<text:line-break/>reperies, quando jam vicinus morti constitutus aeger.fri-<text:line-break/>gidum reddere spiritum inceperit, neqpe ita se habentis<text:line-break/></text:span><text:span text:style-name="T37">bus </text:span><text:span text:style-name="T37">humores praetenuati sunt, neque; ardenti febre isti<text:line-break/>laborant, </text:span><text:span text:style-name="T37">neque </text:span><text:span text:style-name="T37">succos biliosos habent, qui temperie ca-<text:line-break/>lida, corpore tenui sunt, siquidem frigidae temperaturae<text:line-break/>pituitosos, crudos, crassos et prorsum frigidos succos, non<text:line-break/>biliosos, calidos tenuesque abunde proereant. </text:span><text:span text:style-name="T37">. </text:span><text:span text:style-name="T37">.&lt;.</text:span></text:p>
      <text:h text:style-name="P5" text:outline-level="2">XXX<text:span text:style-name="T90">I</text:span>.</text:h>
      <text:p text:style-name="P16"><text:span text:style-name="T51">Vitalia vero contraria.</text:span></text:p>
      <text:p text:style-name="P14"><text:span text:style-name="T37">Hoc illis manifeste repugnat, qui dictum fuisse pu-<text:line-break/>tant mortiferum esse signum, in naso calidissimam.febrem:<text:line-break/>nam tanquam respondens verbis illis supra dictis, signa<text:line-break/>mortifera, nunc subjunxiti </text:span><text:span text:style-name="T51">vitalia vero contraria.</text:span><text:span text:style-name="T37"> Atqui<text:line-break/>siecundum eorum explanationem his verbis, </text:span><text:span text:style-name="T51">mortifera<text:line-break/></text:span><text:span text:style-name="T37">signa; conjuncta non sunt haec ita scripta, per nares' ca-<text:line-break/>lidissimum, sibi adjectum non habent, sitne letale signum,<text:line-break/>an. non sit. Neque enim mortiferum est, nisi quod ab<text:line-break/>Hippocrate dictum est, praecesserit, prius nares frigidum<text:line-break/>spiritum residunt unam si citra.hoc vapor calidissimus per<text:line-break/>cutem emanet, potest id quidem succorum calidiore febre,<text:line-break/>attenuatorum symptomata esse, non mortis prorsus indi-<text:line-break/>cium. Quin imo interdum et extenuati humores utiliter<text:line-break/>difflantur, quos, quum pinguiores sunt, per sensiles excre-<text:line-break/>tiones natura e corpore propellit, sudores citans aut lotii<text:line-break/>dejectionumve multitudinem aut vomitum movens. Erunt<text:line-break/>igitur omnia contraria praedictis mortiferis signis, vitalia<text:line-break/>neque frigidum exspirare, neque per cutem calidum va-</text:span></text:p>
      <text:p text:style-name="P15"><text:span text:style-name="T37">porem exhalare. Haud abs re autem, et Zeuxis sectatores<text:line-break/>prius separarim, mortifera signa, interpretati, omnia haec<text:line-break/>verba deleverant, quae ita fe habent, vitalia autem con-<text:line-break/>traria ad sanitatem.</text:span></text:p>
      <text:h text:style-name="P3" text:outline-level="1"><text:bookmark-start text:name="bookmark8"/>HIPPOCRATIS EPIDEM. VI. ET<text:line-break/>GALENI IN ILLUM COMMEN-<text:line-break/>TARIUS V. SECTIO V.<text:bookmark-end text:name="bookmark8"/></text:h>
      <text:h text:style-name="P5" text:outline-level="2">I.</text:h>
      <text:p text:style-name="P13"><text:span text:style-name="T37">oi &gt;orum naturae </text:span><text:span text:style-name="T51">medicae.</text:span></text:p>
      <text:p text:style-name="P13"><text:span text:style-name="T37">Crebro superius a me dictum est hujusmodi Iectio-<text:line-break/>nes, per quas quod dicitur permutatur, scd eadem pror-<text:line-break/>sus sententia permanet, dijudicare milii non esse propo-<text:line-break/>situm, quippe qui longitudinem commentariorum vitare<text:line-break/>instituerim; verum et nunc id ipsum recordationis causa</text:span></text:p>
      <text:p text:style-name="P15"><text:span text:style-name="T37">dictum volui, quandoquidem </text:span><text:span text:style-name="T37">et </text:span><text:span text:style-name="T37">in sequentibus nihil prae-<text:line-break/>terea de hujuscemodi lectionibus afferam. Verborum igi-<text:line-break/>tur sententia, </text:span><text:span text:style-name="T37">si </text:span><text:span text:style-name="T37">quis simpliciter quod dicitur accipiat,<text:line-break/>perspicua est, suam ipsius </text:span><text:span text:style-name="T37">mentem </text:span><text:span text:style-name="T37">Hippocrate declarante,<text:line-break/>se videlicet non esse </text:span><text:span text:style-name="T37">ex </text:span><text:span text:style-name="T37">illorum coetu, qui naturam arte<text:line-break/>carere arbitrantur, sed eam esse artificem animalibusque<text:line-break/>consulere. Verum hoc loco per id nomen, </text:span><text:span text:style-name="T51">naturae,</text:span><text:span text:style-name="T37"> vim<text:line-break/>quandam intelligere convenit lu his ipsis corporibus, quae<text:line-break/>ab ea reguntur, inhabitantem; cujus essentia quaenam sit<text:line-break/>in praesentia quaerere, sicut et de nostra anima aut de<text:line-break/>ejus principe parte, minime necesse est: nihil enim istorum<text:line-break/>praesens oratio postulat, sed illud solum, recte scilicet<text:line-break/>Hippocratem opinatum fuisse, naturam esse morborum<text:line-break/>medicam. Forsan enim quispiam hac oratione artem me-<text:line-break/>dicam tolli suspicabitur; quocirca non simpliciter verba<text:line-break/>haec accipienda sunt, morborum naturae medicae, altior<text:line-break/>enim sensus accuratiore indigens explicatione hujuscemodi<text:line-break/>in verbis delitescit; neque dum usquam fuperius hanc</text:span></text:p>
      <text:p text:style-name="P15"><text:span text:style-name="T37">rem' </text:span><text:span text:style-name="T37">explanavimus. </text:span><text:span text:style-name="T37">Amicis </text:span><text:span text:style-name="T37">autem </text:span><text:span text:style-name="T37">nostrum institutum co-<text:line-break/>gnoscentibus</text:span><text:span text:style-name="T37">, </text:span><text:span text:style-name="T37">quibus </text:span><text:span text:style-name="T37">gratificantes ad </text:span><text:span text:style-name="T37">hujusce libri inter-<text:line-break/>pretationem </text:span><text:span text:style-name="T37">accessimus et nunc </text:span><text:span text:style-name="T37">in memoriam revocabimus,<text:line-break/>quodque decretum efficaci probatione indigens, quum ali-<text:line-break/>cubi semel exquisite tractavi, me alio in libro iterum<text:line-break/>non scribere, loquacitatem </text:span><text:span text:style-name="T37">videlicet </text:span><text:span text:style-name="T37">supervacuam accidere<text:line-break/>cognoscentem, si iisdem </text:span><text:span text:style-name="T37">de rebus </text:span><text:span text:style-name="T37">quispiam eadem repetat,<text:line-break/>quemadmodum nonnulli junlores medici fecerant, non bis<text:line-break/>modo aut ter, fed quater vel etiam saepius in multis<text:line-break/>commentariis et libris eadem de iisdem conscribentes. At<text:line-break/>ego aliquid cum semel rationibus declarari, postea reli-<text:line-break/>quis in libris eo utor, solius tantum summae mentionem<text:line-break/>faciens admonensque a me alio in volumine ostensum esse.<text:line-break/>Etnunc igitur semel de natura sermonem faciam et quare<text:line-break/>ipsam morborum este curatricem , Hippocrates asserat et<text:line-break/>quod ab hoc decreto, nequaquam artem medicam everti<text:line-break/>tollique contingat. Tu vero qui haec nostra commentaria<text:line-break/>evolvis, jam mihi orationem exordientr animum adverte.</text:span></text:p>
      <text:p text:style-name="P15"><text:span text:style-name="T37">Morbos ab </text:span><text:span text:style-name="T37">aliinento, </text:span><text:span text:style-name="T37">congruenti qualitate </text:span><text:span text:style-name="T51">et. </text:span><text:span text:style-name="T51">copia;</text:span><text:span text:style-name="T37"> </text:span><text:span text:style-name="T37">in<text:line-break/>tempore exhibito, ab humido fomento, </text:span><text:span text:style-name="T37">a </text:span><text:span text:style-name="T37">cataplasmatibus<text:line-break/></text:span><text:span text:style-name="T37">a clysteribus, </text:span><text:span text:style-name="T37">a venae lectione </text:span><text:span text:style-name="T51">et a</text:span><text:span text:style-name="T37"> quibusque id genus<text:line-break/>aliis, propulsari, </text:span><text:span text:style-name="T37">si quis </text:span><text:span text:style-name="T37">dicat, non utique mentietur,<text:line-break/>sicut neque ille </text:span><text:span text:style-name="T37">qui </text:span><text:span text:style-name="T37">a </text:span><text:span text:style-name="T37">medicis </text:span><text:span text:style-name="T37">morbos curari asseveret,<text:line-break/></text:span><text:span text:style-name="T37">nec qui </text:span><text:span text:style-name="T37">artem </text:span><text:span text:style-name="T37">medicam </text:span><text:span text:style-name="T37">laborantium fanatricem esse te-<text:line-break/>stetur.’ Quemadmodum vero-haec praedicans, ut mendax<text:line-break/>reprehendi non poterit, </text:span><text:span text:style-name="T37">eadem </text:span><text:span text:style-name="T37">sane ratione neque ille<text:line-break/>qui naturam servandi </text:span><text:span text:style-name="T37">animalis </text:span><text:span text:style-name="T37">causa omnia administrare<text:line-break/>existimet. </text:span><text:span text:style-name="T37">Hoc </text:span><text:span text:style-name="T37">vero </text:span><text:span text:style-name="T37">et illud </text:span><text:span text:style-name="T37">confequitur, eam primum<text:line-break/>languoribus mederi </text:span><text:span text:style-name="T37">et maxime quum </text:span><text:span text:style-name="T37">evidenter hominem<text:line-break/>fanat, sudorem </text:span><text:span text:style-name="T37">copiosum profundens </text:span><text:span text:style-name="T37">aut per lotium aut<text:line-break/>per dejectiones aut per </text:span><text:span text:style-name="T37">vomitus, </text:span><text:span text:style-name="T37">infestos humores ejiciens.<text:line-break/></text:span><text:span text:style-name="T37">Quodnam </text:span><text:span text:style-name="T37">igitur </text:span><text:span text:style-name="T37">dignitate </text:span><text:span text:style-name="T37">primarium sit, </text:span><text:span text:style-name="T37">quod </text:span><text:span text:style-name="T37">fecundas,<text:line-break/></text:span><text:span text:style-name="T37">quod tertias habeat inter baec omnia, </text:span><text:span text:style-name="T37">quae sanitatem fa-<text:line-break/>cere diximus</text:span><text:span text:style-name="T37">,- contemplarim </text:span><text:span text:style-name="T37">convenit, eo etiam, magis,<text:line-break/>quod et alia quaedam, </text:span><text:span text:style-name="T37">per quae morbi </text:span><text:span text:style-name="T37">curantur, accedunt,<text:line-break/>quorum omnium pro dignitate ordinem internosse prae-</text:span></text:p>
      <text:p text:style-name="P15"><text:span text:style-name="T37">stiterit. Nobis enim nielius dici videtur </text:span><text:span text:style-name="T37">et </text:span><text:span text:style-name="T37">naturam mor-<text:line-break/>bos medicari, recte vero et artem medicam et medicum,<text:line-break/>vere quoque et ejus ministrum et venae scissuram et per<text:line-break/>ipsam factum sanguinis profluvium. Fortassis autem &lt; quis-<text:line-break/>piam putaverit et coquum aliquid conferre et textorem<text:line-break/>et aedificatorem </text:span><text:span text:style-name="T51">et</text:span><text:span text:style-name="T37"> ferrarium fabrum </text:span><text:span text:style-name="T37">et </text:span><text:span text:style-name="T37">alios quosdam<text:line-break/>artifices,, quorum opificiis utimur ad eorum ministratio-<text:line-break/>nem, quae hominibus sanitatis causa praeparantur. Ve-<text:line-break/>rum istorum quaedam auxiliorum materiae, non auxilia<text:line-break/>sunt; nonnulla vero instrumenta auxiliantibns idonea, fed<text:line-break/>tunc auxilia fiunt, quando in tempore atque ut decet </text:span><text:span text:style-name="T37">ea<text:line-break/></text:span><text:span text:style-name="T37">medici applicant. Nam vinum aegrotis propinatum si ju-<text:line-break/>verit, ejus propinatio auxilium • est; at si importune ob-<text:line-break/>latum delirium aut' phrenitida concitet, tunc morbiscra,<text:line-break/>non salubris causa neqoe auxilium fuerit. Quis igitur ’est<text:line-break/>faciendi auxilii auctor? occasionis scilicet inventor. Qub<text:line-break/>nomine antem hunc Graeci appellant? non ne et hoc horni-<text:line-break/>uibus patet, </text:span><text:span text:style-name="T37">medicum </text:span><text:span text:style-name="T37">scilicet ipsum appellati? Quapro'-</text:span></text:p>
      <text:p text:style-name="P15"><text:span text:style-name="T37">pter medicus vino potior est ad inaturalem factitiamque<text:line-break/>sanitatem. Etenim vinum in tempore esthibitum et tema<text:line-break/>peranter epotum rectu "valentibus prodest; -languores au-<text:line-break/>tem, quum opus est, assumtum discutit; -Ceterum medicus<text:line-break/>non quod animal sit aut pedestris aut-bipes aut rationis<text:line-break/>particeps aut civilis, eo-nujusquermateriae tempus ido-<text:line-break/>neurn </text:span><text:span text:style-name="T51">.ac</text:span><text:span text:style-name="T37"> modum novit,’ fedquoniam artem salubris at-<text:line-break/>que </text:span><text:span text:style-name="T37">m* </text:span><text:span text:style-name="T37">rhosa distinguentem"addidicrtv nam fi per illa'haec<text:line-break/>nosset, omnes plane homines eandem callerent scientiam.<text:line-break/>Quare dignitate prlor medicis ars est ,r per’ quam medici<text:line-break/>fiunt, nam ejus </text:span><text:span text:style-name="T51">vi</text:span><text:span text:style-name="T37"> illi utentes, morbos pellunt. Sed<text:line-break/>quam orationem materia atque instrumenta ad medicum<text:line-break/>ejusque artem • eandem ipse rursum atque ars, ad ejus<text:line-break/>qui curatur naturam habent. Illa namque est omnia con-<text:line-break/>gruentia in animalium corporibus- faciens et alens quidem<text:line-break/>cum alimento opus est; sibi autem sanguinem praeparans,<text:line-break/>per quem alimenti egenas particulas nutriat; atque-ite-<text:line-break/>rum , ut sanguis ipfe ereari possit, cibum lu ventriculo</text:span></text:p>
      <text:p text:style-name="P15"><text:span text:style-name="T37">praeparans atqtie conficiens. Quod </text:span><text:span text:style-name="T37">si </text:span><text:span text:style-name="T37">devorata </text:span><text:span text:style-name="T37">cibaria<text:line-break/></text:span><text:span text:style-name="T37">neque recte</text:span><text:span text:style-name="T58">:</text:span><text:span text:style-name="T37"> </text:span><text:span text:style-name="T51">concocta</text:span><text:span text:style-name="T37"> sint, rieque digesta, neque in. san-<text:line-break/>guinem. versa, neque .alendarum, partium vim invenerint,<text:line-break/>statim mehercuse, neque corporis, nostri alimentum fuisse<text:line-break/>dicentur. Quemadmodum vero ad nutriendas partes re-<text:line-break/>sectionis egentes 'ipfa nutriens., facultas longe princeps<text:line-break/>causa, est, eadem sane pacto et ventriculi vis ad cibos<text:line-break/>coucoquendos..et jecoris venarumque facultas ad concoctum<text:line-break/>in sanguinem convertendum fele habent. Verum.enim-<text:line-break/>yero cuncta me naturae opera particulatim nunc recen-<text:line-break/>fere necesse non esu Nam memoria repetere fatis fuerit,<text:line-break/>in commentariis de naturalibus viribus, omnes naturae<text:line-break/>communes facultates fuisse explicatas</text:span><text:span text:style-name="T37">, - </text:span><text:span text:style-name="T37">.numero quatuor,<text:line-break/>quibus animal, agetis omnia molitur ac perficit: primam<text:line-break/>quidem propriorum attractricem; . fecundam vero, horum<text:line-break/>ipsorum commutatricem' et concoctricem; tertiam utilium<text:line-break/>retentricem et quartam alienorum expultricem. His ita-<text:line-break/>que potestatibus non modo fanum animal tuetur, sed etiam</text:span></text:p>
      <text:p text:style-name="P15"><text:span text:style-name="T37">aegro sanitatem restituit. Et ex his abunde constat,<text:line-break/>quantum sanitatis effectricis causas natura dignitate alite--<text:line-break/>cellat: omnia enim reliqua materiam ipsi parant et sug-<text:line-break/>gerunt ; quemadmodum exterius ' quoque artem aliam alii<text:line-break/>ministrantem videmus. Textori namque radios’textorios<text:line-break/>et pectines lignarius faber molitur; huic vero ligna ma-<text:line-break/>teriae excisor; securim item et dolabram ferrarius artifex.<text:line-break/>Ferrario autem-</text:span><text:span text:style-name="T37">ipsi </text:span><text:span text:style-name="T37">ferrum metallorum effossor comparat; ’<text:line-break/>rarumque est artem effectivam invenire nulla alia' egen-<text:line-break/>tem, quae aut instrumenta fabricetur aut materiam operi<text:line-break/>idoneam reddat. Ita sane </text:span><text:span text:style-name="T37">et </text:span><text:span text:style-name="T37">medico mullae nites aptas mate-<text:line-break/>rias praeparant,-perinde ut ipse rursum naturae cum qui-<text:line-break/>busdam • ministris suppeditat. Quam enim proportionem<text:line-break/>architectus erga aedificatores lignariosque fabros et alios<text:line-break/>quibus imperat artifices, eandem et medicus erga mini-<text:line-break/>siros suos gerit. Isti vero sunt herbarii, unguentarii, co-<text:line-break/>qui, cataplasmata adhibentes, humore conspergentes ; cly-<text:line-break/>sterem suffundentes, scarificantes, venam scindentes, cu-</text:span></text:p>
      <text:p text:style-name="P15"><text:span text:style-name="T37">curbitulas affigentes. At, si </text:span><text:span text:style-name="T37">nos </text:span><text:span text:style-name="T37">ellam haec; didicimus et<text:line-break/>facimus, perinde facimus atque , gubernator,: remigandi<text:line-break/>peritus et facile summum malum confcendere volens, et<text:line-break/>omnia alia, nautarum munera cognoscens </text:span><text:span text:style-name="T37">, </text:span><text:span text:style-name="T37">et exfequens.<text:line-break/>Etenim multi imperatores, saepe et </text:span><text:span text:style-name="T37">arcu </text:span><text:span text:style-name="T37">uti et jaculari et<text:line-break/>pugnare gladio, hastaque sciunt et faciunt et reges pariter,;<text:line-break/>sied non ut rex, nt imperator erat Alexander Macedo,<text:line-break/>aut ejus pater Philippus</text:span><text:span text:style-name="T37">,. </text:span><text:span text:style-name="T37">fed per alias artes- rmperato-<text:line-break/>riae atque regiae inservientes haec militaria munera obi-<text:line-break/>bant. - ltaque et nos ut medini, cujas cunqueauxilii qua-<text:line-break/>litatem, quantitatem, occasionem, et. utendi.modum eogno-<text:line-break/>scimus; ut ministri vero venam rescindimus,et cucnibitu-<text:line-break/>las admovemus et reliqua manibus operamur. Dignitate<text:line-break/>igitur, ars medica medicis, praestat,- medicus arti, servienti,<text:line-break/>illa ministris, ministri artibus sibi- instrumenta materias-<text:line-break/>que parantibus illae artificibus per ipsas agentibus, artr-<text:line-break/>fices </text:span><text:span text:style-name="T51">vero</text:span><text:span text:style-name="T37"> praeparatis materiis atque instrumentis, Cojjt-</text:span></text:p>
      <text:p text:style-name="P15"><text:span text:style-name="T37">verso igitur ordine firmioris notitiae atque memoriae causa,<text:line-break/>enumerandis artibus accidit, ad servandam essiciendamque<text:line-break/>sanitatem nobilitate ultimos esse, qui nobis clysteres;<text:line-break/>scaIpella, specilla, forfices et reliqua medicae artis in-<text:line-break/>strumenta fabricantur’; cum his et eos qui materias. prae-<text:line-break/>parant, quos radicum, excifores et herbarios vocant; nec<text:line-break/>non et qui ex .metallis effossa aliaque id genus praebent;<text:line-break/>supra hos vero, ipsorum artes, supra quos et ministros<text:line-break/>medicorum, .his quoque superiorem ipsorum . artem ,. ea<text:line-break/>superiores medicos esse-: • medicis artem medicam, quae<text:line-break/>rursum naturae ministra est. Atqui inter ipsius naturae<text:line-break/>facultates nonnullae quidem sunt primariae, per quas sci-<text:line-break/>licet animal in vita servatursummam, nobilitatem ad<text:line-break/>optimam corporis/vitam possidentes; optimam autem vi-<text:line-break/>tam nomino, quae ini sanitate videlicet agiturr» nrava<text:line-break/>-enim in morbis vita est; alterae funt vero istarum mini-<text:line-break/>strae facultates , deinde illarum item aliae. Itaque postea-</text:span></text:p>
      <text:p text:style-name="P15"><text:span text:style-name="T37">quam hoc </text:span><text:span text:style-name="T37">in sermone artes </text:span><text:span text:style-name="T37">omnes ac </text:span><text:span text:style-name="T37">potestates sanitati<text:line-break/></text:span><text:span text:style-name="T37">vitaeqne necessarias, nunquam alibi eas prosecutus, recen-<text:line-break/>sere constitui, neque regentium nos potestatum dignitates<text:line-break/>adjicere me piguerit. Primae igitur sunt salubrem ani-<text:line-break/>mantis moderationem in quali ' et quanto conservantes.<text:line-break/>Quum enim corporis nostri substantia nec magnitudinem<text:line-break/>nec qualitatem eandem retineat, sed magnitudo per sen-<text:line-break/>sus latentem exhalationem dilabatur, qualitas vero, tem-<text:line-break/>peratura supra variante, permutetur non ab aere solum<text:line-break/>ambiente, sed etiam ex nobis, quemadmodum in libris de<text:line-break/>tuenda sanitate explicavimus, ad magnitudinem sarciendam<text:line-break/>altrix potestas in nobis inest; </text:span><text:span text:style-name="T37">ad </text:span><text:span text:style-name="T37">qualitatem corrigendam<text:line-break/>et respiratio et per totum corpus diffiatio comparatae<text:line-break/>sunt. Sed cum nutriendae partes idonea ac propria rna-<text:line-break/>teria egerent, alia quaedam in nobis vis inest, quam haud<text:line-break/>alienum fuerit brevis ac dilucidae doctrinae causa lan-<text:line-break/>guificam nominare</text:span><text:span text:style-name="T37">; </text:span><text:span text:style-name="T37">cui rursum alia vis praesto in ventri-<text:line-break/>culo , concoctrix scilicet, omnibus autem dictis viribus<text:line-break/>/</text:span></text:p>
      <text:p text:style-name="P15"><text:span text:style-name="T37">communes aliae quatuor sunt, quas paulo ante memoravi<text:line-break/>et clarioris doctrinae causa propriis nominibus appellavi,<text:line-break/>attractoriam scilicet, retentricem, commutatoriam et ex-<text:line-break/>pultricem. Haec igitur vos meminisse dignum puto, illud<text:line-break/>scientes, me hoc. loco tantuin hunc sermonem fecisse,<text:line-break/>naturam omnium artium ad medendum primariam atque<text:line-break/>potissimam esse declarantem.</text:span></text:p>
      <text:h text:style-name="P5" text:outline-level="2">II.</text:h>
      <text:p text:style-name="P11"><text:span text:style-name="T51">Adinvenit natura sibi ipsi accestsus non cogitatione; par-<text:line-break/>tim quidem ut connivere, partim vero et lingua submi-<text:line-break/>nistrat et id genus alia quaeque. Inerudita natura et<text:line-break/>indocta quae opus sunt efficit.</text:span></text:p>
      <text:p text:style-name="P13"><text:span text:style-name="T37">Accessus naturae appellavit perinde ac si et vias aut<text:line-break/>impetus ad agendum dixisset, non, ut nos prius mente<text:line-break/>volventes et prius eligentes facimus, ita et ipfa faciente.</text:span></text:p>
      <text:p text:style-name="P15"><text:span text:style-name="T37">Connivere </text:span><text:span text:style-name="T37">igitur, sic autem dicitur </text:span><text:span text:style-name="T37">quum quis clausas palo<text:line-break/>pebras cito iterum aperit, </text:span><text:span text:style-name="T37">statim </text:span><text:span text:style-name="T37">ortis animalibus et a<text:line-break/>nullo edoctis illico </text:span><text:span text:style-name="T37">inest. </text:span><text:span text:style-name="T37">Certum est autem hujusmodi<text:line-break/>actionem maximam oculis utilitatem afferre: fatigarentur<text:line-break/>enim palpebrae, si toto, vigiliae tempore paterent, multa-<text:line-break/>que exterius in oculos ipsorum tunicas violantia incide-<text:line-break/>rent. Praeterea longe </text:span><text:span text:style-name="T37">isto </text:span><text:span text:style-name="T37">admirabilius est naturae opus,<text:line-break/>quod non vulgares </text:span><text:span text:style-name="T37">modo, </text:span><text:span text:style-name="T37">scd etiam plures medici, etsi<text:line-break/>quotidie fiat, </text:span><text:span text:style-name="T37">negligenter </text:span><text:span text:style-name="T37">tamen praetereunt. Nam si bimo<text:line-break/>puero panem ostendens, eum hoc ipso nomine simul de-<text:line-break/>monstrans panem voces, idque bis ferque, feceris, puer<text:line-break/>et demonstrati corporis hanc vocem, </text:span><text:span text:style-name="T51">panis,</text:span><text:span text:style-name="T37"> signum esse<text:line-break/>intellexit, ipsamque imitatus pronuijciat, quum a nullo<text:line-break/>ut linguam movere oporteat ipfe didicerit Idem vero<text:line-break/>quod in hoc et aliis omnibus motibus quos appellant<text:line-break/>voluntarios, ab omnibus fit animalibus. Igitur si volue-'<text:line-break/>rint aliquem artuum inflectere, id -statim efficient, etsi<text:line-break/>musculum illum a quo inflectitur membrum non cogno-</text:span></text:p>
      <text:p text:style-name="P15"><text:span text:style-name="T37">suant. Eadem ratione ostendere volentia per alterum<text:line-break/>musculum extendent; scd neque quis musculus iste fit,<text:line-break/>neque quo pacto agere possit, moventi animali notum sit.<text:line-break/>Quo enim modo </text:span><text:span text:style-name="T37">ea </text:span><text:span text:style-name="T37">comprehendere potest, quae multis<text:line-break/>etiam, medicis incognita sunt?- quid dico multis, quum<text:line-break/>nonnullos musculos, quidam disseetorlae artis vel periti ssimi<text:line-break/>ante nos ignoraverint, ut eum qui </text:span><text:span text:style-name="T51">intra</text:span><text:span text:style-name="T37"> articulationem .<text:line-break/>abditus poplitem incurvat; nihil minus tamen, omnes ho-<text:line-break/>mines ipsius genu. ..articulum, simulatque. voluerint, in-<text:line-break/>flectunt. </text:span><text:span text:style-name="T69">:</text:span><text:span text:style-name="T37">.Qulu non in solis hominibus, sed etiam in aliis<text:line-break/>cunctis animantibus hujusmodi actionis: species repetitur,<text:line-break/>usque adeo naturae 'vis, ad'ea, quae animalibus condu-<text:line-break/>cunt, rectius praestanda,, qualibet antei potentlur esu , Quo-<text:line-break/>alrfca et Hippocrates de palpebrarum motu, quod scilicet<text:line-break/>ipsas alteri etiam negotio incumbentes agitamus, mentic-<text:line-break/>nem.fecit, dicens,: </text:span><text:span text:style-name="T51">ut connivere,</text:span><text:span text:style-name="T37"> motum vero, in loquendo<text:line-break/>linguae;, per ea verba commemorauit; lingua vero .et sub-</text:span></text:p>
      <text:p text:style-name="P15"><text:span text:style-name="T37">ministrat; nobis enim </text:span><text:span text:style-name="T37">quamque </text:span><text:span text:style-name="T37">vocem praeferre volenti-<text:line-break/>bus lingua ad ipsam articulandam promte obsequitur.<text:line-break/>Pueri igitur voces prolatu difficiles nunc primum audien-t<text:line-break/>tes, ut strax et sphlux, statim ipsas nos imitantes eloquun-<text:line-break/>tur ;neque quos linguae musculos movere oporteat neque<text:line-break/>quomodo ipsam extendere aut flectere aut circumvolvere<text:line-break/>aut superius palato aut prioribus dentibus aut alii cui-<text:line-break/>piam auris ' particulae admovere stabilireque conveniat<text:line-break/>agnoscentes. Qurun dixit autem et alia quaeque volunta-<text:line-break/>rias motiones, in memoriam tibi revocat; in quibus, ut<text:line-break/>dixi, animalia cuncta non solum musculorum motus, scd<text:line-break/>etiam ipsus musculos ignorantia, simulatque membrum hi-<text:line-break/>curvare aut extendere voluerint, confestim id faciunt,<text:line-break/>sicut etiam si in obliquum abducere et convertere aut cir-<text:line-break/>curnvolvere, sive utcunque aliter movere statuerint. ' Id-<text:line-break/>circo et istis ipsis dictis acclamavit, inerudita natura non<text:line-break/>edocta congruentia • facit. Vocantur quidem quamlibet<text:line-break/>disciplinam edocti in illa esse eruditi; natura autem ita</text:span></text:p>
      <text:p text:style-name="P15"><text:span text:style-name="T37">erudita est, </text:span><text:span text:style-name="T37">i;</text:span><text:span text:style-name="T37">ut maxima sine docture noverit. -Qualem<text:line-break/>fuisse Themistoclem Thucydides memoriae prodidit; ita<text:line-break/>inquiens: propria namque intelligeutia neque prius, est<text:line-break/>ipsam pertinens quidquam 'nequer posterius edoctus et de<text:line-break/>eorum.,.quae de improviso incidebant,? celerrimo consilio<text:line-break/>deprehenso optimus et eorum quae </text:span><text:span text:style-name="T51">.longe</text:span><text:span text:style-name="T37"> posterius ventura<text:line-break/>essent perspicacissimus conjectori</text:span></text:p>
      <text:h text:style-name="P5" text:outline-level="2"><text:span text:style-name="T90">III</text:span>.</text:h>
      <text:p text:style-name="P36"><text:span text:style-name="T51">Lacrymas, narium humor, sternutamenta, auris sardes,<text:line-break/>muris salivae rejectio </text:span><text:span text:style-name="T76">f</text:span><text:span text:style-name="T51"> spiritus introitus, exitus, oscitatio,<text:line-break/>tufsts, singultus, non. ejusdem omnino modi.<text:tab/></text:span><text:span text:style-name="T51">,</text:span></text:p>
      <text:p text:style-name="P13"><text:span text:style-name="T37">Cum ea, quae mihi optime ad haec verba explananda<text:line-break/>quispiam dicere posse videtur prius retulero, deinde ad<text:line-break/>hujus libri interpretes transibo, qui omnes verba haec a<text:line-break/>superioribus dlljunxerunt, omniaque rpsa singulatim tan-</text:span></text:p>
      <text:p text:style-name="P15"><text:span text:style-name="T37">qudm ad praesensionem: facientia interpretati </text:span><text:span text:style-name="T51">fmrt." Ve-<text:line-break/>rum tamen</text:span><text:span text:style-name="T37"> nobis videtur Hippocrates propositum suum ab<text:line-break/>initio, et; in praefentia per totum </text:span><text:span text:style-name="T37">hunc </text:span><text:span text:style-name="T37">sermonem confir-<text:line-break/>mare ; ipfe vero naturam-salutis hominum causa omnia* fa-<text:line-break/></text:span><text:span text:style-name="T37">cientem </text:span><text:span text:style-name="T37">demonstrare constituerat. ' Itdque ab operibus ejus<text:line-break/>exorsus, quaecunque in corporibus recte valentium ani- -<text:line-break/>mantium facit ipsisque superiori • narratione enumeratis,<text:line-break/>deinceps qnaecnnqne in </text:span><text:span text:style-name="T37">morbosis </text:span><text:span text:style-name="T37">affectibus aut sanorum<text:line-break/>languentium que corporum communibus, ad animalis </text:span><text:span text:style-name="T37">salu-<text:line-break/></text:span><text:span text:style-name="T37">tem natura moliatur, praesenti oratione declarati Quorum<text:line-break/>unumquodque ego particulatim- proponens, nonnulla'qui-<text:line-break/></text:span><text:span text:style-name="T37">dem, ut </text:span><text:span text:style-name="T37">dixi, morbosorum' affectuum propria, nonnulla<text:line-break/>aegrotantium sanorumque communia esse demonstrabo/ At-<text:line-break/>que in aegrotantibus lacrymae quidem nonnunquam fiunt,<text:line-break/>morbosi oculorum affectus modum sequentes, ut quando-<text:line-break/></text:span><text:span text:style-name="T37">ipsi </text:span><text:span text:style-name="T37">phlegmone tentantur;; nonnunquam vero natura su-<text:line-break/>pervacnum humorem </text:span><text:span text:style-name="T37">&gt; </text:span><text:span text:style-name="T37">expellente aut deficientem in glan-<text:line-break/>dulosis ipsiorum carnibus procreanto. Nempe et hoc modo</text:span></text:p>
      <text:p text:style-name="P15"><text:span text:style-name="T37">narium humor excrementis in cerebro cullectis, per ipsas<text:line-break/>effluentibus accidit. ; Sternutamenta vero et ipsa super<text:line-break/>naturae opus sunt, </text:span><text:span text:style-name="T51">ab affectibus autem</text:span><text:span text:style-name="T37"> morbosis prove-<text:line-break/>niunt; at morbosos affectus voco non solum . quum, ali-<text:line-break/>qui jam aegrotant, sed etiam quum quispiam istorum as-<text:line-break/>lectuum exoriri incipit.' Qualis enim in oculis est pro-'<text:line-break/>prie vocata turbatio, quae phlegmones quoddam initium<text:line-break/>est, tales multi morbosi affectus consistere incipientes dis-<text:line-break/>solvuntur , natura vapores et succos eorum opifices ex-<text:line-break/>cernente. Verum de his omnibus lu libris de symptoma-<text:line-break/>tum causis, disputatum esu Nam ipsorum quaedam sem-<text:line-break/>per a natura fiunt, quae morbosos affectus aut jam na-<text:line-break/>scentes aut futuros impediunt, sicut alia jam factos et<text:line-break/>absolutos tollunt; idque est quod . explanatores fefellit;<text:line-break/>nunc scilicet ab Hippocrate de naturae operibus sermonem<text:line-break/>non credentes fieri. Sed tribus commentariis, in quibus<text:line-break/>de symptomatum causis disputo, totus isse sermo diligen-.<text:line-break/>ter a me confectus est, omnia id genus symptomata, qui-;</text:span></text:p>
      <text:p text:style-name="P14"><text:span text:style-name="T37">bus praesens habetur oratio, a natura effectrice manare<text:line-break/>ostendente. Aurium namque surdes ab illa, cerebri ex-<text:line-break/>crementa purgante, colliguntur. Tussim quoque, ut spi-<text:line-break/>ritus itinera emundarentur, fieri ostensum est: • quemad-<text:line-break/>modum et singultus </text:span><text:span text:style-name="T37">et </text:span><text:span text:style-name="T37">oscitatio et pandiculatio, purga-<text:line-break/>mentorum expellendorum causa proveniunt. At nonnulla<text:line-break/>in proposita oratione dicta neque symptomata omnino<text:line-break/>sunt, ut respiratio et per totum corpus, diffiatio. Ab<text:line-break/>ipso vero de respiratione explicatum </text:span><text:span text:style-name="T37">est, </text:span><text:span text:style-name="T37">ubi ait-, spiritus<text:line-break/></text:span><text:span text:style-name="T37">.. </text:span><text:span text:style-name="T37">introitus, exitus; de difllatioue autem posterius; ubi ite-<text:line-break/>rnm scripsit, alimenti et spirationis. At salivae in ore<text:line-break/>generatio inter ea, quae provide a natura fiunt, connu-<text:line-break/>merantur, quemadmodum et fputi ex pectore atque pul-<text:line-break/>mone rejectio. </text:span><text:span text:style-name="T37">- </text:span><text:span text:style-name="T37">De hoc vero et in praesenti parte per<text:line-break/>haec verba dictum est; oris salivae rejectio et oportet<text:line-break/>quidem oris salivae per </text:span><text:span text:style-name="T37">se </text:span><text:span text:style-name="T37">proferre, hanc vocem autem,<text:line-break/></text:span><text:span text:style-name="T51">rejectio</text:span><text:span text:style-name="T37">, feparatim addita hac dictione, </text:span><text:span text:style-name="T51">sputi,</text:span><text:span text:style-name="T37"> quae for-,<text:line-break/>tasse quidem statim ah initio a primo librario vitiato pri-<text:line-break/>/</text:span></text:p>
      <text:p text:style-name="P15"><text:span text:style-name="T37">mo exemplari; fortasse et ab ipso Hippocrate praetermissum<text:line-break/>est, utpote qui sibi ipsi quandam veluti designationem et<text:line-break/>non librum in vulgus edendum conscriberet. Extrema<text:line-break/>autem illa verba non ejusdem omnino modi id sibi vo-<text:line-break/>lunt, omnia 'scilicet enumerata fion eodem in omnibus<text:line-break/>dictis se modo habere. Ut enim ostendimus, nonnulla<text:line-break/>solis recte valentibus, quaedam solis languentibus, quem-<text:line-break/>admodum rursum alia utrisque eveniunt.; item ex his<text:line-break/>aliqua solius naturae opera sunt. Explanatoribus autem<text:line-break/>varie haec verba scribentibus paulo post varias eorum<text:line-break/>lectiones recitabo. Nunc vero prius, quod ex toto sermone<text:line-break/>adhuc restat, in quo naturae opera recenset, explicabo.</text:span></text:p>
      <text:h text:style-name="P5" text:outline-level="2">IV.</text:h>
      <text:p text:style-name="P11"><text:span text:style-name="T51">Lotii dejectionis et status et hujus utriusque alimoniae,<text:line-break/>et spiritus et suminis. Et in alio corpore sudores, scal-<text:line-break/>ptus, pandiculationes et quaecunque hujusmodi sunt.</text:span></text:p>
      <text:p text:style-name="P14"><text:span text:style-name="T37">Scribunt sane hanc orationem alii aliter. Verum ego<text:line-break/>et lectionem hoc' tempore a pluribus probatam et toti<text:line-break/>verborum sententiae congruentem atque in vetustis casti-<text:line-break/>gatisque exemplaribus iepertam' delegi. Ejus vero sensus<text:line-break/>talis est; quemadmodum in superius positis symptomatibus<text:line-break/>naturae fine disciplina edoctae opera ad animalis salutem<text:line-break/>facta narravit, eodem modo et in praesenti urinam, de-<text:line-break/>jectionem, duplicem flatum commemoravit, item et ali-<text:line-break/>mentum et difflationem et quae in solis feminei generis<text:line-break/>animantibus insunt; postea deinceps et sudores et scal-<text:line-break/>ptus et pandiculationes. Etenim urinae secretio, si, quo<text:line-break/>modo fiat, recordatus fueris, mirabilem tibi in regendis<text:line-break/>animantibus providentiam indicabit et renum fabricae<text:line-break/>causa et urinariorum meatuum originis, quam ex renum<text:line-break/>ventriculis habent; et operculorum, quae meatuum oscu-<text:line-break/>lis in vesicam fefe inserentibus imposita funt; et musculi<text:line-break/>qui astrictorio in sede posito proportione respondens,<text:line-break/>vesicae collo circumdatus est; et aliorum, quae minora</text:span></text:p>
      <text:p text:style-name="P15"><text:span text:style-name="T37">quidem sunt et minus admiranda, tantum vero ad rem<text:line-break/>conficiendam opis afferentia, nt nisi hunc in modum<text:line-break/>omnia structa essent, prave aut nullo - etiam pacto urina<text:line-break/>secerni et evacuari posset. Haud aliter et quae ad de-<text:line-break/>jectionem attinent,. hoc est quae ad excrementorum cibi<text:line-break/>aridorum expulsionem,, a natura condendis nutritinnis in-t<text:line-break/>stramentis parata sunt, ipsius erga animalia providentiam<text:line-break/>ac sapientiam demonstrant, quae omnia in libris de usu<text:line-break/>particularum comprehensa reperias; nunc' vero capita so-<text:line-break/>lum^perstrinxisse satis fit. Nempe quidem utramque ♦vo-<text:line-break/>cem luitio hujus sermonis fcriplam, ipsam </text:span><text:span text:style-name="T51">per</text:span><text:span text:style-name="T37"> se solam<text:line-break/>legentes, lotii, ipsum hoc loco et stercoris mentionem<text:line-break/>facere tradunt. Quidam rursus ambas voces copulantes<text:line-break/>dejectionem urinae, hoc est evacuationem per ipsa verba<text:line-break/>significari dicunt, perinde atque si et urinae excretionem<text:line-break/>dixisset. Igitur isti sermonis, initio scripserunt, stercoris<text:line-break/>et urinae dejectio, ac si ita dictum esset stercoris et uri-<text:line-break/>nae evacuatio. Verum quemadmodum cibi recrementa</text:span></text:p>
      <text:p text:style-name="P15"><text:span text:style-name="T37">mirabile artificium-in seeerneudo prae se ferunt, itidem<text:line-break/>quoque in utriusque. flatus secretione, tam ejus qui per<text:line-break/>intestinum rectum, quam ejus qui per gulam expellitur,<text:line-break/>quem ructum vocant, naturae providentia conspicitur, ad<text:line-break/>extrudendum utrumque flatum instrumentis, in quibus<text:line-break/>colligitur, insurgentibus. &gt; Flatus enim hos excerni depre-<text:line-break/>hendes et si dormiant illi qui istis, repleti sunt et si in<text:line-break/>somnum propensius labantur, et </text:span><text:span text:style-name="T37">si </text:span><text:span text:style-name="T37">catalepsi, veterno, so-<text:line-break/>pore, delirio et profundo somno correpti sint. Aeque in-<text:line-break/>veneris etiam naturae artem, si ea cuncta didiceris, quae<text:line-break/>in administando alimento atque spiritu machinatur. Et<text:line-break/>longe adhuc magis demiraberis, si omnia noveris, quae<text:line-break/>in feminis concipiendi foetus causa molita esu Istis simi-<text:line-break/>lia sunt et quae in toto corpore ad sudores excernendos,<text:line-break/>ad scalptus, ad pandiculationes pertinent. Vocant autem<text:line-break/>scalptum, frictionem motumque per ungues effectum, quod<text:line-break/>in prurientibus particulis animalia naturaliter sariunt, id-<text:line-break/>que in ipsis omnibus reperiuntm. Vidistis quidem et du-</text:span></text:p>
      <text:p text:style-name="P15"><text:span text:style-name="T37">dum, quum viventem capram gravidam dissecarem, foe-<text:line-break/>tus ex ipsa ligata extractus, ut humi depositus quatuor<text:line-break/>pedibus ambulare inceperit a nullo edoctus, ambulandi<text:line-break/>causa haec esse corpori subjecta et paulo posterius super-<text:line-break/>vacuum humorem, quo ejus cutis exterius circumfusa<text:line-break/>erat, excusserit, atque iterum paulo post uno ex pedibus<text:line-break/>costas sibi scalpserit, ex quo vos omnes praesentes ex-<text:line-break/>clamavistis, primum quidem quod ipse fymptomatis me-<text:line-break/>delam absque docture invenerit, secundo quod per hoc<text:line-break/>membrum solum id fieri posset, tertio quod ad hunc mo-<text:line-break/>dum. At pandiculatio tale quidem in omnibus, ut puto,<text:line-break/>musculis symptoma est, quale lu oscitatione solis inferio-<text:line-break/>ris marillae musculis accidit. In libris autem de sympto-<text:line-break/>matum causis, si memoriter modo tenetis, evacuandorum<text:line-break/>lu musculis halituoforum excrementorum causa et id a<text:line-break/>natura fieri demonstravimus i infantes autem et reliqua<text:line-break/>animalia id sine doctrina facere cernuntur. Haec itaque<text:line-break/>omnia et quaecunque cum ipsis dicebamus, quemadmodum</text:span></text:p>
      <text:p text:style-name="P15"><text:span text:style-name="T37">et excutere humorem paulo ante de hoedo per dissectio-,<text:line-break/>nem extracto narravimus, admirabilem, quandam naturae<text:line-break/>erga animalia providentiam indicant, per quam et secunda<text:line-break/>valetudine fluentia conservantur et aegrotantia morbo li-<text:line-break/>berantur.</text:span></text:p>
      <text:h text:style-name="P5" text:outline-level="2">V.</text:h>
      <text:p text:style-name="P11"><text:span text:style-name="T51">Hominis anima femper producitur ustque ad mortem. Sin<text:line-break/>autem ignescat, simul cum morbo et animi corpus de-<text:line-break/>pascitur. </text:span><text:span text:style-name="T51">&lt;</text:span></text:p>
      <text:p text:style-name="P13"><text:span text:style-name="T37">Divinatione potius opus est quam aliqua methodo,<text:line-break/>per quam intelligere quispiam possit, quidnam significare<text:line-break/>volens Hippocrates scripsit hoc verbum </text:span><text:span text:style-name="T14">φύεται, </text:span><text:span text:style-name="T37">'id est<text:line-break/>producitur: potest enim significare et </text:span><text:span text:style-name="T51">generatur,</text:span><text:span text:style-name="T37"> sicut<text:line-break/>Afclepiades posterius existimavit: potest vero significare<text:line-break/>et </text:span><text:span text:style-name="T51">augeturf</text:span><text:span text:style-name="T37"> potest etiam, nt quidam intellexerunt, idem<text:line-break/>sonare quod </text:span><text:span text:style-name="T51">conservatur,</text:span><text:span text:style-name="T37"> alimento et refpiratione nobis</text:span></text:p>
      <text:p text:style-name="P15"><text:span text:style-name="T37">utentibus. Quicunque enim animam spiritum esse censent,<text:line-break/>ipsam et ex sanguinis halitu et ex aere intra corpus </text:span><text:span text:style-name="T37">re-<text:line-break/></text:span><text:span text:style-name="T37">spiratione per asperam arteriam adducto, conservari </text:span><text:span text:style-name="T37">te-<text:line-break/></text:span><text:span text:style-name="T37">stantur. lllud vero et in aperto est, nihil eorum, quae<text:line-break/>diri, nos posse tanquam verum sit; contendentes enun-<text:line-break/>tiare, nisi prius animae substantiam exquisite compertam<text:line-break/>habeamus. Prosecto si, ut in libro de septimanis auctor-<text:line-break/>ille manifeste de animae spnstantia disseruit</text:span><text:span text:style-name="T51">, sic</text:span><text:span text:style-name="T37"> et in alio<text:line-break/>quopiam indubitanter legitimo Hippocratis libro dictum<text:line-break/>inveniretur, aliquid plane haberem , quod de hoc verbo,<text:line-break/></text:span><text:span text:style-name="T51">producitur</text:span><text:span text:style-name="T37"> dici posset; quoniam vero nusquam .in legiti-<text:line-break/>mis voluminibus Hippocrates, clare explicavit, quidnam<text:line-break/>hoc verbum, </text:span><text:span text:style-name="T51">producitur,</text:span><text:span text:style-name="T37"> sibi velit, praeter id quod istud<text:line-break/>ignoro, neque animae substantiam firmiter (cire mihi per-<text:line-break/>suadeo. Nempe cerebrum sensus voluntariaeque motionis<text:line-break/></text:span><text:span text:style-name="T37">, </text:span><text:span text:style-name="T37">principem causam esse omnibusque aliis particulis distribuere,<text:line-break/>in libris de Hippocratis Platonisque decretis ostendimus.<text:line-break/>Illud praeterea persuasum habeo, spiritum in ejus canis</text:span></text:p>
      <text:p text:style-name="P15"><text:span text:style-name="T37">positum primarium esse animae instrumentum, quem ut<text:line-break/>animae substantiam esse dicerem, mihi temere inclinabat<text:line-break/>anirnns. Sive autem tota cerebri natura ex quatuor ele-<text:line-break/>mentorum temperatione ad eam substantiam vel proprie-<text:line-break/>tatem redacta sit, per quam senius motusque voluntarii<text:line-break/>in animali primus auctor habeatur et memoriae scilicet<text:line-break/>et intelligentiae, sive quaedam alia vis corpore vacans a<text:line-break/>nostro conditore cerebro indita fuerit et morientibus ani-<text:line-break/>malibus recedat, nullam hac de re firmam rationem ha-<text:line-break/>beo; quin et eos qui de hoc quidquam affirmarunt, au-<text:line-break/>dacia magis quam sapientia nobis antecedere existimamus./<text:line-break/>Ceterum medicis quoque supervacuam de animae substan-<text:line-break/>tia notitiam esse arbitror. Satis est enim artem medicam<text:line-break/>cum ratione tractantibus illud nosse, quoad scilicet ipsius<text:line-break/>cerebri ac spiritus in ejus sinibus contenti, naturalis tem-<text:line-break/>peries inviolata servatur, vivere posse animal; si vero<text:line-break/>contentus spiritus aut prorsum corruptus sit aut a natu-<text:line-break/>rali temperatura una cum ea quae in cerebro est longissime</text:span></text:p>
      <text:p text:style-name="P15"><text:span text:style-name="T37">discesserit, mortem </text:span><text:span text:style-name="T37">necessario </text:span><text:span text:style-name="T37">sequi. Haec agnoscens me-<text:line-break/>dicus ipsorum bonae </text:span><text:span text:style-name="T37">temperaturae </text:span><text:span text:style-name="T37">ac permansioni sern-<text:line-break/>per consulet</text:span><text:span text:style-name="T37">, </text:span><text:span text:style-name="T37">methodos </text:span><text:span text:style-name="T37">a nobis </text:span><text:span text:style-name="T37">in commentariis </text:span><text:span text:style-name="T37">de </text:span><text:span text:style-name="T37">tuenda<text:line-break/>sanitate et </text:span><text:span text:style-name="T37">de </text:span><text:span text:style-name="T37">morborum curatione traditas persequens,<text:line-break/>quas, omnes Hippocratem primum docuisse memoravimus.<text:line-break/>Quarnobrem 'neque legitimam hanc ejus esse particulam<text:line-break/>censeo, sed </text:span><text:span text:style-name="T37">ab </text:span><text:span text:style-name="T37">aliquo, ut plerasque alias, fuisse interpo-<text:line-break/>sitam. Forsan vero et ejus filium Thessalum patris rudes<text:line-break/>annotationes collegisse ajunt, in chartis et coriis et tabel-<text:line-break/>lis eas nactum et hujus generis quasdam particulas inje-<text:line-break/>cisse. Nonnulli sane qui commentaria in propositum li-<text:line-break/>brum ediderunt pro his verbis, </text:span><text:span text:style-name="T51">producitur melior, sit<text:line-break/></text:span><text:span text:style-name="T37">scriptum fuisse contendunt; ipsam vero procedente aetate<text:line-break/>scientiae ac sapientiae incumbentibus meliorem evadere<text:line-break/>arbitrantur. At neque ad medicum pertinens sermo est<text:line-break/>neque iis quae sequuntur consentaneus, nam de ipsius<text:line-break/>substantia hoc verbum, </text:span><text:span text:style-name="T51">producitur, </text:span><text:span text:style-name="T37">dictum esse, ex eo<text:line-break/>constat, quod ipse subjecit, si vero ignescat una cum</text:span></text:p>
      <text:p text:style-name="P15"><text:span text:style-name="T37">morbo et anima corpus depascitur. Atqui verbum hoc<text:line-break/></text:span><text:span text:style-name="T51">ignescat</text:span><text:span text:style-name="T37"> indicare videtur ex Hippocratis sententia, ani-<text:line-break/>mae substantiam calorem esse naturalem, quem naturalium<text:line-break/>operum multis in locis auctorem esse testatur. Maximum<text:line-break/>vero hoc loco placitum agitatur, </text:span><text:span text:style-name="T37">de </text:span><text:span text:style-name="T37">quo et inter philo-<text:line-break/>sophos dissensio esu Nonnulli quidem unam este animae<text:line-break/>naturaeque substantiam arbitrantur, aliqui in spiritu, alii<text:line-break/>in corporis proprietate eas consistere statuentes. Quidam<text:line-break/>vero non unam, sed propriam </text:span><text:span text:style-name="T37">ac </text:span><text:span text:style-name="T37">separatam utriusque<text:line-break/>substantiam esse, nec parvo quodam intervallo, sed toto<text:line-break/>genere inter se differre confirmant; siquidem naturae cor-<text:line-break/>ruptioni obnoxiam, animae vero immortalem esse sub-<text:line-break/>stantiam arbitrantur. Aristoteles sane atque Plato una<text:line-break/>appellatione utramque potestatem comprehendunt, non<text:line-break/>eam modo, qua ratiocinamur atque recordamur, animam<text:line-break/>vocantes, sed etiam eam quae in stirpibus est, qua et<text:line-break/>aluntur et crescunt </text:span><text:span text:style-name="T37">et </text:span><text:span text:style-name="T37">servantur, quoad temporis longin-<text:line-break/>quitate consumtae exarescant. Stoicorum autem mos est</text:span></text:p>
      <text:p text:style-name="P15"><text:span text:style-name="T37">naturam vocare, qua stirpes reguntur, animam vero qua<text:line-break/>animalia ; utriusque vero . substantiam ingenitum spiritum<text:line-break/>statuunt differreque inter se qualitate arbitrantur: nam<text:line-break/>sicciorem animae spiritum, humidiorem autem esse natu-<text:line-break/>rae ; utrumque autem ut permaneat non alimento solum,<text:line-break/>sed etiam aere indigere. </text:span><text:span text:style-name="T37">Et </text:span><text:span text:style-name="T37">quicunque hujusce decreti<text:line-break/>principem Hippocratem fuisse opinantur, ut in libro de<text:line-break/>septimanis dictum est, hoc verbum, </text:span><text:span text:style-name="T51">producitur,</text:span><text:span text:style-name="T37"> dictum<text:line-break/>esse ajunt de instauratione, quae in ipsis sit ex utraque<text:line-break/>substantia, alimenti scilicet atque aeris, ut evidenter </text:span><text:span text:style-name="T51">ap-<text:line-break/>paret et</text:span><text:span text:style-name="T37"> utriusque utilitatem cognoscimus: alibi namque<text:line-break/>respirationem ingeniti caloris moderationem servare, cibo-<text:line-break/>rum vero assumtionem corporeae substantiae, quod dela-<text:line-break/>psum est, resarcire, declaratum esu Atque si corporis<text:line-break/>quaedam forma anima est, jure sane produci usque ad<text:line-break/>mortem diceretur. At si a natura, quam Aristoteles al-<text:line-break/>tricem, appetitricem Plato nominat, altera quaedam ipsius<text:line-break/>sententia sit, verum sane quod dictum est fuerit, scd de</text:span></text:p>
      <text:p text:style-name="P13"><text:span text:style-name="T37">/ • _</text:span></text:p>
      <text:p text:style-name="P15"><text:span text:style-name="T37">cogitatrice </text:span><text:span text:style-name="T37">anima </text:span><text:span text:style-name="T37">vere </text:span><text:span text:style-name="T37">id dici </text:span><text:span text:style-name="T37">non poterit. Nempe quod<text:line-break/></text:span><text:span text:style-name="T37">insitum calidum, cui maxime, corporea opera Hippocrates<text:line-break/>tribuit, igneum factum, non solum priora munera obire<text:line-break/>non possit, sed neque corpus nostrum alere, quod ipsius<text:line-break/>erat primarium officium; imo contra perdat, atque ut<text:line-break/>ignis, liquefaciat, nobis ratione contemplantibus et cor-<text:line-break/>poris eliquationes a perurentibus febribus factas, evidenter<text:line-break/>cernentibus apertum esu Verum quum in tota hac ha-<text:line-break/>bita oratione tertia anima praetermisse sit, sive facultas,<text:line-break/>sive utcunque eam nominare velis, quam Plato iracundiam<text:line-break/>appellavit et de ipsa aliquid dicere satius fuerit, ut nihil<text:line-break/>praeterea in sermone de anima dicendum relinquatur.<text:line-break/>Calor sane quidam naturalis, per quem sanguis creatur,<text:line-break/>in jecore continetur; calor etiam alter in corde major<text:line-break/>inest ad iram excitandam nobis datus: nam et ipsius qui-<text:line-break/>dam usus est, ut in libris de Hippocratis Platonisque<text:line-break/>decretis explicavimus. Et hic quidem calor spiratione<text:line-break/>eget, alter difflatione, ita enim medicis vocare mos est</text:span></text:p>
      <text:p text:style-name="P15"><text:span text:style-name="T37">duplicem' in toto corpore arteriarum actionem,, fuliginosum<text:line-break/>excrementum per compressionem expellentium, aerem vero<text:line-break/>circumfusum per distentionem attrahentium.</text:span></text:p>
      <text:h text:style-name="P5" text:outline-level="2">V<text:span text:style-name="T90">I</text:span>.</text:h>
      <text:p text:style-name="P11"><text:span text:style-name="T51">Morbi</text:span><text:span text:style-name="T37"> simul </text:span><text:span text:style-name="T51">nutriti in senecta relinquunt et per matura-<text:line-break/>tionem et solutionem et rarefactiones.</text:span></text:p>
      <text:p text:style-name="P13"><text:span text:style-name="T37">Non de omnibus connutritis morbis Hippocratis fer-<text:line-break/>mo est: ita vero eos appellant, qui longinquo tempore<text:line-break/>hominum corpora infestant. Id enim accidere non cerni-<text:line-break/>tur, neque ipsum latet clare iu aphorifmis dicentem:<text:line-break/>senes quam juvenes plerumque rarius aegrotant; quicun-<text:line-break/>que vero ipsis diuturni morbi eveniunt, laepius commo-<text:line-break/>riuntur. Igitur quum in hoc sermone, </text:span><text:span text:style-name="T51">Jaepius</text:span><text:span text:style-name="T37">, addiderit,<text:line-break/>neque universe protulerit, quousque scilicet diuturnos<text:line-break/>morbos commori, aperte indicat se nonnullos ante fenum</text:span></text:p>
      <text:p text:style-name="P15"><text:span text:style-name="T37">mortem dissolvi cognoscere. Quinam igitur sint isti, quem-<text:line-break/>admodum etlarn quinam ante </text:span><text:span text:style-name="T37">mortem </text:span><text:span text:style-name="T37">non abeuntes, in<text:line-break/>aphorifmis ipse patefecit </text:span><text:span text:style-name="T37">sic </text:span><text:span text:style-name="T37">scribens: raucitates et gra-<text:line-break/>vedines in </text:span><text:span text:style-name="T37">valde </text:span><text:span text:style-name="T37">senioribus non maturescunt. Igitur quum<text:line-break/>is frigidorum </text:span><text:span text:style-name="T37">meminerit, constat et ipsum concedere </text:span><text:span text:style-name="T37">quos-<text:line-break/>dam ex calidis in </text:span><text:span text:style-name="T37">seniori aetate posse dissolvi, </text:span><text:span text:style-name="T37">siquidem<text:line-break/>contraria contrariorum </text:span><text:span text:style-name="T37">medicamina </text:span><text:span text:style-name="T37">sunt. Rari autem hi<text:line-break/>sunt, ut </text:span><text:span text:style-name="T37">calidae </text:span><text:span text:style-name="T37">cepbaleae et heterocraniae vocati dolores<text:line-break/>capitis et renum calidi </text:span><text:span text:style-name="T37">affectus et </text:span><text:span text:style-name="T37">articulares dolores,<text:line-break/>quicunque ex valde calida affectione oriuntur. Iste qui-<text:line-break/>dem ex senectae proveniens temperatura solutionis modus<text:line-break/>inter maturationes reponitur, maturatione scilicet omnem<text:line-break/>ad mediocre temperamentum adductionem significante, ut<text:line-break/>in maturescentibus fructibus conspicitur; alios autem duos<text:line-break/>adhuc rariores concoctionis modos adjicit et per rarefa-<text:line-break/>etionern et eum qui ambigue dictus est, sive per dissolu-<text:line-break/>tionem; sive per solutionem intelligere oporteat. Fit iste<text:line-break/>autem ipsa corporea substantia, quae omnibus tam ani-:</text:span></text:p>
      <text:p text:style-name="P15"><text:span text:style-name="T37">matis quam inanimis communis est, dilabente: aliquid<text:line-break/>enim omnino ex ipsis diffluit, fed plurimum ex molliori-<text:line-break/>bus, minus ex minus mollibus. Ita fane et quidam a<text:line-break/>natura alieni tumores paulatim longiori tempore, dila-<text:line-break/>bente materia, dissolvuntur, idque recta victus ratione<text:line-break/>utentibus evenit: nam qui largiore cibo vescuntur, humo-<text:line-break/>rem affectis partibus influentem digesto aequalem facien-<text:line-break/>tes, affectus servant. Tertium vero solutionis modum<text:line-break/>narravit, corporis raritatem, a medicis quidem consulto<text:line-break/>effectam, a fenili autem aetate raro; cum labefactatis xi-<text:line-break/>ribus, extenuato corporis habitu et male nutrita cute la-<text:line-break/>xiores meatus evaserint. Nos itaque sic verba interpre-<text:line-break/>tamur, quum semper ipsius sermones iis, quae in aegrotis<text:line-break/>cernuntur, consentaneos esse demonstrare conemur; plu--<text:line-break/>rimi autem explanatores omnia potius alia quam id fa-<text:line-break/>ciunt,-, qui et hoc loco tanquam de omnibus morbis ser-<text:line-break/>mone facto causas afferre nituntur. Magis etiam absurda</text:span></text:p>
      <text:p text:style-name="P15"><text:span text:style-name="T37">illi dicunt, qui in senecta hujusmodi affectiones sedari<text:line-break/>ajunt: animae quidem Iracundiam, avaritiam, superstitio-<text:line-break/>nem, corporis autem amatorias perturbationes.</text:span></text:p>
      <text:h text:style-name="P5" text:outline-level="2">VII.</text:h>
      <text:p text:style-name="P16"><text:span text:style-name="T37">Afedicatiu, contrarium </text:span><text:span text:style-name="T51">cogitans, non consentire affectui.</text:span></text:p>
      <text:p text:style-name="P13"><text:span text:style-name="T37">Sermo iste eandem vim habet quam ille; contraria<text:line-break/>contrariorum medicamenta, de quo saepius jam dispu-<text:line-break/>tavimus.</text:span></text:p>
      <text:h text:style-name="P5" text:outline-level="2">VllI.</text:h>
      <text:p text:style-name="P16"><text:span text:style-name="T51">Frigidum et auxiliatur et tollit quaecunque a calido.</text:span></text:p>
      <text:p text:style-name="P13"><text:span text:style-name="T37">Et hoc sibi ipsi memoriae causa scripsit, quod pro-<text:line-break/>ximae sententiae universalis pars esu Etenim frigidum<text:line-break/>frigidis affectibus opitulatur, calidos autem morbos tollit:</text:span></text:p>
      <text:p text:style-name="P15"><text:span text:style-name="T37">nam ab uno tanquam exemplo ad omnia </text:span><text:span text:style-name="T37">contraria </text:span><text:span text:style-name="T37">tradu-<text:line-break/></text:span><text:span text:style-name="T37">cere </text:span><text:span text:style-name="T37">sermonem oportet.</text:span></text:p>
      <text:p text:style-name="P16"><text:span text:style-name="T37">J'</text:span></text:p>
      <text:h text:style-name="P5" text:outline-level="2">IX.</text:h>
      <text:p text:style-name="P11"><text:span text:style-name="T51">Excandescentia attrahit et cor et pulmonem in se ipsa et<text:line-break/></text:span><text:span text:style-name="T51">in </text:span><text:span text:style-name="T51">caput </text:span><text:span text:style-name="T51">et </text:span><text:span text:style-name="T51">calida et humidum. Laetitia autem rela-<text:line-break/>xat cor.</text:span></text:p>
      <text:p text:style-name="P13"><text:span text:style-name="T37">Obscure admodum haec locutio perplexa est, quo-<text:line-break/>circa et ejus plures lectiones lectionibusque confientaneas<text:line-break/>explicationes fecerunt:- verius autem quispiam </text:span><text:span text:style-name="T51">dixerit,<text:line-break/></text:span><text:span text:style-name="T37">non..lectionibus explicationes, sed prius cogitatis explana-<text:line-break/>tionibus eos deinde lectiones affinxisse'et accommodasse.<text:line-break/>Statim igitur haee vox;, </text:span><text:span text:style-name="T51">attrahit, </text:span><text:span text:style-name="T37">in </text:span><text:span text:style-name="T37">hoc </text:span><text:span text:style-name="T37">sermone quid<text:line-break/>significat? • Cor atque pulmonem ob iracundiam attrahi;<text:line-break/>ipsum dicere interpretabimur? sed quum haec verbaad-<text:line-break/>jecta sint, in sc ipsa et in caput, alter hujusmodi scnsus</text:span></text:p>
      <text:p text:style-name="P15"><text:span text:style-name="T37">innuitur, cor et pulmo attrahunt et in se ipsos et in caput<text:line-break/>calida et humidum. Atqui ista vox, </text:span><text:span text:style-name="T51">calida,</text:span><text:span text:style-name="T37"> paene inteliigi<text:line-break/>non potest: potius enim calidum quam calida dixisse<text:line-break/>oportuit. Satius igitur fortasse fuerit, omisse singulorum<text:line-break/>lu dioc sermone verborum declaratione, utpote confusa,<text:line-break/>ipsius 'ecphrasin facere aut paraphrasin, sive ut lubet quis<text:line-break/>nominet, id est per plura verba enarrationem. Id vero<text:line-break/>fieri nequit, nisi unum saltem nomen interpretemur, quod<text:line-break/>est attrahere. Duorum enim alterutrum in excandescen-<text:line-break/>tiis dicendum est, aut pulmonem et </text:span><text:span text:style-name="T51">cur</text:span><text:span text:style-name="T37"> ad: caput attrahi,<text:line-break/>aut cor et pulmonem et caput ex inferioribus locis calo-<text:line-break/>rem humoremque ad se ipfos attrahere : verisimile nam-<text:line-break/>que est </text:span><text:span text:style-name="T51">ex</text:span><text:span text:style-name="T37"> jecoris regionibus, unde farrguinis' distributio<text:line-break/>fit, et calorem et humorem hauriri.'' Porro in excande-<text:line-break/>scentia cor atque insimul per totum animal discurrentes<text:line-break/>arteriae majorem vehementioremque pulsatum efficere<text:line-break/>eernuntur. Aequum est: autem et cordis dilatationem im-</text:span></text:p>
      <text:p text:style-name="P15"><text:span text:style-name="T37">plentia tunc plura adduci. In </text:span><text:span text:style-name="T37">caput vero </text:span><text:span text:style-name="T37">plus humoris<text:line-break/>calorisque efferri, oculos </text:span><text:span text:style-name="T37">totamque </text:span><text:span text:style-name="T37">faciem occupans rubor<text:line-break/>significat; quin etiam si tetigeris, </text:span><text:span text:style-name="T37">calidiores </text:span><text:span text:style-name="T37">evasisse tibi .<text:line-break/>hae partes apparebunt. Evidenter quoque et oculi emi-<text:line-break/>cant, unaque praeminentiores facti esse ridentur et uni-<text:line-break/>versum caput calidius. At laetitia, inquit, relaxat cor,<text:line-break/>hoc est ipsum derelinquunt antedicta. Nempe praedicto-<text:line-break/>rum cognitio utilis est, ut ira evitetur nonnunquam, in-<text:line-break/>terdum de industria excitetur. - Videtur quidem, quum<text:line-break/>cor- et caput naturali intemperie supra modum calidiora<text:line-break/>sunt aut aliquo adventitio calido affectu laborant; exci-<text:line-break/>tetur autem in frigidis vitiis et natura frigidiore corde et<text:line-break/>capite.. Eodem modo et totius corporis temperatura, si<text:line-break/>calidior quam par sit aut morbo aut natura fuerit, magno-<text:line-break/>pere iracundia offendetur; illi autem contraria magnopere<text:line-break/>hac juvabitur. Id enim et in fecundo de morbis popu-<text:line-break/>laribus ab ipso suisse traditum ostendimus, ubi dicebat:</text:span></text:p>
      <text:p text:style-name="P37"><text:span text:style-name="T37">danda est opera ut ira excitetur et coloris et succi, recu-<text:line-break/>perandi causa.</text:span></text:p>
      <text:h text:style-name="P9" text:outline-level="2"><text:span text:style-name="T26">X</text:span>.</text:h>
      <text:p text:style-name="P16"><text:span text:style-name="T37">Labor </text:span><text:span text:style-name="T51">articulis et carnibus; cibus, fomnus visceribus.</text:span></text:p>
      <text:p text:style-name="P13"><text:span text:style-name="T37">Quoniam hoc nomen labor saepius consuevit Hippo-<text:line-break/>crates pro exercitatione accipere,’ interdum pro dolore,<text:line-break/>aut absolute pro qualibet noxa, ut in multis commenta-<text:line-break/>riis antea didicistis, idcirco igitur ex libri. explanatoribus<text:line-break/>alius aliud trium significatorum accipiens, aliquis arbitra-<text:line-break/>tur fane ipsum dicere, exercitationem articulis caruibus-<text:line-break/>que veluti cibum esse, id est alimentum, robur, adjumen-<text:line-break/>tum; illico enim augeri, confirmari ac roborari exercita-<text:line-break/>tiouibus haud secius quam cibis,- Quidam vero articulis<text:line-break/>et carnibus multitudinem cibi dolorem cruciatumque af-<text:line-break/>ferre, per haec verba significari intellexit: nam repletio-</text:span></text:p>
      <text:p text:style-name="P15"><text:span text:style-name="T37">nem </text:span><text:span text:style-name="T37">haud </text:span><text:span text:style-name="T37">solum </text:span><text:span text:style-name="T37">articulos ad </text:span><text:span text:style-name="T37">motum tardos </text:span><text:span text:style-name="T37">reddere et<text:line-break/></text:span><text:span text:style-name="T37">carnes, hoc est musculos, in istis enim carnium genus<text:line-break/>continetur, sed etiam fluxiones movere et ex eo dolorem<text:line-break/>excitare. Huic vero sententiae et' illud consentit, quod<text:line-break/>per tertium significatum intelligitur, nonnullis opluautibus<text:line-break/>multum cibum, hoc est plenitudinem, articulis et carni-<text:line-break/>bus nocere. At non solum carnibus et articulis, . fed<text:line-break/>etiam omnibus corporis partibus plenitudo et noxam et<text:line-break/>dolores inferre consuevit. Secunda quidem aphorifmi<text:line-break/>hujus particula, ubi dicit, somnus visceribus, hanc habe-<text:line-break/>bit sententiam: quemadmodum labor articulis et carni-<text:line-break/>bus, sic et somnus visceribus aut exercitatio erit bonum<text:line-break/>creans habitum aut dolorem noxam ve inferet Exerceri<text:line-break/>siquidem in somnis viscera, quatenus tunc operantur ma-<text:line-break/>xime et alimentum conficiunt, recte quispiam intelligere<text:line-break/>potest; noxam vero aliquam et dolorem in somnis exci-<text:line-break/>tari, id verum non est: indolentiam enim potius et re-<text:line-break/>rnedium quam contrarium afferre somnus suapte natura</text:span></text:p>
      <text:p text:style-name="P38"><text:span text:style-name="T14">•* </text:span><text:span text:style-name="T14">'<text:tab/></text:span><text:span text:style-name="T14">•<text:tab/></text:span><text:span text:style-name="T14">-<text:tab/>’<text:tab/></text:span><text:span text:style-name="T37">..Uti</text:span></text:p>
      <text:p text:style-name="P16"><text:span text:style-name="T37">idoneus est, nisi, quispiam' </text:span><text:span text:style-name="T37">initiis </text:span><text:span text:style-name="T37">accessionum haec ipsum<text:line-break/>facere dixerit; • verum hoc loco sine ulla distinctione scri-<text:line-break/>ptis verbis sermo neutiquam verus fuerit.</text:span><text:span text:style-name="T58">:</text:span><text:span text:style-name="T37"> A Num igitur<text:line-break/>fortasse hoc modo legere satius est? labor articulis et car-<text:line-break/>nibus, deinde ab altero principio, cibus somnus visceri-<text:line-break/>bus, ut oratio hujusmodi sit: exercitatio quidem articulis<text:line-break/>et carnibus utilitatem praebet ;• cibus vero et somnus<text:line-break/>visceribus. Naturali enim calido in profundum vergente<text:line-break/>ut ipsc tradidit et ciborum concoctiones meliores fiunt et<text:line-break/>tunc.viscera nutriuntur; at in vigilia naturali calido ad<text:line-break/>cutem prosuso, viscera se ipsis frigidiora eyadunt et quae<text:line-break/>ipsis in liminis inerant, haec artubus omnibusque extimis<text:line-break/>partibus in vigilia.</text:span></text:p>
      <text:h text:style-name="P5" text:outline-level="2">XI.</text:h>
      <text:p text:style-name="P16"><text:span text:style-name="T51">Animae deambulatio, cogitatio hominibus. .</text:span></text:p>
      <text:p text:style-name="P14"><text:span text:style-name="T37">Deambulationem pro exercitatione omnes libri inter-<text:line-break/>pretes acceperunt, ut oratio ita fellhabeat; .Hominis co-<text:line-break/>gitationes exercitatio ,• appellatione deambulationis ' pro<text:line-break/>exercitatione suscepta: vox enim haec, deambulatio , "lpe-<text:line-break/>ciemquandam exercitationis significat.: </text:span><text:span text:style-name="T37">ni </text:span><text:span text:style-name="T37">Quum autem asp<text:line-break/>sectata quaedam narratio -fit, haud injuria ipsam Dioscori-<text:line-break/>des,-repudians, non scripsit, peripatoshoe est deambula-,<text:line-break/>tio, fed litteram si; adjiciens legit, </text:span><text:span text:style-name="T14">'περὶ ΐπαντὸς, </text:span><text:span text:style-name="T37">hoc est de<text:line-break/>omni, ut locutio talis sit: animae de omni cogitatio ho-<text:line-break/>minibus. Ejus vero lententia'est, in qualibet re homines<text:line-break/>vim rationis exercitare debenti: nam .mentis' volutationes<text:line-break/>cogitationes adpellantur. Unde et Socratem cogitatorem<text:line-break/>vocabant et prudentia hominis consilia cogitationes nomi-<text:line-break/>nabant, ut in 'Aristophanis .Nebulis invenire i licet, ubi </text:span><text:span text:style-name="T37">So-<text:line-break/></text:span><text:span text:style-name="T37">cratem lacerat et tanquam inania garrientem Lvituperat;<text:line-break/>Si cui vero philosophicam speculationem, non- medicina?-<text:line-break/>lem sermone iste • sapere videatur, primum animadvertite,<text:line-break/>ipsum omnium rationalium artium esse communem, ?in<text:line-break/>quibus vim ratiocinandi exercere convenit, uti et alnialiis</text:span></text:p>
      <text:p text:style-name="P15"><text:span text:style-name="T37">multis medicis et ab Erasistrato non raro dictum. Deinde<text:line-break/>et vitia quaedam oboriuntur, aliqua vires animae cogi-<text:line-break/>tandi ac memorandi veluti stupefacientia, aliqua sopores<text:line-break/>graves atque profundos inducentia'.- ' Sic affectis igitur<text:line-break/>utiles esse cogitationes putandum'est, ut alibi ipse pro-<text:line-break/>didit: excandescentias utiles esse ad bonos- succos crean-<text:line-break/>dos et naturalem habitum recuperandum.</text:span></text:p>
      <text:h text:style-name="P5" text:outline-level="2">XII.</text:h>
      <text:p text:style-name="P11"><text:span text:style-name="T51">In vulneribus sunguis concurrit. Subveniendum ut vacuum<text:line-break/>impleatur.</text:span></text:p>
      <text:p text:style-name="P13"><text:span text:style-name="T37">Obfcura involutaque est et hujusmodi locutio: neque<text:line-break/>enim quid illud</text:span><text:span text:style-name="T58">:</text:span><text:span text:style-name="T37"> verbum, concurrere, significet, clarum<text:line-break/>est, neque item quid illud, ut </text:span><text:span text:style-name="T37">vacuum </text:span><text:span text:style-name="T51">impleatur.</text:span><text:span text:style-name="T37"> Pro-<text:line-break/>pterea ergo nonnulli interpretes </text:span><text:span text:style-name="T37">de </text:span><text:span text:style-name="T37">sanguinis in vulneri-<text:line-break/>bus profluxio sermonem hunc este ajunt; aliqui de super-<text:line-break/>venieute inflammatione. Utrique enim in vulneratam</text:span></text:p>
      <text:p text:style-name="P15"><text:span text:style-name="T37">partem confluere sanguinem censent et' in omni corpore<text:line-break/>venas inaniri, quibus prospiciendum esse dicunt, ut ite-<text:line-break/>rum scilicet repleantur: ipsarum autem repletionem esse<text:line-break/>duplicem vulneratae partis, sanguine per frigida ad-<text:line-break/>strictoriaque medicamenta represso et per idoneum mem-<text:line-break/>bri situm relabente.' Alii vero quidam non de vulneribus<text:line-break/>solum, fed etiam de ossibus valde.contractis, rnaximeque<text:line-break/>ubi ipsorum aliqua pars extra cutem emineat; similiter<text:line-break/>vero et de hujusmodi omnibus luxationibus verberibusque<text:line-break/>magnam in corpore contusionem facientibus sermonem<text:line-break/>hunc audiendum esse contendunt:. tromata enim, hoc est<text:line-break/>ictus, nominat Hippocrates, magnas noxas ab aliquo ex-<text:line-break/>terno etiam sine vulnere illatas. Quod autem concurrat<text:line-break/>ad haec sanguis et quod evacuatus repleatur, eodem et<text:line-break/>haec dicentes modo explanant. Verum quod Hippocrates<text:line-break/>hujusmodi laesiones tromata vocare consueverit, jam in<text:line-break/>multis ipsius libris didicimus; numquid vero et nunc ita<text:line-break/>intellexerit, temerarium est affirmare. Aliqui autem in</text:span></text:p>
      <text:p text:style-name="P15"><text:span text:style-name="T37">vulneribus </text:span><text:span text:style-name="T37">sanguine </text:span><text:span text:style-name="T37">manantibus replere c opus </text:span><text:span text:style-name="T37">esse </text:span><text:span text:style-name="T37">dixe-<text:line-break/>ruut, idoneis videlicet medicinis </text:span><text:span text:style-name="T37">ac </text:span><text:span text:style-name="T37">linamentis impositis.</text:span></text:p>
      <text:h text:style-name="P9" text:outline-level="2">XIII.</text:h>
      <text:p text:style-name="P39"><text:span text:style-name="T51">Sin auris dolent, lana digito circumdata unguen calidum<text:line-break/>infundito. </text:span><text:span text:style-name="T51">Deinde </text:span><text:span text:style-name="T51">injiciens interius in volam, lanam<text:line-break/>auri subjicito, ut ipst aliquid effluere videatur. Deinde<text:line-break/>in ignem projicito dolo.</text:span></text:p>
      <text:p text:style-name="P13"><text:span text:style-name="T37">Nonnulli propter vocem in calce positam, </text:span><text:span text:style-name="T51">dolo,</text:span><text:span text:style-name="T37"> hunc<text:line-break/>sermonem haud immerito adulterinum interjectumque esse<text:line-break/>Inspicari sunt. Narratio enim ante ipsam talis quodam<text:line-break/>modo est: st cui auris doleat, lanam., digito indici vide-<text:line-break/>licet, interdum etiam pollici circumdatam, unguine, id<text:line-break/>est aut oleo aut adipe liquata lanam imbuens , lu. aurem<text:line-break/>instillato, quemadmodum et hifce temporibus facere sirle-<text:line-break/>mus per specillum lana involutum non unguen solum, ut<text:line-break/>nise nominavit, sed omne aliud liquidum medicamen in-</text:span></text:p>
      <text:p text:style-name="P14"><text:span text:style-name="T37">fundentes. Esto autem liquidum'illud medicamen, quo<text:line-break/>lanam inficimus., ad lucernae flammam aut ad candelam<text:line-break/>ceream calefactum. Instillare autem inon. semel aut bis,<text:line-break/>fed' saepius convenit; ut aliquid ad extimam partem fora-<text:line-break/>minis auditorii profluat; istud vero emanans, subjecta<text:line-break/>dumtaxat lana nos excipiamus. Jubet autem Hippocrates<text:line-break/>lanam hanc humorem ex ore defluentem excepturam in<text:line-break/>vola manus nostrae, sinistrae fcilicet poni. Ex eo constat,<text:line-break/>non. femel aut bis, scd etiam saepius nos infundere ab<text:line-break/>eo praecipi. 'Quod sequito autem, si absolute quidem<text:line-break/>scriptum esset, deinde in ignem projicito, recte eos inter-<text:line-break/>pretari diceremus, qui ipsum propterea dicunt igni inji-<text:line-break/>ciendum esse putare, ut ab odore</text:span><text:span text:style-name="T37">, </text:span><text:span text:style-name="T37">qualenam sit, investi-<text:line-break/>getur; ipse namque hoc pactus et quod ex pulmone per<text:line-break/>tussim extruditur, examinavit. Quoniam vero huic ora-<text:line-break/>- tioni adjectum est, ut ipsi aliquid effluere videatur, et haec<text:line-break/>vox, </text:span><text:span text:style-name="T51">videatur,</text:span><text:span text:style-name="T37"> extremo hujus totius narrationis verbo,<text:line-break/>dolo fcilicet respondere comprehenditur, propterea et ma-</text:span></text:p>
      <text:p text:style-name="P15"><text:span text:style-name="T37">gis laudati interpretes in hanc opinionem devenerunt, - ut<text:line-break/>decipiendi aegroti: causa ad hoc. agendum accessisse Hip-<text:line-break/>pocratem. dicanto interdum enim ex his rebus solarium<text:line-break/>capere aegrotantes, arbitrariqUe diligentiorem de se. ipsis<text:line-break/>curam haberi. Atqui• majora etiam quam sint vitia</text:span><text:span text:style-name="T58">1</text:span><text:span text:style-name="T37"> la-<text:line-break/>borantibus apparere, utile esse tradunt, ut ne medicis<text:line-break/>tanquam non celeriter ea curantibus irascantur, utque<text:line-break/>certae et exquisitae victus rationi obtemperent; nonnulli<text:line-break/>etiam addunt et mercedes majores et munera ampliora,<text:line-break/>qui sanati fuerint, medicis </text:span><text:span text:style-name="T37">esse </text:span><text:span text:style-name="T37">daturos, ntpote magnis<text:line-break/>languoribus se liberatos </text:span><text:span text:style-name="T37">esse </text:span><text:span text:style-name="T37">arbitrantes. • Hoc nonnulli<text:line-break/>rursum haud secundum Hippocratis sententiam esse du-<text:line-break/>cunt; ideoque totam.hanc partem ab alio interjectam esse<text:line-break/>suspicantur. Neque enim de propositis verbis illud di-<text:line-break/>cendum est, quod nonnulli probabiliter invenisse se exi-<text:line-break/>stimant , doloris mitigationem dolum vocatum este putan-<text:line-break/>tes, perinde ac non idem fit et morbosum affectum cu-<text:line-break/>rate, radicem veluti exstirpantes et dolorem mitigantes</text:span></text:p>
      <text:p text:style-name="P15"><text:span text:style-name="T37">lenire. Porro nonnunquam id ipsum totum affectum pe-<text:line-break/>jorem reddit, quemadmodum in intestini laxioris dolori-<text:line-break/>bus antidota ex apio et alterco et mandragora et styrace’<text:line-break/>composita: ita namque membra circum refrigerantia, ut<text:line-break/>iterum ab iisdem causis offendantur, paratiora efficiunt.<text:line-break/>Sed neque ob mitigandum dolorem, ut dixi, haec vox,<text:line-break/></text:span><text:span text:style-name="T51">dolus,</text:span><text:span text:style-name="T37"> seu deceptio adscribi potuit: adversatur enim illis<text:line-break/>verbis, ut aliquid ipsi exire videatur, eo, qui ita scripsit,<text:line-break/>indicante, decipiendorum aegrotantium causa ad hanc ma-<text:line-break/>nuariam operam medicos accedere. Satius igitur fuerit,<text:line-break/>haec verba nequaquam esse Hippocratis existimare. </text:span><text:span text:style-name="T51">o</text:span></text:p>
      <text:h text:style-name="P5" text:outline-level="2">XIV.</text:h>
      <text:p text:style-name="P11"><text:span text:style-name="T37">Lingua lotium </text:span><text:span text:style-name="T51">significat, linguae virides biliosae. Bilio-<text:line-break/>sum autem a pingui; rubrae vero a sunguine, nigrae<text:line-break/>ab atra bile,, aridae a fuliginosa exustione et ab uterino<text:line-break/>membro, albidae vero a pituita.</text:span></text:p>
      <text:p text:style-name="P14"><text:span text:style-name="T37">Linguam </text:span><text:span text:style-name="T37">cujusrnodi sit </text:span><text:span text:style-name="T37">lotium </text:span><text:span text:style-name="T37">indicare </text:span><text:span text:style-name="T37">ait, ut proprie<text:line-break/>sic vocatum </text:span><text:span text:style-name="T37">quod </text:span><text:span text:style-name="T37">quotidie mictu ejicimus, aut succorum<text:line-break/>serum. Uterque autem modus in </text:span><text:span text:style-name="T37">eandem </text:span><text:span text:style-name="T37">sententiam re-<text:line-break/>cidit: etenim lingua sicut et urina succorum affectiones<text:line-break/>detegit. Atque ita fructu ex his verbis decerpto, quidnam<text:line-break/>lotium significet, ex abundanti </text:span><text:span text:style-name="T37">perquiremus. </text:span><text:span text:style-name="T37">Utile autem,<text:line-break/>quod in tota hac parte nos </text:span><text:span text:style-name="T37">edocet</text:span><text:span text:style-name="T37">, istud est, linguas<text:line-break/>aliquas hilis abundantiam significare; aliquas sanguinis aut<text:line-break/>id genus aliorum cujuspiam , de quibus omnibus in fequen-<text:line-break/>flbus speculabimur.• In luis enim, quae ad artis opera<text:line-break/>conducunt, diu versandum censeo; praetereunda autem<text:line-break/>ea, quaecunque sophistice investigata sunt. Virides ita-<text:line-break/>que linguas dixit, ut in communi vitae usu mortales no-<text:line-break/>minant virides quosdam sc vidisse dicentes, quibus in<text:line-break/>biliosis color mutatus fuerit ob pallidam scilicet bilem.<text:line-break/>Hanc enim simpliciter appellant, non sicut alias cum </text:span><text:span text:style-name="T51">ad-<text:line-break/>jectione</text:span><text:span text:style-name="T37"> aut atram aut aeruginosam aut rubram aut flavam<text:line-break/>aut vitellinam appellantes. Elava quidem bilis proxima</text:span></text:p>
      <text:p text:style-name="P15"><text:span text:style-name="T37">pallidae est et ejusdem fere generis. Dicunt autem ple-<text:line-break/>rumque non adjicientes pallidam, ita absolute hominem<text:line-break/>vomuisse bilem , sed de flava raro quispiam absolute pro-<text:line-break/>tulisse invenitur, statim enim ipsi coloris nomen adjiciunt,<text:line-break/>flavam bilem vomuisse quempiam dicentes aut puram bi-<text:line-break/>lem. Aeruginosam vero et atram bilem nullus neque<text:line-break/>medicus neque plebejus fine adjectione nominavit, quem-<text:line-break/>admodum neque isatodem , id est isatidi herbae similem,<text:line-break/>nec porraceam nec vitellinam: nam haec bilis nomina a<text:line-break/>quibusdam medicis reperta sunt et a coloribus quibus in-<text:line-break/>fecta est derivata. Sic vero et rubram bilem vocant,<text:line-break/>quae sanguinis serum est, sed vitellina, flava bile spisse-<text:line-break/>scente-, progignitur, quemadmodum pallida ex eadem<text:line-break/>aqueam quandam substantiam accipiente. Virides igitur<text:line-break/>linguae nunc evidenter pro </text:span><text:span text:style-name="T51">eo-,</text:span><text:span text:style-name="T37"> quod est pallidae, dictae<text:line-break/>sunt, a pallida scilicet bile coloratae. Etenim grandio-<text:line-break/>ribus venis praedita lingua et inani substantia sponglarn<text:line-break/>referens, aliis duris deusisque particulis peratior est, ut</text:span></text:p>
      <text:p text:style-name="P15"><text:span text:style-name="T37">scrosos </text:span><text:span text:style-name="T37">intra se </text:span><text:span text:style-name="T37">humores admittat, ab illisque </text:span><text:span text:style-name="T37">colores </text:span><text:span text:style-name="T37">in-<text:line-break/>star lanarum suscipiat. </text:span><text:span text:style-name="T37">interjectum </text:span><text:span text:style-name="T37">est </text:span><text:span text:style-name="T37">autem his </text:span><text:span text:style-name="T37">verbis<text:line-break/>illud, biliosum a pingui, indicante Hippocrate biliosum<text:line-break/>succum plurimum ex </text:span><text:span text:style-name="T37">pingui </text:span><text:span text:style-name="T37">alimenti parte procreari.<text:line-break/>Pingue vero intelligendum est non solum unguinosum,<text:line-break/>sed etiam </text:span><text:span text:style-name="T37">dulce </text:span><text:span text:style-name="T37">et' prorsum quod naturaliter </text:span><text:span text:style-name="T37">se </text:span><text:span text:style-name="T37">habenti-<text:line-break/>bus suave est: soli </text:span><text:span text:style-name="T37">namque </text:span><text:span text:style-name="T37">extra naturalem </text:span><text:span text:style-name="T37">statum </text:span><text:span text:style-name="T37">con-<text:line-break/>stituti, amaris, </text:span><text:span text:style-name="T37">acerbis </text:span><text:span text:style-name="T37">acidisque cibariis delectantur;<text:line-break/>naturaliter autem se habentes et ab excrementis vacui<text:line-break/>pinguibus et dulcibus et nulla vehementi qualitate prae-<text:line-break/>ditis cum voluptate vefcuntur. Omnia haec igitur nihil<text:line-break/>aliud quam pingue, in alimento sunt. Quocirca pinguem<text:line-break/>agrum </text:span><text:span text:style-name="T37">et </text:span><text:span text:style-name="T37">unguinosam regionem multi veteres appellarunt,<text:line-break/>per ea vocabula illorum fructuum feracem indicantes, qui<text:line-break/>a Uobis recte valentibus line ulla, noxa comeduntur. Ex<text:line-break/>melle autem omninoque ex dulcibus, quum vehementius<text:line-break/>incaluerint, amarae bilis contrahi humorem, in quarto<text:line-break/>de simplicium medicaminum viribus commentario declara-</text:span></text:p>
      <text:p text:style-name="P15"><text:span text:style-name="T37">tum esu Quum </text:span><text:span text:style-name="T37">hoc </text:span><text:span text:style-name="T37">etiam, </text:span><text:span text:style-name="T37">quam </text:span><text:span text:style-name="T37">haec diutius in ventri-<text:line-break/>culo morata fuerint, neque prius distributa, neque con-<text:line-break/>cocta sint, luteam ex ipsis bilem procreari evidenter per-<text:line-break/>cepimus. Quisquis igitur tunc evomuit, hujusmodi bilem<text:line-break/>evomuit. De pallida quidem lingua abunde haec sint.<text:line-break/>Rubras autem a sanguine fieri ait. Neque enim vel co-<text:line-break/>gitari potest ab alio abundante humore ulla in </text:span><text:span text:style-name="T51">parte ru-<text:line-break/></text:span><text:span text:style-name="T37">hrurn colorem fieri: color enim succorum est dominantium<text:line-break/>et exuberantium, non deficientium. Similiter efnigras<text:line-break/>linguas </text:span><text:span text:style-name="T51">a</text:span><text:span text:style-name="T37"> nigra bile fieri dicit, eadem enim ratio et in<text:line-break/>his est : aridas autem, id est admodum siccas, a perurente<text:line-break/>febre, quae ignis instar sanguinem inflammans fuligini<text:line-break/>potius quam vapori similem exhalationem efficit. Idcirco<text:line-break/>et nigrae saepius hujusmodi linguae efficiuntur. Tales<text:line-break/>vero linguae et ab uterino membro , id est ab utero sae-<text:line-break/>pius fiunt: nam et hoc phlegmone correpto calidissimae<text:line-break/>febres adveniunt Verum quemadmodum pallidae linguae</text:span></text:p>
      <text:p text:style-name="P15"><text:span text:style-name="T37">a pallida bile, atrae ah atra, </text:span><text:span text:style-name="T37">rubrae </text:span><text:span text:style-name="T51">a</text:span><text:span text:style-name="T37"> sanguine, </text:span><text:span text:style-name="T37">sic a pi-<text:line-break/>tuita albidae tinguntur. Nempe </text:span><text:span text:style-name="T37">dictis </text:span><text:span text:style-name="T37">signis omnino quae<text:line-break/>significantur eveniunt; </text:span><text:span text:style-name="T37">rebus autem </text:span><text:span text:style-name="T37">non accidunt signa<text:line-break/>necessario. Inflammato enim utero haud semper febres<text:line-break/>aestuantes adveniunt, quemadmodum neque redundante<text:line-break/>sanguine lingua rubescit, </text:span><text:span text:style-name="T37">quin </text:span><text:span text:style-name="T37">etiam atra </text:span><text:span text:style-name="T37">bile </text:span><text:span text:style-name="T37">in liene<text:line-break/>aut in aliquibus inferioribus venis contenta linguae color<text:line-break/>non evariat, sicut neque </text:span><text:span text:style-name="T37">ob </text:span><text:span text:style-name="T37">pallidam bilem, neque ob<text:line-break/>pituitam, fed quum aut in ventriculo hujusmodi aliquid<text:line-break/>continebitur aut multo calore fundente atque in spiritum<text:line-break/>humores vertente, in sublime halitus ferentur. In uni-<text:line-break/>versum igitur dicendum est, quodlibet ex narratis de lin-<text:line-break/>gua signis aut febrem perurentem adesse, fimulqne fingu-<text:line-break/>los succos ab Hippocrate dictos abundare, sive in ventri-<text:line-break/>culo contineri ostendere.</text:span></text:p>
      <text:h text:style-name="P6" text:outline-level="2">XV.</text:h>
      <text:p text:style-name="P11"><text:span text:style-name="T37">Urina cibo et </text:span><text:span text:style-name="T51">potui </text:span><text:span text:style-name="T51">concolor atque talis, ut consuevit,<text:line-break/></text:span><text:span text:style-name="T51">ubi </text:span><text:span text:style-name="T51">humiditas, colliquatio.</text:span></text:p>
      <text:p text:style-name="P13"><text:span text:style-name="T37">Urina ei </text:span><text:span text:style-name="T37">nonnnunquam, quod epotum est, colore </text:span><text:span text:style-name="T37">simi-<text:line-break/>lis apparet, neque mutatis, </text:span><text:span text:style-name="T37">neque in sanguinem </text:span><text:span text:style-name="T37">recte<text:line-break/>versis cibis, cum quibus et </text:span><text:span text:style-name="T37">ipse potus </text:span><text:span text:style-name="T37">commutatur; non-<text:line-break/>nunquam et aliqua corporis particula liquescente</text:span><text:span text:style-name="T37">, </text:span><text:span text:style-name="T37">ut Sa-<text:line-break/>binus scripsit. Haec igitur utraque non ex naturae pro-<text:line-break/>posito administrato corpore eveniunt, naturaliter autem se<text:line-break/>habente creandis succis </text:span><text:span text:style-name="T37">una </text:span><text:span text:style-name="T37">commutatus potus et colore<text:line-break/>infectus, urinarum </text:span><text:span text:style-name="T37">differentias </text:span><text:span text:style-name="T37">facit, neque epoti humoris,<text:line-break/>neque membrorum in corpore liquatorum qualitatibus,<text:line-break/>fed creatorum humorum formis respondentes, quemadmo-<text:line-break/>dum et supra alias ostensum est. Quin igitur lotium rei<text:line-break/>potae colorem retinuerit, fi aquae aut alicujus albi tenuis-<text:line-break/>que vini potio fuerit,’ aqueum albumque conspicitur; si<text:line-break/>vinum crassum nigrumque fuerit, nigrior urina et crassior</text:span></text:p>
      <text:p text:style-name="P15"><text:span text:style-name="T37">apparebit, </text:span><text:span text:style-name="T37">quemadmodum </text:span><text:span text:style-name="T37">et </text:span><text:span text:style-name="T37">flavior, </text:span><text:span text:style-name="T51">si vetustum</text:span><text:span text:style-name="T37"> fulvum-<text:line-break/>que vinum </text:span><text:span text:style-name="T37">sit. </text:span><text:span text:style-name="T37">Indicat autem </text:span><text:span text:style-name="T37">colliquatorum </text:span><text:span text:style-name="T37">membrorum<text:line-break/>colorem, </text:span><text:span text:style-name="T37">quum </text:span><text:span text:style-name="T37">partes </text:span><text:span text:style-name="T37">aliquae </text:span><text:span text:style-name="T37">ervi et hordei speciem re-<text:line-break/>serentes una cum ipsa exeunt: a jecore enim hujusmodi<text:line-break/>corpuscula veniunt, sicut carnosiora </text:span><text:span text:style-name="T37">a </text:span><text:span text:style-name="T37">renibus. Ita vero<text:line-break/>et foliorum similia a vesica</text:span><text:span text:style-name="T37">; unguinosa </text:span><text:span text:style-name="T37">ab adipe: hordea-<text:line-break/>cea quidem magnitudine </text:span><text:span text:style-name="T37">et </text:span><text:span text:style-name="T37">duritie, sed nou albida, col-<text:line-break/>liquatae carnis notae sunt; sicut et nigra lienis magis.<text:line-break/>Urinae quidem jumentorum lotio similes eliquationem non<text:line-break/>indicant, ut Sabinus censebat; nam in aphorismorum ex-<text:line-break/>planationibus id genus urinas eorum esse explicavimus,<text:line-break/>in quibus humor, qui crudus vocatur, plurimus abundat<text:line-break/>et a calore fusus est; tunc enim ipsum in spiritum ver-<text:line-break/>sum flatuofas exhalationes ad caput fubmittere contingit,<text:line-break/>unde et dolores capitis excitantur.</text:span></text:p>
      <text:h text:style-name="P6" text:outline-level="2">XVI.</text:h>
      <text:p text:style-name="P40"><text:span text:style-name="T51">Lingua extensionibus concolor. Quocirca ex istis succos<text:line-break/>cognoscimus.</text:span><text:span text:style-name="T37"><text:tab/></text:span><text:span text:style-name="T14">χ</text:span></text:p>
      <text:p text:style-name="P13"><text:span text:style-name="T37">Obscura hoc loco est haec vox, extensionibus non-<text:line-break/>nullis extensiones succorum e ventriculo adscendentium</text:span><text:span text:style-name="T58">1<text:line-break/></text:span><text:span text:style-name="T37">dictas esse, nonnullis vero concretos in lingua, aliquibus<text:line-break/>et ipsam malefacientes humores significari putantibus.<text:line-break/>Sed istos omnes intelligere praestiterit, ut de succis ut-<text:line-break/>cunque linguam attingentibus sermo fiat; ipsis enim con-<text:line-break/>color lingua apparet et' si ex ventriculo fursum repant et<text:line-break/>si per venas ejus altrices affluxerint et si per vapores<text:line-break/>quosdam sublatos exterius ipsi adhaeserint; atque peni-<text:line-break/>tiora minime liumectantes circummeti fuerint. Propter<text:line-break/>hoc igitur ipsum et humores internoscimus, siquidem vi-<text:line-break/>ridis lingua fuerit, biliosos; si vero nigra, melancholicos;<text:line-break/>ad istorum autem similitudinem et alios, de quibus dudurn</text:span></text:p>
      <text:p text:style-name="P15"><text:span text:style-name="T37">dicebamus, quum eam partem explanaremus, in qua di-<text:line-break/>eit: linguae virides biliosae.</text:span></text:p>
      <text:h text:style-name="P5" text:outline-level="2">XVII.</text:h>
      <text:p text:style-name="P16"><text:span text:style-name="T51">St falsae carnes gustanti, supervacuae materiae signum.</text:span></text:p>
      <text:p text:style-name="P13"><text:span text:style-name="T37">Non modo linguae color, sed ejus etiam vis gustato-<text:line-break/>ria supervacuos humores ostendit. Sic igitur quibusdam<text:line-break/>amaro sapore infectam linguam habentibus omnia quamvis<text:line-break/>dulcissima judicantur amara, quemadmodum exempli<text:line-break/>causa regio morbo languentibus; nonnullis vero salsa<text:line-break/>propter saporem, qui • salsus dicitur. Hujus vero rei per-<text:line-break/>spicuum indicium' in ipsis recte valentibus esu Si quis<text:line-break/>enim absinthio gustato, continuo ah ipso aliquid degustet,<text:line-break/>amarum id apparebit et sale commanducato, si quid aliud<text:line-break/>confestim post ipsum adsumtum suerit, istud quoque gu-<text:line-break/>flatu salsum videbitur. Quamobrem sic et in morbosis<text:line-break/>affectibus cum lingua impura et excrementis affluens sit,</text:span></text:p>
      <text:p text:style-name="P15"><text:span text:style-name="T37">pro excrementi natura </text:span><text:span text:style-name="T37">ciborum </text:span><text:span text:style-name="T37">sapor linguae impressum<text:line-break/>saporem refert, </text:span><text:span text:style-name="T37">si </text:span><text:span text:style-name="T37">modo quae degustatur esca omni vehe-<text:line-break/>menti qualitate spoliata fuerit. Sin secus se habeat, mi-<text:line-break/>stus quidam'in lingua duorum saporum Tensus erit, et ejus<text:line-break/>qui in ipsa excellit et ejus qui in cibo assumto domina-<text:line-break/>tur: quaedam enim admodum salsa sunt, quaedam amara,<text:line-break/>quaedam aeria, sicut iterum alia acida, alia dulcia, mix-<text:line-break/>tus igitur, ut dicebam</text:span><text:span text:style-name="T37">, </text:span><text:span text:style-name="T37">fi quis haec gustaverit, fiet sapo-<text:line-break/>rum istorum perceptio et ejus qui jam linguam infecerat<text:line-break/>et ejus qui extrinsecus ipsam attingit. Propterea igitur<text:line-break/>Hippocrates unum quoddam ex his memoriae causa sibi<text:line-break/>ipsi litteris mandavit, quemadmodum hifce in commenta-<text:line-break/>riis facere consuevit.</text:span></text:p>
      <text:h text:style-name="P9" text:outline-level="2">XVIII.</text:h>
      <text:p text:style-name="P11"><text:span text:style-name="T51">Si mammarum papillae et rubrum viride stt, aegrotat<text:line-break/>conceptaculum.</text:span></text:p>
      <text:p text:style-name="P14"><text:span text:style-name="T37">Uterum appellare conceptaculum Hippocratis phrasin<text:line-break/>non lapit, tamen quod dicitur perspicuum esu Nam si<text:line-break/>aliquod ex dictis signis mammis accidat, languere uterum<text:line-break/>significat: saepius enim alias uterum mammasque focjetate<text:line-break/>conjungi didicistis.</text:span></text:p>
      <text:p text:style-name="P41"><text:span text:style-name="T51"><text:tab/><text:tab/> •<text:tab/>-<text:tab/></text:span><text:span text:style-name="T51">tl</text:span></text:p>
      <text:h text:style-name="P5" text:outline-level="2">XIX.</text:h>
      <text:p text:style-name="P11"><text:span text:style-name="T51">Hominibus surdes in auribus, dulcis quidem mortifera,<text:line-break/>amara autem non.</text:span></text:p>
      <text:p text:style-name="P13"><text:span text:style-name="T37">Fortassis quispiam aegrotans ipsis auris sordem degu-<text:line-break/>stare sustinuerit, medico autem id praecipue turpe ac de-<text:line-break/>testabile fuerit. Clarum est autem non alio tempore au-<text:line-break/>rium sordem fieri dulcem posse quam quo cerebrum ae-<text:line-break/>grotat, naturaliter enim amara videtur. Atque ideo ipsam<text:line-break/>dulcem, liquescente cerebro, fieri ducunt.</text:span></text:p>
      <text:h text:style-name="P8" text:outline-level="2">XX.</text:h>
      <text:p text:style-name="P16"><text:span text:style-name="T51">Solum vertere in langis morbis convenit.</text:span></text:p>
      <text:p text:style-name="P13"><text:span text:style-name="T37">Sive navigans, sive terrestre iter faciens quispiam in<text:line-break/>alteram regionem migraverit vel motus in itinere aut na-<text:line-break/>vigatione vel aeris mutatio proderit, et maxime quum<text:line-break/>lu aerem contrariae temperaturae discesserit. Contrariam<text:line-break/>autem dico non solum aeris propriae aegrotanti regionis<text:line-break/>temperamento, sed etiam ipsius morbi: nam si humidus<text:line-break/>morbus sit, in sicciorem aerem migrandum 'erit; si siccus,<text:line-break/>in humidiorem. Eadem quoque ratione si calidus morbus<text:line-break/>sit, in frigidiorem; si frigidus, in calidiorem. Similiter<text:line-break/>fl calidus sit morbus et siccus, ‘ad humidiorem frigidio-<text:line-break/>remque aerem abeundum est; sic et in reliquis conjuga-<text:line-break/>tionibus. Adhuc vero magis iste terram mutans juvabi-<text:line-break/>tur, si pro modo, quo morbus a naturali statu discessit,<text:line-break/>ad contrarium aerem mutatio fiat. Morbus enim ad paulo<text:line-break/>frigidiorem a naturali temperie recedens, aerem paulo</text:span></text:p>
      <text:p text:style-name="P15"><text:span text:style-name="T37">mediocri temperie calidiorem postulat; morbus vero lon-<text:line-break/>gius recedens et multo ru contrarium excessu eget. De<text:line-break/>regionibus quoque eundem sermonem tibi dictum putato:<text:line-break/>exquisite namque luteri se contraria sunt, a commoderato<text:line-break/>atque medio ad utrumque latus aequaliter recedentia.</text:span></text:p>
      <text:h text:style-name="P5" text:outline-level="2">XX<text:span text:style-name="T90">I</text:span>.</text:h>
      <text:p text:style-name="P16"><text:span text:style-name="T51">Imbecilliora cibaria brevem vitam.</text:span></text:p>
      <text:p text:style-name="P13"><text:span text:style-name="T37">Imbecillus cibus- haud alius iutelligi potest quam<text:line-break/>qui parum alimenti corpori exhibet i talia vero sunt et<text:line-break/>olera et plurimi arborum fructus. Isti igitur, inquit, bre-<text:line-break/>vem vitam habent, id est ipsis vescentes brevis vitae red-<text:line-break/>dere apti sunt, quoniam cibaris ipsa celeriter a corpore<text:line-break/>evacuantum Sed affectatum quoddam est, ciborum in<text:line-break/>corpore moram vitam ipsorum intelligere.</text:span></text:p>
      <text:h text:style-name="P6" text:outline-level="2">XXII.</text:h>
      <text:p text:style-name="P11"><text:span text:style-name="T37">Cum </text:span><text:span text:style-name="T51">adsunt cedmata, venae in auribus posteriores scin-<text:line-break/>dendae sunt.</text:span></text:p>
      <text:p text:style-name="P13"><text:span text:style-name="T37">Cedmata vocat fluxiones iu crura decumbentes et ex<text:line-break/>ipsis eas maxime quae primum articulum, nbi coxendix<text:line-break/>est, occupant. Non tamen de secanda vena praeceptum<text:line-break/>verum </text:span><text:span text:style-name="T37">esse </text:span><text:span text:style-name="T37">mihi persuadeo, quemadmodum etiam nulli<text:line-break/>eorum qui id laudant, exacte persuafum est: id enim opere<text:line-break/>ipso significant, quum nunquam in aegrotantibus ad hoc<text:line-break/>remedium confugiant. In his quidem verbis locutio im-<text:line-break/>propria et villosa est, ipso scribente, venas in auribus:<text:line-break/>neque enim venas in auribus, scd circum aures dicere<text:line-break/>oportebat; siquidem venae quaedam post aures grandiores<text:line-break/>sunt, in ipsis vero auribus perexiguae vixque adspectabi-<text:line-break/>les et plerumque neque perspicuae.</text:span></text:p>
      <text:h text:style-name="P6" text:outline-level="2">XXIII.</text:h>
      <text:p text:style-name="P16"><text:span text:style-name="T51">Venus </text:span><text:span text:style-name="T51">a </text:span><text:span text:style-name="T51">pituita morbis remedio </text:span><text:span text:style-name="T51">esu</text:span></text:p>
      <text:p text:style-name="P13"><text:span text:style-name="T37">Non cunctis ex pituita laborantibus, scd quibus vi-<text:line-break/>res firmae funt veneris usus prodest. Imbecilli namque<text:line-break/>ab ipsa in extremam debilitatem redacti magnopere lae-<text:line-break/>dentur; at qui viribus excellunt, non dissolventur, scd<text:line-break/>contra juvabuntur veneris usu pituitae copiam resiccante.<text:line-break/>Didicistis enim concubitum, quemadmodum et vigiliam<text:line-break/>exsiccare, quoniam scilicet humores abunde digerant. Quin<text:line-break/>etiam coitus robustorum corpus calefacit, infirmorum au-<text:line-break/>tem continuo quidem calefacit, fed postea vehementer re-<text:line-break/>frigerat.</text:span></text:p>
      <text:h text:style-name="P5" text:outline-level="2">XXIV.</text:h>
      <text:p text:style-name="P11"><text:span text:style-name="T37">Eos qui </text:span><text:span text:style-name="T51">calido ventriculo sunt, validi potus et cibi per-<text:line-break/>turbant.</text:span></text:p>
      <text:p text:style-name="P14"><text:span text:style-name="T14">' </text:span><text:span text:style-name="T37">Non </text:span><text:span text:style-name="T37">quemadmodum </text:span><text:span text:style-name="T37">supra </text:span><text:span text:style-name="T37">validum victum ciborum<text:line-break/></text:span><text:span text:style-name="T37">multum nutrientium </text:span><text:span text:style-name="T37">esse </text:span><text:span text:style-name="T37">licebamus, </text:span><text:span text:style-name="T37">ita </text:span><text:span text:style-name="T37">et hoc </text:span><text:span text:style-name="T37">loco </text:span><text:span text:style-name="T37">ac-<text:line-break/>cipere debemus </text:span><text:span text:style-name="T37">validcs </text:span><text:span text:style-name="T37">potus </text:span><text:span text:style-name="T37">et cibos, </text:span><text:span text:style-name="T37">hoc est multum<text:line-break/>alimentum corpori exhibentes, </text:span><text:span text:style-name="T37">sed </text:span><text:span text:style-name="T37">eos qui acrem vim ha-<text:line-break/>beUt, hujusmodi sunt caepae et allium et silphii succus<text:line-break/>et tinum vetustissimum, idque genus alia naturalem intem-<text:line-break/>periem augentia, huic autem contraria utilissima. Naturas<text:line-break/>namque omni labe carentes juvari a similibus; intempera-<text:line-break/>tas autem, quemadmodum et morbos ab iis quae eorum<text:line-break/>temperamentis adversantur juvari saepius alibi didicistis.<text:line-break/>Verum aliqui voluminis hujus interpretes sequentis partis<text:line-break/>initium hujusce propositae finem esse voluerunt hoc pacto<text:line-break/>scribentes, iis qui calido ventriculo sunt, validi potus et<text:line-break/>cibi perturbationem faciunt atrae bilis. Quod autem </text:span><text:span text:style-name="T51">eo-<text:line-break/>rum</text:span><text:span text:style-name="T37"> potissimum, quae in ventriculo sunt, ipsum calidum<text:line-break/>habentibus talia perturbationem sariant, clarum est, non<text:line-break/>tamen in omnibus similiter ea perturbant, quae in toto<text:line-break/>corpore sunt, scd quibus universi corporis temperamentum<text:line-break/>aut calidum est aut aridum aut utraque qualitate immo-</text:span></text:p>
      <text:p text:style-name="P15"><text:span text:style-name="T37">dica praeditum; quapropter in his non atram bilem su-<text:line-break/>lum, sed etiam flavam hujusmodi cibaria perturbant. At-<text:line-break/>qui forsan atra bilis conturbata majus affert detrimentum,<text:line-break/>propterea et de ipsa per excellentiam sermonem intelligi<text:line-break/>noluerunt. Sed plurimi hoc sermone ipso per se circum-<text:line-break/>scripto, initium sequentis hoc fecerunt.</text:span></text:p>
      <text:h text:style-name="P5" text:outline-level="2">XXV.</text:h>
      <text:p text:style-name="P16"><text:span text:style-name="T51">Atrae bilis ad simile haemorrhoides effundunt.</text:span></text:p>
      <text:p text:style-name="P13"><text:span text:style-name="T37">Morbum sane melancholicum vocatum per haemor-<text:line-break/>rhoides levari evidenter constat, multosque clausis illis<text:line-break/>insanivisse animadvertimus; quosdam vero non solum se-<text:line-break/>mel aut bis, scd etiam ter et quater, simul atque hae-<text:line-break/>morrhois suppressa sit, in melancholiam incidisse. Non-<text:line-break/>nullos vero et singulis annis hoc vitio tentari solitos, nisi<text:line-break/>aut per venas hasce praesidium prius senserint aut atra<text:line-break/>bile medicamento purgata malum anteverterint. Nempe</text:span></text:p>
      <text:p text:style-name="P15"><text:span text:style-name="T37">istorum hominum plurimis ater sanguis per haemorrhoida<text:line-break/>profunditur, attamen non omnibus. At vocata haemor-<text:line-break/>rhois, id est per sedis venas sanguinis profluvium, </text:span><text:span text:style-name="T14">ηόη<text:line-break/></text:span><text:span text:style-name="T37">una de causa efficitur, modo ipfa natura nigri sellis suc-<text:line-break/>cum repurgante, modo multitudinem evacuante, quemad-<text:line-break/>modum et sanguinem per nares effundentibus accidit, non-<text:line-break/>nunquam vena sanguinis impetu in ipsam irruentis pate-<text:line-break/>facta, non id provide faciente natura; eo fit ut effusus<text:line-break/>sanguis interdum niger non sit. Quin etiam natura atri<text:line-break/>sanguinis evacuandi causa venam aperiente, nonnunquam<text:line-break/>accidit evacuato malo bonum subsequi, nisi prius con-<text:line-break/>ceptaculum occludatur, fed diutius patefactum maneat.<text:line-break/>In propositis igitur verbis non hoc ipsum dicere censen-<text:line-break/>dum est, quod omnis haemorrhois atram bilem evacuet;<text:line-break/>atque ideo, quum fit, melancholicis prosit, repressa vero<text:line-break/>noceat, quodque ipfa si claudatur, operienda sit.</text:span></text:p>
      <text:h text:style-name="P8" text:outline-level="2">XXVI.</text:h>
      <text:p text:style-name="P42"><text:span text:style-name="T51">Increscentes </text:span><text:span text:style-name="T51">morbos </text:span><text:span text:style-name="T51">misuo.</text:span></text:p>
      <text:p text:style-name="P13"><text:span text:style-name="T37">Utrum ipsos juvet mistio aut laedat omissum est.<text:line-break/>Omnibusque interpretibus, uno Hercule Erythraeo ex-<text:line-break/>cepto , nefcio quo </text:span><text:span text:style-name="T37">modo ipsus </text:span><text:span text:style-name="T37">juvari pro certo habentibus<text:line-break/>et mistionem pro concubitu cum muliere intelligentibus,<text:line-break/>omnibusque inter fe de significatu hujus vocis, </text:span><text:span text:style-name="T51">increscen-<text:line-break/>tes,</text:span><text:span text:style-name="T37"> dissidentibus, </text:span><text:span text:style-name="T37">quod </text:span><text:span text:style-name="T37">mihi ut in obscuris dictis fit,<text:line-break/>verifimillimum videtur, id solum asseramr morbos incre-<text:line-break/>scentes eos intelligo, qui procedente tempore augentur<text:line-break/>scrnperque nisi prius solvantur, labuntur in pejus, ut po-<text:line-break/>dagras, articulorum dolores, renum vitia, comitiales, me-<text:line-break/>lanchollas, quae omnes coitu exacerbantur. Sabinus autem<text:line-break/>increscentes morbos eos esse vult, qui pueros corripiunt,-<text:line-break/>unaque cum ipsis usque ad aetatem veneri aptam incre-<text:line-break/>scunt, ut ipfe nominatim recensuit, comitialem morbum<text:line-break/>et renum affectum et quartanas febres et dolorem capitis.</text:span></text:p>
      <text:p text:style-name="P15"><text:span text:style-name="T37">Verum non omnes vitia haec iufestare videntur, praeter<text:line-break/>sacrum morbum, quem propter id ipsum a veteribus pue-<text:line-break/>rilem affectum nominari contigit. Creatur etiam pueris<text:line-break/>in vesica lapillus, fed haud </text:span><text:span text:style-name="T37">ita </text:span><text:span text:style-name="T37">multos, ut sacer morbus,<text:line-break/>invadit, quem quidem in puerulis aetatis mutatione ple-<text:line-break/>rumque, nisi magnopere in victu delinquant, removeri<text:line-break/>contingit, at vesicae calculus non aetatis lapsu , sed ma-<text:line-break/>nuum opera dumtaxat curari potest. Porro nos et abs-<text:line-break/>que istis verbis cognoscentes comitialem et omnes alios<text:line-break/>pituitosos morbos, ob mutationem ex puerili aetate in<text:line-break/>adulescentiam, omisso etiam venereorum usu, mirifice ju-<text:line-break/>vari; ad haec et illud scientes, neque renum vitia, ne-<text:line-break/>que quartanam febrem, neque articulorum dolores, coitu<text:line-break/>sedari, a propositis verbis perplexis et tenebricosis nihil<text:line-break/>addiscimus, quemadmodum neque ab ullis id genus aliis:<text:line-break/>concubitus enim interdum refrigerando prodest, soliis illis<text:line-break/>subveniens, in quibus ob naturalem intemperiem fuligi-</text:span></text:p>
      <text:p text:style-name="P15"><text:span text:style-name="T37">nosi halitus fumidique redundant. , Qui </text:span><text:span text:style-name="T37">si </text:span><text:span text:style-name="T37">retenti fuerint,<text:line-break/>illis graviter nocent</text:span><text:span text:style-name="T37">, iidem </text:span><text:span text:style-name="T37">et </text:span><text:span text:style-name="T37">a </text:span><text:span text:style-name="T37">veneris </text:span><text:span text:style-name="T37">usu in </text:span><text:span text:style-name="T37">tempore<text:line-break/>modiceque adhibito utilitatem capiunt.</text:span></text:p>
      <text:h text:style-name="P5" text:outline-level="2">XXVlI.</text:h>
      <text:p text:style-name="P16"><text:span text:style-name="T51">Refrigeratio </text:span><text:span text:style-name="T51">quae </text:span><text:span text:style-name="T51">in ventre sunt durat.</text:span></text:p>
      <text:p text:style-name="P13"><text:span text:style-name="T37">In </text:span><text:span text:style-name="T37">hac quoque </text:span><text:span text:style-name="T37">parte </text:span><text:span text:style-name="T37">aliquid </text:span><text:span text:style-name="T37">est omnibus artem exer-<text:line-break/>centihus </text:span><text:span text:style-name="T37">utile, </text:span><text:span text:style-name="T37">sive empirici sint sive dogmatici; aliquid<text:line-break/>vero solis cujusque affectus cansas scire velle sibi propo-<text:line-break/>nentibus conducit. Dicam vero de eo prius quod omni-<text:line-break/>bus utile </text:span><text:span text:style-name="T37">esu </text:span><text:span text:style-name="T37">In lusce igitur verbis,: refrigeratio quae<text:line-break/></text:span><text:span text:style-name="T37">in </text:span><text:span text:style-name="T37">ventre funt durat,- omnes quos ego sciam communi-<text:line-break/>ter de dejectionibus ab ipso sermonem, fieri intellexerunt,<text:line-break/>qui idem velit atque ille in aphorismis.q Sin autem coe-<text:line-break/>lum sit aquilonium, tusses, fauces, ventres duri; utrum</text:span></text:p>
      <text:p text:style-name="P15"><text:span text:style-name="T37">vero </text:span><text:span text:style-name="T37">extimarum corporis </text:span><text:span text:style-name="T37">partium refrigerationem </text:span><text:span text:style-name="T37">folum<text:line-break/></text:span><text:span text:style-name="T37">dicat, </text:span><text:span text:style-name="T37">quae </text:span><text:span text:style-name="T37">et in aquiloniis constitutionibus fit', </text:span><text:span text:style-name="T37">an </text:span><text:span text:style-name="T37">et in-<text:line-break/>ternarum, </text:span><text:span text:style-name="T37">inter </text:span><text:span text:style-name="T37">quae </text:span><text:span text:style-name="T37">et </text:span><text:span text:style-name="T37">ventris locus est, interpretes conside-<text:line-break/>rare omiserunt, quum </text:span><text:span text:style-name="T37">tamen </text:span><text:span text:style-name="T37">inter eas discrimen haud<text:line-break/>exiguum versetur. Etenim nos quae hominibus eveniunt<text:line-break/>observantes exteriorum refrigerationem semper ventrem<text:line-break/>durare cognoscimus; interiorum autem contra humectare,<text:line-break/>quae coeliacos </text:span><text:span text:style-name="T37">etiam </text:span><text:span text:style-name="T37">qui vocantur affectus, id est ventris<text:line-break/>profluvia, interdum concitat, quo tempore ipfa quidem<text:line-break/>interiorum membrorum corpora duriora fieri, </text:span><text:span text:style-name="T51">confingit;<text:line-break/></text:span><text:span text:style-name="T37">liquida autem cibis neque recte concoctis neque distribu-<text:line-break/>tis dejici. Haec plane medicis omnibus cognitu necessa-<text:line-break/>ria sunt, ipsorum autem causae solis praestantissimis. Ne-<text:line-break/>que enim quod hanc partem interpretantes dicunt, verum<text:line-break/>est, frigidum scilicet quae attingat corpora, cogens atque<text:line-break/>congelans, ita duriora efficere. Hoc enim de refrigeratis<text:line-break/>partibus, quae interius abstrusae non fnnt, recte dici<text:line-break/>potest; partes autem ventris ideo rigere nequeunt, ut cibi</text:span></text:p>
      <text:p text:style-name="P15"><text:span text:style-name="T37">potusque congelati obdurentur, sicut alia extra corpus no-<text:line-break/>strum hieme frigore concreta durescunt: prius enim quam<text:line-break/>ita frigeret, homo interiret. Verum eo tempore dumta-<text:line-break/>xat, quo ab aere extima corporis, iis quae in ventre sunt<text:line-break/>incolumibus refrigerantur, dejectiones obduratae cernun-<text:line-break/>tur, calidiore scilicet ventre, reddito, ut ipse dicebat:<text:line-break/>ventres hieme et vere calidissimi sunt natura, atque sem-<text:line-break/>per dicentes explanatores invenies calidum a frigido cir-<text:line-break/>cumcessum in penetralia corporis refugere, quum exteriora<text:line-break/>frigefacta sunt. Sic igitur et in praesentia dico, ventre<text:line-break/>calidiore affecto, dejectionibusque suppressis, ob causam<text:line-break/>paulo posterius dicendam, simul optime concoqui cibum<text:line-break/>et: omnem ex ipso succum dispertiri; ex quo dejectiones<text:line-break/>exsiccari consequens est, ex hoc vero et ipsas durescere<text:line-break/>accidit. Duae namque causae quum sint corpora quibus<text:line-break/>appropinquant obdurantes, quarum una refrigerans est,<text:line-break/>altera exsiccans; causa quidem refrigerans, ad ea quae in</text:span></text:p>
      <text:p text:style-name="P15"><text:span text:style-name="T37">ventre continentur, </text:span><text:span text:style-name="T37">vivis </text:span><text:span text:style-name="T37">nobis </text:span><text:span text:style-name="T37">pervenire </text:span><text:span text:style-name="T37">non potest, al-<text:line-break/></text:span><text:span text:style-name="T37">tera autem </text:span><text:span text:style-name="T37">ob longam moram interius, </text:span><text:span text:style-name="T37">quum </text:span><text:span text:style-name="T37">neque </text:span><text:span text:style-name="T37">con-<text:line-break/>coctio neque distributio </text:span><text:span text:style-name="T37">Iaefa </text:span><text:span text:style-name="T37">fuerit, omnino continget.<text:line-break/>Adhuc autem illud quod hucusque distulimus, explican-<text:line-break/>dum superest, qua de </text:span><text:span text:style-name="T37">causa </text:span><text:span text:style-name="T37">quum coelum nos ambiens<text:line-break/>frigidius fuerit, quae in ventre funt , diutius ibi moran-<text:line-break/>tur. Quod autem evenit tale esu Naturale sane opus<text:line-break/>est ciborum per intestina delatio et in commentariis de<text:line-break/>facultatibus naturalibus, intestinorum circum illos con-<text:line-break/>strictione eam fieri monstratum; imis autem partibus mu-<text:line-break/>sculi fedem claudentes impositi funt, qui per frigus co-<text:line-break/>guntur, constringunturque contra affecti, atque quum<text:line-break/>quis eos calida aqua perfundit: tunc enim remollescunt,<text:line-break/>excrementaque impulfu </text:span><text:span text:style-name="T37">et </text:span><text:span text:style-name="T37">constrictione intestinorum in<text:line-break/>sedem detrusa et maxime calido provocante sufcipiunt;<text:line-break/>hoc enim et inter omnes-constat, excretiones a calido<text:line-break/>provocari. Partibus autem quae in sede sunt frigescenti-<text:line-break/>bus, atque ideo contractis et in angustum redactis, con-</text:span></text:p>
      <text:p text:style-name="P15"><text:span text:style-name="T37">trarium symptoma sequitur, constrictoriam scilicet intesti-<text:line-break/>norurn actionem ab inferioribus partibus incipientem, sur-<text:line-break/>sum versus contenta propellere, quemadmodum evidenter<text:line-break/>plerumque conspicitur, quando aut bilem et mordacia ex-<text:line-break/>crementa ad sedem effusa sponte retinemus aut inviti;<text:line-break/>nonnunquam aliquo negotio illo tempore occupati aut a<text:line-break/>latrina procul abfentes: sursum enim velociter recurrunt,<text:line-break/>ut neque vi facta postea.prornte ohediant atque descen-<text:line-break/>dant. Causa plane ob quam cibi potionesque aere nos<text:line-break/>ambiente frigefacto, diutius in ventre morentur, jam pa-<text:line-break/>tefacta est et hanc siccitatem consequi monstravimus,<text:line-break/>quemadmodum et siccitati duritia evidenter accidit. Quod<text:line-break/>si ventris particularum corpora contingat frigescere, ex<text:line-break/>eo et concoctionem violari et per eam dejectiones eli-<text:line-break/>quari magis quam siccescere necessnm erit. Hactenus vero<text:line-break/>toto de priore lectione confecto sermone ad alias intus<text:line-break/>rius scriptas transeamus.</text:span></text:p>
      <text:h text:style-name="P6" text:outline-level="2">XXVIII.</text:h>
      <text:p text:style-name="P16"><text:span text:style-name="T51">Misco quae in ventre sunt durat.</text:span></text:p>
      <text:p text:style-name="P13"><text:span text:style-name="T37">Omne corpus venere exsiccari constat, fed non </text:span><text:span text:style-name="T51">sem-<text:line-break/></text:span><text:span text:style-name="T37">per alvi excrementa propterea sicciora fieri cernuntur.<text:line-break/>Verum, quando ab ipsis valde oppressa fuerit et quando<text:line-break/>vires labefactatae et membra </text:span><text:span text:style-name="T37">a </text:span><text:span text:style-name="T37">quibus alimentum confici-<text:line-break/>tur et in ventre contenta distribuuntur, refrigerata fue-<text:line-break/>rint, tum coitus quae in ventre funt frigefacit et du-<text:line-break/>riora reddit: volunt enim ex coitu in ventre contenta fri—<text:line-break/>gescere et frigore durari, atque duritiam non frigoris,<text:line-break/>sed siccitatis ratione evenire monstravimus. Ceterum<text:line-break/>quod in superioribus dicere dimisimus, forsitan hoc loco<text:line-break/>narrare praestiterit. Nam cum extimorum refrigerationem<text:line-break/>dejectiones durare ostenderimus, forte quispiam folarn<text:line-break/>hanc durandi, quae in ventre sunt, causam esse arbitra-<text:line-break/>retur. Non est autem sola haec, sed et ipsius constricto-</text:span></text:p>
      <text:p text:style-name="P15"><text:span text:style-name="T37">riae </text:span><text:span text:style-name="T37">intestinorum </text:span><text:span text:style-name="T37">facultatis imbecillitas et contentrscis ro-<text:line-break/>bur et </text:span><text:span text:style-name="T37">ejus per' qtiam ex </text:span><text:span text:style-name="T37">ventre </text:span><text:span text:style-name="T37">in </text:span><text:span text:style-name="T37">jecur fit distributio,<text:line-break/>praeterea </text:span><text:span text:style-name="T37">et </text:span><text:span text:style-name="T37">obtusus intestinorum sensus </text:span><text:span text:style-name="T37">et </text:span><text:span text:style-name="T37">alimenti qua-<text:line-break/>litas morsu carens. Si quis </text:span><text:span text:style-name="T37">vero </text:span><text:span text:style-name="T37">adstringentes cibos et<text:line-break/>potus a nobis silentio praeteritos </text:span><text:span text:style-name="T37">esse </text:span><text:span text:style-name="T37">opinabitur, falso<text:line-break/>opinabitur: nam inter ea quae contentricern potestatem<text:line-break/>corroborant, reponuntur,</text:span></text:p>
      <text:p text:style-name="P43"><text:span text:style-name="T37">i </text:span><text:span text:style-name="T14">Ϊ<text:tab/></text:span><text:span text:style-name="T51">l</text:span></text:p>
      <text:h text:style-name="P5" text:outline-level="2">XXIX.</text:h>
      <text:p text:style-name="P11"><text:span text:style-name="T51">Per atrum epotum st celerius purgare vis, lavare aut el-<text:line-break/>bum sumere oportet.</text:span></text:p>
      <text:p text:style-name="P13"><text:span text:style-name="T37">Generalis quidem et cujusque purgationis communis<text:line-break/>ratio per hunc aphorifmum traditur. Corpora ubi quis<text:line-break/>vult purgare, prius convenit fluxa facere. Hoc loco au-<text:line-break/>teni exemplo unius violentissime purgantis medicaminis,<text:line-break/>unius ad facilem fluxum praeparationis meminit, lavacri</text:span></text:p>
      <text:p text:style-name="P15"><text:span text:style-name="T37">scilicet humores quidem </text:span><text:span text:style-name="T37">fundentis, ac si' qua </text:span><text:span text:style-name="T37">in parte<text:line-break/>contentum duraturnque corpus fuerit, relaxantis. Itaque<text:line-break/>veratro utentes lavare conducit; neque multo ante neque<text:line-break/>multo post quam ipsum acceperint, fed maxime quidem<text:line-break/>ante assumtionem, nonnunquam vero et illico postea fieri<text:line-break/>potest. Quod si purgatione aut jam incipiente aut mox<text:line-break/>inceptura, hominem laves, humorum a purgante medicina<text:line-break/>tractorum ad interiora inclinationem retrahes ac retarda-<text:line-break/>bis. Quemadmodum igitur quibus sanguis crassus est, iis<text:line-break/>prius lotis nos venam rescindere., sic et in his qui pur-<text:line-break/>gandi sunt, balneo prius uti praecepit, quo celerius simul<text:line-break/>ac minus moleste purgatio fiat. Ipse vero nunc solum<text:line-break/>ut celerius fiat memoravit. Satius autem fuerit non eo<text:line-break/>dumtaxat, quo medicinam assumit, die lavare</text:span><text:span text:style-name="T37">. </text:span><text:span text:style-name="T37">hominem,<text:line-break/>fed etiam superioribus, quibus ad purgationem sese prae-<text:line-break/>parabat. Ipse namque Hippocrates et id in aphorismis<text:line-break/>praeceperat, quum scripsit: ad veratra iis qui non facile<text:line-break/>purgantur, prius humectare corpus oportet alimento et</text:span></text:p>
      <text:p text:style-name="P15"><text:span text:style-name="T37">quiete. Quod si quiete et alimento et omnino corpus<text:line-break/>hurnectare imperat, constat etiam lavationibus nos pluri-<text:line-break/>ribus uti in aquis potabilibus ipsum velle, siquidem et<text:line-break/>hae humectant. Nunc vero et huic parti addidit, cibum<text:line-break/>sumere aut eo scilicet tempore , quo et veratrum homo<text:line-break/>devoravit aut etiam in superiore victus- ratione, cujus et<text:line-break/>aliud quoddam propositum este dicebamus, attenuare vi-<text:line-break/>delicet succos et itinera humoribus in ventrem descenden-<text:line-break/>tibus expedire: in illis enim verbis; fluxa facere, quod<text:line-break/>lu aphorismis praecepit, haec continentur.</text:span></text:p>
      <text:h text:style-name="P5" text:outline-level="2">XXX.</text:h>
      <text:p text:style-name="P16"><text:span text:style-name="T51">Sanguis in fomno ad interna magis resugit.</text:span></text:p>
      <text:p text:style-name="P13"><text:span text:style-name="T37">Superiore quoque aphorifmo hanc scripsit sententiam:<text:line-break/>vigilanti exteriora magis calent, interiora magis frigent;<text:line-break/>dormienti res contra sc habet. Et nunc igitur ejus loci<text:line-break/>explanationem propositorum verborum communem . esse</text:span></text:p>
      <text:p text:style-name="P15"><text:span text:style-name="T37">putato. Nam, quae de caloris motu.loeique in vigilantibus<text:line-break/>ac. dormientibus transmutatione audivisti, ea et de san-<text:line-break/>guine te audivisse existimato: naturalis enim calor in hoc<text:line-break/>et in iis quae ex hoc nutriuntur maxima ex parte<text:line-break/>consistit.</text:span></text:p>
      <text:h text:style-name="P5" text:outline-level="2">XXXI.</text:h>
      <text:p text:style-name="P16"><text:span text:style-name="T51">Pdgor a superiore ventre, ignis autem ab inscriore magis.</text:span></text:p>
      <text:p text:style-name="P13"><text:span text:style-name="T37">Ventris pars superior rigorem magis, inferior vero<text:line-break/>febrem gignit aut sentit aut inchoat; quod et maxime<text:line-break/>verisimile est et propter id ipsum hanc vocem, </text:span><text:span text:style-name="T51">magis,<text:line-break/></text:span><text:span text:style-name="T37">additam puto, tanquam sese vicissim solae dictae partes<text:line-break/>contineant,. Verum etiam si istud concesserimus,' altera<text:line-break/>quaedam exoritur dubitatio nobis ignorantibus utrum<text:line-break/>dictis partibus inflammatis istud accidere dicat, an 'quando<text:line-break/>in ipsas ex corpore succi aliqui mordaces confluxerint,<text:line-break/>an quando alimentum corruptum fuerit. Atqui rectius</text:span></text:p>
      <text:p text:style-name="P15"><text:span text:style-name="T37">illud mihi existimandum esse videtur, de noxa ex humo-<text:line-break/>ribus contracta et. de illa </text:span><text:span text:style-name="T37">sequente </text:span><text:span text:style-name="T37">ciborum corruptione,<text:line-break/>ab Hippocrate sermonem fieri. Nam quum frigidus 'aut<text:line-break/>mordax succus </text:span><text:span text:style-name="T37">in </text:span><text:span text:style-name="T37">ore ventriculi insederit, ex corruptis<text:line-break/>cibis aut prava qualitate vel etiam confluxu ex corpore<text:line-break/>contractus initium rigoris inde efficitur. In comrnenta-<text:line-break/>rio namque de rigore monstravimus, ob frigidam aut mor-<text:line-break/>dacem causam, quae per sensoria corpora moveatur et<text:line-break/>impetu seratur, rigorem excitari. Quemadmodum vero id<text:line-break/>accidere conspicitur, ita et nonnunquam febrem ex cor-<text:line-break/>ruptis cibis accendi deprehendimus, quando fcilicet cor-<text:line-break/>ruptus cibus in inferiorem ventrem depulsus fuerit; tunc<text:line-break/>autem rigor non praevenit, sicuti quando ventriculi ostium<text:line-break/>mordebatur.</text:span></text:p>
      <text:h text:style-name="P5" text:outline-level="2">XXXll.</text:h>
      <text:p text:style-name="P11"><text:span text:style-name="T51">Attractio, pulmo, aridus aestus, evacuatum stccat fom-<text:line-break/>nus multus.</text:span></text:p>
      <text:p text:style-name="P14"><text:span text:style-name="T37">Quod evacuatum somnus multus exsiccet et experi-<text:line-break/>mento quidem, </text:span><text:span text:style-name="T37">quo </text:span><text:span text:style-name="T37">omnes </text:span><text:span text:style-name="T37">rationes </text:span><text:span text:style-name="T37">dijudicantur, perci-<text:line-break/>pies et ante experimentum </text:span><text:span text:style-name="T37">ad </text:span><text:span text:style-name="T37">huic dicto assentlendum ex<text:line-break/>iis quae antea didicisti adduceris. Porro si in somnis<text:line-break/>sanguis et cum eo naturale calidum interius abditur, lu<text:line-break/>vigilia vero ad extima profunditur, quae in ventriculo et<text:line-break/>jecore sunt, per quietem concoquentur, in vigilia vero<text:line-break/>totum corpus aletur. Itaque fi in exhaustis calor interius<text:line-break/>vergat, nihil habens quod conficiat, languescit et interit;<text:line-break/>primus enim omnium, ut ignis lignorum materia, ita ipse<text:line-break/>alimento nutritur. Caute autem addita est ea vox, </text:span><text:span text:style-name="T51">mul-<text:line-break/>tus-, paucus</text:span><text:span text:style-name="T37"> enim praegressum laborem tollit, quando per<text:line-break/>ventrem homo evacuatus est; deinde si in jecore et in<text:line-break/>primis venis adsint crudorum humorum reliquiae, eas<text:line-break/>omnes concoquit. Haec quidem hujusce orationis secunda<text:line-break/>pars nullum infignem in verbis errorem habent. Sed<text:line-break/>prior hoc pacto scripta, </text:span><text:span text:style-name="T51">attractio,</text:span><text:span text:style-name="T37"> pulmo aridus aestus,</text:span></text:p>
      <text:p text:style-name="P15"><text:span text:style-name="T37">multum a Graecorum </text:span><text:span text:style-name="T37">dicendi consuetudine distat: sic enim<text:line-break/></text:span><text:span text:style-name="T37">ipsam enunciare oportuit; attractio .fit,,, quoniam aridus<text:line-break/>aestus in pulmonis temperatura est, attractionem nobis<text:line-break/>interpretantibus inspirationem. At Quintus, nec quia sic-<text:line-break/>cus calidusque esset pulmo, </text:span><text:span text:style-name="T37">oh </text:span><text:span text:style-name="T37">id celerem frequentemque<text:line-break/>spirationem fieri, sed . contra propter talem . spirationem<text:line-break/>siccari et incalescere pulmonem dixit. Attractionem nam-<text:line-break/>que haud simpliciter spirationem quamque, sed celerem<text:line-break/>tantum et frequentem significare voluit, </text:span><text:span text:style-name="T37">a </text:span><text:span text:style-name="T37">crebra vero<text:line-break/>spiratione pulmonem siccescere et in libro de acutorum<text:line-break/>victu ab. ipso comprehensum essi</text:span></text:p>
      <text:h text:style-name="P5" text:outline-level="2">XXX<text:span text:style-name="T90">II</text:span>I.</text:h>
      <text:p text:style-name="P16"><text:span text:style-name="T51">Fngidifstmi cibi lentes, milium, cucurbitae.</text:span></text:p>
      <text:p text:style-name="P13"><text:span text:style-name="T37">. </text:span><text:span text:style-name="T37">.Milium et cucurbita frigidi cibi evidenter sunt, etsi<text:line-break/>non frigidissimi; lentem vero haud sane frigidum cibum<text:line-break/>esse concesserim. Nam quemadmodum cucurbitae et ciim</text:span></text:p>
      <text:p text:style-name="P15"><text:span text:style-name="T37">ipsis atriplex, bliton, lactuca et chondrilla et ex frumen-<text:line-break/>taceis hordeum atque milium, certissime refrigerare no-<text:line-break/>scuntur. Contrario </text:span><text:span text:style-name="T37">pacto lens </text:span><text:span text:style-name="T37">se habet; nullam enim re-<text:line-break/>frigerationem prae se </text:span><text:span text:style-name="T37">fert aut </text:span><text:span text:style-name="T37">statim ingesta in superiore<text:line-break/>ventre adhuc contenta, ut posterius in tenuia intestina<text:line-break/>vel in crassiora delapsa. At forsan quoniam in libris, de.<text:line-break/>simplicibus medicamentis refrigeratorium quiddam in ad-<text:line-break/>stringente succo inesse monstravimus, lentem quispiam re-<text:line-break/>frigerare putaverit. • Sed iste in iisdem commentariis di-<text:line-break/>ctum fuisse non meminit, quaeque id genus medicamenta<text:line-break/>simplicia videri atque dici, si ad ea quae per nos per<text:line-break/>compositionem fiunt comparentur, non tamen exacte sim-<text:line-break/>plicia esse. Iu primo namque de alimentorum potestati-<text:line-break/>bus libro mentem ex contrariis constare naturis asserui-<text:line-break/>mus, altera quidem alvum coercente, altera vero citante.<text:line-break/>Ex iis igitur quae supprimit,; frigida terreaque est; quae<text:line-break/>citat, calida.. Quocirca siccum quidem edulium lens in-</text:span></text:p>
      <text:p text:style-name="P15"><text:span text:style-name="T37">est, frigidum vero non</text:span><text:span text:style-name="T37">, sicut </text:span><text:span text:style-name="T37">neque calidum</text:span><text:span text:style-name="T37">, </text:span><text:span text:style-name="T37">sed ex utro-<text:line-break/>que mixtum, </text:span><text:span text:style-name="T51">ac</text:span><text:span text:style-name="T37"> medium aut parum admodum a medio<text:line-break/>ad calidius recedens. Quando igitur neque absolute fri-<text:line-break/>gidam lentem quis concedere potest, qui ipsam excellen-<text:line-break/>ter frigidissimam concesserit. Quin etiam inflammatis ul-<text:line-break/>ceribus instar cataplasmatis superdata lens, humores in<text:line-break/>asseclam partem defluentes coercere atque repellere vide-<text:line-break/>tur, per vim adstrictoriam id scilicet faciens, quin et vi<text:line-break/>quadam concoctrice et suppuratoria praedita certe est,<text:line-break/></text:span><text:span text:style-name="T37">quod </text:span><text:span text:style-name="T37">frigidis nequaquam </text:span><text:span text:style-name="T37">inesse </text:span><text:span text:style-name="T37">repetitur. Sive igitur<text:line-break/>ipse Hippocrates ita scripsit, sive quis alius haec verba<text:line-break/>interposuit, </text:span><text:span text:style-name="T37">haud </text:span><text:span text:style-name="T37">recte de lentium vilibus opinatus est.'</text:span></text:p>
      <text:h text:style-name="P5" text:outline-level="2">XXXIV.</text:h>
      <text:p text:style-name="P44"><text:span text:style-name="T51">Ulcera exoriuntur,</text:span><text:span text:style-name="T37"> si non </text:span><text:span text:style-name="T51">purgatus laboret.<text:tab/></text:span><text:span text:style-name="T51">/</text:span></text:p>
      <text:p text:style-name="P13"><text:span text:style-name="T37">In laboribus, hoc est in exercitationibus, calorem<text:line-break/>auctum ex profundo ad cutem succos evacare atque dis-</text:span></text:p>
      <text:p text:style-name="P15"><text:span text:style-name="T37">scutere, alibi didicimus. Quando igitur prius in corpore<text:line-break/>hi vitiosi contracti sunt, acrimonia cutem erodit atque<text:line-break/>ulcera efficit. Quemadmodum, quum crassi glutluofique<text:line-break/>humores sunt, jecur renesque obstruunt, in cute autem<text:line-break/>affectus cum tumore excitanti</text:span></text:p>
      <text:h text:style-name="P5" text:outline-level="2">XXXV.</text:h>
      <text:p text:style-name="P11"><text:span text:style-name="T51">Mulier, caprae, elaterium aut cucumerem silvaticum<text:line-break/>edentes, pueris purgatio.</text:span></text:p>
      <text:p text:style-name="P13"><text:span text:style-name="T37">Non elaterio dumtaxat, quod cucumeris filvatici suc-<text:line-break/>cus est, quemadmodum neque ipso cucumere solum ve-<text:line-break/>Icentes, lac puerorum lactentium purgatorium gignunt,<text:line-break/>verum etiam si quod aliud medicamentum subductorium,<text:line-break/>quod vocant, assurnserit. Sive autem </text:span><text:span text:style-name="T51">a</text:span><text:span text:style-name="T37"> muliere elaterio,<text:line-break/>a capra ipso cucumere, sive utroque ab. utraque comeso,</text:span></text:p>
      <text:p text:style-name="P15"><text:span text:style-name="T37">infantes earum lacte </text:span><text:span text:style-name="T37">purgari dicat, </text:span><text:span text:style-name="T37">nihil interest, quem-<text:line-break/>admodum neque si, </text:span><text:span text:style-name="T37">comesu aut devorato quis </text:span><text:span text:style-name="T37">scripserit.<text:line-break/>Conducit autem haec oratio </text:span><text:span text:style-name="T37">et ad </text:span><text:span text:style-name="T37">medicorum usum et ad<text:line-break/>naturale decretum. Infantulos enim purgare volentes aut<text:line-break/>matri infantulum lactanti aut caprae hujusmodi aliquid<text:line-break/>efui dantes, sic eos purgabimus. Et ad naturalis decreti,<text:line-break/>de quo altercatio est, dijudicationem id utile esu Etenim<text:line-break/>quidam nullam vim ex iis, quae ab initio in alimentis<text:line-break/>erant, post concoctionem et in sanguinem conversionem,<text:line-break/>remanere contendunt. Aliqui e contrario validas vires<text:line-break/>diutius remanere volunt, adeo ut etiam sudores ipfos re-<text:line-break/>doleant. Huic vero sententiae, quae modo dicta fuere,<text:line-break/>suffragantur: in istis enim corneforum qualitas lervata re-<text:line-break/>peritur. Quin et apud nos verno tempore, quando ca-<text:line-break/>prae scammoniae germina depastae suerunt, purgatorium<text:line-break/>ipfa leae generant, quod si tithymalo vescantur, idem acci-<text:line-break/>dit. Nec non et in Doride et Boeotia et Thessalia omni-<text:line-break/>busque finitimis locis multi ex coturnicum e fu musculorum</text:span></text:p>
      <text:p text:style-name="P15"><text:span text:style-name="T37">distentionibus correpti funt, quoniam veratrum scilicet<text:line-break/>illae comedunt. lstud idem et Athenis quibusdam </text:span><text:span text:style-name="T37">acci-<text:line-break/></text:span><text:span text:style-name="T37">disse novimus, qui coturnicibus largiter nimis fesc im-<text:line-break/>pleverant.</text:span></text:p>
      <text:h text:style-name="P5" text:outline-level="2">XXXVI.</text:h>
      <text:p text:style-name="P11"><text:span text:style-name="T51">Calidiori, quod comesum est, intus refrigeratio, exterius<text:line-break/></text:span><text:span text:style-name="T51">labor, </text:span><text:span text:style-name="T51">sale, igne, veste, </text:span><text:span text:style-name="T51">aestivo tempore, </text:span><text:span text:style-name="T51">contrario au-<text:line-break/>tem contraria.</text:span></text:p>
      <text:p text:style-name="P13"><text:span text:style-name="T37">Valde calido natura refrigerationem et aquae potum<text:line-break/>conducere dicebat et praeterea quiefcere, hoc est a vehe-<text:line-break/>mentioribus exercitationibus abstinere. Quo pacto igitur<text:line-break/>hoc loco, ut nonnulli interpretantur, </text:span><text:span text:style-name="T51">exercitari</text:span><text:span text:style-name="T37"> jubet,<text:line-break/>quo pacto in sole et ad ignem calefieri? Nam balneis id<text:line-break/>genus temperaturas frigefieri monstratum est, fuliginofis-<text:line-break/>que vaporibus qui fere in hujusmodi temperaturis absce-<text:line-break/>dant , discutiendis et solidis membris humiditate refrige-</text:span></text:p>
      <text:p text:style-name="P15"><text:span text:style-name="T37">rante irrigandis; ignis </text:span><text:span text:style-name="T37">autem et sol </text:span><text:span text:style-name="T37">calefacit, similiter et<text:line-break/>vestis et tempus aestivum, Et ipse </text:span><text:span text:style-name="T37">igitur </text:span><text:span text:style-name="T37">in aphorismis<text:line-break/>ita loquitur: tempore quidem veris et extrema aestate<text:line-break/>pueri et his aetate proximi optime degunt et rectissime<text:line-break/>valent, aestate vero et auctumno quadam tenus senes; re-<text:line-break/>liqua ejus parte, et hieme </text:span><text:span text:style-name="T37">qui </text:span><text:span text:style-name="T37">medias aetates agunt. Ita-<text:line-break/>que si calida aetas hieme, frigida vero aestate rectius ha-<text:line-break/>bet, valde calidos natura e sole et igne et aestivo tem-<text:line-break/>pore non modo non juvarised etiam laedi ipsum putere<text:line-break/>credendum esu Vox ergo illa initio sermonis posita, ca-<text:line-break/>lidiori, aliquid ipsi addendum subintelligi postulat, </text:span><text:span text:style-name="T37">aut<text:line-break/></text:span><text:span text:style-name="T37">temperaturae aut naturae aut corpori aut homini. </text:span><text:span text:style-name="T37">Sed<text:line-break/></text:span><text:span text:style-name="T37">eo quod in fine opposuit praecipitur corpori et </text:span><text:span text:style-name="T37">homini<text:line-break/></text:span><text:span text:style-name="T37">magis quam temperaturae aut naturae subintelligendum:<text:line-break/>omnino enim dixisset, contrariae autem contraria, femi-<text:line-break/>nei generis articulum femininis nominibus, non masculi<text:line-break/>mafculis anteponens. Tota igitur narratio talis fuerit:<text:line-break/>calidiori corpori per cibos </text:span><text:span text:style-name="T37">ac </text:span><text:span text:style-name="T37">potiones interius refrigera-</text:span></text:p>
      <text:p text:style-name="P15"><text:span text:style-name="T37">tio conveniens est, , noxia vero caliditas exterior a Iole<text:line-break/>et igne et tempore aestivo et vestimentis, quibus omnibus<text:line-break/>arida caliditas significatur, humidam namque et medio-<text:line-break/>crem, qualis balneorum est, potestate refrigerare declara-<text:line-break/>vitnus.. Liquet autenr </text:span><text:span text:style-name="T37">nos </text:span><text:span text:style-name="T37">in istis sermonibus consueta<text:line-break/>haec balnea intelligere, ubi non apponimus aquarum<text:line-break/>sponte nascentium aut marinarum, aut sulphurearum, aut<text:line-break/>aluminosarum, quandoquidem illae, siccant ealesaciuntque<text:line-break/>et non refrigerantur. Contrariae autem naturae corpori<text:line-break/>contraria rursum hic subintelligere oportet, juvantibus<text:line-break/>juvantia et nocentibus nocentia, ea quidem ut eligantur,<text:line-break/>haec vero ut fugiantur. Etenim si calidiores naturas ci-<text:line-break/>bis ac potionibus refrigerare jussit, frigidiores certe con-<text:line-break/>trariis calefacere praecipiet. Item si calidiores naturas a<text:line-break/>sole, igne et aestate male haberi dicebat, frigidiores uti-<text:line-break/>que ab his juvari, a contrariis laesum iri significat.</text:span></text:p>
      <text:p text:style-name="P14"><text:span text:style-name="T37">Solus ex his quos novi Capito pro hac voce , </text:span><text:span text:style-name="T51">tarde<text:line-break/></text:span><text:span text:style-name="T37">scripsit, contrarie, orationem hoc' pacto instituens: ciba-<text:line-break/>ria aliqua quidem celeriter vincuntur, aliqua vero cou.<text:line-break/>trarie. Porro sententia in utraque lectione eadem est<text:line-break/>quae enim eduntur; differre ea ratione inter se inquit<text:line-break/>quod aliqua citc a corpore superantur, aliqua tarde. In-<text:line-break/>telligendum est autem superari, hoc est immutari, conco<text:line-break/>qui et apponi et corpori simile effici. Singulorum igitut<text:line-break/>ciborum alii quidem cito concoquuntur et in fanguinen<text:line-break/>mutantur et nutriuht, alii vero tardius; quae in tribui<text:line-break/>commentariis habentur, ubi de alimentorum viribus omnia<text:line-break/>diligenter persecutus sum.</text:span></text:p>
      <text:h text:style-name="P3" text:outline-level="1"><text:bookmark-start text:name="bookmark18"/>HIPPOCRATIS EPIDEM. VI. ET<text:line-break/>GALENI IN ILLUM COMMEN-<text:line-break/>TA<text:span text:style-name="T84">R</text:span>IUS VI. SECTIO VI.<text:bookmark-end text:name="bookmark18"/></text:h>
      <text:h text:style-name="P5" text:outline-level="2">I.</text:h>
      <text:p text:style-name="P11"><text:span text:style-name="T51">-tornes attractrices ex ventre et extrinsecus. Significet<text:line-break/>sensus, quoniam exspirabile et inspirabile.</text:span></text:p>
      <text:p text:style-name="P13"><text:span text:style-name="T37">Trahere ad fe ipsas inquit carnes ex ventre et ex-<text:line-break/>trinsecus: ex ventre-quidem, id est ex ventriculo ciborum<text:line-break/>potionumque unde nutriuntur, succum; extrinsecus vero</text:span></text:p>
      <text:p text:style-name="P15"><text:span text:style-name="T37">non item similiter. Incertum est autem alimentumne<text:line-break/>dicat an aerem. Possunt enim carnes quemadmodum ex<text:line-break/>ventriculo alimentum hauriunt, sic et ab extimis partibus<text:line-break/>in profundum revocare; potest,et aer per arterias ad cu-<text:line-break/>tem pertinentes ad carnes ferri ab ipsis attractus, quod<text:line-break/>etiam omni -verborum" contextui magis quadrat. Verum<text:line-break/>de attractione decretum controversum est. Nonnulli enim<text:line-break/>philosophi ac medici funditus ipsam substulerunt, non-<text:line-break/>nulli esse quidem affirmant, fed in carnibus esse neganti<text:line-break/>Omnium autem rationes in commentariis explanatoriis<text:line-break/>reddi non posse diximus:, multoties enim eadem saepius<text:line-break/>repetere cogeremur, commentariaque in longitudinem ac<text:line-break/>multitudinem paene innumerabilem excrescerent. Quin<text:line-break/>neque universum vitae tempus ad Hippocratis libros in-<text:line-break/>terpretandos fatis esset, si cujusque dogmatis semper in<text:line-break/>qualibet particula ostensiones afferri debeant: lecturis<text:line-break/>praeterea molesta res esset et commentaria comparaturis,</text:span></text:p>
      <text:p text:style-name="P15"><text:span text:style-name="T37">longo tempore magnisque fumtibus conscriberentur. Sa-<text:line-break/>tius itaque fore existimavi, si in hisce commentariis cujus-<text:line-break/>que partis sententiam enuclearem, quod explanatoris oro-<text:line-break/>prium munus est; interdum vero et dictis ab ipso causas<text:line-break/>alibi demonstratis placitis congruentes adjicerem, ipfa<text:line-break/>autem placita hoc loco non adstruerem. fed quibus in li-<text:line-break/>bris olirn </text:span><text:span text:style-name="T37">a </text:span><text:span text:style-name="T37">me scriptis asserta fuerint, tantum in- memo-<text:line-break/>riam revocarem, quemadmodum et nunc faciam. Iis enim<text:line-break/>quae nutriuntur, ad fe proprium succum attrahentibus, '<text:line-break/>ad ipfa moveri alimentum in commentariis da viribus na-<text:line-break/>turalibus disputatum esu Exspirabile vero atque inspira-<text:line-break/>bile omne corpus esse, in commentario de usu spirandi<text:line-break/>et in libello de ufu pulsuum egimus: in priore quidem<text:line-break/>utilitatem spirationis esse declaravimus, ut cordis calor<text:line-break/>moderatus servetur; in secundo vero, in toto corpore ca-<text:line-break/>loris mediocritatem arteriarum opera custodiri. Haec ita-<text:line-break/>que sola abunde sint ad prioris verborum Hippocratis par-</text:span></text:p>
      <text:p text:style-name="P15"><text:span text:style-name="T37">ticulae explanaticnem. </text:span><text:span text:style-name="T37">Ad </text:span><text:span text:style-name="T37">secundam jam deveniamus, in<text:line-break/>qua illud, </text:span><text:span text:style-name="T51">significat sensus,</text:span><text:span text:style-name="T37"> neque secundum Hippocratis<text:line-break/>morem., neque omnino secundum Graecam locutionem<text:line-break/>dictum est. Unde aliqui castigantes in dativo casu pro-<text:line-break/>tulerunt </text:span><text:span text:style-name="T51">Jensui</text:span><text:span text:style-name="T37"> scribentes; ut quod ab eo dicitur tale sit:<text:line-break/>perspicuum sensui est totum animalis corpus exspirabile<text:line-break/>esse atque inspirabile. Atque his deinde subjicitur illud,<text:line-break/>carnes attractrices ex ventre et extrinsecus, sensu teste<text:line-break/>confirmatum, quod idem est ac si diceret, ab iis, quae<text:line-break/>evidenter sensibus nostris apparent. Nonnullos profecto<text:line-break/>vulgares audivi, quod ipsis ex potabilium aquarum balneis<text:line-break/>acciderat admirantes. Prius enim per flagrantem solem<text:line-break/>confecto itinere domum reversi squalidum corpus osque<text:line-break/>aridissimum sc habere dicebant, nec non et ardentissima<text:line-break/>siti cruciari; a lavatione autem sitim exstinctam esse,<text:line-break/>os humectatum pariterque corpus totum molle atque hu-<text:line-break/>midum affectum priorem deposuisse squalorem fatebantur.<text:line-break/>Alii vero et in solis corpus suum ad aquam attrahere in-</text:span></text:p>
      <text:p text:style-name="P45"><text:span text:style-name="T37">dubitanter se percepisse affirmarunt. Haec sane, quae vel<text:line-break/>imperitis patent, decreti testimonia ab ipso sensu accepta<text:line-break/>sunt; aliqua vero ex subtilioribus rationibus a medicis<text:line-break/>inventa sunt, quarum una et illa est, quam ipse posterius<text:line-break/>affert, quamque in sequentibus verbis cognoscetis. Nam<text:line-break/>ad proposita inteIligenda et haec satis sunt, nobis ex recte<text:line-break/>dictis et prave ab explanatoribus scripta deprehendere<text:line-break/>valentibus.<text:tab/></text:span><text:span text:style-name="T37">‘ ‘</text:span></text:p>
      <text:h text:style-name="P5" text:outline-level="2">II.</text:h>
      <text:p text:style-name="P11"><text:span text:style-name="T51">Calidior venula sanguinis multitudine exustum procreat<text:line-break/></text:span><text:span text:style-name="T51">illisque </text:span><text:span text:style-name="T51">secernit..</text:span></text:p>
      <text:p text:style-name="P13"><text:span text:style-name="T37">Per venulam calidiorem arteriam intelligito, omnibus<text:line-break/>Hippocraticorum librorum interpretibus venas non ab hoc<text:line-break/>solo</text:span><text:span text:style-name="T37">, </text:span><text:span text:style-name="T37">sed etiam a inultis aliis veteribus et arterias appel-<text:line-break/>lari, confitentibus. Haec igitur, inquit, venula sanguinis</text:span></text:p>
      <text:p text:style-name="P15"><text:span text:style-name="T37">multitudine incalescens, 'exustum procreat et secernit:<text:line-break/>exustum dicens quod ex calore gignitur, quod succi ve-<text:line-break/>hementius calefacti tanquam- fuligo quaedam est; id vero,<text:line-break/>utpote natura calidum et consistentia tenue, facile secerni-<text:line-break/>tur. Hanc ego probabiliorem explanationem esse duco,<text:line-break/>siquidem oporteat verum simul et Hippocratis decretis<text:line-break/>consentaneum habere propositum. At placitum nunc a<text:line-break/>nobis memoratum verum esse, in commentariis de usu<text:line-break/>spirandi • et de usu pulsuum traditum est. </text:span><text:span text:style-name="T37">- </text:span><text:span text:style-name="T37">Nam infpira-<text:line-break/>tione qua per os et per omnem cutem animalia utuntur,<text:line-break/>duplicem capi utilitatem ostendimus, roborari quidem fem-<text:line-break/>per refrigeratum insitum calidum , ut ne dissipatum intereat<text:line-break/>et maxime quum ex qualibet causa adauctum est; excitari<text:line-break/>autem et valentius reddi, si quando frigidae materiae<text:line-break/>multitudine gravetur, quemadmodum et ignis ventilatione<text:line-break/>accenditur; quin etiam et hunc duplicem motum ipsi pro-</text:span></text:p>
      <text:p text:style-name="P15"><text:span text:style-name="T37">prium naturalemque exercitationem esse ejus vires instau-<text:line-break/>rantem, haec enim est exercitationum natura et utilitas.<text:line-break/>Postquam igitur antedixit Hippocrates, carnes attractrices<text:line-break/>ex ventre et extrinsecus, deinde huic adjiciens, exspira-<text:line-break/>bile et inspirabile esse corpus, inspirationis quidem ipsius<text:line-break/>ortum et utilitatem per illud indicavit, carnes attractri-<text:line-break/>ces, de exspiratione vero nihil dixit, jure in propositis<text:line-break/>verbis ipsius meminit, de arteriis verba faciens, quae et<text:line-break/>cordi communia sunt, licet obscuriora de illo videantur.<text:line-break/>Communem autem hunc sermonem esse inde patet. Ab<text:line-break/>insito calido fuIiginofum excrementum in sanguine creari<text:line-break/>diximus, ac potissimum quando est calidior, illud igitur<text:line-break/>excerni opus est; et id quoque natura molita est, quae a<text:line-break/>corde expellenda sunt, efflatione propellens; quae vero ab<text:line-break/>universo tempore per arteriarum compressionem, exclu-<text:line-break/>densi Fuliginosa igitur partim ex istis et ex venis, osten-<text:line-break/>fum est enim inter ipsas communia ostiola interesse, per<text:line-break/>cutem quam primum arteriis compressis excluduntur; par-</text:span></text:p>
      <text:p text:style-name="P15"><text:span text:style-name="T37">tirn ex corde pulmo prior suscipit, -qui ipsi, quum qui-<text:line-break/>dem dilatatur, attrahenti, quum vero comprimitur, </text:span><text:span text:style-name="T51">ex-<text:line-break/>pellenti,</text:span><text:span text:style-name="T37"> tanquam quoddam spiritus promptuarium prae-<text:line-break/>paratus est. Nempe haec est nostra de propositis verbis<text:line-break/>sententia et sequentia verba his ipsis ac superioribus con-<text:line-break/>nexa esse paulo post ostendam. Quicunque autem hoc<text:line-break/>loco ipsum de ardentis febris ortu loqui crediderunt, pri-<text:line-break/>mum quidem sermonem de ea parte carnes attractoriae,<text:line-break/>imperfecte dictum reliquerunt; non modo enim sibi con-<text:line-break/>veniens attrahunt, scd etiam alienum abjiciunt. Attrahendi<text:line-break/>quidem utilitas evideutior, abjiciendi vero et excernendi<text:line-break/>ignotior est et aliquam rationem ad fidem orationi facien-<text:line-break/>dam postulat. Descendamus igitur jam ad lequentem par-<text:line-break/>tem, quae et ipfa, ut dudum dicebam, ad meliorem ex—<text:line-break/>planalionem internoscendam aliquid facit.</text:span></text:p>
      <text:h text:style-name="P6" text:outline-level="2">III.</text:h>
      <text:p text:style-name="P16"><text:span text:style-name="T37">Et </text:span><text:span text:style-name="T51">quidem pingue, bilis stava; quibus vero sanguis, atra.</text:span></text:p>
      <text:p text:style-name="P13"><text:span text:style-name="T37">In proxime explanata parte duarum opinionum me-<text:line-break/>minisse oportet Nos enim diximus Hippocratem difllatio-<text:line-break/>nis utilitatem demonstrare; per difflationem autem intel-<text:line-break/>ligi spiritus per totum corpus ex arteriis emanationem,<text:line-break/>sicut ore factam exspirationem vocamus.' Nonnulli vero<text:line-break/>de ardentis febris ortu fermonem esse putarunt, quibus<text:line-break/>non admodum favere illud dicebam, creat exustum et<text:line-break/>illico excernit: neque enim statim in ista ea excerni,<text:line-break/>quae ipsi vomitu aut per sedem evacuari dicunt, neque<text:line-break/>esse necesse aliquid ardentis febris symptomata in sermone<text:line-break/>de ejus ortu recenseri. At explanationem nostram me-<text:line-break/>liorem esse defendimus, primum quidem quod his crimi-<text:line-break/>nationibus caret; secundo loco quod in hoc sermone omne<text:line-break/>de spiritus intro forasqtie motione decretum traditum esse</text:span></text:p>
      <text:p text:style-name="P15"><text:span text:style-name="T37">conspicitur. Quam motionem in quibusdam nostris </text:span><text:span text:style-name="T37">com-<text:line-break/></text:span><text:span text:style-name="T37">mentariis non solum per oris respirationem, sed etiam<text:line-break/>per diffiationem </text:span><text:span text:style-name="T51">a toto</text:span><text:span text:style-name="T37"> corpore fieri explanavimus, non-<text:line-break/>nullis quidem causa spiritus animalis generandi, ut dixit<text:line-break/>Asclepiades; quibusdam vero, ut Erasistratus, non hujus<text:line-break/>tantum, sed etiam vitalis; aliis praeterea spirituum isto-<text:line-break/>rum alendorum causis inspirationem fieri dicentibus, ex-<text:line-break/>spirationis autem usum referre dubitantibus, Hippocrates,<text:line-break/>ut in praedictis commentariis declaravimus, non modo<text:line-break/>per os exspirationis, sed ejus etiam, quae ex qualibet<text:line-break/>corporis parte fit, usum in praesenti sermone perstrinxit.<text:line-break/>Aliter vero interpretantes accusare aequum est, cujusnam<text:line-break/>auctoris librum interpretentur, obliquos; neque enim .in<text:line-break/>aliorum virorum placitum deflexissent, eorum quae </text:span><text:span text:style-name="T14">Ηίρ-<text:line-break/></text:span><text:span text:style-name="T37">pocrates asseruit, consensum deserentes, ipso quidem cla-<text:line-break/>rissime dicente, carnes ex ventre et extrinsecus attrahere,<text:line-break/>quod longe ab ea opinione distat, quae cibi ex ventriculo</text:span></text:p>
      <text:p text:style-name="P15"><text:span text:style-name="T37">in corpus digestionem 'inanis consecutione fieri statuit.<text:line-break/>Primo quidem non modo vim propriorum attractricem, scd<text:line-break/>etiam alienorum expultricem inesse in carnibus animad-<text:line-break/>vertere oportuit: hoc enim illis convenit </text:span><text:span text:style-name="T51">dicere, quae<text:line-break/></text:span><text:span text:style-name="T37">praedicant a natura saluti animalium consuli, inter quos<text:line-break/>etiam fuit Erafistratus. Secundo quidnam excretione egeat,<text:line-break/>dicere debuerant; neque enim sanguinem ex quo corpus<text:line-break/>alitur dicent. Horum quidemneutrum illi fecerunt. At<text:line-break/>Hippocrates ex fenstti manifestis utrumque evidenter con-<text:line-break/>stare praefatus, deinceps ad usum ex omni corpore .diffia-<text:line-break/>tionis explicandum transitum fecit, necessariam fuligino-<text:line-break/>surum excrementorum ortus causam asserens: etenim in<text:line-break/>corpore animantium calor hujusmodi recrementa perpetua<text:line-break/>evacuatione indigentia procreat • Hac igitur, in parte ho-<text:line-break/>rum excrementorum generandorum materiam ostendit; nam<text:line-break/>sicut major ipsa generare aptus est, ita et materiae quae-<text:line-break/>dam istis generandis habiles reperiuntiir. Recta- igitur<text:line-break/>ratione bilis atrae memluit</text:span><text:span text:style-name="T14">-ι </text:span><text:span text:style-name="T37">ipsam enim dupliciter con-</text:span></text:p>
      <text:p text:style-name="P14"><text:span text:style-name="T37">trahi didicistis; ex crasso sanguine.et </text:span><text:span text:style-name="T51">eis..flava</text:span><text:span text:style-name="T37"> bile com-<text:line-break/>busta-; quod si de ardentis • febris ortu sermo ipsi foret,<text:line-break/>frustra bilis atrae meminisset. Quamobrem et ex hoc<text:line-break/>perspicuum est, explanationem nostram veram esse, juxta<text:line-break/>et. Hippocratis decretis consentaneam/ illorum autem dis-<text:line-break/>fentientern. Ad haec eadem plane verba in alia libri<text:line-break/>parte conscripsit nosque ipsi ea superius enodavimus, ubi<text:line-break/>et illud dicebamus, pingue non folum de unguinoso et<text:line-break/>adipati, ied etiam de omni dulci, dictum esse putandum,<text:line-break/>uti eo sermone mel contineatur et siraeum, quod hepscma,<text:line-break/>hoc est sapam in nostra Af</text:span><text:span text:style-name="T43">i</text:span><text:span text:style-name="T37">a Graeci nominant.</text:span></text:p>
      <text:h text:style-name="P9" text:outline-level="2">IV.</text:h>
      <text:p text:style-name="P13"><text:span text:style-name="T34">M</text:span><text:span text:style-name="T51">entis., memoriae, olfactus, alioruin etiam famis instriv-<text:line-break/></text:span><text:span text:style-name="T51">mentorum exercitio. Laborer, cibi, potus, somnus, res</text:span></text:p>
      <text:p text:style-name="P13"><text:span text:style-name="T51">nenereae, amnia mediocria. Frigidior .frigido in tern-<text:line-break/>pare'et regione, calidior erit.</text:span></text:p>
      <text:p text:style-name="P14"><text:span text:style-name="T37">Quod neque affectu aliquo, neque, ob aetatem, frigi-<text:line-break/>dior rn frigida regione et tempore possit calidior effici,<text:line-break/>omnes .confitentur. Idcirco et Sabini sectatores </text:span><text:span text:style-name="T51">de natura<text:line-break/></text:span><text:span text:style-name="T37">frigidioribus verum esse sermonem tradunt,. LVerum tamen<text:line-break/>neque de istis abfolute prolatus verum est, nisi hujusmodi<text:line-break/>conditiones additae </text:span><text:span text:style-name="T37">sint. </text:span><text:span text:style-name="T37">Frigidum exterius circumfusum,<text:line-break/>quod densct.resrigeretqne cutaneas partes ,.,inter evidenter<text:line-break/>apparentia ponendum- est, non tnmep corporis penetralia<text:line-break/>similiter affiriti Sed. quemadmodum lu aphorifmis defini-<text:line-break/>tum est ea,in parte, ubi inquit; nonnunquam in disten-<text:line-break/>tione sine ulcere, juveni carnoso, aestate media, frigidae<text:line-break/>maltae inspersio- calorem revocat, sic ,et hoc loco a nobis<text:line-break/>definiendum csu Erigida nainqnc corpori nostro injecta<text:line-break/>aut ita alte subit, ut intima aeque atque extima resrige-<text:line-break/>ret aut fola cutanea frigore percellit. Ad profundum<text:line-break/>igitur descendens partes </text:span><text:span text:style-name="T37">eas </text:span><text:span text:style-name="T37">refrigerat et non levi noxa<text:line-break/>totum animal afficit, ipsius frigore concussis labefactatis-</text:span></text:p>
      <text:p text:style-name="P46"><text:span text:style-name="T37">que viribus ; at quae superficiem tantum corporis laedit,<text:line-break/>non folum interiora non refrigerabit, fed etiam calidiora<text:line-break/>multo, quam ipsorum prior temperatura esset, efficit.<text:line-break/>Cetorum, quicunque de raram' cutem rarasque sub ipsa<text:line-break/>carnes habentibus ipsum loquutum esse existimant, nunc<text:line-break/>quoniam ob difflatum calorem istos frigidiores affectos esse<text:line-break/>dicunt, atque ideo spissescente cute, relentoque quod<text:line-break/>prius exhalabat calido, incalescere, aliquid sane videri<text:line-break/>dicunt, sed eos opinari non </text:span><text:span text:style-name="T37">decebat; </text:span><text:span text:style-name="T37">qui ita digerantur,<text:line-break/>frigidiores dictos esse. Haec enim</text:span><text:span text:style-name="T37">, </text:span><text:span text:style-name="T37">ut didicistis, humidis<text:line-break/>calidisque corporibus maxime insunt; secundo, calidis,<text:line-break/>licet sine humore talia sint, nullum autem frigidum cor-<text:line-break/>pus. sacile dissolvitur, fed minus quidem humida, magis<text:line-break/>autem arida hoc sustinent, utriusque vero naturaliter ca-<text:line-break/>lida praestant. Hac itaque ratione isti nrihi fassi esse<text:line-break/>videntur.</text:span></text:p>
      <text:h text:style-name="P8" text:outline-level="2">V.</text:h>
      <text:p text:style-name="P47"><text:span text:style-name="T51">In doloribus proximum ventrem purgare oportet , et sun-<text:line-break/>p^guscis'ventrem, xesumsiere, fjstio, sectio, calefactio, re-<text:line-break/></text:span><text:span text:style-name="T51">• </text:span><text:span text:style-name="T51">sut&amp;eseuiuii sternutatio. S.tirpium humores, in quibus<text:line-break/></text:span><text:span text:style-name="T51">-st </text:span><text:span text:style-name="T51">vim scaberit et cyceon; maleficorum, sua, allium, </text:span><text:span text:style-name="T51">vinum<text:line-break/></text:span><text:span text:style-name="T51">-jseruasuctnm,.acetum, </text:span><text:span text:style-name="T34">sal.</text:span></text:p>
      <text:p text:style-name="P16"><text:span text:style-name="T37">Remedia hoc loco, enumerat et levibus et saevis do-'<text:line-break/>ioribur succurrentia, sicut in aphorismis oculorum tantum<text:line-break/>dnieniium. remedia scripsit, ubi inquit..</text:span><text:span text:style-name="T37">' </text:span><text:span text:style-name="T37">dolores oculorum<text:line-break/>meri, potio, tollit aut-, balneum ,nut fomentum aut. venae<text:line-break/>folutio autmum medicamento purgatio. sHoc loco.quae-<text:line-break/>dam adjecit remedia, oculorum doloribus' non convenien-<text:line-break/>tra. Primum quidem omnium/siec ni sermone enumera-<text:line-break/>tum purgatio est;qquam in </text:span><text:span text:style-name="T37">•. </text:span><text:span text:style-name="T37">iuvictoriae. studiosa, -irri-<text:line-break/>tant; neque stulta.,. •-</text:span><text:span text:style-name="T37">.- </text:span><text:span text:style-name="T37">auxiliaf-penitus;; quemadmodum<text:line-break/>scripsit, explicavimus. Primum,vero inter deinceps: enu-<text:line-break/>merata ustio est, quae pesiime,affectis locis oli pravorum</text:span></text:p>
      <text:p text:style-name="P15"><text:span text:style-name="T37">succorum </text:span><text:span text:style-name="T37">exuberantiam, </text:span><text:span text:style-name="T37">ut lu perquam malignis ulceri-<text:line-break/>bus evenit, adhibendum nonnunquam 'palatu candenti luis<text:line-break/>ferramentis; nonnunquamalstorifs niedicatninibtrs</text:span><text:span text:style-name="T37">, </text:span><text:span text:style-name="T37">ea no-<text:line-break/>bis utentibus. .Post 'ustionem fectio posita est' </text:span><text:span text:style-name="T51">et</text:span><text:span text:style-name="T37"> ipfa.fa-<text:line-break/>corurn multum jam pus 'habentium dolo</text:span><text:span text:style-name="T51">rem finiens; post-<text:line-break/>quam</text:span><text:span text:style-name="T37"> ingentes phlegmonae praegressae suut. 'Delude cule-<text:line-break/>factio, levationibus scilicet atqne fomentis arcessita. Alias<text:line-break/>vero fomentorum.materiaSPedoetf estis; quibtis'vitiis do-<text:line-break/>lorem excitantibus admovenda sint, nt’pectoris morbis<text:line-break/>per ea quae ipse in libro ale ratione'Metus' acutorum re-<text:line-break/>censuit; oculis autem per mollem spongiam,- non fefente<text:line-break/>loco per sacculos et-cataplasmata calefactiones; quin et<text:line-break/>ex oleo conspersio an mediis corporis partibus et capite,<text:line-break/>ealefactio quum sit,: -ddl oribus remedio esu Ex aquae<text:line-break/>calidae fotu extremorum -membrorum dolor tollitur. At-<text:line-break/>que frequentissimus etuplurimus </text:span><text:span text:style-name="T37">in' </text:span><text:span text:style-name="T37">dolentibus particulis<text:line-break/>calefactionis </text:span><text:span text:style-name="T37">usus </text:span><text:span text:style-name="T37">apud medicos </text:span><text:span text:style-name="T37">est, </text:span><text:span text:style-name="T37">nam et contenfa, re-<text:line-break/>laxat, completa evacuat, refrigerata calefacit. Refrigera-</text:span></text:p>
      <text:p text:style-name="P15"><text:span text:style-name="T37">Eione autem rarius sedandis doloribus utimur., membrorum'<text:line-break/>quidem exteriorem superficiem densante et propterea dif-<text:line-break/>flaticnes impediente, distensa ivero"'</text:span><text:span text:style-name="T58">5</text:span><text:span text:style-name="T37"> magis intendente.<text:line-break/>Solas, igitur calidas intemperies fine materiae multitudine<text:line-break/>fractus refrigeratlo'disimtiet; </text:span><text:span text:style-name="T37">.sicut</text:span><text:span text:style-name="T37">:in .capitis . </text:span><text:span text:style-name="T37">dolore ob'<text:line-break/></text:span><text:span text:style-name="T37">solis </text:span><text:span text:style-name="T37">aestum aut </text:span><text:span text:style-name="T37">febrium ardorem-. .' </text:span><text:span text:style-name="T37">Caput </text:span><text:span text:style-name="T37">igitur oko </text:span><text:span text:style-name="T37">ro-<text:line-break/></text:span><text:span text:style-name="T37">fareo </text:span><text:span text:style-name="T37">frigido </text:span><text:span text:style-name="T37">perfundentes symptoma, curamus et erysipe-<text:line-break/>lata</text:span><text:span text:style-name="T58">1</text:span><text:span text:style-name="T37">-; ob ' excellentem' calorem -dolorem inferentia </text:span><text:span text:style-name="T37">'i v?<text:line-break/></text:span><text:span text:style-name="T37">necrnon' 'et podagras </text:span><text:span text:style-name="T37">,' </text:span><text:span text:style-name="T37">in quibus biliosa calidave fluxio<text:line-break/>'esus Post dicta autem deinceps"scriptum </text:span><text:span text:style-name="T37">est, stirpium<text:line-break/>humores, </text:span><text:span text:style-name="T51">iri</text:span><text:span text:style-name="T37"> qnibns' </text:span><text:span text:style-name="T37">vim habeor;’</text:span><text:span text:style-name="T37">quoruvj. item'verborum<text:line-break/>fenteutia talis </text:span><text:span text:style-name="T37">plane mihi esse&gt; </text:span><text:span text:style-name="T37">videtur; Dolorum </text:span><text:span text:style-name="T37">medici-<text:line-break/>nae </text:span><text:span text:style-name="T37">tibi non nunquam </text:span><text:span text:style-name="T37">fuerint </text:span><text:span text:style-name="T37">et stirpium humores;: isti<text:line-break/>vero permulti •sunt, </text:span><text:span text:style-name="T37">quidam- </text:span><text:span text:style-name="T37">liquidi permanentes', </text:span><text:span text:style-name="T37">aliqui<text:line-break/></text:span><text:span text:style-name="T37">spissescentes/In primis'fane' oleum per' multam </text:span><text:span text:style-name="T37">nobis </text:span><text:span text:style-name="T37">uti-<text:line-break/>dilatem </text:span><text:span text:style-name="T37">* </text:span><text:span text:style-name="T37">tollendis </text:span><text:span text:style-name="T37">sedandisqae </text:span><text:span text:style-name="T37">doloribus, si ealidum adhi-<text:line-break/>beatur, praestat. </text:span><text:span text:style-name="T37">Deinde' et~ alia </text:span><text:span text:style-name="T37">multa longe plosquam<text:line-break/></text:span><text:span text:style-name="T37">ipsum calefacis titia; .u.t laiirinum; cedrinum, recininunsp</text:span></text:p>
      <text:p text:style-name="P15"><text:span text:style-name="T37">sinapinum et raphaninum. </text:span><text:span text:style-name="T37">Haec </text:span><text:span text:style-name="T37">quidem liquida: concreta<text:line-break/>vero alia plus, alla minus et resinae , maxinreque . infer<text:line-break/>eas,- quae sponte sua destillant et thapsia et eupborbium<text:line-break/>et.succi omnes, Cyrenaeus, Parthicus, medicus, Assyrius,<text:line-break/>sagapenius, ex tethymalis, ex panace, qui et proprie<text:line-break/>opopanax dicitur. Hujus generis sunt et.chalbana </text:span><text:span text:style-name="T37">et </text:span><text:span text:style-name="T37">alia<text:line-break/>multa, quae omnia in; commentariis de simplicium medi-<text:line-break/>cinarum . viribus didicisti: live enim succus sit alicuius;<text:line-break/>sive liquor, sub humoris adpellatione comprehenditur.<text:line-break/>Hujus itaque generis funt et liquida pix et piceum, quod<text:line-break/>vocatur et in Cilicia capnelaeon, aliaque. innumerabilia,<text:line-break/>aliqua ex herbis, aliqua ex fruticibus, aliqua ex arbori-<text:line-break/>bus confectu, quorum commune voeabulum stirps habe-<text:line-break/>tur, cujus hoc loco Hippocrates meminit dicens: stirpium<text:line-break/>humores. His vero • adjecit, in quibus vim habent, obsicu-<text:line-break/>rurn brevitate sermonem faciens. Igitur haud abs re ex-<text:line-break/>planatores dissident, alius aliter non modo interpretantes,<text:line-break/>fed etiam scribentes. Quamobrem, ne nimia scribam, eos</text:span></text:p>
      <text:p text:style-name="P15"><text:span text:style-name="T37">omittens, quae mihi simillima vexi videantur, ea fo.la. </text:span><text:span text:style-name="T37">re-<text:line-break/></text:span><text:span text:style-name="T37">feram'. Medicamentorum igitur quaecunque dolores se-<text:line-break/>dare apta sunt, sicut aliud alii affectui; ita et iliud alii<text:line-break/>membro prodesse idoneum esu Hac de </text:span><text:span text:style-name="T51">re</text:span><text:span text:style-name="T37"> autem sermo<text:line-break/>quia commentarii modum excedit, breviter ipsum .per<text:line-break/>exempla perstringere constitui. Porro quod non ' omnes<text:line-break/>cum dolore affectus iisdem egeant medicamentis, istud tibi<text:line-break/>exemplo esto. Mordacibus succis in intestinis contentis<text:line-break/>eluentia quum prius per inferiores partes immiferimus,<text:line-break/>inter quae mulsa est, ptisanae cremor et excreta haec<text:line-break/>fuerint, morsus deinde, mitigantia et quaecunque inliae-'<text:line-break/>rentia et intestinorum tunicas operientia superne inciden-<text:line-break/>tes mordaces humores arcent, lu sedem damus; edulia<text:line-break/>praeterea ipsis bonum succum creantia et quae difficulter<text:line-break/>corrumpantur, exhibemus. At in superiore ventre et<text:line-break/>maxime in ejus ostiolo id genus contractis humoribus in<text:line-break/>primis eos vomere jubemus. Quod si ad vomitum parati<text:line-break/>non sint., simplex oleum aut cum' aqua temperatum aut</text:span></text:p>
      <text:p text:style-name="P15"><text:span text:style-name="T37">quiddam simile sorbendum praebemus, per quod- citato<text:line-break/>vomitu exterius aliquid adstringens odoratumque supera<text:line-break/>imponimus </text:span><text:span text:style-name="T37">; </text:span><text:span text:style-name="T37">sumendos autem cibos exhibemus boni succi;<text:line-break/>aegre dissolubiles et </text:span><text:span text:style-name="T51">nonnulla</text:span><text:span text:style-name="T37"> adstringendi vi praeditos.<text:line-break/>Oeulis veto dolentibus horum nihil facimus, fed universi<text:line-break/>corporis inutilem materiam prius medicamento educimus:<text:line-break/>Quod si redundet 'sanguis; ad cubiti venam exteriorem,<text:line-break/>quam humeralem vocant, scindendam accedimus; deinceps<text:line-break/>medicamine aliquo quam mullissimo et: neutiquam mordaci<text:line-break/>utimur; deinde per totum diem usque adveiperara jeju-<text:line-break/>nantem ad balneum ducimus. Quod:'si neque purgatione,<text:line-break/>neque-venae scissione indigeat, dictis medicamentis et’post<text:line-break/>ipsa lavatione,</text:span><text:span text:style-name="T58">1</text:span><text:span text:style-name="T37"> sicut novistis, ejusmodi dolores medicamur,<text:line-break/>neque ad ventris morsus collyrion aliqnod immittentes;<text:line-break/>neque oculis tragi fuccurn </text:span><text:span text:style-name="T37">aut </text:span><text:span text:style-name="T37">caprae adipem aut seratum<text:line-break/>morsu vacans adt id genus: aliquid adhibentes, quale' in<text:line-break/>sedem injicere soliti' sumus. Haec exempli causa dixisse<text:line-break/>satis esto ad illud-edocend0m eundem' affectum diversis</text:span></text:p>
      <text:p text:style-name="P15"><text:span text:style-name="T37">locrs excitatum non eadem remedia</text:span><text:span text:style-name="T69">;</text:span><text:span text:style-name="T37"> postulare. Ostendere<text:line-break/>eiiim propositum est,&lt;in quo sensu Hippocrates dixerit;<text:line-break/>stirpium humores in quibus vim habent:</text:span><text:span text:style-name="T37">‘ </text:span><text:span text:style-name="T37">illud enim in<text:line-break/>quibus aut membris 'aut'affectibus'' autimodis utendi,’in- '<text:line-break/>tdlligere necesse esu</text:span><text:span text:style-name="T58">1</text:span><text:span text:style-name="T37">'Dico autem 'iilendi'-’modos, qtnim<text:line-break/>Sdt ipsam causam, ob quam affecta pars dolet, remove-<text:line-break/>mui aut flatuufunrspiritum ex fila creatum discutimus;<text:line-break/>idque ipsum duobus modis- efficimus aut spiritus crassam<text:line-break/>flatuofamque partem extenuantes aut continens ipsum cor-<text:line-break/>pus 'rarefacientes, </text:span><text:span text:style-name="T37">r&gt; </text:span><text:span text:style-name="T37">Quin etiam ad haec modus alius lui.<text:line-break/>dolentiae effector est;’'scilicet </text:span><text:span text:style-name="T58">:</text:span><text:span text:style-name="T37">qui scnsum habetat ac sse-<text:line-break/>pesacit, in quo prudentiae non vnlgaris est, stupefacturi©<text:line-break/>medicamento alia permiscere, neque eo solo uti. Quem<text:line-break/>enim: praeterit,' a Philemo, quod vocatur, medicamine,<text:line-break/>dolori finem stupore senfus imponi; stuporem vero et tor-<text:line-break/>porem papaveris fuccus et alterci semen efficiunt. ' Haesi<text:line-break/>si sola perpauca 'exhibeantur, dolorem </text:span><text:span text:style-name="T51">' fed</text:span><text:span text:style-name="T37">are non pote-<text:line-break/>runt;-quod si tantum ex istis detur; quantum acceptum</text:span></text:p>
      <text:p text:style-name="P15"><text:span text:style-name="T37">sedare dolorem possit, insigni noxa membrum dolens assi-<text:line-break/>cietur..: Igitur ne ipsum magnopere offendatur, neque<text:line-break/>fensus obtorpeat, aliorum .medicaminum permistior</text:span><text:span text:style-name="T37">a-</text:span><text:span text:style-name="T37">Phi-<text:line-break/>lone excogitata est. Quaenam vero sit methodus,, qna<text:line-break/>quis utens hanc medicamentorum structuram moliatur,;;in<text:line-break/>libris, de ipsorum compositione proditum esu Et "de his<text:line-break/>hactenus. Nunc quae sequuntur,, consideramus, inter quae<text:line-break/>prima est vox illa,, cyceons nempe quod vinum dolores<text:line-break/>oculorum ex obstructione orientes mitiget, ex aphorismos-<text:line-break/>rum interpretationibus didicistis, . Nunc vero, aliorum,<text:line-break/>quicunque eadem ratione concitantur, dolorum nonuun-<text:line-break/>quam ob sanguinis crassitudinem, nonnunquam 'ob frigus,<text:line-break/>vobis in mentem veniat, quam saepius et. in ventris do-<text:line-break/>loribus .et. in dolore capitis vocato hemicraera seu h.eini-<text:line-break/></text:span><text:span text:style-name="T51">-cranea,</text:span><text:span text:style-name="T37"> meracius vinum sunitum consestim quidem mani-<text:line-break/>fesse juvisse , accedente deinde somno, in totum dolorem<text:line-break/>sustulisse, videritis. </text:span><text:span text:style-name="T37">Vidisti </text:span><text:span text:style-name="T37">autem/me non illieo jejuno,<text:line-break/>fed. ab assumto cibo exhibere. rAt hoc loco Hippocrates</text:span></text:p>
      <text:p text:style-name="P14"><text:span text:style-name="T37">utrumque miscuit et cibum </text:span><text:span text:style-name="T37">et </text:span><text:span text:style-name="T37">potum': </text:span><text:span text:style-name="T37">tale </text:span><text:span text:style-name="T37">enim quiddam<text:line-break/>cyceon . est, quemadmodum et apud Homerum didicistis,<text:line-break/>miscentibus quidem, alia cum vino, commune vero omnium<text:line-break/>ipsum’ habentibus; fortasse et cum polenta vinum misce-<text:line-break/>bant.Necessario autem </text:span><text:span text:style-name="T37">et alia </text:span><text:span text:style-name="T37">misceri </text:span><text:span text:style-name="T37">ex </text:span><text:span text:style-name="T37">hoc -nomine,<text:line-break/>cyceon veteres signare quispiam putaverit, sic eos adpel-<text:line-break/>lationem hanc in eum sensum magis accipere indicans.<text:line-break/>Aliquando autem ego quempiam dolore vexatum sine cibo,<text:line-break/>vino uti jubens, ut opinionem meam confirmarem, multis<text:line-break/>subito calidis vaporibus affectum locum petentibus, eum,<text:line-break/>uti fui veritus, cruciatum animadverti: ab illis enim et<text:line-break/>inaequalis intemperies' nt repletio membro</text:span><text:span text:style-name="T58">1</text:span><text:span text:style-name="T37"> acciderunt.<text:line-break/>Alibi vero nos • explicavimus repletionem • quoquo versus<text:line-break/>corpora distendentem, imbecillis partibus dolorem inferre,<text:line-break/>fed inaequalem intemperiem </text:span><text:span text:style-name="T37">ea </text:span><text:span text:style-name="T37">ratione, quod aliquae<text:line-break/>partes adhuc naturaliter affectae, suit, aliquae refrigeratae<text:line-break/>ipsis sint proximae’: in istis enim a male affectis partibus<text:line-break/>ad recte valentes molesta: quaedam frigoris distributio sit';</text:span></text:p>
      <text:p text:style-name="P14"><text:span text:style-name="T37">at omnes refrigeratae, </text:span><text:span text:style-name="T37">ut </text:span><text:span text:style-name="T37">ita dicam, hecticam quondam<text:line-break/>temperaturam adeptae non dolenti Quibus enim , inquit,<text:line-break/>naturae mutantur atque, corrumpuntur, dolores •excitantur,<text:line-break/>non permutatis; jam atque, corruptis. Ego profecto vinum<text:line-break/></text:span><text:span text:style-name="T37">sine: </text:span><text:span text:style-name="T37">cibo epotum laefurum esse arbitrabar et experientia<text:line-break/></text:span><text:span text:style-name="T37">idem </text:span><text:span text:style-name="T37">testata firmiorem sententiam meam reddidit, cyeeon<text:line-break/>autem quum in fe ipsc cibum contineat/offendere nequa-<text:line-break/>quam poterit; nam ex utriusque mediecri miftioae aequa-<text:line-break/>bilis paulatim,'calefacti, </text:span><text:span text:style-name="T37">si </text:span><text:span text:style-name="T37">in partibus: affectis augescens<text:line-break/>sine multis vaporibus et refrigerata .calefacit: er inculcata<text:line-break/>dissipat. Quaecunque .enim </text:span><text:span text:style-name="T37">. </text:span><text:span text:style-name="T37">prius aliquibus </text:span><text:span text:style-name="T37">in &lt; </text:span><text:span text:style-name="T37">lenis cb<text:line-break/>crassitudinem, inhaeserant, eos attenuata et fiasa permeant,<text:line-break/>continentibus,, etiam ipsa corporibus rarioribus laxioribus-<text:line-break/></text:span><text:span text:style-name="T37">que </text:span><text:span text:style-name="T37">.affectis, quae, ab aequabiliter calefacientibus fieri </text:span><text:span text:style-name="T51">for<text:line-break/></text:span><text:span text:style-name="T37">lent. </text:span><text:span text:style-name="T37">Sternutationes-quoque;- nam </text:span><text:span text:style-name="T37">et, </text:span><text:span text:style-name="T37">hos deinceps’ scri-<text:line-break/></text:span><text:span text:style-name="T37">- psit; dolores, capitis ex. mullo flatuofo spiritu ortos perp</text:span></text:p>
      <text:p text:style-name="P13"><text:span text:style-name="T37">fpicue </text:span><text:span text:style-name="T37">removere cernuntur. • Haec igitur, omnia usque, ad<text:line-break/>sternutationes cum eo, quod ab.initio propositum </text:span><text:span text:style-name="T37">fuit.</text:span></text:p>
      <text:p text:style-name="P15"><text:span text:style-name="T37">cohaerere a me ostensum est et male ab interpretibus in<text:line-break/>plures sermones fuisse divisa. Ad sequentum igitur partem<text:line-break/>transeamus, quae plus </text:span><text:span text:style-name="T37">etiam </text:span><text:span text:style-name="T37">ab omnibus prioribus, quam<text:line-break/>illae inter sc distare, videtur. Potest autem et ipsa, ut<text:line-break/>ego sentio, de' doloribus, sicut et illae, fuisse prolata,<text:line-break/>fed ab illis, differre malitia. Exoriuntur enim dolores<text:line-break/>quidam maligni a maleficis scn medicamentis, quae dele-<text:line-break/>teria, id est mortifera vocant, scn feris venenum ictu<text:line-break/>fundentibus, sive succis aliquibus ex improbo victu aut<text:line-break/>pestilenti coelo in corpore genitis. Ad hos itaque id </text:span><text:span text:style-name="T51">ge-<text:line-break/>nus</text:span><text:span text:style-name="T37"> remedia enumerata fuisse dicimus, lac, allium, vinum<text:line-break/>feryefactum, acetum, salem. Lac namque venenis ero-<text:line-break/>sione interficientibus adversatur, siquidem attemperatione<text:line-break/>opus est. Allium vehementi frigore laedentibus' resistit,<text:line-break/>vinum mediocriter frigidis; fed quum ipsi adjectum fue-<text:line-break/>rit, </text:span><text:span text:style-name="T51">servesuctum,</text:span><text:span text:style-name="T37"> intelligere possumus admodum calidum.<text:line-break/>Potest etiam, intelligi vinumata decoctum, ut sapa, quam<text:line-break/>-vocant, </text:span><text:span text:style-name="T51">facta</text:span><text:span text:style-name="T37"> sitetenim haec corrodentes acrimonias tem-</text:span></text:p>
      <text:p text:style-name="P15"><text:span text:style-name="T37">perat. </text:span><text:span text:style-name="T37">Acetum vero, ut glutinosos, </text:span><text:span text:style-name="T37">quales </text:span><text:span text:style-name="T37">fungorum </text:span><text:span text:style-name="T37">esu<text:line-break/>creantur, succos dissecet </text:span><text:span text:style-name="T37">vel etiam refrigerandi causa, </text:span><text:span text:style-name="T37">sicut<text:line-break/>adversus thapsiam </text:span><text:span text:style-name="T37">requiritur. Postremo </text:span><text:span text:style-name="T37">salem, ut totam<text:line-break/>maleficorum humorum medicamentorumque substantiam<text:line-break/>consumere possit. </text:span><text:span text:style-name="T37">Ceterum quoniam </text:span><text:span text:style-name="T37">utilitates </text:span><text:span text:style-name="T37">et </text:span><text:span text:style-name="T37">noxae<text:line-break/>•noni folurn </text:span><text:span text:style-name="T37">per simplices nos </text:span><text:span text:style-name="T37">attingentium </text:span><text:span text:style-name="T37">qualitates, fed<text:line-break/></text:span><text:span text:style-name="T37">etiam per totam substantiam corporibus nostris adveniunt,<text:line-break/>et hoc enim ex aliis commentariis didicistis, jure fane<text:line-break/>optimo et illud dictum </text:span><text:span text:style-name="T37">suerit, </text:span><text:span text:style-name="T37">stirpium humores et in<text:line-break/>quibus vim habent. Proprietates namque ex tota sub-<text:line-break/>stantia progenitae aut corporibus nostris congruentes aut<text:line-break/>alienae, quatuor materiis continentur: aut enim purgato-<text:line-break/>riae medicinae funt aut alimenta aut ad haec tertio ea<text:line-break/>quae hic Hippocrates malefica nominavit aut quarto ipso-<text:line-break/>rum remedia. Quum vero tertium materiae genus et in<text:line-break/>medicamenta deleteria, hoc est mortifera vocata et fera-<text:line-break/>rum venena, distribuatur, duplex- etnista curantium rna-<text:line-break/>teria est. Adpellantur autem Graeco vocabulo alexipbar-</text:span></text:p>
      <text:p text:style-name="P15"><text:span text:style-name="T37">maca</text:span><text:span text:style-name="T37">, </text:span><text:span text:style-name="T37">id est medicamentorum auxilia, quae </text:span><text:span text:style-name="T37">mortiferis<text:line-break/>medicamentis </text:span><text:span text:style-name="T37">adversantur; theriaca vero quae ferarum<text:line-break/></text:span><text:span text:style-name="T37">morsibus </text:span><text:span text:style-name="T37">medentur. Verum fortasse </text:span><text:span text:style-name="T37">quis existimavit </text:span><text:span text:style-name="T37">et<text:line-break/></text:span><text:span text:style-name="T37">purgantium medicamentorum materiam inter' mortifera esse<text:line-break/>censendam, nam et </text:span><text:span text:style-name="T37">haec </text:span><text:span text:style-name="T37">ultra modum assumta nos inter-<text:line-break/>ficiunt.. Id si concesserimus, coniequens erit etiam ut<text:line-break/>alexipharrnaca et theriaca </text:span><text:span text:style-name="T37">in </text:span><text:span text:style-name="T37">mortiferis enumeremus, quan-<text:line-break/>doquidem et haec nos perdere possiut, nisi si quis ex ipsis<text:line-break/>omnino valde, parum assumferit. Verum ea de causa mihi<text:line-break/>plura medicamenta non vocare mortifera medici viden-<text:line-break/>tur, quod ipsorum temporibus quibusdam utilitas necessa-<text:line-break/>ria sit; ea vero appellare deleteria, id est perniciosa, quae<text:line-break/>nullo unquam tempore neque aegrotis hominibus neque<text:line-break/>valentibus operam ferunt, neque enim aconitum, neque<text:line-break/>argentum vivum, neque argenti spuma, neque marinus<text:line-break/>lepus, intra corpus accepta,/ullum nobis afferunt emolu-<text:line-break/>mentum, quemadmodum et alia, pleraque, de quibus et in<text:line-break/>illis commentariis actum est, ubi de juvantibus atque no-<text:line-break/>centibus per totius substantiae proprietatem disputavimus.</text:span></text:p>
      <text:h text:style-name="P8" text:outline-level="2">VI.</text:h>
      <text:p text:style-name="P11"><text:span text:style-name="T51">Homo ex lafsttudinibus ab itinere, imbecillitas, gravitas<text:line-break/>exspuit, tufstebnt enim ex vertice. Febris</text:span><text:span text:style-name="T37"> acuta, </text:span><text:span text:style-name="T51">ma-<text:line-break/>num submordensr' Secundo die caput grave, lingua<text:line-break/>exusta suit-, nares unguibus refcistae, </text:span><text:span text:style-name="T51">f</text:span><text:span text:style-name="T51">anguis non ma-<text:line-break/>navit, sinister lienis magnus et durus dolore infestabatur.</text:span></text:p>
      <text:p text:style-name="P13"><text:span text:style-name="T51">Qaaenarn</text:span><text:span text:style-name="T37"> huic aegroto acciderint, narravit Hippocra-<text:line-break/>tes; mortuusne sit an evaserit, quorum causa reliqua .omnia<text:line-break/>scripta sunt, dicere praetermisit. At forsan quid ego de<text:line-break/>aegro hoc futurum este praedicerem quispiam audire desi-<text:line-break/>deret, cui vera hunc in modum dicenda: sunt. Si quis<text:line-break/>ejus mihi urinam ostendisset, clare sane quid de eo sen-<text:line-break/>tirem attulissem. Quantum enim ad dicta pertinet, per-<text:line-break/>niciose aegrotabat; at si urina optima fuisset, hominem<text:line-break/>quidam evasurum, fed acute aegrotaturum esse praedixis-’<text:line-break/>sem ; sin autem prava apparuisset urina, brevi interiturum.<text:line-break/>Si mediocris, ut neque laudanda esset, neque vituperanda,</text:span></text:p>
      <text:p text:style-name="P15"><text:span text:style-name="T37">longiori tempori superstitem., tandem moriturum esse affir-<text:line-break/>massem. Alia porro symptomata media quodam modo </text:span><text:span text:style-name="T51">in-<text:line-break/>ter</text:span><text:span text:style-name="T37"> perniciem atque salutem sunt. Illud vero, nares au-<text:line-break/>tem unguibus rescissae, delude non,effundentes sanguinem:<text:line-break/>ita enim scripsit Zeuxis, nares unguibus rescissae non<text:line-break/>effuderunt sanguinem,, pessimum signum, est. Quod si<text:line-break/>scriptum esset, quemadmodum et in pluribus exemplari-<text:line-break/>bus scriptum repetitur, nares unguibus rescissae, sanguis<text:line-break/>non manavit, perniciosum quidem et hoc esset, sed mi-<text:line-break/>nus quam nullo modo sanguinem emittere. Patet autem<text:line-break/>quod et manus opera rite adhibita, sanguis tamen non<text:line-break/>emanavit; neque enim ab initio hac </text:span><text:span text:style-name="T51">in</text:span><text:span text:style-name="T37"> parte scripsisset,<text:line-break/>unguibus quidem nares esse proscllTas, neque tamen san-<text:line-break/>guinis effluvium accidisse, si absque manus opera id eve-<text:line-break/>nire potuisset. Referunt autem veteres medicos non pro-<text:line-break/>priis unguibus modo, fed etiam ferramento quodam ad id<text:line-break/>ipsum praeparato nares' dissecare solitos. Videnturque in<text:line-break/>aegrotante, de quo nunc fermo fit, ad ipsarum dissectio-<text:line-break/>nem propter capitis gravitatem curantes hominem medici<text:line-break/>devenisse. Illud vero de liene dictum, sinister lienis mag-</text:span></text:p>
      <text:p text:style-name="P15"><text:span text:style-name="T37">nus, nonnulli ita additum esse sinister putant, ut lacti<text:line-break/>album'poeta adjecit et luibus humi cubantes, quum nul-<text:line-break/>lum lac non album 'sit, nulli sues non humi cubantes<text:line-break/>* * * dissecta non erupit sanguis sinistra, tanquam<text:line-break/>dixisset/ ex sinistra nare et ea lieni e regione opposita esu<text:line-break/>Atque verisimile est medicum ad manus operam huic nari,<text:line-break/>adhibendam suisse permotum. Errante autem primo li--<text:line-break/>hrario accidit, ut erratum remaneret. Praeterea, quum<text:line-break/>in proposito sermone illud etiam sit, tussire ipsum ex<text:line-break/>vertice, de hoc etiam inter libri interpretes magna dis-<text:line-break/>sensio est orta, nonnullis quidem ex capite fieri tussim<text:line-break/>dicentibus, non, sicut crebrius fieri consuerit,, ex pectore<text:line-break/>et pulmone et afpera arteria, quando haec primo affecta<text:line-break/>funt; aliquibus autem ex vertice proprie dictum esse pu-<text:line-break/>tantibus, ut non solum ex capite destillatio aliqua tussis<text:line-break/>causa sit, sed etiam ab ipsius capitis parte illa, quam<text:line-break/>verticem nominamus.</text:span></text:p>
      <text:h text:style-name="P6" text:outline-level="2">VII.</text:h>
      <text:p text:style-name="P11"><text:span text:style-name="T51">Quartana laborantes magno morbo non capiuntur. Si<text:line-break/></text:span><text:span text:style-name="T51">prius </text:span><text:span text:style-name="T51">autem capiantur et quartana superveniat. Uberantur.</text:span></text:p>
      <text:p text:style-name="P13"><text:span text:style-name="T37">Comitialem veteres et magnum morbum et affectum<text:line-break/>puerilem adpellant, ut ipse Hippocrates in libro de aquis<text:line-break/></text:span><text:span text:style-name="T37">et </text:span><text:span text:style-name="T37">aere et locis, quoniam pueritia tempore abundat. Non-<text:line-break/>nulli et Herculeum ipfum vocaverunt, non quod Hercules<text:line-break/></text:span><text:span text:style-name="T37">eo </text:span><text:span text:style-name="T37">vexaretur,- sed videntur illi, sicut </text:span><text:span text:style-name="T37">alii </text:span><text:span text:style-name="T37">etiam nomini-<text:line-break/>bus ejus saevitiam exprimere voluerunt</text:span><text:span text:style-name="T37">, </text:span><text:span text:style-name="T37">ita et nomen<text:line-break/>hoc’ magnitudinem significans; herculeum fcilicet effinxisse.<text:line-break/>Alii sacrum morbum, falsa opinione decepti, appellave-<text:line-break/>runt, sicut in libro de sacro morbo explicatum esu Ori-<text:line-break/>tur sane et ab aliis affectis partibus nonnunquam vitium<text:line-break/>hoc, sed in' plurimis primum ipsum cerebrum afficitur,<text:line-break/>non alio affecto consentiens. Morbi autem causa frigidus<text:line-break/>crassusque humor est in' cerebri sinibus collectus; nervo-</text:span></text:p>
      <text:p text:style-name="P15"><text:span text:style-name="T37">rumque origines ac praecipue dorsi medullae primum prin-<text:line-break/>cipium occupans. Huic humori igitur et aliae quidem<text:line-break/>febres prosunt, sed maxime diuturnae et ex </text:span><text:span text:style-name="T51">his</text:span><text:span text:style-name="T37"> omnibus<text:line-break/>quartana potissimum, itemque ea ipfa quartana, quae<text:line-break/>longissima sit et cum rigore invadat, ipfe namque rigor.<text:line-break/>* * * * vectes * * * * cerebri quidem<text:line-break/>initium hoc, obstruente humore, febris autem caliditas<text:line-break/>prius attenuans et ipsum discutere apta est, praeterea et<text:line-break/>totam temperaturam vehementibus rigoribus mutare et<text:line-break/>humidam eam frigidamque ad calidius sicciusque redigere.<text:line-break/>Ab hac vero pituitosus humor interdum procreatur in cor-<text:line-break/>pore, at excretiones sequuntur convulsionem juvantes, per<text:line-break/>sudores quidem saepius, aut vomitum, aut alvi subductio-<text:line-break/>nem , quare et per haec expurgatur materia juxta id quod<text:line-break/>dixit in aphorismis, febrem convulsioni rectius accidere<text:line-break/>quatu convulsionem fabri; comitialis autem est totius cor-</text:span></text:p>
      <text:p text:style-name="P15"><text:span text:style-name="T37">poris convulsio. </text:span><text:span text:style-name="T37">In primo </text:span><text:span text:style-name="T37">quidem de morbis popularibus<text:line-break/></text:span><text:span text:style-name="T37">ita scripsit </text:span><text:span text:style-name="T37">de </text:span><text:span text:style-name="T37">quartana: tutissima </text:span><text:span text:style-name="T37">quidem omnium est et<text:line-break/>facillima, </text:span><text:span text:style-name="T37">fed </text:span><text:span text:style-name="T37">longissima quartana; neque enim ipsa solum<text:line-break/>per se ipsa </text:span><text:span text:style-name="T37">talis </text:span><text:span text:style-name="T37">est, fed etiam ab aliis ingentibus morbis<text:line-break/>tutum praestat. </text:span><text:span text:style-name="T37">Id </text:span><text:span text:style-name="T37">vero nulli dubium est, quod prius<text:line-break/>quartana febre laborantes comitialis morbus adoriri ne-<text:line-break/>quit, quandoquidem jam adortum superveniens quartana<text:line-break/>discutere consuevit; </text:span><text:span text:style-name="T37">quocirca </text:span><text:span text:style-name="T37">multo sane magis'ipsum<text:line-break/>nondum factum fieri non permittit.</text:span></text:p>
      <text:h text:style-name="P5" text:outline-level="2">VllI.</text:h>
      <text:p text:style-name="P16"><text:span text:style-name="T51">Pro quibus qui </text:span><text:span text:style-name="T51">morbi.</text:span></text:p>
      <text:p text:style-name="P13"><text:span text:style-name="T37">Hoc supra positis congruit, hanc sententiam in tuens.<text:line-break/>Pro quibus morbis qui morbi oriantur scire bonum est;<text:line-break/>id vero subaudire opus esu Quemadmodum enim quar-<text:line-break/>tanam comitialem sanat et febris quaeque convulsionem<text:line-break/>vel etiam destillationem et suspirium, eodem pacto ocu-</text:span></text:p>
      <text:p text:style-name="P15"><text:span text:style-name="T37">lorum phlegmonem, alni profluvium, saevitatem intestino-<text:line-break/>rurn, acida eructatio et lateris phlegmone pulmonariam,<text:line-break/>veternum phrenitis; contra vero non utiliter phrenitis in<text:line-break/>veternum, phlegmone lateris in pulmonariam se conver-<text:line-break/>tunt. Quin etiam atram bilem lliaemqrrhois plerumque<text:line-break/>incipientem 'prohibuisse ct jam affectam removisse, nec<text:line-break/>non et duratum lienem sanavisse, conspecta esu At </text:span><text:span text:style-name="T51">va-<text:line-break/>rices</text:span><text:span text:style-name="T37"> quoque hos ipsos morbos, podagras propterea et<text:line-break/>articularios dolores discutiunt.</text:span></text:p>
      <text:h text:style-name="P3" text:outline-level="1"><text:bookmark-start text:name="bookmark22"/>HIPPOCRATIS APHORISMI ET<text:line-break/>GALENI IN EOS COMMEN-<text:line-break/>TARII<text:bookmark-end text:name="bookmark22"/></text:h>
      <text:h text:style-name="P5" text:outline-level="2">I.</text:h>
      <text:p text:style-name="P11"><text:span text:style-name="T51">'^ita brevis, ars longa, occasto praeceps, experientia p</text:span><text:span text:style-name="T76">e</text:span><text:span text:style-name="T51">_<text:line-break/>riculosu, judicium difficile. medicum non folurn se<text:line-break/>ipsum quae deceant obeuntem, scst </text:span><text:span text:style-name="T76">et ae</text:span><text:span text:style-name="T51">g</text:span><text:span text:style-name="T76">r0tum et<text:line-break/></text:span><text:span text:style-name="T51">stantes et externa praesto effe opo</text:span><text:span text:style-name="T76">r</text:span><text:span text:style-name="T51">t</text:span><text:span text:style-name="T76">e</text:span><text:span text:style-name="T51">t,</text:span></text:p>
      <text:p text:style-name="P14"><text:span text:style-name="T37">Hanc orationem, sive unus sit aphorismus sive duo,<text:line-break/>prooemium esse totius operis ab omnibus prope ipsius in-<text:line-break/>terpretibus concessum esu Quid vero sibi Hippocrates<text:line-break/>tali usus prooemio velit dictu difficillimum est. Fortassis<text:line-break/>autem id ipsum inveniemus, si singulas orationis partes<text:line-break/>consideraverimus. Quod itaque vitam brevem dixerit ar-<text:line-break/>tis comparatione, omnibus fere libri explicatoribus, mani-<text:line-break/>festum est; artem vero ipsam hac ratione </text:span><text:span text:style-name="T51">longam</text:span><text:span text:style-name="T37"> ducere<text:line-break/>conjicio, tum quod omnium fere operationum particula-<text:line-break/>rium occasionem habeat momentaneam, ob idque captu<text:line-break/>difficilem, ut diuturna indigeat exercitatione ipsius digno-<text:line-break/>tionern adepturus, tum quia, quum duo sint instrumenta<text:line-break/>ad res artium inveniendas necessaria, experientia ac ex<text:line-break/>ratione judicium ,&lt; alterum quidem periculosum existit, al-<text:line-break/>terum vero perarduum, imo si quid aliud maximam for-<text:line-break/>titur difficultatem. Est igitur occasio </text:span><text:span text:style-name="T51">praeceps,</text:span><text:span text:style-name="T37"> oli mate-<text:line-break/>riae , circa quam ani versatur, fluxum. Corpus enim- no-<text:line-break/>strum mutationibus est obnoxium, neque a causis externis</text:span></text:p>
      <text:p text:style-name="P15"><text:span text:style-name="T37">dumtaxat, verum etiam ah internis, aut per fe, facile<text:line-break/>alteratur. </text:span><text:span text:style-name="T51">Periculosa</text:span><text:span text:style-name="T37"> vero </text:span><text:span text:style-name="T51">experientia,</text:span><text:span text:style-name="T37"> propter materiae<text:line-break/>dignitatem, non enim certe ob facilem ejus mutationem.<text:line-break/>Haec namque in momentanea occasionis volubilitate con-<text:line-break/>tinetur. Indicium vero si quis, ut ego assero, pro ratione </text:span><text:span text:style-name="T51">e<text:line-break/></text:span><text:span text:style-name="T37">accipiat, constat ipsam esse difficillimam, quum ad hunc<text:line-break/>usque diem ea concertetur. Si vero quemadmodum em-<text:line-break/>piricorum nonnulli augurantur, </text:span><text:span text:style-name="T51">per judicium intelligat<text:line-break/></text:span><text:span text:style-name="T37">eorum quae experientia prodeunt dignotionem, sic quoque<text:line-break/>constat ejus integrae adeptionem difficilem. Verum qui<text:line-break/>hunc scripsit librum; eum dogmaticum esse toto in opere<text:line-break/>demonstrabitur. Atque ita prior prooemii pars huc usque<text:line-break/>terminatur. Secundam autem scribit non ut pronunciet,<text:line-break/>scd utconsulat. </text:span><text:span text:style-name="T51">At non stolam se ipsum quae deceat obeuntem<text:line-break/>jed et aegrotum et astantes et externa praesto' ejse opor-<text:line-break/>tet.</text:span><text:span text:style-name="T37"> Hujus pronunclati haec vis esu Quod si quae hoc<text:line-break/>in libro scribuntur, eorum veritatem exploraturus sis ac<text:line-break/>diligenter examinaturus, non modo te ipsum medicum</text:span></text:p>
      <text:p text:style-name="P15"><text:span text:style-name="T37">omnia decenter agere oportet, sed et aegrotum ejusque<text:line-break/>ministros, ac praeterea externa citra penuriam comparari<text:line-break/>universa. Prior itaque sententia </text:span><text:span text:style-name="T37">hoc </text:span><text:span text:style-name="T37">unum caput com-<text:line-break/>plectitur: </text:span><text:span text:style-name="T51">vita brevis, ars longa.</text:span><text:span text:style-name="T37"> biam quae cetera se-<text:line-break/>quuntur, artem longam esse demonstraut. Atque huic<text:line-break/>succedens secunda sententia, tanquam consilium aut pa-<text:line-break/>ctum quoddam tum librum lecturis tum de eo judicium<text:line-break/>laturis asifert. Sed quid tandem sibi vult dum statim ini-<text:line-break/>tio libri hoc scribit, brevem este visam, si cum artis ma-t<text:line-break/>gnitudine conferatur? Nam id nobis ab exordio erat<text:line-break/>propositum. Nonnulli quidem arbitrantur exhortationis<text:line-break/>gratia artem praeclare professuris, nonnulli vero dehorta-<text:line-break/>tionis, id </text:span><text:span text:style-name="T51">pronuntiasue.</text:span><text:span text:style-name="T37"> Quidam autem </text:span><text:span text:style-name="T37">ad </text:span><text:span text:style-name="T37">explorationem<text:line-break/>ac dijudicationem tum eorum qui gnaviter tum eorum qui<text:line-break/>fecus in arte essent versaturi. Quidam etiamnum proferunt<text:line-break/>ipsum causam .tradidisse, ob quam oportuit commentarios<text:line-break/>scribere; quidam addunt aphoristicos. Quidam autem hoc<text:line-break/>sermone augurantur ipsum conjectatricis artis causas pro-</text:span></text:p>
      <text:p text:style-name="P15"><text:span text:style-name="T37">tulisse; alii denique a quot causis medici. suo fine fru-<text:line-break/>strentur. Hi igitur mihi, ut a postremis primum exordiar,<text:line-break/>nihil prorsus orationi consonum dicere videntur. : Quid<text:line-break/>enim esset doctrinae aut Hippocratis sententia, dignum,<text:line-break/>statim per operis initia docere, vel quod ars' quaedam<text:line-break/>conjectatrix sit ars medica, vel quod ejus frustremur fine<text:line-break/>aut nobis ipsis aut artis magnitudine? Sed et haec verba:<text:line-break/>at </text:span><text:span text:style-name="T51">non salum . medicum su ipsum quae deceant obeuntem,<text:line-break/>fed et aegrotum et adstantes et externa praesto, este opor-r<text:line-break/>tet,</text:span><text:span text:style-name="T37"> contrarium omnino indicant; Haec enim omnia scri-<text:line-break/>bere magis eum,decet, qui profiteatur omnia, quae hoc<text:line-break/>libro continentur, esse vera quam qui multas ob causas,<text:line-break/>fateatur propositum finem non assequi. Non enim dixif-<text:line-break/>fet: </text:span><text:span text:style-name="T51">at non salum medicum oportet;</text:span><text:span text:style-name="T37"> fed post illa verba:<text:line-break/>vita </text:span><text:span text:style-name="T51">brevis, ars longa, occasio praeceps, experientia pe-<text:line-break/>riculosu, judicium difstcile,</text:span><text:span text:style-name="T37"> haec subjunxisset Sed etme&lt;<text:line-break/>dicus ipse, delinquit et aegri et eorum ministri. At sane<text:line-break/>neque illi, qui dicunt ipsum </text:span><text:span text:style-name="T51">candidatos</text:span><text:span text:style-name="T37"> dehortari, ex</text:span></text:p>
      <text:p text:style-name="P15"><text:span text:style-name="T37">quibus dicit vitam quidem, esse brevem, artem vero lon-<text:line-break/>gam decenter loqui mihi videntur. Nam extremae esset<text:line-break/>dementiae' et. simul opera posteris hominibus tanquam quid<text:line-break/>profuturum relinquere et. simul initio statim non folum.<text:line-break/>ab ..operis lectione ret i eorum &gt;quae in eo scripta funt, do-,<text:line-break/>ctrina dehortari, verum etiam ab arte universa, quam<text:line-break/>discendam esse denunciat, • ‘Qui vero proferunt ipsum ad<text:line-break/>artem amico labore capessendam exhortari-, non enim ali-,<text:line-break/>ter eam universam • posse brevi tempore</text:span><text:span text:style-name="T37">, </text:span><text:span text:style-name="T37">quum, fit longa,<text:line-break/>cognosci, ii etsi quid veri .dicunt, non tamen mihi viden-<text:line-break/>tur prooemium , neque viri sententia dignum nieque iis.<text:line-break/>quae hoc lu libro scribuntur,</text:span><text:span text:style-name="T37">. </text:span><text:span text:style-name="T37">fatis congruens ostendere,<text:line-break/>quemadmodum nec qui hunc sermonem, candidatorum ad<text:line-break/>artem accedentium exploratorem esse arbitrati sunt. Nam<text:line-break/>etsi verum. est, quemadmodum a Platone est dictum, hac<text:line-break/>maxime via periculum eorum animi fieri, qui quamcunque<text:line-break/>artem percepturi sint, si magnam atque arduam illis esse<text:line-break/>doctrinam ostenderimus; neque tamen id </text:span><text:span text:style-name="T37">per </text:span><text:span text:style-name="T37">librum, sed</text:span></text:p>
      <text:p text:style-name="P15"><text:span text:style-name="T37">mullis colloquiis agitur, neque mihi praesenti commenta-<text:line-break/>tioni congruere videtur., prooemium. si quidem oportet<text:line-break/>iis quae in libro scribenda sunt consentaneum esse. Nisi<text:line-break/>fortassis decernat Hippocrates omnium primos legi apho-<text:line-break/>rifmos, ob idque in operis prooemio communem fecerit<text:line-break/>universae artis sermonem, quo ostendat-non omnes posse<text:line-break/>pro arbitrio artem medicam, quod longa sit,i ediscere, scd<text:line-break/>illos dumtaxat et quibus abunde tempus ad discendum<text:line-break/>suppetat et natura sit . idonea. </text:span><text:span text:style-name="T51">. Quod st probabile</text:span><text:span text:style-name="T37"> prorsus<text:line-break/>esse appareat, hanc tutius'artis communem ipsum fecisse<text:line-break/>praefationem, nemo illos reprehendet, qui ajunt Hippo-<text:line-break/>cratem operis scribendi causam reddidisse. Fecit autem<text:line-break/>et in libro qui de medici officina inscribitur, omnium le-<text:line-break/>ctionum commune prooemium, quemadmodum in illius<text:line-break/>libri explicatione demonstratum esu Quicunque igitur aut<text:line-break/>generis doctrinae aut in universum usus operum causam<text:line-break/>in prooemio explicari proferunt, hi quid rectius ceteris<text:line-break/>sentire videntur. Nam et genus doctrinae aphoristicum.</text:span></text:p>
      <text:p text:style-name="P15"><text:span text:style-name="T37">quod omnes rei proprietates paucissimis verbis circumfcri-<text:line-break/>bit, est utilissimum desideranti brevi tempore longam ar-<text:line-break/>tem docere, et ob id omnino' conscribere quod vita fit<text:line-break/>brevis, prout ad artis amplitudinem conferatur, rationi<text:line-break/>maxime consentaneum. Nemo enim nostrum potest artem<text:line-break/>simul et constituere, et absolvere. Verum satis est </text:span><text:span text:style-name="T37">fi </text:span><text:span text:style-name="T37">quae<text:line-break/>multorum annorum spatio majores invenere, iis acceptis<text:line-break/>aliquid addant posteri nosque ipsi aliquando ipsam artum<text:line-break/>profecerimus. Nam vel propter horum' alterum vel utrum-<text:line-break/>que mihi videtur quodam tali usus esse prooemio , ac si<text:line-break/>ita scripsisset; Quandoquidem artis amplitudo vitam<text:line-break/>humanam exsuperat, adeo ut ab homine quantumvis sedulo<text:line-break/>ac laboris amico nequeat et inchoari et ad finem usque<text:line-break/>perduci ;propterea optimum est; quaecunque quis noverit,<text:line-break/>ea literis mandata posteritati relinquere, quae rerum do-<text:line-break/>cendarum naturam omnem et accurate et breviter et di-<text:line-break/>lucide. interpretentur. Artem sane longam esse haec verba<text:line-break/>subscquentia demonstrant:: </text:span><text:span text:style-name="T51">occasio praeceps, experientia</text:span></text:p>
      <text:p text:style-name="P15"><text:span text:style-name="T51">periculosa</text:span><text:span text:style-name="T21">, </text:span><text:span text:style-name="T51">judicium disistcile.</text:span><text:span text:style-name="T37"> Ac si ita dixerit: </text:span><text:span text:style-name="T51">vita bre-<text:line-break/>vis, ars-longa,</text:span><text:span text:style-name="T37"> quod </text:span><text:span text:style-name="T37">occasio </text:span><text:span text:style-name="T37">praeceps et experientia pe-<text:line-break/>riculosa et judicium difficile. Propterea' 'enim etiam ars<text:line-break/>longa, quoniam occasio agendorum in ipsa est maxime<text:line-break/>praeceps , hoc est augustissima et paucissimi temporis. ' Ad<text:line-break/>haec, quoque quum duo sint remediorum inveniendorum<text:line-break/>instrumenta, ratio et experientia;-experientia quidem pe-<text:line-break/>riculosa est, ratio vero difficilis-, hoc est, quae cuicunque<text:line-break/>innotescere minime potest. Vera autem esse singula quae<text:line-break/>dicuntur paucis ostendere non arduum esu , Occesio nam-<text:line-break/>que praeceps </text:span><text:span text:style-name="T37">est </text:span><text:span text:style-name="T37">propter artis materiam; dico vero • cor-<text:line-break/>pus quod continenter fluit et exili tempore mutatus.. At<text:line-break/>experientia periculosa est ipfaque talis materiae ratione.<text:line-break/>,Non enim lateres, lutum, ligna, lapides, tegulae, coria,<text:line-break/>medicinae ut ceterarum artium materia sunt, in quibus<text:line-break/>citra laesionem ‘ multis modis eum experiri et exerceri<text:line-break/>decet; qui circa materiam versetur et artis theoremata<text:line-break/>meditetur, quod in; lignis quidem lignarii fabri, lu coriis</text:span></text:p>
      <text:p text:style-name="P15"><text:span text:style-name="T51">vero</text:span><text:span text:style-name="T37"> coriarii moliuntur. Ligna siquidem et cerium male<text:line-break/>tractantem -corrumpere -nullum periculum est, at lu cof-<text:line-break/>pore humano inexperta experiri periculo non vacat, quum<text:line-break/>prava experientia ad tutius animantis jacturam piocumbat.<text:line-break/>Quin etiam et judicium. exstiterit autem ratio ipsa .judi-<text:line-break/>cium, quod per eam 'facienda judicentur, arduum et captu<text:line-break/>difficile est; vera autem illa ratio, qnod fectarum multi-<text:line-break/>tudo in. arte medica declarat. Non enim-si veritas esset<text:line-break/>inventu facilis, </text:span><text:span text:style-name="T51">tot</text:span><text:span text:style-name="T37"> ac tanti viri'in ea quaerenda occu-<text:line-break/>pati in tam pugnantes sibi invicem sententias devenissent.<text:line-break/>Verum empiricis non videtur ratio dici judicium, sed<text:line-break/>eorum quae per experientiam inventa' sunt auxiliorum<text:line-break/>delectus. Nam revera haec res et difficilis et'inventu ardua<text:line-break/>existit, quum multis remediis aegrotanti adhibitis quoddam<text:line-break/>unum ex ipsis utilitatis aut laesionis causa siti Si namque<text:line-break/>ita fors tulerit, ipsum recte dormiisse; deinde fotu per-<text:line-break/>fusum fuisse, postea emplastrum admotum, deinde cly-<text:line-break/>sterem injectum vel spontaneam dejectionem habuisse;</text:span></text:p>
      <text:p text:style-name="P16"><text:span text:style-name="T37">.7IVX </text:span><text:span text:style-name="T14">,ϊίθτ </text:span><text:span text:style-name="T37">I. </text:span><text:span text:style-name="T51">o</text:span></text:p>
      <text:p text:style-name="P15"><text:span text:style-name="T37">deinde tales cibos, assumsisse </text:span><text:span text:style-name="T37">et post haec omnia opem </text:span><text:span text:style-name="T37">vel<text:line-break/>noxam percepisse , . </text:span><text:span text:style-name="T37">non facile dictu </text:span><text:span text:style-name="T37">est, </text:span><text:span text:style-name="T37">qnaenam </text:span><text:span text:style-name="T37">rerum<text:line-break/>gestarum aegrotum </text:span><text:span text:style-name="T37">juvisse aut </text:span><text:span text:style-name="T37">laesisse </text:span><text:span text:style-name="T37">contigerit.. His </text:span><text:span text:style-name="T37">igi-<text:line-break/></text:span><text:span text:style-name="T37">tur de. </text:span><text:span text:style-name="T37">caulis omnibus judicium </text:span><text:span text:style-name="T37">difficile. </text:span><text:span text:style-name="T37">Jam </text:span><text:span text:style-name="T37">itaque </text:span><text:span text:style-name="T37">ora-<text:line-break/></text:span><text:span text:style-name="T37">tionem. fummatim. </text:span><text:span text:style-name="T37">proferamus, . Ars </text:span><text:span text:style-name="T37">quidem elonga est, </text:span><text:span text:style-name="T37">si<text:line-break/></text:span><text:span text:style-name="T37">eam, unius hominis vita metiamur. </text:span><text:span text:style-name="T51">Quare</text:span><text:span text:style-name="T37"> operae pretium<text:line-break/>est: posteris opera relinquere praesertim et concisa et </text:span><text:span text:style-name="T37">apho-<text:line-break/></text:span><text:span text:style-name="T37">ristica. Nam </text:span><text:span text:style-name="T37">ejusmodi </text:span><text:span text:style-name="T37">doctrinae genus . et</text:span><text:span text:style-name="T58">r</text:span><text:span text:style-name="T37"> ad ipsam pri-<text:line-break/>mam disciplinam </text:span><text:span text:style-name="T37">et ad </text:span><text:span text:style-name="T37">eortmr quae quis didicerit </text:span><text:span text:style-name="T37">memoriam<text:line-break/></text:span><text:span text:style-name="T37">juvandam et </text:span><text:span text:style-name="T37">eorum quae </text:span><text:span text:style-name="T37">aliquis oblitus </text:span><text:span text:style-name="T37">possea </text:span><text:span text:style-name="T37">fuerit, re-<text:line-break/>cordationem </text:span><text:span text:style-name="T37">idoneum, </text:span><text:span text:style-name="T37">esu Adstipulatur autem &gt;his quod<text:line-break/>siibsequitur.. </text:span><text:span text:style-name="T37">Quum </text:span><text:span text:style-name="T37">enim operi ipsi atque iis </text:span><text:span text:style-name="T37">quae </text:span><text:span text:style-name="T37">in eo<text:line-break/>dicentur praefationem praetexuisset consentaneam; orationi<text:line-break/>clausulam addidit: his verbis: </text:span><text:span text:style-name="T51">at non fobum </text:span><text:span text:style-name="T51">medicum se<text:line-break/>ipsum quae deceat </text:span><text:span text:style-name="T51">obeuntem,—sud-ct </text:span><text:span text:style-name="T51">aegrotum et adstan-<text:line-break/>tem et externa praesto ejse </text:span><text:span text:style-name="T51">.oportet.</text:span><text:span text:style-name="T37"> </text:span><text:span text:style-name="T37">Si quis, inquit, </text:span><text:span text:style-name="T37">ali-<text:line-break/>quando .dijudicaturus. est qwaesshncrin.libro ascribuntur<text:line-break/>quautum sortiantur veritatis, is- uon solum se ipsum prae-</text:span></text:p>
      <text:p text:style-name="P15"><text:span text:style-name="T37">stare oportet.quae deceat obeuntem, nihilque </text:span><text:span text:style-name="T51">quod:</text:span><text:span text:style-name="T37"> aegro<text:line-break/>profuturum sit praetermittere; immo</text:span><text:span text:style-name="T37">. </text:span><text:span text:style-name="T37">et ipsum aegrum<text:line-break/>simul medico'nihfequi netr quidquam propriae voluptati in-<text:line-break/>dulgere; ministros'etiam idoneos:allidere oportet;- ad haec<text:line-break/>et. externa omnia probe comparata. ' Etenim propter illa<text:line-break/>plerumque vel praenotionem "'vel. curationem vel -utram-<text:line-break/>que interrumpi contingit.': 'Externa autem sunt- habilatio-<text:line-break/>nes idoneae vel'turbarum plenae vel turba vacantes;prae-<text:line-break/>tereaquaenuntianturet aguntur, iram aut moerorem aut<text:line-break/>aliquem;ejusmodi alium affectum aegrotanti parturientis,<text:line-break/>adhaec::et alia quae; noctu?ipsi.fomnum abrumpunt, quae<text:line-break/>prope-infinita funt.. i‘Si igitur, inquit; haec omnia probe<text:line-break/>.et citra errorem fe habuerint, nihil eorum quae hoc in<text:line-break/>libro, scribuntur falsum </text:span><text:span text:style-name="T37">esse </text:span><text:span text:style-name="T37">comperietur </text:span><text:span text:style-name="T37">i. L i </text:span><text:span text:style-name="T37">• &gt;..•&gt;•</text:span></text:p>
      <text:h text:style-name="P5" text:outline-level="2">l<text:span text:style-name="T86">I</text:span>.</text:h>
      <text:p text:style-name="P11"><text:span text:style-name="T37">lii </text:span><text:span text:style-name="T51">alvi, perturbationibus [etcvopiitionibus quae sponte obo-<text:line-break/>riuntur ,st quuiia purgari. oporteat purgantur,'rconsert</text:span></text:p>
      <text:p text:style-name="P15"><text:span text:style-name="T51">et facile ferunt;</text:span><text:span text:style-name="T37"> sin minus, contra. </text:span><text:span text:style-name="T51">Sic et vasurum<text:line-break/>vacuatio , st qualem fieri oportet stat, et confert et fa-<text:line-break/>cile serunt</text:span><text:span text:style-name="T37"> 5 sin minus, </text:span><text:span text:style-name="T51">contra. Itaque inspicere opor-<text:line-break/>tet et .regionem et anui tempestatem et aetatem et mor-<text:line-break/>bos, quibas vacuari aut non vacuari oporteat,</text:span></text:p>
      <text:p text:style-name="P48"><text:span text:style-name="T37"><text:tab/>&lt;<text:tab/></text:span><text:span text:style-name="T37">K</text:span></text:p>
      <text:p text:style-name="P13"><text:span text:style-name="T37">Non de eorum quae vacuantur quantitate, ipsi sermo<text:line-break/>est, ut nonnulli arbitrati sunt, scd de sola qualitate, quod,<text:line-break/>dilucide prodit utcunque vocabulum, qualia et qualis.<text:line-break/>Nam in iis quae sponte fiunt vacuationibus dixit. Si<text:line-break/>qualia oportet purgari , purgentur, confert et facile ferunt.'<text:line-break/>In iis. vero quae a medico, si. qualis fieri , debeat, fiat </text:span><text:span text:style-name="T37">- </text:span><text:span text:style-name="T37">va-<text:line-break/>sorum vacuatio.,. licet potuisset. dicere, si quanta purgari,<text:line-break/>oporteat purgentur et rursus, si quanta fieri debeat va-<text:line-break/>sorum fiat vacuatio. Idem vero ostenditur et per verbum<text:line-break/>purgari. Non enim simpliciter dixit, si qualia oporteat<text:line-break/>vacuari; fed si qualia oporteat purgari. Est</text:span><text:span text:style-name="T69">:</text:span><text:span text:style-name="T37"> autem pur-</text:span></text:p>
      <text:p text:style-name="P15"><text:span text:style-name="T37">gatio humorum qnalitate molestorum vacuatio. In his<text:line-break/>sane plurimi aberrant interpretes, qui neque verba, ne-<text:line-break/>que hominis mentem assequuntur. Tum vero magis pec-<text:line-break/>cant, quam nonnulli depletionis vasornm nomen pro in-<text:line-break/>edia, alii pro venae sectione accipiant. Hippocrates si<text:line-break/>quidem omnem vacuationem vasorum depletionem al&gt;<text:line-break/>eventu nominat, quoniam lu omnibus vacuationibus vasa<text:line-break/>depleri contingit. Itaque nnnc ipsi sermo est de qualitate<text:line-break/>eorum quae vacuantur. Quemadmodum autem semper ad-<text:line-break/>hortatur, quae probe a natura fiunt, ea medicum imitari,<text:line-break/>sic et nunc agit a spontaneis vacuationibus suam exorsus<text:line-break/>orationem, in quibus si qualia oportet, hoc est quae in-<text:line-break/>festant, vacuentur, et confert et leniter ferunt. Quodsi<text:line-break/>aliorum quorundam fiat evacuatio et non eorum quae mo-<text:line-break/>lestant, contrarium obvenit, neque confert et graviter fe-<text:line-break/>runt aegrotantes. Ita sane fi quam medicus moliatur hu-<text:line-break/>rnorum vacnationem, eorum qnae molestant ipsa esto,<text:line-break/>quemadmodum et aliis in locis humorem noxium imperat,</text:span></text:p>
      <text:p text:style-name="P15"><text:span text:style-name="T37">neque alterum quendam pro leni vacuari. Itaque pituita<text:line-break/>exuberante, haec modis omnibus vacuanda est, flava vere<text:line-break/>hile aut atra infestante, a pituita abstinendum et in-<text:line-break/>festans bilis vacuanda. Sic humor quoque sanguineus si<text:line-break/>exuberet, sanguinis vacuatio molienda et feri sanguinis,<text:line-break/>si illud redundet. At vero exuberantem humorem ex co-<text:line-break/>lore conjectari oportet, nisi quum quidam in corporis al-<text:line-break/>tum recesserint. Color enim similis efflorescit humoribus,<text:line-break/>nisi ipsi intro refluxerint. Atque in iis maxime qui intro<text:line-break/>recesserunt, neque sunt aequabiliter per totum corpus<text:line-break/>diffusi, spectanda est anni tempestas et regio et aetas et<text:line-break/>morbi, quibus vacuari aut non vacuari oporteat, hoc est<text:line-break/>in quibus conveniat, necne hujus vel illius humoris va-<text:line-break/>cuatlonern moliri. Quamquam enim habet humorum in<text:line-break/>corpore exuberantium unusquisque propria indicia, de<text:line-break/>quibus deinceps plenius dicturi fumus, attamen ad per-<text:line-break/>fectum rei cognitionem tum praesens anni tempestas, tum</text:span></text:p>
      <text:p text:style-name="P15"><text:span text:style-name="T37">regio in qua degunt aegrotantes, tum ipsorum aetas, tum<text:line-break/>denique morbi idea consideranda esu Sint enim, si ita<text:line-break/>contigerit, flavae bilis in corpore redundantis indicia,<text:line-break/>una cum ipsis inspiciendum erit ah tempus aestivum an<text:line-break/>regio calida, an aeger aetate floreat. Ita vero et de pi-<text:line-break/>tuita considerandum est an hiems adsit, an. regio frigi-<text:line-break/>da, an homo senex. Atque praeter haec omnia ipsam mor-<text:line-break/>bi speciem considerare oportet, ut quod tertiana, si ita<text:line-break/>sors tulerit, fiat a flava bile modum excedente, quartana<text:line-break/>ab atra, quotidiana a pituita, cancer ab atra bile, ery-<text:line-break/>sipelas a flava, atque singulae ceterorum morborum spe-<text:line-break/>cies. Si enim haec omnia distinxerimus, securius ad<text:line-break/>noxii humoris vacuationern accedemus. Omnium igitur<text:line-break/>interpretum absurdissimi sunt qui ipsum de sola inedia,<text:line-break/>quae in febribus imperatur, verba facere arbitrantur,<text:line-break/>quum ipse minime febres nominaverit, ac de omnibus in<text:line-break/>universum habeatur sermo quae sunt praeter naturum.</text:span></text:p>
      <text:p text:style-name="P15"><text:span text:style-name="T37">quorum nos docet indicationes, quibus incumbentes non<text:line-break/>quantitatem, scd qualitatem vacuatiouis invenire conve-<text:line-break/>nit. Nam de quantitate fequens digerit aphorifmus. Quo<text:line-break/>autem morbi tempore aggredienda sit evacuatio et quo-<text:line-break/>modo ipsa facienda, in aliis deinceps aphorisinis explica-<text:line-break/>bitur. Unde neque nunc mihi de his dicere necessarium<text:line-break/>videtur. Sic enim nostra doctrina non foret fapientior et<text:line-break/>commentarii ad immensam minimeque necessariam pro-<text:line-break/>lixitatem devenirent.</text:span></text:p>
      <text:h text:style-name="P5" text:outline-level="2">III.</text:h>
      <text:p text:style-name="P11"><text:span text:style-name="T51">Summae atheletarum eucxiae st ad extremum procejsurint,<text:line-break/>periculosae,</text:span><text:span text:style-name="T37"> lilon enim eodem in </text:span><text:span text:style-name="T51">statu morari queunt,<text:line-break/>neque consistere. Quum autem non .consistant, neque<text:line-break/>t</text:span><text:span text:style-name="T66">n</text:span><text:span text:style-name="T51">' melius postsint provehi , fuperest sune ut in deterius<text:line-break/>labantur. Quas ab res ejusmodi euexias haud cunctan-<text:line-break/>ter salvere</text:span><text:span text:style-name="T37"> confert, quo </text:span><text:span text:style-name="T51">novae rursum nutricationis</text:span><text:span text:style-name="T37"> cor-<text:line-break/>pus initum </text:span><text:span text:style-name="T51">sumat. Tlon tamen concidentium </text:span><text:span text:style-name="T21">υ </text:span><text:span text:style-name="T51">asarum</text:span></text:p>
      <text:p text:style-name="P15"><text:span text:style-name="T51">vacuationes ad extremum ducendae. Eadem vero ra-<text:line-break/>tione et quae ad extremum ducunt vacuationes pericu-<text:line-break/>losae.</text:span><text:span text:style-name="T37"> Et </text:span><text:span text:style-name="T51">vlciststm refectiones ad extremum appulsae<text:line-break/>periculosae.</text:span></text:p>
      <text:p text:style-name="P13"><text:span text:style-name="T37">Praecedentem hunc sermonem esse de eorum quae<text:line-break/>vacuantur qualitate ostendimus. Iu hoc autem ac sequen-<text:line-break/>tibus vult de quantitate docere, et ab immoderata reple-<text:line-break/>tione et evacuatione exorditur. At lu hoc praesenti apho-<text:line-break/>rismo nobis proposito peraeque ac superiore quoddam<text:line-break/>exemplum supponit, ad quod, quemadmodum ipsi mos<text:line-break/>est, orationem dirigat. Exemplum autem ipsi est gymna-<text:line-break/>stica euexia. Gymnasticam autem euexiam nominat ha-<text:line-break/>bitum in exercitiis adversariorum prosternendorum gratia<text:line-break/>comparatum ab iis qui hanc ipsam functionem per totam<text:line-break/>vitam ut athletae obierunt. Nam quae abfolute euexia<text:line-break/>nominatur, quam multi agricolae terris fodiendis, segeti-</text:span></text:p>
      <text:p text:style-name="P15"><text:span text:style-name="T37">bns metendis et ceteris ad vitam elaborandis sortiuntur,<text:line-break/>ad immoderatam repletionem non provehitur. At boni<text:line-break/>athletarum habitus improbatio haec non levis est, quid<text:line-break/>sit carneae molis magnitudine corpus induere ac proinde<text:line-break/>ipsi humorum copiam accumulare studeant. Hi enim ap-<text:line-break/>paratus sunt, ad totius corporis nutritiouem,- qui si ipsi<text:line-break/>praesto non adsint, fieri non potest ut corpora in majo-<text:line-break/>rem quam deceat molem attollantur, quare ejusmodi asse-<text:line-break/>ctum periculosum esse necesse esu Quum enim vasa cibis<text:line-break/>ac potibus fuerint supra..modum repleta, periculum est Ue<text:line-break/>aut ipsa rumpantur aut calor ipse nativus suffocetur, aut<text:line-break/>etiam exstinguatur, quod athletis jam quibusdam accidit,<text:line-break/>qui ad summam repletionem deducti derepente interierunt.<text:line-break/>Verum quae ad naturales functiones obeundas utilis est euexia,<text:line-break/>nullum eminens ejusmodi periculum attulit, quis nunquam ad<text:line-break/>extremam venitrepletionem, quare ipsam solvere non decet,<text:line-break/>quemadmodum athleticam; quum ad extremum venerit. Hanc<text:line-break/>enim solvere oportet haud cunctantes, sed antevertentes</text:span></text:p>
      <text:p text:style-name="P15"><text:span text:style-name="T37">solutione periculum. </text:span><text:span text:style-name="T37">Quam ob causam vero </text:span><text:span text:style-name="T37">ipfam </text:span><text:span text:style-name="T37">salvere<text:line-break/></text:span><text:span text:style-name="T37">oporteat, eam </text:span><text:span text:style-name="T37">ipse </text:span><text:span text:style-name="T37">his scripsit verbis</text:span><text:span text:style-name="T37">; </text:span><text:span text:style-name="T51">iyieque </text:span><text:span text:style-name="T51">enim </text:span><text:span text:style-name="T51">eodem<text:line-break/></text:span><text:span text:style-name="T51">in .statu morari queunt, neque consistere.</text:span><text:span text:style-name="T37"> Quum enim<text:line-break/>semper. natura coctionem, distributionem, sanguinis : crea-<text:line-break/>tionem, adjectionem, agglutinationem </text:span><text:span text:style-name="T37">et </text:span><text:span text:style-name="T37">assimilationem<text:line-break/>moliatur , quumque </text:span><text:span text:style-name="T37">nihil </text:span><text:span text:style-name="T37">solidis' corporis partibus possit<text:line-break/>adjici, neque </text:span><text:span text:style-name="T37">venae </text:span><text:span text:style-name="T37">etiamnurn locum habeant, in'quem<text:line-break/>alimentum distributum recipiant, </text:span><text:span text:style-name="T37">tum necessario </text:span><text:span text:style-name="T37">aut ru-<text:line-break/>ptionis vasis alicujus, </text:span><text:span text:style-name="T37">aut </text:span><text:span text:style-name="T37">repentinae mortis periculum ad-<text:line-break/>fertur. Ut igitur, corpus habeat locum, quo rursum nu-.<text:line-break/>nutriatur, euexia citra moram foIvenda est. Ipsius<text:line-break/>autem solutio; ut liquet,, evacuatio esu Et haec quoque<text:line-break/>vacuatio non ultra modum ducenda est; immodica namque<text:line-break/>vacuatio non minus quam, immoderata repletis periculosa. </text:span><text:span text:style-name="T58">;<text:line-break/></text:span><text:span text:style-name="T37">Vacuationis autem quantitatem non solum humor exuberans,<text:line-break/>sed etiam natura, hoc est hominis vacuandi vires indicave-<text:line-break/>rint. Alii enim aliis magis vacuationes ferre consueverunt.<text:line-break/>Haec itaque, ipsi de athletica euexia dicta sunt et haec</text:span></text:p>
      <text:p text:style-name="P15"><text:span text:style-name="T37">quidem perfe' utilia funt iis ,-qui illud institutum sectari<text:line-break/>desiderant xi medicis vero-sunt tanquam exemplum: oratio-<text:line-break/>nis quam dicturus est. Dicit enim; </text:span><text:span text:style-name="T51">JLadam ‘vero ratione<text:line-break/>et quae ad extremum ducunt vacuationes, periculosae. Et<text:line-break/>vicijstm refectiones ad extremum ductae periculosae-,</text:span><text:span text:style-name="T37"> tale<text:line-break/>quid tuto eo sermone demonstrare volens, quod nimirum<text:line-break/>neque vacuare </text:span><text:span text:style-name="T37">• </text:span><text:span text:style-name="T37">neque replere praeter modum oporteat.<text:line-break/>At id potissimum ex athletica euexia didicerimus, quae<text:line-break/>etiamsi et alia haud noxia habuerit, -nam gymnastae </text:span><text:span text:style-name="T37">et<text:line-break/></text:span><text:span text:style-name="T37">bonis abundant humoribus et virium pollent robore ; </text:span><text:span text:style-name="T37">• </text:span><text:span text:style-name="T37">ipsis<text:line-break/>tamen hoc ipsum malum est maximum, quod ad extre-<text:line-break/>mam repletionem venerit, quapropter brevi eam solvere<text:line-break/>oportet. Ac rursus quemadmodum tali habitu praediti,<text:line-break/>ad extremam vacuationem non sunt perducendi ; sic neque<text:line-break/>qui alia quavis egent vacuatione non sunt praeter mo-<text:line-break/>dum evacuandi. Nam universe loquendo in omni evacu-<text:line-break/>atione vires conjecturis spectandae sunt, ac donec per-<text:line-break/>ferunt,-neque deficiunt, exsuperantem humorem educere<text:line-break/>studendum esu . At quum vires dissolvuntur , .etiamsi resi-</text:span></text:p>
      <text:p text:style-name="P15"><text:span text:style-name="T37">duum sit aliquid, exuberantis humoris vacuatio cavenda<text:line-break/>esu Illud autem, er </text:span><text:span text:style-name="T51">vicifstm resectiones ad extremum ap-<text:line-break/>pulsue periculosae f</text:span><text:span text:style-name="T37"> si quis debeat hunc sermonem ad ex-<text:line-break/>tremum referre, ne sit mutilus, de ultima repletione di-<text:line-break/>ctus videbitur, quam jubet, vitari, neque eo ufque corpora<text:line-break/>reficere, ut ad extremam repletionem .veniant. Si vero<text:line-break/>dicendi formae mentem adhibueris, ut nonnulli lihri hujus<text:line-break/>interpretes, de eadem re bis ipfum dicere., fed aliter at-<text:line-break/>que aliter cogitabis. .Quum igitur dixerit, </text:span><text:span text:style-name="T51">eadem ratione<text:line-break/>et quae ad extremum ducunt vacuationes, periculosae</text:span><text:span text:style-name="T37">; his-<text:line-break/>ee verbis ipsis solum arbitraberis praecipere fugiendas esse<text:line-break/>immodicas vacuationes, quod sint admodum periculosae.<text:line-break/>Quum vero subnectens protulerit: et </text:span><text:span text:style-name="T51">vicifstm refectiones<text:line-break/>quum extremae suerint, periculosae;</text:span><text:span text:style-name="T37"> ob id interdicere im-<text:line-break/>moderatas vacuationes, quod et refectiones sequentes ne-<text:line-break/>quaquam securae exissent, quod quum natura .facta sit im-<text:line-break/>becillis, jam nequeat probe fatis' coquere, distribuere, as-<text:line-break/>similare. Verum si quis ita.scrrnonem acceperit, . altera<text:line-break/>ipsi doctrinae pars de extrema repletione manifeste prae-</text:span></text:p>
      <text:p text:style-name="P15"><text:span text:style-name="T37">termittetur et . frustra gymnasticae euexiae meminerit.<text:line-break/>Quin et hoc ipsum verbum, </text:span><text:span text:style-name="T51">rurjus</text:span><text:span text:style-name="T37"> aut vicijsim, tuti ora-<text:line-break/>tioni additum fententiam a nobis prolatam indicare vide-<text:line-break/>tur, quum diceret </text:span><text:span text:style-name="T51">et rursus</text:span><text:span text:style-name="T37"> refectiones, quum in extremo<text:line-break/>fuerint, periculosae. Ut enim de re alia sermonem faciat,<text:line-break/>ita id adposuit et </text:span><text:span text:style-name="T51">rursus.</text:span></text:p>
      <text:h text:style-name="P9" text:outline-level="2">IV.</text:h>
      <text:p text:style-name="P11"><text:span text:style-name="T37">Tenuis et exquisitus victus cum in </text:span><text:span text:style-name="T51">morbis longis semper,<text:line-break/>tum in acutis, ubi nnn admittitur, perrcuiosus. Ac</text:span></text:p>
      <text:p text:style-name="P49"><text:span text:style-name="T51">" </text:span><text:span text:style-name="T51">'rursum victus md. extremum tenuitatis progrestus mole-<text:line-break/>stus.</text:span><text:span text:style-name="T37"> Nam et </text:span><text:span text:style-name="T51">repletiones ad extremum provectae mo-<text:line-break/>lestae.</text:span></text:p>
      <text:p text:style-name="P13"><text:span text:style-name="T37">Quum superiore apliorismo generarim de omni irnmo-<text:line-break/></text:span><text:span text:style-name="T37">derata </text:span><text:span text:style-name="T37">repletione et evacuatione loquutus sit, in hoc de<text:line-break/>aegrotantium victu disserit, nobis jubens, </text:span><text:span text:style-name="T37">lu </text:span><text:span text:style-name="T37">morbis qui-</text:span></text:p>
      <text:p text:style-name="P15"><text:span text:style-name="T37">dem longis semper, victum tenuem vitandum esse,r :iu acutis<text:line-break/>vero non semper.. Eorum enim pluiimi victu tenui, quidam<text:line-break/>etiam eorum summe tenui indigere ridentur. Fuerit autemsiim-<text:line-break/>me tenuis vietus qui sola inedia vel melicrato ad, crisin usque<text:line-break/>procedit, tenuis vero qui paucis aut parum nutrientibus<text:line-break/>eduliis, qualis est ptisanae' succus, </text:span><text:span text:style-name="T51">describitur.</text:span><text:span text:style-name="T37"> Ejus autem<text:line-break/></text:span><text:span text:style-name="T51">tenuis victus</text:span><text:span text:style-name="T37"> terminus est virium imminutio, quarum gratia<text:line-break/>etiam nutrimus. Iq sanis itaque femper virium robur ser-<text:line-break/>vare aut adaugere alimentis, non deminuere oportet. At<text:line-break/>vires quidem auget cibus plenus ;: tuetur vero et confer-<text:line-break/>vat commoderatus, imminuit denique tenuis. Hunc igitur<text:line-break/></text:span><text:span text:style-name="T51">secunda valetudine</text:span><text:span text:style-name="T37"> semper fugere oportet; at reliquorum<text:line-break/>alterutro uti conveniet, prout praesens'status postulaverit.<text:line-break/>In aegrotontibus autem raro quidem quas vires deprehen-<text:line-break/>derimus , eas robustiores reddimus, fed saepenumero stu-<text:line-break/>demus diuturnis quidem in morbis .ipsas tueri, in acutis<text:line-break/>vero modice imminutas conservare. Nam si quales,in ae-</text:span></text:p>
      <text:p text:style-name="P15"><text:span text:style-name="T37">gris vires deprehenderimus, tales aut servare aut adaugere<text:line-break/>semper studuerimus, morbum augebimus. Qui vero sint acuti<text:line-break/>morbi qui victum summe tenuissimum postulent et qui tenuis-<text:line-break/>simum quidem, sed non summe, et qui tenuem, in-libro<text:line-break/>de victus ratione lu morbis acutis, quem de ptisana qui-<text:line-break/>dam inscribunt, pluribus Hippocrates docuit; ac nos no-<text:line-break/>stris in eundem librum commentariis totum sermonem per-<text:line-break/>fecimus. Nunc vero hoc tantum dixisse sufficiat, quibus<text:line-break/>in morbis intra primam tetrada vigor et judicatio futura<text:line-break/>est, in iis modo vires robustae sint, aegros lu perpetua<text:line-break/>inedia continendos esse, qui victus est in summo tenuissi-<text:line-break/>rnus; in quibus autem crisis primam hebdomada non su-<text:line-break/>peratura sit, iis validis existentibus viribus, fola mulsa<text:line-break/>uti sufficiet. Solus autem hic victus tenuissimus fuerit,<text:line-break/>non tamen summe; quod fi viribus non fidamus, ptisanae<text:line-break/>cremore utemur. Atque hic nictus tenuis merito vocetur,<text:line-break/>quemadmodum et qui ptisana constat hordeacea. Non jam<text:line-break/>quidem est exquisite tenuis, nisi omnino pauca sumatur.</text:span></text:p>
      <text:p text:style-name="P15"><text:span text:style-name="T37">non, tamen propterea jam plenus fuerit, qualis qui ovis<text:line-break/>et alica et piscibus et quibusvis hujusmodi perficitur.<text:line-break/>Quod igitur additum est sermoni de acutis, in </text:span><text:span text:style-name="T51">quibus non<text:line-break/>conveniat,</text:span><text:span text:style-name="T37"> id propter peracutos morbos dicitur: de his<text:line-break/>enim ipse dicet. Ubi igitur morbus peracutus est, pro-<text:line-break/>tinus et extremi urgent dolores ac tunc summe tenuissimo<text:line-break/>victu utendum esu</text:span></text:p>
      <text:h text:style-name="P5" text:outline-level="2">V.</text:h>
      <text:p text:style-name="P11"><text:span text:style-name="T37">In </text:span><text:span text:style-name="T51">tenui victu delinquunt aegrotantes proindeque magis<text:line-break/>laeduntur. Quodcunque enim peccatum committitur,<text:line-break/>majus in tenuii quam in pauco pleniore victu committi-<text:line-break/>tur. Propterea etiam sunis summe tenuis et status et<text:line-break/>exquisitus victus periculosus, quod errata gravius fe-<text:line-break/>rant. Eam igitur ob causum victus tenuis et accura-<text:line-break/>tus plerumque paulo pleniore .periculosior est.</text:span></text:p>
      <text:p text:style-name="P14"><text:span text:style-name="T37">Hujus </text:span><text:span text:style-name="T37">aphorismi exordium etiam </text:span><text:span text:style-name="T37">aliter scribitur hoc<text:line-break/>modo: In tenui victu </text:span><text:span text:style-name="T37">aegri </text:span><text:span text:style-name="T37">plerumque duplici errore pec-<text:line-break/>cant ob idque magis laeduntur. Atque nonnullis hoc ex-<text:line-break/>ordium altero magis placet, per id arbitrantibus Hippoera-<text:line-break/>tem velle dicere quod in tenui victu bifariam aegri pec-<text:line-break/>cent ob idque magis laedantur. Primo namque propterea<text:line-break/>clam medicis cibari coguntur, quia tenius victus ab ipsis<text:line-break/>imperatur indeque majus detrimentum subeunt, quam si te-<text:line-break/>nui victu non uterentur. Deinde etiam delinquunt, quod<text:line-break/>nimirum fractis sint viribus, ut quae superiori alimenti<text:line-break/>penuria laboraverint. </text:span><text:span text:style-name="T37">Melior tamen </text:span><text:span text:style-name="T37">prior lectio censetur:<text:line-break/>hanc enim quoque complectitur et generaliorem orationem<text:line-break/>efficit de omni delicto intelligendam</text:span><text:span text:style-name="T37">, </text:span><text:span text:style-name="T37">sive id volentibus,<text:line-break/>sive invitis aegrotantibus accidat, ut talis sit orationis<text:line-break/>sententia. Quodcunque delictum tenui victu ita cibatis<text:line-break/>acciderit, id gravius </text:span><text:span text:style-name="T37">adfert </text:span><text:span text:style-name="T37">periculum, tum quia vires a<text:line-break/>tali diaeta debiles evaserunt, tum quia in eam insueta<text:line-break/>mutatio facta est. Praedictae- lectioni suffragantur ea quae</text:span></text:p>
      <text:p text:style-name="P15"><text:span text:style-name="T37">de sanis pronuntiata, sunt, in quibus tenuem diaetam pe-<text:line-break/>riculosam esse asserit, quod errata gravius ferant, non<text:line-break/>quod propter diaeta tenuitatem cogantur delinquere. Ce-<text:line-break/>ternm quae in aphorismo sequuntur manifesta sunt.</text:span></text:p>
      <text:h text:style-name="P5" text:outline-level="2">V<text:span text:style-name="T86">I</text:span>.</text:h>
      <text:p text:style-name="P16"><text:span text:style-name="T51">Extremis morbis extrema ad integritatem remedia optima.</text:span></text:p>
      <text:p text:style-name="P13"><text:span text:style-name="T37">Extremos .morbos vocavit Hippocrates maximos, ultra<text:line-break/>quos non sunt alii. Quare universam curationem impe-<text:line-break/>rat accuratissimam esse ac victum nimirum tenuissimum.<text:line-break/>Ejusmodi autem fuerint omnino morbi peracuti propter-<text:line-break/>eaque huic subnectens aphorismum ait:</text:span></text:p>
      <text:h text:style-name="P5" text:outline-level="2"><text:bookmark-start text:name="bookmark28"/>V<text:bookmark-end text:name="bookmark28"/>ll.</text:h>
      <text:p text:style-name="P11"><text:span text:style-name="T51">Quum ergo morbus peracutus est, statim et extremos sor-<text:line-break/>titur labores, ac tum summe tenuifstmo victu uti nec este</text:span></text:p>
      <text:p text:style-name="P15"><text:span text:style-name="T51">est. </text:span><text:span text:style-name="T51">Ubi </text:span><text:span text:style-name="T51">vero </text:span><text:span text:style-name="T51">non, </text:span><text:span text:style-name="T51">sed pleniore victu alere conceditur,<text:line-break/>tantum a summe tenuijstmo victu decedendum, quantum<text:line-break/>morbis ab extremis </text:span><text:span text:style-name="T51">lenior </text:span><text:span text:style-name="T51">recestserit.</text:span></text:p>
      <text:p text:style-name="P13"><text:span text:style-name="T37">Quemadmodum morbos extremos maximos appellavit,<text:line-break/>ita et-nunc extremos labores maximos vocat; labores au-<text:line-break/>tem aut-paroxysmos aut.omnia absolute; symptomata. Et-<text:line-break/>enim paroxysmos atque omnia absolute symptomata sorti-<text:line-break/>tur morbus peracutus primis statim diebus; nam in eos<text:line-break/>statim morbi vigor incidit, qui nihil aliud est quam sym-<text:line-break/>ptomatum morbi maximum. Atqui peracutus morbus is<text:line-break/>fuerit, qui statim vigorem adeptus est. Per statim aiitem<text:line-break/>circiter primos quatuor' dies aut paulo ulterius intelligen-<text:line-break/>dum. Idcirco autem summe tenuem victum praescribere<text:line-break/>convenit, si modo tenuissimus victus in morbi vigore sit<text:line-break/>praescribendus, quemadmodum libro .de ratione victus in<text:line-break/>morbis acutis et hoc aphorifmo docuit... At morbi' per-</text:span></text:p>
      <text:p text:style-name="P15"><text:span text:style-name="T37">acuti vigor primis statim diebus consistit. Quod autem<text:line-break/>sit rationi consonum in morbi vigore tenuissimo uti victu,<text:line-break/>alibi a nobis plenius demonstratum est. Nunc- hoc tan-<text:line-break/>tum dixisse sat erit, quod si quis propter inflammationes<text:line-break/>aut febres, semper acutorum morborum comites, vereatur<text:line-break/>idoneum praebere alimentum, in vigore hoc agere magis<text:line-break/>verebitur. Tunc enim maximae funt inflammationes,<text:line-break/>quas iple in libro de fatione victus in morbis acutis phleg-<text:line-break/>masias appellabat. Sive igitur aliquis per phlegmesiaa </text:span><text:span text:style-name="T51">ve-<text:line-break/>lit</text:span><text:span text:style-name="T37"> proprie appellatas phlegmonas intelligere, sive etiam<text:line-break/>ipsis febres' una complecti fecundum veterem dictionis<text:line-break/>acceptionem, ad haec etiam praestat naturam sinere morbi<text:line-break/>coctioni vacare per ejus vigorem, quam inde ipsam ad<text:line-break/>cibos recenter assumptos conficiendos distrahere. His ita-<text:line-break/>que de causis per morborum vigorem' tenuissime alere<text:line-break/>oportet. Hoc autem supposito hinc jam aliis in morbis<text:line-break/>suum vigorem posterius assecuturis .statim ab initio summe<text:line-break/>tenuissimum victum imperare non licet: sic enim prius</text:span></text:p>
      <text:p text:style-name="P15"><text:span text:style-name="T37">homo morietur, quam morbus ad vigorem perveniat. At<text:line-break/>in quibus statim, hoc </text:span><text:span text:style-name="T37">est </text:span><text:span text:style-name="T37">primis quatuor diebus morbi<text:line-break/>rigor futurus est, in iis summe tenuissimo </text:span><text:span text:style-name="T37">victu </text:span><text:span text:style-name="T37">uti pos-<text:line-break/>sumus </text:span><text:span text:style-name="T37">, </text:span><text:span text:style-name="T37">modo vires et inediam integram </text:span><text:span text:style-name="T37">et folius </text:span><text:span text:style-name="T37">mulsae<text:line-break/>exhibitionem et ptisanae omnino paucum succum ferre<text:line-break/>possint. Ejusmodi quidem tenuissimus, est victus. Qui<text:line-break/>vero hoc minus est tenuis, quem etiam pleniorem nomi-<text:line-break/>navit, eorum est morborum qui posterius suum vigorem,<text:line-break/>adepturi sunt; in quibus tantum a victus tenuitate dece-<text:line-break/>dere imperat, quantum morbus ab extremis, hoc est a<text:line-break/>vigore discedit. Qui vigor si prope adsit paulo plenius,<text:line-break/>quam si jam adesset, nutriemus; si vero longius absit,<text:line-break/>multo plenius. Denique quanto tardiorem aut celeriorem<text:line-break/>fore morbi vigorem exspectabimus, tanto et victus fer-<text:line-break/>mam plus minus immutabimus.</text:span></text:p>
      <text:h text:style-name="P6" text:outline-level="2">VIII.</text:h>
      <text:p text:style-name="P11"><text:span text:style-name="T51">Quum morbus in vigore suerit, tum et tenuifstmo uti-<text:line-break/>victu neceste esu •</text:span></text:p>
      <text:p text:style-name="P13"><text:span text:style-name="T37">Hic quoque aphorisinus ipsi pars est artis diaeteticae,<text:line-break/>qui quidem a nonnullis per se scribitur in praesenti dicta<text:line-break/>. oratione; ab aliis vero praecedenti aphorisino subnectitur,<text:line-break/>quo loco ante scriptus est, Nos autem docet, utrubi<text:line-break/>scriptus sit, unum et idem praeceptum senis, vigoris tem-<text:line-break/>pore victu uti tenuissimo, imperantis nimirum tum pro-<text:line-break/>pter symptomatum magnitudinem tum morbi coctionem.<text:line-break/>Non enim natura ad alteram novam coctionem distrahenda<text:line-break/>est, quum eo tempore humorum morbum procreantium<text:line-break/>coctioni vehementer incumbat, ac propemodum ipsos sit<text:line-break/>superatura; sic enim a nobis in opere de crisibus de-<text:line-break/>monstratum est, ubi de iis nimirum morbis tote oratio<text:line-break/>consumitur, in quibus omnino et diaeta et curatione ni-</text:span></text:p>
      <text:p text:style-name="P15"><text:span text:style-name="T37">timur. Hi vero suut in quibus vigorem excipit declinatio.<text:line-break/>Nam quorum vigorem mors sequitur, in his,sola progno-<text:line-break/>stica artis parte utimur, quod futurum sit praedicentes,<text:line-break/>ne rerum eventus nostro errori adicribatur. Haec igitur<text:line-break/>tibi sit una indicatio </text:span><text:span text:style-name="T51">ad</text:span><text:span text:style-name="T37"> victus formam constituendam ex<text:line-break/>morbi temporibus spmta; altera vero ab aegrotantis viri-<text:line-break/>bus , quam sequenti docet aphorismo.</text:span></text:p>
      <text:h text:style-name="P5" text:outline-level="2">IX.</text:h>
      <text:p text:style-name="P11"><text:span text:style-name="T51">Conjecturis autem aeger etiam explorandus est, an victu<text:line-break/>ad morbi ufque vigorem par sa suturus et utrum ille<text:line-break/>prius stt defecturus, neque tali cum victu sutis este po-<text:line-break/>tuerit, quam .morbus cesterit ac obtundatur.</text:span></text:p>
      <text:p text:style-name="P13"><text:span text:style-name="T37">Quandoquidem superiore aphorismo tantum ab extre-<text:line-break/>rno victu tenui diaeta decedendum esse imperaverat, quanto<text:line-break/>tempore morbus ipso vigore remissior exstiterit, nunc hic</text:span></text:p>
      <text:p text:style-name="P15"><text:span text:style-name="T37">alteram </text:span><text:span text:style-name="T37">addit </text:span><text:span text:style-name="T37">indicationem, </text:span><text:span text:style-name="T37">ut </text:span><text:span text:style-name="T37">accuratius </text:span><text:span text:style-name="T37">quantum de<text:line-break/></text:span><text:span text:style-name="T37">extrema victus </text:span><text:span text:style-name="T37">tenuitate </text:span><text:span text:style-name="T37">decedendum </text:span><text:span text:style-name="T37">sit </text:span><text:span text:style-name="T37">percipiamus.<text:line-break/>Haec autem indicatio ab ’ aegrotantis viribus </text:span><text:span text:style-name="T37">sumitur, </text:span><text:span text:style-name="T37">qua-<text:line-break/>rum gratia licet alere; neque enim morbi ipsius causa.<text:line-break/>Quum enim virium ro.bnr ita se habuerit, ut speremus<text:line-break/>nos ipsum posse toto eo tempore quod </text:span><text:span text:style-name="T37">ad </text:span><text:span text:style-name="T37">usque morbi<text:line-break/>vigorem intercedit, tali victus forma suppeditari, tum<text:line-break/>quantum concedendum sit, accurate tenebimus. Quod si<text:line-break/>imbecillius appareat, aliquid victui adjiciendum est, ac<text:line-break/>tanto plenius alendum, quantum virium imbecillitas ex-<text:line-break/>postulat. Quocirca interdum in ipfo etiam morbi vigore,<text:line-break/>eo oborto symptomate quo vires exsolvuntur alere cogi-<text:line-break/>mur, Atque haec quoque oratio pars totius est, diaeteti-<text:line-break/>ces., quae de victus ratione disserit. Quod si quis et hunc<text:line-break/>totum et praecedentem atque sequentem explicandum<text:line-break/>aphorifmum unum fecerit, non aberrabit. Ego vero par-<text:line-break/>tes qua potui facilitate divisas explicare malui.</text:span></text:p>
      <text:h text:style-name="P8" text:outline-level="2">X.</text:h>
      <text:p text:style-name="P11"><text:span text:style-name="T51">Quibus igitur statim vigor est </text:span><text:span text:style-name="T51">, </text:span><text:span text:style-name="T51">his statim tenuis victus </text:span><text:span text:style-name="T51">ex-<text:line-break/></text:span><text:span text:style-name="T51">hibendus. Quibus vero 'posterius vigor suturus est,</text:span><text:span text:style-name="T37"> iis<text:line-break/></text:span><text:span text:style-name="T51">in ipsa et paulo 'ante ipsum cibus subtrahendus;</text:span><text:span text:style-name="T37"> </text:span><text:span text:style-name="T37">i </text:span><text:span text:style-name="T51">Antea<text:line-break/>vero plenius alendum est , quo perstet aegrotus.</text:span></text:p>
      <text:p text:style-name="P13"><text:span text:style-name="T37">Atque haec oratio eandem habet sententiam, </text:span><text:span text:style-name="T37">verum<text:line-break/></text:span><text:span text:style-name="T37">generalior superiore elata esu Supra namque in peracutis<text:line-break/>morbis dicebat statim in ipsis tenuissimo victu </text:span><text:span text:style-name="T37">utendum<text:line-break/></text:span><text:span text:style-name="T37">esse; in hac vero absolute de omnibus morbis </text:span><text:span text:style-name="T37">pronunelat,<text:line-break/></text:span><text:span text:style-name="T37">quorum statim futurus est rigor, hoc est non multo </text:span><text:span text:style-name="T37">post<text:line-break/></text:span><text:span text:style-name="T37">primum morbi insultum, jubens oh id </text:span><text:span text:style-name="T37">tenui victu uten-<text:line-break/></text:span><text:span text:style-name="T37">dum esse Quae vero sequuntur, manifesta funt, ac ean-<text:line-break/>dem sententiam complectuntur.</text:span></text:p>
      <text:h text:style-name="P9" text:outline-level="2">XI.</text:h>
      <text:p text:style-name="P16"><text:span text:style-name="T51">In </text:span><text:span text:style-name="T51">exacerbationibus cibum fabducere oportet, nam exhi-</text:span></text:p>
      <text:p text:style-name="P14"><text:span text:style-name="T51">iere noxium</text:span><text:span text:style-name="T66">1</text:span><text:span text:style-name="T51">. Et quibus per circuitus morbi exacerban-<text:line-break/>tur , in ipsts paroxysmis cibus prohibendus esu</text:span></text:p>
      <text:p text:style-name="P13"><text:span text:style-name="T37">Universae quidem diaetae formam in unoquoque morbo<text:line-break/>a duabus indicationibus jussit nos sumere, ex futuro to-<text:line-break/>tius morbi vigore et ex aegrotantis viribus. In hac autem<text:line-break/>oratione quomodo etiam aliquis sigillatim cibum decenter<text:line-break/>exhibuerit docet, a cibis'jubens caveri paroxysmos; Ve-<text:line-break/>rum dilucidius libro- de ratione victus in morbis acutis<text:line-break/>dixit, quod neque, quum jam adsunt paroxysmi, neque<text:line-break/>quum mox affuturi sunt,- alimenta praebeamus, sed quum<text:line-break/>declinant cessantque.</text:span></text:p>
      <text:h text:style-name="P5" text:outline-level="2">XII.</text:h>
      <text:p text:style-name="P11"><text:span text:style-name="T51">Morbi vero et anni tempestates ac succedentes invicem<text:line-break/>periodorum reciprocationes, sive quotidie; sive alternat</text:span></text:p>
      <text:p text:style-name="P15"><text:span text:style-name="T51">diebus, stve etiam per majora intervalla stant, paroxyfmos<text:line-break/>et morborum constitutiones indicabunt. </text:span><text:span text:style-name="T51">Sed </text:span><text:span text:style-name="T51">et subap-<text:line-break/>paremibus eadem indicantur, quale in pleuriticis spu-<text:line-break/>tum , st statim ab oriente morbo .subappareat, brevem<text:line-break/>morbum; </text:span><text:span text:style-name="T51">st </text:span><text:span text:style-name="T51">vero posterius subappareat</text:span><text:span text:style-name="T37">, longum </text:span><text:span text:style-name="T51">fore<text:line-break/>denunciat. Urinae </text:span><text:span text:style-name="T51">quoque </text:span><text:span text:style-name="T51">et alvi excrementa - et sudo-<text:line-break/>res, ubi subapparuerint et facilis aut </text:span><text:span text:style-name="T51">difficilis </text:span><text:span text:style-name="T51">judicii et<text:line-break/>breves aut longos sare morbos indicant.</text:span></text:p>
      <text:p text:style-name="P13"><text:span text:style-name="T37">.Si quae prius ab eo de victus ratione nicta fuerunt<text:line-break/>recordemur, quae nunc dicuntur eorum usus nobis mani-<text:line-break/>festior prodetur. Erant autem praedicta ejusmodi. Uni-<text:line-break/>versae diaetae instituendae formam ’ ad duos tendens sco-<text:line-break/>pos faciebat, tum aegrotantis vires tum morbi constitu-<text:line-break/>tionem. Nam an morbus sit peracutus aut acutus aut<text:line-break/>diuturnus futurus et quando maxime vigorem asseqnutu-<text:line-break/>rus sit, morbi constitutionem est considerare. Particula-<text:line-break/>res autem ciborum oblationes ex particularibus paroxyf-</text:span></text:p>
      <text:p text:style-name="P15"><text:span text:style-name="T37">mis conjecturabatur. Quum igitur tres sint scopi ad </text:span><text:span text:style-name="T37">per-<text:line-break/></text:span><text:span text:style-name="T51">fecte ac</text:span><text:span text:style-name="T37"> absolute nictum praescribendum; primus quidem<text:line-break/>vires aegrotantis, secundus vero morbi.constitutio, tertius<text:line-break/>denique praeter hos particulares paroxysmi, vires quidem<text:line-break/>primo, statim ad aegrotum aditu dignofcere medicus pot-<text:line-break/>est ex pussibus nimirum et aliis, quae ipse, lu progno-<text:line-break/>stico narravit. Unde nemo dixit virium magnitudinem<text:line-break/>dignosci non posse. At si neque possimus ipsarum quan-<text:line-break/>titatem </text:span><text:span text:style-name="T37">exquisite </text:span><text:span text:style-name="T37">invenire, </text:span><text:span text:style-name="T37">posse </text:span><text:span text:style-name="T37">tamen </text:span><text:span text:style-name="T37">nos artificiosa con-<text:line-break/></text:span><text:span text:style-name="T37">jectura ad eam proxime accedere omnes concedunt. Morbi<text:line-break/>vero constitutionem qualis sit futura et particulares paro-<text:line-break/>xyfnnis mullis medicis visum est dignosci non posse,. non<text:line-break/>tamen Hippocrati. Sed in his, quemadmodum et in aliis<text:line-break/>saepe, quidem accurate et ut quis dixerit certa scientia,<text:line-break/>saepe vero conjecturis quidem, non tamen citra artem<text:line-break/>factis, neque procul </text:span><text:span text:style-name="T51">a</text:span><text:span text:style-name="T37"> veritate aberimus, sed prope ac<text:line-break/>proxime perveniemus ad praenoscendum futurum morbi<text:line-break/>vigorem et paroxysinorum vicissitudlues. Verum haec Ia-</text:span></text:p>
      <text:p text:style-name="P15"><text:span text:style-name="T37">tius tum in prognostico tum in epidemiis docuit, </text:span><text:span text:style-name="T37">ac </text:span><text:span text:style-name="T37">nos<text:line-break/>ex mente senis ipsis verba cum decenti explicatione in<text:line-break/>libro primo de crisibus apposuimusubi quomodo quis-<text:line-break/>quam futurum morbi vigorem praenoscere valeat demon-<text:line-break/>stravimus. Nunc vero quidquid ab ipso Hippocrate sum-<text:line-break/>matim pronunciatum est, id nos quoque sumus quam<text:line-break/>fieri poterit brevissime declaraturi. Quibus vero- curae<text:line-break/>est omnem de his. disciplinam diligenter perdiscere, hi ad<text:line-break/>librum de crisibus a nobis conscriptum. se conferant.<text:line-break/>Morbi igitur </text:span><text:span text:style-name="T37">ipsi </text:span><text:span text:style-name="T37">tum ipsas paroxysmorum proportiones,<text:line-break/>tum suas etiam constitutiones nihil minus indicabunt,<text:line-break/>exempli gratia inter febres intermittentes, tertianam, ce-<text:line-break/>lerem quidem obtinere judicationem, diuturnam vero esse<text:line-break/>quotidianam eaque diuturniorem quartanam; Inter con-<text:line-break/>tinuas ardentes quidem acutas, esse, typbodes vero fu-<text:line-break/>mantes his diuturniores, inter utrasque medias esse senii-<text:line-break/>tertianas. Ut vero quivis has omnes febres quum statim<text:line-break/>invadunt dignoscat, secundo libro de crisibus amplissime</text:span></text:p>
      <text:p text:style-name="P15"><text:span text:style-name="T37">narratum </text:span><text:span text:style-name="T37">esu </text:span><text:span text:style-name="T37">Quare hunc </text:span><text:span text:style-name="T37">in librum transferenda </text:span><text:span text:style-name="T37">non<text:line-break/>sunt'quae recte aliis in locis prius jam sunt prodita, ne-<text:line-break/>que crebro multis in libris de </text:span><text:span text:style-name="T37">iisdem </text:span><text:span text:style-name="T37">verba </text:span><text:span text:style-name="T37">facere </text:span><text:span text:style-name="T37">studen-<text:line-break/>dum, sed solum in memoriam revocandum, </text:span><text:span text:style-name="T37">quomodo, </text:span><text:span text:style-name="T37">si<text:line-break/>possibile fuerit tertianam iu insultu statim ab initio </text:span><text:span text:style-name="T37">cog-<text:line-break/></text:span><text:span text:style-name="T37">nofcere, ex </text:span><text:span text:style-name="T37">ea </text:span><text:span text:style-name="T37">comprehendere </text:span><text:span text:style-name="T37">liceat </text:span><text:span text:style-name="T37">tum citam ejus fore<text:line-break/>crisin, tum tertio .quoque </text:span><text:span text:style-name="T37">die </text:span><text:span text:style-name="T37">fieri accessiones, atque hoc<text:line-break/>ipsum est, quod ab Hippocrate dicitur, </text:span><text:span text:style-name="T51">paroxyfmos et<text:line-break/>morborum </text:span><text:span text:style-name="T51">constitutiones indicabunt morbi.</text:span><text:span text:style-name="T37"> </text:span><text:span text:style-name="T37">Nos enim quum<text:line-break/>saepe statim primo die quartanarum febrium principia<text:line-break/>cognovissemus, non exspectata jam accessionis alternatione,<text:line-break/>victus formam ab initio constituimus, prout morbo post<text:line-break/>multum tempus ad suum vigorem perventuro conveniret.<text:line-break/>Sic et in quotidiana et tertiana pro utriusque. proprio<text:line-break/>et statuto futuro rigoris tempore. Quemadmodum autem<text:line-break/>in febribus, sic veteris lu morbis Te res habet. Pleuritis<text:line-break/>et peripneumonia et phrenitis acuti funt morbi; fynan-<text:line-break/>che et cholera et tetanus peracuti; hydrops vero et me-</text:span></text:p>
      <text:p text:style-name="P15"><text:span text:style-name="T37">lancholia et empyema </text:span><text:span text:style-name="T37">et </text:span><text:span text:style-name="T37">phthoe' seu tabes diuturni.<text:line-break/>Pleuritidi quidem et phrenitidi tertio quoque die plerum-<text:line-break/>que accessiones fiunt, ventris autem et hepatis empyemati<text:line-break/>et tabi quotidie magisque noctu. Splenicis vero </text:span><text:span text:style-name="T37">et </text:span><text:span text:style-name="T37">orn-<text:line-break/>nino melancholicis quarto quoque die. Quod autem ad-<text:line-break/>ditum est et </text:span><text:span text:style-name="T51">anni tempora,</text:span><text:span text:style-name="T37"> ad praedicta relationem habet.<text:line-break/>Etenim et morbi constitutiones et accessiones anni tempo-<text:line-break/>ribus una cum morbo possunt indicari. Non enim hoc<text:line-break/>tantum scire quartanam eo die invasisse satis fuerit, ut ab<text:line-break/>initio provideamus instituendam esse victus formam; tan-<text:line-break/>quam adversus morbum diuturnum, verum etiam an<text:line-break/>hieme aut vere, an aestate vel autumno hanc febrem </text:span><text:span text:style-name="T51">ex-<text:line-break/>ordium</text:span><text:span text:style-name="T37"> fecisse contigerit, eos prospicere oportet qui no-<text:line-break/>verint aestivae quartanas quidem ut plerumque breves esse,<text:line-break/>autumnales vero longas et magis quae hiemem attingunt.<text:line-break/>Haec enim in sequentibus ipse nos edocturus esu Quin</text:span></text:p>
      <text:p text:style-name="P15"><text:span text:style-name="T14">/' .</text:span></text:p>
      <text:p text:style-name="P16"><text:span text:style-name="T37">etiam tertiana febris, licet alioquin celeris sit judicationis,<text:line-break/>aestate tamen quam hieme celerioris est. Atque ceteris<text:line-break/>quibusque morbis aestas celeritatem, hiems tarditatem ad-<text:line-break/>diti Sed et accessionis tertio quoque die in universum<text:line-break/>per aestatem, quarto per autumnum, per hiemem singulis<text:line-break/>diebus aut noctibus fiunt. Quemadmodum autem in anni<text:line-break/>tempestatibus, sic et in temperamentis similiter sc res ha-<text:line-break/>bet, de quibus et ipse Hippocrates faepe disseruit, non<text:line-break/>tamen hic quidquam pronuntiavit, qui ex uno cetera re-<text:line-break/>cordari nobis concesserit. Quae enim aestiva tempestas,<text:line-break/>eadem et aegrotantibus temperamentum, si natura calidius<text:line-break/>et siccius exstiterit; eadem et aetas si vigeat; eadem et<text:line-break/>locus si calidus sit et siccus, simul indicabunt. Vitae quo-<text:line-break/>que instituta et consuetudines eodem modo sc habentes et<text:line-break/>praesens aeris nos circumstantis fletus indicabunt, de qui-<text:line-break/>bus postea docebit. Sic et quaecunque de autumnali tem-<text:line-break/>pestate indicis' tum ad morbi constitutionem providendam,<text:line-break/>tum ad accessionum reciprocationem sumebantur; eadem</text:span></text:p>
      <text:p text:style-name="P15"><text:span text:style-name="T37">et </text:span><text:span text:style-name="T37">de </text:span><text:span text:style-name="T37">aegrotantis aetate </text:span><text:span text:style-name="T37">atque </text:span><text:span text:style-name="T37">natura, vitae institutis, </text:span><text:span text:style-name="T37">con-<text:line-break/></text:span><text:span text:style-name="T37">suetudinibus et regione, </text:span><text:span text:style-name="T37">ubi </text:span><text:span text:style-name="T37">aegrotat et praesenti </text:span><text:span text:style-name="T37">aeris<text:line-break/></text:span><text:span text:style-name="T37">ambientis temperatione </text:span><text:span text:style-name="T37">sumere </text:span><text:span text:style-name="T37">possumus. </text:span><text:span text:style-name="T37">Ex his </text:span><text:span text:style-name="T37">igitur<text:line-break/>constat quod et morbi constitutionem et </text:span><text:span text:style-name="T37">accessiones </text:span><text:span text:style-name="T37">cog-<text:line-break/>noscemus; constitutionem quidem, si morbus fuerit per-<text:line-break/>acutus aut diuturnus, quod etiam ad vigoris providentiam<text:line-break/>necessarium est, accessiones vero, an tertio aut quarto die<text:line-break/>aut singulis diebus aut qua diei aut noctis hora </text:span><text:span text:style-name="T51">sint</text:span><text:span text:style-name="T37"> in-<text:line-break/>vasurae. Quod autem ad apborlsmi finem scriptum est,<text:line-break/>deinceps examinemus, an eorum ipsorum quae diximus<text:line-break/>faciat declarationem. Ita namque pronuntiavit Hippoera-<text:line-break/>tes; ac </text:span><text:span text:style-name="T51">succedentes invicem periodorum reciprocationes,<text:line-break/>stve quotidie, </text:span><text:span text:style-name="T51">stve </text:span><text:span text:style-name="T51">alternis </text:span><text:span text:style-name="T51">diebus, stve etiam </text:span><text:span text:style-name="T51">per. majora<text:line-break/>intervalla fiant.</text:span><text:span text:style-name="T37"> Constat autem ipsum per periodorum<text:line-break/>reciprocationes, accessionum quae in ipsis eveniunt incre-<text:line-break/>menta intelligere, quae tum incrementa morbi tempus<text:line-break/>tum futuri rigoris praefinitum diem ostendunt. Hinc au-<text:line-break/>tem praecipue </text:span><text:span text:style-name="T51">didiceris,</text:span><text:span text:style-name="T37"> fecundae accessionis ad priorem</text:span></text:p>
      <text:p text:style-name="P15"><text:span text:style-name="T37">incrementum his in tribus conspici, hora qua incepit ac-<text:line-break/>cessio , longitudine accessionis et magnitqdihe. Nihil au-<text:line-break/>tem differt, si in vehementia dixeris: ambo namque no-<text:line-break/>mina usitata sunt medicis, qui et pro re eadem ipfa<text:line-break/>mu i toti es afferunt; quum majorem interdum febrem prae-<text:line-break/>cedente, interdum vehcmentiorem exstitisse dicunt. Con-<text:line-break/>cessum est autem hanc febrem vebementiorem aut aequa-<text:line-break/></text:span><text:span text:style-name="T37">les </text:span><text:span text:style-name="T37">horas cum praecedente obtinere aut pauciores aut<text:line-break/>plures, quae longitudo erit paroxysmi, non magnitudo<text:line-break/>seu vehementia. Per accessionem autem te nunc deterio-<text:line-break/>rem universi circuitus partem intelligere oportet, quae a<text:line-break/>primo insultu usque, ad vigorem extenditur, quernadmo-<text:line-break/>dum inde declinationem, reliquam periodi partem melio-<text:line-break/>rem. Quum itaque paroxysmus sive tertio, sive quarto<text:line-break/>quoque die, sive quotidie fiat, proportionem anticipaverit,<text:line-break/>eaque auticipitata in longius tempus productus multoque<text:line-break/>vehementior factus fuerit, tum manifestum erit morbi in-<text:line-break/>crementum, qui quantum increverit, quae singula retuli-</text:span></text:p>
      <text:p text:style-name="P15"><text:span text:style-name="T37">mus, indicabunt. Qui namque paroxysmus majori tempore<text:line-break/>anticipaverit ac diutius exacerbando duraverit multaque<text:line-break/>vehementius vexaverit, effatu dignum incrementum et </text:span><text:span text:style-name="T51">ce-<text:line-break/>lerem</text:span><text:span text:style-name="T37"> morbi motum esse et in proximo vigorem futurum<text:line-break/>demonstrabit. Non enim probabile est magna incrementa<text:line-break/>suscipientibus paroxysmis proximum minime fore incre-<text:line-break/>mentum. Contrarius autem paroxysmus,, qui nimirum<text:line-break/>parva faciat incrementa, eorum, quae diximus, quantum<text:line-break/>ad hoc attinet, longius abfore vigorem • ostendet, Hoc<text:line-break/>igitur ipsum ex-circuituum incremento discemus, conjectu-<text:line-break/>ram nimirum facere,, quanto post tempore morbi sit futu-<text:line-break/>rus vigor, ac praeterea certam et praefinitam invasionis<text:line-break/>paroxysmi horam tenebimus. Conducit autem prima qui-<text:line-break/>dem cognitio ad universam nictus, rationis ideam consti-<text:line-break/>tuendam; secunda vero ad singula ciborum exhibendorum<text:line-break/>tempora, quorum indicationes docere ah initio ipsi erat<text:line-break/>propositum; . Quod autem periodum vocet eodem similem<text:line-break/>reditum- cuivis sane innotescit; Sed et ex postea fubappa-</text:span></text:p>
      <text:p text:style-name="P15"><text:span text:style-name="T37">rentibus ait </text:span><text:span text:style-name="T37">conjecturandum esse </text:span><text:span text:style-name="T37">tum </text:span><text:span text:style-name="T37">de </text:span><text:span text:style-name="T37">paroxysmo tum<text:line-break/>de totius morbi constitutione. </text:span><text:span text:style-name="T37">Sive autem </text:span><text:span text:style-name="T37">aliquis sym-<text:line-break/>ptomata, sive signa velit </text:span><text:span text:style-name="T37">haec mox </text:span><text:span text:style-name="T37">subapparentia vocare,<text:line-break/>nihil intererit. </text:span><text:span text:style-name="T37">Sed </text:span><text:span text:style-name="T37">illud </text:span><text:span text:style-name="T37">de omnibus </text:span><text:span text:style-name="T37">tum symptomatis<text:line-break/>tum signis statuere </text:span><text:span text:style-name="T37">praestiterit, eorum </text:span><text:span text:style-name="T37">nonnulla qui-<text:line-break/>dem esse pathognomnoica </text:span><text:span text:style-name="T37">i. e. affectus </text:span><text:span text:style-name="T37">indicantia ; quaedam<text:line-break/>vero assidentia, alia </text:span><text:span text:style-name="T37">decretoria, </text:span><text:span text:style-name="T37">alia coctionis, nonnulla<text:line-break/>cruditatis, illa et salutis, haec denique perniciei indica-<text:line-break/>tiva. Enimvero pathognomonica quidem una cum morbo<text:line-break/>invadunt; assidentia vero interdum simul cum morbo in-<text:line-break/>vadunt, interdum superveniunt, nonnunquam omnino<text:line-break/>etiam absunt: non enim a morbo sunt inseparabilia, ne-t<text:line-break/>que ejus essentiam cousiituunt, sed proprias efficiunt difti<text:line-break/>ferentias. Quae vero ab Hippocrate crifima et a Latinis<text:line-break/>decretoria symptomata nominantur, plane quidem primo<text:line-break/>morborum initio .simul invadere minime solent, sed cum<text:line-break/>duobus aliis consueverunt, de quibus paululum postea di-<text:line-break/>cam. Saepe vero, non lu his, scd morborum incrementis</text:span></text:p>
      <text:p text:style-name="P15"><text:span text:style-name="T37">aut vigoribus </text:span><text:span text:style-name="T37">deinceps subapparent. </text:span><text:span text:style-name="T37">Signa vero coctionis<text:line-break/>simul quidem et haec </text:span><text:span text:style-name="T37">nunquam </text:span><text:span text:style-name="T37">primo morbi principio ad-<text:line-break/>oriuntur, sed illud principium, quod pars-est totius morbi,<text:line-break/>terminanti Signa vero cruditatis, cum primo morbi prin-<text:line-break/>cipio invadunt ac interdum postea tandem apparent, quem-<text:line-break/>admodum et .mortis signa. Etenim et ‘horum ortus morbi<text:line-break/>principium subsequitur;’ morbi.autem principium, ut in<text:line-break/>commentariis de crisibus docuimus, tum primum ejus lu-<text:line-break/>fultum illatabilem appellamus, tum illud quod tanquam<text:line-break/>totius morbi pars est, quum lu principium, incrementum,<text:line-break/>statum et declinationem dividitur'; tum illud quod ad ter-<text:line-break/>tinm usque diem extenditur. Sed et eodem in opere<text:line-break/>omnium symptomatum qualitates docuimus, cum inter-<text:line-break/>pretatione ad id necessariarum Hippocratis dictionum ad-<text:line-break/>jecta, verum nunc quoque tanquam pro compendio de<text:line-break/>ipsis dicetur. Quicunque vero de his totam Hippocratis<text:line-break/>artem perdiscere velit, is ad illam sc conferat tractatio-<text:line-break/>nem. Consulit igitur ex subapparentibus de universo morbi</text:span></text:p>
      <text:p text:style-name="P15"><text:span text:style-name="T37">statu'conjecturam inire, deinde uno quodam morbo in</text:span><text:span text:style-name="T58">;<text:line-break/></text:span><text:span text:style-name="T37">medium adducto, exempli gratia in pleuriticis, inquit, si<text:line-break/>per initia sputum statim appareat, morbum breviat; si<text:line-break/>vero posterius superveniat, producit. Perspicue vero quod<text:line-break/>siccet didiceris, si tibi ex tertio epidemiorum huc trans—<text:line-break/>tulerim, quae de Anaxione pleuritico prodidit Hippocra-<text:line-break/>tes, quem aegrotum in primo etiam de crisibus mea in-<text:line-break/>terpretatione illustravi. Sic autem habet Hippocratis di-<text:line-break/>ctio. </text:span><text:span text:style-name="T51">Abdens Anaxionem, qui ad portas Thracias decum-<text:line-break/>bebat, febris acuta invasit, lateris dextri dolor afstduus,<text:line-break/>tufsts sicca, neque primis diebus exscreabat; siticulosus,<text:line-break/>insomnis} urinae probe erant coloratae, copiosae, tenues,<text:line-break/>Sexto. die deliravit; ad fotus autem calentes nihil'remt-<text:line-break/>stt. Septimo die gravius habuit: tum enim febris inten-<text:line-break/>debatur , nec dolores remittebant et - tustes instestabant disu<text:line-break/>suileque spirabat. Octavo sucta in cubito vena, copiosus<text:line-break/>[anguis, qualem decebat, egstuxif, dolores quidem remise-<text:line-break/>runt, tusues tamen aridae comitabantur. Undecimo remi-</text:span></text:p>
      <text:p text:style-name="P15"><text:span text:style-name="T51">ferunt febres; </text:span><text:span text:style-name="T51">parum </text:span><text:span text:style-name="T51">circa </text:span><text:span text:style-name="T51">caput sudavit; tugses </text:span><text:span text:style-name="T51">et </text:span><text:span text:style-name="T51">quae<text:line-break/></text:span><text:span text:style-name="T51">a pulmone educebantur humida.-, Decimo </text:span><text:span text:style-name="T51">septimo </text:span><text:span text:style-name="T51">coepit<text:line-break/>pauca et. concocta exspuere</text:span><text:span text:style-name="T51">; </text:span><text:span text:style-name="T51">levatus esa Vigesimo suda-<text:line-break/>vit, febris expers suctus. Post</text:span><text:span text:style-name="T37"> cristn levatus esi, ac </text:span><text:span text:style-name="T51">siti-<text:line-break/>culosus erat, </text:span><text:span text:style-name="T51">nec </text:span><text:span text:style-name="T51">probae a pulmone expurgationes. </text:span><text:span text:style-name="T51">Se-<text:line-break/></text:span><text:span text:style-name="T51">ptimo </text:span><text:span text:style-name="T51">et </text:span><text:span text:style-name="T51">vigesimo rediit febris', tujstvit, concocta multa<text:line-break/></text:span><text:span text:style-name="T51">eduxit, </text:span><text:span text:style-name="T51">urinis adsuit multum sedimentum album</text:span><text:span text:style-name="T37"> ; sitis cesia-<text:line-break/></text:span><text:span text:style-name="T51">vit, facile spiravit, somnum cepit. Trigesimo quarta ob-<text:line-break/>orto-per universum corpus sudore, prorsus splutus</text:span><text:span text:style-name="T37"> fabre<text:line-break/></text:span><text:span text:style-name="T51">judicatus </text:span><text:span text:style-name="T51">esu</text:span><text:span text:style-name="T37"> </text:span><text:span text:style-name="T37">Hic igitur- Anaxion ah initio quidem pleu-<text:line-break/>riticus erat, non tamen ah initio exspuebat, sed etiamnum<text:line-break/>octavo die tusses siccae contingebant, ut ait Hippocrates.<text:line-break/>Quare decenti ratione etiam totius morbi solutio in tri-<text:line-break/>gesimum quartum dlem producta est, quum tamen ut pln-<text:line-break/>rimum pleuritis terminum criseos habeat decimum quar-<text:line-break/>tum, quod si non hunc, saltem omuiuo vicesimutn. Quod<text:line-break/>si ante tertium diem exspuisset vel circa septimum aut<text:line-break/>nonum aut saltem undecimum diem, crisis contigisset ;<text:line-break/>etiamsi ipso die tertio spuere coepisset, non ultra decimum</text:span></text:p>
      <text:p text:style-name="P15"><text:span text:style-name="T37">quartum diem processisset. </text:span><text:span text:style-name="T37">Accidit </text:span><text:span text:style-name="T37">enim omnibus inflam-<text:line-break/>mationibus, quae denfo operimento non teguntur, ut quae<text:line-break/>externam cutem obsident, </text:span><text:span text:style-name="T37">quosdam </text:span><text:span text:style-name="T37">exsudari ichores, initio<text:line-break/>tenues, postea si coquantur </text:span><text:span text:style-name="T37">et </text:span><text:span text:style-name="T37">ad melius proficiant, cras-<text:line-break/>siores et ex his ipsis </text:span><text:span text:style-name="T37">crassioribus quosdam </text:span><text:span text:style-name="T37">magis</text:span><text:span text:style-name="T37">, </text:span><text:span text:style-name="T37">quosdam<text:line-break/>minus concoqui. Atque haec in omnibus oris et oculorum<text:line-break/>inflammationibus licet intueri, neque minus in quacunque<text:line-break/>alia parte, quando pars aliqua interior simul cum cutis<text:line-break/>divisione patitur inflammationem. Etenim ex hujusmodi<text:line-break/>ulceribus ichores tales profluunt quales protuli. Si<text:line-break/>quando igitur aliqua fuerit inflammatio cum tanta mea-<text:line-break/>tuum coarctatione, ut nihil foras effundatur, illam tum<text:line-break/>coctu difficilem tum diuturnam fore necesse esu Hac<text:line-break/>igitur ratione et in pleuritide, quandoquidem et hic mor-<text:line-break/>bus phlegmonum quoddam genus est, signa coctionis ani-<text:line-break/>inadvertenda sunt. . Crudissima namque est, in qua nihil<text:line-break/>omnino exspuitur,. secundum cruditatis ordinem obtinet,<text:line-break/>in qua ichores tenues; tertium in qua crassiores, et quar-</text:span></text:p>
      <text:p text:style-name="P15"><text:span text:style-name="T37">tum in qua perfecte cocti apparuerint. At hi si circa<text:line-break/>tertium aut quartum. subapparuerint, non contingit mor-<text:line-break/>bum ultra septimum diem progredi. In aliis vero morbis<text:line-break/>singulis, pro coctionis </text:span><text:span text:style-name="T37">modo </text:span><text:span text:style-name="T37">temporis mensuram consequi<text:line-break/>necesse . esu Quemadmodum igitur sputum persectae co-<text:line-break/>ctionis signum est, quum album, laeve et aequale, neque<text:line-break/>consistentia nimis humidum</text:span><text:span text:style-name="T37">, </text:span><text:span text:style-name="T37">neque nimis crassum fuerit,<text:line-break/>eodem modo integram </text:span><text:span text:style-name="T37">cruditatem </text:span><text:span text:style-name="T37">prodit, quod omnino<text:line-break/>non exspuitur. Quod si exspuatur quidem, sed adhuc<text:line-break/>tenue sit, imperfectae coctionis signum esu At si im-<text:line-break/>permixtum fuerit vel flavum vel rufum, haud bonum.<text:line-break/>Quod si lividum fuerit aut aeniginusum aut atrum, per-<text:line-break/>niciosissimum existit. . Quum itaque--nobis distincta sint<text:line-break/>tum coctionis tum cruditatis signa ac praeterea tertium<text:line-break/>exitialium genus, sciendum est coctionis signa semper esse<text:line-break/>bona, ut quae morbi solutionem fore celerem ostendant,<text:line-break/>quemadmodum et exitialium signorum genus aegrotantis<text:line-break/>jacturam citam praenuntiare. At cruditatis signa diutur-<text:line-break/></text:span><text:span text:style-name="T37">t</text:span></text:p>
      <text:p text:style-name="P15"><text:span text:style-name="T37">num quidem -, </text:span><text:span text:style-name="T37">ex. </text:span><text:span text:style-name="T37">necessitate morbum portendunt, sed,<text:line-break/>quantum ipsis inest, neque moriturum , </text:span><text:span text:style-name="T37">neque </text:span><text:span text:style-name="T37">evasurum<text:line-break/>hominem declaranti Tibi vero prius robur virium ex-<text:line-break/>pendenti etiam ista licet praecognoscere. Aliud est signo-<text:line-break/>rurn genus, quae decretoria ab ipso nominantur. Haec<text:line-break/>autem sunt sudores, haemorrhagiaei, .rigores, copiosum<text:line-break/>alvi profluvium ac similis vomitus et repentinus capitis-<text:line-break/>dolor aut spirandi difficultas inopinata ac vehemens aut<text:line-break/>cardiogmus aut . quaedam indolens in hypochondriis con-<text:line-break/>tensio, vigiliae vehementes et delirium, nox praeter ra-<text:line-break/>tionem molesta, paroxysmus anticipans,'imo et lacrymae<text:line-break/>involuntariae in oculis minime affectis, citra molestiam<text:line-break/>defluentes, rubor.faciei et labrum inferius agitatum, lu-<text:line-break/>cida aut obscura et tenebricosa ante oculos obversantia<text:line-break/>aut lucis micationes quaedam aut genae aut nares repente<text:line-break/>rubescentes, parotides aut denique cujusdam abfcessus in<text:line-break/>articulum decumbentis generatio. Haec igitur universa<text:line-break/>et praeter haec alia multa hujuscemodi quae secundum</text:span></text:p>
      <text:p text:style-name="P15"><text:span text:style-name="T37">propriam eorum substantiam symptomata nominantur; qua-<text:line-break/>tenus vero subitam mutationem significant signa decretoria<text:line-break/>appellata, duplicem tibi praecognitionem praestabunt. Si<text:line-break/>mor-bo quidem concocto supervenerint,, propinquam salu-<text:line-break/>tem denuntiant; si vero crudo, improbam crifin, quae<text:line-break/>aut in perniciem aut temporis longitudinem actura sin<text:line-break/>Quod vero alia fit horum decretoriorum signorum natura,<text:line-break/>alia vero ipsiorum coctionis signorum, ex, iis maxime di-<text:line-break/>diceris, quae primolepidemion pronuntiat Hippocrates:<text:line-break/></text:span><text:span text:style-name="T51">Coctiones crisis celeritatem securamque sunttatern stguist-<text:line-break/>cant. Cruda vero et incocta et quae in .malos abscestsus<text:line-break/>vertuntur, judicationum vacuitatem aut dolores aut diu-<text:line-break/>turnitatem aut mortem aut eorundem reversiones.</text:span><text:span text:style-name="T37"> Ita qui-<text:line-break/>dem hic in universum morbi coctionem laudavit.. In<text:line-break/>prognostico vero particulatirn fignis ipsius simul traditis<text:line-break/>hoc modo: urina autem </text:span><text:span text:style-name="T51">optima est, quum sedimentum ci-<text:line-break/>bum, laeve et aequale suerit per omne tempus, donec<text:line-break/>morbus crist stt sulutus. Tum enim salutis securitatem.</text:span></text:p>
      <text:p text:style-name="P15"><text:span text:style-name="T51">tum morbum paucioris fore temporis stgnistcai.</text:span><text:span text:style-name="T37"> Sic eliam-<text:line-break/>num laudavit urinam quae venosi generis coctionem in-<text:line-break/>dicat. Rursum autem quum sic loquitur: At </text:span><text:span text:style-name="T51">alvi excre-<text:line-break/></text:span><text:span text:style-name="T51">mentum </text:span><text:span text:style-name="T51">optimum est, quod tum molle tum compactum<text:line-break/>est et qua hara, bene valenti dejiciebatur excretum.</text:span><text:span text:style-name="T37"> Co—<text:line-break/>ctionnm ventris simul indicia tum laudat tum docet. Et<text:line-break/>vero quum partium respirationi inservientium coctionem<text:line-break/>collaudaret ac doceret, sic loquutus est: </text:span><text:span text:style-name="T51">Sputum in<text:line-break/>omnibus pulmonis et costarum doloribus celeriter ac facile<text:line-break/>exspui oportet, ac flavum admodum sputo commixtum ap-<text:line-break/>parere.</text:span><text:span text:style-name="T37"> Coctionis quidem signa semper bona sunt; criseos<text:line-break/>vero signa non itern. Sic ergo inquit: </text:span><text:span text:style-name="T51">Signa decretoria<text:line-break/>quae non decernunt, partim lethalia sunt, partim indicatu<text:line-break/>difstcUui,</text:span><text:span text:style-name="T37"> Enimvero quum ait: </text:span><text:span text:style-name="T51">quae in melius decernunt<text:line-break/>stgna, ea non statim apparere,</text:span><text:span text:style-name="T37"> eandem sententiam indi-<text:line-break/>cat: nam coctionis signa quocunque tempore apparuerint,<text:line-break/>bona sunt; semper enim totum ipsorum genus bonum exi-<text:line-break/>stiti Non ergo ista pugnant cum eo. quod nunc dictum</text:span></text:p>
      <text:p text:style-name="P15"><text:span text:style-name="T37">est, in </text:span><text:span text:style-name="T51">pleuriticis,' st </text:span><text:span text:style-name="T51">sputum statim </text:span><text:span text:style-name="T51">appareat.</text:span><text:span text:style-name="T37"> Nam signa<text:line-break/>decretoria nonnunquam </text:span><text:span text:style-name="T37">mala sunt; </text:span><text:span text:style-name="T37">signum vero coctionis<text:line-break/>nullum unquam pravum fuit, sed omnia semper optima<text:line-break/>tantoque celerius hominem couvaliturum declarant, quanto<text:line-break/>celerius apparuerint. Haec ad praesentem aphorismum<text:line-break/>tanquam compendio dixisse sufficiunt- Totam vero de<text:line-break/>istis senis mentem in opere de crisibus aperuimus. Quo<text:line-break/>vero de signorum divisione sermo quem modo proposui,<text:line-break/>absolutus exisset, quomodo a superioribus differant, tum<text:line-break/>pathognomonica</text:span><text:span text:style-name="T37">, </text:span><text:span text:style-name="T37">tum quae assidentia vocantur,'libet com-<text:line-break/>memorare , unico exempli gratia in medium adducto<text:line-break/>morbo, hoc sane ipsum qui ab Hippocrate nominatus esu<text:line-break/>Igitur in pleuritide acuta quidem febris una cum spirandi<text:line-break/>difficultate tussique et lateris dolore punctorio signa sunt<text:line-break/>pathognomonica. Dolorem autem aut ad hypochondrium<text:line-break/>aut ad claviculam procedere quemadmodum et facilius in<text:line-break/>latus affectum, quam in latus alterum fanum ferre decu-<text:line-break/>bitum, signa sunt assidentia. At de assistentibus quidem</text:span></text:p>
      <text:p text:style-name="P15"><text:span text:style-name="T37">signis duos libros scripsit Praxagoras,. Nicandri filius; de<text:line-break/>supervenientibus vero signis unum alium, ac si de sub-<text:line-break/>apparentibus inscriberetur. Haec igitur subapparentia, in-<text:line-break/>quit Hippocrates, tum morbos judicatu faciles aut diffici-<text:line-break/>les , tum breves aut longos quum apparuerint declarant.<text:line-break/>-Meminit autem non folum sputorum, fed et urinarum et<text:line-break/>dejectionum et sudorum, qui nimirum in prognostico con-<text:line-break/>scripta nobis exemplo subjicit, quae liuc transferre foret<text:line-break/>supervacaneum: nam de his cum in libro de crisibus di-<text:line-break/>ximus, tum lu commentariis in prognosticum, in quibus<text:line-break/>etiamnurn magis fenis sententiam explanavimus.</text:span></text:p>
      <text:h text:style-name="P5" text:outline-level="2">XllI.</text:h>
      <text:p text:style-name="P11"><text:span text:style-name="T51">Senes primum facillime jejunium serunt, deinde constan-<text:line-break/>tes, minus adolescentes, minime omnium pueri, atque<text:line-break/>inter hos ipsos qui ad actiones omnino castris promtius<text:line-break/>feruntur.</text:span></text:p>
      <text:p text:style-name="P14"><text:span text:style-name="T37">Aetatum quoque discrimen ad nictus rationem insti-<text:line-break/>tuendam aliquid confert. Senes siquidem inediam facile<text:line-break/>ferunt, pueri vero difficile. Haec autem inediae ferendae<text:line-break/>facilitas spectatur, quod senes neque appetant, neque<text:line-break/>inde oblaedantur. Difficultas autem in contrariis existit.<text:line-break/>Etenim pueri magis appetunt ac longis inediis magis ob-<text:line-break/>laeduntur. Qui vero mediam inter senes et pueros aeta-<text:line-break/>tem agunt, quanto proprius ad alterutram ipsarum aetatum<text:line-break/>accedunt, tanto ex longis inediis aut minus aut magis<text:line-break/>molestantur laedunturque. Hujus autem aphorisini causam<text:line-break/>in sequenti docet, cujus est initium: </text:span><text:span text:style-name="T51">Quae crescunt cor-<text:line-break/>pora, calidum innatum habent plurimum.</text:span><text:span text:style-name="T37"> Quare et si<text:line-break/>quis ipsum priori copulare velit et cum </text:span><text:span text:style-name="T51">enim</text:span><text:span text:style-name="T37"> conjunctione<text:line-break/>efferre, una eademque fiet, ac manifesta hoc modo se ha-<text:line-break/>bens oratio: </text:span><text:span text:style-name="T51">Senes facillime jejunium ferunt, deinde con-<text:line-break/>stantes, minus adolescentes; minime omnium pueri.</text:span><text:span text:style-name="T37"> (lui<text:line-break/></text:span><text:span text:style-name="T51">namque crescunt, innati calidi'plurimum surtiuntur.</text:span><text:span text:style-name="T37"> Ae-<text:line-break/>tate vero: constantes eos appellat, qui nimirum-inter ju-</text:span></text:p>
      <text:p text:style-name="P15"><text:span text:style-name="T37">venes ac senes mediam aetatem subeunt, ut aut jam ab<text:line-break/>aetate quidem vigente- decedant, necdum tamen ullum<text:line-break/>manifestum fenectutis fensum consequantur. Sic autem et<text:line-break/>Thucydides constantes appellavit qui constantem </text:span><text:span text:style-name="T37">aetatem<text:line-break/></text:span><text:span text:style-name="T37">agerent. Verum inter hanc et adolescentium -aetatem alia<text:line-break/>quaedam intercedit aetas, quae ut ordine, sic inediae<text:line-break/>quoque ferendae facilitate ac difficultate media est, ita ut<text:line-break/>per eam aetatem neque nos facile inediam ferre possimus,<text:line-break/>quemadmodum aetate constantes ac senes, neque difficile,<text:line-break/>ut adolescentes et pueri. Verum . ejus .aetatis non memi-<text:line-break/>nit Hippocrates; quae ex pronunciatis possit intelligi.<text:line-break/>Quum enim diceret: </text:span><text:span text:style-name="T51">atque inter hos ipsus qui ad actiones<text:line-break/>omnino ceteris</text:span><text:span text:style-name="T37"> promtius </text:span><text:span text:style-name="T51">seruntur,</text:span><text:span text:style-name="T37"> naturarum differentias<text:line-break/>manifestavit. Talis quidem est Hippocratis oratio, quae<text:line-break/>quo sit perfectior, concisa tamen etiarnnum additione qua-<text:line-break/>dam indiget.- De iis etenim quae in senilis aetatis princi-</text:span></text:p>
      <text:p text:style-name="P50"><text:span text:style-name="T37">- ’<text:tab/>a.r<text:tab/>- -rrc</text:span></text:p>
      <text:p text:style-name="P15"><text:span text:style-name="T37">pio </text:span><text:span text:style-name="T37">sunt </text:span><text:span text:style-name="T37">recte quidem dictum est, </text:span><text:span text:style-name="T51">senes facillime jeju-<text:line-break/>nium </text:span><text:span text:style-name="T51">ferunt; </text:span><text:span text:style-name="T37">de iis </text:span><text:span text:style-name="T37">vero </text:span><text:span text:style-name="T37">qui </text:span><text:span text:style-name="T37">ad extremam senectutem<text:line-break/>pervenerunt non item recte, quod hi longas inedias<text:line-break/>ferre nequeant. Aut igitur aphorismo quiddam exiguum<text:line-break/>addendum est, ipsumque boc.modo pronunciandum : </text:span><text:span text:style-name="T51">Senes<text:line-break/>facillime jejunium ferunt</text:span><text:span text:style-name="T37">, exceptis primum extremo senio<text:line-break/>confectis, deinde-'aetate constantibus, aut vocabulum jeju-<text:line-break/>nium in ciborum paucitatem commutandum est, atque ita<text:line-break/>dicendum: </text:span><text:span text:style-name="T51">senes ciborum paucitatem facilius ferunt; sc-<text:line-break/></text:span><text:span text:style-name="T37">cnndo loco </text:span><text:span text:style-name="T37">qui </text:span><text:span text:style-name="T37">constantem </text:span><text:span text:style-name="T37">aetatem </text:span><text:span text:style-name="T37">agunt. • Etenim qui<text:line-break/>extremam agunt senectutem, etiamsi longam inediam non<text:line-break/>ferant, paucis tamen </text:span><text:span text:style-name="T37">cibis </text:span><text:span text:style-name="T37">comperientur indigere, lpsi<text:line-break/>namque quiddam patiuntur simile, quod Incernis quae ex-<text:line-break/>stinguntur accidit, quae etsi crebram olei suppeditationem<text:line-break/>desiderant, copiosam tamen ac confertam non postulanti<text:line-break/>Sic sane et senio consectis conducit turn universam ci-<text:line-break/>borum copiam paulatim exhibere, tum eam ipsam in plu-<text:line-break/>res portiones paucitate partiri, non unam ipsis longam<text:line-break/>inediam imperare.</text:span></text:p>
      <text:p text:style-name="P51"><text:span text:style-name="T37">O I .<text:tab/></text:span><text:span text:style-name="T37">-<text:tab/>-</text:span></text:p>
      <text:h text:style-name="P5" text:outline-level="2">XIV.</text:h>
      <text:p text:style-name="P11"><text:span text:style-name="T51">Qui crescunt, calidum innatum</text:span><text:span text:style-name="T37"> </text:span><text:span text:style-name="T37">copiosissimum </text:span><text:span text:style-name="T51">habent, </text:span><text:span text:style-name="T51">ita-<text:line-break/>que copiostfstmo indigent alimento; alioqui corpus absu-<text:line-break/>mitur, Senibus autem paucus calor est, propterea sune<text:line-break/>paucifstmis egent fomitibus i a </text:span><text:span text:style-name="T51">copiosis </text:span><text:span text:style-name="T51">namque exstin-<text:line-break/>guitur. Eandem ob. causum neque feuibus febres per-<text:line-break/>aeque acutae aboriuntur, frigidum enim eorum corpus.</text:span></text:p>
      <text:p text:style-name="P13"><text:span text:style-name="T37">Qua ratione juventutis rigorem adepti ceteris cali-<text:line-break/>diores nonnullis medicis visi sint et qua quibusdam pueri<text:line-break/>plenius in commentariis de temperamentis dictum esu Illi<text:line-break/>enim acriorem, hi copiosiorem calorem obtinent. Nunc<text:line-break/>vero etiam necessarium est dicere,, quod ad praesentem<text:line-break/>aphorismum conducit, longos sermones, quoad fieri queat,<text:line-break/>paucis complectentes. Hoc igitur vocabulum, - </text:span><text:span text:style-name="T51">calidum,<text:line-break/></text:span><text:span text:style-name="T37">interdum pro qualitate cujus proprium nomen calor est,<text:line-break/>accipimus; interdum vero ab </text:span><text:span text:style-name="T37">ea </text:span><text:span text:style-name="T37">qualitate denominantes,<text:line-break/>totum corpus calidum appellamus. Atque haec loquendi</text:span></text:p>
      <text:p text:style-name="P15"><text:span text:style-name="T37">consuetudo cum in omni vita tum apud priscos vulgaris<text:line-break/>fuit ,, ut Theophrastus in libro qui de calido et frigido<text:line-break/>inscribitur declaravit. Quum enim' corporum;: substantia<text:line-break/>hasce contrarias qualitates; calorem, frigus; humorem, sic-'<text:line-break/>citatem vicissirn recipiat, quum secundum substantiam; quae<text:line-break/>calorem recepit, calidum nominamus, corpus dicimus;<text:line-break/>multumque aut' paucum dicimus esse calidum' quantitati<text:line-break/>substantiae animum advertentes, idque duobus facimus<text:line-break/>modisr.uno quidem in substantiis non mixtis, altero vero<text:line-break/>in mixtis, ' ln non mixtis quidem, ut quum duo habeant<text:line-break/>aquam aequaliter -calidam duobus in labris inaequalibus<text:line-break/>contentam,, alterum cui majus est labrum plus calidi;<text:line-break/>alterum minus habere diceremus. In mixtis'vero, ut si<text:line-break/>paribus inter, se .labris, scd inaequali mensura; ex vino<text:line-break/>et aqua fiat permixtio, alterum ipforum. plus vinii, alte-<text:line-break/>rum plus, aquae continere diceremus. Qui modus etiam<text:line-break/>existit, si inaequalia labra supponamus eadem este pro-</text:span></text:p>
      <text:p text:style-name="P15"><text:span text:style-name="T37">portione temperata. Nonnunquam vero non ad substan-<text:line-break/>tiae copiam, sed'est solam qualitatem orationem' referen-<text:line-break/>tes, illi quidem plus calidi, huic vero minus esse dicimus,<text:line-break/>us si ex.duobns labris..magnitudine omnino paribus, ca-<text:line-break/>lidius -quidem plus calidi, frigidius vero minus obtinere<text:line-break/>dixerimus, . nequaquam, hic vocabulum </text:span><text:span text:style-name="T51">plus</text:span><text:span text:style-name="T37"> usurpemus.<text:line-break/>Praestat enim et magis </text:span><text:span text:style-name="T37">, </text:span><text:span text:style-name="T37">et .minus et vehemeutius et re-<text:line-break/>missius: et q.uaecnnque sunt ejusmodi vocabula qualitatibus<text:line-break/>accepta referre, paucum, vero et multum in sula substan-<text:line-break/>tiae quantitate servare. Euimvero non hic dumtaxat, sed<text:line-break/>cum in. aliis permultis, quae dicuntur in vita, tum. maxime<text:line-break/></text:span><text:span text:style-name="T37">in </text:span><text:span text:style-name="T37">artu medendi, hujusmodi nominum funt abusus. Omnes<text:line-break/>siquidem morbos magnos aut parvos nominant, quamvis<text:line-break/>substantiae non sint; febrem magnam,, febrem parvam;<text:line-break/>apoplexiam magnam; apoplexiam parvam; sic et pleuriti-<text:line-break/>dem. et phrenitidem et peripueumoniarn et ceteros omnes<text:line-break/>morbos magnos </text:span><text:span text:style-name="T51">aut parvos</text:span><text:span text:style-name="T37"> appellitanti Advertendae igitur<text:line-break/>sunt aequivocationes et considerandum quid passim sibi</text:span></text:p>
      <text:p text:style-name="P15"><text:span text:style-name="T37">velit universa loquentis roratio. Is namque usi alio signi-<text:line-break/>ficato nomen quoddam protulerit, 'nos vefo aliortacsiipia-<text:line-break/>mus, orationem redarguimus, .non jam illum qui protulit'<text:line-break/>reipfa , fed nostram potius existimationem'prodimus,'quod<text:line-break/>hoc loco nonnulli moliuntur, qui. studeutalippocraticon-<text:line-break/>tradicere. Hi enim ad qualitatem calidi'' nomen transfe-<text:line-break/>runt' ipfamque aetate ' florentibus " vehementiorem inesse<text:line-break/>demonstrare nituntur. ' Verum Hippocrates </text:span><text:span text:style-name="T37">\ </text:span><text:span text:style-name="T37">non ad qualii<text:line-break/>tatemj.sed ad substantiam praefenti orationem id' nomen<text:line-break/>refert. Nam innati caloris fubstantia aerea est et aquea,<text:line-break/>ut ex semine licet conjectari, quod paucam: omnino-ter-<text:line-break/>renam substantiam participat, plurimum autem- aeris calidi<text:line-break/>humidique in se ipso continet, quemadmodum in nostris<text:line-break/>de femine commentariis declaratum esu Jam vero et al-<text:line-break/>terum' nostrae, generationis principium stinguis' menstruus,<text:line-break/>humidum natura est. Quum igitur lu terreum'magis im-<text:line-break/>mutatur animalis corpus, • immutatur autem quotidiano</text:span></text:p>
      <text:p text:style-name="P15"><text:span text:style-name="T37">incremento </text:span><text:span text:style-name="T14">,</text:span><text:span text:style-name="T37">, tum </text:span><text:span text:style-name="T37">licet </text:span><text:span text:style-name="T37">admodum vehementer </text:span><text:span text:style-name="T37">calidum </text:span><text:span text:style-name="T37">et<text:line-break/>igneum exisset;) innati» • tamen r.calidi fubstantlam rhabet<text:line-break/>paucissimam ; alloqui febricitantes diceremus plurimum ha-<text:line-break/>bere nativum- calorem,: qui .nedum plus, fed nec priori<text:line-break/>aequalem habenti Probe namque- temperata est’ caloris:<text:line-break/>nativi ,substantia, ignea autem.adventitii. Quin et effluvia<text:line-break/>quae- ex universo fiunt nostro corpore fumida quidem<text:line-break/>fuliginosa, arida et . acria adventitiam; vaporosa vero<text:line-break/>suavia ac temperata nativum ac secundum naturam calo-<text:line-break/>rem consequuntur. Haecque tibi tactu licet dignofcere:<text:line-break/>sanorum enim calor vaporosus est, blandus et tactui- fa-<text:line-break/>miliaris.; nihil molestum, nihil' asperum, nihil mordax<text:line-break/>prae se ferens; contra febricitantium calor, praefertimque-<text:line-break/>hecticis febribus aut ex. humorum ortis putredine, acris<text:line-break/>est, insuavis ac mordax nostrumque exedens tactum. Salu-<text:line-break/>bris vero caloris nativi qualitas in pueris exquisita habetur,<text:line-break/>ut aetate florentes quam plurimos inveuire contingit; qui<text:line-break/>nativum calorem mordacem habent, non autem amplius</text:span></text:p>
      <text:p text:style-name="P15"><text:span text:style-name="T37">humidum, neque vaporosum, neque aereum. Nihilque<text:line-break/>mirum; effluvium namque subjectae, substantiae simile sit<text:line-break/>oportet, uti quum huinida atque aerea substantia exsistit,<text:line-break/>tum ex ea </text:span><text:span text:style-name="T51">quod</text:span><text:span text:style-name="T37"> effluit, vaporosum' est atque suaveyquum<text:line-break/>vero terrea, atque arida, tum et. quod effluit.si’fumeum,<text:line-break/>fuliginosum,, est et acre , quemadmodum externis in- rebus<text:line-break/>conspicitur. Nam aquae dulcis et calentis halitus optimi<text:line-break/>funt et vaporosi; stolidi vero cujusdam corporis incensi<text:line-break/></text:span><text:span text:style-name="T37">fumosi </text:span><text:span text:style-name="T37">funt et acres. Quum itaque duae sint substantiae<text:line-break/>ac illi quidem suaris sit calor, huic vero molestus; alteram<text:line-break/>plurimam habent pueri, alteram aetate florentes, pro' tu-<text:line-break/>tius nimirnm corporis proportione. Sed quo physice ma-<text:line-break/>gis etiamnum, altius orationem repetam, rem totam ad<text:line-break/>elementa traducam. Quum, quatuor sint elementa ex qui-<text:line-break/>bus omnia corpora temperata funt, puerorum quidem<text:line-break/>corpus in: se terrenae substantiae minimum continet, aereae<text:line-break/>vero et aquosae plurimum. Contra vero aetate florentium<text:line-break/>corpus terrea </text:span><text:span text:style-name="T51">flccitate</text:span><text:span text:style-name="T37"> praevalescit, sed laquea ipsi et aerea</text:span></text:p>
      <text:p text:style-name="P15"><text:span text:style-name="T37">deest substantia. , Quare si ignem quartum lu utrisque ele-<text:line-break/>mentum pari postione posuerimus, ita ut ipfa corpora<text:line-break/>similiter calida esse dicantur, non tamen similem substan-<text:line-break/>tiam calidam utrisque rnesse dixerimus, quum puerorum<text:line-break/>quidem substantia humida, juvenum vero sicca sit. - Hu-<text:line-break/>mida namque pro caloris nativi ratione potissimum est,<text:line-break/>nam, ex humido noster ortus constat, sicca vero per ad-<text:line-break/>ventitium calorem. Quare recens nati pueri substantiam<text:line-break/>calidam, aqueam et aeream plurimum participantes; lunati<text:line-break/>calidi plurimum habere dicuntur. Qui vero' aetate tum<text:line-break/>vigent tum declinant, quantoipfae deficiant, terrestris<text:line-break/>vero exuberat, tanto pauciorem habent nativi caloris sub-<text:line-break/>stantiam. Quod vero plus aquae et -aereae substantiae;<text:line-break/>quam terrenae defluere, etiamsi ambae sint peraeque ca—<text:line-break/>lidae, secundum qualitatem cuique innoteicit. Hoc quo-<text:line-break/>que externis in rebus manifeste licet intueri; Nam ex<text:line-break/>corporibus simili calore praeditis par aequalisque materia</text:span></text:p>
      <text:p text:style-name="P15"><text:span text:style-name="T37">eflluere videtur, sed ex siccis minima, -ex. humidis plu-<text:line-break/>rime.-: Exempli gratia ex aqua et oleo modice; calefactis<text:line-break/>materiae plurimum destuit atque discutitur;, .</text:span><text:span text:style-name="T51">ex</text:span><text:span text:style-name="T37"> ferro au-<text:line-break/>tem; aere et lapidibus: minimum, proindeque si ad folem<text:line-break/>calidissimum aquam, :si ita fors tulerit, .et ferrum aequo,<text:line-break/>pondere volueris exponere, ac deinde transacto die .toto<text:line-break/>utrumque perpendas, aquam profecto fe ipfa mullo pau-,<text:line-break/>ciorenr factam, ferrum.vero sibi par comperies. Ita quo-<text:line-break/>que si.oleum aeri, ferro et lapidi comparare velis, illud<text:line-break/>quidem absumi, haec vero eadem substantiae mole per-,<text:line-break/>manere deprehendes. Hinc autem si ad 'ceram, picem,<text:line-break/>bitumen et resinam emigres et quaecunque cetera humi-<text:line-break/>dam substantiam plurimam sortiuntur, tum haec sole suli<text:line-break/>ardenti mullo uberius absumi, ac eflluere, lapidem quam<text:line-break/>aes et ferrum et cetera hoc modo sicca corpora conspicies.<text:line-break/>Quare, si usus alimenti sit eorum quae e corpore effluxe-<text:line-break/>rint instauratio, ex humidioribus vero et aereae substan-</text:span></text:p>
      <text:p text:style-name="P15"><text:span text:style-name="T37">tiae plus habentibus liberalius id effluat, ejusmodi quo-<text:line-break/>que corpora copiosiore egeant alimento necesseesu ‘At<text:line-break/>ejusmodi puerorum corpus uberioris humidae et aereae<text:line-break/>substantiae est particeps </text:span><text:span text:style-name="T37">, </text:span><text:span text:style-name="T37">nount juvenum, declinantium<text:line-break/></text:span><text:span text:style-name="T37">atque </text:span><text:span text:style-name="T37">senum siccae terrenaeque. Quum igitur Hippocrati<text:line-break/>propositum esset aphoristicam hoc&lt; libro et compendiofam<text:line-break/>doctrinam adstruere; non quomodo feci sententiam • expli-<text:line-break/>cavit, sed pro eo </text:span><text:span text:style-name="T37">quod </text:span><text:span text:style-name="T37">dicere poterat, </text:span><text:span text:style-name="T51">qui-</text:span><text:span text:style-name="T51">crescunt, pa-<text:line-break/>rem</text:span><text:span text:style-name="T37"> licet cum : juvenibus substantiam habeant 'calidam et<text:line-break/>igneam, ut aquosae certe et aereae substantiae plus habere<text:line-break/>fatendum, ita is dixit</text:span><text:span text:style-name="T37">, qui </text:span><text:span text:style-name="T51">crescunt;calidi innati</text:span><text:span text:style-name="T37"> habent<text:line-break/>plurimum,, eadem, opera nobis in memoriam eorum sub-<text:line-break/>stantiam redigens et propositum demonstrans.' Nam, quia<text:line-break/>humidam et'calidam habent substantiam qui adolescunt,<text:line-break/>propterea ex ipsis plurimum effluere plurimoque indigere<text:line-break/>alimento necesse- est, alloqui corpus, inquit, absumitur<text:line-break/>probaque ratione. Ubi enim quod i effluat plurimum est,<text:line-break/>quod vero influat, paucum; hic subjectam corrumpi sub-<text:line-break/></text:span><text:span text:style-name="T37">r</text:span></text:p>
      <text:p text:style-name="P15"><text:span text:style-name="T37">stantiam necesse </text:span><text:span text:style-name="T37">esu </text:span><text:span text:style-name="T37">Senibus vero paucum inest calidum,<text:line-break/>his sane ex utraque appellationis significatione paucum<text:line-break/>inest calidum, sive quis ad qualitatem orationem referat,<text:line-break/>sive ad substantiam. Nam et qualitas imbecilla et sub-<text:line-break/>stantia minima est, si cujusdam praedictorum'meminerimus,<text:line-break/>propterea, inquit, </text:span><text:span text:style-name="T51">paucis indigent fomitibus.</text:span><text:span text:style-name="T37"> Nam fomi-<text:line-break/>tes cibos .nominavit suam sequutus ac prope omnium cele-<text:line-break/>berrimorum philofophorum sententiam, qui inter elementa<text:line-break/></text:span><text:span text:style-name="T37">animantes </text:span><text:span text:style-name="T37">constituentia calorem primarium auctorem esse<text:line-break/>arbitrantur. Quemadmodum enim lucernarum flammae,<text:line-break/>quamvis oleum pro pabulo habeant, fi quis tamen id con-<text:line-break/>fertiin affundat, exstinguuntur potius quam aluntur, eo-<text:line-break/>dem sane modo et in senibus calidum pro fomite quidem<text:line-break/>habet cibos, fed fi copiosis confertisque eorum cumulis'<text:line-break/>opprimatur, ne ipsum exstinguatur periculum est; perae-<text:line-break/>que ac si exili ignis scintillae ingentem lignorum struem<text:line-break/>aggeras. Quod autem subsequitur: eandemque </text:span><text:span text:style-name="T51">ob causum<text:line-break/>neque senibus peraeque febres acutae oboriuntur,</text:span><text:span text:style-name="T37"> certum</text:span></text:p>
      <text:p text:style-name="P15"><text:span text:style-name="T37">profecto est indicium, tum quod frigidum sit senum corpus<text:line-break/>tum quod nativi caloris maxime lu igneum facta mutatione<text:line-break/>febris accendatur. Verum tantam evenire lenibus caloris<text:line-break/>conversionem, ut ad aequales juniorum gradus accedat,,<text:line-break/>vix prorfus fieri potest. Copiosus namque calor prompte<text:line-break/>in immensum attollitur, paucum vero non. facile, sed<text:line-break/>maximam ad hoc quae cogat causam desiderat. Quam-<text:line-break/>obrern neque senes. ut plurimum peraeque ac juvenes acuta<text:line-break/>febre febricitant, etsi quando seni, quod rarum est., qua-<text:line-break/>lis juveni, oboriatur febris, haec prorsus in aegrotantis<text:line-break/>perniciem finitur. Immensam enim quandarn causae </text:span><text:span text:style-name="T51">fe-<text:line-break/>brem</text:span><text:span text:style-name="T37"> efficientis magnitudinem prodit. Haec fecundum<text:line-break/>naturam sc habentibus ad eorum quae scripsit Hippocra-<text:line-break/>tes tum intelligentiam tum fidem, sufficiunt. Qui vero<text:line-break/>ipsum improbe reprehenderunt, qualis fuit Lyciis, adver-<text:line-break/>sus eos unus a nobis liber scriptus est integer, qui ea<text:line-break/>diluit, quibus ipsi aphorisinum oppugnant. Liber autem<text:line-break/>inscriptus est adversus Lycum, quod nihil erratum sit in</text:span></text:p>
      <text:p text:style-name="P15"><text:span text:style-name="T37">aphorismo </text:span><text:span text:style-name="T37">cujus </text:span><text:span text:style-name="T37">exordium est: </text:span><text:span text:style-name="T51">Qui </text:span><text:span text:style-name="T51">crescunt, </text:span><text:span text:style-name="T51">calidum </text:span><text:span text:style-name="T51">in-<text:line-break/></text:span><text:span text:style-name="T51">natam habent </text:span><text:span text:style-name="T51">plurimum.</text:span><text:span text:style-name="T37"> </text:span><text:span text:style-name="T37">Datus autem mihi est liber<text:line-break/>Lyci-, • scriptis, jam </text:span><text:span text:style-name="T37">a </text:span><text:span text:style-name="T37">me hisce commentariis, unde </text:span><text:span text:style-name="T37">his<text:line-break/></text:span><text:span text:style-name="T37">ipse haec verba subjunxi, </text:span><text:span text:style-name="T37">quae in </text:span><text:span text:style-name="T37">commentariis prius<text:line-break/>editis non existunt., Separatim </text:span><text:span text:style-name="T37">autem </text:span><text:span text:style-name="T37">alio in libro </text:span><text:span text:style-name="T37">quae<text:line-break/></text:span><text:span text:style-name="T37">Hippocrati Lycus objecerat ea refutavi.</text:span></text:p>
      <text:h text:style-name="P5" text:outline-level="2">XV.</text:h>
      <text:p text:style-name="P11"><text:span text:style-name="T51">Ventres hieme ac vere natura </text:span><text:span text:style-name="T51">calidifstrni </text:span><text:span text:style-name="T51">funt sumnique<text:line-break/>longifstmi. </text:span><text:span text:style-name="T51">Per </text:span><text:span text:style-name="T51">eas </text:span><text:span text:style-name="T51">igitur </text:span><text:span text:style-name="T51">anni </text:span><text:span text:style-name="T51">tempestates </text:span><text:span text:style-name="T51">copiofiora<text:line-break/>cibaria exhibenda. Etenim nativum calarem copiosiorem<text:line-break/>surtiuntur, </text:span><text:span text:style-name="T51">proindeque </text:span><text:span text:style-name="T51">copiosiore </text:span><text:span text:style-name="T51">alimento </text:span><text:span text:style-name="T51">indigent, quo-<text:line-break/></text:span><text:span text:style-name="T51">rum aetates et athletae stgna </text:span><text:span text:style-name="T51">sunt.</text:span></text:p>
      <text:p text:style-name="P52"><text:span text:style-name="T51">• rr .<text:tab/>. </text:span><text:span text:style-name="T51">i'</text:span></text:p>
      <text:p text:style-name="P13"><text:span text:style-name="T37">Tempestates anni ad victus rationem instituendam, non<text:line-break/>parum conserunt. Hieme siquidem uberiores cibos horni-</text:span></text:p>
      <text:p text:style-name="P15"><text:span text:style-name="T37">nes tum </text:span><text:span text:style-name="T37">appetunt </text:span><text:span text:style-name="T37">tum </text:span><text:span text:style-name="T37">concoquunt; contra per </text:span><text:span text:style-name="T37">aestatem.<text:line-break/>At causam </text:span><text:span text:style-name="T37">ipse </text:span><text:span text:style-name="T37">Hippocrates </text:span><text:span text:style-name="T37">profert, </text:span><text:span text:style-name="T37">quum ventres hieme<text:line-break/>et vere natura calidissimos este pronuntiat. • Quid autem<text:line-break/>id sit vocabulum </text:span><text:span text:style-name="T51">natura,</text:span><text:span text:style-name="T37"> </text:span><text:span text:style-name="T37">quodque non temere id ipse hoc<text:line-break/>in aphorismo adjecerit, paulo post explicavit hisce ver-<text:line-break/>bis: etenim </text:span><text:span text:style-name="T37">innatus </text:span><text:span text:style-name="T37">calor copiosus est, plurimo itaque in-<text:line-break/>diget alimento. Ventres itaque </text:span><text:span text:style-name="T37">hieme </text:span><text:span text:style-name="T37">et vere funt cali-<text:line-break/>dissimi , non simpliciter, sed calore naturali, cujus sub-<text:line-break/>stantiam antea </text:span><text:span text:style-name="T37">declaravimus. Sed cur is </text:span><text:span text:style-name="T37">calor hieme ,au-<text:line-break/>geatur etiam Aristoteles explicuit, qua in prosundum ex-<text:line-break/>trinsecus circumstante frigore refugiat, quemadmodum<text:line-break/>contra aestate ad congenerem calorem externum protendi-<text:line-break/>tur- Atque ita contingit discuti quidem ac dissipari ejus<text:line-break/>substantiam per aestatem; contineri vero et coerceri.. ac<text:line-break/>in profundum secedere per hiemem. Propterea igitur et<text:line-break/>coctiones et sanguificationes et nutritionibus hisce tempe-<text:line-break/>statibus sunt meliores. Addidit autem et aliud quoddam<text:line-break/>accidens, longissimos nimirum somnos fieri, ob noctium</text:span></text:p>
      <text:p text:style-name="P15"><text:span text:style-name="T37">videlicet longitudinem, quae res etiam non </text:span><text:span text:style-name="T37">parum ad<text:line-break/></text:span><text:span text:style-name="T37">naturales funetiones confert. Quod vero in fine adjici-<text:line-break/>tur, </text:span><text:span text:style-name="T51">indicia sunt aetates et athletae,</text:span><text:span text:style-name="T37"> cibi indigentiae, ubi<text:line-break/>calor exuberat,' praeclarum indicium esu Etenim pueri,<text:line-break/>quia caloreiu plurimum habent, propterea et pluribus in-<text:line-break/>digent alimentis et plura concoquunt. Athletae quoque,<text:line-break/>quia exercitiis calorem nativum augent, ideo multis frui<text:line-break/>possunt alimentis. Quae igitur in aphorismo dicuntur,<text:line-break/>satis explicuimus. Si quis vero ipsorum veritatem explo-<text:line-break/>ret , non ad omnia animalis extendat, sed ea excludat, .<text:line-break/>quae subterraneis in latibulis deguut. Haec enim quam-<text:line-break/>diu sub terra se recondunt, copiosiore non egent alimento;<text:line-break/>quandoquidem non omnino comedentis perdurant. Atque<text:line-break/>ex suppositione, si ea tanto utantur cibo, quanto, ante-<text:line-break/>quam reconderentur,, male ipsum concoquerent. Quod<text:line-break/>enim hominibus contingit aqua frigida lotis, idem etiam<text:line-break/>animalibus accidit hieme. Contingit autem illis frigida<text:line-break/>lotis, quibus imbecillum quidem corpus est, tum refrige-</text:span></text:p>
      <text:p text:style-name="P15"><text:span text:style-name="T37">rari, tum laedi; quibus vero robustum, quamprimum sane<text:line-break/>calorem in altum refugere ac colligi; postea vero ad ex-<text:line-break/>ternam superficiem remeare eurnque multo quam antea<text:line-break/>ampliorem evadere. Sic et animalium omnium natura<text:line-break/>frigidiorum calor innatus </text:span><text:span text:style-name="T37">ab </text:span><text:span text:style-name="T37">hiberno frigore vincitur,<text:line-break/>adeo ut propernodo exstinguatur, unde ipsorum' plurima<text:line-break/>mortuis similia conspicere licet sine sensu </text:span><text:span text:style-name="T37">ac </text:span><text:span text:style-name="T37">sine motu<text:line-break/>in latebris jacere; quaedam etiam prorsus hoc in ipso<text:line-break/>affectu moriuntur. Quibus vero animalibus copiosior est<text:line-break/>tum fanguis tum calor, huic simile quiddam hieme pa-<text:line-break/>tiuntur, quod corporibus robustis frigidiore balneo lotis<text:line-break/>accidit. Nam eorum calor in profundum cogitur, non,<text:line-break/>per Jovem, carnibus illuc fugientibus et unaquaque lo-<text:line-break/>cum, quem ab initio sortiebatur, deserente, sed cum san-<text:line-break/>guine, spiritu. Tria autem erant haec corpora quae pri-<text:line-break/>migeniam nostri fubstantiam compleverunt, spiritus, san-<text:line-break/>guis et spermaticus humor, ex quo in primis quidem, ut</text:span></text:p>
      <text:p text:style-name="P15"><text:span text:style-name="T21">• -• </text:span><text:span text:style-name="T21">'ί .</text:span></text:p>
      <text:p text:style-name="P16"><text:span text:style-name="T37">in libris de semine docuimus, solidis animantis partibus<text:line-break/>ortus est, postea vero auctio et nutritio his' accedunt.<text:line-break/>Quod igitur melius hieme cibos concoquamus, intro san-<text:line-break/>guine ac spiritu in profundum corporis secedentibus., om-<text:line-break/>nibus innotescit. Dicit itaque non id solum Hippocrates,<text:line-break/>scd etiam quod cibos copiosiores capere conserat. Hisce<text:line-break/>namque tempestatibus, inquit, hoc est hieme et vere, co-<text:line-break/>piosiora. cibaria exhibenda. At certe si paucum effluat ac<text:line-break/>foras per hiemem exhalet, corpora copiosis non egent<text:line-break/>alimentis, nutritio siquidem est evacuati instauratio.<text:line-break/>Quanti tus igitur alimenti perspirat ion is quantitati respon-<text:line-break/>deat oportet. Quod itaque verum sit nos hieme non so-<text:line-break/>lum melius cibos concoquere, sed etiam paucis assumtis<text:line-break/>tum perfrigerari tum propterea oblaedi, pluribus autem<text:line-break/>assumtis in nullos pletboricos incedere morbos, ipse rei<text:line-break/>eventus manifeste testatur. Causae vero inquisitio in vul-<text:line-break/>gus proponatur </text:span><text:span text:style-name="T51">v</text:span><text:span text:style-name="T37"> non enim haec quaestio soli Hippocrati,</text:span></text:p>
      <text:p text:style-name="P15"><text:span text:style-name="T37">sed et ceteris omnibus reluctatur. Nullus enim est, qui<text:line-break/>animalium corpora, ea quae per abditos 'sensibus meatus<text:line-break/>fit,-' perspiratione difflari ac dissipari </text:span><text:span text:style-name="T14">ηοή </text:span><text:span text:style-name="T37">fateatur. Hinc<text:line-break/>enim constat ad alimenti penuriam ea venire, quod eva-<text:line-break/>cuentur, ita ut si nihil' nostrum efflueret, fed pristina<text:line-break/>substantiae moles perpetuo servaretur, . nulla </text:span><text:span text:style-name="T58">:</text:span><text:span text:style-name="T37"> prorfus ali-<text:line-break/>menti foret necessitas. Verum animadverte, num hic </text:span><text:span text:style-name="T37">ce-<text:line-break/></text:span><text:span text:style-name="T37">teris quidem omnibus haec quaestio sit inexplicabilis; Hip-<text:line-break/>pocrati vero 'solisque ejus fectatoribus explicabilis. Ne-<text:line-break/>que enim aliud quidquam animal essormavit, ut neque<text:line-break/>rursum adauxit aut adusque mortem aluit, praeterquam<text:line-break/>calor nativus, de quo nunc ipsi oratio esu Hic igitur<text:line-break/>quum sit omnium functionum naturalium caufa, quia hieme<text:line-break/>copiosior, propterea cibi appetentiam vehementius excitet,<text:line-break/>coctiones auget, plus sanguinis accumulat, crassius cor-<text:line-break/>pus efficit, et ut excrementa vacuentur providet. At nos<text:line-break/>undique circumstans calor non modo superfluitates, verum<text:line-break/>etiam aequaliter omnia tum quae simul cum superfluita-</text:span></text:p>
      <text:p text:style-name="P15"><text:span text:style-name="T37">tibus in animali sunt, tum </text:span><text:span text:style-name="T37">quae </text:span><text:span text:style-name="T37">in </text:span><text:span text:style-name="T37">eo </text:span><text:span text:style-name="T37">secundum naturam<text:line-break/>continentur, discutiendo evacuat ea evacuatione, quae a<text:line-break/>medicis abdita peripiratio nominatur, quam calor nativus<text:line-break/>molitur. Non enim aliud quidquam est praeter hunc ca-<text:line-break/>lorem animalium natura ex Hippocratis 'sententia. De-<text:line-break/>monstratum autem est </text:span><text:span text:style-name="T37">a </text:span><text:span text:style-name="T37">nobis in libris de facultatibus<text:line-break/>naturalibus, naturam non solum appetere et conficere et<text:line-break/>agglutinare suum cuique parti familiare ac proprium ali-<text:line-break/>mentum, sed hujus </text:span><text:span text:style-name="T37">quoque </text:span><text:span text:style-name="T37">recrementa discutere, quanto-<text:line-break/>que fortior exstiterit calor insitus, tanto magis sensum<text:line-break/>effugit perspiratio, ideoque sudores praeter naturam esse<text:line-break/>dicebat Diocles, quod probe omnibus in corpore dispen-<text:line-break/>fatis ac cibis a natura subactis et coctis, nequaquam qui<text:line-break/>sub sensum cadat humor excerneretur. Sudores enim<text:line-break/>quibus homines per balnea aut vehementes exercitationes<text:line-break/>•aut aestivos ardores manant, violentarum causarum sunt<text:line-break/>effectus. Recte igitur omnia hieme in animali admini-<text:line-break/>strantur, quum, ea nimirum moderata existit. Nam im-</text:span></text:p>
      <text:p text:style-name="P15"><text:span text:style-name="T37">moderatas internperaturas </text:span><text:span text:style-name="T37">et ipse </text:span><text:span text:style-name="T37">Hippocrates </text:span><text:span text:style-name="T37">in sequen-<text:line-break/></text:span><text:span text:style-name="T37">tibus damnat. Quod </text:span><text:span text:style-name="T37">autem in </text:span><text:span text:style-name="T37">animali hieme belle omnia<text:line-break/>administrentur, naturalium functionum </text:span><text:span text:style-name="T37">robur, non </text:span><text:span text:style-name="T37">levia<text:line-break/>sunt indicia. Nam belle cibi </text:span><text:span text:style-name="T37">iu </text:span><text:span text:style-name="T37">ventriculo concoquuntur, </text:span><text:span text:style-name="T37">&gt;<text:line-break/></text:span><text:span text:style-name="T37">quoniam naturalis calor </text:span><text:span text:style-name="T37">copiosissimus est </text:span><text:span text:style-name="T37">et una corporis<text:line-break/>excrementa longioribus </text:span><text:span text:style-name="T37">fomnis </text:span><text:span text:style-name="T37">expurgantur, tum quae<text:line-break/>exquisite extenuata funt per cutim tum </text:span><text:span text:style-name="T37">quae </text:span><text:span text:style-name="T37">halituosa,<text:line-break/>per exspirationem; quae vero crassiora sunt, per Urinas.<text:line-break/>His enim plus inest sedimenti quam per aestatem, prae-<text:line-break/>terea etiam univerfarum urinarum copia per hiemem ad-<text:line-break/>modum augetur. Jam vero liberalius aluntur et carnofa<text:line-break/>magis evadunt hieme corpora bonique sanguinis copiam<text:line-break/>accumulant, iis tamen exceptis quae pravo utuntur victu.<text:line-break/>Nam si consideraveris, ut per autumnum nostra corpora<text:line-break/>tum pauco praedita sanguine, tum extenuata excipiens<text:line-break/>hiberna tempestas et bonis implet' humoribus et crassiora<text:line-break/>efficit, noveris, arbitror, nos gubernantis robur facultatis,<text:line-break/>qui calor nativus est. Verum nisi hic copioso fruatur</text:span></text:p>
      <text:p text:style-name="P15"><text:span text:style-name="T37">alimento, primum ipse ab ambiente frigore superabitur,<text:line-break/>cum ab eo qui extrinsecus ingruit, tum ab illo qui. per<text:line-break/>inspirationem attrahitur; cum ipfo vero et ciborum coctio<text:line-break/>debilitatur et boni sanguinis generatio et partium anima-<text:line-break/>lis nutritio et excrementorum evacuatio. Si vero quan-<text:line-break/>tum eduliorum conficere et coquere potest, his copiose<text:line-break/>fruatur, 'tum is augebitur et quae prius omnia enarrata<text:line-break/>funt perficiet. Quod autem ex liberalioribus cibis affiim-<text:line-break/>tis, ac probe non in ventriculo solum, verum etiam in<text:line-break/>veniis ac omni animalis parte confectis, unumquodque<text:line-break/>multopere sc ipso carnosius reddatur et copiosiore eoque<text:line-break/>probo scateat sanguine, satis demonstrat et quod homini-<text:line-break/>bus non in fe solis, sed et veterinis animalibus experien-<text:line-break/>tia compertum esu Ipsi namque sub veris finem, prius-<text:line-break/>quam aestas incipiat, tum sibi, tum illis sanguinem de-<text:line-break/>trahunt, lu memoriam revocantes morbos quibus corripia-<text:line-break/>tur, quum aestas calida repente successerit. Haec enim<text:line-break/>latius sanguinem extendit funditque ac tanquam ejus</text:span></text:p>
      <text:p text:style-name="P15"><text:span text:style-name="T37">fervorem molitur, </text:span><text:span text:style-name="T37">adeo </text:span><text:span text:style-name="T37">ut non amplius in venis hacte-<text:line-break/>nus commoderatus tegatur, sed aut ipsas rumpat aut ero-<text:line-break/>dat et quum immoderatius in aliquam partem, quae ce-<text:line-break/>teris sit imbecillior, fluxerit, in ea aut inflammationem<text:line-break/>aut erysipelas aut aliquod aliud morbi genus efficiat. Nam<text:line-break/>multo et plures et </text:span><text:span text:style-name="T37">graviores </text:span><text:span text:style-name="T37">morbi pleuritici ex humorum<text:line-break/>fusione procreantur. Haec igitur omnia tum ceteris ad-<text:line-break/>stipulantur, quae in praesenti aphorismo Hippocrates do-<text:line-break/>cuit, tum probant calorem </text:span><text:span text:style-name="T37">non </text:span><text:span text:style-name="T37">solum posse per id tem-<text:line-break/>pus plures cibos concoquere, verum etiam pluribus indi-<text:line-break/>gere. Semper enim cibaria caloris nativi copiae propor-<text:line-break/>tione respondeant oportet, nisi aliquando, ut dixi, natura<text:line-break/>ambientis aeris calore imbecilla facta cogat subducere.<text:line-break/>Quamobrern quum et de vere Hippocrates sermonem in-<text:line-break/>distinctius habuerit, ipse distinguam. Ac primum veris<text:line-break/>initium hiemis simile magis </text:span><text:span text:style-name="T37">esse </text:span><text:span text:style-name="T37">temperamento quam<text:line-break/>aestatis finem contra. Deinde saepenumero vernam tem-<text:line-break/>pestatem qualis hiberna, frigidam existere, interdum vero,</text:span></text:p>
      <text:p text:style-name="P15"><text:span text:style-name="T37">qualis aestiva est, calidam. Primis igitur veris partibus,<text:line-break/>si quando id calidum fuerit, hibernae similem victu ra-<text:line-break/>tionem instituemus; postremis vero, si quando calidius<text:line-break/>fuerit, aestivae similem; si autem media sit temperie,<text:line-break/>diaetam illi temperiei analogam praescribemus. Atque<text:line-break/>haec omnia de sanorum diaeta dicta sunt, deinceps autem<text:line-break/>de aegrotantium victu disserit.</text:span></text:p>
      <text:p text:style-name="P16"><text:span text:style-name="T37">\ </text:span><text:span text:style-name="T37">- -</text:span></text:p>
      <text:h text:style-name="P5" text:outline-level="2">XVI.</text:h>
      <text:p text:style-name="P11"><text:span text:style-name="T37">Pictus </text:span><text:span text:style-name="T51">humidus tum febricitantibus omnibus, tum maxime<text:line-break/>pueris ceieriique ejusmodi uti victu consuetis confert.</text:span></text:p>
      <text:p text:style-name="P13"><text:span text:style-name="T37">Superioribus aphorismis de victus quantitate doctri-<text:line-break/>nam instituit; nunc vero de qualitate disserit, multa ad,<text:line-break/>artem conferentia brevissima oratione docens. Primum</text:span></text:p>
      <text:p text:style-name="P15"><text:span text:style-name="T37">quomodo nictus febricitantibus sit praescribendus; deinde<text:line-break/>salubris nictus indicationes in iis quidem quae praeter<text:line-break/>naturam sunt contrarias, in iis vero quae secundum na-<text:line-break/>turam similes ducendas esse. Febri namque, quia calidus<text:line-break/>ac siccus est morbus, est enim nativi caloris in eum con-<text:line-break/>versio, humidum vietum consulit; tumidioribus vero na—<text:line-break/>turis, sive aetatis, sive consuetudinis ratione non contra-<text:line-break/>rium, fed familiarem. Eorum enim naturam tueri, opor-<text:line-break/>tet per humida, non quemadmodum morbos per contraria<text:line-break/>demoliri. Qui vero cum febribus hydropes pro ratione<text:line-break/>proferentes Hippocratis aphorifmum improbare student,<text:line-break/>quod impliciti hi morbi non humidum victum, fed sic-<text:line-break/>cum postulent, ii pernecessarium methodi medendi caput<text:line-break/>ignorant, quod nos eo in opere fusius explicuimus, unum-<text:line-break/>quemque scilicet morbum simplicem propria curatione in-<text:line-break/>digere; implicitos vero, quatenus inter se complicantur,<text:line-break/>eatenus communem etiam curationis indicationem habitu-<text:line-break/>ros; nobis aut eum qui magis urgeat coercentibus, non</text:span></text:p>
      <text:p text:style-name="P15"><text:span text:style-name="T37">tamen omnino alterius curatione neglecta; itaque eodem<text:line-break/>modo si quis simul febricitet et hydropico affectu laboret,<text:line-break/>ad utrumque affectum contrarias curationes postulantem<text:line-break/>respicientes, utrique eorum affectuum folerter obsistimus,<text:line-break/>ut et ceteris omnibus pari modo implicitis. Non igitur<text:line-break/>tale quidquam dixerimus, neque alterum talia dicentem<text:line-break/>admiserimus, et si quid uominatim in aphorismo pronun-<text:line-break/>tiatum non est, quod ex eodem cum praedictis judicio<text:line-break/>prodeat, id quoque potestate dictum fuisse augurandum esu<text:line-break/>Aetatis enim meminit et consuetudinis, tu vero et natu-<text:line-break/>ralis temperamenti et tempestatis anni et regionis proba<text:line-break/>ratione memineris, quae interdum et ipse Hippocrates ad-<text:line-break/>jicit; interdum autem unius aut duorum mentione facta,<text:line-break/>quae cetera funt ejusdem naturae atque ordinis praeter-</text:span></text:p>
      <text:p text:style-name="P15"><text:span text:style-name="T37">mittit. Sumuntur et ab his indicationes, quemadmodum<text:line-break/>supra et ab aetate et a morbo peti diximus, quae incul-<text:line-break/>pata sunt nobis ea rictu temperamento simili servantibus;<text:line-break/>quae vero culpata sunt, contrario emendantibus. At de<text:line-break/>omnibus indicationibus in methodi medendi libris plenius<text:line-break/>loquuti sumus.</text:span></text:p>
      <text:h text:style-name="P5" text:outline-level="2"><text:bookmark-start text:name="bookmark30"/>X<text:bookmark-end text:name="bookmark30"/>Vll.</text:h>
      <text:p text:style-name="P11"><text:span text:style-name="T51">Quibus etiam semel aut bis et copiosior aut pauciora aut<text:line-break/>per partes cibus exhibendus stt, spectandum est. Ali-<text:line-break/>quid autem anni tempestati, regioni, aetati et consue-<text:line-break/>tudini concedendum.</text:span></text:p>
      <text:p text:style-name="P13"><text:span text:style-name="T37">Quandoquidem de quantitate et qualitate victus sen-<text:line-break/>tentiam protulit, nos deinceps ejusdem exhibendi modum<text:line-break/>edocet. Non enim fatis est id ipsum dumtaxat nosse,<text:line-break/>quod huic liberalius aut parcius sit exhibendum; aut quod</text:span></text:p>
      <text:p text:style-name="P14"><text:span text:style-name="T37">victu exsiccante vel hnmectante utendum sit, sed scmel-<text:line-break/>ne aut saepius "quoque die vel nocte cibos exhibere de-<text:line-break/>ceat considerare maxime necessarium est,: ac praeterea ab<text:line-break/>anni tempestate, tum </text:span><text:span text:style-name="T37">ab </text:span><text:span text:style-name="T37">aetate,' tum </text:span><text:span text:style-name="T37">a </text:span><text:span text:style-name="T37">consuetudine in-<text:line-break/>dicationem fumere, quemadmodum in qualitate et quanti-<text:line-break/>. tate fumebatur. Primi namque scopi unde petuntur in-<text:line-break/>dicationes sunt - tum morbi ipsi tum aegrotantis vires;<text:line-break/>deinde etiam aetas et anni tempestas et consuetudo et re-<text:line-break/>gio et quae his cetera proportione respondent, propterea-<text:line-break/>que spfe Hippocrates illud addidit: </text:span><text:span text:style-name="T51">dandum vero aliquid<text:line-break/>tempestati, regioni, aetati et consuetudini i</text:span><text:span text:style-name="T37"> perspicue de-<text:line-break/>clarans hac oratione, dandum vero aliquid, sc neque to-<text:line-break/>tum, neque maximum ab ejusmodi rebus sumere. Nam<text:line-break/>sive saepius, sive raro, sive omnino alere oporteat, tum<text:line-break/>a morbo, tum a viribus primum ac praecipue sumitur;<text:line-break/>postea vero ab anni tempestate et aetate et talibus. Nam<text:line-break/>si aegri vires infirmae fuerint et affectus corporis aut ex<text:line-break/>humorum corruptione aut defectu fit. ortus, paucum ali-</text:span></text:p>
      <text:p text:style-name="P14"><text:span text:style-name="T37">menti ita laborantibus saepius dabimus: paucum quidem<text:line-break/>quod virium imbecillitas confertam alimenti copiam om-<text:line-break/>nino ferre nequeat; saepius autem quod copiosis affectus<text:line-break/>indigeat Adjectionem enim penuria; contemperationem<text:line-break/>corruptio postulat. </text:span><text:span text:style-name="T37">Si </text:span><text:span text:style-name="T37">vero, prostratis imbecillitate viri-<text:line-break/>bus, neque humorum quaedam simul adsit penuria, neque<text:line-break/>depravatio; humorum autem symmetria et comrnoderatio<text:line-break/>aut etiam plenitudo secundum naturam exstiterit, his tum<text:line-break/>.-paunies tum pauca dabimus; multo etiamnum magis, si</text:span></text:p>
      <text:p text:style-name="P13"><text:span text:style-name="T37">cum humorum copia virium robur adsit. - Si vero cum<text:line-break/>humorum penuria aut depravatione virium robur fuerit,<text:line-break/>tum multos tum multoties cibos ita laborantibus dabi-<text:line-break/>mus, multos nimirum affectu postulante et ipsus facultate<text:line-break/>evincere et concoquere potente. At paroxysmis multas<text:line-break/>alimenti exhibendi occasiones non concedentibus, neque<text:line-break/>praebentibus, paucies multa cibaria dabimus. Verum si<text:line-break/>cum plethorica affectione vires validae fuerint, paucies<text:line-break/>pauca dabimus. Nam etiamsi facultatem cibi coctricem</text:span></text:p>
      <text:p text:style-name="P15"><text:span text:style-name="T37">robustam habeamus, affectu tamen cibariis multis non rn-<text:line-break/>digeUte, pauca exhibere rationi consentaneum fuerit. Ita<text:line-break/>sane tum a morbo tum </text:span><text:span text:style-name="T51">a</text:span><text:span text:style-name="T37"> viribus ad propositas indicatio-<text:line-break/>nes sumendae sunt. Ac tempestate vere, aetate, consue-<text:line-break/>tudine et ceteris his similibus sic indicationes erunt pe-<text:line-break/>tendae. .Aestiva quidem tempestate pro ratione ipsius<text:line-break/>tempestatis multoties pauca exhibenda sunt, quod et ma-<text:line-break/>jore alimenti accessione indigeant et quod tunc exhaurian-<text:line-break/>tur et quod, ipsorum vires sint imbecilles. • Per hiemem<text:line-break/>vero multa quidem ob virium robur, sed raro exhibenda:<text:line-break/>non enim admodum multa egent adjectione laborantes, ut<text:line-break/>qui non multum evacuentur. Nam sanitate fruentes satis<text:line-break/>quidem abunde per hiemem evacuari fupra demonstravi-<text:line-break/>mus, quod nativum calorem copiosiorem habeant; vere<text:line-break/>autem etiamnum medio atque adhuc aestati viciniore pau-<text:line-break/>cis eduliis et ex longo intervallo nutriemus. Haec enim<text:line-break/>tempestas periculum prope affert plethoricae affectionis<text:line-break/>propter humorum per hiemem densatorum fusionem. Quem-</text:span></text:p>
      <text:p text:style-name="P15"><text:span text:style-name="T37">admodum </text:span><text:span text:style-name="T37">ergo </text:span><text:span text:style-name="T37">in plethoricis affectibus, quum validae vi--<text:line-break/>res fuerint., paucum cibum et ex longo temporis inter-<text:line-break/>vallo damus. Sic et verna tempestate faciendum est, prae-<text:line-break/>sertim in febricitantibus, de quibus hic fermo est Hippo-<text:line-break/>crati; sanorum enim nictum : antea docuit. Autumnus<text:line-break/>denique morbis ex corruptione ortis est similis. Quapro-<text:line-break/>pter qni tunc febricitant, assidua pr.obi alimenti adjectione,<text:line-break/>indigent et si validae vires exstiterint,- multoties et multa;<text:line-break/>sin imbecilles, pauca et multoties ipsis dabimus; simili<text:line-break/>modo, si quis et ab. aetatibus et a consuetudinibus et a<text:line-break/>regionibus sumat indicationes, ad duos illos primos sco-<text:line-break/>pos ea adducet. Nam quae singula diximus aut validas<text:line-break/>aut imbecillas vires efficiunt vel etiam plethoricum aut<text:line-break/>exinanitum aut cacochyrnum corpus reddunt.</text:span></text:p>
      <text:h text:style-name="P9" text:outline-level="2">XVIII.</text:h>
      <text:p text:style-name="P11"><text:span text:style-name="T51">Aestate et autumno cibos dispciUime serunt, hieme facil-<text:line-break/>lime i vere minus.</text:span></text:p>
      <text:p text:style-name="P14"><text:span text:style-name="T37">Non bis, </text:span><text:span text:style-name="T37">ut fortassis quidam auguratus </text:span><text:span text:style-name="T37">sit, de iisdem<text:line-break/>disseruit Hippocrates, </text:span><text:span text:style-name="T37">fcripto </text:span><text:span text:style-name="T37">superius illo aphorismo, cujus<text:line-break/>principium est </text:span><text:span text:style-name="T37">r </text:span><text:span text:style-name="T51">ventres hieme </text:span><text:span text:style-name="T51">et vere natura calidifstmi</text:span><text:span text:style-name="T51">;<text:line-break/></text:span><text:span text:style-name="T37">nunc autem rursus</text:span><text:span text:style-name="T37">; quod</text:span><text:span text:style-name="T51">, </text:span><text:span text:style-name="T51">aestate </text:span><text:span text:style-name="T51">et autumno cibos diffi-<text:line-break/>cillime </text:span><text:span text:style-name="T51">ferunt, hieme </text:span><text:span text:style-name="T51">facillime, </text:span><text:span text:style-name="T51">vere minus.</text:span><text:span text:style-name="T37"> </text:span><text:span text:style-name="T37">Verum quo-<text:line-break/>niam et ad victus quantitatem et ad modum usus ciborum<text:line-break/>tam in sanis quam in aegris' quandam sumit ab anni<text:line-break/>tempestatibus indicationem; decenter eorum in utrisque<text:line-break/>meminit: illic quidem plures cibos sanis hieme exhiben-<text:line-break/>dos esse demousirans, ' quod calidum innatum tum copio-<text:line-break/>sius copiosiore alimento foveri debeat; hic autem quod<text:line-break/>etiamsi semel ipsis cibi multum dederis, non eos tamen<text:line-break/>laeseris; Omnes enim hieme ciborum copiam facile fe-<text:line-break/>runt, aestate vero difficile. Quapropter hieme quidem et<text:line-break/>raro et multos cibos exhiberi concedendum est; aestate<text:line-break/>vero, quia cibos difficile ferunt, quod qui calor nativus<text:line-break/>eos concoquit ac conficit, paucus exisset, conscrtim ac<text:line-break/>simul cibos dare modis omnibus cavendum, scd frequen-</text:span></text:p>
      <text:p text:style-name="P15"><text:span text:style-name="T37">tius paucos exhibere studendum est. Nam corporis affe-<text:line-break/>ctus morbis ex humorum penuria ortis consimilis, ad-<text:line-break/>jectionem postulat. Hieme itaque atque aestate ita sc ha-<text:line-break/>beut; ex ceteris vero duabus anni tempestatibus, aestatem<text:line-break/>autumnus, hiemem ver. subsequitur, cujus </text:span><text:span text:style-name="T51">rei causa etiam<text:line-break/>manifesta est.</text:span><text:span text:style-name="T37"> 'Refrigerari namque corpora cogi ac den-<text:line-break/>sari autumno; laxari vero et rara fieri vere incipiunt.<text:line-break/>Quas ob res non idem his de anni tempestatibus prae-<text:line-break/>ceptum tradidit, aut quod etiam in altero aphorismo de<text:line-break/></text:span><text:span text:style-name="T37">sanis </text:span><text:span text:style-name="T37">ipsi fuerit sermo.</text:span></text:p>
      <text:h text:style-name="P5" text:outline-level="2">XIX.</text:h>
      <text:p text:style-name="P11"><text:span text:style-name="T51">Quibus per stntos circuitus parcxystmi oboriuntur, nihil<text:line-break/>dare, neque cogere oportet, sed </text:span><text:span text:style-name="T76">aMe</text:span><text:span text:style-name="T51"> crises cibi exhi-<text:line-break/>bitionem adimere.</text:span></text:p>
      <text:p text:style-name="P14"><text:span text:style-name="T37">Cum itaque tria sint victus instituendi summa capita,<text:line-break/>ciborum quantitas, qualitas ac ipsis utendi modus, ad duo<text:line-break/>quidem priora capita ex accessionibus nihil nobis utile<text:line-break/>oboritur, ad tertium autem ab accessionibus utilitatis ali-<text:line-break/>quid sumere licet. Quare opportune Hippocrates earum<text:line-break/>in tertio capite meminit. Particularium enim ciborum<text:line-break/>exhibendorum occesionem maxime docent accessiones, qui-<text:line-break/>bus tamen in morbis, stato tempore, hoc est per circui-<text:line-break/>tus hae redeunt. Propterea ipse quoque Hippocrates scri-<text:line-break/>biti </text:span><text:span text:style-name="T51">quibus per statos circuitus paroxystni oboriuntur, ni-<text:line-break/></text:span><text:span text:style-name="T37">‘ </text:span><text:span text:style-name="T37">hil </text:span><text:span text:style-name="T51">dare oportet,</text:span><text:span text:style-name="T37"> doctus alios quosdam esse morbos, qui-<text:line-break/>bus paroxysmi repetunt, non tamcn per circuitus, hoc<text:line-break/>est non fleto tempore. In his profecto accurata clbi ex-<text:line-break/>hibendi occasio inveniri non potesu In quibus vero pa-<text:line-break/>roxysmorum ordo servatur, eorum cibo praebendo prin-<text:line-break/>cipia vitanda sunt, hoc est ne jam faeto aut non mullo<text:line-break/>post futuro paroxysmo aegrotum alamus. Hic</text:span><text:span text:style-name="T58">1</text:span><text:span text:style-name="T37"> vero textus<text:line-break/>ante crises aut ante quosvis paroxysmos simpliciter aut</text:span></text:p>
      <text:p text:style-name="P15"><text:span text:style-name="T37">ante morbi vigores aut ante nominatas judicationes intel-<text:line-break/>ligendus esu Vera siquidem haec tria sunt, magis tamen<text:line-break/>ad propositum convenire videntur, si ante paroxysmos<text:line-break/>plane lutelligamus, nam de morbi vigore supra dictum<text:line-break/>esu Quod si de hoc nimirum intelligatur; etiam de crisi<text:line-break/>intelligetur. In vigoribus enim maximam partem crises<text:line-break/>oriuntur.</text:span></text:p>
      <text:h text:style-name="P5" text:outline-level="2">XX.</text:h>
      <text:p text:style-name="P11"><text:span text:style-name="T51">Quae judicantur aut perfecte judicata sunt, ea neque me-<text:line-break/>dicamentis movenda, neque aliis irritamentis innovanda,<text:line-break/>sed sinenda </text:span><text:span text:style-name="T51">sunt.</text:span></text:p>
      <text:p text:style-name="P13"><text:span text:style-name="T37">Completa de diaeta oratione jam ad alterum caput<text:line-break/>transit, in quo docet interdum quidem quae in aegrotante<text:line-break/>perficienda sunt, omnia ipsi naturae committenda esse, ni-<text:line-break/>hil aliud nobis quam quod diaetae sit negotiantibus; in-<text:line-break/>terdum vero non solum naturae omnia committenda, ve-</text:span></text:p>
      <text:p text:style-name="P15"><text:span text:style-name="T37">rum etiam 'aliquid nobis ipsis agendum esse. Ubi'initui,'-<text:line-break/>inquit, vel perfecta crisis jam facta est vel adhuc sit, to-<text:line-break/>tum opus naturae'committere nihiIque nos innovare opor-’<text:line-break/>fet; ubi vero imperfecta crisis est, quod' deest, idrnios<text:line-break/>decet addere. Hoc autem </text:span><text:span text:style-name="T37">et </text:span><text:span text:style-name="T37">ipse'in libro de humoribus<text:line-break/>his verbis dicebat </text:span><text:span text:style-name="T51">tsaitae perfecte judicantur, ea non mo-<text:line-break/>venda, neque niadicamentis, neque altis irritamentis' inno-<text:line-break/></text:span><text:span text:style-name="T37">vanda </text:span><text:span text:style-name="T51">este.</text:span><text:span text:style-name="T37"> </text:span><text:span text:style-name="T37">Nam quod </text:span><text:span text:style-name="T14">ἀρτίως </text:span><text:span text:style-name="T37">in aphorismis dixit, hoc<text:line-break/>est </text:span><text:span text:style-name="T51">integre</text:span><text:span text:style-name="T51">,</text:span><text:span text:style-name="T37"> </text:span><text:span text:style-name="T37">id illo in libro </text:span><text:span text:style-name="T14">ἀπαρτὶ, </text:span><text:span text:style-name="T37">hoc est </text:span><text:span text:style-name="T51">persecte</text:span><text:span text:style-name="T37"> no-<text:line-break/>minavit. Est autem' id vocabulum </text:span><text:span text:style-name="T14">ἀπαρτὶ, </text:span><text:span text:style-name="T37">apud alios<text:line-break/>quoque veteres hac significatione, perfecte integre nec<text:line-break/>imperfecte, quod et idem </text:span><text:span text:style-name="T14">ἀπαρτίώς </text:span><text:span text:style-name="T37">etiamnum significati'<text:line-break/>Non enim sane .pro diebus paribus intelligendum, hod'<text:line-break/>enim profecto manifeste falsum est, si quis diebus paribus<text:line-break/>aut judicatus sit aut judicetur, nihil his innovandum esse.<text:line-break/>Jam vero neque </text:span><text:span text:style-name="T14">ἀρτίως </text:span><text:span text:style-name="T37">hoc! in textu </text:span><text:span text:style-name="T51">nuper</text:span><text:span text:style-name="T37"> significat,<text:line-break/>quod maxime fubsequenti verbo declaratur.' Non' enim<text:line-break/>simpliciter </text:span><text:span text:style-name="T14">ἀρτίως, </text:span><text:span text:style-name="T37">quod est nuper, enuntiavit, </text:span><text:span text:style-name="T51">judicata</text:span></text:p>
      <text:p text:style-name="P15"><text:span text:style-name="T51">sunt ! fed quae, judicantur, et judicata sunt •,</text:span><text:span text:style-name="T37"> quorum alteri<text:line-break/>quidem judicata, adverbium </text:span><text:span text:style-name="T14">ἀρτίως, </text:span><text:span text:style-name="T37">hoc est </text:span><text:span text:style-name="T51">nuper,</text:span><text:span text:style-name="T37"> posset<text:line-break/>convenire; alteri vero </text:span><text:span text:style-name="T51">judicantur</text:span><text:span text:style-name="T37"> nullo modo. Imo et<text:line-break/>ex ipsa rerum veritate liquet; non enim si quid paulo<text:line-break/>antea sit jndipatum, id non innovandum est, fed si per-<text:line-break/>fecte abfolute ac, integre, tunc, venum, fuerit quod dicis<text:line-break/>tur. Si quid vero ast crisin desit, id quod deest oportet<text:line-break/>adjungere; uarn quae post crisin relinquuntur, recidivas<text:line-break/>efficiunt,- Quaenam igitur perfecta est integra crisis? an<text:line-break/>lu qua ni mirum probe omnia processerint nullusque judi-<text:line-break/>catorius numerus defuerit? Primum enim melior crisis<text:line-break/>existit qnae vacuatione quam quae abscessu fit. Deinde<text:line-break/>quae humorem noxium ac redundantem qiram quae alium<text:line-break/>quempiam vacuat. .Tertio quae e directo quam quae<text:line-break/>aliter fit. Vocat autem ipse e directo vacuationem quae<text:line-break/>vasorum rectitudine processit. Quarto deinceps quae eu-<text:line-break/>phoriam habet; quaeve facile toleratur. Quinto quae cum<text:line-break/>coctione ac die critico oboritur. Haec enim omnia per-</text:span></text:p>
      <text:p text:style-name="P16"><text:span text:style-name="T37">/</text:span></text:p>
      <text:p text:style-name="P15"><text:span text:style-name="T37">sectae crisi adesse oportet. Quod si unum aut etiam plura<text:line-break/>abfuerint, neque exquisita crisis, neque integra fuerit.</text:span></text:p>
      <text:h text:style-name="P5" text:outline-level="2">XXI.</text:h>
      <text:p text:style-name="P11"><text:span text:style-name="T51">Quae ducere oportet, quo maxime propendet natura, ea<text:line-break/>per loca conferentia ducenda sunt.</text:span></text:p>
      <text:p text:style-name="P13"><text:span text:style-name="T37">Quaenam ea sunt quae ducere oporteat? nimirum<text:line-break/>quae neque judicantur, neque perfecte judicata sunt. Haec<text:line-break/>igitur per quam partem sunt evacuanda docet scopum<text:line-break/>geminum tradens, tum ipsam partis naturam, tum humo-<text:line-break/>ris propensionem. Quo namque locorum conferentium<text:line-break/>vergit, eo ducere convenit. At vacuationibus commoda<text:line-break/>loca funt, intestina, venter, vesica, uterus, cutis universa;<text:line-break/>ad haec palatum et nares, cum aut cerebrum expurgamus<text:line-break/>aut per sanguinis profluvium sit crisis, ac maxime si </text:span><text:span text:style-name="T14">κατ’<text:line-break/>ἴξιν, </text:span><text:span text:style-name="T37">quod est e directo partis asseclae, procedat. Nam</text:span></text:p>
      <text:p text:style-name="P15"><text:span text:style-name="T37">quae contra fiunt sanguinis profluvia, mala sunt. Infestan-<text:line-break/>tium vero humorum </text:span><text:span text:style-name="T37">in loca minime </text:span><text:span text:style-name="T37">consona propendent<text:line-break/>impetus, quum ea vel principalia funt natura et major<text:line-break/>ex 'ipsis noxa subsequutura </text:span><text:span text:style-name="T37">est, </text:span><text:span text:style-name="T37">quam morbi qui judica-<text:line-break/>tur dignitas postulet; vel quum </text:span><text:span text:style-name="T37">nullam </text:span><text:span text:style-name="T37">excretionem sor-<text:line-break/>tiuntur. Exempli gratia noxiorum iu hepate humorum<text:line-break/>vacuationem postulantium idoneae propensiones sunt gemi-<text:line-break/>nae; altera quidem per ventrem, cujus illa opportunior<text:line-break/>est, quae per inferiora, quam quae per vomitus agit;<text:line-break/>altera vero quae per renes et vesicam ducit. At sane<text:line-break/>quae in pulmonem, thoracem et cor vergit, nequaquam<text:line-break/>proba esu Medicum itaque oportet naturae motum ac<text:line-break/>propensionem observare, quae si idonea fuerit, tum ipsi<text:line-break/>subministrare , tum auxiliari; si vero contrario modo simul<text:line-break/>et noxie fiat, ipsam prohibere simulque revocare atque<text:line-break/>revellere oportet,</text:span></text:p>
      <text:h text:style-name="P6" text:outline-level="2">XXII.</text:h>
      <text:p text:style-name="P11"><text:span text:style-name="T51">Concocta medicamentis educenda ac movenda sunt, non<text:line-break/>cruda, neque per initia, nisi turgeant; sed plerumque<text:line-break/>non turgent.</text:span></text:p>
      <text:p text:style-name="P13"><text:span text:style-name="T21">Φαρμαν.ίύιιν </text:span><text:span text:style-name="T51">medicari</text:span><text:span text:style-name="T37"> quidem ipsi consuetudo est pro<text:line-break/>medicamento uti purgante pronunciandi. </text:span><text:span text:style-name="T14">Όργφν </text:span><text:span text:style-name="T37">vero,<text:line-break/></text:span><text:span text:style-name="T51">turgere,</text:span><text:span text:style-name="T37"> ab animantibus venere percitis ad humores trans-<text:line-break/>latum est. Quemadmodum enim illa animalia, quum </text:span><text:span text:style-name="T69">eo<text:line-break/></text:span><text:span text:style-name="T37">affectu titillantur, impelluntur </text:span><text:span text:style-name="T51">et</text:span><text:span text:style-name="T37"> concitantur, quiescere<text:line-break/>nequeunt: sic et humores plerumque in motu vehemen-<text:line-break/>tiore atque a partibus in partes transfluxu, per initium<text:line-break/>morbi hominem infestant concitantes, titillantes et quie-<text:line-break/>scere non concedentes, imo et ipsi concitantur, trans-<text:line-break/>fluunt, titillantur fuoque impetu aegrum molestant. Hosce<text:line-break/>igitur humores evacuare decet, hoc est qui sunt in motu,<text:line-break/>latione ac fluxu,. Qui vero jam aliqua in corporis parte<text:line-break/>firmati decumbunt, eos neque ullo alio auxilio movere</text:span></text:p>
      <text:p text:style-name="P15"><text:span text:style-name="T37">oportet, neque ante coctionem medicari. Tunc </text:span><text:span text:style-name="T37">enim </text:span><text:span text:style-name="T37">jam<text:line-break/></text:span><text:span text:style-name="T37">naturam quoque </text:span><text:span text:style-name="T37">habemus </text:span><text:span text:style-name="T37">evacuationis auxillatricem; ipsa<text:line-break/>namque post coctiones tum humores </text:span><text:span text:style-name="T37">secernere </text:span><text:span text:style-name="T37">tum </text:span><text:span text:style-name="T37">quod<text:line-break/></text:span><text:span text:style-name="T37">supervacaneum est</text:span><text:span text:style-name="T37">, quo tempore etiam fiunt </text:span><text:span text:style-name="T37">crifes, </text:span><text:span text:style-name="T37">ex-<text:line-break/>pellere conspicitur. </text:span><text:span text:style-name="T37">Verum </text:span><text:span text:style-name="T37">quum ipsa persecte movet,<text:line-break/></text:span><text:span text:style-name="T37">nullo opus est medicamento; 'quum vero moderatius </text:span><text:span text:style-name="T37">ac .<text:line-break/></text:span><text:span text:style-name="T37">imbecillius agit quod deest, id medicamentis nobis ad-<text:line-break/>jiciendum est, quo ab utroque vexantis humoris fiat </text:span><text:span text:style-name="T51">eva-<text:line-break/>cuatio,</text:span><text:span text:style-name="T37"> matura quidem expellente., medicamento vero at-<text:line-break/>trahente. Demonstratum enim </text:span><text:span text:style-name="T51">a</text:span><text:span text:style-name="T37"> nobis est in commenta-<text:line-break/>riis de naturalibus facultatibus singularum partium natu-<text:line-break/>ram qua tuor uti facultatibus, familiaris alimenti attractrice<text:line-break/>ejusdemque retentrice, praeterea coctrice et quarta'alie-<text:line-break/>norum expultrice. Singula vero medicamenta proprium<text:line-break/>ac familiarem sibi humorem attrahunt. Recte autem tex-<text:line-break/>tus addidit: </text:span><text:span text:style-name="T51">Sed plerumque non turgent,</text:span><text:span text:style-name="T37"> idque ab expe-<text:line-break/>rientia difcendnm, humorum transfluxus ah alia in aliam<text:line-break/>partem raro contingere, fed quadam in parte frequentius</text:span></text:p>
      <text:p text:style-name="P15"><text:span text:style-name="T37">immorari ac consistere, in qua etiam toto morbi tempore<text:line-break/>adusque ejus solutionem ipsi 'concoquuntur, scire vero<text:line-break/>oportet quibusdam in exemplaribus hunc aphorisrnum scri-<text:line-break/>ptuinnon esse; in libro autem de humoribus passim scri-<text:line-break/>ptum inveniri.</text:span></text:p>
      <text:p text:style-name="P16"><text:span text:style-name="T37">_______</text:span></text:p>
      <text:h text:style-name="P5" text:outline-level="2">XXIII.</text:h>
      <text:p text:style-name="P11"><text:span text:style-name="T51">Quae vacuantur, eopia conjectanda non sunt i fed st qua-<text:line-break/>lia oportet prodeant ac aeger facile ferat. Atque ubi<text:line-break/>ad animi defectionem ufque educendum est, id moliendum.</text:span></text:p>
      <text:p text:style-name="P13"><text:span text:style-name="T37">Sive a natura sive a nobis vacuatio fiat, quandam<text:line-break/>ipsius mensuram omnino praescripsisse oportet. Quemad-<text:line-break/>modurn enim molestus humor pro qualitatis ratione va-<text:line-break/>cuandus est, 'sic profecto vacuationis quantitas vexantis<text:line-break/>humoris copiae congruat oportet. Verum qualitatis qui-<text:line-break/>dem dignotiones supra diximus, quum aphorisrnum inter-<text:line-break/>pretaremur, cujus est initium: </text:span><text:span text:style-name="T51">In alvi perturbationibus</text:span></text:p>
      <text:p text:style-name="P53"><text:span text:style-name="T45">.Ini. 1.1 </text:span><text:span text:style-name="T19">ί. </text:span><text:span text:style-name="T45">:<text:tab/></text:span><text:span text:style-name="T19">,<text:tab/>•’&gt;. </text:span><text:span text:style-name="T45">fu*'?<text:tab/>• . Usliif •• ‘</text:span></text:p>
      <text:p text:style-name="P16"><text:span text:style-name="T51">et vomitionibus.</text:span><text:span text:style-name="T37"> Quantitatis vero mullum tale, quod dici<text:line-break/>debeat, indicium habemus.. Quare de ipfa quantitate eu-<text:line-break/>phoriam fercndive facilitatem, certum , indiciuin, statuit<text:line-break/>deditque Hippocrates: nam si humor redundans vacuetur,<text:line-break/>tum levius tum facilius aegrotantem habere necesse esu<text:line-break/>Quod si quis etiam </text:span><text:span text:style-name="T37">ex </text:span><text:span text:style-name="T37">iis qui secundum naturam funt ex-<text:line-break/>cernatur, tunc aegrotantis vires dissolvi </text:span><text:span text:style-name="T37">ac </text:span><text:span text:style-name="T37">debilitari,<text:line-break/>ipfamque ferendi difficultatem /sentire' oportet. Quare non<text:line-break/>temerariae vacuandorum quantitatis phantasiae mens ad-<text:line-break/>hibenda est, fed duobus commemoratis indiciis, si </text:span><text:span text:style-name="T51">qualia<text:line-break/>oportet et cum euphoria vacuentur.</text:span><text:span text:style-name="T37"> Quod autem deinceps<text:line-break/>ab ipso' dicitur, </text:span><text:span text:style-name="T51">atque </text:span><text:span text:style-name="T51">ubi </text:span><text:span text:style-name="T51">adusuue </text:span><text:span text:style-name="T51">lipothymiam ducendum<text:line-break/>est,</text:span><text:span text:style-name="T37"> recte quidem pronunciatum est, sed ejus usus adscri-<text:line-break/>benda sunt indicia. Quae quum ille non protulerit, nos<text:line-break/>ex quibus tum ipsa experientia tum ratione videmur<text:line-break/>affectus invenisse, in quibus adusque lipothymiam vacuare<text:line-break/>conveniat, docebimus. Ac primum ad qualem usque li-<text:line-break/>pothymiam ab ipsu dictum fuerit distinguere oportet. Ne-</text:span></text:p>
      <text:p text:style-name="P15"><text:span text:style-name="T37">que enim sane </text:span><text:span text:style-name="T37">eae dicit lipothymias, </text:span><text:span text:style-name="T37">quae </text:span><text:span text:style-name="T37">metuentibus<text:line-break/>interdum aegris </text:span><text:span text:style-name="T37">aut </text:span><text:span text:style-name="T37">venae sectionem </text:span><text:span text:style-name="T37">aut </text:span><text:span text:style-name="T37">aliud ejusmodi<text:line-break/>auxilium oboriuntur; neque etiam quum in ore ventriculi<text:line-break/>quidam humores mordaces suerint vel prius in ipso col-<text:line-break/>lecti vel qui in </text:span><text:span text:style-name="T37">eo </text:span><text:span text:style-name="T37">remedii usu in ipsum confluxerint;<text:line-break/>iipothymiam excitant, tum enim et in lipothymiam ruunt,<text:line-break/>non tamen hujusmodi lipothymia satis idoneus 'est vacua-<text:line-break/>tionis modus, quae nonnunquam priusquam deceat ohori-'<text:line-break/>tur, veluti quibusdam febricitantibus, qui et inter assur-<text:line-break/>gendum et desidendum in Iipothymiam multoties procide-<text:line-break/>runt, propterea ipsis resupinis jacentibus venam secamus.<text:line-break/>Ea igitur quae vacuationis ratione succedit lipothymia, nunc<text:line-break/>ab Hippocrate sancita est mensura vacuationis, in maxi-<text:line-break/>mis inflammationibus</text:span><text:span text:style-name="T37">, </text:span><text:span text:style-name="T37">in febribus ardentissiinis et vehe-<text:line-break/>menlissimis doloribus. Verum, ut et ipse docet, constan-<text:line-break/>tibus ac firmis viribus ad tantam vacnationem studio pro-<text:line-break/>cedendum est nosque saepius hujusmodi vacuationes prodesse<text:line-break/>plurimum experientia didicimus. In ardentissimis siquidem</text:span></text:p>
      <text:p text:style-name="P15"><text:span text:style-name="T37">febribus ad lipothymiam usque phlebotomia illico tum<text:line-break/>universum corporis habitum refrigerat tum febrem ex-<text:line-break/>stinguit; quamplurimis etiam alvus dejicit et sudores pro-<text:line-break/>fuse manant, quas ob res eorum nonnulli febre omnino<text:line-break/>sunt liberati, alii magnopere adjuti, morbi vehementiam<text:line-break/>resciderunt. In maximis etiam inflammationibus et vehe-<text:line-break/>mentissirnis doloribus nullum majus novi remedium ad-<text:line-break/>usque lipothymiam vacuatione; prodita tamen distinctione<text:line-break/>an adusque lipothymiam sanguinem detrahere, an vero<text:line-break/>purgare deceat, quemadmodum lu commentariis de venae<text:line-break/>sectione declaratum est.</text:span></text:p>
      <text:h text:style-name="P5" text:outline-level="2">XXIV.</text:h>
      <text:p text:style-name="P11"><text:span text:style-name="T51">In morbis acutis raro et per initia purgantibus medica-<text:line-break/>mentis utendum idque circumspectantibus faciendum est.</text:span></text:p>
      <text:p text:style-name="P13"><text:span text:style-name="T37">Paulo ante dixit: </text:span><text:span text:style-name="T37">concocta medicamentis </text:span><text:span text:style-name="T51">educenda ac<text:line-break/>movenda sunt, non cruda, </text:span><text:span text:style-name="T51">neque per </text:span><text:span text:style-name="T51">initia, nist turgeant.</text:span></text:p>
      <text:p text:style-name="P14"><text:span text:style-name="T51">fed plerumque non </text:span><text:span text:style-name="T51">turgent.</text:span><text:span text:style-name="T37"> </text:span><text:span text:style-name="T37">Nunc autem et per initia<text:line-break/>morborum acutorum dumtaxat posse nonnunquam nos pur-<text:line-break/>gationem quae conferat moliri docet. Nam in diuturnis<text:line-break/>morbis semper morbi coctionem expectare' oportet; in<text:line-break/>acutis vero quum turgent, etiam in principio purgare fas<text:line-break/>est et hoc ipsum cum cautione et circumspectione facere.<text:line-break/>Unde mihi videtur Hippocrates recte adjecisse: </text:span><text:span text:style-name="T51">idque cir-<text:line-break/>. cumfpectantibus faciendum.</text:span><text:span text:style-name="T37"> Sive enim accuratam prae-<text:line-break/>meditationem prius factam-, sive aegroti praeparationem,<text:line-break/>sive recti, prout conceditur, judicii expectationem, sive<text:line-break/>ex his aliqua, sive etiam omnia id vocabulum significet,<text:line-break/>summam ipsius cautionem lu ejusmodi purgationibus ma- ,<text:line-break/>niseste prodit. Periculum enim </text:span><text:span text:style-name="T37">non </text:span><text:span text:style-name="T37">leve est in acuto<text:line-break/>morbo male purgatione medicari, quod omnia purgantia<text:line-break/>medicamenta facultatibus sint calida; febris vero, quate-<text:line-break/>nus febris est et sui ratione, non calefacientibus atque<text:line-break/>exsiccantibus, scd his maxime contrariis, hoc est hume-<text:line-break/>ctantibus et refrigerantibus indigeat. Non igitur ob</text:span></text:p>
      <text:p text:style-name="P15"><text:span text:style-name="T37">igneum febris calorem purgatio nobis instituitur, hanc<text:line-break/>enim scimus pro sui facultate nocere, scd propter humo-<text:line-break/>res febrem efficientes. Quare majorem ex infestantium<text:line-break/>humorum vacuatione utilitatem confequi oportet quam<text:line-break/>sit laesio aut noxa, quam ex purgantibus medicamentis<text:line-break/>necessario corpus accipit. Major autem est utilitas, si et<text:line-break/>citra molestiam et totus humor noxius et infestans vacua-<text:line-break/>tus fuerit. Quo vero hoc fiat, primo considerandum est,<text:line-break/>an aegrotus ad hujusmodi purgationem idoneus' existat.<text:line-break/>Qui namque cruditatibus ex multis aut lentis ..aut crassis<text:line-break/>eduliis laborant, quibus itidem flatibus hypochondria di-<text:line-break/>stenta funt aut urinae supra modum calidae, et igneae<text:line-break/>aut hic aliqua viscerum inflammatio, hi omnes ad pur-<text:line-break/>gationes inepti sunt. Haec itaque abesse oportet; aegro-<text:line-break/>tantis quoque humores quam potest fieri maxime fluxi-<text:line-break/>les, hoc est tenues minimeque lentoris participes, apertos,<text:line-break/>denique referatosque esse docet meatus, per quos pur-</text:span></text:p>
      <text:p text:style-name="P15"><text:span text:style-name="T37">gatio fieri debeat, </text:span><text:span text:style-name="T37">omnique </text:span><text:span text:style-name="T37">obstructione liberos. Nam<text:line-break/>ita nos quoque </text:span><text:span text:style-name="T37">antea praeparamus, </text:span><text:span text:style-name="T37">quum aliquem sumus<text:line-break/>purgaturi. </text:span><text:span text:style-name="T37">Atque id ipsum est auod </text:span><text:span text:style-name="T37">illo in aphorismo ab<text:line-break/>Hippocrate pronunciatur: </text:span><text:span text:style-name="T51">corpora </text:span><text:span text:style-name="T51">quum </text:span><text:span text:style-name="T51">quis purgare ve-<text:line-break/></text:span><text:span text:style-name="T51">lit </text:span><text:span text:style-name="T51">, </text:span><text:span text:style-name="T51">ea </text:span><text:span text:style-name="T51">meabilia </text:span><text:span text:style-name="T51">faciat oportet.</text:span><text:span text:style-name="T37"> </text:span><text:span text:style-name="T37">Verum in acutis morbis<text:line-break/>per initia statim vel circa primum diem aut non ultra<text:line-break/>secundum, si purgantibus medicamentis usuri simus, tur-<text:line-break/>gente ad excretionem materia, ipsam praeparationem<text:line-break/>fieri non conceditur, nisi quis fortassis melicrati propi-<text:line-break/>nandi occasionem nanciscatur, in quo hyssopi nonnihil<text:line-break/>aut origani aut tragorigani aut thymi aut pulegii aut<text:line-break/>hujusmodi humores attenuantium aliquid incoxerit. Quare<text:line-break/>non citra rationem effatus est raro in morbis acutis per<text:line-break/>initia purgantis medicamenti nobis usum fore; tum quod<text:line-break/>neque vexantes humores per initia crebro turgeant, tum<text:line-break/>quod etiam si quid horum exstet, aeger tamen ad purga-<text:line-break/>tionem ineptus habeatur, imo neque morbus occasionem<text:line-break/>nobis ad idoneam aegrotantis praeparationem praebeat.</text:span></text:p>
      <text:h text:style-name="P6" text:outline-level="2">XXV.</text:h>
      <text:p text:style-name="P11"><text:span text:style-name="T51">St quae purgari decent purgentur; tum consurt, tum<text:line-break/>aegri facile ferunt; st vero contraria, siifstcile.</text:span></text:p>
      <text:p text:style-name="P13"><text:span text:style-name="T37">Hic aphorismns in illo plane continetur, in quo di-<text:line-break/>cebat: </text:span><text:span text:style-name="T51">In alvi perturbationibus et vomitionibus quae sponte<text:line-break/>oboriuntur, st qualia purgari oportet purgentur, consurt<text:line-break/>et facile surunt ; sin minus, contra.</text:span><text:span text:style-name="T37"> Verum quum hac.<text:line-break/>in libri parte. de purgationibus a medico instituendis dis-<text:line-break/>sereret ac propemodum omnes ad id necessarias distin-<text:line-break/>ctiones recensuisset, non piguit ipsum hunc quoque apho-<text:line-break/>risrnum addere, qui sane nihil magis novum edocet, sed<text:line-break/>ad memoriam revocat ea quae prius in alia libri parte<text:line-break/>de spontaneis vacuationibus enunciaverat, ut hoc etiam<text:line-break/>iu loco totus sermo de purgationibus esset absolutus.</text:span></text:p>
      <text:h text:style-name="P3" text:outline-level="1"><text:bookmark-start text:name="bookmark32"/>HIPPOCRATIS APHORISMI ET<text:line-break/>GALENI IN EOS COMMEN-<text:line-break/>TARII.<text:bookmark-end text:name="bookmark32"/></text:h>
      <text:h text:style-name="P5" text:outline-level="2">I.</text:h>
      <text:p text:style-name="P11"><text:span text:style-name="T28">Qu</text:span><text:span text:style-name="T37">o in morbo </text:span><text:span text:style-name="T51">somnus laborem facit, letale; st vero ju-<text:line-break/>vat fomnus, non letale, et de utriusque causa et asa<text:line-break/>fectiius.</text:span></text:p>
      <text:p text:style-name="P13"><text:span text:style-name="T37">Quod sane labor ipsi, nunc laesionem significet ex<text:line-break/>antithesi constat. Ait enim: si vero siomnusfavet, </text:span><text:span text:style-name="T51">non<text:line-break/>letale.</text:span><text:span text:style-name="T37"> Quum autem duplex sit ex somno laesio, altera</text:span></text:p>
      <text:p text:style-name="P15"><text:span text:style-name="T37">communis</text:span><text:span text:style-name="T37">, </text:span><text:span text:style-name="T37">quum in principiis accessionum, quas </text:span><text:span text:style-name="T37">epifema-<text:line-break/></text:span><text:span text:style-name="T37">fias nominant, aegroti dormierint; altera propria, </text:span><text:span text:style-name="T37">ut </text:span><text:span text:style-name="T37">in<text:line-break/>quibusdam morbis, quum in alio tempore </text:span><text:span text:style-name="T51">de posteriore<text:line-break/>laesione</text:span><text:span text:style-name="T37"> ipsum loqui augurandum est. Prior namque illa<text:line-break/>neque mortem, neque quidquam aliud metuendum signi-<text:line-break/>ficat, quum temporis naturam sequatur. In principiis<text:line-break/>siquidem accessionum tum calor universus, tum humores<text:line-break/>in prosundum corporis coguntur, quemadmodum ipse </text:span><text:span text:style-name="T37">do-<text:line-break/></text:span><text:span text:style-name="T37">cuit , et magis in quibus </text:span><text:span text:style-name="T37">aut </text:span><text:span text:style-name="T37">horror quidam aut rigor </text:span><text:span text:style-name="T37">aut<text:line-break/></text:span><text:span text:style-name="T37">vehemens partium exteriorum refrigeratio contingit; </text:span><text:span text:style-name="T37">ipsis-<text:line-break/></text:span><text:span text:style-name="T37">que propterea, si in accessionum principiis dormierint,<text:line-break/>symptomata diuturniora fiunt et vix febres ad vigorem<text:line-break/>perveniunt. Et sane si qua subsit viscerum inflammatio,<text:line-break/>ipsam augeri par est et in ventrem si qui humores con-<text:line-break/>fluant, non peraeque ac per alios somnos concoquuntur,<text:line-break/>fed plures cumulantur crudi ac incocti permanentes. Quas<text:line-break/>ob res etiam tum aegrotantibus imperamus ut vigilent,<text:line-break/>motum qui per vigiliam foras fit,, spiritus sanguinis et</text:span></text:p>
      <text:p text:style-name="P15"><text:span text:style-name="T37">rnsitr ipsis caloris </text:span><text:span text:style-name="T37">tanquam </text:span><text:span text:style-name="T37">maximum praesidium ei mo-<text:line-break/></text:span><text:span text:style-name="T37">tioni </text:span><text:span text:style-name="T37">opponentes’, </text:span><text:span text:style-name="T37">quae eorundem;. </text:span><text:span text:style-name="T37">intro aut in altum- per<text:line-break/>accessionum accedit, initia. Quare non citra rationem di-<text:line-break/>xerit quispiam ipsas laesiones per id tempus ex accessio-<text:line-break/>nis quidem natura accidere-, scd vigilia prohiberi. Quum<text:line-break/>autem hac quoque privati fuerint aegroti, laesionem sen-<text:line-break/>tiunt manifestiorem, non quod altera per somnum acce-<text:line-break/></text:span><text:span text:style-name="T37">dat </text:span><text:span text:style-name="T37">laesio, sed quod-absit quae e.x vigilia oboritur, utili-<text:line-break/>tas. Haec itaque ratio nullam ostendit fieri in accessionum<text:line-break/>principiis </text:span><text:span text:style-name="T69">;</text:span><text:span text:style-name="T37">ex somno laesionem ,, sed hoc ipsum dumtaxat<text:line-break/>utilitatis absentiam. . Altera vero ratio quae concedit ex<text:line-break/>somno fieri hoc tempore laesionem, asserit nunc Hippo-<text:line-break/>craticam doctrinam de iis esse qui aliis temporibus dor-<text:line-break/>miunt, quos omnino comitatur manifesta quaedam utilitas<text:line-break/>ac maxime quum in declinationibus contigerit: nam in-<text:line-break/>terdum in ipso etiam vigore obrepens somnus manifeste<text:line-break/>juvat; nonnunquam etiam lu incrementi postremo quod<text:line-break/>vigori copulatur. Verum omnium utilitatum manifestissima</text:span></text:p>
      <text:p text:style-name="P15"><text:span text:style-name="T37">est quae in declinationibus oboritur. Proindeque quum<text:line-break/>somni laedant, in vigore etacoessionis incremento minus<text:line-break/>quidem exitiales sunt, maxime vero lui declinationibus<text:line-break/>perniciosi. Nam quo tempore quidquam utilissimum </text:span><text:span text:style-name="T37">est,<text:line-break/></text:span><text:span text:style-name="T37">si praeterquam quod nihil prodest, etiam laedat mortem<text:line-break/>ratione portendit. Ortae vero ex somno laesiones, ejus-<text:line-break/>dem utilitatibus sunt contrariae. Exempli gratia, somno<text:line-break/>febres si non solvantur aut etiam exacerbentur et dolores<text:line-break/>intendantur et fluxiones multiplicentur et inflammationes<text:line-break/>augeantur. Nonnulli vero inter dormiendum etiam delira<text:line-break/>loquuntur, qui expergefacti diu in delirio perseverant.<text:line-break/>Quibusdam etiam initium comatis in somno fit, qui puncti<text:line-break/>vix excitantur. Haec autem omnia propter humorum<text:line-break/>malignitatem contingunt, quos quum noster calor nativus<text:line-break/>validior exstiterit, per. somnos concoquit; quum vero im-<text:line-break/>becillior, ab illis evincitur ab </text:span><text:span text:style-name="T37">iisque </text:span><text:span text:style-name="T37">viscera gravescunt et<text:line-break/>enarratis affectibus homo corripitur. Ipse namque Hip-</text:span></text:p>
      <text:p text:style-name="P15"><text:span text:style-name="T37">pocrates vult vigilantem hominem extrinsecus esse caIidio-<text:line-break/>rem, dormientem vero contrario modo sc habere, intrin-<text:line-break/>secus nimirum incalescere: id nos edocens, quod et aliis<text:line-break/>quibusdam physicis nisum est, pro nativi caloris intro fo-<text:line-break/>rasve motionibus somnum atque vigiliam fieri. Merito<text:line-break/>igitur ubi calor in visceribus collectus caulas morbificas<text:line-break/>nequit evincere, perniciem significat. Si tamen evicerit,<text:line-break/>nondum certae salutis signum est, nisi quispiam dicat,<text:line-break/>quantum ad hunc affectum attinet, aegrotum sospitem<text:line-break/>evasurum, ex alio tamen affectu interire posse. Etenim<text:line-break/>si qua inflammatio solutu difficilis aliquam partium prin-<text:line-break/>cipum occupaverit, contingit aegrum qui ita se habeat<text:line-break/>interire. Quare securius pronuntiandum est, quum ex<text:line-break/>fomno laesio quaedam oboritur, letale signum esse; quum<text:line-break/>utilitas, non letale. Quod vero ex somnis quaedam ob-<text:line-break/>oriuntur laesiones, ipsi in libris epidemiorum hisce verbis<text:line-break/>declaravimus, in his multi erant soporati et mente tur-<text:line-break/>bati</text:span><text:span text:style-name="T37">, </text:span><text:span text:style-name="T37">hi vero ex somno tales evadebant.</text:span></text:p>
      <text:h text:style-name="P6" text:outline-level="2"><text:bookmark-start text:name="bookmark34"/><text:span text:style-name="T87">I</text:span><text:bookmark-end text:name="bookmark34"/><text:span text:style-name="T91">I</text:span>.</text:h>
      <text:p text:style-name="P16"><text:span text:style-name="T51">Ubi sumnus delirium sudat, bonum.</text:span></text:p>
      <text:p text:style-name="P13"><text:span text:style-name="T37">Si utcunque aphorisrnum tum hunc tum superiorem<text:line-break/>inter se jungi ordine pronunciaverimus, tota ejusmodi<text:line-break/>procedet oratio: </text:span><text:span text:style-name="T51">Quo in morbo sumnus laborem facit,<text:line-break/>letale; st vero somnus jubet, non letale. Ubi igitur<text:line-break/>sumnus</text:span><text:span text:style-name="T37"> delirium sedat, bonum. Ut unum quoddam tan-<text:line-break/>quam exemplum particulare antecedenti orationi univer-<text:line-break/>saliter enunciatae subjungeret, ac si ita diceret: Ubi do-<text:line-break/>lorem somnus sedat, bonum. Ubi febrem somnus sedat,<text:line-break/>bonum. Ubi igitur inflammationem sedat somnus, bonum.<text:line-break/>Verum satis fuit periculosiorem morbum dumtaxat nomi-<text:line-break/>nare. Universalium namque verborum veritas talibus<text:line-break/>exemplis magis elucet.</text:span></text:p>
      <text:h text:style-name="P5" text:outline-level="2">III.</text:h>
      <text:p text:style-name="P16"><text:span text:style-name="T51">Somnus et vigilia modum st excejsurint</text:span><text:span text:style-name="T37">, malum.</text:span></text:p>
      <text:p text:style-name="P15"><text:span text:style-name="T37">Nonnullis medicis vigilia modum excedens malum<text:line-break/>esse et signum et causa visa est, non tamen Iotnnus. Hunc<text:line-break/>enim semper bonum esse et nunquam fieri somnum mo-<text:line-break/>dum excedentem; pleresque decipi qui comatosos affectus<text:line-break/>incipientes longum esse somnum arbitrantur. Verum hi<text:line-break/>a nobis edocti nondum prius coma nominandum quam<text:line-break/>difficilem habuerit expergefactionem, concedant somnum<text:line-break/>longum recte appellari, quum solo tempore naturalem sym-<text:line-break/>metriam commoderationemve exciperet ac nondum dissici-<text:line-break/>lern habeat expergefactionem. Talis autem fit somnus primi<text:line-break/></text:span><text:span text:style-name="T37">" </text:span><text:span text:style-name="T37">sensifici, hoc est cerebri refrigeratione; quae refrigeratio<text:line-break/>quum vehemens fuerit, mixtae quidem humiditati lethar-<text:line-break/>gicae affectiones, siccitati vero catalepses seu detentiones<text:line-break/>vocantur. Sic et vigiliae fiunt propter principis partis<text:line-break/>sensificae calorem aut sola intemperie aut humore bilioso<text:line-break/>exuberante obortum. At horum omnium demonstratio-<text:line-break/>nes nostris in operibus conscriptae sunt, nunc sufficiat</text:span></text:p>
      <text:p text:style-name="P15"><text:span text:style-name="T37">fola eorum capita tetigisse. Quemadmodum autem non-<text:line-break/>nulli' somnum semper fieri commoderatum arbitrantur, nec<text:line-break/>unquam lucommoderatum: sic rursus </text:span><text:span text:style-name="T37">quidam </text:span><text:span text:style-name="T37">vigiliam<text:line-break/>nunquam esse commoderatam proferunt, verum eo nomine<text:line-break/>solam immoderationem </text:span><text:span text:style-name="T37">' </text:span><text:span text:style-name="T37">significari; immemores vulgaris<text:line-break/>vitae consuetudinis, qua et mala magnis interdum malis<text:line-break/>opposita moderata dicimus. Sic igitur et </text:span><text:span text:style-name="T37">moderatam </text:span><text:span text:style-name="T37">vi-<text:line-break/>giliam peraeque acsparvam iudire nos oportet.</text:span></text:p>
      <text:h text:style-name="P5" text:outline-level="2">IV.</text:h>
      <text:p text:style-name="P11"><text:span text:style-name="T51">Non satietas, non fames, neque quidquam </text:span><text:span text:style-name="T51">aliud </text:span><text:span text:style-name="T51">quod<text:line-break/>naturae modum excedat bonum.</text:span></text:p>
      <text:p text:style-name="P13"><text:span text:style-name="T37">Hic rursus sermo, quemadmodum qui praecessit apho-<text:line-break/>rismus, in una materia idem et in omnibus enunciatur.<text:line-break/>Quum enim sanitas symmetria sit, omnes immoderationes,<text:line-break/>quae plurimum </text:span><text:span text:style-name="T51">a</text:span><text:span text:style-name="T37"> eommoderatione recesserunt, jam tnor-</text:span></text:p>
      <text:p text:style-name="P15"><text:span text:style-name="T37">bos esse, quae vero quod plurimum est nondum obti-<text:line-break/>nuerunt, morborum generationem indicarenecesse est.</text:span></text:p>
      <text:h text:style-name="Heading_20_2" text:outline-level="2">V.</text:h>
      <text:p text:style-name="P16"><text:span text:style-name="T51">Spontaneae lafsttudines morbos denunciant.</text:span></text:p>
      <text:p text:style-name="P13"><text:span text:style-name="T37">Non ex motionibus: immoderatis nomen, est lassitudo,<text:line-break/>sed obortae animalium corporibus affectionis. Non enim<text:line-break/>adventitias, sed spontaneas lassitudines commemorat. Quum<text:line-break/>igitur absque motu hujusmodi oboriatur affectio , non sirn-<text:line-break/>pliciter lassitudo, sed lassitudo spontanea nominatur. Quum<text:line-break/>autem tres sint lassitudines , ut libris de sanitate tuenda<text:line-break/>declaravimus, ulcerosa,, tensiva et inflammatoria ex his<text:line-break/>composita, ipsarum quidem prima ex, oacochymia, altera<text:line-break/>ex plenitudine, tertia ex utraque una coeunte ortum ha-<text:line-break/>bet. Sic enim et de siis lu opere de sanitate tuenda de-<text:line-break/>monstratum est. Quare merito (potaneae lassitudines mor-<text:line-break/>bos denunciant.</text:span></text:p>
      <text:h text:style-name="P4" text:outline-level="2">VI.</text:h>
      <text:p text:style-name="P104"><text:span text:style-name="T29">Q</text:span><text:span text:style-name="T37">ui </text:span><text:span text:style-name="T51">aliqua 'corporis parte dolentes frequentius , dolorem<text:line-break/>non sentiunt, iis mens aegrotat.</text:span></text:p>
      <text:p text:style-name="P13"><text:span text:style-name="T37">Dolores interdum ipsas affectiones nominare consue-<text:line-break/>vit, in quibus dolemus. Quo sensu lu epidemiis loque-<text:line-break/>batur: Cranoni </text:span><text:span text:style-name="T51">vetusti dolores, frigidi, recentes, calidi;<text:line-break/></text:span><text:span text:style-name="T37">non re ipsa dolores calidos frigidosve, scd morbos, qui-<text:line-break/>bus dolores concitantur, ita nominans. Atque nunc eo-<text:line-break/>dem modo dolores ipsas affectiones nominavit, quaecun-<text:line-break/>que cum doloribus fieri consuevere, quemadmodum' erysi-<text:line-break/>pelas, phlegmonem, vulnus, fracturam, rupturam, vulsior<text:line-break/>nem et quidquid est ejusmodi;</text:span><text:span text:style-name="T58">1</text:span><text:span text:style-name="T37"> quorum si quod quum<text:line-break/>adest aegrotus non sentiat, ejus mens aegrotat. Mentem,<text:line-break/>autem dicere aut iutelligentiam nihil in praesentia refert.</text:span></text:p>
      <text:h text:style-name="P6" text:outline-level="2">Vll.</text:h>
      <text:p text:style-name="P11"><text:span text:style-name="T51">Quae diuturno tempore attenuatur corpora, sunstm refi-<text:line-break/>cere oportet; quae pauco, paucies.</text:span></text:p>
      <text:p text:style-name="P13"><text:span text:style-name="T37">Equidem quae pauco tempore extenuantur corporum,<text:line-break/>id humorum et spirituum evacuatione, non solidarum par-<text:line-break/>tium colliquatione perpessa sunt. Extenuatis autem longo<text:line-break/>tempore corporibus carnes tabescunt, emaciantur etiam<text:line-break/>aliae partes, per quas et concoctio in animalibus et di-<text:line-break/>stributio et sanguificatio atque nutritio perficitur, quare<text:line-break/>tantum non poterit alimentum concoqui, quantu corpus<text:line-break/>indiget. Quamobrem ejusmodi corpora longiore tempore<text:line-break/>reficere oportet, atque tenuiter, quod scnfim nominavit.<text:line-break/>At quibus soli humores et spiritus evacuati funt, ea nos<text:line-break/>celeriter ac plenius decet reficere certam solidarum par-<text:line-break/>tium robori fiduciam adhibentes. Quod autem aphorilrni</text:span></text:p>
      <text:p text:style-name="P15"><text:span text:style-name="T37">fini </text:span><text:span text:style-name="T37">bis additum </text:span><text:span text:style-name="T37">est </text:span><text:span text:style-name="T37">et </text:span><text:span text:style-name="T37">idem </text:span><text:span text:style-name="T37">significat, </text:span><text:span text:style-name="T37">sive </text:span><text:span text:style-name="T37">pauco, </text:span><text:span text:style-name="T37">casu<text:line-break/>ablativo</text:span><text:span text:style-name="T37">, </text:span><text:span text:style-name="T37">sive paucies adverbialiter </text:span><text:span text:style-name="T37">scriptum sit.</text:span></text:p>
      <text:h text:style-name="P5" text:outline-level="2">VI<text:span text:style-name="T92">II</text:span>.</text:h>
      <text:p text:style-name="P11"><text:span text:style-name="T51">Si quis a morbo cibum capiens </text:span><text:span text:style-name="T51">non </text:span><text:span text:style-name="T51">roboretur, copiosiore<text:line-break/>corpus uti </text:span><text:span text:style-name="T51">alimento significat. Si vero </text:span><text:span text:style-name="T51">alimentum </text:span><text:span text:style-name="T51">co-<text:line-break/></text:span><text:span text:style-name="T51">piosius non </text:span><text:span text:style-name="T51">ajsumenti id contingat, evacuatione indigere<text:line-break/></text:span><text:span text:style-name="T51">/ciendum esa</text:span></text:p>
      <text:p text:style-name="P13"><text:span text:style-name="T37">Propter brevitatem et quandam loquendi consuetudi-<text:line-break/>nem, quae apud nos etramnum multis lu civitatibus Asiae<text:line-break/>perteritur, hic apborismus obscurus factus esu Consue-<text:line-break/>tudo namque nobis est dicendi, cibum eos non assumere,<text:line-break/>qui cibum fastidiunt, eos vero cibum capere qui appe-<text:line-break/>tunt et adusque satietatem epulantur. Quicunque igitur<text:line-break/>appetunt copiosumque alimentum assumunt et pristinum<text:line-break/>sanitatis robur recuperare nequeunt, gravantur potius,</text:span></text:p>
      <text:p text:style-name="P15"><text:span text:style-name="T37">non ab eo nutriuntur. Qui vero neque 'quod satis sit<text:line-break/>possunt assumere, vitiosis scatent humoribus, quos nisi<text:line-break/>evacuarint, ut pristinas sanitatis vires recipiant fieri non<text:line-break/>potest. At Hippocrates non hic tantum, sed et in ceteris<text:line-break/>suis libris,- quum proportione inter se servata humores<text:line-break/>omnes adaucti 'funt, sanguinis auxilium adsert; quum vero<text:line-break/>unus quidam ex ipsis redundat, ipsi purgans medicamen-<text:line-break/>tum exhibet. Quum itaque haec et noverit et multoties<text:line-break/>suis in operibus eadem tradiderit, recte sequentes duos<text:line-break/>aphorismos subjungit, in quibus eandem etiamnum docet<text:line-break/>affectionem, de qua etiam hoc in praesenti aphorismo<text:line-break/>hisce verbis docuit; si </text:span><text:span text:style-name="T51">vero copiosius non cstumenti hoc<text:line-break/>accidat, ipsum evacuatione indigere sciendum est;</text:span><text:span text:style-name="T37"> ac sane<text:line-break/>duorum sequentium aphorismorum ordinem in plurimis<text:line-break/>aliorum exemplaribus depravatum esse auguror; ac rectius<text:line-break/>in illis scriptum est, in quibus prior apborismus ita scri-<text:line-break/>ptis est proditus; </text:span><text:span text:style-name="T51">impura corpora quo plus alueris, eo<text:line-break/>magis laeseris;</text:span><text:span text:style-name="T37"> ut tota sit ejusmodi oratio; </text:span><text:span text:style-name="T51">quod st cibum</text:span></text:p>
      <text:p text:style-name="P14"><text:span text:style-name="T51">non ajsumenti hoc accidat, quod evacuatione indigeat,<text:line-break/>suendum est; impura namque corpora quanto plus nutries,<text:line-break/>tanto magis laedes.</text:span><text:span text:style-name="T37"> Verum nos maximae exemplarium<text:line-break/>partis ordinem fequuti, ipsorum interpretationem ita fa-<text:line-break/></text:span><text:span text:style-name="T37">’ </text:span><text:span text:style-name="T37">cturi sumus.</text:span></text:p>
      <text:h text:style-name="P5" text:outline-level="2">IX.</text:h>
      <text:p text:style-name="P11"><text:span text:style-name="T51">Quum quis corpora purgare velit, ea meabilia faciat<text:line-break/>oportet.</text:span></text:p>
      <text:p text:style-name="P13"><text:span text:style-name="T37">Multi profecto volunt corpora fluida ac meabilia fieri,<text:line-break/>quae vomitoriis quidem medicamentis vacuanda funt, </text:span><text:span text:style-name="T51">vo—<text:line-break/></text:span><text:span text:style-name="T37">mitoriorum irritamento; quae vero dejectoriis, rnedica-<text:line-break/>meutis assidue alvum subducentibus. Ac propterea totum<text:line-break/>corporis habitum utrisque, his quidem ad.alvi fubductio-<text:line-break/>nem, his vero ad vomitum praeparant., Ego vero Hip-<text:line-break/>pocratem arbitror non id pusillam, sed quid praestantius</text:span></text:p>
      <text:p text:style-name="P15"><text:span text:style-name="T37">aliud in praesentia nos docere, quod nos longa experien-'<text:line-break/>tia didicimus ita se habere. Si quis enim crassos lentos-<text:line-break/>que corporis humores tenuarit ac inciderit, atque meatus<text:line-break/>per quos hi purgantibus medicamentis traducuntur tra-<text:line-break/>hunturque, referarit, tum in omnibus optima purgatio<text:line-break/>procedit. Qui vero his neglectis et vomitus et alvi sub-<text:line-break/>ductionem procuraverint, iis aegre molesteque purgationes<text:line-break/>succedunt cum torminibus interdum et quibusdam verti-<text:line-break/>ginibus et multa quadam jactatione, pulsus pravitate, vr-<text:line-break/>rium exsolutione et difficultate. Nobis autem tenuante<text:line-break/>victu, de quo unum integrum librum scripsimus, utenti-<text:line-break/>bus nihil horum contingere consuevit, sed omnium quae<text:line-break/>in corpore praeter naturam continentur' evacuationes citra<text:line-break/>ullam molestiam ac celerrime fiunt; idcirco Hippocratem<text:line-break/>dicimus suae orationi hoc adjecisse: </text:span><text:span text:style-name="T51">quum quis purgare<text:line-break/>velit, corpora fluida ac meabilia faciat oportet;</text:span><text:span text:style-name="T37"> ac si ita<text:line-break/>dixisset: sive per vomitus, sive per alvi subductionem<text:line-break/>purgare velis, ubi fluidum ac meabile corpus totum </text:span><text:span text:style-name="T37">esse-</text:span></text:p>
      <text:p text:style-name="P15"><text:span text:style-name="T37">ceris, sic demum bellissime purgaveris. Erit autem flui-<text:line-break/>dum ac meabile, ut diximus, omnibus meatibus reseratis<text:line-break/>et humoribus incisis atque tenuatis, si quis humor in<text:line-break/>corpore crassus ac lentus extiterit.</text:span></text:p>
      <text:h text:style-name="P5" text:outline-level="2">X.</text:h>
      <text:p text:style-name="P16"><text:span text:style-name="T51">Impura corpora quo liberalius alueris, eo magis laesuris.</text:span></text:p>
      <text:p text:style-name="P13"><text:span text:style-name="T37">Corrumpitur enim accedens alimentum • praecedenti<text:line-break/>corporis cocochymla, ita ut ipsius quantitas augeatur,<text:line-break/>qualitas vero servetur. Atque hoc fit maxime quum ven-<text:line-break/>ter pravis quibusdam humoribus refertus extiterit, a qui-<text:line-break/>bus et symptoma paulo ante commemoratum ex morbo<text:line-break/>convalescentibus accidit; id autem est cibum assumere<text:line-break/>non posse.</text:span></text:p>
      <text:h text:style-name="P6" text:outline-level="2">XI.</text:h>
      <text:p text:style-name="P16"><text:span text:style-name="T51">Potu quam cibo restci facilius esu</text:span></text:p>
      <text:p text:style-name="P13"><text:span text:style-name="T37">Quia sermo ipsi de refectionis indigentibus praeces-<text:line-break/>sit, propterea nunc materiarum, quibus convalescentes<text:line-break/>reficiuntur recreantnrque, differentias scripsit. Sic autem<text:line-break/>eo in libro de alimento scriptum est: </text:span><text:span text:style-name="T51">Qui celerrima ali-<text:line-break/>menti appositione indigent, iis humidum ad virium instau-<text:line-break/>rationem remedium optimum est; ubi vero etiamnum cele-<text:line-break/>riore opus suerit odoribus.</text:span><text:span text:style-name="T37"> At neutro in libro neque in<text:line-break/>illo humorem, neque in hoc potum absolute, fed pro li-<text:line-break/>quidis ac poculentis quae alere queant, accipere oportet.<text:line-break/>Nam si haec liquida peraeque ad solidiora nutriunt, dis-<text:line-break/>tributionis tamen celeritate superant, quemadmodum vina<text:line-break/>crassiora. Nam aquosa, sic autem alba et tenuia nomi-<text:line-break/>nant, ut prope aquae ideam,-sic et facultatem consequun-<text:line-break/>tur, unde urinas quidem promovent, sed minimum nu-<text:line-break/>triunt. Quae vero crassa sunt ac simul colore rubra.</text:span></text:p>
      <text:p text:style-name="P15"><text:span text:style-name="T37">omnium vinorum maxime nutriunt. His autem inest cor-<text:line-break/>pora evacuata, proindeque accessionis alimenti indigentia,-<text:line-break/>celerrime replere. Quod autem humidum" alimentum ac<text:line-break/>maxime quum natura calidum fuerit facilius reficiat, iis<text:line-break/>apertum est, qui norunt quomodo tum coctio tum dis-<text:line-break/>tributio fiat.</text:span></text:p>
      <text:h text:style-name="P5" text:outline-level="2">XII.</text:h>
      <text:p text:style-name="P11"><text:span text:style-name="T51">Quae per morbos post crisat restdun immorantur morbo-<text:line-break/>rum reversiones facere consueverunt.</text:span></text:p>
      <text:p text:style-name="P13"><text:span text:style-name="T37">Hic etiam aphorifmus superioribus connectitur. Quum<text:line-break/>enim Hippocrates dixerit:. </text:span><text:span text:style-name="T51">Si quis a morbo cibum astsu-<text:line-break/>mens non roboretur, copiosiore corpus uti alimento stgni-<text:line-break/>stcatist vero alimentum non afsurnenti id contingat, eva-<text:line-break/>cuatione ipsum indigere sciendum est;</text:span><text:span text:style-name="T37"> atque eam ob cau-<text:line-break/>sam quum deinceps de vacuationibus disseruisset, nunc<text:line-break/>causam prodit, qua qui post morborum cibos fastidiunt,</text:span></text:p>
      <text:p text:style-name="P15"><text:span text:style-name="T37">vacuatione indigeant; ac si tota ipsi hunc in modum pro-<text:line-break/>cessisset oratio: </text:span><text:span text:style-name="T51">quod st copiosiorem cibum non astum enti<text:line-break/>hoc accidat, ipsum vacuatione indigere significat. Nam<text:line-break/>quae post cristn relinquuntur, recidivas sucere confneve-<text:line-break/>runt.</text:span><text:span text:style-name="T37"> Patet per ea quae relinquuntur in morbis pravo-<text:line-break/>rum humorum reliquias ipsum </text:span><text:span text:style-name="T37">vocasse, </text:span><text:span text:style-name="T37">quas </text:span><text:span text:style-name="T37">tempore </text:span><text:span text:style-name="T37">pu-<text:line-break/>trescentes febres redaccendere </text:span><text:span text:style-name="T37">necesse est. </text:span><text:span text:style-name="T37">Quandoquidem<text:line-break/>omnis humor alienus a corporis </text:span><text:span text:style-name="T37">ipfurn continentis </text:span><text:span text:style-name="T37">natura<text:line-break/>illud alere non potest, ac in </text:span><text:span text:style-name="T37">posterum necessariam habet<text:line-break/></text:span><text:span text:style-name="T37">ad putredinem mutationem. </text:span><text:span text:style-name="T37">Quum </text:span><text:span text:style-name="T37">autem </text:span><text:span text:style-name="T37">et locus cali-<text:line-break/></text:span><text:span text:style-name="T37">dus existat in quo collectus est humor, tum demum et<text:line-break/>maxime et celerrime putrescit.</text:span></text:p>
      <text:h text:style-name="P5" text:outline-level="2">XIII.</text:h>
      <text:p text:style-name="P11"><text:span text:style-name="T51">(suibus crisis oboritur, iis nox praecedens accefstonem ma- ,<text:line-break/></text:span><text:span text:style-name="T37">lesie </text:span><text:span text:style-name="T51">fertur; quae vero subsequitur, plerumque levior<text:line-break/>toleratur.</text:span></text:p>
      <text:p text:style-name="P14"><text:span text:style-name="T37">Crisis sirbita est in morbo ad salutem aut mortem<text:line-break/>mutatio. Fit autem crisis natura a bonis et utilibus prava<text:line-break/>et inutilia secernente et ad excretionem praeparante. Me-<text:line-break/>rito itaque in tali turbatione jactantur aegri, </text:span><text:span text:style-name="T81">\jactatioque<text:line-break/></text:span><text:span text:style-name="T37">noctu magis deprehenditur: noctu namque dormiendi no-<text:line-break/>bis est consuetudo. Somno igitur a turbatione interrupto,<text:line-break/>manifeste jactatio dignoscitur, etiamsi dies similem turba-<text:line-break/>tionem sortiatur, quum proxima nox crisin exceptura sit.<text:line-break/>Quod autem in aphorismi fine scriptum est: quae </text:span><text:span text:style-name="T51">vero<text:line-break/>subsequitur, plerumque levior ac toleratu facilior existit,<text:line-break/></text:span><text:span text:style-name="T37">multis in exemplaribus non continetur. Vult autem n</text:span><text:span text:style-name="T69">O</text:span><text:span text:style-name="T37">s<text:line-break/>docere noctem quae crisin subsequitur, praecedente ple-<text:line-break/>rumque leviorem existere.</text:span></text:p>
      <text:h text:style-name="P6" text:outline-level="2">XIV.</text:h>
      <text:p text:style-name="P11"><text:span text:style-name="T51">In alvi fluxionibus dejectionum mutationes, nist in pravas<text:line-break/>mutentur , juvant.</text:span></text:p>
      <text:p text:style-name="P13"><text:span text:style-name="T37">Quae mutationes excrementorum multas humorum<text:line-break/>species prae se ferunt, corpus exploratius repurgant, nisi<text:line-break/>colliquationis aut putredinis habeant signa, de quibus ipse<text:line-break/>in prognostico disseruit, ubi et pinguium et vitiosorum<text:line-break/>et graviter olentium excrementorum meminit.</text:span></text:p>
      <text:h text:style-name="P5" text:outline-level="2">XV.</text:h>
      <text:p text:style-name="P11"><text:span text:style-name="T51">Ubi fauces aegrotant aut in corpore tubercula exoriuntur,<text:line-break/>excretiones spectandae sunt. Si namque biliosae stnt,<text:line-break/>corpus</text:span><text:span text:style-name="T37"> simul </text:span><text:span text:style-name="T51">aegrotat. At st [anorum excretionibus<text:line-break/>similes exstiterint, secure corpus nutriendum esu</text:span></text:p>
      <text:p text:style-name="P13"><text:span text:style-name="T37">Quum duos aphorismos inter se opposuisset, utrohi-<text:line-break/>que quod rnaniseste consequebatur, praetermisit. Quare si</text:span></text:p>
      <text:p text:style-name="P15"><text:span text:style-name="T37">utrique quod deest adjungatur, ejusmodi universa erit<text:line-break/>oratio: - </text:span><text:span text:style-name="T51">Ubi </text:span><text:span text:style-name="T51">fauces aegrotant </text:span><text:span text:style-name="T51">aut </text:span><text:span text:style-name="T51">in </text:span><text:span text:style-name="T51">corpore tubercula<text:line-break/>enascuntur, excretiones.</text:span><text:span text:style-name="T51">spectandae sunt.</text:span><text:span text:style-name="T37"> </text:span><text:span text:style-name="T37">Si namque 'bi-<text:line-break/>liosae suerint, una corpus aegrotat, neque tutum est ipsum<text:line-break/>alere. Si vero sanorum similes suerint, corpus una non<text:line-break/>aegrotat ac ipsum alere tutum esu Quibus autem rationi-<text:line-break/>bus mihi videtur Hippocrates sibi ipsi periuadens ita<text:line-break/>pronuntiasse jamjam dicturus sum. Animantium naturae<text:line-break/>est interdum pravos principum partium humores evacuando<text:line-break/>alios per urinas aut vomitus aut alvum excernere, alios<text:line-break/>ad cutirn protrudere, quos si propter crassitiem vacuare<text:line-break/>nequeat, eo loci ipsus deponit atque sic in corpore' tu-<text:line-break/>bercula nascuntur; saepe etiam exceptis e capite defluen-<text:line-break/>tibus humoribus fauces infestantur. Tunc igitur conside-<text:line-break/>randum est ac distinguendum , utrum quidquid redundans<text:line-break/>erat humoris natura jam in affectas partes depofuerit an<text:line-break/>adhuc restet in toto animantis corpore pravorum humo-<text:line-break/>rum copia; id autem excrementis patebit. Nam si omnino</text:span></text:p>
      <text:p text:style-name="P15"><text:span text:style-name="T37">natura ad corpus expurgandum concitata sit, ipfa biliosa<text:line-break/>conspicientur, quod et tubercula calefacto sanguine a bi-<text:line-break/>lloso humore fieri consueverint patetque prius purganda<text:line-break/>quam nutrienda esse hujusmodi corpora. </text:span><text:span text:style-name="T51">Impura namque<text:line-break/>corpora quanto plus nutries, tanta magis laedes.</text:span><text:span text:style-name="T37"> Si vero<text:line-break/>excrementa sanorum sint similia, totum corpus bene </text:span><text:span text:style-name="T51">va-<text:line-break/>lere</text:span><text:span text:style-name="T37"> ipsumque citra ullum periculum nutriri posse indicant.</text:span></text:p>
      <text:h text:style-name="P5" text:outline-level="2">XVI.</text:h>
      <text:p text:style-name="P16"><text:span text:style-name="T51">Ubi sumes, minime laborandum est.</text:span></text:p>
      <text:p text:style-name="P13"><text:span text:style-name="T37">Famelicos eos esse dicimus, qui ob ciborum inopiam<text:line-break/>ad famis extremum deveniunt. Sic Hippocrates ipse se-<text:line-break/>cundo epidemiorum libro loqnntus esu Aeni Thraciae<text:line-break/>qui ob famem leguminibus vescebantur, ii cruribus imbe-<text:line-break/>cilles evaserunt. Quin etiam omnem vehementem ciborum<text:line-break/>penuriam etiamsi non inopia, sed voluntario aut imperato</text:span></text:p>
      <text:p text:style-name="P15"><text:span text:style-name="T37">fiat, famem </text:span><text:span text:style-name="T37">appellare </text:span><text:span text:style-name="T37">consuevit. </text:span><text:span text:style-name="T37">Quum </text:span><text:span text:style-name="T37">enim </text:span><text:span text:style-name="T37">diceret car-<text:line-break/></text:span><text:span text:style-name="T37">nes humidas habentibus famem inducendum esse, </text:span><text:span text:style-name="T37">fames<text:line-break/></text:span><text:span text:style-name="T37">enim corpus exsiccat. Et quum in prognostico praecipit<text:line-break/>percunctandum num </text:span><text:span text:style-name="T37">homo </text:span><text:span text:style-name="T37">vigilaverit aut alvi admodum<text:line-break/>perhumida excrementa fuerint aut </text:span><text:span text:style-name="T37">fames </text:span><text:span text:style-name="T37">ipsum obsederit,<text:line-break/>pro ciborum penuria famis vocabulum accepit; sic etiam<text:line-break/>nunc dixit: ubi fames, </text:span><text:span text:style-name="T51">labori haud incumbendum est;</text:span><text:span text:style-name="T37"> ac<text:line-break/>si ita dixisset: non comesuris eo die nullus labor inseren-<text:line-break/>dus est. Hic aurem </text:span><text:span text:style-name="T37">per </text:span><text:span text:style-name="T37">laborem motus vehemens est in-<text:line-break/>telligendus, quem exercitium </text:span><text:span text:style-name="T37">nominanti Eo </text:span><text:span text:style-name="T37">siquidem<text:line-break/>sensu ipse dicebat: </text:span><text:span text:style-name="T51">labores cibum praecedant.</text:span><text:span text:style-name="T37"> Est igitur<text:line-break/>ipsi sermo tum sanis tum aegrotantibus communis. Ne-<text:line-break/>que enim sanis cum inedia simul exercitia imperanda sunt;<text:line-break/>neque aegrotantibus motus ullus corpori vehemens una<text:line-break/>cum inedia inducendus, non sanguinis missione, non pur-<text:line-break/>gatione , non per vomitum vacuatione, non multae fri-<text:line-break/>ctionis usu, non denique vehementi ulla corporis com-<text:line-break/>motione aut corporis alteratione. Hisce namque motibus</text:span></text:p>
      <text:p text:style-name="P15"><text:span text:style-name="T37">omnibus, quum citra cibum fiant, vires dissolvi accidit;<text:line-break/>sive sani vivent, sive, aegrotent homines. At vero Hip-<text:line-break/>pocrates moderatricem animalium vim aut potentiam per-<text:line-break/>petuo tueri magnopere studuit. Sive igitur singulari nu-<text:line-break/>mero aut potentiam sive plurali vires dixerimus nihil<text:line-break/>retulerit. Atque id libro de alimento ipse dicebat, vis aut<text:line-break/>potentia una et non una; unam quidem genere potentiam<text:line-break/>esse eamque plures habere species.</text:span></text:p>
      <text:h text:style-name="P5" text:outline-level="2">XVI<text:span text:style-name="T92">I</text:span>.</text:h>
      <text:p text:style-name="P11"><text:span text:style-name="T51">Ubi cibus praeter naturam copiosior ingestus fuerit, id<text:line-break/>morbum creat, quod et prodit sunatio.</text:span></text:p>
      <text:p text:style-name="P13"><text:span text:style-name="T37">Quod altero in aphorismo universaliter protulit, id<text:line-break/>nunc in una specie docet. Universalis enim est hic ser-<text:line-break/>mo: non </text:span><text:span text:style-name="T51">satietas, non sumes, neque aliud quidquam quod<text:line-break/>naturae modum excesterit, bonum. sit</text:span><text:span text:style-name="T37"> praeiens nunc</text:span></text:p>
      <text:p text:style-name="P15"><text:span text:style-name="T37">aphorismus de una re, scilicet satietate, pronunciat. Copio-<text:line-break/>sior siquidem quam pro corporis natura cibus assumtns sa-<text:line-break/>tietas appellatur. Quod igitur copiosius est, id semper ad<text:line-break/>aliquid dicitur. Verum id copiosius nostris in corporibus<text:line-break/>duplex est; unum prout </text:span><text:span text:style-name="T37">ad </text:span><text:span text:style-name="T37">vasorum capacitatem, alterum<text:line-break/>prout ad naturam nos gubernantem refertur. De poste-<text:line-break/>riore nunc nos docens Hippocrates copiosius alimentum<text:line-break/>praeter naturam esse pronunciavit, ne eos qui tantam ci-<text:line-break/>borum copiam ingurgitarunt , ut ipsis venter distendatur,<text:line-break/>ac inde omnino laesionem percepturos aut eos quibus </text:span><text:span text:style-name="T37">ad<text:line-break/></text:span><text:span text:style-name="T37">ventris explendam capacitatem cibi aliquid deest, </text:span><text:span text:style-name="T37">pauca<text:line-break/></text:span><text:span text:style-name="T37">assumsisse eaque belle omnino concocturos ' arbitremur.<text:line-break/>Etenim priores cibaris ventriculum implentia concoquere<text:line-break/>contingit, si ipso naturae robore polleant; posteriore ob<text:line-break/>imbecillitatem concoquere non posse,'tum maxime quum<text:line-break/>illi quidem cibos concoctu faciles, hi vero concoctu dif-<text:line-break/>ficiles assumferiut. Sic vero et in alimenti distributione<text:line-break/>facultas languifica coctrici ventriculi facultati proportione</text:span></text:p>
      <text:p text:style-name="P15"><text:span text:style-name="T37">respondens, interdum ob imbecillitatem, humorem ad </text:span><text:span text:style-name="T37">ve-<text:line-break/>nas distributum alterabit, etiamsi commoderatus esse </text:span><text:span text:style-name="T51">vi-<text:line-break/>deatur;</text:span><text:span text:style-name="T37"> 'interdum commoderato multo copiosiorem promte<text:line-break/>in sanguinem transmutabit, tum propter proprium .ipsius<text:line-break/>robur tum propter idoneam humoris naturam. Eodem<text:line-break/>plane modo tertium etiam alimentum, quod profecto ma-<text:line-break/>xime proprium alimentum dicimus, quod animantis par-<text:line-break/>tibus apponitur, pro naturae viribus aut copiosius aut<text:line-break/>parcius dicetur ipsumque aut belle concoquetur et alet aut<text:line-break/>non; atque ita aut a natura vincetur aut minime evictus<text:line-break/>corrumpetur morbumque creabit. Una igitur aphorisini<text:line-break/></text:span><text:span text:style-name="T37">ipsa </text:span><text:span text:style-name="T37">est expositio qua nos copiosiorem cibum ad faculta-<text:line-break/>tem animantium moderatricem relatione intelligimus. ' AI-<text:line-break/>tera fit qua cibus qualitate praeter naturam est, vera, et<text:line-break/>ipsa. Aliter enim quaeque pars ex familiari sibi alimento,<text:line-break/>quod illi recte fecundum naturam esse dixerimus. Itaque<text:line-break/>si quis humor interdum ad eam accedat, qui aIteri qui-<text:line-break/>dem parti sit secundum naturam, scd huic alienus et prae-<text:line-break/>ter naturam, malum quidem hoc existit, non tamen ne-</text:span></text:p>
      <text:p text:style-name="P15"><text:span text:style-name="T37">cessario sequetur </text:span><text:span text:style-name="T37">morbus</text:span><text:span text:style-name="T37">, quum </text:span><text:span text:style-name="T37">exigua </text:span><text:span text:style-name="T37">portio fuerit.<text:line-break/>Quum enim medicamenta haec mandragoras, papaver at-<text:line-break/>que cicuta, quae corpus nostrum corrumpere possunt., ci-<text:line-break/>tra quantitatem </text:span><text:span text:style-name="T37">oblaedere </text:span><text:span text:style-name="T37">nequeant, multo minus hujus-<text:line-break/>cemodi humor qui praeter id quod non corrumpat, alias<text:line-break/>etiam partes alere potest; alioquin neque alimentum ipsum<text:line-break/>per initia vocasset, nisi tali esset facultate praeditus.<text:line-break/>Quemadmodum enim si quid exiguum fpiritus per gulam<text:line-break/>in ventriculum delatum fuerit aut epoti liquoris pauxil-<text:line-break/>lum in pulmonem per asperam arteriam deerraverit, neque<text:line-break/>ventriculus propterea, neque pulmo aegrotabit; sic quoque<text:line-break/>se res habet in aliarum partium alimento. Jam vero et<text:line-break/>tertia quaedam a nonnullis invecta est interpretatio nos<text:line-break/>praeter naturam pro magnopere ac supra modum acci-<text:line-break/>pere imperantibus, ac si ita dixisset: </text:span><text:span text:style-name="T51">Ubi</text:span><text:span text:style-name="T37"> copiosior </text:span><text:span text:style-name="T51">cibus<text:line-break/>exsuperanter ingestus suerit, id morbum creat.</text:span><text:span text:style-name="T37"> Nam qui<text:line-break/>paululum commoderationem exsuperat, hunc morbum non-<text:line-break/>dum creare, fed intra sanitatis latitudluem corpus tueri,</text:span></text:p>
      <text:p text:style-name="P15"><text:span text:style-name="T37">vera quidem haec est sententia. Cibus namque morbum<text:line-break/>facturus exquisitam commoderationem non exigua quadam<text:line-break/>portione excedat oportet. Verum hujus rei gratia medi-<text:line-break/>cis consuetudo’ non est orationem distinguendi. Consue-<text:line-break/>verunt enim ipfum solum genus morbi causam pronun-<text:line-break/>ciare, ut aestum, frigus, fatigationem, cruditatem, humo-<text:line-break/>rum corruptelam et quaecunque hujusmodi cetera affir-<text:line-break/>mantes morbos facere, nobis scilicet in quoque horum<text:line-break/>insignem quantitatem subaudientibus. Eodem igitur modo<text:line-break/>qui copiosiorem cibum morbum facere dicunt, multo non<text:line-break/>adjiciunt. Nobis innotescit, si quinta decima drachmae<text:line-break/>pars commoderatam portionem excesserit, eam nondum<text:line-break/>posse morbum exstruere; verum si eadem multiplicetur,<text:line-break/>interdum etiam morbum efficiat. De genere siquidem cau-<text:line-break/>sarum morbos procreantium una est. His igitur tertia<text:line-break/>interpretatio, etsi quam maxime vera existit, mihi tamen<text:line-break/>veterum interpretandi consuetudine ’ accuratior esse vide-<text:line-break/>tur, cum eo quod violentius vocis praeter naturam signi-</text:span></text:p>
      <text:p text:style-name="P15"><text:span text:style-name="T37">ficatum explicet. Quae autem verba in aphorismi fine<text:line-break/>adfcribuntur, ubi ait: </text:span><text:span text:style-name="T51">indicat autem sanatio ;</text:span><text:span text:style-name="T37"> melius ha-<text:line-break/>beret cum conjunctione </text:span><text:span text:style-name="T51">et</text:span><text:span text:style-name="T37"> confcriptus hoc modo: </text:span><text:span text:style-name="T51">indicat<text:line-break/>autem et sanatio.</text:span><text:span text:style-name="T37"> Non enim quoties cibus praeter natu-<text:line-break/>ram copiosior ingestus fuerit, ipsum morbum creare foIa<text:line-break/>prodit fanatio, sed et simul rei natura indicat,, una ipsi<text:line-break/>adstipulante ratione. Nam quae omnibus in artibus recte<text:line-break/>constituta sunt, iis etiam ab eventu testimonium accedit.<text:line-break/>Quodnam igitur est in praesenti oratione? ea quae noxio-<text:line-break/>rum humorum vacuationes sequitur sanatio, quod etiam<text:line-break/>testimonium Herophiles in tritemporea significatione vo-<text:line-break/>cata assumfit. Si quis enim copiosiora quam pro consue-<text:line-break/>tudine comederit, aequabili autem prioribus aut etiam<text:line-break/>pauciori utatur exercitio et corpus gravari </text:span><text:span text:style-name="T37">ac </text:span><text:span text:style-name="T37">opprimi sen-<text:line-break/>tiat et cum faciei rubore et venarum tumore febricitare<text:line-break/>incipiat, non citra rationem omnes illuni ob plenitudinem<text:line-break/>febricitare existimaverint. Si igitur evacuatus juvetur,<text:line-break/>quam primum etiam </text:span><text:span text:style-name="T37">accedet </text:span><text:span text:style-name="T37">opinioni de plenitudine con-</text:span></text:p>
      <text:p text:style-name="P15"><text:span text:style-name="T37">firmatio, atque </text:span><text:span text:style-name="T37">in </text:span><text:span text:style-name="T37">posterum in iisdem similiter aderit </text:span><text:span text:style-name="T51">va-<text:line-break/></text:span><text:span text:style-name="T51">cuandi</text:span><text:span text:style-name="T37"> fiducia, nqn expectata empiricorum observatione,<text:line-break/>quam ipsi jactitant eorum esse quae saepissime , in </text:span><text:span text:style-name="T37">'</text:span><text:span text:style-name="T37">iisdem<text:line-break/></text:span><text:span text:style-name="T37">eodem </text:span><text:span text:style-name="T37">modo contigerunt. Verum addita fortassis.lu apho-<text:line-break/>risrno fuerat et copula, quam postea tamquam supervaca-<text:line-break/>neam aliquis sustulit. Fortassis autem et ipse Hippocrates<text:line-break/></text:span><text:span text:style-name="T37">ab </text:span><text:span text:style-name="T37">initio,.absolute citra et conjunctionem scripsit, </text:span><text:span text:style-name="T51">indicat<text:line-break/>autem sanatio.ac</text:span><text:span text:style-name="T37"> fi ita dixisset.: praedictis enim ita se<text:line-break/>habentibus, ut dictum, est, </text:span><text:span text:style-name="T37">copiosiore </text:span><text:span text:style-name="T37">cibo praeter natu-<text:line-break/>ram in corpore contento., ubi vacuatione adhibita aegro-<text:line-break/>tus juvabitur, eum in morbum ob cibi copiam incidisse<text:line-break/>constabit.' Quod autem Hippocrates vacuationem absolute'<text:line-break/>pronunciare consueverit, quum aequabiliter omnes humo-<text:line-break/>res vacuantur, purgationem autem, quum qualitate pec-<text:line-break/>cantes et pravi educuntur, meminisse oportet, quodque<text:line-break/>sanatio, </text:span><text:span text:style-name="T37">de </text:span><text:span text:style-name="T37">qua nunc agitur,’ vacuatione, non purgatione<text:line-break/>celebrata opinionem de plenitudine confirmat. Jam vero<text:line-break/>aequabilis omnium: humorum vacuatio, quae exquisitissima<text:line-break/>est, venae sectione stt. Huic autem proxima, quemadmo-</text:span></text:p>
      <text:p text:style-name="P15"><text:span text:style-name="T37">dum nobis, confuetum est, scarificatis fit malleolis; et quae<text:line-break/>exercitiis et quae frictionibus et quae balneis ac denique<text:line-break/>quae, inedia per accidens fit </text:span><text:span text:style-name="T37">evacuatio. </text:span><text:span text:style-name="T37">Per accidens </text:span><text:span text:style-name="T37">au-<text:line-break/></text:span><text:span text:style-name="T37">tem. dixi, quonlam non per sc vacuat inedia, quemadmo-<text:line-break/>dum superiorum unumquodque. Verum naturali quidem<text:line-break/>perspirationis modo vacuatio quidem fit, quae nullo ac-<text:line-break/>cedente alimento in locum ejus quod 'fuit evacuatum, tunc<text:line-break/>sensu, manifeste deprehenditur quae prius latuerat. Haec<text:line-break/>igitur ad aphorismi explicationem sufficiant. Qui vero<text:line-break/>vult de. plenitudine disputationem accurate perlegere, in-<text:line-break/>tegrum librum unum habet </text:span><text:span text:style-name="T51">a</text:span><text:span text:style-name="T37"> nobis conscriptum, cui titu-<text:line-break/>lus est de plenitudine. '• Nunc vero hoc’ tantum fatis erit<text:line-break/>superioribus addidisse, posse- quidem absque corruptela<text:line-break/>cepisse:plenitudinem eam quae ad vires relatione intelli-<text:line-break/>gitur;_ scd quae utilis ac benigna permanere nequeat.<text:line-break/>Nam omnino necesse </text:span><text:span text:style-name="T37">est </text:span><text:span text:style-name="T37">ipsam secundum qualitatem trans-<text:line-break/>mutari et progressu temporis corrumpi. Verum etiamsi<text:line-break/>hoc 'accidat, tamdiu tamen plenitudinem-ipsam nominabis</text:span></text:p>
      <text:p text:style-name="P15"><text:span text:style-name="T37">mus, donec ex supervacanei vacuatione residuum benignum<text:line-break/>ac utile fieri possit. Quod enim vinis accidit acescenti-<text:line-break/>bus, tale quiddam et </text:span><text:span text:style-name="T37">in </text:span><text:span text:style-name="T37">sanguinis alteratione contingit.<text:line-break/>Quod autem in vinis accidit </text:span><text:span text:style-name="T37">tale </text:span><text:span text:style-name="T37">esu Ubi vina plane<text:line-break/>facta sunt acida, non rurium ad vini naturam redeuntj<text:line-break/>verum si levem qnandam mutationem fecerint, fed non-<text:line-break/>dum acetum sint, ex iis multa multoties pristinam natu-<text:line-break/>ram recuperant. Sic in sanguine fe res habet. Etenim<text:line-break/>magna ipsius facta corruptione, is non amplius ad natu-<text:line-break/>ralem statum redit; si vero pauca contigerit, vacuato su-<text:line-break/>pervacaneo, residuum ad suam naturam restituitur. Et<text:line-break/>sane hujusmodi sanguinis affectionem non corruptelam,<text:line-break/>fed plenitudinem vocare consuetum est, quum illa, ut dixi,<text:line-break/>sola corruptela nominetur, quae tam insignem habet lu sta-<text:line-break/>tum, qui praeter naturam est, eversionem, ut iterum a<text:line-break/>naturae coctione humor utilis ac laudabilis fieri nequeat.</text:span></text:p>
      <text:h text:style-name="P6" text:outline-level="2">XVIll.</text:h>
      <text:p text:style-name="P11"><text:span text:style-name="T51">Quae confertim ac celeriter alunt, eorum quoque celeres<text:line-break/>excretiones Jiunt.</text:span></text:p>
      <text:p text:style-name="P13"><text:span text:style-name="T37">Celeriter quidem alere ab ipso dici intelligenda sunt<text:line-break/>quae pauco post assumtionem tempore statim nutriunt suae<text:line-break/>naturae ratione. Ipsa vero in corporibus illaesa sanitate<text:line-break/>fruentlbus explorantur. Confertim vero, quae postquam<text:line-break/>alere, coeperunt exiguo tempore totum ex se corpori ali-<text:line-break/>mentuhi impertiunt. Quae itaque sunt ejusmodi, quate-<text:line-break/>nus confertim et cumulate nutriunt, eatenus celeriter ex-<text:line-break/>cernentur. Si qua vero ipsis adsit acrimonia quae ad ex-<text:line-break/>cretionem excitet aut lentor existat, quo diutius retinean-<text:line-break/>tur; illa quidem celerius ad excretionem prorumpent;<text:line-break/>haec vero tardius. Celerrime igitur et confertissime vi-<text:line-break/>num alit; tardissime autem et paulatim curo bubula et<text:line-break/>cochleae, spondyli marini, locustae, carabi, gammari, et ut</text:span></text:p>
      <text:p text:style-name="P15"><text:span text:style-name="T37">summatim </text:span><text:span text:style-name="T37">comprehendam; quaecunque </text:span><text:span text:style-name="T37">dura carne con-<text:line-break/></text:span><text:span text:style-name="T37">stant </text:span><text:span text:style-name="T37">, ejusdem </text:span><text:span text:style-name="T37">cum </text:span><text:span text:style-name="T37">his </text:span><text:span text:style-name="T37">naturae sunt. </text:span><text:span text:style-name="T37">Ad haec duri ca-<text:line-break/>sci, salitae </text:span><text:span text:style-name="T37">cernes, lentes, bulbi </text:span><text:span text:style-name="T37">et ova quousque indu-<text:line-break/>ruerint elixa. Haec enim omnia </text:span><text:span text:style-name="T37">multo </text:span><text:span text:style-name="T37">post assumtiouem<text:line-break/>tempore paulatim nutriunt; Indicium autem tibi sit ci-<text:line-break/>bum assumtum jam nutrire tum pulsuum quidem vehe-<text:line-break/>mentia et magnitudo, tum motuum voluntariorum robur<text:line-break/>nutritis partibus .conciliatum. Ipsum autem potissimum<text:line-break/>decet explorare in illis qui aut propter vacuationem quan-<text:line-break/>dam sensibilem aut propter laborem aut propter inediam<text:line-break/>viribus exsoluti sunt. In praedictis igitur omnibus tardae<text:line-break/>fiunt per alvum excretiones, hoc est longo post assumtio-<text:line-break/>nem tempore; in contrariis vero celeres. Maxime autem<text:line-break/>omnium ipsis vinum contrarium est, celerrime, ut dixi-<text:line-break/>mus, nutriens. Post ipsum vero suo ordine cetera subse-<text:line-break/>quuntur, de quibus dicturus sum, quum primum de vinis<text:line-break/>ipsis disseruero. Etenim aquula vina paucissimum corpori ,<text:line-break/>dant alimentum. Sunt autem haec colore quidem alba,</text:span></text:p>
      <text:p text:style-name="P15"><text:span text:style-name="T37">substantia vero tenuia. Crassa vero et fulva his multo<text:line-break/>quidem copiosius corpori alimentum impertiunt, sed tanto<text:line-break/>nigris in copiose alendo cedunt, quanto in celeriter ac<text:line-break/>confertim alendo praecellunt. Quae vero alba quidem<text:line-break/>sunt, scd crassa, parcius quidem quam nigra, liberalius<text:line-break/>autem quam tenuia et alba nutriunt, sed neque celeriter,<text:line-break/>neque confertim alunt. Quanto vero in hisce disserunt,<text:line-break/>tanto et in excretione. Aquosa namque celerrime per<text:line-break/>urinas excernuntur, quia propemodnm tota celerrime ja-<text:line-break/>cturam rependi praevertunt. Ex aliis vero omnibus quan-<text:line-break/>tum qui manifeste per ventrem subierit proportionalem<text:line-break/>nutrilionis tempori habet excretionem. Sic et in aliis'<text:line-break/>omnibus accidit. Nam ptisanae cremor non multo post<text:line-break/>assumtionem tempore videtur alere, non tamen copiosum<text:line-break/>corpori praebet alimentum idque pauco tempore conser-<text:line-break/>tum. Alica vero neque paucum, neque confertum, scd<text:line-break/>et multo tempore et multum praebet alimentum. At pro-<text:line-break/>fecto quae inter se comparantur similem habere consisten-</text:span></text:p>
      <text:p text:style-name="P15"><text:span text:style-name="T37">tiam oportet, </text:span><text:span text:style-name="T37">neque </text:span><text:span text:style-name="T37">vinum </text:span><text:span text:style-name="T37">hoc </text:span><text:span text:style-name="T37">quidem exquisite humi-<text:line-break/>dum esse, alterum vero summe </text:span><text:span text:style-name="T37">siccum, </text:span><text:span text:style-name="T37">ln ptifana igitur<text:line-break/>et alica et hujuscemodi omnibus quaecunque homines ex<text:line-break/>miliis </text:span><text:span text:style-name="T37">aut </text:span><text:span text:style-name="T37">fabis </text:span><text:span text:style-name="T37">aut aliis quibusdam </text:span><text:span text:style-name="T37">fructibus parant, eo-<text:line-break/>dem modo se habeant </text:span><text:span text:style-name="T37">quae </text:span><text:span text:style-name="T37">comparantur fecundum consi-<text:line-break/>stentiae qualitatem. </text:span><text:span text:style-name="T37">Carnibus </text:span><text:span text:style-name="T37">autem propria quidem est<text:line-break/>uniuscujusque consistentia. </text:span><text:span text:style-name="T37">Sed </text:span><text:span text:style-name="T37">comparare ipfas oportet<text:line-break/>in apparatus modo, utrisque aut alsis aut eodem modo<text:line-break/>elixis. Auferantur </text:span><text:span text:style-name="T37">autem </text:span><text:span text:style-name="T37">per apparatum etiam mordaces<text:line-break/>succi, quemadmodum in brassica ac in leguminibus, si<text:line-break/>certam alentis substantiae probationem fis adepturus. Mor-<text:line-break/>dacium autem succorum fiet sublatio, si quae incoquuntur<text:line-break/>per elixationem ex una aqua in alteram transsundantur.<text:line-break/>Si igitur haec omnia cum distinctione diligenter explora-<text:line-break/>veris , invenies quae quidem pauco tempore nutriunt, hoc<text:line-break/>enim est confertim, et pauco post assumtionem tempore:<text:line-break/>hoc enim est celeriter etiam celerem, habere excretionem,<text:line-break/>quum hominibus eodem modo affectis exhibentur; haec</text:span></text:p>
      <text:p text:style-name="P15"><text:span text:style-name="T37">etenim in </text:span><text:span text:style-name="T37">ejusmodi omnibus adhibenda est </text:span><text:span text:style-name="T37">distinctio; </text:span><text:span text:style-name="T37">quae<text:line-break/></text:span><text:span text:style-name="T37">vero contrariam naturam </text:span><text:span text:style-name="T37">sortiuntur</text:span><text:span text:style-name="T37">, </text:span><text:span text:style-name="T37">tarde </text:span><text:span text:style-name="T37">excerni. Ho-<text:line-break/>rum autem causam didiceris- </text:span><text:span text:style-name="T37">ex iis quae </text:span><text:span text:style-name="T37">nostris in com-<text:line-break/>mentariis de facultatibus naturalibus demonstrata sunt,<text:line-break/>ventriculum prius cibis frui; </text:span><text:span text:style-name="T37">familiari </text:span><text:span text:style-name="T37">cibi </text:span><text:span text:style-name="T37">succo ex </text:span><text:span text:style-name="T37">iliis<text:line-break/>attracto et suis apposito tunicis et mox eo satiatum tunc<text:line-break/>ipsos ad excretionem emittere demonstravimus. Hoc au-<text:line-break/>tem tempore et hepar demonstrabatur ex cibis, attrahere,<text:line-break/>ubi alimento indigeret; nam si non egeat, illo quod prius<text:line-break/>aderat frui. Eodem quoque modo trahere rurlus ex he-<text:line-break/>pate totumleorpus, quo tempore et ipsum indiget alimento.<text:line-break/>Unde in quibus totum corpus vacuum est, quispiam ma-<text:line-break/>xime possit experiri, qui cibi et confertim et celeriter<text:line-break/>nutriant-; quibus, ut diximus, inest celerius ad excretionem<text:line-break/>accedere, quantum ad id spectat. Verum quidam dixe-<text:line-break/>runt eam quae ex universo fit corpore vacuationem, ab<text:line-break/>ipso excretionem nominari, ut idem sit quod nunc doce-<text:line-break/>tur ei quod in libro de alimento protulit, ubi inquit</text:span></text:p>
      <text:p text:style-name="P15"><text:span text:style-name="T37">quod alimentum difficile alteratur aut immutatur, difficile<text:line-break/>absumitur; quod facile apponitur, facile absumitur. Quod<text:line-break/>dictum verissimum quidem est, non tamen proprie vide-<text:line-break/>tur accipi sub excretionis appellatione; nam ipfa magis<text:line-break/>proprie dicitur de ea quae per ventrem folum, forsan et<text:line-break/>de ea, quae ex toto fit corpore, intelligere possibile est.<text:line-break/>Differt enim et excretionem et subductionem dicere. Sub-<text:line-break/>ductio namque de iis folis dicitur quae per alvum deji-<text:line-break/>ciuntur; contingit autem excretionis vocabulum utrisque<text:line-break/>esse commune. Carnes itaque suillae et quaecunque len-<text:line-break/>tos ac crassos humores habent, diuturno tempore ex toto<text:line-break/>corpore per transspirationem discutiuntur; olera vero et<text:line-break/>pisces saxatiles et simpliciter quaecunque tenuem habent<text:line-break/>succum distribuendum, distributionis quidem atque appo-<text:line-break/>sitionis celeritate exsuperant, stabilem vero naturam non<text:line-break/>habent, sed facile digeruntur ac perspiratione evanescunt.</text:span></text:p>
      <text:h text:style-name="P6" text:outline-level="2">XIX.</text:h>
      <text:p text:style-name="P11"><text:span text:style-name="T51">Acutorum morborum non omnino </text:span><text:span text:style-name="T51">certae </text:span><text:span text:style-name="T51">sunt </text:span><text:span text:style-name="T51">praedictiones,<text:line-break/></text:span><text:span text:style-name="T51">neque </text:span><text:span text:style-name="T51">mortis, </text:span><text:span text:style-name="T51">neque </text:span><text:span text:style-name="T51">sanitatis.</text:span></text:p>
      <text:p text:style-name="P13"><text:span text:style-name="T37">Acuti morbi praeterquam quod celeriter judicentur,<text:line-break/>statim etiam vehementiam habent. Licet enim diariae sc-<text:line-break/>bres celeriter finiantur, eas tamen acutos morbos minime<text:line-break/>vocitant. Duplex autem est acutorum morborum natura;<text:line-break/>aut enim solis in humoribus calidis nullum certum locum<text:line-break/>intercipientibus, scd aequabiliter in omnibus animalis par-<text:line-break/>tibus ; aut assecla quadam parte, ut pleuritide, peripneu-<text:line-break/>monia et cynanche procreari consueverunt. Sed et febres<text:line-break/>ut plurimum lu acutis morbis sunt continuae. Pauci nam-<text:line-break/>que sunt citra febres, qualis apoplexia. Diuturni vero<text:line-break/>morbi ob crassos, lentos ac frigidos humores oboriuntur,<text:line-break/>qui facile concoqui nequeunt, </text:span><text:span text:style-name="T37">scd </text:span><text:span text:style-name="T37">affectis partibus ita<text:line-break/>impacti atque incuneati sunt, ut eorum affectus scirrhos</text:span></text:p>
      <text:p text:style-name="P15"><text:span text:style-name="T37">magis quam phlegmonae aemulentur. Pauci vero ex ipsis<text:line-break/>fiunt per consensum </text:span><text:span text:style-name="T37">et </text:span><text:span text:style-name="T37">citra </text:span><text:span text:style-name="T37">partem </text:span><text:span text:style-name="T37">affectum; </text:span><text:span text:style-name="T37">in </text:span><text:span text:style-name="T37">quibus<text:line-break/>aequaliter -omnes venae, putrescentes humores vel melan-<text:line-break/>cholicos vel pituitosos habeant, </text:span><text:span text:style-name="T37">quorum </text:span><text:span text:style-name="T37">omnium praeno-<text:line-break/>tionibus niti et confidere videtur Hippocrates ; acutorum<text:line-break/>vero non omnium, sed in ipsis salli etiam interdum prae-<text:line-break/>notionem fatetur, ld namque tale significat, </text:span><text:span text:style-name="T51">non omnino,<text:line-break/></text:span><text:span text:style-name="T37">negatio quum sit. </text:span><text:span text:style-name="T51">Non omnino</text:span><text:span text:style-name="T37"> enim idem quod non<text:line-break/>prorsus significat,' estque </text:span><text:span text:style-name="T51">omnino</text:span><text:span text:style-name="T37"> peraeque ac non in om-<text:line-break/>nibus, quod fermonis genus </text:span><text:span text:style-name="T37">usurpare </text:span><text:span text:style-name="T37">consueverunt, quum<text:line-break/>pauca de omnibus eximunt, ut quum dicunt, non omnes<text:line-break/>homines mali. Qui enim hoc profert, paucissimos esse<text:line-break/>bonos declarat. Sic igitur et nunc Hippocrates his ver-<text:line-break/>bis ostendit non omnino certas in morbis acutis esse<text:line-break/>praedictiones, quum raro interdum optimus medicus aber-<text:line-break/>ret. Hoc autem ipsum accidit tum propter repentinam<text:line-break/>in crisi permutationem, quae humorum morbos efficien-<text:line-break/>tium naturam sequitur, tum propter eum qui fit inter-</text:span></text:p>
      <text:p text:style-name="P15"><text:span text:style-name="T37">dum peccantis humoris ex aItero in alterum locum trans-<text:line-break/>fluxum.</text:span></text:p>
      <text:h text:style-name="P5" text:outline-level="2">XX.</text:h>
      <text:p text:style-name="P11"><text:span text:style-name="T51">Quibus per juventutem alvi </text:span><text:span text:style-name="T51">sunt </text:span><text:span text:style-name="T51">humidae, iis senescenti-<text:line-break/>bus exsiccantur. Quibus vero in juventute alvi siccae<text:line-break/>sunt, iis senioribus suctis</text:span><text:span text:style-name="T37"> humectantur.</text:span></text:p>
      <text:p text:style-name="P13"><text:span text:style-name="T37">Quod id quidem saepenumero et non semper oboria-<text:line-break/>tur, in sequentibus hunc quem scripsit aphorisurum ipse<text:line-break/>declaravit: </text:span><text:span text:style-name="T51">Quicunque alvos habent humidas, si juvenes<text:line-break/>quidem suerint, salubrius degunt quam qui siccas habent,<text:line-break/>at in senectute deterius ea defunguntur: ipsis namque se-<text:line-break/>nescentibus plerumque restccantur.</text:span><text:span text:style-name="T37"> Oportet autem hnmidas<text:line-break/>et siccas alvos intelligere non simpliciter, fed eadem victus<text:line-break/>ratione servata. Si quis enim in juventute Alexandrino-</text:span></text:p>
      <text:p text:style-name="P15"><text:span text:style-name="T37">rum victu uteretur et salsamenta et porra comederet,<text:line-break/>zythumque superbiberet, in senectute vero nihil horum<text:line-break/>qnidquam assumeret, scd lentem esitaret et vinum auste-<text:line-break/>rum insuper biberet, quomodo diceremus huic dejectiones<text:line-break/>aetatis ratione fuisse permutatas ? </text:span><text:span text:style-name="T37">Sic </text:span><text:span text:style-name="T37">etiam si quis per<text:line-break/>juventutem lentibus et mespilis vesceretur vinumque au-’<text:line-break/>sterum potaret, per [senectutem vero Alexandrinorum nictu<text:line-break/>uteretur, atque ita cum victu dejectiones mutaret, non<text:line-break/>recte judicium fecerimus. Verum quum ceteris omnibus<text:line-break/>non solis ad alimoniam simili modo paratis dejectiones<text:line-break/>immutatae fuerint, tum rectum de iis quae ab Hippocrate<text:line-break/>in aphorismo dicta sunt, dabitur judicium. Irnmutabun-<text:line-break/>tur autem dejectiones, quod ad aetatum naturam attinet,<text:line-break/>prout corporis affectiones immutantur, a quibus alvus et<text:line-break/>humrdior et siccior redditur. At quaenam hae sint affe-<text:line-break/>ctiones eorum , quae quaeruntur, unum est, atque adeo<text:line-break/>longam mihi fore orationem auguror, si cum propriis de-<text:line-break/>monstrationibus ipsum scriptis prodere studuero, ut uno</text:span></text:p>
      <text:p text:style-name="P15"><text:span text:style-name="T37">integro libro sit opus. Id igitur alias fortassis praestabi-<text:line-break/>tur; nurtc veru paucis capita proferam, atque iis utar,<text:line-break/>quae in commentariis tum de naturalibus facultatibus tum<text:line-break/>de symptomatum causis demonstravi. Alvus justo 'fit hu-<text:line-break/>midicr quum cibus in chylum commutatus ex ea parcius<text:line-break/>distribuitur; contra vero siccior, quum omnis humor in<text:line-break/>ipfa contentus ad hepar fertur. Quarnobrem autem par-<text:line-break/>eius distribuatur est interdum quidem copiosior cibus quam<text:line-break/>quo' hepar indigeat assumtus , interdum etiam quia celerius<text:line-break/>ipse ad dejectionem fertur quam hepar attrahat. Copio-<text:line-break/>sioris enim cibi, quum hepar quantum opus erat attraxe-<text:line-break/>rit, plures superfiunt reliquiae; celerius vero ad exitum<text:line-break/>permeantis cibi, tantum hepar- quanto egeat attrahere non<text:line-break/>potest. ' Celerius autem subeunt alvi </text:span><text:span text:style-name="T37">excrementa, </text:span><text:span text:style-name="T37">inter-<text:line-break/>dum quidem ob bilis in alvum defluentis et ipfam ad<text:line-break/>excretionem proritantis copiam; interdum vero propter<text:line-break/>facultatis retentricis ventriculi partam imbecillitatem et<text:line-break/>excretricis ipsius et intestinorum robur. Copiosiores igi-</text:span></text:p>
      <text:p text:style-name="P15"><text:span text:style-name="T37">tur cibos appetimus</text:span><text:span text:style-name="T37">, </text:span><text:span text:style-name="T37">quum </text:span><text:span text:style-name="T37">os </text:span><text:span text:style-name="T37">ventriculi, in eo enim<text:line-break/>maxime sila est cibi appetentia, frigidiore est tempera-<text:line-break/>mento. Quemadmodum </text:span><text:span text:style-name="T37">autem </text:span><text:span text:style-name="T37">hepar propter frigiditatem<text:line-break/>minus attrahit, sic'quoque ventriculus propter hurnidita-<text:line-break/>tem relentricem facultatem imbecilliorem obtinet, ut et<text:line-break/>sane expultricem robustiorem propter siccitatem. Senum<text:line-break/>itaque corpus quum frigidius evaserit, humiditatern tan-<text:line-break/>topere frigidam in ore ventriculi fieri contingit, ut in<text:line-break/>anorexiam, hoc est inappetentiam, excidat atque ita de-<text:line-break/>jectiones alni siccari accidat cibariorum penuria, quod ad<text:line-break/>distributionem attinet, siic vero </text:span><text:span text:style-name="T37">et </text:span><text:span text:style-name="T37">quicunque ob copiam<text:line-break/>aut naturam humoris ,biliosi alvum humectatam habent,<text:line-break/>in'contrarium mutantur’, quum hic humor non amplius<text:line-break/>in senectute copiosius generetur. Quibus vero ob lacul-<text:line-break/>tatis retetitricis imbecillitatem alvus humectatnr, non<text:line-break/>omnibus, fed pro caloris ipsi conjuncti quantitate muta-<text:line-break/>tio oboritur. Si namque statim ab ortu alvus frigidiore<text:line-break/>donata temperamento, in senectute ad immoderatam frigi-</text:span></text:p>
      <text:p text:style-name="P15"><text:span text:style-name="T37">ditatis intemperiem accedens, facultatem retentricem simi-.<text:line-break/>liter imbecillam sortietur, quia omnis immoderata intem-<text:line-break/>peries functiones debilitat laeditque. Quod si ad usque<text:line-break/>longissimum aetatis processum exquisite calida fuerit, ro-<text:line-break/>bustam functionem retentricem habitura est, ut quae neu-<text:line-break/>tram habeat exquisite intemperiem; neque eam quae in<text:line-break/>siccitate consistit, alvus enim erat prorsus humidior natura,<text:line-break/>alioqui retentricem facultatem imbecillam non habuisset,<text:line-break/>neque eam quae in calore versatur; hoc enim supponeba-<text:line-break/>tur. Quare prope omnibus innotescit, quibus alvus na-<text:line-break/>tura humidior est, iis senescentibus fieri mutationem ;qui-j<text:line-break/>bus vero siccior, iis per senectutem humidior propter<text:line-break/>contraria temperamenta futura esu Aut enim quia par-<text:line-break/>cius assumitur alimenti quam hepatis facultati congruat,<text:line-break/>aut propter exsiccationem aut quia .bilis paucum in alvum<text:line-break/>confluit aut propter facultatis retentricis robur aridior<text:line-break/>erit dejectio. Ex his autem quod minus appetant ac<text:line-break/>celerius impleantur, fit propter partium appetentium ca-</text:span></text:p>
      <text:p text:style-name="P15"><text:span text:style-name="T37">lorem,- Quod vero exsuctus cibus siccior evadat, id ob-<text:line-break/>oritur aut quum jecur commoderatum temperamentum<text:line-break/>sortitur aut etiam quum paulo calidius sit temperamento.<text:line-break/>Quod pauco bilis in alvum confluat, ut quae nimirum<text:line-break/>pauca procreetur,- ob visceris frigiditatem accidit. Fortis<text:line-break/>autem juvenibus inest retentrix facultas, quum ad siccius<text:line-break/>temperamentum vergunt. Jure igitur omnibus praedictis<text:line-break/>senescentibus in contraria fiet mutatio.. Nam qui anorexia<text:line-break/>laborant aut non appetunt, oh caliditatem aetatis pro--<text:line-break/>gressii plus etiam appetent quam possit hepar evincere.<text:line-break/>Et quibus ob congenitam siccitatem retentrix facultas for-<text:line-break/>tior extiterat, iis senescentibus fiet imbecillior ob sicci-<text:line-break/>tatis ametriarn, eaqne ratione propter citatiorem cibario-<text:line-break/>riim transitum humida evadet dejectio. Quibus vero pro-<text:line-break/>pter bilis penuriam moratur dejectio et ob diuturnum<text:line-break/>transitum multum humoris absumitur, idem etiamnum<text:line-break/>affectus permanere potest. Fieri tamen potest, ut propter</text:span></text:p>
      <text:p text:style-name="P54"><text:span text:style-name="T37">immoderatam </text:span><text:span text:style-name="T37">jecoris </text:span><text:span text:style-name="T37">frigiditatem, distributione ad </text:span><text:span text:style-name="T37">ingen-<text:line-break/></text:span><text:span text:style-name="T37">tem imbecillitatem accedente, humidae dejectiones ob-<text:line-break/>oriantur. Haec in praesenti de mutationum per aetates<text:line-break/>contingentium et alvi siccitatem et frigiditatem sequentium<text:line-break/>causis dicta sunt, quae propter breviloquentiam iis erunt<text:line-break/>obscura qui praedictis commentariis prius exercitati non<text:line-break/>sunt. Verum aliquando postea libro uno integro de his<text:line-break/>dilucidius disseretur. Quod </text:span><text:span text:style-name="T37">ad </text:span><text:span text:style-name="T37">artis usum spectat, hoc'<text:line-break/>solum scire sufficit, quod citra causarum adjectionem </text:span><text:span text:style-name="T37">ab<text:line-break/></text:span><text:span text:style-name="T37">Hippocrate fuit pronunciatum.<text:tab/>,</text:span></text:p>
      <text:h text:style-name="P5" text:outline-level="2">XX<text:span text:style-name="T92">I</text:span>.</text:h>
      <text:p text:style-name="P16"><text:span text:style-name="T51">Famem vini potio [oluit.</text:span></text:p>
      <text:p text:style-name="P13"><text:span text:style-name="T37">Thorexin vini potionem ipse consuevit nominare.<text:line-break/>In libro siquidem de. natura hominis et de victus ratione<text:line-break/>hoc modo scripsit: </text:span><text:span text:style-name="T51">constat enim profecto cujusque nostrum<text:line-break/>victus rationem causam non ejsc, qua universi juvenes et</text:span></text:p>
      <text:p text:style-name="P15"><text:span text:style-name="T51">sunes,</text:span><text:span text:style-name="T37"> viri </text:span><text:span text:style-name="T37">et </text:span><text:span text:style-name="T37">mulieres, </text:span><text:span text:style-name="T51">stmiliterque thoreffomeni et hydro-<text:line-break/></text:span><text:span text:style-name="T51">potae promiscue </text:span><text:span text:style-name="T51">morbo </text:span><text:span text:style-name="T51">corripiantur.</text:span><text:span text:style-name="T37"> </text:span><text:span text:style-name="T37">Quum </text:span><text:span text:style-name="T37">ergo thoref-<text:line-break/>scmenis hydropotas opponat, per thoressornenos vini po-<text:line-break/>tores sc prodit intelligere. Quare et thorexis vini potus<text:line-break/>ab ipso dicitur, quem dicit famem solvere. Non, per<text:line-break/>Jovem, quamcunque cibi penuriam famem nominans, ut<text:line-break/>nonnulli arbitrantur, sed neque illam, quae non </text:span><text:span text:style-name="T37">cibi </text:span><text:span text:style-name="T37">ap-<text:line-break/>petentia fit, </text:span><text:span text:style-name="T37">sed </text:span><text:span text:style-name="T37">eam quam habent qui </text:span><text:span text:style-name="T37">hoc </text:span><text:span text:style-name="T37">morbo labo-<text:line-break/>rant vehementem, nec cessantem ciborum appetentiam,<text:line-break/>quam nonnulli medici caninam appellitant. Hujus enim<text:line-break/>famis vini potus remedium est, non ejus quae aut longae<text:line-break/>inediae aut aIvi profluvio aut sanguinis eruptioni aut<text:line-break/>cuidam asseri vacuationi successit. Enimvero ob ejusmodi<text:line-break/>causarum aliquam famelici, tantum abest ut aliquod ex<text:line-break/>vini potu emolumentum percipiant, quin imo plurimum<text:line-break/>oblaeduntur, qui nimirum derepente convulsionibus ac de-<text:line-break/>liriis corripiuntur, si cibis assumtis praebiberint. At qui-<text:line-break/>bus fames morbus est, iis vini potus, non cibi copia</text:span></text:p>
      <text:p text:style-name="P15"><text:span text:style-name="T37">remedium esu Equidem nonnullos assidua fame vexatos<text:line-break/>ita curavi, vino ex iis quae vehementer calefaciunt, ipsis<text:line-break/>copiofe propinato. Non enim sane acerba vina ejusmodi<text:line-break/>famem fanant, quod minime calefaciant, sed quae citra<text:line-break/>adstrictionem colore fulva aut rubra funt, haec canina<text:line-break/>vocatal appetentia laborantibus maximum auxilium adve-<text:line-break/>hunt. His enim ad prandium accedentibus edulia pinguia<text:line-break/>primum atque, ut ita dixerit quis,- oleosa et quaecunque<text:line-break/>cetera ex copioso oleo parantur, exhibenda spnt, maxime<text:line-break/>vero nihil quidquam austerum aut acerbum offeratur. Post-<text:line-break/>ea ex enarratis vinis quoddam etiamsi nondum sitierint,<text:line-break/>offerre imperandum esu Protinus enim ipsis tali victu<text:line-break/>fames mitigatur et 'ita diuturniori tempore agendo sedatur,<text:line-break/>atque hoc mihi magis in praesenti aphorismo Hippocrates<text:line-break/>docere videtur. Quum enim appetentiae aut propter so-<text:line-break/>lam intemperiem frigidiorem aut propter quosdam humo-<text:line-break/>res acidos, os ventriculi imbuentes fieri consueverint et<text:line-break/>haec ambo vitia fanare possit vinum, merito caninas ap-</text:span></text:p>
      <text:p text:style-name="P15"><text:span text:style-name="T37">petentias </text:span><text:span text:style-name="T37">sedaverit. </text:span><text:span text:style-name="T37">Qui </text:span><text:span text:style-name="T37">vero augurantur bulimum </text:span><text:span text:style-name="T37">voca-<text:line-break/>tum </text:span><text:span text:style-name="T37">famem ah Hippocrate dictum esse, hi mihi absur-<text:line-break/>dius </text:span><text:span text:style-name="T37">ejus verba </text:span><text:span text:style-name="T37">exaudire videntur; </text:span><text:span text:style-name="T37">primum quod pro ge-<text:line-break/>nerali atque </text:span><text:span text:style-name="T37">universali oratione </text:span><text:span text:style-name="T37">particularem efficiant;<text:line-break/>deinde quod falsum </text:span><text:span text:style-name="T37">etiam </text:span><text:span text:style-name="T37">proferant. Nam bnlimus fa-<text:line-break/>cultatis est prostratio </text:span><text:span text:style-name="T37">ab </text:span><text:span text:style-name="T37">externo </text:span><text:span text:style-name="T37">frigore' </text:span><text:span text:style-name="T37">profecta, qui ab<text:line-break/>efurie quidem </text:span><text:span text:style-name="T37">ortum </text:span><text:span text:style-name="T37">duxit, famem vero amplius conjun-.<text:line-break/>ctam non habet. </text:span><text:span text:style-name="T37">t</text:span></text:p>
      <text:h text:style-name="P5" text:outline-level="2">XXII.</text:h>
      <text:p text:style-name="P11"><text:span text:style-name="T51">Quibuscunque morbis ex </text:span><text:span text:style-name="T51">repletione </text:span><text:span text:style-name="T51">subolescentibus medetur<text:line-break/></text:span><text:span text:style-name="T37">vacuatio, </text:span><text:span text:style-name="T51">morbisque </text:span><text:span text:style-name="T51">a </text:span><text:span text:style-name="T51">vacuatione obortis repletio, ccte-<text:line-break/>fisque contrarietas.</text:span></text:p>
      <text:p text:style-name="P13"><text:span text:style-name="T37">Neque, si quid a repletione fiat, neque ipsa non<text:line-break/>ampliue existente, si quid remaneat, id curabit vacuatio;<text:line-break/>sed quaecuuque eo ipfo quo fiunt tempore aggredimur,</text:span></text:p>
      <text:p text:style-name="P15"><text:span text:style-name="T37">vacuatione indigent. Quod igitur plenitudo morbum effi-<text:line-break/>ciat antea </text:span><text:span text:style-name="T37">dictum </text:span><text:span text:style-name="T37">esu Quod autem </text:span><text:span text:style-name="T37">vacuatio </text:span><text:span text:style-name="T37">sit ejus cu-<text:line-break/>ratio, dicere </text:span><text:span text:style-name="T37">non </text:span><text:span text:style-name="T37">opus </text:span><text:span text:style-name="T37">est, nt nec quod </text:span><text:span text:style-name="T37">omnium causarum<text:line-break/>morbos efficientium curatio sit contrarium remedium. Ne-<text:line-break/>que enim quidquam aliud praeter remedium causis morbos<text:line-break/>efficientibus contrarium excogitari potest, quemadmodum<text:line-break/>tum in morbis ipsis jam </text:span><text:span text:style-name="T37">factis </text:span><text:span text:style-name="T37">rurfus, tum in symptoma-<text:line-break/>tis eos morbos necessario comitantibus exploraturi su-<text:line-break/>mus. Sed nunc de morbis etiamnnm oborientibus habe-<text:line-break/>tur' oratio. Perspicuum igitur 'est causarum morbos essi-<text:line-break/>cientium sublatione simul etiam morbos ipsos necessario<text:line-break/>tolli. At causarum morbos efficientium fit ablatio per<text:line-break/>contraria. Si quid enim refrigerando morbum efficiat,<text:line-break/>calefacientibus fiet curatio; si vero calefiaciendo, refrige-<text:line-break/>rantibus; ita quoque si propter repletionem morbus con-<text:line-break/>stituatur, tunc temporis repletio vacuanda est/ quemadmo-<text:line-break/>dum et si ob vacuationem corpus aegrotet, id cibo quam-<text:line-break/>primum reficere convenit, etiamsi quibusdam placeat nun-</text:span></text:p>
      <text:p text:style-name="P15"><text:span text:style-name="T37">quam motbum </text:span><text:span text:style-name="T37">vacuatione fieri. </text:span><text:span text:style-name="T37">At ii, ut apparet, solam<text:line-break/>febrem esse morbum arbitrantur. Quod si .omnem affectum<text:line-break/>actionem laedentem </text:span><text:span text:style-name="T37">morbum </text:span><text:span text:style-name="T37">este et. omnem insignem in-<text:line-break/>temperiem actiones laedere didicissent, nequaquam ea de<text:line-break/>re vehementes vacuationes morborum causas existere non<text:line-break/>dubitassent. Enimvero sanguis quum copiose aut ex utero<text:line-break/>aut ex haemorrhoide aut vulnere profluit, ita affectis </text:span><text:span text:style-name="T37">aut<text:line-break/></text:span><text:span text:style-name="T37">omnes aut plurimae </text:span><text:span text:style-name="T37">functiones </text:span><text:span text:style-name="T37">oblaeduntur. Quidam </text:span><text:span text:style-name="T37">vero<text:line-break/></text:span><text:span text:style-name="T37">ipsorum non modo </text:span><text:span text:style-name="T37">haec </text:span><text:span text:style-name="T37">patiuntur, verum etiam hyderis<text:line-break/>corripiuntur. Longae </text:span><text:span text:style-name="T37">autem inediae </text:span><text:span text:style-name="T37">calorem natura fer-<text:line-break/>ventiorem habentibus, non modo ceteras laesiones, verum<text:line-break/>etiam febrem adferunt. Quidquid igitur verum simul est<text:line-break/>ac utile diximus; bis tamen addamus aliquid etiam pro-<text:line-break/>pter garrulos, quales sunt recentiores quidam medici, qui<text:line-break/>de nominibus altercantes autumant fe de rebus ipsis ora-<text:line-break/>tionem habere. Hi sunt igitur qui causarum morbos effi-<text:line-break/>cientium eversionem curationem non esse proferunt, sed<text:line-break/>praefervationem ; quibus primum de nomine litigare, deinde</text:span></text:p>
      <text:p text:style-name="P15"><text:span text:style-name="T37">id quidem </text:span><text:span text:style-name="T37">recte facere demonstrandum </text:span><text:span text:style-name="T37">esu Ubi </text:span><text:span text:style-name="T37">namque<text:line-break/></text:span><text:span text:style-name="T37">causa non adest, quae morbum </text:span><text:span text:style-name="T37">effecerit, </text:span><text:span text:style-name="T37">ibi sola effectuum<text:line-break/>curatio relinquitur, ubi . vero </text:span><text:span text:style-name="T37">quae </text:span><text:span text:style-name="T37">inest </text:span><text:span text:style-name="T37">corpori causa<text:line-break/></text:span><text:span text:style-name="T37">nondum aliquid efficit, </text:span><text:span text:style-name="T37">ut </text:span><text:span text:style-name="T37">plethora, ad prophylacticen<text:line-break/>seu praeservatricem artis partem </text:span><text:span text:style-name="T37">attinet </text:span><text:span text:style-name="T37">hujusmodi causa-<text:line-break/>rum eversio., Quum vero </text:span><text:span text:style-name="T37">jam </text:span><text:span text:style-name="T37">morbum efficit, id opus<text:line-break/>quodammodo ex praefervatione et .curatione mixtum ell.<text:line-break/>Quantum enim effecturae erant causae fieri prohibitum<text:line-break/>est, idque artis propbylactices munus est; quantum vero<text:line-break/>jam morbi factum est, propriam curationem postulat.<text:line-break/>Unde quoniam ista ex praefervatione ac curatione mixta<text:line-break/>funt, proprio caremus nomine; propterea alias aliter me-<text:line-break/>dici appellitant, qui interdum quidem praecaveri dicunt,<text:line-break/>ne morbus qui jam procreari coepit, adolescat; interdum<text:line-break/>vero curari, quemadmodum in rabioso cane demorsis.<text:line-break/>Quae siquidem ab ipsis adhibentur medicamenta, duobus<text:line-break/>ipsi modis appellant, nonnunquam adversus rabiem re-<text:line-break/>media, ac si ad affectionem rabiem procreantem dicerent;</text:span></text:p>
      <text:p text:style-name="P15"><text:span text:style-name="T37">nonnunquam vero non remedia, sed rabie futura praeser-<text:line-break/>vantia vocitant.</text:span></text:p>
      <text:h text:style-name="P5" text:outline-level="2">XXIII.</text:h>
      <text:p text:style-name="P16"><text:span text:style-name="T37">Acuti </text:span><text:span text:style-name="T51">morbi quatuordecim diebus judicantur.</text:span></text:p>
      <text:p text:style-name="P13"><text:span text:style-name="T37">Acuti morbi tum magni </text:span><text:span text:style-name="T37">sunt </text:span><text:span text:style-name="T37">tum celeriter ad vigo-<text:line-break/>rem properant. Jure igitur pauco tempore et magnas<text:line-break/>mutationes faciunt, quod idem est quod judicari. Ipse<text:line-break/>siquidem Hippocrates hujuscemodi mutationes, quum de-<text:line-break/>repente ,in morbo siunt, crises; judicationes appellat, in-<text:line-break/>terdum quidem aegrotantibus sanitatem illico recipientibus<text:line-break/>aut intereuntibus; interdum vero quandam magnam </text:span><text:span text:style-name="T37">ad<text:line-break/></text:span><text:span text:style-name="T37">salutem aut ad mortem mutationem subeuntibus, qui ta-<text:line-break/>men non ex tempore sospites evadant aut intereant, ita<text:line-break/>ut qnatuor sint in ipsis repentinae mutationes, quas </text:span><text:span text:style-name="T37">ipse</text:span></text:p>
      <text:p text:style-name="P15"><text:span text:style-name="T37">primo epidernion his verbis docuit: </text:span><text:span text:style-name="T51">Ad </text:span><text:span text:style-name="T51">salutem </text:span><text:span text:style-name="T51">aut </text:span><text:span text:style-name="T51">mor-<text:line-break/></text:span><text:span text:style-name="T51">tem aut desinentem in melius aut deterius </text:span><text:span text:style-name="T51">impetum.</text:span><text:span text:style-name="T37"> </text:span><text:span text:style-name="T37">Quod .<text:line-break/>vero necessarium sit morborum magnitudine ac symptoma-<text:line-break/>tum vehementia vel cito vires adeo prosterni, ut horno<text:line-break/>moriatur; vel ad noxiorum humorum excretionem excitari;<text:line-break/>ac tum si modo quos invaserint exsuperent, bonam; sin<text:line-break/>aut exsuperentur, malam crisin fore .omnibus notum est.<text:line-break/>Quas ob res in morbis acutis crisin in longum tempus<text:line-break/>excidere nefas. Hisce igitur in omnibus Hippocrates ter-<text:line-break/>minum statuit duarum septimanarum tempus, quod nullus<text:line-break/>ulterius progrediatur, 'licet ante decimum quartum diem<text:line-break/>multi possint judicari. Etenim undecimus, nonus, septi-<text:line-break/>mus et quintus multos </text:span><text:span text:style-name="T37">in </text:span><text:span text:style-name="T37">libris epidemiorum manifeste<text:line-break/>indicarunt. Indicat autem et fextus nonnullos, scd non<text:line-break/>prospere , quemadmodum in commentariis libris de diebus<text:line-break/>judicatoriis latius demonstravimus, in quibus exercitatum<text:line-break/>esse volumus eum qui ea fit assequuturus, quae Hippocra-<text:line-break/>tes paucis conscripsit. Quibuscunque vero judicationibus</text:span></text:p>
      <text:p text:style-name="P15"><text:span text:style-name="T37">veluti hemirrhopis </text:span><text:span text:style-name="T37">imperfectis aliorum deinceps </text:span><text:span text:style-name="T37">dierum<text:line-break/>sequentium aliquis perfectionem </text:span><text:span text:style-name="T37">ac </text:span><text:span text:style-name="T37">finem imponet, quos<text:line-break/>ipse </text:span><text:span text:style-name="T37">et </text:span><text:span text:style-name="T37">quales sint in prognostico docuit; hic etiam ali-<text:line-break/></text:span><text:span text:style-name="T37">quid </text:span><text:span text:style-name="T37">de ipsis sequenti aphorilmo traditurus esu Est au-<text:line-break/>tem' et harum bemirrhoparum imperfectorumve' indicatio-<text:line-break/>num terminus quidam alius exterior, ultra quem non<text:line-break/>amplius progredi liceat diem quadragesimum. Quicunque<text:line-break/>igitur morbi intra quartum decimum diem integre judi-.<text:line-break/>cantur, hos Hippocrates </text:span><text:span text:style-name="T37">acutos </text:span><text:span text:style-name="T37">absolute nominare consue-<text:line-break/>vit. Quicunque vero aliquo subsequentium dierum judi-<text:line-break/>catoriorum hemirrhopos imperfecte judicati adusque qua-<text:line-break/>dragesimum diem durarunt, hos non absolute acutos<text:line-break/>nominare consuevit., sed oratione ex his omnibus dictio-<text:line-break/>nibus composita acutos morbos quadraginta diebus judi-<text:line-break/>catos. Verum dilucidiore oratione declarant qui acutos<text:line-break/>morbos ex decidentia vocitant. Quapropter hanc in pro-<text:line-break/>gnostico scribit sententiam: </text:span><text:span text:style-name="T51">spirandi vero facilitatem exi-<text:line-break/>stimare oportet permagnam </text:span><text:span text:style-name="T51">vim </text:span><text:span text:style-name="T51">ad salutem habere </text:span><text:span text:style-name="T51">in<text:line-break/></text:span><text:span text:style-name="T51">omnibus acutis morbis, qui subres fortiuntur comites </text:span><text:span text:style-name="T51">et<text:line-break/></text:span><text:span text:style-name="T51">!</text:span></text:p>
      <text:p text:style-name="P15"><text:span text:style-name="T51">quadraginta </text:span><text:span text:style-name="T51">diebus judicantur.</text:span><text:span text:style-name="T37"> Nunc vero </text:span><text:span text:style-name="T37">nbi </text:span><text:span text:style-name="T37">inter<text:line-break/></text:span><text:span text:style-name="T37">aphorismos </text:span><text:span text:style-name="T37">de simpliciter acutis loquitur, eos' qnatuorde-<text:line-break/></text:span><text:span text:style-name="T37">cim diebus judicari </text:span><text:span text:style-name="T37">pronunciat</text:span><text:span text:style-name="T37">, non. </text:span><text:span text:style-name="T37">per </text:span><text:span text:style-name="T37">Jovem, hoc<text:line-break/>proserens, quod </text:span><text:span text:style-name="T37">quidam autumarunt, </text:span><text:span text:style-name="T37">esse quatuordecirn<text:line-break/>numero dies </text:span><text:span text:style-name="T37">qui his morbis </text:span><text:span text:style-name="T37">judicationem faciant. Hac<text:line-break/>enim explicatione </text:span><text:span text:style-name="T37">etiam dies </text:span><text:span text:style-name="T37">illos </text:span><text:span text:style-name="T37">qui </text:span><text:span text:style-name="T37">morbos acutos ex.<text:line-break/>decidentia aut </text:span><text:span text:style-name="T37">degeneratione </text:span><text:span text:style-name="T37">nominatos judicant, numero<text:line-break/>quadraginta esse dicemus</text:span><text:span text:style-name="T37">, </text:span><text:span text:style-name="T37">quod eadem in utrisque fit ora-<text:line-break/>tio ; hic quidem quum ait ipse: </text:span><text:span text:style-name="T51">morbos acutos quadraginta<text:line-break/>diebus judicari</text:span><text:span text:style-name="T51">t</text:span><text:span text:style-name="T37"> </text:span><text:span text:style-name="T37">in prognostico vero quum dicit: </text:span><text:span text:style-name="T51">qutcum-<text:line-break/>que acuti morbi febres habent comites, quadraginta judi-<text:line-break/>cantur.</text:span><text:span text:style-name="T37"> Verum quum hi non invenirent, quomodo de-<text:line-break/>monstraturi essent utrosque sermones, tum hunc in apbo-<text:line-break/>rismis, tum illum qui lu prognostico conscriptus est, inter<text:line-break/>se consentire, hanc abfurdarn interpretationem excogita-<text:line-break/>verunt. Neque enim quatuordecirn sunt ad quadragesimum<text:line-break/>usque dies judicatorii, sed cum, intercidentibus quidem<text:line-break/>plures, abIque illis vero pauciores,, quemadmodum in no-</text:span></text:p>
      <text:p text:style-name="P15"><text:span text:style-name="T37">stro de diebus judicatoriis tractatu </text:span><text:span text:style-name="T37">aperte </text:span><text:span text:style-name="T37">demonstratur.<text:line-break/>Ipfa etiam rerum natura eam rationem testatur, quae sii-<text:line-break/>cit acutos morbos judicationis </text:span><text:span text:style-name="T37">terminum </text:span><text:span text:style-name="T37">habere quartum<text:line-break/>decimum dieta. Nullus enim unquam morbus, qui ab<text:line-break/>initio celeriter moveretur, hunc superasse terminum in-<text:line-break/>ventus est,, qui aliquam </text:span><text:span text:style-name="T37">ex </text:span><text:span text:style-name="T37">quatuor </text:span><text:span text:style-name="T51">jam</text:span><text:span text:style-name="T37"> dictis judicatio-<text:line-break/>nibus unam non subierit, adeo nt nonnulli primis diebus<text:line-break/>imbecilles ac parvi existentes, quarto aut quinto die acu-'<text:line-break/>men exorsi decimo feptimo die terminati sint. Alii vero<text:line-break/>ad sextum aut septimum diem acumen exorsi vigesimo<text:line-break/>cessarint. Quare morbi continui acies plures quam qua-<text:line-break/>tuordecim dies consequi nequaquam potest. Eorum vero-<text:line-break/>qui motus habent inaequales multi ad aliquod ufque tem-<text:line-break/>pus ulterius praefinitum extenduntur. Dico autem inae-<text:line-break/>quales habere motus eos qui quibusdam diebus vehemen-<text:line-break/>tiores fuere, postea sine aliqua significatione remiserunt,<text:line-break/>deinde rurfus adaucti continuitatem acceperunt. Si quis<text:line-break/>igitur, ut dixi, in aegrotantibus observationem faciat, omnes</text:span></text:p>
      <text:p text:style-name="P15"><text:span text:style-name="T37">inveniet qui per duas integras septimanas celeriter mo-<text:line-break/>ventur, nunquam ad ulteriorem progredi terminum.</text:span></text:p>
      <text:h text:style-name="P5" text:outline-level="2">XXIV.</text:h>
      <text:p text:style-name="P11"><text:span text:style-name="T51">Septenariorum ' index quartus. Secundae septimanae octa-<text:line-break/>vus principium. Undecimus quoque spectandus dies.<text:line-break/>Is enim fecundae septimanae quartus est. Rursus nero<text:line-break/>spectandus decimus septimus : is namque-a decimo quarto<text:line-break/>quartus est et ab undecimo septimus.</text:span></text:p>
      <text:p text:style-name="P13"><text:span text:style-name="T37">Indices et spectabiles dies nominare consuevit'Hippo-<text:line-break/>crates, in quibus signum aliquod apparet futurae indica-<text:line-break/>tionis indicativum, in: alio quodam judicantium dierum,<text:line-break/>quos ipse in prognostico singulis feptimanis bipartito sectis<text:line-break/>quaternarios digessit. </text:span><text:span text:style-name="T69">v</text:span><text:span text:style-name="T37"> </text:span><text:span text:style-name="T37">Primum itaque quaternarium septimi<text:line-break/>diei a principio inita supputatione indicem esse ait. Un-<text:line-break/>decimum autem decimi quarti statuit indicem, quod et hic</text:span></text:p>
      <text:p text:style-name="P15"><text:span text:style-name="T37">bipartito divisus secundae septimanae sit index. Eadem<text:line-break/>ratione et decimus- septimus vigesimi </text:span><text:span text:style-name="T37">est </text:span><text:span text:style-name="T37">index ex divi-<text:line-break/>sione tertiae </text:span><text:span text:style-name="T37">septimanae in </text:span><text:span text:style-name="T37">duas partes facta. Illud ta-<text:line-break/>men interest, quod hanc tertiam septimanam secundae<text:line-break/>conjungat, quamvis, primam </text:span><text:span text:style-name="T37">a secunda </text:span><text:span text:style-name="T37">separaverit. Se-<text:line-break/>eundae namque principium diem octavum esse dixit, non<text:line-break/>tamen tertiae decimum quintum, quemadmodum nonuulli<text:line-break/>post ipsum, existimaruntquod neque vicesimum primum<text:line-break/>terminum flatuerit, sed principium quidem tertiae septi-<text:line-break/>manae quartum decimum, .finem autem et terminum vi-<text:line-break/>cesimum. Cur autem duas primas septimanas per disjun-<text:line-break/>ctionem a fe invicem statuerit,- tertiam vero secundae per<text:line-break/>copulationem, in opere de diebus judicatoriis docuimus.<text:line-break/>In praesentia vero sufficit etiam citra, causam novisse<text:line-break/>quod experientia comprobati Nam ipfe Hippocrates per-<text:line-break/>multos aegros secundum talem judicatoriorum dierum or-<text:line-break/>dinem in libris epidemiorum scripsit suisse judicatos. Dico<text:line-break/>autem talem esse ordinem, 'ut primae tres septimanae ad</text:span></text:p>
      <text:p text:style-name="P15"><text:span text:style-name="T37">vigesimum diem, tres sequentes ad quadragesimum perdu-<text:line-break/>cantur. Sic enim et sexagesimum et octogesimum diem<text:line-break/>indicatorios habebimus et ipsus experientia confirmatos,<text:line-break/>quemadmodum in libris de diebus judicatoriis demonstra-<text:line-break/>vimus, illos qui in libris epidemlorum notantur, judicati<text:line-break/>sunt secundum talem dierum ordinem describentes. At<text:line-break/>illos aegrotos quoniam longum esset hic describere, satis<text:line-break/>suerit solam ex prognostico sententiam hoc modo se ha-<text:line-break/>bentem subscribere: </text:span><text:span text:style-name="T51">subres iisdem numero diebus judican-<text:line-break/>tur, tum quibus homines liberantur, tum quibus intereunt.<text:line-break/>Nam</text:span><text:span text:style-name="T37"> et </text:span><text:span text:style-name="T51">mitifstmae febres et quae tutijstmis cum signis -in-<text:line-break/>cedunt, quarto die aut etiam ante destnunt. At maxime<text:line-break/>malignae febres et quae</text:span><text:span text:style-name="T37"> cum </text:span><text:span text:style-name="T51">gravifstrnis stgnis oboriuntur,<text:line-break/>die quarto aut prius interimunt. Primus itaque ipsurum<text:line-break/>insultus ita terminatur- secundus vero ad septimum duci-<text:line-break/>tur ; tertius ad undecimum . quartus ad quartum decimum;<text:line-break/>sextus ad vigesimum. Atque ii insultus ex acutis per qua-</text:span></text:p>
      <text:p text:style-name="P55"><text:span text:style-name="T51">tuor ad viginti ex adjectione terminantur.</text:span><text:span text:style-name="T37"> Haec sententia<text:line-break/>manifeste docet quod </text:span><text:span text:style-name="T37">tertiam </text:span><text:span text:style-name="T37">septimanam per secundae<text:line-break/>copulationem numeret </text:span><text:span text:style-name="T51">et’</text:span><text:span text:style-name="T37"> quod diem, decimum septimum<text:line-break/>vicesimi faciat </text:span><text:span text:style-name="T29">in</text:span><text:span text:style-name="T37">dicem.</text:span></text:p>
      <text:h text:style-name="Heading_20_2" text:outline-level="2">XXV.</text:h>
      <text:p text:style-name="P11"><text:span text:style-name="T51">Aestivae quartanae plerumque </text:span><text:span text:style-name="T83">brev.es </text:span><text:span text:style-name="T51">existunt;</text:span><text:span text:style-name="T37"> , autumnales<text:line-break/></text:span><text:span text:style-name="T51">vero </text:span><text:span text:style-name="T51">longe </text:span><text:span text:style-name="T51">ac praesertim </text:span><text:span text:style-name="T51">quae ad hiemem contingunt.</text:span></text:p>
      <text:p text:style-name="P13"><text:span text:style-name="T37">Non solum quartanae breves aestate fiunt, sed et ce-<text:line-break/>teri morbi , quod 'redundantes humores fundantur ac per<text:line-break/>univerium corpus ferantur, atque per cutinr discutianturi<text:line-break/>ln quibus itaque vires validae sunt, noxiis humoribus<text:line-break/>evacuatis 'morbi- cestant; in quibus vero sunt • imbecilles,<text:line-break/>dum noxii : humores vacuantur una et ipsae dissolvuntur.<text:line-break/>Quare merito- nulli aestivi morbi diuturni sunt. Hippo-<text:line-break/>crates vero de solo morbo longissimo fecit mentionem,</text:span></text:p>
      <text:p text:style-name="P15"><text:span text:style-name="T37">tanquam per exemplum de’ aliis loqui omnibus isto indit<text:line-break/>cans. Quemadmodum autem aestate et humores discuti et<text:line-break/>vires dissolvi contingit, sic et hieme contraria eveniunt,<text:line-break/>tum humores intus manere tanquam in latibulis delite-<text:line-break/>scentes et vires servari ac permanere • robustas. Quare<text:line-break/>neque morbi solvuntur permanentibus eorum efficientibus<text:line-break/>causis humoribus, neque aegroti moriuntur, viribus </text:span><text:span text:style-name="T37">ipso-<text:line-break/></text:span><text:span text:style-name="T37">rum abunde suffragantibus.</text:span></text:p>
      <text:h text:style-name="P5" text:outline-level="2">XXVI.</text:h>
      <text:p text:style-name="P11"><text:span text:style-name="T51">Febrem convulsioni succedere praestat , quam subri con<text:line-break/>vulsionem.</text:span></text:p>
      <text:p text:style-name="P13"><text:span text:style-name="T37">Ipfe Hippocrates lunsequentibus aphorismis convulsio-i<text:line-break/>nem a repletione et vacuatione fieri dicturus , est. Quum<text:line-break/>igitur aliquem sanitate, fruentem derepente convelli con-<text:line-break/>tigerit., talem a repletione fieri convulsionem necesse est;</text:span></text:p>
      <text:p text:style-name="P103"><text:span text:style-name="T37">Replentur autem nervi frigidis et glutinosis humoribus,<text:line-break/>quibus etiam,aluntur;; irndfe.convulsionem</text:span><text:span text:style-name="T37">• </text:span><text:span text:style-name="T37">patiuntur. His'<text:line-break/>igisur febris -superveniens plerumque et </text:span><text:span text:style-name="T37">•'</text:span><text:span text:style-name="T37">calefacere et </text:span><text:span text:style-name="T51">te-<text:line-break/>nuate</text:span><text:span text:style-name="T37"> </text:span><text:span text:style-name="T69">o</text:span><text:span text:style-name="T37">et discutere consuevit. Verum fi febribus ardenti-<text:line-break/>bu's universum corpus </text:span><text:span text:style-name="T37">,</text:span><text:span text:style-name="T37">et nervi exsiccentur, deinde ob<text:line-break/>siccitatem convellantur; tum id maximum ac propemodum<text:line-break/>immedicabile malum evaditrquoniam longum quidem tem-<text:line-break/>poris ad siccitatis curationem nervi postulant, morbi au-<text:line-break/>tem</text:span><text:span text:style-name="T37">1 </text:span><text:span text:style-name="T37">vehementia tempus non exfpeclat, fed vires statim<text:line-break/>dejicit; $t citum affert interitum.</text:span></text:p>
      <text:h text:style-name="Heading_20_2" text:outline-level="2">XXVll.</text:h>
      <text:p text:style-name="P11"><text:span text:style-name="T37">Non </text:span><text:span text:style-name="T51">fecundum rationem levantibus sidendum minime est,<text:line-break/>neque admodum </text:span><text:span text:style-name="T51">metuendum </text:span><text:span text:style-name="T51">mala quae praeter rationem<text:line-break/>oboriuntur. </text:span><text:span text:style-name="T51">Eorum </text:span><text:span text:style-name="T51">namque multa incerta sunt, neque<text:line-break/>multum perdurare, neque diutius morari consueverunt.</text:span></text:p>
      <text:p text:style-name="P14"><text:span text:style-name="T37">Omnis quidem oratio </text:span><text:span text:style-name="T37">de his </text:span><text:span text:style-name="T37">omnibus </text:span><text:span text:style-name="T37">in libris </text:span><text:span text:style-name="T37">de<text:line-break/></text:span><text:span text:style-name="T37">crisibus pronnnciata esu 'Nunc vero' quantum ad propo-<text:line-break/>sitorum, explicationem satis est anobis dicetifris Qtnim<text:line-break/>morbus .invadit;) vehemens, qui postea derepente-remittat,<text:line-break/>non evacuato per' sudorem aut vomitum aut dejectioiies<text:line-break/>aut sanguinis profluvium corpore, imo nec apparentibus<text:line-break/>coctionis signis talem remissionem infidum esse sigitumt ab-<text:line-break/>tumat Hippocrates,</text:span><text:span text:style-name="T37">' </text:span><text:span text:style-name="T37">quemadmodum etiam si quis praeter<text:line-break/>rationem, difficile spiraverit aut deliraverit aut vehemetr-<text:line-break/>tius febricitaverit aut magno. rigore correptus fuerit-;'haec<text:line-break/>etenim incerta quoque funt tantumque abest,' -ut quid<text:line-break/>molestum ac </text:span><text:span text:style-name="T37">periculosum </text:span><text:span text:style-name="T37">significent, nt interdum bonam<text:line-break/>indicationem quam primum futuram enuntient. Quomodo<text:line-break/>vero haec et dignoscere et </text:span><text:span text:style-name="T37">praenoscere </text:span><text:span text:style-name="T37">oporteat in </text:span><text:span text:style-name="T37">libris<text:line-break/></text:span><text:span text:style-name="T37">de crisibus enarratum esu</text:span></text:p>
      <text:h text:style-name="Heading_20_2" text:outline-level="2">XXVlll.</text:h>
      <text:p text:style-name="P11"><text:span text:style-name="T51">Febricitandum non omnino leviter, ideni permanere nihll-<text:line-break/></text:span><text:span text:style-name="T37">qiie concedere </text:span><text:span text:style-name="T51">corpus, </text:span><text:span text:style-name="T51">aut </text:span><text:span text:style-name="T51">etiam magis quam ratio po-</text:span></text:p>
      <text:p text:style-name="P12"><text:span text:style-name="T51">stulat colliquescere </text:span><text:span text:style-name="T51">pravum. </text:span><text:span text:style-name="T51">Illud enim </text:span><text:span text:style-name="T51">morbi </text:span><text:span text:style-name="T51">diuturni-<text:line-break/></text:span><text:span text:style-name="T51">tatem </text:span><text:span text:style-name="T51">, </text:span><text:span text:style-name="T51">hoc vero imbecillitatem stgnistcat,</text:span></text:p>
      <text:p text:style-name="P16"><text:span text:style-name="T37">,</text:span></text:p>
      <text:p text:style-name="P13"><text:span text:style-name="T37">Ista </text:span><text:span text:style-name="T37">verba </text:span><text:span text:style-name="T51">non omnino leviter</text:span><text:span text:style-name="T37"> distinctionis </text:span><text:span text:style-name="T37">gratia ap-<text:line-break/>posuit Hippocrates. </text:span><text:span text:style-name="T37">Si </text:span><text:span text:style-name="T37">namque simpliciter dixisset: </text:span><text:span text:style-name="T51">febri-<text:line-break/>citantium </text:span><text:span text:style-name="T51">corpus permanere </text:span><text:span text:style-name="T51">nihilque decedere pravum,<text:line-break/></text:span><text:span text:style-name="T37">vera non fuisset ejus lententia. Contingit enim frigido<text:line-break/>caeli statu- cuiquam ob plenitudinem aegrotanti corpus<text:line-break/>non concedere, neque extenuari, quum febris parva fue-<text:line-break/>rit; scd quum veliementior extiterit, multam inesse ple-<text:line-break/>nitudinem significat. At magis quam ratio postulat col-<text:line-break/>liquescere pravum est, etiamsi non </text:span><text:span text:style-name="T51">adjiciatur, non omnino<text:line-break/>leviter, </text:span><text:span text:style-name="T37">. </text:span><text:span text:style-name="T37">Sive enim leviter febricitent sive non, signum<text:line-break/>est imbecillitatis facta praeter rationem macies vel exte-<text:line-break/>nuatio. Non enim certe quod proprie dicitur </text:span><text:span text:style-name="T14">σνντήκεσθαι,<text:line-break/></text:span><text:span text:style-name="T51">colliquescere, seu contabescere .et absumi,</text:span><text:span text:style-name="T37"> nunc ab ipso </text:span><text:span text:style-name="T51">ac-<text:line-break/>ceptum</text:span><text:span text:style-name="T37"> esse existimandum, -fed potius ipsum hoc verbo<text:line-break/>abusum fuisse pro </text:span><text:span text:style-name="T14">ἰσχνοΰσθάι, </text:span><text:span text:style-name="T37">id est attenuari ac imminui.</text:span></text:p>
      <text:p text:style-name="P15"><text:span text:style-name="T37">Perbelle autem in secunda aphorisrni parte .dixit, </text:span><text:span text:style-name="T51">magis<text:line-break/>quam ratio postulat t</text:span><text:span text:style-name="T37"> meliusque dicendum est ipsum, haec<text:line-break/>verba priori apborisrni parti connectere, ita ur ejus tota<text:line-break/>sit ejusmodi toratio: Eebricitantium non omnino leviter<text:line-break/>permanere .corpus magis </text:span><text:span text:style-name="T37">quam </text:span><text:span text:style-name="T37">ratio </text:span><text:span text:style-name="T51">postulat..</text:span><text:span text:style-name="T37"> Aut colli-<text:line-break/>quescere magis quam ratio postulat malum; ut comrnu-<text:line-break/>niter de utroque praedicetur., magis quam ratio postulati<text:line-break/>Siye enim febricitantium corpora permaneant magis quam<text:line-break/>ratio postulat, sive extenuentur .. malum •.est' Praestiterit<text:line-break/>autem haec verba magis quam ratio </text:span><text:span text:style-name="T51">postulat</text:span><text:span text:style-name="T37"> ab eo qui-<text:line-break/>bus scopis explicentur judicenturque aperiri. Verum quo-<text:line-break/>nlamljicaphoristicum doctrinae, genus est-sunpmaque di-<text:line-break/>cendi brevitate circumscriptump nos haec verba, quam<text:line-break/></text:span><text:span text:style-name="T51">ratio postulat,</text:span><text:span text:style-name="T37"> explicantes ad febris magnitudinem,: morbi<text:line-break/>tempus!;.aetatem',: regionem, anni tempestatem,: praesen-<text:line-break/>tem caeli' statum, manifestas etiam vacuatlones, vigilias,<text:line-break/>curas </text:span><text:span text:style-name="T37">, </text:span><text:span text:style-name="T37">inedias, et plures tum animi tum. corporis motus<text:line-break/>referemus, </text:span><text:span text:style-name="T37">c </text:span><text:span text:style-name="T37">Majores! siquidemr febres tum celerius tumma-</text:span></text:p>
      <text:p text:style-name="P14"><text:span text:style-name="T37">gis aegrotantes macilentos efficiunt, quemadmodum et<text:line-break/>morbi diuturnitas et aetas, tum puerorum, tum ultimam<text:line-break/>senectutem degentium, altera ac diversa ambae ratione.<text:line-break/></text:span><text:span text:style-name="T37">In </text:span><text:span text:style-name="T37">pueris enim propter et humiditatem et caliditatem plu-<text:line-break/>rimum-effiuunt et exhauriuntur corpora; lu summa vero<text:line-break/>senectute propter virium imbecillitatem. Ex anni autem<text:line-break/>tempestatibus et regionibus et constitutionibus calida qui-<text:line-break/>dem </text:span><text:span text:style-name="T37">ac </text:span><text:span text:style-name="T37">sicca'magis evacuant et extenuant, humidae.vero<text:line-break/>ac frigidae magis constringunt ac difflari extennarique<text:line-break/>corpora prohibenti De manifestis ac sub sensum’ caden-<text:line-break/>tibus vacuationibus quid dicendumlest? Neminem enim<text:line-break/>ignorare arbitror’ sanguinis 'profluvio aut sudorum </text:span><text:span text:style-name="T37">. </text:span><text:span text:style-name="T37">copia<text:line-break/>aut urinarum multitudine aut vomitionibus'aut dejectio-<text:line-break/>nibus, vix ratione corpora quam primum exienuarir Di-<text:line-break/>ctis autem causis accedit </text:span><text:span text:style-name="T58">r</text:span><text:span text:style-name="T37">et inedia atque etiam 'vigiliae<text:line-break/>et curae, quae corpus exsiccant', qaemadmodum et plures<text:line-break/>quoque motus, fed hi in febribus raro fiunt'; aegri </text:span><text:span text:style-name="T37">'</text:span><text:span text:style-name="T37">namque<text:line-break/>quiescentes plerumque jacenti</text:span><text:span text:style-name="T58">r</text:span><text:span text:style-name="T37"> Vetum tamen aceiditinter-</text:span></text:p>
      <text:p text:style-name="P14"><text:span text:style-name="T37">dum etiam </text:span><text:span text:style-name="T37">nonnullos homines </text:span><text:span text:style-name="T37">in </text:span><text:span text:style-name="T37">itinere conficiendo quum<text:line-break/></text:span><text:span text:style-name="T37">febricitare </text:span><text:span text:style-name="T37">coeperint </text:span><text:span text:style-name="T37">vel urgente </text:span><text:span text:style-name="T37">necessitate </text:span><text:span text:style-name="T37">vel domum<text:line-break/>studio revertendi, </text:span><text:span text:style-name="T37">in ea </text:span><text:span text:style-name="T37">commorentur; </text:span><text:span text:style-name="T37">sed </text:span><text:span text:style-name="T37">et &gt;ob delirium<text:line-break/>aegrotantium nonnullos assidue exsurgentes aut decumben-<text:line-break/>tes quidem, fed perpetuo partem aliquam </text:span><text:span text:style-name="T37">' </text:span><text:span text:style-name="T37">moventes aut<text:line-break/>etiam quidquam a. ratione alienum proferentes, paucis<text:line-break/>diebus extenuari.. Haeo- </text:span><text:span text:style-name="T37">igitur </text:span><text:span text:style-name="T37">omnia aegrotos macilentos<text:line-break/>reddunt, ut. et his contraria corpus majore in mole tuen-<text:line-break/>tur. . Ipsorum . autem nullum virium imbecillium signum<text:line-break/>est . sed quodque causa tantum existit. Nam quemadmo-<text:line-break/>dum in iis corpus ratione extenuatur,. sic et vires- ever-<text:line-break/>tuntur. • Absque </text:span><text:span text:style-name="T58">!</text:span><text:span text:style-name="T37"> </text:span><text:span text:style-name="T37">his autem -commemoratis corpus praeter'<text:line-break/>rationem extenuari imbecillitatis virium signum esse pro-<text:line-break/>nunciat Hippocrates alquam et</text:span><text:span text:style-name="T69">:</text:span><text:span text:style-name="T37"> in vaIde senibus causam<text:line-break/>statuentes, ipsorum corpus i cito emaciari dicebamus. Ni-<text:line-break/>hilque mirum est ita- </text:span><text:span text:style-name="T51">fe</text:span><text:span text:style-name="T37"> habentium imbecillitatem quidem<text:line-break/>extenuationis causam esse, extenuationem vero signum<text:line-break/>imbecillitatis.,Sic enim in omnibus se res habet tum<text:line-break/></text:span><text:span text:style-name="T51">i</text:span></text:p>
      <text:p text:style-name="P14"><text:span text:style-name="T37">causis efficientibus </text:span><text:span text:style-name="T37">tum effectibus. Haec ipsa </text:span><text:span text:style-name="T37">quidem </text:span><text:span text:style-name="T37">est<text:line-break/></text:span><text:span text:style-name="T37">Hippocratis </text:span><text:span text:style-name="T37">sententia, semper autumantis </text:span><text:span text:style-name="T37">factam, absque<text:line-break/>ratione </text:span><text:span text:style-name="T37">extenuationem imbecillitatis </text:span><text:span text:style-name="T37">signnm </text:span><text:span text:style-name="T37">esse. </text:span><text:span text:style-name="T37">Nos<text:line-break/>vero adjiciamus </text:span><text:span text:style-name="T37">ejus </text:span><text:span text:style-name="T37">orationi et </text:span><text:span text:style-name="T37">aliam </text:span><text:span text:style-name="T37">affectionem tan-<text:line-break/>quam causam extenuationis in </text:span><text:span text:style-name="T37">febribus </text:span><text:span text:style-name="T37">obortam. Est au-<text:line-break/>tem haec humorum quidem tenuitas, corporis vero rari-<text:line-break/>tas. His enim duobus concurrentibus, celerrime corpora<text:line-break/>per occultam </text:span><text:span text:style-name="T37">vocatam </text:span><text:span text:style-name="T37">perspirationem vacuantur extenuan-<text:line-break/>turque,, quemadmodum in contrario affectu, humorum<text:line-break/>crassitie et corporis densitate, neque fit humorum vacua-<text:line-break/>tis et idem permanere corpus', nihilque de ipsius mole<text:line-break/>decidere contingit. Hnnc itaque i affectum in ultima apho-<text:line-break/>risini parte, his verbis Hippocrates declaravit: </text:span><text:span text:style-name="T51">morbi diu-<text:line-break/>turnitatem 'significare.</text:span><text:span text:style-name="T37"> Oppositum autem huic affectum<text:line-break/>praetermisit,; quem nos si addiderimus, jam integram ora-<text:line-break/>tionem quam, fieri potest, paucissimis verbis proferemus:<text:line-break/></text:span><text:span text:style-name="T51">febricitantium non omnino.-, leviter idem permanere corpus<text:line-break/>nihilque 'decidere aut etiam magis quam ratio postulat coi-</text:span></text:p>
      <text:p text:style-name="P15"><text:span text:style-name="T37">liquefeere </text:span><text:span text:style-name="T37">malum. Nam idem </text:span><text:span text:style-name="T37">permanere, tum </text:span><text:span text:style-name="T37">,ob </text:span><text:span text:style-name="T37">cutis<text:line-break/>densitatem</text:span><text:span text:style-name="T37">, tum ob humorum </text:span><text:span text:style-name="T37">crassitudinem accidit, pro-<text:line-break/></text:span><text:span text:style-name="T37">pterea et morbi longitudo significatur. Colliquescere vero<text:line-break/>nonnunquam ob humorum Tenuitatem </text:span><text:span text:style-name="T37">et </text:span><text:span text:style-name="T37">cutis raritatem''<text:line-break/>contingit. Contingit autem interdum </text:span><text:span text:style-name="T37">ob solam virium<text:line-break/></text:span><text:span text:style-name="T37">imbecillitatem.</text:span></text:p>
      <text:h text:style-name="P5" text:outline-level="2">XXIX.</text:h>
      <text:p text:style-name="P11"><text:span text:style-name="T51">Incipientibus morbis, st quid </text:span><text:span text:style-name="T51">movendum videatur </text:span><text:span text:style-name="T51">, rmqve •<text:line-break/>vigentibus autem </text:span><text:span text:style-name="T51">quietem agere praestat.</text:span></text:p>
      <text:p text:style-name="P13"><text:span text:style-name="T37">Cur hoc consulat Hippocrates, sequenti indicat apho-<text:line-break/>risujo:, quem si quis praedicto copulaverit, totam ejusmodi<text:line-break/>orationem efficiet: </text:span><text:span text:style-name="T51">incipientibus</text:span><text:span text:style-name="T37"> morbis, si </text:span><text:span text:style-name="T51">quid movendum<text:line-break/>videatur,</text:span><text:span text:style-name="T37"> move; vigentibus-autem quietem </text:span><text:span text:style-name="T51">agere praestat.<text:line-break/>Nam circa principia </text:span><text:span text:style-name="T51">ac </text:span><text:span text:style-name="T51">fines</text:span><text:span text:style-name="T37">, omnia imbecilliora </text:span><text:span text:style-name="T51">sunt,<text:line-break/>circa vigores autem vehementiora. • </text:span><text:span text:style-name="T37">At huic dictioni,<text:line-break/></text:span><text:span text:style-name="T51">omnia,</text:span><text:span text:style-name="T37"> symptomata addere oportet; de his enim vocem</text:span></text:p>
      <text:p text:style-name="P15"><text:span text:style-name="T37">omnia pronunciavit. Affectus siquidem' qui haec sym-<text:line-break/>ptomata procreat,, quem..et morbum nominamus, non<text:line-break/>omnino Jn vigoribus est vehementior, verum in sospitibus<text:line-break/>evasuris multo, melior, quam in morbi principio, in qui-<text:line-break/>bus etiam Hippocrates' quietem agere nunc consulit nobis<text:line-break/>in morborum principiis,-, si quid videntur., moventibus-:<text:line-break/>non enim solum prope, exitialium morborum rigorem, sed<text:line-break/>nec aliis etiam temporibus ipsum vigorem praecedentibus<text:line-break/>quidquam nos </text:span><text:span text:style-name="T37">movere </text:span><text:span text:style-name="T37">oportet, memores deploratorum<text:line-break/>curationem fsuscipiendummon esse, fed ah iis pronunciato<text:line-break/>tantum morbi exitu discedendum.. Per initia vero illorum<text:line-break/></text:span><text:span text:style-name="T37">morborum, </text:span><text:span text:style-name="T37">in quibus.-sit—spe» aegrotum convaliturum,<text:line-break/>tentandum est majora adhibere remedia, de quibus Hip-<text:line-break/>pocrates pronunciavit, si </text:span><text:span text:style-name="T51">quid videatur movendum, move.<text:line-break/></text:span><text:span text:style-name="T37">Sunt autem haec quidem maxime venae sectio, nonnun-<text:line-break/>quam vero ret’ purgatio, quorum neutrum in vigore venit<text:line-break/>usurpandum.. Nam ut? lu opere de crisibus ostendimus,<text:line-break/>tunc temporis maxime fiunt- morborum coctiones. Quo</text:span></text:p>
      <text:p text:style-name="P56"><text:span text:style-name="T37">igitur </text:span><text:span text:style-name="T37">hae </text:span><text:span text:style-name="T37">'celerius fiant, </text:span><text:span text:style-name="T37">in principiis vacuare praestat,<text:line-break/></text:span><text:span text:style-name="T37">quo </text:span><text:span text:style-name="T37">parciorem </text:span><text:span text:style-name="T37">factam </text:span><text:span text:style-name="T37">materiam facilius </text:span><text:span text:style-name="T37">natura </text:span><text:span text:style-name="T37">possit con-<text:line-break/>coquere. At </text:span><text:span text:style-name="T37">in </text:span><text:span text:style-name="T37">rigore, quo tempore jam natura conco-<text:line-break/>quit, vacuare supervacaneum fuerit, cum propter alia,<text:line-break/>tum quia facul </text:span><text:span text:style-name="T37">las animalis </text:span><text:span text:style-name="T37">omnino per </text:span><text:span text:style-name="T37">vigorem fatigata<text:line-break/></text:span><text:span text:style-name="T37">laborat, licet quam maxime </text:span><text:span text:style-name="T37">eo </text:span><text:span text:style-name="T37">tempore facultas </text:span><text:span text:style-name="T37">tum<text:line-break/>vitalis </text:span><text:span text:style-name="T37">tum </text:span><text:span text:style-name="T37">naturalis </text:span><text:span text:style-name="T37">fortes </text:span><text:span text:style-name="T37">permaneant.<text:tab/></text:span><text:span text:style-name="T37">,</text:span></text:p>
      <text:h text:style-name="P5" text:outline-level="2">XXX.</text:h>
      <text:p text:style-name="P11"><text:span text:style-name="T51">Circa morborum </text:span><text:span text:style-name="T51">principia ac </text:span><text:span text:style-name="T51">fines </text:span><text:span text:style-name="T51">omnia </text:span><text:span text:style-name="T51">imbecilliora</text:span><text:span text:style-name="T51">;<text:line-break/></text:span><text:span text:style-name="T51">at circa</text:span><text:span text:style-name="T37"> • </text:span><text:span text:style-name="T37">vigores </text:span><text:span text:style-name="T51">vehementiora sunt.</text:span></text:p>
      <text:p text:style-name="P57"><text:span text:style-name="T37">Symptomata omnia, eirca principia </text:span><text:span text:style-name="T37">ac </text:span><text:span text:style-name="T37">fines ait esse<text:line-break/>imbecilliora, febrium nimirum . accessiones aut exacerba—<text:line-break/>tiones, vigilias, dolores, jactationes et </text:span><text:span text:style-name="T37">sitim, </text:span><text:span text:style-name="T37">ut.et ipfos<text:line-break/>affectus in quibus haec per vigores fiunt, necesse est esse<text:line-break/>meliores lu .iis qui salui ac sanilevafuri sunt.. </text:span><text:span text:style-name="T37">--<text:tab/>• </text:span><text:span text:style-name="T37">.</text:span></text:p>
      <text:h text:style-name="P4" text:outline-level="2">XXXI.</text:h>
      <text:p text:style-name="P16"><text:span text:style-name="T37">A </text:span><text:span text:style-name="T51">morbo belle epulanti nihil, prostcere</text:span><text:span text:style-name="T37"> corpus </text:span><text:span text:style-name="T51">malum. </text:span><text:span text:style-name="T51">;</text:span></text:p>
      <text:p text:style-name="P13"><text:span text:style-name="T37">Oportebat et hunc aphorisrnum et subscriptum ipsius<text:line-break/>comitem superioribus editis copulari, ubi dicebatVsi quis<text:line-break/>a morbo </text:span><text:span text:style-name="T51">cibum astsomens vires non recipiat.</text:span><text:span text:style-name="T37"> In illo </text:span><text:span text:style-name="T81">\enim<text:line-break/></text:span><text:span text:style-name="T37">aphorismo pro nunc ertunciata dictione :• </text:span><text:span text:style-name="T14">είσιτέοντι </text:span><text:span text:style-name="T51">belle<text:line-break/>epulanti, </text:span><text:span text:style-name="T21">τροφήν ίαμβΰνΐίν, </text:span><text:span text:style-name="T51">cibum offamere,</text:span><text:span text:style-name="T37"> dicens, aliquid<text:line-break/>de symptomate docuit, quod est vires non recipere seu<text:line-break/>non roborari. Hic vero illud cibos assumere, utrisque<text:line-break/>commune servavit, sed symptomata nonnihil immutavit,<text:line-break/>scripto' quodam illi consimili.' Nam illa orafib; vireg non<text:line-break/>recipere, huic nihil 'proficere </text:span><text:span text:style-name="T58">:</text:span><text:span text:style-name="T37"> corpus, quodammodtr ost<text:line-break/>consimilis. Illa siquidem facultatis corpus moderantis,<text:line-break/>haec autem ipsius corporis affectio esu Atque profecto ni-<text:line-break/>hil in euphorianr probamve sui nutricationem corpus, pro-<text:line-break/>ficere interdum quidem oh facultatis' ipfurn nutrientis irn-</text:span></text:p>
      <text:p text:style-name="P15"><text:span text:style-name="T37">becillitatem</text:span><text:span text:style-name="T37">, </text:span><text:span text:style-name="T37">interdum </text:span><text:span text:style-name="T51">etitssea ob</text:span><text:span text:style-name="T37"> pravorum humorum </text:span><text:span text:style-name="T37">re-<text:line-break/></text:span><text:span text:style-name="T37">dundautiam accidit.</text:span></text:p>
      <text:h text:style-name="Heading_20_2" text:outline-level="2">XXXII.</text:h>
      <text:p text:style-name="P58"><text:span text:style-name="T51">Qui nialespesuabentes per. initia quidem laute epulantur,<text:line-break/>neqlte quidqMlm peqsuiunt,.su, rursus yplepuntqpe </text:span><text:span text:style-name="T65">τ</text:span><text:span text:style-name="T21"> </text:span><text:span text:style-name="T51">omnes<text:line-break/>in asttiarn-ejncidunt ; qui vero per initia quidem vehe-<text:line-break/>menter ciblim fastidiunt, postea vero laute epulantur,<text:line-break/>melius coavalefcunt.</text:span><text:span text:style-name="T37"> ,,<text:tab/></text:span><text:span text:style-name="T37">etrr.ion '</text:span></text:p>
      <text:p text:style-name="P13"><text:span text:style-name="T37">Hic.petlamnnm aphorisrnus ' de. convalescentibus, ex<text:line-break/>morbo dici videtur.q </text:span><text:span text:style-name="T37">: </text:span><text:span text:style-name="T37">Nlliil namque proficere de his. loqui<text:line-break/>consueverunt; cum alii.,, tum ipse Hippocrates/ sii quis<text:line-break/>igitur </text:span><text:span text:style-name="T37">,</text:span><text:span text:style-name="T37">in </text:span><text:span text:style-name="T37">-priqcipio laute epulatus non reficiatur, qua causa<text:line-break/>id accidat, eadem postea, cibum male appetet. Causa vero<text:line-break/>qua per inrtia laute cibatus nihil proficiat,, tutius corporis<text:line-break/>est pravitas scn vitium et partium appetentium robur. Ve-</text:span></text:p>
      <text:p text:style-name="P59"><text:span text:style-name="T37">rum processu temporis ob alimentorum copiam aucto in<text:line-break/>toro corpore vitio ipfum etiam appetentiae instrumentum<text:line-break/>uonnihil oblaedetur, </text:span><text:span text:style-name="T69">f</text:span><text:span text:style-name="T37">quare inappetentes fient, qui prius<text:line-break/>cibos, appetebant, quos prius appetentes nominavit. Hoc<text:line-break/>anlem ipsum in praecedentibus aphcrismis hoc modo pro;<text:line-break/>nunciaverat.</text:span><text:span text:style-name="T69">:</text:span><text:span text:style-name="T37"> Quod si cibum non• assumenti istud contin-<text:line-break/>gat, eum vacuatione indigere sciendum est, </text:span><text:span text:style-name="T37">• </text:span><text:span text:style-name="T37">Qui </text:span><text:span text:style-name="T37">vero </text:span><text:span text:style-name="T37">per<text:line-break/>initia tam vehementer cibos aversantur, ut paucum om-<text:line-break/>nino assumant, postea vero in contrarium acti, appetant,<text:line-break/>eos, in melius permutari • ac? convalescere profert. Ejus-</text:span><text:span text:style-name="T69">ft<text:line-break/></text:span><text:span text:style-name="T37">modi autem in contrarium facta est mutatio,, qumn na-.<text:line-break/>tura quo tempore, parco ac tenuiter vivebant, affectionem<text:line-break/>inappetentlae, causam concoxit. </text:span><text:span text:style-name="T37">et. r.p.<text:tab/></text:span><text:span text:style-name="T37">....</text:span></text:p>
      <text:h text:style-name="Heading_20_2" text:outline-level="2">XXXllI.</text:h>
      <text:p text:style-name="P11"><text:span text:style-name="T51">In omni morbo mente constare 'ac bene ad ea quae offe-<text:line-break/>. runtur: sp habere, bonum, contrarium vero malum.</text:span></text:p>
      <text:p text:style-name="P15"><text:span text:style-name="T14">, </text:span><text:span text:style-name="T37">m' </text:span><text:span text:style-name="T37">Neque' quum bonum’ quoddam dixerit-eorum quae ad<text:line-break/></text:span><text:span text:style-name="T37">. </text:span><text:span text:style-name="T37">corpus spectant, --hominem propterea salvum prorsus eva-<text:line-break/>surum • augurandum </text:span><text:span text:style-name="T37">est, </text:span><text:span text:style-name="T37">neque- quum malum, protinus'</text:span><text:span text:style-name="T58">1<text:line-break/></text:span><text:span text:style-name="T37">interiturum. </text:span><text:span text:style-name="T58">::</text:span><text:span text:style-name="T37">'Ete'nim bonum signum'a majore malo vinci<text:line-break/>potest </text:span><text:span text:style-name="T37">et </text:span><text:span text:style-name="T37">malum a majore bono. Quare </text:span><text:span text:style-name="T37">ejusmodi </text:span><text:span text:style-name="T37">nuUcia--<text:line-break/>tiones de eo solo quod dicitur , intelligendae sunt. </text:span><text:span text:style-name="T37">•'&gt; </text:span><text:span text:style-name="T37">Hoc .<text:line-break/>autem dicitur;</text:span><text:span text:style-name="T37">' </text:span><text:span text:style-name="T37">quantum in se est,'bonum signum esse,<text:line-break/>illud vero, quautum in se'est, malum signum esse. De<text:line-break/>hominis autem salute aut-morte; perpensis omnibus signo-'<text:line-break/>rum viribus; pronunciatio jta ferenda est, quemadmoifinn<text:line-break/>et: ipse in prognostico consulebat. Sic sane et nunc men-<text:line-break/>tem constare et appetentiam permanere,' bona signa in-<text:line-break/>omnibus morbis statuit. Quaedam enim non in omnibus<text:line-break/>morbis bona sunt, ut ipse nobis his verbis significare con-<text:line-break/>suevit: in </text:span><text:span text:style-name="T51">morbis acutis spirandi stabilitatem permagnam<text:line-break/>ad salutem vim habere credendum.</text:span><text:span text:style-name="T37"> Quod autem mente<text:line-break/>constare bonum sit signum hinc cognosces. Cerebrum</text:span></text:p>
      <text:p text:style-name="P15"><text:span text:style-name="T37">ipsumque </text:span><text:span text:style-name="T37">investientes </text:span><text:span text:style-name="T37">meningas </text:span><text:span text:style-name="T37">dorsique medullam et<text:line-break/>suptum transversum; partes denique nervosas </text:span><text:span text:style-name="T37">ac </text:span><text:span text:style-name="T37">maxime<text:line-break/>celebro-' viciniores‘prorsus sanas </text:span><text:span text:style-name="T37">este </text:span><text:span text:style-name="T37">testatur mentis con-<text:line-break/>stantia, quemadmodum </text:span><text:span text:style-name="T37">et </text:span><text:span text:style-name="T37">partes ad ventrem </text:span><text:span text:style-name="T37">et </text:span><text:span text:style-name="T37">jecur et<text:line-break/>cor ipsum attinentes </text:span><text:span text:style-name="T37">aegri</text:span><text:span text:style-name="T37">, quum ad cibos oblatos promti<text:line-break/>feruntur. His autem omnibus sanis </text:span><text:span text:style-name="T37">ac </text:span><text:span text:style-name="T37">robustis non<text:line-break/>parva salutis spes laborantibus conceditur.</text:span></text:p>
      <text:h text:style-name="Heading_20_2" text:outline-level="2">XXXIV.</text:h>
      <text:p text:style-name="P11"><text:span text:style-name="T51">in morbis parcius periclitantur, </text:span><text:span text:style-name="T37">quorum naturae</text:span><text:span text:style-name="T51">, aetati,<text:line-break/>habitui et anni tempestati morbus </text:span><text:span text:style-name="T51">consentaneus </text:span><text:span text:style-name="T51">ac pro-<text:line-break/>prius suerit, quam </text:span><text:span text:style-name="T51">quibus </text:span><text:span text:style-name="T51">in horum </text:span><text:span text:style-name="T51">aliquo </text:span><text:span text:style-name="T51">minime<text:line-break/>cognatus stt.</text:span></text:p>
      <text:p text:style-name="P13"><text:span text:style-name="T37">Quum natura multis modis dicatur, in eo nunc sig-<text:line-break/>nificatu accipienda est; quo saepe cum multis aliis in lo-<text:line-break/>cis tum in toto de natura hominis' libro usus est, in quo<text:line-break/>ortum ex primis-elementis temperamentum naturam no-</text:span></text:p>
      <text:p text:style-name="P15"><text:span text:style-name="T37">minat; ac si ita diceret., in morbis ii. minus periclitan-<text:line-break/>tur, quibus </text:span><text:span text:style-name="T37">primario </text:span><text:span text:style-name="T37">corporis temperamento </text:span><text:span text:style-name="T37">aut </text:span><text:span text:style-name="T37">prae-<text:line-break/>senti ab </text:span><text:span text:style-name="T37">aetate </text:span><text:span text:style-name="T37">aut habitu, aut anni tempestate oborto<text:line-break/>magis familiaris est morbus quam quibus horum </text:span><text:span text:style-name="T37">nulli </text:span><text:span text:style-name="T37">afli-<text:line-break/>nis congruit. Calidae namque naturae </text:span><text:span text:style-name="T51">et</text:span><text:span text:style-name="T37"> aetati et habitui<text:line-break/>et anni tempestati et coeli constitutioni et regioni morbi,<text:line-break/>calidiores </text:span><text:span text:style-name="T37">sunt familiares; </text:span><text:span text:style-name="T37">frigidioribus vero frigidiores;<text:line-break/>eadem </text:span><text:span text:style-name="T37">ratione et </text:span><text:span text:style-name="T37">siccioribus sicciores et humidioribus hn-<text:line-break/>midiores. </text:span><text:span text:style-name="T37">Contrarium </text:span><text:span text:style-name="T37">autem </text:span><text:span text:style-name="T51">a</text:span><text:span text:style-name="T37"> Diocle dictum </text:span><text:span text:style-name="T37">esu </text:span><text:span text:style-name="T37">Item<text:line-break/>libro de septimanis, conjicientibus, ut </text:span><text:span text:style-name="T37">narratur, </text:span><text:span text:style-name="T37">viris<text:line-break/>rerum ipsarum auctoribus et similibus quidem morbos<text:line-break/>exacerbari; solvi vero a </text:span><text:span text:style-name="T37">contrariis, </text:span><text:span text:style-name="T37">quoniam et ab ipso<text:line-break/>Hippocrate pronunciaturn est, </text:span><text:span text:style-name="T51">contraria </text:span><text:span text:style-name="T51">contrariorum ejste<text:line-break/>remedia.</text:span><text:span text:style-name="T37"> Causum igitur hieme contractum curatu facilio-<text:line-break/>rem esse autumant;; non utique mente cohciplentes ab<text:line-break/>affectione maxima&lt;causum hieme fieri; neque enim ipse<text:line-break/>aliter initio contractus fuisset, ussi hiemalis tempestatis</text:span></text:p>
      <text:p text:style-name="P14"><text:span text:style-name="T37">contrarietatem. </text:span><text:span text:style-name="T37">causae </text:span><text:span text:style-name="T37">vehementia </text:span><text:span text:style-name="T37">superasset.. </text:span><text:span text:style-name="T37">Quum igitur<text:line-break/>anni tempestas </text:span><text:span text:style-name="T37">causae magnitudinem prohibere </text:span><text:span text:style-name="T37">ac repri-<text:line-break/></text:span><text:span text:style-name="T37">mere non </text:span><text:span text:style-name="T37">potuerit, adjutricem licet sanitatem haberet,<text:line-break/>mullo minus ipsam in morbo superaverit, quod non am-<text:line-break/>plius sit integrum sanitatis robur. </text:span><text:span text:style-name="T37">Sed </text:span><text:span text:style-name="T37">id quoque ipsa<text:line-break/>experientia perfpicue proditur. Nam duorum caniorum<text:line-break/>magnitudine parium qui hieme ortum habet perniciosior<text:line-break/>existi t. Calidior enim e coeli statu si sit genitus et re-<text:line-break/>pentina fiat in frigidiorem statum mutatio, ejusmodi can-<text:line-break/>ius a circumstantis aeris frigore magnopere juvatur., utro;<text:line-break/>que ipsi auxillante statu; priore quidem statu, in quo<text:line-break/>ortum' habuit, ut signo ; posteriore </text:span><text:span text:style-name="T51">vero , </text:span><text:span text:style-name="T37">in quo solutio-<text:line-break/>nem, ut causa. Haec igitur omnia aphorisrnum magis<text:line-break/>probare quam cum ejus sententia pugnare videntur. Quem-<text:line-break/>admodum neque illud: </text:span><text:span text:style-name="T51">raucedines et gravedines in valde<text:line-break/>senibus concoctionem non admittere;</text:span><text:span text:style-name="T37"> etiamsi senili aetati<text:line-break/>proprii ac familiares sint affectus. Primum etenim non<text:line-break/>idem est coctionem non admittere et periculofum esset</text:span></text:p>
      <text:p text:style-name="P15"><text:span text:style-name="T37">Deinde quod non absolute senes, sed </text:span><text:span text:style-name="T37">addita </text:span><text:span text:style-name="T37">particula,<text:line-break/>valde, dixerit: illis enim omnia ob virium imbecillitatem<text:line-break/>periculosa' funt. Sed neque illud supra dictis adversatur, .<text:line-break/>quod primo epidemiorum scriptum est: </text:span><text:span text:style-name="T51">et maxime morie-<text:line-break/>bantur quibus ad tabem natura propendebat.</text:span><text:span text:style-name="T37"> Non enim<text:line-break/>tum quod ex elementis conflatur temperamentum, </text:span><text:span text:style-name="T37">sed<text:line-break/></text:span><text:span text:style-name="T37">corporis' ideam formamve intellexit; siquidem hanc etiam<text:line-break/>interdum naturam nominavit. Et quemadmodum verum<text:line-break/>est qui calido sunt temperamento, eos calidis morbis mi-<text:line-break/>nus ' periclitari, sic etiam qui angusto sunt pectore</text:span><text:span text:style-name="T37">, </text:span><text:span text:style-name="T37">eos<text:line-break/>stenothoracas non folum promtius corripi, scd correptos<text:line-break/>magis etiam periclitari. Nonnulli tamen eorum qui apho-<text:line-break/>rismos'explanarunt, ejusmodi probabilibus decepti familia-<text:line-break/>rum aegrotantis naturae morbum dixerunt, qui sit tem-<text:line-break/>peramento contrarius, ac si idoneus diceretur, muItopere,<text:line-break/>quemadmodum demonstratum est, etiam a rerum veritate<text:line-break/>et Hippocratis sententia aberrantes.</text:span></text:p>
      <text:h text:style-name="P6" text:outline-level="2">XXXV.</text:h>
      <text:p text:style-name="P11"><text:span text:style-name="T51">In </text:span><text:span text:style-name="T51">omnibus </text:span><text:span text:style-name="T51">morbis partes ad umbilicum et imum ventrem<text:line-break/></text:span><text:span text:style-name="T37">positas </text:span><text:span text:style-name="T51">crafsttudinem habere praestat. ' </text:span><text:span text:style-name="T51">sualde autem<text:line-break/></text:span><text:span text:style-name="T51">tenues este </text:span><text:span text:style-name="T51">et </text:span><text:span text:style-name="T51">tabefactas pravum. Ad </text:span><text:span text:style-name="T51">inferiores autem<text:line-break/></text:span><text:span text:style-name="T51">purgationes </text:span><text:span text:style-name="T51">id </text:span><text:span text:style-name="T51">quoque </text:span><text:span text:style-name="T51">periculosum.</text:span></text:p>
      <text:p text:style-name="P13"><text:span text:style-name="T37">Quod extra omnem affectum praeter naturam esse<text:line-break/>oporteat universam abdominis regionem apertum esu At-’<text:line-break/>que .id in prognostico lusce verbis pronunciatum est:<text:line-break/>hypochondrium optimum </text:span><text:span text:style-name="T51">quidem ajse decet indolens, molle<text:line-break/>et aequale.</text:span><text:span text:style-name="T37"> Verum harum ipsarum partium quaedam sunt<text:line-break/>macilentiores, quaedam crassiores, de quibus nunc verba<text:line-break/>facit: quae crassiores funt, eas meliores; quae macilen-<text:line-break/>tiores sunt, ipfas pravas esse et ut signa et ut causas<text:line-break/>affirmat. Signa siquidem funt imbecillitatis partium eli-’<text:line-break/>quatarum. Causae vero quod et in ventriculo cibaria<text:line-break/>non probe concoquantur, neque in jecore lu sanguinem<text:line-break/>commutentur. Has enim ambas partes omnino dictorum</text:span></text:p>
      <text:p text:style-name="P15"><text:span text:style-name="T37">corporum </text:span><text:span text:style-name="T37">crassitudo </text:span><text:span text:style-name="T37">fovenda. Ipsis itaque macie confectis<text:line-break/>par est tantum earum actiones </text:span><text:span text:style-name="T37">laedi, </text:span><text:span text:style-name="T37">quantum integris<text:line-break/>illis per sanitatem juvabantur. Quod autem dictarum<text:line-break/>partium extenuatio aut macies ad inferas purgationes sit<text:line-break/>periculosa manifestum esu Partes enim infra thoracem<text:line-break/>omnes robustas esse oportet, quo belle purgationibus au-<text:line-break/>xilientur; alloqui magnas in laesiones incidunt. Cur au-<text:line-break/>tem de solis inseris purgationibus mentionem fecerit, dig-<text:line-break/>num est quaerere. Etenim fuperae purgationes, hoc est<text:line-break/>quae vomitionibus fiunt, tali macie affectis periculosae<text:line-break/>funt. An has tanquam manifestas praetermisit, illarum<text:line-break/>autem tanquam obscuriorum mentionem fecit? Imum au-<text:line-break/>tem ventrem etrum proprie nominat, inferiorem ventris<text:line-break/>regionem quae pudenda ac umbilicum interjacet, ut in<text:line-break/>haec tria totum abdomem dividatur, in hypochondrium;<text:line-break/>umbilicalem regionem et imum ventrem seu hypogastrium.</text:span></text:p>
      <text:h text:style-name="P6" text:outline-level="2">XXXVI.</text:h>
      <text:p text:style-name="P60"><text:span text:style-name="T51">Qui sunis corporibus donati medicamentis purgantibus<text:line-break/>purgantur celeriter exsolvuntur, quippe pravo alimento<text:line-break/>utuntur.<text:tab/></text:span><text:span text:style-name="T51">-&gt;</text:span></text:p>
      <text:p text:style-name="P16"><text:span text:style-name="T37">t</text:span></text:p>
      <text:p text:style-name="P13"><text:span text:style-name="T37">Qui sanis sunt corporibus, ii jure optimo cito in<text:line-break/>purgationibus medicamento factis exsolvuntur </text:span><text:span text:style-name="T14">ι </text:span><text:span text:style-name="T37">colliqne-<text:line-break/>fiunt enim, non purgantur. Qui vero pravo utuntur ali-<text:line-break/>mento ob pravorum humorum redundantiam purgationi-<text:line-break/>bus facile exsolvuntur. Sive autem quod corpori exterius<text:line-break/>oblatum assumitur, sive quod in ipso continetur, id pra-<text:line-break/>vum alimentum nominet, utraque vera est oratio, quando-<text:line-break/>quidem prout alimenta prava pravum sanguinem procreare<text:line-break/>consueverunt, sic ergo prava aut vitiosa edulia etiam di-<text:line-break/>cuntur, ducta ad sanguinem cui ex ipsis procreandum<text:line-break/>relatione.</text:span></text:p>
      <text:h text:style-name="P6" text:outline-level="2">XXXVII.</text:h>
      <text:p text:style-name="P11"><text:span text:style-name="T51">Qui corporibus bene su habent, eos purgare medicamentis,<text:line-break/>opus molestum esa</text:span></text:p>
      <text:p text:style-name="P13"><text:span text:style-name="T37">Non qui quodcunque medicamentum assumunt, eos<text:line-break/>medicari pro consuetudine dicit Hippocrates, verum </text:span><text:span text:style-name="T51">in<text:line-break/>solis</text:span><text:span text:style-name="T37"> purgantibus medicamentis hoc vocabulum usurpavit.<text:line-break/>Superior itaque scriptus aphorismus succedentium ipsis<text:line-break/>symptomatum unicum declaravit. Eos namque celeriter<text:line-break/>exsolvi ac deficere dicebat in purgationibus, qui secunda<text:line-break/>valetudine frnuntur. Iu hoc autem orationem de iisdem<text:line-break/>generalius extulit, ipsos affirmans aegre molesteque ferre<text:line-break/>purgationes. Etenim vertigenes incurrunt, torminibus<text:line-break/>vexantur, moleste his purgatio procedit, praetereaque ce-<text:line-break/>leriter exfolvuntnr. Haec autem omnia purgante medica-<text:line-break/>mento quum proprium quidem humorem aut flavam bilem<text:line-break/>aut atram aut pituitam aut aquosum excrementum pro-<text:line-break/>lectione nitatur, quo destitutum sanguinem colliquit et</text:span></text:p>
      <text:p text:style-name="P15"><text:span text:style-name="T37">carnes, quo ex ipsis quod sibi proprium ac familiare est<text:line-break/>attrahat.</text:span></text:p>
      <text:h text:style-name="P5" text:outline-level="2">XXXV<text:span text:style-name="T92">II</text:span>I.</text:h>
      <text:p text:style-name="P11"><text:span text:style-name="T51">Paulo deterior, sed suavior tum potus tum cibus, melio-<text:line-break/>ribus quidem, scd minus gratis praeferendus.</text:span></text:p>
      <text:p text:style-name="P13"><text:span text:style-name="T37">Non id gratiam solum aegrotantis, fed ad majorem<text:line-break/>quoque ipsius utilitatem faciendum esu Nam quaecunque<text:line-break/>cum oblectatione assumimus, ea ventriculus avidius corn-<text:line-break/>plecti ac facilius concoquere consuevit; insuavia vero ac<text:line-break/>ingrata nauseas aut inflationes aut fluctuationes concitan-<text:line-break/>tia respuere. Quae quidem quum in plurimis iisque<text:line-break/>euchymis cibariis oboriantur, paulo pejor cibus non so-<text:line-break/>lum deterior amplius non est ipsum cum voluptate assu-<text:line-break/>meutibus, verum etiam interdum melior redditur.</text:span></text:p>
      <text:h text:style-name="P6" text:outline-level="2">XXXIX.</text:h>
      <text:p text:style-name="P11"><text:span text:style-name="T51">Senes juvenibus quidem plerumque minus aegrotant. Qui-<text:line-break/>cunque vero illis morbi diuturni oboriuntur, cum iis<text:line-break/>frequentius</text:span><text:span text:style-name="T37"> simul intereunt.</text:span></text:p>
      <text:p text:style-name="P13"><text:span text:style-name="T37">Senes ncn omnibus juvenibus minus aegrotant; ne-<text:line-break/>que enim omnes temperatiore vietus ratione continentur.<text:line-break/>Quibus vero id non est, ii magis aegrotant, quod juve-<text:line-break/>nibus sint imbecilliores. Diuturnos autem morbos com-<text:line-break/>plures ipsis senibus commori manifestum est;' ipsis siqui-<text:line-break/>dem vires adeo sunt imbecillae, ut facile morbos coquere<text:line-break/>nequeant frigidique sint diuturni morbi omnes, proindeque<text:line-break/>magis fenibus quam juvenibus accidant. • Familiaribus<text:line-break/>siquidem morbis omnes promtrus corripiuntur.</text:span></text:p>
      <text:h text:style-name="P5" text:outline-level="2">XL.</text:h>
      <text:p text:style-name="P11"><text:span text:style-name="T51">Raucedines et gravedines in valde senibus coctionem nou<text:line-break/>admittunt.</text:span></text:p>
      <text:p text:style-name="P14"><text:span text:style-name="T37">Si </text:span><text:span text:style-name="T37">hos inter </text:span><text:span text:style-name="T37">se </text:span><text:span text:style-name="T37">aphorisinos copulaverimus, talis </text:span><text:span text:style-name="T37">erit<text:line-break/></text:span><text:span text:style-name="T37">utriusque sententia: </text:span><text:span text:style-name="T51">Senes juvenibus minus quidem aegro-<text:line-break/></text:span><text:span text:style-name="T51">tant. </text:span><text:span text:style-name="T51">Qui vero Hlis morbi diuturni oboriuntur, curniit<text:line-break/>frequentius strnul intereunt. Raucedines siquidem atque<text:line-break/>gravedines in valde senibus coctionem non admittunt.</text:span><text:span text:style-name="T37"> Itu<text:line-break/>ut hic aphorismus sit velut quoddam praecedentis exem-<text:line-break/>plum. Neque enim hi soli morbi senes adusque mortem<text:line-break/>comitantur, sed' nephritis quoque, podagra, arthritis,<text:line-break/>ischias atque coli </text:span><text:span text:style-name="T37">ac </text:span><text:span text:style-name="T37">lienis affectus frigidi; ad haec asth-<text:line-break/>mata, tusses, cyrtoscs , lordofes, fcoliofes, denique qui-<text:line-break/>cunque ceteri morbi ex frigidis humoribus procreantur,<text:line-break/>qui in quibusdam juvenibus, nedum lu senibus difficile<text:line-break/>coquuntur,</text:span></text:p>
      <text:h text:style-name="P5" text:outline-level="2">XLI.</text:h>
      <text:p text:style-name="P11"><text:span text:style-name="T51">Qui multoties ac vehementer citra manifestam causum<text:line-break/>animo linquuntur, derepente intereunt.</text:span></text:p>
      <text:p text:style-name="P14"><text:span text:style-name="T37">Non omnee qui animo deficiunt derepente moriuntur,<text:line-break/>fed, si tres ipsis distinctiones adjeceris, unam quidem ac<text:line-break/>primam, ,ut saepe, secundam, ut vehementer; tertiam,, ut<text:line-break/>sine causa nraniscsta, id patiantur. Nam mulier quaedam<text:line-break/>plurimum in balneo tempus ’ commorata frequenter exsol-<text:line-break/>vebatur, tum ob temporis diuturnitatem, tum quia malis<text:line-break/>plerumque lignis balneum succendebatur. Verum non<text:line-break/>erat hoc morbi signum quum causam haberet manifestam.<text:line-break/>Altera vero uterinis affectibus vexata id patiebatur'. ''</text:span><text:span text:style-name="T58">c</text:span><text:span text:style-name="T37">Qui-<text:line-break/>dam quoque alius si diutius inediam tolerasset, dum lava-<text:line-break/>retur, exsolvebatur. Alteri etiamsi per horam lavaretur,<text:line-break/>idem accidebat, nisi panis pauxillum praefumsisseti' His<text:line-break/>itaque adde quod aut imbecillum aut admodum sensibile<text:line-break/>os erat ventriculi. Qui vero ob nullam ipsarum caufarum<text:line-break/>saepe ac vehementer exsolvuntur, ii ob facultatis anima-<text:line-break/>lis imbecillitatem id patiuntur; quemadmodum et is, cui<text:line-break/>cum exsolutione vehemens cordis- palpitatio acciderat,<text:line-break/>derepente fatis concessit; quemadmodum ii qui acutissimis</text:span></text:p>
      <text:p text:style-name="P15"><text:span text:style-name="T37">animi deliquiis, quas cardiacas </text:span><text:span text:style-name="T37">syncopas </text:span><text:span text:style-name="T37">vocitant, </text:span><text:span text:style-name="T37">cor-<text:line-break/></text:span><text:span text:style-name="T37">ripiuntur.</text:span></text:p>
      <text:h text:style-name="Heading_20_2" text:outline-level="2">XLII.</text:h>
      <text:p text:style-name="P11"><text:span text:style-name="T51">Vohementern quidem apoplexiam .salvere impofstbile</text:span><text:span text:style-name="T51">, </text:span><text:span text:style-name="T51">debi-</text:span><text:span text:style-name="T51">&lt;•<text:line-break/></text:span><text:span text:style-name="T51">lem vero'non facile.</text:span></text:p>
      <text:p text:style-name="P13"><text:span text:style-name="T37">Qui apoplexia percelluntur, ii totius corporis sensu<text:line-break/>motuque derepente privantur,, sola respiratione excepta;<text:line-break/>quod si etiam ipsa prohibeatur, apoplexiaru.m haec maxi-<text:line-break/>ma est et acutissima. Qui vero respirant quidem, sed<text:line-break/>magna cum vehementia, his vehemens est apoplexia.- Ve-<text:line-break/>hemens autem.et illis adest, sed minus qui citra conten-..<text:line-break/>ticnem et violentiam; inaequalem atque inordinatam, ac<text:line-break/>praeterea intermittentem </text:span><text:span text:style-name="T37">• </text:span><text:span text:style-name="T37">habent respirationem; quemad-<text:line-break/>moduin.in quibus aliquem servat ordinem, ejusmodi </text:span><text:span text:style-name="T51">debi-<text:line-break/>tis</text:span><text:span text:style-name="T37"> existit, ;cni ipsi fortassis medeberis, si quae deceant<text:line-break/>omnia confeceris., • Omnes autem apoplexiae fiunt animali</text:span></text:p>
      <text:p text:style-name="P15"><text:span text:style-name="T37">facultate nequeunte </text:span><text:span text:style-name="T37">ad </text:span><text:span text:style-name="T37">partes capite inferiores influere<text:line-break/>aut propter aliquam </text:span><text:span text:style-name="T37">affectionem inflammatoriam </text:span><text:span text:style-name="T37">ipso </text:span><text:span text:style-name="T37">in<text:line-break/>cerebro consistentem aut </text:span><text:span text:style-name="T37">propter </text:span><text:span text:style-name="T37">oppletos </text:span><text:span text:style-name="T37">pituitoso </text:span><text:span text:style-name="T37">hu-<text:line-break/></text:span><text:span text:style-name="T37">more ejus .ventriculos. Verum: causae magnitudinemaliam<text:line-break/></text:span><text:span text:style-name="T37">affectus </text:span><text:span text:style-name="T37">ipsius </text:span><text:span text:style-name="T37">vehementia consequitur, </text:span><text:span text:style-name="T37">qui plerumque ob<text:line-break/></text:span><text:span text:style-name="T37">respirationis </text:span><text:span text:style-name="T37">laesionem </text:span><text:span text:style-name="T37">est incurabilis. </text:span><text:span text:style-name="T37">Atque mirari licet<text:line-break/>quomodo aliis </text:span><text:span text:style-name="T37">musculis omnibus immotis stupentibus </text:span><text:span text:style-name="T37">in<text:line-break/>apoplexiis, qui thoracem attollunt, etsi vix, saepe tarneir<text:line-break/>moveantur, ld </text:span><text:span text:style-name="T37">autem </text:span><text:span text:style-name="T37">propter respirationis necessitatem<text:line-break/>facultatem’ liervis insitam ad functionem excitantis fieri<text:line-break/>videtur:-' Olo eamque causam omnino musculi </text:span><text:span text:style-name="T37">omnes </text:span><text:span text:style-name="T37">tho-<text:line-break/>racfem moventes' in apoplecticis agunt, etiamsi'raro ante<text:line-break/>omnes agerent/ quemadmodum in vebementissimis exerci-<text:line-break/>tationibus, in quibus plurima respiratione opus esu • Ve-<text:line-break/>rum in apoplecticis non</text:span><text:span text:style-name="T58">;</text:span><text:span text:style-name="T37"> propterea, quia respirationis ad-<text:line-break/>aucta est necessitas-, scd ob facultatis imbecillitatem om-<text:line-break/>nes tLohcis musculi simul agere coguntur,-quemadmodum</text:span></text:p>
      <text:p text:style-name="P14"><text:span text:style-name="T37">alioqur. in ns etiam, qui per febrem vires habent irnbe-<text:line-break/>cillas, </text:span><text:span text:style-name="T37">sese eadem de </text:span><text:span text:style-name="T37">causa omnes </text:span><text:span text:style-name="T37">movere coguntur, om-<text:line-break/></text:span><text:span text:style-name="T37">nium actiones in </text:span><text:span text:style-name="T37">summam unam </text:span><text:span text:style-name="T37">insignem </text:span><text:span text:style-name="T37">colligentes.</text:span></text:p>
      <text:h text:style-name="Heading_20_2" text:outline-level="2">XLIII.</text:h>
      <text:p text:style-name="P11"><text:span text:style-name="T51">Qui strangulantur ac </text:span><text:span text:style-name="T51">dijsalvuntur, </text:span><text:span text:style-name="T51">nondum </text:span><text:span text:style-name="T51">tamen </text:span><text:span text:style-name="T51">mortui<text:line-break/>sunt, </text:span><text:span text:style-name="T51">ex iis nbn convalescunt quibus circum</text:span><text:span text:style-name="T37"> </text:span><text:span text:style-name="T37">os </text:span><text:span text:style-name="T51">spuma<text:line-break/>oborta suerit.</text:span></text:p>
      <text:p text:style-name="P13"><text:span text:style-name="T37">Omnis </text:span><text:span text:style-name="T37">spumae </text:span><text:span text:style-name="T37">generatio ex duplicis substantiae mix-<text:line-break/>tione conficitur, alterius quidem spiritqosae, alterius vero<text:line-break/>humidae. Eit autem’ earum mixtio fractis in multas par-<text:line-break/>tes utrisque multasque. mutua collisione' parvas bullas </text:span><text:span text:style-name="T37">essi-'<text:line-break/></text:span><text:span text:style-name="T37">cientium. Quum vero.essractus humor, quo spiritum com-<text:line-break/>plicante biillas generari contigit, viscidus fuerit,-tum so-<text:line-break/>luta difficilis, tum stabilis spuma redditur, qualis maxime<text:line-break/>currentibus equis aut </text:span><text:span text:style-name="T37">apris </text:span><text:span text:style-name="T37">ira percitis circa os colligitur-.</text:span></text:p>
      <text:p text:style-name="P15"><text:span text:style-name="T37">At </text:span><text:span text:style-name="T37">utriusque substantiae </text:span><text:span text:style-name="T37">confractum </text:span><text:span text:style-name="T37">ac </text:span><text:span text:style-name="T37">mixtionem inter-<text:line-break/>dum quidem efficit motus violentus vel utriusque vel alte-<text:line-break/>rius tantum; nonnunquam vero et vehemens calor, nisi<text:line-break/>quis fortassis et hunc suo motu spumam excitare dixerit.<text:line-break/>Verum apertam rei evidentiam sequenti tutius est dicere<text:line-break/>duplicem esse spumae generationem; unam </text:span><text:span text:style-name="T37">quidem </text:span><text:span text:style-name="T37">in mari<text:line-break/>ventis vehementius ingruentibus jactato ob fragoris vehe-<text:line-break/>mentiam; alteram vero in lebetibus effervescentibus ob<text:line-break/>calorem. Sic quoque et animalium corporibus </text:span><text:span text:style-name="T37">per </text:span><text:span text:style-name="T37">epile-<text:line-break/>pticas convulsiones vehemens motuum contentio spumam<text:line-break/>generare consuevit; .in apris vero "calor ; in equorum au-<text:line-break/>tem cursibus utriusque qausae vehementia editur. Quum<text:line-break/>enim per respirationes aer intro ac foras continenter fe-<text:line-break/>ratur, tum saliva ipsis tenuatur, tum etiam ex pulmone<text:line-break/>quiddam vaporis instar effertur quod salivae permiscetur)<text:line-break/>et complicatur, gignendae spumae substantiam simul au-<text:line-break/>gens. ' Qui vero hanc spumam e ventriculo prodire arbi-<text:line-break/>trantur, aberrant. Neque enim confertim -ipsam illinc-</text:span></text:p>
      <text:p text:style-name="P15"><text:span text:style-name="T37">spumam procedere conceditur, quum animans tunc tem-<text:line-break/></text:span><text:span text:style-name="T37">poris neque </text:span><text:span text:style-name="T37">vomat, </text:span><text:span text:style-name="T37">neque </text:span><text:span text:style-name="T37">prorsus nauseet, citra quae<text:line-break/>symptomata nihil quidquam e ventriculo offerri queat,<text:line-break/>multoque. magis sane fieri non potest ut vapor, ullus eo-<text:line-break/>dem modo, quo in exspirationibus efferatur; quum nulla<text:line-break/>ejusmodi e ventriculo substantia educatur, qualem pulmo<text:line-break/></text:span><text:span text:style-name="T37">inter </text:span><text:span text:style-name="T37">respirandum exhalat. Etenim qui sanguis quidem e<text:line-break/>pulmone educitur, spumosus existit visceri similis; qui<text:line-break/>vero </text:span><text:span text:style-name="T37">e </text:span><text:span text:style-name="T37">ventriculo effertur </text:span><text:span text:style-name="T37">, </text:span><text:span text:style-name="T37">nullam cum eo habet affinita-<text:line-break/>tem , </text:span><text:span text:style-name="T37">sed </text:span><text:span text:style-name="T37">quae una cum sanguine e pulmone spuma edu-<text:line-break/>citur, ea confertim et . cum tussi educitur.. Qni vero pau-<text:line-break/>latirn ex tali humore vapor efflatui, tusses non excitati<text:line-break/>Injecto itaque cervici strangulante laqueo, tum cor tum<text:line-break/>pulmonem suliginosum excrementum efflare necesse est:<text:line-break/>id enim a nobis libro de respirationis ufu demonstratum<text:line-break/>esu Sed pulmo laqueo prohibitus totum ad exitum vio-<text:line-break/>lenter irnpejlit fimulque cum eo proprii humoris partem<text:line-break/>expellit, quemadmodum in sanguinis fit eductionibus. .</text:span></text:p>
      <text:p text:style-name="P61"><text:span text:style-name="T37">Exitiale itaque hoc signum est, </text:span><text:span text:style-name="T37">quoniam </text:span><text:span text:style-name="T37">pulmonis violen-<text:line-break/>tiam significat, quam patitur dum animaI'suffocatur. Prae-<text:line-break/>cipue vero ipsi accidere consentaneum est, propter calo-<text:line-break/>rem e corde ad ipsum propulsum. Quare quum caloris<text:line-break/>fervore et violento spiritus motu et vehementi pulmonis<text:line-break/>contentione spumae fit eductio, letale signum esu Non-<text:line-break/>nulli tamen, quamvis id raro accidat, convaluerunt, qui-<text:line-break/>bus strangulatis spuma circa </text:span><text:span text:style-name="T37">os </text:span><text:span text:style-name="T37">apparuerat, ac fortassis<text:line-break/>Hippocrates non quod semper intereant, sed quod con-<text:line-break/>trarium rarissime eveniat, ita pronunclavit, quemadmo-<text:line-break/>dum et paulo antea in altero aphorismo lusce verbis de-<text:line-break/>claraverat: </text:span><text:span text:style-name="T51">Quibus juvenibus alvi sunt humidae, </text:span><text:span text:style-name="T51">iis </text:span><text:span text:style-name="T51">se-<text:line-break/>nescentibus exsucantur.</text:span><text:span text:style-name="T37"> Nam illic particulam, </text:span><text:span text:style-name="T51">plerumque,<text:line-break/></text:span><text:span text:style-name="T37">dicere praetermisit, quam tamen in lequentibus his ver-<text:line-break/>bis addidit: </text:span><text:span text:style-name="T51">Quicunque alvos humidas habent, st juvenes<text:line-break/>quidem suerint, melius degunt </text:span><text:span text:style-name="T51">quam qui </text:span><text:span text:style-name="T51">siccas habent,<text:line-break/>in senectute vero deterius; nam senescentibus plerumque<text:line-break/>exsiccantur.</text:span></text:p>
      <text:h text:style-name="P4" text:outline-level="2">XLIV.</text:h>
      <text:p text:style-name="P16"><text:span text:style-name="T37">Natura admodum </text:span><text:span text:style-name="T51">crafst celerius quam graciles' intereunt.</text:span></text:p>
      <text:p text:style-name="P13"><text:span text:style-name="T37">Crassos a prima aetate et graciles inter se comparans<text:line-break/>crassos celerius quam graciles emori pronnnclat. Opti- .<text:line-break/></text:span><text:span text:style-name="T37">mum siquidem est </text:span><text:span text:style-name="T37">bene carnosum nafci, hoc </text:span><text:span text:style-name="T37">est </text:span><text:span text:style-name="T37">ita </text:span><text:span text:style-name="T37">com-<text:line-break/></text:span><text:span text:style-name="T37">moderatum ut neque adsit crassitudo neque gracilitas.<text:line-break/>Tales enim possunt ad longam senectutem pervenire. </text:span><text:span text:style-name="T37">Si<text:line-break/></text:span><text:span text:style-name="T37">vero </text:span><text:span text:style-name="T51">a commoderatione</text:span><text:span text:style-name="T37"> recedatur, praestautior quidem<text:line-break/>gracilitas., deterior vero crassitudinis excessus esu Angu-<text:line-break/>staeenim funt horum arteriae ac venae, proindeque pau-<text:line-break/>cum omnino sanguinem et spiritum continent, adeo ut<text:line-break/>ipsis aetate provectis levi occasione calor nativus, celeriter<text:line-break/>destruatur; Graciles autem hac quidem ratione non pe-<text:line-break/>riclitantur. Quia vero partes.in his principes ita asseclae<text:line-break/>sunt, ut nullum habeant propugnaculum, .ab externis<text:line-break/>caulis promte laeduntur. Qui autemmatura. quidem sym-</text:span></text:p>
      <text:p text:style-name="P15"><text:span text:style-name="T37">metri aut commoderati erant, hoc est corpulenti, sed ple-<text:line-break/>niore, nictu et otiosa vita usi postmodum crassi evaserunt,<text:line-break/>iis etiamsi carnis et adipis copia accesserit, venae tamen<text:line-break/>atque arteriae latae sunt, atque idcirco in ipsis calor na-<text:line-break/>tivus , minus exstinctioni obnoxius major esu</text:span></text:p>
      <text:h text:style-name="P5" text:outline-level="2">XLV.</text:h>
      <text:p text:style-name="P11"><text:span text:style-name="T37">Epilepticis </text:span><text:span text:style-name="T51">juvenibus mutationes potifstmum aetatis et re-<text:line-break/>gionum et* </text:span><text:span text:style-name="T51">victuum </text:span><text:span text:style-name="T51">liberationem esuriunt.</text:span></text:p>
      <text:p text:style-name="P13"><text:span text:style-name="T37">Epilepsia affectus est apoplexiae quodammodo vicinus,<text:line-break/>quod utraque eundem locum affectum et eundem humorem<text:line-break/>causam. efficientem sortiatur. Verum apoplexia quidem<text:line-break/>universam rnotricis facultatis ad nervos influentis priva-<text:line-break/>tionem, epilepsia vero ob inconcinnum ac depravatum<text:line-break/>motum generatur, .Frigidus autem et crassus humor utri us-<text:line-break/>que causa essi Atque idcirco juvenum aetas temperamento<text:line-break/>calida et sicca maximum epilepticis remedium esu Sic</text:span></text:p>
      <text:p text:style-name="P15"><text:span text:style-name="T37">et proportionales regionum mutationes. Dico , autem pro-<text:line-break/>portionales, quum hae in caliditatem ac siccitatem mi-<text:line-break/>grant. Eodem modo et victus ; neque enim omnis vietus<text:line-break/>mutatio epilepsiam solvit, fed quae calidiorem et siccio-<text:line-break/>rem corporis habitum efficit. Contingit autem simpliciter<text:line-break/>etiam exaudire vitae mutationem epilepsiae prodesse, quan-<text:line-break/>doquidem victus depravatus hunc affectum plerumque ge-<text:line-break/>nerat. Quare et victus mutatio prorius ad melius agit.</text:span></text:p>
      <text:h text:style-name="Heading_20_2" text:outline-level="2">XLVI.</text:h>
      <text:p text:style-name="P11"><text:span text:style-name="T51">Duorum dolorum</text:span><text:span text:style-name="T37"> simul non eodem in </text:span><text:span text:style-name="T51">loco oborientium al-<text:line-break/>terum vehernentior obscurat.</text:span></text:p>
      <text:p text:style-name="P13"><text:span text:style-name="T37">Si- quis anguste quidem locum eundem intelligat, nun-<text:line-break/>quam duo possunt eodem in loco fieri dolores; si quis vero<text:line-break/>late interpretetur, possunt. Dico autem late in parte<text:line-break/>majore , ut brachio aut cubito aut femore aut tibia. Ve-<text:line-break/>lum hi duo dolores loci molestiam simul augent, quum neu-</text:span></text:p>
      <text:p text:style-name="P15"><text:span text:style-name="T37">ter lateat aegrotantem. Si vero diversis lqcis insideant,<text:line-break/>alter quidem, si ita contigerit,.,lu cubito, alter vero lu<text:line-break/>tibia,- tunc a vehementiore alterum obtundi contingit,<text:line-break/>sensitrice facultate tota ad vehementiorem ducta ac ,di-<text:line-break/>stracta. Idem enim et, nobis per moerores accidere con-<text:line-break/>suevit, qui </text:span><text:span text:style-name="T51">et</text:span><text:span text:style-name="T37"> ipsi citra corpus velut quidam animi dolo-<text:line-break/>res ac morbi funt. Quare et ex iis qui funt vebernen-<text:line-break/>tiores, minores occultant, quum praesertim ab una ea-<text:line-break/>demque re ortum non habeant; alias et illi mutuum sibi<text:line-break/>dant incrementum.</text:span></text:p>
      <text:h text:style-name="P5" text:outline-level="2">XLV<text:span text:style-name="T88">II</text:span>.</text:h>
      <text:p text:style-name="P11"><text:span text:style-name="T51">Dum</text:span><text:span text:style-name="T37"> pus </text:span><text:span text:style-name="T51">procreatur, stmul dolores ac febres magis quam<text:line-break/>eo procreato oboriuntur.</text:span></text:p>
      <text:p text:style-name="P13"><text:span text:style-name="T37">Pus ex sanguine fit, in sernipravam, si cui ita loqui<text:line-break/>liceat, mutationem degenerante. Nam prava absolu^</text:span></text:p>
      <text:p text:style-name="P62"><text:span text:style-name="T37">sanguinis mutatio, grave olente putredine perficitur, .quem-<text:line-break/></text:span><text:span text:style-name="T37">admodum </text:span><text:span text:style-name="T37">absolute bona partium animalis nutritio est;<text:line-break/>at quae pus procreat, </text:span><text:span text:style-name="T37">inter </text:span><text:span text:style-name="T37">has existat media, </text:span><text:span text:style-name="T37">quae </text:span><text:span text:style-name="T37">ne-<text:line-break/>que </text:span><text:span text:style-name="T37">a </text:span><text:span text:style-name="T37">solo praeter naturam calore, neque a solo-secun—<text:line-break/></text:span><text:span text:style-name="T37">dum </text:span><text:span text:style-name="T37">naturam peragitur. Mixtus enim quodammodo ex<text:line-break/>utrisque calor est inflammationis. Dolor autem excitatur<text:line-break/>quum pars inflammata praeter naturam tum tenditur, tum<text:line-break/>incalescit. Febres vero accensum, simul vitae principium'<text:line-break/>sequuntur et haec ambo ex quodam veluti fervore atque<text:line-break/>incendio sanguinis oboriuntur. Quum autem sanguis plane<text:line-break/>exustus fuerit, ejus residuum pus eflbrmatur, quemadmo-<text:line-break/></text:span><text:span text:style-name="T37">dum </text:span><text:span text:style-name="T37">in lignis combustis cinis, Quare per id tempus tum<text:line-break/>febres cessant, praefertim quum pus excretum fuerit, ut-<text:line-break/>pote jam</text:span><text:span text:style-name="T37">.. </text:span><text:span text:style-name="T37">materiar confumta et inflammatorio - calore<text:line-break/>exstincto.<text:tab/></text:span><text:span text:style-name="T37">'-ni</text:span></text:p>
      <text:h text:style-name="P4" text:outline-level="2">XLVIII.</text:h>
      <text:p text:style-name="P63"><text:span text:style-name="T51">In omni corporis motu, quum id laborare coeperit, quies,<text:line-break/>statim lafsttudinern levat. </text:span><text:span text:style-name="T51">.<text:tab/>.surr -<text:tab/>,</text:span></text:p>
      <text:p text:style-name="P13"><text:span text:style-name="T37">Laborare verbum </text:span><text:span text:style-name="T51">dolere</text:span><text:span text:style-name="T37"> significat, significaret desati-<text:line-break/>gari, atque utroque significatu. sententia vera est; /sive<text:line-break/>enim partes jam deleant propter plures motus,, sive etiam<text:line-break/>ita sinti.desessae, ut, nix jam .suas functiones obire queant,:<text:line-break/>requiescere statim lassitudinem solvit.</text:span></text:p>
      <text:h text:style-name="P5" text:outline-level="2">XLIX.</text:h>
      <text:p text:style-name="P11"><text:span text:style-name="T51">Quisulitos labores ferre consueverunt, etiamsi invalidi<text:line-break/>stnt aut senes, eos</text:span><text:span text:style-name="T37"> facilius </text:span><text:span text:style-name="T51">ferunt quam non ajsueti,<text:line-break/>tum robusti, tum juvenes.</text:span></text:p>
      <text:p text:style-name="P13"><text:span text:style-name="T37">Alter alteri labor </text:span><text:span text:style-name="T37">consuetus </text:span><text:span text:style-name="T37">est; huic quidem cursus<text:line-break/>aut quidam alius motus </text:span><text:span text:style-name="T37">cruribus </text:span><text:span text:style-name="T37">obeundus; illi vero chi-<text:line-break/>ronomia aut alia quaedam manuum functio. Alii terram</text:span></text:p>
      <text:p text:style-name="P15"><text:span text:style-name="T37">fodere aut remigare aut arare aut simpliciter quodvis<text:line-break/>aliird agere consueverunt;!- differunt autem omnes isti la-<text:line-break/>bores;’quia vel plures vel' pauciores partes operantur et<text:line-break/>quia vel vehementius vel levius laborant. </text:span><text:span text:style-name="T37">&lt; </text:span><text:span text:style-name="T37">Hoc tamen,<text:line-break/>omnibus commune existis, quod exercitatae partes fiant<text:line-break/>robustiores ;proindeque labores consuetus facilius ferant.</text:span></text:p>
      <text:h text:style-name="Heading_20_2" text:outline-level="2">L.</text:h>
      <text:p text:style-name="P64"><text:span text:style-name="T51">Consueta longo tempore, etiamst deteriora stnt, insuetis<text:line-break/>molesta minus estsu solent. Quare ad insueta etiam mu-<text:line-break/>ltatio facienda.</text:span></text:p>
      <text:p text:style-name="P13"><text:span text:style-name="T37">- Non de solis exercitationibus , ut superior, verum<text:line-break/>absolute de omnibus consuetis hic, aphorismus enunciat,<text:line-break/>esculentis, poculentis, balneis, illotionibus,, vigiliis, scmno,<text:line-break/>calefactione, refrigeratione, curis ac studiis. Haec enim<text:line-break/>singula quae consueta funt minus iis -nocent, </text:span><text:span text:style-name="T37">quae </text:span><text:span text:style-name="T37">sua</text:span></text:p>
      <text:p text:style-name="P15"><text:span text:style-name="T37">quidem natura innocentioraj .luunquam in .consuetudinem<text:line-break/>pervenerunt.! Quod igitur .Rause </text:span><text:span text:style-name="T51">tres,</text:span><text:span text:style-name="T37"> habeat rlu , exerci--<text:line-break/>tationibUs lad paitium agentium roburrescrtur , prout ante<text:line-break/>dictum 'est; in reliquis vero quomodo fiat jam dicemus.<text:line-break/>Cibi ac potus cum </text:span><text:span text:style-name="T51">aliis</text:span><text:span text:style-name="T37"> in partibus tum maxime in ven-<text:line-break/>triculo adscititiam naturam efficiunt. Etenim etiamsi a<text:line-break/>corpore quam maxime vincantur et transmutentur, ipsam<text:line-break/>tamen quodammodo pro sui .natura ita afficiunt, ut pro-<text:line-break/>cessu temporis multa siat immutatio atque nutriendis cum<text:line-break/>nutrientibus similitudo concilietur; - Id enim a nobis.rin<text:line-break/>libro de consuetudinibus demonstratum esu Demonstratum<text:line-break/>vero est etiam unumquodque-a similibus promtius alterari<text:line-break/>ac immutari.'t.Ea re igitur quum similius immutando'cor-<text:line-break/>pori immutans fuerit, celerius ipsum alterat ad immutet.<text:line-break/>Et sane ab aliis omnibus, in quibus versatur et. adhaeret<text:line-break/>corpus, quadamtenus afficitur, veluti in aere frigido iel<text:line-break/>calido; a frigido quidem densatur , a calido vero laxatur;</text:span></text:p>
      <text:p text:style-name="P15"><text:span text:style-name="T37">atque ideo consueta facilius perfert, ab insuetis vero lae-<text:line-break/>ditur. </text:span><text:span text:style-name="T37">Si </text:span><text:span text:style-name="T37">enim caloris vicinia rarefacto corpori derepente<text:line-break/>frigus occurrerit, ejus altum quam primum permeat lae-<text:line-break/>ditque magnopere. Causa itaque cujusque rerum consue-<text:line-break/>tarum in libro de consuetudinibus declarata est. Quod<text:line-break/>vero experientia notum est jam noscimus; quod solum<text:line-break/>scripsit Hippocrates, qui ejus causam adscribere non cen-<text:line-break/>suit. Nos vero </text:span><text:span text:style-name="T37">ad </text:span><text:span text:style-name="T37">hujus inventionem quasdam ansas et<text:line-break/>occasiones' dedimus. Haec igitur ad prioris partis- apbo-<text:line-break/>rifmi explicationem sufficiunt. Quod vero ad finem scri-<text:line-break/>ptum est, ubi consulit ad insueta quodammodo sariendam<text:line-break/>esse mutationem, id sanitatis securius tuendae gratia ad-<text:line-break/>ditum est. Omnis enim uniformis consuetudo periculosa<text:line-break/>est; quum omnes homines inopinatis rerum casibus sub-<text:line-break/>jiciantur. Ne igitur quandoque </text:span><text:span text:style-name="T37">ex </text:span><text:span text:style-name="T37">improviso in res in-<text:line-break/>suetas illapsi graviter oblaedamur, satius esse inquit omnia<text:line-break/>lentare. Id autem fiet, si iisdem in rebus assuetis non</text:span></text:p>
      <text:p text:style-name="P15"><text:span text:style-name="T37">femper immoremur, sed insolitas quoque interdum et<text:line-break/>contrarias experiamur.</text:span></text:p>
      <text:h text:style-name="P5" text:outline-level="2">L<text:span text:style-name="T93">I</text:span>.</text:h>
      <text:p text:style-name="P11"><text:span text:style-name="T51">Confertim ac repente vacuare vel replere, calefacere vel<text:line-break/>refrigerare aut alio quocunque modo corpus movere,<text:line-break/>periculosum. </text:span><text:span text:style-name="T51">Omne </text:span><text:span text:style-name="T51">siquidem nimium naturae inimicum.<text:line-break/>Quod autem </text:span><text:span text:style-name="T51">paulatim</text:span><text:span text:style-name="T37"> </text:span><text:span text:style-name="T37">sit, </text:span><text:span text:style-name="T51">securum </text:span><text:span text:style-name="T51">est cum </text:span><text:span text:style-name="T51">alias </text:span><text:span text:style-name="T51">tum<text:line-break/></text:span><text:span text:style-name="T51">maxime st quis </text:span><text:span text:style-name="T51">ab </text:span><text:span text:style-name="T51">altero ad alterum, transierit. </text:span><text:span text:style-name="T51">;</text:span></text:p>
      <text:p text:style-name="P13"><text:span text:style-name="T37">Cur confertim </text:span><text:span text:style-name="T37">ac </text:span><text:span text:style-name="T37">repente implere aut vacuare, cale-<text:line-break/>facere vel refrigerare aut alio quocunque modo corpus<text:line-break/>movere periculosum sit, ipse declaravit, quum nimium<text:line-break/>omne naturae inimicum esse pronunciaret. Nam in ele-<text:line-break/>mentorum comrnoderatione natura suam habet substantiam;<text:line-break/>quare ratione nimium omne, ut quod destruat commode-<text:line-break/>rationem, animalis constitutionem dissolvit. Paulatim vero,</text:span></text:p>
      <text:p text:style-name="P15"><text:span text:style-name="T37">inquit, implere nimirum aut vacuare et quae cetera dein-<text:line-break/>ceps commemorat facere, cum alias tum maxime quum<text:line-break/></text:span><text:span text:style-name="T51">a re quadam</text:span><text:span text:style-name="T37"> consueta ad alteram mutationem facimus.,<text:line-break/>Nam in praecedente aphorismo consulebat etiam ad in-<text:line-break/>sueta transeundum esse. In hisce igitur mutationibus<text:line-break/>quod universirn ac repente fit admodum periculosum est,<text:line-break/>quod vero paulatim tutum.</text:span></text:p>
      <text:h text:style-name="P5" text:outline-level="2">LlI.</text:h>
      <text:p text:style-name="P11"><text:span text:style-name="T51">Omnia pro ratione molienti, st ex ratione non succedant,<text:line-break/>non ad aliud progrediendum est, decreto ab initio<text:line-break/>constante.</text:span></text:p>
      <text:p text:style-name="P13"><text:span text:style-name="T37">Non parvae scientiae munus est a rectis deuretis non<text:line-break/>discedere, etsi nondum manifesta proditur utilitas, res ita<text:line-break/>sactas seqnuta. Quemadmodum enim gutla subjectam pe-<text:line-break/>tram cadendo suriente vix longissimo tempore sensibilem</text:span></text:p>
      <text:p text:style-name="P15"><text:span text:style-name="T37">lapidi </text:span><text:span text:style-name="T37">laesionem adserre deprehenditur, sic etiam in dys-<text:line-break/>pepfiis crudisque affectibus sc res habet, in quibus qui<text:line-break/></text:span><text:span text:style-name="T37">rectu ratione quod conducat .invenerit, </text:span><text:span text:style-name="T37">ab eo non disce-<text:line-break/></text:span><text:span text:style-name="T37">dit, quod ab exordio faciendum existimavit, </text:span><text:span text:style-name="T37">etiamsi nihil<text:line-break/>certum </text:span><text:span text:style-name="T37">ex illius usu subsequutum appareat.</text:span></text:p>
      <text:h text:style-name="Heading_20_2" text:outline-level="2">LllI.</text:h>
      <text:p text:style-name="P11"><text:span text:style-name="T51">Quicunque alvos buinidas sortiuntur, </text:span><text:span text:style-name="T51">ii </text:span><text:span text:style-name="T51">quidem st juvenes<text:line-break/></text:span><text:span text:style-name="T51">stnt, </text:span><text:span text:style-name="T51">melius </text:span><text:span text:style-name="T51">degunt quam qui stccas habent ; at </text:span><text:span text:style-name="T51">in </text:span><text:span text:style-name="T51">se-<text:line-break/>nectute deterius </text:span><text:span text:style-name="T51">ea </text:span><text:span text:style-name="T51">defunguntur. Ipsa namque sene~<text:line-break/>suentibus plerumque exsiccantur.</text:span></text:p>
      <text:p text:style-name="P13"><text:span text:style-name="T37">Manifestus est tum hic aphorismus, tum patent quae<text:line-break/>de eo dicenda sunt superius prodita eo aphorismo, cujus<text:line-break/>principium est: </text:span><text:span text:style-name="T51">Quibus </text:span><text:span text:style-name="T51">juvenibus </text:span><text:span text:style-name="T51">alvi sunt hurnidae, </text:span><text:span text:style-name="T51">iis<text:line-break/></text:span><text:span text:style-name="T51">senescentibus exsiccantur.</text:span></text:p>
      <text:h text:style-name="P6" text:outline-level="2">LIV.</text:h>
      <text:p text:style-name="P11"><text:span text:style-name="T51">Magnitudo corporis </text:span><text:span text:style-name="T51">juventutem obeunti ingenua nec in-<text:line-break/></text:span><text:span text:style-name="T51">decora</text:span><text:span text:style-name="T37"> </text:span><text:span text:style-name="T37">j </text:span><text:span text:style-name="T51">senectutem vera degenti incommoda parvitate-<text:line-break/></text:span><text:span text:style-name="T51">qae </text:span><text:span text:style-name="T51">deterior esa</text:span></text:p>
      <text:p text:style-name="P13"><text:span text:style-name="T37">Magnitudo corporis proprie quidem appellatur, </text:span><text:span text:style-name="T37">quae<text:line-break/></text:span><text:span text:style-name="T37">longitudine, latitudine et profunditate commoderationem<text:line-break/>exfuperat. Jam vero- et quod longitudine sola amplius<text:line-break/>auctum est corpus, id magnum appellamus, quamvis huic<text:line-break/>proprium nomen sit longum. Nam et interdum quod<text:line-break/>latitudine ac profunditate ultra modum corpus auctum est,<text:line-break/>magnum esse proferunt, quamvis et id crassum proprie<text:line-break/>nominetur. Si igitur magnitudinem corporis quae pro-<text:line-break/>prie'dicitur Hippocrates intellexerit, nihilo ipsa deterior<text:line-break/>est senectuti quam parvitas. Si vero corporis longitudi-<text:line-break/>nem veL crassitudinem intellexerit, hae deteriores atque<text:line-break/>senescentibus molestiores sunt. Verum juventuti crassitudo<text:line-break/>neque decora neque liberalis est. De sola ergo longitu-</text:span></text:p>
      <text:p text:style-name="P15"><text:span text:style-name="T37">dine, quod fit juventuti liberalis» senectuti vero gravis et<text:line-break/>incommoda vere diceretur. Haec enim senescentibus in-<text:line-break/>curvescit, qui vix grave id onus perferre queunt, quod<text:line-break/>Hippocrates dyfphorum molestumque dixit..</text:span></text:p>
      <text:h text:style-name="P3" text:outline-level="1"><text:bookmark-start text:name="bookmark44"/>HIPPOCRATIS APHORISM<text:span text:style-name="T26">I</text:span> ET<text:line-break/>GALENI IN EOS COMMEN-<text:line-break/>TARII.<text:bookmark-end text:name="bookmark44"/></text:h>
      <text:h text:style-name="P5" text:outline-level="2">Praefatio Galeni.</text:h>
      <text:p text:style-name="P65"><text:span text:style-name="T37"><text:s/>-.iocce tertio in aphorifmos<text:line-break/>commentario, quae tum de anni temporibus, tum aetati-<text:line-break/>bus ab Hippocrate scriptis prodita funt, explicabimus, ea<text:line-break/>maxime declarantes quaecunque in ipsis obscura delite-<text:line-break/>scunt, hoc. enim proprium est explicationis opus,- apposita<text:line-break/>tamen singulorum quae recte dicta fuerint demonstra-<text:line-break/>tione, quoniam hoc quoque in commentariis fieri consue-</text:span></text:p>
      <text:p text:style-name="P15"><text:span text:style-name="T37">vit. Miror autem hic Lyci inconstantiam, qui. quidem, ut<text:line-break/>ipse ait, Quinti praeceptoris interpretationes feribat, nec<text:line-break/>eorum quae de anni tempestatibus et aetatibus dicta sunt<text:line-break/>demonstrativam ullam probationem adjiciat, sed ad expe-<text:line-break/>rientiam etobfervnifqnem omnia referat,, etianisi ipsc alios<text:line-break/>multos _aphorisinos interpretando, rationalem de contenta<text:line-break/>in ipsis veritate</text:span><text:span text:style-name="T58">;</text:span><text:span text:style-name="T37"> speculationem adhibeat, non fola' expe-<text:line-break/>rientia contentus. Quod veiofola' experientia talem con-<text:line-break/>templationem colligere nequeat, id et ipse ostendit Hip-<text:line-break/>pocrates et in orationis processu demonstrabitur.</text:span></text:p>
      <text:h text:style-name="P5" text:outline-level="2">I.</text:h>
      <text:p text:style-name="P16"><text:span text:style-name="T51">Tempestatum anni mutationes morbos' potifstmum pariunt<text:line-break/></text:span><text:span text:style-name="T51">- </text:span><text:span text:style-name="T51">tat in ipsa anni tempestatibus magnae mutationes aut<text:line-break/>frigoris aut caloris et tta pro ratione cetera.</text:span></text:p>
      <text:p text:style-name="P14"><text:span text:style-name="T37">Mutationes temporum nonnulli autumant dici, quibus<text:line-break/>invicem commutantur, quasi successiones mutationes dice-<text:line-break/>ret. Nam </text:span><text:span text:style-name="T37">hieme </text:span><text:span text:style-name="T37">ad ver' transeunte </text:span><text:span text:style-name="T37">sit </text:span><text:span text:style-name="T37">dictorum morbo-<text:line-break/>rum generatio, de quibus ipfe deinceps •loquetur. Vere<text:line-break/>namque maniae, melancholiae et epilepsiae.' " Veris autem<text:line-break/>rursum in aestatem mutatione, quod aestatis est initio,<text:line-break/>febres continuae, inquit;et tertianae et ardentes, ceteri-<text:line-break/>que deinceps morbi quos connumeraverit. Atque de au-<text:line-break/>tumno ac hieme similiter scripsit, ut inquiunt illi qui<text:line-break/>pro eodem mutationes et successiones accipi augurantur.<text:line-break/></text:span><text:span text:style-name="T37">Sed </text:span><text:span text:style-name="T37">vox potissimum aphorifmi textui addita hanc expli-<text:line-break/>cationem non admittit. 'Nam quemadmodum interdum in<text:line-break/>mutuis tempestatum anni commutationibus quidam morbi<text:line-break/>generantur, eodem etiam modo solvuntur et hoc ipse<text:line-break/>Hippocrates pronunciavit. Quare nihilo magis successiones<text:line-break/>tempestatum morbos pariunt quam solvunt. Quomodo'<text:line-break/>' igitur non fat fuit ipsi dicere: mutationes temporum mor-<text:line-break/>bos pariunt; fed et potissimum addidit? Melius itaque</text:span></text:p>
      <text:p text:style-name="P15"><text:span text:style-name="T37">suerit propter hanc additionem, eas tempestatum mutatio-<text:line-break/>nes intelligere, quae pro ipsarum temperamento fiunt<text:line-break/>alterationee. ;• Hae siquidem sunt quae potissimum morbos<text:line-break/>pariunt, quum plures alia post aliam alterationes oboriun-<text:line-break/>tur, quemadmodum in epidemiis scripsit et nunc etiam<text:line-break/>paulo post dicturus esu At vero unius temporis solius<text:line-break/>alteratio morbos quidem nonnullos efficit, non tamen po-<text:line-break/>tissimum. Quando igitur siunt morbi potissimum ex unius<text:line-break/>tempestatis alteratione? Quum magnam alterationem esse<text:line-break/>contigerit, propterea namque dicebat et in ipsis tempesta-<text:line-break/>tibus magnae mutationes aut caloris aut frigoris aut alte-<text:line-break/>rius cujusdam humiditatis aut siccitatis, ventorum liorumve<text:line-break/>silentii. Ipsa igitur est praesentis textus explicatio recte<text:line-break/>prodita. Est et alter quidam ejusmodi textus: mutationes<text:line-break/>temporum pariunt morbos maximos, potissimum autem et<text:line-break/>in quibusdam temporibus magnae mutationes, in quo ni-<text:line-break/>hil obscurum exiftit, iis praesertim qui ea audierunt, quae<text:line-break/>a me statim antea dicta fuerunt. Sunt denique quaedam</text:span></text:p>
      <text:p text:style-name="P15"><text:span text:style-name="T37">et aliae hujus textus lectiones, quas iis quae diximus<text:line-break/>concitatus intellexeris atque probaveris.</text:span></text:p>
      <text:h text:style-name="Heading_20_2" text:outline-level="2">II.</text:h>
      <text:p text:style-name="P11"><text:span text:style-name="T51">Naturarum quaedam ad aestatem, aliae ad hiemem bene<text:line-break/>aut male se habent.</text:span></text:p>
      <text:p text:style-name="P13"><text:span text:style-name="T37">Naturas hic appellavit Hippocrates in maxime pro-<text:line-break/>pria ac primaria significatione, quae secundum ipsam ma-<text:line-break/>xime substantiam naturae esu Dicebamus autem in prae-<text:line-break/>cedentibus ipsam esse temperamentum ex quatuor elemen-<text:line-break/>tis, humido, sicco, calido et frigido, ln libris quoque<text:line-break/>de temperamentis demonstratum est unum quidem esse<text:line-break/>temperamentum eucratum, temperatum, idque optimum;<text:line-break/>dyscrata vero, intemperata eaque prava, octo numero.;<text:line-break/>quatuor quidem unica praedominante qualitate; quatuor<text:line-break/>vero alia duabus qualitatibus. Atque una quidem prae-<text:line-break/>dorninante calida, frigida, sicca, hurnida; duabus vero</text:span></text:p>
      <text:p text:style-name="P15"><text:span text:style-name="T37">superantibus calida et sicca, calida et liumida, frigida </text:span><text:span text:style-name="T37">et<text:line-break/>humida, </text:span><text:span text:style-name="T37">frigida et sicca. Ad aestatem itaque frigidae et<text:line-break/></text:span><text:span text:style-name="T37">humidae </text:span><text:span text:style-name="T37">naturae optime afficiuntur; ad hiemem vero ca-<text:line-break/></text:span><text:span text:style-name="T37">lidae </text:span><text:span text:style-name="T37">et siccae</text:span><text:span text:style-name="T37">, </text:span><text:span text:style-name="T37">quemadmodum calidae et siccae per aefla-<text:line-break/></text:span><text:span text:style-name="T37">tem, frigidae et </text:span><text:span text:style-name="T37">humidae per hiemem male </text:span><text:span text:style-name="T37">afficiuntur.<text:line-break/>Perfectissime </text:span><text:span text:style-name="T37">igitur hae naturae ad dicta tempora </text:span><text:span text:style-name="T37">optime<text:line-break/>ac pessime </text:span><text:span text:style-name="T37">afficiuntur; mediocriter </text:span><text:span text:style-name="T37">afficiuntur </text:span><text:span text:style-name="T37">quae </text:span><text:span text:style-name="T37">aliquo<text:line-break/>modo a temporibus </text:span><text:span text:style-name="T37">aut </text:span><text:span text:style-name="T37">juvantur </text:span><text:span text:style-name="T37">aut </text:span><text:span text:style-name="T37">laeduntur, sicuti<text:line-break/>humida et calida, </text:span><text:span text:style-name="T37">aestate et hieme, quoniam </text:span><text:span text:style-name="T37">aestate qui-<text:line-break/>dem ut humida, hieme </text:span><text:span text:style-name="T37">vero ut calida </text:span><text:span text:style-name="T37">melius afficitur.</text:span></text:p>
      <text:h text:style-name="P5" text:outline-level="2">III.</text:h>
      <text:p text:style-name="P11"><text:span text:style-name="T51">Morborum alii </text:span><text:span text:style-name="T51">et </text:span><text:span text:style-name="T51">alia </text:span><text:span text:style-name="T51">bene </text:span><text:span text:style-name="T51">vel male </text:span><text:span text:style-name="T51">fe </text:span><text:span text:style-name="T51">habere consueve-<text:line-break/>runt et quaedam </text:span><text:span text:style-name="T51">aetates ad tempestates </text:span><text:span text:style-name="T51">et regiones et<text:line-break/>victus rationes.</text:span></text:p>
      <text:p text:style-name="P13"><text:span text:style-name="T37">Inordinatius hunc aphorilmum extulisse mihi videtur<text:line-break/>Hippocrates; melius enim utique ita dixisset: morbi et</text:span></text:p>
      <text:p text:style-name="P15"><text:span text:style-name="T37">aetates</text:span><text:span text:style-name="T37">, alii </text:span><text:span text:style-name="T37">ad </text:span><text:span text:style-name="T37">alia tempora et loca et vietus genera bene<text:line-break/>inaleve se habent. Morbi igitur bene se habent ad tem-<text:line-break/>pora quod ad sui quidem generationem attinetsimiles;<text:line-break/></text:span><text:span text:style-name="T37">quod </text:span><text:span text:style-name="T37">ad solutionem </text:span><text:span text:style-name="T51">vero,</text:span><text:span text:style-name="T37"> contrarii.</text:span><text:span text:style-name="T37">•' </text:span><text:span text:style-name="T37">Id enim a nobis<text:line-break/>superius definitum est, quum aphorismum illum explica-<text:line-break/>remus, cujus initium est: </text:span><text:span text:style-name="T51">In morbis parcius periclitantur,<text:line-break/>quorum naturae proprius.</text:span><text:span text:style-name="T37"> Aetates autem quemadmodum<text:line-break/>et naturae .frigidae quidem ad calida, 'calidae vero ad<text:line-break/>frigida tempora bene se habent. Senum quidem aetas ad<text:line-break/>aestatem, juvenum veroad hiemem habent melius; Ea-<text:line-break/>dem ratione a locis quoque </text:span><text:span text:style-name="T37">non </text:span><text:span text:style-name="T37">morbi tantum, fed etiam<text:line-break/>aetates afficiuntur. Nam morbi </text:span><text:span text:style-name="T37">calidi in </text:span><text:span text:style-name="T37">locis calidiori-<text:line-break/>bus magis procreantur minusque periculosi sunt, salubrius-<text:line-break/>que degunt in frigidis regionibus aetates calidiores et in<text:line-break/>aliis ad proportionem. Sic vero et ad vietus genus, alii<text:line-break/>ad aliud bene maleve fe habent tum morbi tum aetates.<text:line-break/>Nam calidiores ad frigidiorem victum, frigidiores ad cali—<text:line-break/>diorem, et sicciores ad humidiorem, humiliores ad siccio-</text:span></text:p>
      <text:p text:style-name="P15"><text:span text:style-name="T37">rem bene se habent. Et ut simpliciter dixerim, contrarii<text:line-break/>quidem ad contrarium victum, similes autem ad similes<text:line-break/>male habent; praeterquam si aetas commoderata et nictui<text:line-break/>et regioni et loco temperatiori comparetur: hoc enim folo<text:line-break/>modo similes a similibus bene afficientur. Quae vero im-<text:line-break/>moderatius a temperie recesserint aetates, iis temperamento<text:line-break/>contraria loca, tempora et victus genera magis conserunt.<text:line-break/>Quum vero omnes morbi; ametriae quaedam sint, eorum<text:line-break/>quidem a similibus locis ac temporibus ortus est, a con-<text:line-break/>trariis vero folutio,</text:span></text:p>
      <text:h text:style-name="P5" text:outline-level="2">IV.</text:h>
      <text:p text:style-name="P66"><text:span text:style-name="T51">Quum per anni tempestates eodem</text:span><text:span text:style-name="T37"> in die </text:span><text:span text:style-name="T51">modo calor,<text:line-break/>modo frigus oboriatur, autumnales morbi exspectandi<text:line-break/>sunt.<text:tab/>,</text:span></text:p>
      <text:p text:style-name="P13"><text:span text:style-name="T37">Merito sane; non enim tempestatum appellationes,<text:line-break/>sed temperaturae morborum causae sunt. Quum itaque</text:span></text:p>
      <text:p text:style-name="P15"><text:span text:style-name="T37">ipsae diverse immutantur, morbos quoque diversos partu-<text:line-break/>rire </text:span><text:span text:style-name="T37">necesse </text:span><text:span text:style-name="T37">est.</text:span></text:p>
      <text:h text:style-name="P5" text:outline-level="2">V.</text:h>
      <text:p text:style-name="P11"><text:span text:style-name="T51">Austri auditus hebetudinem, visus caliginem, capitis gra-<text:line-break/>vitatem, torporem ac resolutionem excitant; quum hi<text:line-break/>imperium habuerint, ista in morbis patiuntur. At st<text:line-break/>aquilonia tempestas fuerit, tusus</text:span><text:span text:style-name="T37">, faucium </text:span><text:span text:style-name="T51">asperitates,<text:line-break/>alvi durae, urinae stillicidia, horrores, laterum et pe-<text:line-break/>ctoris dolores oboriuntur. Hoc itaque dominante talia<text:line-break/>in morbis exspectanda sunt.</text:span></text:p>
      <text:p text:style-name="P13"><text:span text:style-name="T37">Rei quidem effectum declaravit his verbis, quod au-<text:line-break/>stri auditus hebetudinem, visus caliginem, capitis gravi-<text:line-break/>tatem , torporem ac resolutionem excitant; causam vero<text:line-break/>his adscriptis indicavit: quum hi imperium habuerint,<text:line-break/>in morbis salia patiuntur. Semper enim medicum id di-<text:line-break/>stinguere ac superare oportet, quod propter externam ali-</text:span></text:p>
      <text:p text:style-name="P15"><text:span text:style-name="T37">quam causam, non ratione morborum </text:span><text:span text:style-name="T37">accidit, </text:span><text:span text:style-name="T37">ut accura-<text:line-break/>tius praenotiones moliatur. Quam vero </text:span><text:span text:style-name="T37">oh </text:span><text:span text:style-name="T37">causam austri<text:line-break/>graviorem auditum et visum caliginosum </text:span><text:span text:style-name="T37">efficiant, </text:span><text:span text:style-name="T37">difficile<text:line-break/>non est ex ipsins temperamento intelligere, quum calida<text:line-break/>et humida sit natura. Etenim . ejusmodi omnia caput re-<text:line-break/>plent, proindeque sensuum instrumenta plurima implent<text:line-break/>humiditate et capitis gravitatem efficiunt. Humesacto au-<text:line-break/>tem nervorum principio ' necesse est et circa voluntarios<text:line-break/>motus' stuporem evenire, ac veluti in se ipso languidum<text:line-break/>solutumque hominem conspici. Contra vero in aquiloniis,<text:line-break/>ut ipse dicturus est inferius, </text:span><text:span text:style-name="T37">corpora </text:span><text:span text:style-name="T37">coguntur, robusta,<text:line-break/>vegeta, ad motus promtiora et auditu valentiora reddun-<text:line-break/>tur. Nunc vero haec non opposuit ab austro corpori ob-<text:line-break/>orientibus, quoniam hoc apborifmo de laesione tantum-'<text:line-break/>modo quae ex utroque accidit vento, disserere proposuit,<text:line-break/>ut his- cognitis; quae ex morbis accidunt, separemus. In<text:line-break/>aquiloniis igitur, inquit, tusses oboriuntur propter vide-</text:span></text:p>
      <text:p text:style-name="P15"><text:span text:style-name="T37">licet </text:span><text:span text:style-name="T37">instrumentorum respirationi servientium intemperiem<text:line-break/></text:span><text:span text:style-name="T37">et propter, faucium asperitatem, </text:span><text:span text:style-name="T37">de </text:span><text:span text:style-name="T37">qua nobis se loqui<text:line-break/>ostendit, </text:span><text:span text:style-name="T37">quum </text:span><text:span text:style-name="T51">fauces</text:span><text:span text:style-name="T37"> </text:span><text:span text:style-name="T37">addidit, nt </text:span><text:span text:style-name="T37">inde </text:span><text:span text:style-name="T37">subintelligeremus,<text:line-break/>patiuntur." Nam </text:span><text:span text:style-name="T37">interdum - </text:span><text:span text:style-name="T37">hoc modo loqui consuevit.<text:line-break/>Paulo post enim dicet: autumno aestivi multi morbi et<text:line-break/>febres quartanae et erraticae et lienum tumores. Possu-<text:line-break/>mus et conjunctim ista legere, fauces, alvi durae, ut<text:line-break/>nonnulli augurantur interpretes. Faucis enim aquiloniis<text:line-break/>constitutionibus durae </text:span><text:span text:style-name="T37">fiunt, quoniam </text:span><text:span text:style-name="T37">tum exsiccantur,<text:line-break/>tum refrigerantur, venterque inferior dura dejicit, tum<text:line-break/>propter temporis constitutionem ad siccius temperamentum<text:line-break/>vergentem, toto siccescente corpore </text:span><text:span text:style-name="T37">et </text:span><text:span text:style-name="T37">avidius ad sc ob-<text:line-break/>ortas ex cibis humiditates trahente</text:span><text:span text:style-name="T37">; </text:span><text:span text:style-name="T37">tum etiam qnia lon-<text:line-break/>giori tempore retenta excrementa nec permeantia tota ex-<text:line-break/>fucta arescunt. Dysuriae etiam accidunt, laesa aquilonis<text:line-break/>frigore vesica; est enim tum exsanguis tnm frigida, pro-<text:line-break/>ptereaque causis frigidis patens plus quam ceterae partes<text:line-break/>ab ipsis afficitur. Idem boreale frigus etiam thoracis tum</text:span></text:p>
      <text:p text:style-name="P15"><text:span text:style-name="T37">dolores efficit communi aliis partibus laesione, tum pro-<text:line-break/>prium ipsius partis dolorem consequutae, qui non perae-<text:line-break/>que pulmonem et cor attingit oh caloris ipsarum partium<text:line-break/>copiam. Homines vero ab aquilonio flatu horridos fieri<text:line-break/>produnt consentaneae ambientis aeris temperaturae.</text:span></text:p>
      <text:h text:style-name="P5" text:outline-level="2">VI.</text:h>
      <text:p text:style-name="P11"><text:span text:style-name="T51">Quum aestas veri stmilis suerit, in febribus copiosi sudo-<text:line-break/>res exspectandi sunt.</text:span></text:p>
      <text:p text:style-name="P13"><text:span text:style-name="T37">Quemadmodum paulo ante dicebat, quum eodem die<text:line-break/>modo calor, modo frigus accidit, morbos autumnales ex-<text:line-break/>spectare oportet; sic nunc rursus: quum aestas fit veri<text:line-break/>similis, hoc est temperamento commoderata, exspectare,<text:line-break/>inquit, oportet multos sudores in febribus, ratione<text:line-break/>optima. Nam sine aeris nos ambientis calore et nisi , ali-</text:span></text:p>
      <text:p text:style-name="P15"><text:span text:style-name="T37">qua redundans humiditas in corpore contineatur, multi<text:line-break/>sudores fieri nequeunt. Horum primum aestate, alterum<text:line-break/>hieme, neutrum autumno, utrumque vere oboritur. De-<text:line-break/>center igitur aestas quae sit arida satis humiditatern absu-<text:line-break/>mit discutitque-. Similis autem veri per calorem quidem<text:line-break/>ad cutim attrahit;sed prae hurniditate in vaporis speciem<text:line-break/>discutere non potest. Morborum itaque crisibus dum tuta<text:line-break/>humiditas affatim excernitur, multos sudores efficit.</text:span></text:p>
      <text:h text:style-name="P5" text:outline-level="2">Vll.</text:h>
      <text:p text:style-name="P11"><text:span text:style-name="T37">Per </text:span><text:span text:style-name="T51">fqualores febres acutae stunt. Quod st annus magna<text:line-break/>ex parte talis extiterit, qualem temporis statum ejscce-<text:line-break/>rit, tales plerumque morbos exspectare oportet.</text:span></text:p>
      <text:p text:style-name="P13"><text:span text:style-name="T37">Non multas ait oboriri febres siccitatibus, sed acutas,<text:line-break/>quoniam paulo post dicturus est: ex anni </text:span><text:span text:style-name="T51">constitutionibus</text:span></text:p>
      <text:p text:style-name="P15"><text:span text:style-name="T51">in universum </text:span><text:span text:style-name="T51">dixerim </text:span><text:span text:style-name="T51">siccitates imbribus longe</text:span><text:span text:style-name="T37"> falubriores<text:line-break/></text:span><text:span text:style-name="T51">minusque </text:span><text:span text:style-name="T51">letales.</text:span><text:span text:style-name="T37"> </text:span><text:span text:style-name="T37">Rursum illud deinceps conjungens pro-<text:line-break/>nnnciahit : per </text:span><text:span text:style-name="T51">afstduos imbres morbi plerumque generan-<text:line-break/>tur et febres longae,</text:span><text:span text:style-name="T37"> • decenter prosecto; nam ambientis<text:line-break/>humiditatis pituitofos humores congerit-, neque aquofa<text:line-break/>excrementa pauca accumulat; siccitas vero copia quidem<text:line-break/>pauciores humores, scd qualitate biliosiores efficit, ac<text:line-break/>proinde febres numero quidem iis, sunt pauciores, quae<text:line-break/>per assiduos imbres oboriuntur; scd acutiores. Quae vero<text:line-break/>deinceps in aphorismo dicuntur, manifesta sunt.'</text:span></text:p>
      <text:h text:style-name="P5" text:outline-level="2">VIll.</text:h>
      <text:p text:style-name="P11"><text:span text:style-name="T51">Si statis temporibus tempestive anni tempestates succedant,<text:line-break/>morbi bene morati et indicatu faciles oriuntur. Male<text:line-break/>vero constitutis, male morati ac intempestivi dijstcilis-<text:line-break/>que judicii.</text:span></text:p>
      <text:p text:style-name="P14"><text:span text:style-name="T37">Stata tempora vocitant anni tempestates ordinarim<text:line-break/>proprium temperamentum sortitas. Quem vero statum<text:line-break/>annum appellet, ab ipso tibi licet discere lu libro de<text:line-break/>aere, locis et aquis ita pronunciante: si sane in siderum<text:line-break/>ortu et occasu rationi consona signa appareant, si autumni,<text:line-break/>postremo imbres fiant, si hiems moderata sit, neque ni-<text:line-break/>mis tepens, neque frigore tempus legitimum excedens, si<text:line-break/>vere et aestate imbres tempestivi decidant, sic annum fore<text:line-break/>Saluberrimum par esu Quum itaque jam didiceris, quem<text:line-break/>statum annum aut constantem este velit, facile est etiam<text:line-break/>instabilem et inconstantem intelligere.. Nam quaecunque<text:line-break/>tempora aliqua ex parte stati anni moderationem non fer-<text:line-break/>yarint, </text:span><text:span text:style-name="T51">ea</text:span><text:span text:style-name="T37"> nunc Hippocrates instabilia et intempestiva vo-<text:line-break/>citat et qui in ipsis oboriuntur morbi, eos similiter insta-<text:line-break/>biles et intempestivos appellat. Ait autem ipsus difficilis,<text:line-break/>hoc est pravi esse judicii. Aut enim cum periculosis sym-<text:line-break/>ptomatibus crises in morbis eveniunt aut quam primum<text:line-break/>perniciosi funt, aut omnino revertuntur.</text:span></text:p>
      <text:h text:style-name="P6" text:outline-level="2">IX.</text:h>
      <text:p text:style-name="P11"><text:span text:style-name="T37">Autumno in </text:span><text:span text:style-name="T51">universum morbi acutifstmt et</text:span><text:span text:style-name="T37"> maxime letales ;<text:line-break/></text:span><text:span text:style-name="T37">ver </text:span><text:span text:style-name="T37">autem </text:span><text:span text:style-name="T51">saluberrimum et minime exitiale.</text:span></text:p>
      <text:p text:style-name="P13"><text:span text:style-name="T37">Quum anni tempestates consentaneum servant totum<text:line-break/>temperamentum </text:span><text:span text:style-name="T37">, </text:span><text:span text:style-name="T37">ver quidem earum' erit saluberrimum<text:line-break/>prout temperatum existit, morbos autem acutissimos atque<text:line-break/>letales pro tempestatum ratione autumnus advecturus est,<text:line-break/>quoniam ver quidem probe temperatum est, autumno vero<text:line-break/>hoc in primis inest mali, quod eodem die modo calorem,<text:line-break/>modo frigus proferat; deinde quod aestivam tempestatem<text:line-break/>excipiat, in qua plerisque humores quidem assati fuerunt,<text:line-break/>quibusdam vero etiam vires prostratae. At non solum<text:line-break/>hac ratione autumnus pravus est, verum etiam quod qui<text:line-break/>prius ad cutirn humores movebantur atque perspiratu dis-<text:line-break/>cutiebantur, per autumnum ab ambientis aeris frigore in<text:line-break/>altum propellantur coganturque. Atque haec omnibus<text:line-break/>hominibus funt communia. Sed pravo nictu utentibus</text:span></text:p>
      <text:p text:style-name="P15"><text:span text:style-name="T37">amplius accedunt autumnales fructus, quibus copiosius<text:line-break/>impleti pravorum humorum copiam accumulant. -</text:span></text:p>
      <text:h text:style-name="P5" text:outline-level="2">X.</text:h>
      <text:p text:style-name="P16"><text:span text:style-name="T51">Autumnus tabidis malum.</text:span></text:p>
      <text:p text:style-name="P13"><text:span text:style-name="T37">Superiore quidem aphorismo alias autumnum, nunc<text:line-break/>autem ut ipsis tabidis noxium rursum, vituperat. Utrum<text:line-break/>vero phthoe laborantes solos• tabidos nominet, quibus ni-<text:line-break/>mirum pulmo exulceratus est, an omnes quomodocunque<text:line-break/>colliquefactos, conjicere non possumus. Autumnum autem<text:line-break/>utrisque malum esse, quum simul siccus ac frigidus et in-<text:line-break/>aequalis exrstat, apertum est,</text:span></text:p>
      <text:h text:style-name="P5" text:outline-level="2">XI.</text:h>
      <text:p text:style-name="P11"><text:span text:style-name="T51">Inter anni tempestates, st hiems sicca quidem et aquilonia<text:line-break/>suerit f ver autem pluviosum et austrinum, scbres acu-</text:span></text:p>
      <text:p text:style-name="P14"><text:span text:style-name="T45">tas, </text:span><text:span text:style-name="T51">lippitudines et dysenterias ad aestatem oboriri ne-<text:line-break/>caste est, praesertim vero mulieribus ac viris humidior</text:span><text:span text:style-name="T51">e<text:line-break/></text:span><text:span text:style-name="T51">natura praeditis.</text:span></text:p>
      <text:p text:style-name="P13"><text:span text:style-name="T37">De tempestatum anni variatione ac mutatione agit<text:line-break/>hic apborismus, ah hieme quidem sicca et aquilonia et<text:line-break/>vere pluviofo ac australi ducto exordio. Ejusmodi autem<text:line-break/>mutationes quamquam pnivae existuht, sunt tamen prae-<text:line-break/>ter' naturam, quare et adventante aestate morbos fore<text:line-break/>praedicit, febres acutas, opththalmlas, dysenterias. Cau-<text:line-break/>sam vero qua post talem praedictum statum hujuscemodi<text:line-break/>exuberent morbi; ipse explicuit in libro de aere, locis<text:line-break/>et aquis. Sic aptem se habet textus: si hiems </text:span><text:span text:style-name="T51">quidem<text:line-break/>stcca et aquilonia, ver autem pluvium et austrinum suerit,<text:line-break/>aestatem febribus abundare et Ophthalmias </text:span><text:span text:style-name="T51">et </text:span><text:span text:style-name="T51">dysenterias<text:line-break/>oboriri necejse est. Quum enim vernis imbribus et austro<text:line-break/>madefacta et humectata terra, aestatis derepente aestus<text:line-break/>intervenerit, tum a terra permadescente et calida, tum a</text:span></text:p>
      <text:p text:style-name="P15"><text:span text:style-name="T51">[ole adurente </text:span><text:span text:style-name="T51">geminari </text:span><text:span text:style-name="T51">ardorem necejsc est, hominum pro-<text:line-break/>pterea neque constantibus,- scd </text:span><text:span text:style-name="T51">potius </text:span><text:span text:style-name="T51">laxatis </text:span><text:span text:style-name="T51">ventribus,<text:line-break/>neque </text:span><text:span text:style-name="T51">restccato cerebro.</text:span><text:span text:style-name="T37"> .Neque </text:span><text:span text:style-name="T37">enim </text:span><text:span text:style-name="T51">fieri potest, quin<text:line-break/>ubi ver esusmodi praaceffit, corpus et </text:span><text:span text:style-name="T51">caro colliquestant,<text:line-break/></text:span><text:span text:style-name="T51">strnulque tum 'omnibus acutifstmae febres, </text:span><text:span text:style-name="T51">tum maxime pi-<text:line-break/></text:span><text:span text:style-name="T51">tuitosis' eveniant. Mulieribus vero par est, dysenterias<text:line-break/>suri et</text:span><text:span text:style-name="T37"> viris </text:span><text:span text:style-name="T51">natura humidioribun</text:span><text:span text:style-name="T37"> Haec'in libro de </text:span><text:span text:style-name="T37">aere,<text:line-break/></text:span><text:span text:style-name="T37">loeisp et aquis protulit Hippocrates. Nos vero latius ejus<text:line-break/>orationem explanabimus,''ae primo' quidem quamobrem<text:line-break/>neque ipfa hieme; neque vere per ejusmodi statum mor-<text:line-break/>bos vulgus adoriri dixerit, quamvis secundo epidemiorum<text:line-break/>ipsa laesa tempestate Cranone carbunculos ortos suisse<text:line-break/>prodiderit.'' Sic autem se habet ejus dictior" Cranone an-<text:line-break/>thraces' aestivi; ubique per aestus imbre largo pluebat<text:line-break/>iique austro magis fiebant. Patet igitur ex ejus dictis<text:line-break/>etiam causa, cur Cranone per aestatem facti sint carbuii-<text:line-break/>culi. Non enim parum naturale temperamentum mutave-</text:span></text:p>
      <text:p text:style-name="P15"><text:span text:style-name="T37">rat</text:span><text:span text:style-name="T14">, </text:span><text:span text:style-name="T37">sed ad talem statum pervenerat, </text:span><text:span text:style-name="T37">per quem </text:span><text:span text:style-name="T37">facile<text:line-break/>putrent quaecunque naturam putredini obnoxiam sortiun-<text:line-break/>tur. Possunt enim hurniditates praeter modum auctae<text:line-break/>putrefacere, quemadmodum ipse dicturus est. </text:span><text:span text:style-name="T37">At </text:span><text:span text:style-name="T37">morbi<text:line-break/>pluviosis temporibus plerumque fiunt, febres, longae, alvi<text:line-break/>fluxus et putredines; scd iis ipsis etiamnum magis calo-<text:line-break/>res, Ambabus vero in idem concurrentibus et ut Cranone<text:line-break/>vehementibus ac immoderatis </text:span><text:span text:style-name="T37">alteram </text:span><text:span text:style-name="T37">tempestatem corpus<text:line-break/>non exspectat, quum in ipsa priore maxime laedi queat.<text:line-break/>Per hiemem vero siccam et aquiloniam corpora iis mole-<text:line-break/>stiis afficiuntur, quas ipse prius his verbis protulit: </text:span><text:span text:style-name="T51">At<text:line-break/>st aquilonia' tempestas suerit, tustsus, faucium asperitates,<text:line-break/>alvi durae, dysuriae, horrores, laterum et pectoris dolo-<text:line-break/>res oboriuntur.</text:span><text:span text:style-name="T37"> Non tamen morbus effatu dignus contra-<text:line-break/>hetur ; nam et alloqui sicciores tempestates sunt salubriores<text:line-break/>minusque letales t in </text:span><text:span text:style-name="T51">universum enim, dixit, sicciores tem-<text:line-break/>pestates pluviosis estsc salubriores minusque letales.</text:span><text:span text:style-name="T37"> Hiems<text:line-break/>itaque aquilonia et sicca homines quidem recta structura</text:span></text:p>
      <text:p text:style-name="P15"><text:span text:style-name="T37">donatos, tussibus, alvi retentione, dysuria partiumque<text:line-break/>thoracicarum doloribus vexabit, non tamen febres aut<text:line-break/>dysenterias aut quid ejusmodi effectura esu Sed cur ne<text:line-break/>vere quidem pluvioso atque australi in vulgus morbi gras-<text:line-break/>santur? Quia praecessit hiems vehementer frigida et sicca.<text:line-break/>Ipfe vero dixerat non simpliciter praesentes constitutiones<text:line-break/>spectandas esse, sed etiam ex quibus in quas fiant muta-<text:line-break/>tiones. Corpus itaque prius per hiemem siccam et aqui-<text:line-break/>loniam resiccatur, non modo nihil ex vernis imbribus<text:line-break/>patietur, fed nonnihil ad naturalem quadamtenus rediens<text:line-break/>cornmoderationem juvabitur. Si vero totum ver humidum<text:line-break/>fuerit ad contrariam priori, quae ipsi sicca erat, consti-<text:line-break/>tutionem ducetur corpus, in medio positam symmetriam<text:line-break/>excedens. Quare paratum ipsum ad laesionem aestas exci-<text:line-break/>piet, terra adhuc humectata existente atque ob id fuffo-<text:line-break/>cantem aestum efficiente, etesiis nimirum jam flare mi-<text:line-break/>nime solitis. Nam ii postea et post canem pro consuetu-<text:line-break/>dine flare incipiunt. Quare totum illud tempus medium</text:span></text:p>
      <text:p text:style-name="P15"><text:span text:style-name="T37">febres habebit acutas propter caliditatem et humiditatem<text:line-break/>humoribus in corpore putrescentibus; ophlhalmias quoque<text:line-break/>et dysenterias pro partium facile laesionem admittentium<text:line-break/>aptitudine. Aliae namque aliis pro corporum tempera-<text:line-break/>mentis ad patiendum faciliores aut difficiliores funt. Nam<text:line-break/>ophthalmice prope omnes infestant repleto capite, nisi<text:line-break/>quibus oculi sunt praevalidi. Dysenteriae vero, ut ipsc<text:line-break/>dixit, natura humida praeditos ac mulieres, hae siquidem<text:line-break/>viris sunt hnmidiores. Si igitur totam, constitutionem<text:line-break/>tanquam nostra putrefacientem corpora damnamus, constat<text:line-break/>putredinem humidis corporibus magis oborturam. Enim-,<text:line-break/>vero quod nostris </text:span><text:span text:style-name="T51">in corporibus</text:span><text:span text:style-name="T37"> putrescit humidum, id<text:line-break/>ipsum tanquam materia quaedam est vi caloris parta.<text:line-break/>Ambientis vero humiditas quod humores in corpore<text:line-break/>redundantes desiccari prohibeat, propterea vim pu-<text:line-break/>trefacientern adjuvat. Itaque nihil mirum talibus con-</text:span></text:p>
      <text:p text:style-name="P15"><text:span text:style-name="T37">stitutionibus naturas humidiores magis laedi et propterea<text:line-break/>febres pituitosis magis oboriri</text:span><text:span text:style-name="T37">; </text:span><text:span text:style-name="T37">bi siquidem necessario sunt'<text:line-break/>humidiores. Manente igitur putredine in corpore fiunt<text:line-break/>febres; si vero ea per alvum vacuetur, dysenteriae. At-<text:line-break/>que haec per totam aestatem aderunt, nisi circa canis<text:line-break/>ortum alia fiat mutatio, de qua ipse in libro de aere,<text:line-break/>locis et aquis egit; post sententiam paulo ante deinceps<text:line-break/>scriptam, cujus haec fuit clausula. Dysenterias autem<text:line-break/>mulieribus par ' est accidere et viris humidioribus. His<text:line-break/>enim subscquentem textum connectens scribit: et </text:span><text:span text:style-name="T51">quidem<text:line-break/>st circa canis ortum supervenerit aqua et hiberna tempe-<text:line-break/>stas et etesiae staverint , spes est cesuuros morbos et autum-<text:line-break/>num fore sulubrem; alioqui mortis periculum pueris im-<text:line-break/>minet et mulieribus, minime vero senibus et ne qui evase-<text:line-break/>rint, in quartanam decidant et ipfa quartana in hydro-<text:line-break/>pem terminetur.</text:span><text:span text:style-name="T37"> Verum de iis quae adjecit in libro de<text:line-break/>aere, locis et aquis, quum eum librum interpretabimur,</text:span></text:p>
      <text:p text:style-name="P15"><text:span text:style-name="T37">accuratius disceptabimus. De iis vero quae in praesenti<text:line-break/>aphorismo opponuntur, satis dictum est excepta dictione,<text:line-break/></text:span><text:span text:style-name="T51">necejse,</text:span><text:span text:style-name="T37"> quam non solum in aphorismis apposuit, sed etiam<text:line-break/>in libro de aere, locis et aquis, per eam indicans quod<text:line-break/>rei natura persuasus, non aliqua observatione haec literis<text:line-break/>prodidit. Quoties igitur par esset ipsum vidisse talem<text:line-break/>constitutionem vel quot in locis, num bis terve quaterve?<text:line-break/>At neque si vicisse multoties dixerit, jam possumus ita<text:line-break/>semper fore pronunciare; quemadmodum neque si medi-<text:line-break/>camento aliquo videris fex aut septem homines purgatos<text:line-break/>dicere certo poteris omnes posthac homines ex necessitate<text:line-break/>purgandos esse. Quare pro manifesto relinquitur, quod<text:line-break/>rei naturam Hippocrates, non aliquam observationem sc-<text:line-break/>quutus his verbis scripserit, necesse est aestate febres acu-<text:line-break/>tas et opthalmias et dysenterias oboriri.</text:span></text:p>
      <text:h text:style-name="P6" text:outline-level="2">XII.</text:h>
      <text:p text:style-name="P11"><text:span text:style-name="T37">At si </text:span><text:span text:style-name="T51">australis hiems et pluviosa ac tepens suerit; ver au-<text:line-break/>tem siccum et aquilonium</text:span><text:span text:style-name="T37"> 5 </text:span><text:span text:style-name="T51">mulieres quidem quibus ad<text:line-break/>ver partus imminet-, ex quacunque causa . abortiunt.<text:line-break/>Quae vero pariunt, ita imbecillos ac morbosus infantes<text:line-break/>edunt, ut aut quamprimum intereant aut tenues et<text:line-break/>valetudinarii vivant. Ceteris autem mortalibus dysente-<text:line-break/>riae et Ophthalmiae aridae oriuntur/ .senioribus vero<text:line-break/>catarrtii qui brevi enecant.</text:span></text:p>
      <text:p text:style-name="P13"><text:span text:style-name="T37">Duarum anni tempestatum superiore aphorismo pro-<text:line-break/>ditarum temperatura ad eas quae nunc explicandae sunt<text:line-break/>tempestates vice versa </text:span><text:span text:style-name="T51">fe</text:span><text:span text:style-name="T37"> habet. Qualis enim erat hiems<text:line-break/>prius in illo, tale nunc ver est; quale vero erat in illo<text:line-break/>ver, talis nunc existit hiems. Itaque in illis non fuisse<text:line-break/>necessarium vere morbos vehementes grassari abunde di-<text:line-break/>ctum est. Nunc autem quod hieme humida quidem et<text:line-break/>calida existente, vere autem frigido et sicco necessarium</text:span></text:p>
      <text:p text:style-name="P15"><text:span text:style-name="T37">sit </text:span><text:span text:style-name="T37">ipso </text:span><text:span text:style-name="T37">vere </text:span><text:span text:style-name="T37">homines aegrotare demonstratum esu </text:span><text:span text:style-name="T37">Mu-<text:line-break/>lieres itaque quibus partus ad ver sit, quacunque occa-<text:line-break/>sione abortiunt. Corpora siquidem per hiemem tepentem<text:line-break/>humida et mollia et rara facta intro ita facile </text:span><text:span text:style-name="T37">ad </text:span><text:span text:style-name="T37">inti-<text:line-break/>mas usque sui partes ambientis aeris frigus admittunt,<text:line-break/>ut qui jam infantes diuturno tempore aeriis tempori assue-<text:line-break/>verunt, vehementer a frigore percussi, cum ratione hi<text:line-break/>quidem prius, jam in utero mortui deprehendantur, illi<text:line-break/>vero mox in partu intereant. Qui- vero ex ipsis vivi in<text:line-break/>lucem prodierint repentinam in contrarium mutationem<text:line-break/>non ferentes vel brevi post tempore moriuntur vel tenues<text:line-break/>ac morbosi facti vix in vita perdurant. Ceteris vero pi-<text:line-break/>tuitosis ut mulieribus dysenterias ex pituita a capite in<text:line-break/>alvum defluente oboriri pronunciat. Hunc enim humorem<text:line-break/>par est dicto coeli statu copiosum procreari; per hiemem<text:line-break/>quidem capite repleto; per </text:span><text:span text:style-name="T51">veris autem</text:span><text:span text:style-name="T37"> initia repente<text:line-break/>refrigerato; quandoquidem cerebrum pituitosa excrementa<text:line-break/>procreare consuevit, quum refrigeratum alimentum via-</text:span></text:p>
      <text:p text:style-name="P14"><text:span text:style-name="T37">cere ac coquere non potest. </text:span><text:span text:style-name="T37">Id </text:span><text:span text:style-name="T37">autem et pituitae genera-<text:line-break/>. tioni </text:span><text:span text:style-name="T37">accedit, </text:span><text:span text:style-name="T37">ut quae a vehementi frigiditate fit, arida<text:line-break/>evadat; quae vero </text:span><text:span text:style-name="T37">a </text:span><text:span text:style-name="T37">calore caput replente falsa, quern-<text:line-break/>admodurn et quae ob exiguam fit frigiditatem vel paucam<text:line-break/>dulcedinem vel nullam manifestam qualitatem habeat.<text:line-break/>Quae igitur ob praesentem aeris statum pituita fuit pro-<text:line-break/>pter hiemis calorem salsa erit, et . hac ratione maxime<text:line-break/>dysenterias generabit, quum longiori tempore mordens .et<text:line-break/>radens intestinum oblaeserit. Nam et quum propter len-<text:line-break/>torem in transitu intestinis haereat et immoretur, fem-<text:line-break/>perque sua qualitate ipfa jactet ac deterat, dysenteriam<text:line-break/>efficit. Natura vero calidis ac biliosis dicit ipse Hippo-<text:line-break/>crates ophthalmias siccas accidere. Sic autem eas appel-<text:line-break/>lat quae citra fluxionem oboriuntur. Calidis siquidem ac<text:line-break/>siccis naturis sicco ac frigido statu calidum et humidum<text:line-break/>excipiente ophthalmias fieri rationi consentaneum esu Ca-<text:line-break/>put enim prius calido ac humido statu repletum est; fri-<text:line-break/>gns autem superveniens; velut manu quadam exterius</text:span></text:p>
      <text:p text:style-name="P15"><text:span text:style-name="T37">apprehenso ac compresso, ut spongia quadam cerebro<text:line-break/>contentam humiditatem exprimit. Haec vero delata alias<text:line-break/>ad alium locum injuriae excipiendae opportunum com-<text:line-break/>plures morbos </text:span><text:span text:style-name="T37">procreat;' </text:span><text:span text:style-name="T37">et quibus oculi natura funt irn-<text:line-break/>becilles, iis opbthalmiae oboriuntur. Nihil autem foras<text:line-break/>ex ipsis effluet propter ambientis aeris frigus superficiem<text:line-break/>densantis. Quod vero, ipsu Hippocrates ad causas singula<text:line-break/>quae diximus referat, liquet ex iis quae libro de aere,<text:line-break/>locis et aquis his verbis prodidit. Pituitosis itaque et<text:line-break/>mulieribus par est dyfenterias oboriri propter naturae<text:line-break/>humiditatem, pituita a cerebro, biliosis autem siccas<text:line-break/>ophthalmias, carnis caliditatem </text:span><text:span text:style-name="T37">ac </text:span><text:span text:style-name="T37">siccitatem. Quod vero<text:line-break/>in aphorisrni fine' scriptum est: </text:span><text:span text:style-name="T51">senibus vero catarrhi qui<text:line-break/>brevi enecant,</text:span><text:span text:style-name="T37"> ipse in libro de aere, locis et aquis his<text:line-break/>verbis scripsit: Valde autem senibus tales propter vena-<text:line-break/>rum raritatem et extenuationem .catarrhi fiunt, itu ut</text:span></text:p>
      <text:p text:style-name="P15"><text:span text:style-name="T37">derepente nonnulli intereant; quibusdam vero pars dextra<text:line-break/>sinistrave resoluta stupeat. His verbis Hippo crates non<text:line-break/>illos valde consuetos catarrhos appellatos, qui ex capite<text:line-break/>per asperam arteriam ad pulmonem fiunt, sed eas fluxio-<text:line-break/>nes omnes, quae a capite per venas in partes inferiores<text:line-break/>feruntur. Quare illud, </text:span><text:span text:style-name="T51">brevi enecant,</text:span><text:span text:style-name="T37"> belle adjectum vi-<text:line-break/>detur, quia hae fluxiones cita crisi terminantur, quum<text:line-break/>alii catarrhi diutius perdurent. Nonnulli tamen interpre-<text:line-break/>tes per eos catarrhos defluxiones quae a capite per fau-<text:line-break/>ces et arterias in pnlmones fiunt, cum negatione non<text:line-break/>hanc orationem scribentes: </text:span><text:span text:style-name="T51">senibus vero catarrhi qui<text:line-break/>brevi non enecant,</text:span><text:span text:style-name="T37"> decenter loquuntur. Non enim ipsis<text:line-break/>ob aetatem frigidae fluxiones coquuntur, verum in qui-<text:line-break/>busdam exemplaribus scriptum est; </text:span><text:span text:style-name="T51">brevi enecant,</text:span><text:span text:style-name="T37"> quando-<text:line-break/>quidem et in libro de aere, locis et aquis ipse inquit:<text:line-break/>ut </text:span><text:span text:style-name="T51">repente ex iis nonnulli intereant.</text:span></text:p>
      <text:h text:style-name="P4" text:outline-level="2">XIII.</text:h>
      <text:p text:style-name="P11"><text:span text:style-name="T51">Si varo aestas stcca et aquilonia; autumnus vero pluvio-<text:line-break/>sus ac austrinus fuerit, capitis dolores ad hiemem et<text:line-break/>tujses et raucedines, nonnullis etiam </text:span><text:span text:style-name="T51">et </text:span><text:span text:style-name="T51">tabes oriuntur.</text:span></text:p>
      <text:p text:style-name="P13"><text:span text:style-name="T37">' </text:span><text:span text:style-name="T37">Eandem temperaturam aestati et autumno attribuit,<text:line-break/>quam paulo ante tum de vere, tum de hieme pronuncia-<text:line-break/>verat, ita loquutus; </text:span><text:span text:style-name="T51">Si hiems stcca et aquilonia suerit, ver<text:line-break/>pluvium et australe.</text:span><text:span text:style-name="T37"> Verum : ibi quidem ob hunc statum<text:line-break/>aestate- dixit febres acutas, ophthalmias et dysenterias<text:line-break/>oboriri. Nunc vero per hiemem capitis dolores, tusses,<text:line-break/>raucedines atque gravedines. Sed neque , illic aestivam<text:line-break/>constitutionem, neque *hic hibernam adscripsit, ut qui in<text:line-break/>naturali temperatione utrasque anni tempestates servare<text:line-break/>veliti Nam si etiamnum his diveria quaedam accesserit<text:line-break/>aeris ambientis intemperies, praedictis quoque morbis</text:span></text:p>
      <text:p text:style-name="P15"><text:span text:style-name="T37">propter illam quiddam aliud intemperiei proprium acci-<text:line-break/>det. Verum in eo coeli statu quo dixit hiemem fieri sic-i<text:line-break/>cam et aquiloniam, ver pluvium et austrinum, ipse mor-<text:line-break/>borum, qui per- aestatem .oboriuntur causas scriptis pro-<text:line-break/>didit libro de a'ere, locis et aquis;-in quo de praefenti<text:line-break/>statu </text:span><text:span text:style-name="T37">nihil </text:span><text:span text:style-name="T37">protulit. Nam post duos ante scriptos status,<text:line-break/>unum quidem quo hiemem borealem simul et siccam, ver<text:line-break/>pluvium et australe esse statuit; alterum vero in quo<text:line-break/>contrarium, pluviosam et australem hiemem, ver autem<text:line-break/>siccum et aquilonium. Hunc istis consequenter tertium<text:line-break/>statum mutatum, de quo praesens agit aphorifmus, non<text:line-break/>etiam adscripsit; scd hujus loco alterum qui talis est; si<text:line-break/>vero aestas pluviosa fuerit australis et autumnus similiter;<text:line-break/>morbis hiemem fcatere necesse esu Deinde per ordinem<text:line-break/>quosdam alios scripsit status neque eos praefenti similiter.<text:line-break/>De illis quidem, quum in eum librum commentabimur,<text:line-break/>verba facturi fumus. Nunc vero de eo statu ab ipso in</text:span></text:p>
      <text:p text:style-name="P15"><text:span text:style-name="T37">aphorismis' edito agamus eodem orationis facto exordio,<text:line-break/>quod paulo ante pronunciavimus. Etenim par est Hip-<text:line-break/>pocratem ipfam hiemem ei quae fecundum naturam est<text:line-break/>similem servare, hoc est frigidam atque hurnidarn, quate-<text:line-break/>nus haec utraque qualitas temperatis orbis terrarum re-<text:line-break/>gionibus convenit, de quibus et ipfe loquitur </text:span><text:span text:style-name="T37">et </text:span><text:span text:style-name="T37">quorum<text:line-break/>paulo post nominatim mentionem faciemus. Servante ita-<text:line-break/>que suum temperamentum hieme, nullus vehemens in ea<text:line-break/>morbus constituetur, scd tantum cephalalgiae, tusses, rau-<text:line-break/>cedines et gravedines, repleti capitis symptomata. Si igi-<text:line-break/>tur, ut et prius diximus; in utraque anni tempestate tum<text:line-break/>aestiva, tum autumnali pluvias australes fieri contigerit,<text:line-break/>fortassis etiam in ipfa aestate, sin minus, autumno certe<text:line-break/>morbi statim humidi et australis proprii et familiares in<text:line-break/>vulgus grassabuntur. Nunc vero quum aestatem siccam et<text:line-break/>aquiloniam praecessisse supposuit, autumnum autem humi-<text:line-break/>dum et austrinum sequutum fuisse, rationi consentaneum<text:line-break/>est non solum protinus neminem aegrotare coepisse, ve-</text:span></text:p>
      <text:p text:style-name="P15"><text:span text:style-name="T37">rum etiam immoderatioris per aestatem siccitatis habere<text:line-break/>remedium non parvum factam 'autumno bumidamcon-<text:line-break/>stitutionem. Quia vero totus autumnUs talis est fubfequu-<text:line-break/>tus, proindeque humidiorem naturam sortitis immoderatius<text:line-break/>repletum fuit caput, praedictos morbos hieme obvenire<text:line-break/>necesse est; nt et quibusdam eorum tabem, huic nimirum<text:line-break/>affectui natura obnoxiis, quales funt tum qui angusto funt<text:line-break/>pectore tum quibus a canite in pulmonem fluxio defer-<text:line-break/>tur. His igitur phthises acnideUt, ceteris vero nullus<text:line-break/>quidem vehemens morbus, fed tusses, raucedines et alia<text:line-break/>hujusmodi fymplomata oborientur, quae hiemali tempestate<text:line-break/>capita austrinis pluviis prius repleta excipiente atque situ<text:line-break/>in nonnullis quidem hoc solum efficiente, quod in capite<text:line-break/>immoratur excrementum, id ipsi doloris esse causam. Nul-<text:line-break/>lam siquidem plenitudinem ulla in corporis' parte hiems<text:line-break/>discutit. In quibusdam verti coacto amplius et veluti<text:line-break/>compresso capite expressum excrementum in partes capite</text:span></text:p>
      <text:p text:style-name="P15"><text:span text:style-name="T37">inferiores descendit. Hoc itaque velat purgatio quaedam<text:line-break/>capitis est et, vacuatio. Quibus vero plenitudine gravatum<text:line-break/>caput prius laboravit, nec hiemis frigus ferre potuit; in<text:line-break/>his jam per intemperiem refrigeratum, majorum luferio-<text:line-break/>ribus sibi partibus fluxionum causa exisset.</text:span></text:p>
      <text:h text:style-name="P5" text:outline-level="2">XIV.</text:h>
      <text:p text:style-name="P11"><text:span text:style-name="T51">'Si vero autumnus aquilonius et pluviarum expers suerit,<text:line-break/>hominibus natura humidis et mulieribus consurt; reli-<text:line-break/>quis autem Ophthalmiae erunt aridae et febres tum acu-<text:line-break/>tae tum diuturnae, atque nonnullis melancholiae.</text:span></text:p>
      <text:p text:style-name="P13"><text:span text:style-name="T37">Patet hanc orationem nunc pronuntiatam integrum'<text:line-break/>aphorisumm non esse, scd unius aphorisini partem alte-<text:line-break/>ram, cujus priorem partem nuper explicare destitimus.<text:line-break/>Nam manente communi ea, quae aestatis est, utrique ora-</text:span></text:p>
      <text:p text:style-name="P15"><text:span text:style-name="T37">tioni suppositione': </text:span><text:span text:style-name="T37">prior quidem </text:span><text:span text:style-name="T37">autumnum illic’ pluvium<text:line-break/>et australem praesuppooit, posterior vero, quae nunc in-<text:line-break/>stat siccum et aquilonium. Qnod </text:span><text:span text:style-name="T37">vero </text:span><text:span text:style-name="T37">nihil disserat sic-<text:line-break/>cum aut squallentern, pluviarum expertem aut inaquosum<text:line-break/>proferre., cuique manifestum esu • </text:span><text:span text:style-name="T37">Ambabus </text:span><text:span text:style-name="T37">ergo anni<text:line-break/>tempestatibus et squalidis </text:span><text:span text:style-name="T37">et </text:span><text:span text:style-name="T37">siccis effectis, humidae qui-<text:line-break/>dem naturae non modo nihil </text:span><text:span text:style-name="T37">offendentur ab. </text:span><text:span text:style-name="T37">ejusmodi<text:line-break/>constitutione, sed potius aliquam utilitatem capient. Cau-<text:line-break/>sam vero ipse dixit libro de aere, locis et aquis, sic<text:line-break/>scribens</text:span><text:span text:style-name="T51">Pituitosts vero haec </text:span><text:span text:style-name="T51">omnia </text:span><text:span text:style-name="T51">sunt auxilia. De-<text:line-break/>siccantur. enim atque </text:span><text:span text:style-name="T51">ad </text:span><text:span text:style-name="T51">hiemem </text:span><text:span text:style-name="T51">minime </text:span><text:span text:style-name="T51">humecti</text:span><text:span text:style-name="T51">, </text:span><text:span text:style-name="T51">scd ex-<text:line-break/>siccati perveniunt. Reliquas vero </text:span><text:span text:style-name="T51">minime</text:span><text:span text:style-name="T37"> </text:span><text:span text:style-name="T37">tales, </text:span><text:span text:style-name="T51">Ophthal-<text:line-break/>miae stccae, subres acutae atque gravedines </text:span><text:span text:style-name="T51">et </text:span><text:span text:style-name="T51">eorum non-<text:line-break/>nullos melancholiae comitantur. Horum generationis cau-<text:line-break/>sum ipse praedicto libro bis uerbis explicat. Biliosis vero<text:line-break/>haec tempestas est inimicijstmaadmodum enim exsiccantur,<text:line-break/>his stccae • Ophthalmiae succedunt et febres tum acutae tum<text:line-break/>diuturnae,' quibusdam- etiam melancholiae.</text:span><text:span text:style-name="T37"> Deinde eau-</text:span></text:p>
      <text:p text:style-name="P15"><text:span text:style-name="T37">fam his, verbis affert: . </text:span><text:span text:style-name="T51">Bilis enim </text:span><text:span text:style-name="T51">pars </text:span><text:span text:style-name="T51">kumidifstrna atque<text:line-break/></text:span><text:span text:style-name="T51">aquostspma exsiccatur atque absumitur </text:span><text:span text:style-name="T51">; </text:span><text:span text:style-name="T51">crasusurna </text:span><text:span text:style-name="T51">vero<text:line-break/></text:span><text:span text:style-name="T51">et acerrima relinquitur; pars quoque sanguinis eadem ra-<text:line-break/>tione, ex quibus hi morbi ipsis contingunt.</text:span><text:span text:style-name="T37"> Haec itaque<text:line-break/>a nobis in propositas constitutiones satis explicata sunt.<text:line-break/>Cur vero de his solis constitutionibus mentionem fecerit<text:line-break/>Hippocrates,; quum et aliae sint multae, non habeo di-<text:line-break/>cere. Malo autem declarare methodum, . qua quis utens<text:line-break/>omnes constitutiones complecteretur, quae talis est. Pri-<text:line-break/>muia igitur a simplicibus ambientis nos aeris intempesta-<text:line-break/>tlbus tanquam ab elementis exordiri, necessarium </text:span><text:span text:style-name="T37">est;<text:line-break/></text:span><text:span text:style-name="T37">deind.e. ipsas in minimas, maximas ac medias dividere;<text:line-break/>postea sic praediatarum intempestatom unaquaque singulis<text:line-break/>in temporibus oborta dicere, quos morbos proi cuiusque<text:line-break/>naturae ratione sit procreatura, atque deinceps duorum<text:line-break/>temporum intemperies, .sibi invicem complicare, quemad-.<text:line-break/>modum nuric, aggressus est Hippocrates. His vero com-<text:line-break/>memoratis omnibus,, trium,, deinceps temporum, deinde</text:span></text:p>
      <text:p text:style-name="P15"><text:span text:style-name="T37">quatuor intemperies copulandae sunt: </text:span><text:span text:style-name="T37">sic </text:span><text:span text:style-name="T37">enim persecta<text:line-break/>evadet exercitatio. Haec </text:span><text:span text:style-name="T37">igitur et </text:span><text:span text:style-name="T37">nos fortassis </text:span><text:span text:style-name="T37">aliquando,<text:line-break/></text:span><text:span text:style-name="T37">si plus otii nacti fuerimus, seorsum scribemus. Sufficiat<text:line-break/>autem in praesentia hoc solum dixisse, paucas admodum<text:line-break/>intempestatum complexiones Hippocratem ita scripsisse, ut<text:line-break/>hae potius quoddam exemplum esse videantur quam pars<text:line-break/>aliqua effatu digna totius circa talia disciplinae. Dicemus<text:line-break/>autem plenius de ipsis, quum librum de aere, locis et<text:line-break/>aquis et epidemiorum primum interpretabimur. Jam vero<text:line-break/>quod paulo ante sum me dicturum pollicitus, eo ad-<text:line-break/>scripto, lu ipso finem orationis Ium positurus, lntelligere<text:line-break/>namque nos oportet omnes, de quibus scripsit Hippocra-<text:line-break/>tes , constitutiones in temperatis mundi regionibus fuisse,<text:line-break/>exceptis Thraciae locis </text:span><text:span text:style-name="T37">a </text:span><text:span text:style-name="T37">mari.- remotioribus. Haec enim<text:line-break/>supra modum sunt humida et frigida; quemadmodum tum<text:line-break/>Aegyptus tum Libya regiones calidiores ac sicciores, ex-<text:line-break/>ceptis eurum tractibus illic mari adjacentibus. Frigidis</text:span></text:p>
      <text:p text:style-name="P15"><text:span text:style-name="T37">enim regionibus, qualis </text:span><text:span text:style-name="T37">Thracia ac </text:span><text:span text:style-name="T37">Pontus, quia humi-<text:line-break/>liores, mari sunt finitimae, propterea temperamento cali-<text:line-break/>diores existunt. Calidis vero , qualis Aegyptus ac Libya,<text:line-break/>quoniam per aestatem </text:span><text:span text:style-name="T37">a </text:span><text:span text:style-name="T37">ventis ab Arcto spirantibus refri-<text:line-break/>gerantur, idcirco minus calent quam quae ad mediterra-<text:line-break/>neum recesserunt. Zona vero exquisite temperata ac<text:line-break/>media orbis habitabilis est, quae per Cnidum et Coum<text:line-break/>insulas et quae </text:span><text:span text:style-name="T37">loca </text:span><text:span text:style-name="T37">non longe ab his ad ursam, aut ad<text:line-break/>austrum recesserunt. Intelligere autem te oportet et co-<text:line-break/>gitatione 'comprehendere rectam quandam lineam per<text:line-break/>quae dixi loca tum ad ortum tum ad occasum porrectam,<text:line-break/>temperatam esse zonam nominatam, quod ab iis, .qui his<text:line-break/>in rebus versantur, accurate didiceris. Nonnulli autem<text:line-break/>astrologi non zonas , scd parallelas tales vocitant 'habita-<text:line-break/>tionnm similitudines, ab ortu ad occafum porrectas. Ita-<text:line-break/>que de iis potissimum locis Hippocrati sermo esu Tem-<text:line-break/>porum autem ordo, ut et ipse passim libris epidemiorum<text:line-break/>indicavit et ut praestantissimi eurum rerum periti scripse-</text:span></text:p>
      <text:p text:style-name="P15"><text:span text:style-name="T37">runt, talis est. Vergiliarum ortus aestatis initium est,<text:line-break/>cui succedit canis ortus, oporae vocatae, quam etiam se-<text:line-break/>cundam aestatis partem appellant. Post hanc arcturus<text:line-break/>oriens autumno dat initium. Deinde vergiliarum occa-<text:line-break/>sus hiemis principium existit. Atque quod inde hiemem<text:line-break/>sequitur aequinoctium, veris exordium continet.</text:span></text:p>
      <text:h text:style-name="P5" text:outline-level="2">XV.</text:h>
      <text:p text:style-name="P11"><text:span text:style-name="T51">Ex anni constitutionibus in universum siccitates ajstduis<text:line-break/>imbribus sunt sulubrwres minusque letales.</text:span></text:p>
      <text:p text:style-name="P16"><text:span text:style-name="T37">, &lt;v Quod praestiterit praedictorum aphorismorum, in qui-<text:line-break/></text:span><text:span text:style-name="T37">bus de tempestatum anni statu docet, hunc aphorifmum<text:line-break/>primum scribere, quem nunc explicandum suscepimus, ex<text:line-break/>ipsis rebus didicimus, cum ipso ad prius scriptos apho-<text:line-break/>risinos probandos, hoc etiam eguimus, tum hoc necessitate</text:span></text:p>
      <text:p text:style-name="P15"><text:span text:style-name="T37">edocti sumus; quandoquidem et natura et </text:span><text:span text:style-name="T37">doctrina sim-<text:line-break/>plex compositio </text:span><text:span text:style-name="T37">prius </text:span><text:span text:style-name="T37">esu. Post illum </text:span><text:span text:style-name="T37">igitur. </text:span><text:span text:style-name="T37">aphorisrnum<text:line-break/></text:span><text:span text:style-name="T37">cujus initium estinusiri </text:span><text:span text:style-name="T51">auditus hebetudinem, nisus coli-<text:line-break/>ginera, capitis gravitatem, torporem ac resolutionem ex-,<text:line-break/>citant.</text:span><text:span text:style-name="T37"> Priorem illum ordine locabimus, cujus initium:<text:line-break/>quotidiani temporum </text:span><text:span text:style-name="T51">status aquilonii quidem densant cor-<text:line-break/>pora.</text:span><text:span text:style-name="T37"> Secundum vero nunc nobis propositum statuemus,<text:line-break/>in quo ex omnibus anni constitutionibus siccitates imbri-<text:line-break/>bus praefert, </text:span><text:span text:style-name="T37">idque merito. </text:span><text:span text:style-name="T37">Nam per siccitates humida<text:line-break/>excrementa </text:span><text:span text:style-name="T37">discutiuntur, </text:span><text:span text:style-name="T37">quae per imbres in corpore col-<text:line-break/>lecta putrescunt, nisi quis ipfa quotidie exercitationibus<text:line-break/>expurget. Non enim quae balneis vacuatio perficitur,<text:line-break/>magna est, </text:span><text:span text:style-name="T37">scd </text:span><text:span text:style-name="T37">nonnihil 'cuti cominus impactum dumtaxat<text:line-break/>vacpat; quae varo in profundo per/carnem et solidiores<text:line-break/>partes organicas,sparsa sunt, non satis abunde per bal-<text:line-break/>neas vacuantur. Neque certe quae purgantibus medica-<text:line-break/>mentis excrementorum vacnatio promovetur, idonea fuerit,<text:line-break/>quippe qnae magnopere egentibus et longis temporum in-</text:span></text:p>
      <text:p text:style-name="P14"><text:span text:style-name="T37">tervallis </text:span><text:span text:style-name="T37">utenda </text:span><text:span text:style-name="T37">veniat. Ad </text:span><text:span text:style-name="T37">haec quae </text:span><text:span text:style-name="T37">quotidie in </text:span><text:span text:style-name="T37">corpora<text:line-break/>excrementa </text:span><text:span text:style-name="T37">procreantur, pauciores </text:span><text:span text:style-name="T37">eorum vacuationes<text:line-break/></text:span><text:span text:style-name="T37">purgantis medicamenti facultatibus cedunt.- Quod si quis<text:line-break/>veritus. ne copiosa in corpore excrementa cumulentur<text:line-break/>purgationibus bis aut certe semel in mense voluerit, is<text:line-break/>praeterquam quod, pravae corpus implicabit consuetudini,<text:line-break/>etiam ipsum labefactabit. Enimvero alimenti excremen-<text:line-break/>tum quoddam est velet serosum ac humidum, quod ipsi<text:line-break/>distributionis gratia permixtum est; alterum est tanquam<text:line-break/>fuliginosum residuum lu permultis cibariis praesertim de-<text:line-break/>terioribus, quod naturae opificium cdctionemve subterfu-<text:line-break/>git ,ub quod neque alendo corpori assimilari neque agglu-<text:line-break/>. tinari queat. Haec igitur omnia quotidie vacuanda sunt,<text:line-break/>fed </text:span><text:span text:style-name="T58">r</text:span><text:span text:style-name="T37"> siccis potius quam humidis tempestatibus vacuantur;<text:line-break/>proptereaque illas salubriores este pronunciavit.</text:span></text:p>
      <text:h text:style-name="P5" text:outline-level="2">XVI.</text:h>
      <text:p text:style-name="P11"><text:span text:style-name="T51">Fer afstduos imbres morbi plerumque oboriuntur, subres<text:line-break/>diuturnae, alvi stuxiones, putredines, epilepsiae, apo-</text:span></text:p>
      <text:p text:style-name="P15"><text:span text:style-name="T51">plexiae, anginae. Per magnas autem</text:span><text:span text:style-name="T37"> siccitates tabes;<text:line-break/></text:span><text:span text:style-name="T51">Ophthalmiae</text:span><text:span text:style-name="T51">, </text:span><text:span text:style-name="T51">arthritides, stranguriae </text:span><text:span text:style-name="T51">ac </text:span><text:span text:style-name="T51">dysenteriae.</text:span></text:p>
      <text:p text:style-name="P13"><text:span text:style-name="T37">Febres quidem longas humiditatis multitudinem sequi<text:line-break/>mirum non est, siquidem aegroti, ad-morborum solutionem<text:line-break/>coctione egent, plures autem huniiditates nonnisi .longo<text:line-break/>tempore concoqui possunt. Huc accedit quod pluviarum<text:line-break/>assiduitate frigidiores et pituitosiores humores procreentur,<text:line-break/>quemadmodum, contra siccitatibus biliosiores. Quare hac<text:line-break/>quoque ratione febres pluviosis temporibus diuturniores<text:line-break/>contraque siccitatibus, acutiores evadunt. Alvi autem flu-<text:line-break/>xiones merito pluviosis temporibus oboriri ex humorum<text:line-break/>redundantja per alvum expurgata obscurum non est, quem-<text:line-break/>admoilum et putredines. Sicca namque humidis putredini<text:line-break/>minus esse obnoxia manifeste conspiciuntur. Sunt utique<text:line-break/>et epilepsiae et apoplexiae morbi pituitosi. Angina autem<text:line-break/>fit interdum ipsa excrementorum ad fauces delata multi-</text:span></text:p>
      <text:p text:style-name="P15"><text:span text:style-name="T37">tudine; fit etiam plerumque fluxionibus a capite in fanci-<text:line-break/>hus impactis. Quod autem pluviosis temporibus tum alias<text:line-break/>fluxiones, tum potissimum e capite ruentes exuberent et<text:line-break/>manifestum et multoties a me dictum esu Per siccitates<text:line-break/>autein tabificos morbos, ophthalmias, arthritides, stranli<text:line-break/>gurias et dysenterias scatere proferens, indistinctius mea<text:line-break/>quidem sententia de his orationem fecit; Morbi namque<text:line-break/>tabidi hasce duas constitutiones sequuntur; unam summe<text:line-break/>frigidam, qua vas aliquod instrumentorum respirationi<text:line-break/>servientium rumpitur; alteram calidam simuIque humidam,<text:line-break/>qua caput repletum ad pulmonem fluxiones ablegat; sic-<text:line-break/>cam vero constitutionem, quantum in calore ac frigore<text:line-break/>secundum naturam sc habentem, omnes potius morbi<text:line-break/>quam tabes comitabuntur. Propterea mihi videntur non-<text:line-break/>nulli coacti fuisse </text:span><text:span text:style-name="T37">ad </text:span><text:span text:style-name="T37">oculos affectos tabificum adjectivum<text:line-break/>relatum intelligere, ut sit hujusmodi oratio: immoderatis<text:line-break/>autem </text:span><text:span text:style-name="T51">siccitatibus Ophthalmiae tabificae stunt,</text:span><text:span text:style-name="T37"> hoc est quae</text:span></text:p>
      <text:p text:style-name="P15"><text:span text:style-name="T37">in oculorum tabem </text:span><text:span text:style-name="T37">desinant, </text:span><text:span text:style-name="T37">qua ipsi </text:span><text:span text:style-name="T37">praeter </text:span><text:span text:style-name="T37">naturam<text:line-break/>tum .macilentiores tum sicciores prorsus evadunt eorum-<text:line-break/>que pupilla redditur </text:span><text:span text:style-name="T37">angustior, </text:span><text:span text:style-name="T37">exsiccatis </text:span><text:span text:style-name="T37">videlicet, humo-<text:line-break/></text:span><text:span text:style-name="T37">ribus a quibus moderate quidem distenta </text:span><text:span text:style-name="T37">in </text:span><text:span text:style-name="T37">naturali<text:line-break/>symmetria servabatur ;• magis vero </text:span><text:span text:style-name="T37">quam </text:span><text:span text:style-name="T37">'oporteat </text:span><text:span text:style-name="T37">ad </text:span><text:span text:style-name="T37">pra-<text:line-break/>vam latitudinem extendebatur.. Si vero ipsas per </text:span><text:span text:style-name="T37">se </text:span><text:span text:style-name="T37">dici<text:line-break/>ophthalmias intelligamus</text:span><text:span text:style-name="T37">,, </text:span><text:span text:style-name="T37">ipsis siccas adjungemus. Dicta<text:line-break/>vero paulo ante causa est,' qua </text:span><text:span text:style-name="T37">siccae </text:span><text:span text:style-name="T37">ophthalmiae per<text:line-break/>immoderatos squalores procreentur. Jam vero arthritici<text:line-break/>morbi: a fluxionibus oriundi nullo modo per immoderatas<text:line-break/>siccitates fient. Qui namque ab acrimonia quadam pro-<text:line-break/>cedunt, si calor quoque immoderatus accesserit, tunc su-<text:line-break/>lum oborientur. Quas igitur arthritides per squalores fieri<text:line-break/>dixerit quaerendum esu Si enim immoderati squalores<text:line-break/>facti articulorum humiditatem consumserint</text:span><text:span text:style-name="T37">, </text:span><text:span text:style-name="T37">aliquam sane<text:line-break/>prae siccitate motus difficultatem, fortassis etiam interdum<text:line-break/>dolorem efficient; nunquam tamen affectionem arthritin<text:line-break/>vocatam concitaverint, nisi quis omnem articulorum dolo-</text:span></text:p>
      <text:p text:style-name="P15"><text:span text:style-name="T37">rem ita </text:span><text:span text:style-name="T37">vocare </text:span><text:span text:style-name="T37">velit. Quamquam ipse </text:span><text:span text:style-name="T37">epidemiorum </text:span><text:span text:style-name="T51">fe-<text:line-break/></text:span><text:span text:style-name="T51">cundo</text:span><text:span text:style-name="T37"> ita pronunciat: </text:span><text:span text:style-name="T51">Aeni sumis </text:span><text:span text:style-name="T51">tempore qui legumini-<text:line-break/>bus vescebantur in crurum debilitatem inciderant et pro-<text:line-break/>pter eorum esum genuum dolores patiebantur,</text:span><text:span text:style-name="T37"> non arthri-<text:line-break/>ticos; sed genua dolentes ipsos appellavit. At quidam<text:line-break/>fortassis cenfet non unius articuli dolorem, scd multorum<text:line-break/>simul arlbritin nominari et. idcirco genua dolentes non-<text:line-break/>dum arthriticos appellari. Atque de arthritide hactenus<text:line-break/>haec quaesisse sufficiat. De stranguriis autem deinceps<text:line-break/>disseramus. Neque enim ipsae etiam siccitates absolute<text:line-break/>comitantur, nisi tribus adbibitis distinctionibus. Prima<text:line-break/>est.immoderata siccitas'; fecunda cum calore siccitas; tertia<text:line-break/>siccitas cum frigore, quarum non meminit Hippocrates.<text:line-break/>Si cui'tamen ,. ut dixi,.''libeat omnium in anni tempesta-<text:line-break/>tiluis constitutionum maturam investigare, sic ipsi facien-<text:line-break/>dum.;. Erit autem manifesta exemplo propositae hujus<text:line-break/>quaestionis oratio.: nam immoderata siccitas aliam in tem-<text:line-break/>peratis naturis,. aliam in siccis, quemadmodum et aliam</text:span></text:p>
      <text:p text:style-name="P15"><text:span text:style-name="T37">in humidis corporis affectionem efficit, sic et in calidis<text:line-break/>ac frigidis diversam in utraque affectionem creat. Secun-<text:line-break/>dum etiam conjugationes simplicium intempestatum aliam<text:line-break/>quidem in calida et sicca, diversum autem ab ipsa in fria<text:line-break/>gida et sicca et in reliquis duabus eodem modo sit con-<text:line-break/>jugationibus. Et quemadmodum . simplicem paulo ante<text:line-break/>servantes ambientis aeris intemperiem in unaquaque na-<text:line-break/>tura futuras affectiones considerabimus.. Erat autem com-<text:line-break/>positae sicca ambientis aeris, constitutio, quum frigiditati<text:line-break/>aut caliditati admixta fuerit, quamquam et simplex quo-<text:line-break/>dammodo videbatur et composita. Nam miscebatur, tem-<text:line-break/>peratae constitutioni inter ulramque incommoderationem,<text:line-break/>tum eam quae in calore tum eam quae in frigore exi—<text:line-break/>stit mediae.' Hoc autem concesso in doctrinis;.simplices,<text:line-break/>quidem intemperies eas esse quae qualitate una a naturali-<text:line-break/>statu recedant, non simplices autem eas quae pluribus,<text:line-break/>merito; quum a'er ambiens sicci et.siuinidi oppositione</text:span></text:p>
      <text:p text:style-name="P14"><text:span text:style-name="T37">fuerit intemperatus </text:span><text:span text:style-name="T37">et </text:span><text:span text:style-name="T37">calidi et frigidi contentione tem-<text:line-break/>peratus, simplicem </text:span><text:span text:style-name="T37">esse </text:span><text:span text:style-name="T37">intemperiem dicemus. At in om-<text:line-break/>nibus nobis ita speculantibus perspicuum </text:span><text:span text:style-name="T51">est orationem<text:line-break/></text:span><text:span text:style-name="T37">tum eam aliam quae de constitutionibus est, tum eam<text:line-break/>quae nunc de vesica habetur, in magnam prolixitatem<text:line-break/>evafuram. Stranguriae namque fiunt tum propter urina-<text:line-break/>rum acrimoniam, tum propter facultatis retentricis vesi-<text:line-break/>cae imbecillitatem, quae rursum imbecillitas ob immode-<text:line-break/>ratam aliquam intemperiem oboritur. Quum vero octo<text:line-break/>sint immoderationes, ipsarum unaquaque imbecilla erit<text:line-break/>vesica, atque idcirco eam stranguriae consequentur. Quin<text:line-break/>etiam urinae acrimonia a quadam sit intemperie, sed pri-<text:line-break/></text:span><text:span text:style-name="T37">&lt; </text:span><text:span text:style-name="T37">mum ac frequentius a caloris, deinde a caloris et humi-</text:span></text:p>
      <text:p text:style-name="P13"><text:span text:style-name="T37">ditatis, ac tertio a siccitatis excessu. Eiet itaque tum ab<text:line-break/>bis causis stranguria, tum ab exceptis propriis ipsius ve-<text:line-break/>sicae affectibus, quos symptomatis ratione stranguria con-<text:line-break/>fequitur; veluti quum quis propter ulcus aut erysipelas</text:span></text:p>
      <text:p text:style-name="P15"><text:span text:style-name="T37">aut abscessum in ea factum aut inflammationem aut ejus-<text:line-break/>modi aliud' in stranguria inciderit. Nunc enim non </text:span><text:span text:style-name="T37">de<text:line-break/></text:span><text:span text:style-name="T37">his existit oratio, fed de iis solum, quae ab aeris am-<text:line-break/>bientis temperatione proveniunt, quemadmodum neque de<text:line-break/>illis, quae ex mendoso victu procedit. Quae de stran-<text:line-break/>guria dicta sunt, haec etiam a nobis de dysenteria dicta<text:line-break/>esse mente percipe, de qua neque ipse Hippocrati assen-<text:line-break/>tior.. Non enim dysenteria absolute siccitates loquitur nisi<text:line-break/>distinctu explicet primum summam siccitatis amelriam;<text:line-break/>deinde ambientis in calore et frigore mutationem; postre-<text:line-break/>mo etiam effectas corporum naturas. De Hippocrate vero<text:line-break/>addubitarej quod tantam artis speculationem, quam primus<text:line-break/>constituit, universam non absolverit non ita aequum est,<text:line-break/>quemadmodum de Diocle primum, deinde post ipsum de<text:line-break/>Mnesitheo; postremo de ceteris plerisque medicis, qui </text:span><text:span text:style-name="T51">ve-<text:line-break/>ras</text:span><text:span text:style-name="T37"> Hippocratis vias fequuti multa sibi particulatim ela-<text:line-break/>boranda proposuerunt. Quum enim eos deceret, si quid-<text:line-break/>quam aliud, eam quoque de temporum constitutionibus</text:span></text:p>
      <text:p text:style-name="P15"><text:span text:style-name="T37">contemplationem, ut nuper supposui, articulate explicare<text:line-break/>totamque elaboratam reddere prorsus neglexerunt. Verum<text:line-break/>nos id facere aggrediemur proprio his dicato opere, si<text:line-break/>quae prae manibus habemus, prius absoluta fuerint.</text:span></text:p>
      <text:h text:style-name="P5" text:outline-level="2">XVll.</text:h>
      <text:p text:style-name="P11"><text:span text:style-name="T51">Quotidiani temporum status, aquilonii quidem corpora<text:line-break/>densant, robusta, motu facilia, probe colorata probe-<text:line-break/>que audientia reddunt, alvos exsiccant, oculos mordent<text:line-break/>et st quis dolor thoracem prius obsederit, dolorem irri-<text:line-break/>tant. Austrini vero corpora tum exsolvunt, tum</text:span><text:span text:style-name="T37"> hu-<text:line-break/>mectant, auditum </text:span><text:span text:style-name="T51">obtundunt, capitis gravitatem et ver-<text:line-break/>tigines oculis et corporibus difficilem motionem inducunt<text:line-break/>et alvos humectant.</text:span></text:p>
      <text:p text:style-name="P13"><text:span text:style-name="T37">Quum siccus ac frigidus ventus sit boreas, omnia ex<text:line-break/>corpore absumit excrementa. Ipsis autem instrumentis</text:span></text:p>
      <text:p text:style-name="P15"><text:span text:style-name="T37">substantiae densatione </text:span><text:span text:style-name="T37">a </text:span><text:span text:style-name="T37">se constrictis et coactis robur in-<text:line-break/>fert. Quamobrem perfectius, inquit, omnes suas functio-<text:line-break/>nes obeunt tam naturales quam animales facultates. Nam<text:line-break/>animales quidem functiones his verbis ostendit: </text:span><text:span text:style-name="T51">Et motu<text:line-break/>sucilia probe audientia.</text:span><text:span text:style-name="T37"> Naturales vero functiones quum<text:line-break/>probe colorata pronuntiat. Utrisqiie autem commnne vi-<text:line-break/>rium robur. Manifestum etiam est unico auditus feufu<text:line-break/>veluti exemplo idem quoque de relictis sensibus intelle-<text:line-break/>xisse. Haec igitur bona aquiloniis constitutionibus iufunt,<text:line-break/>quibus maxime perfluuntur sanis corporibus praediti </text:span><text:span text:style-name="T37">et<text:line-break/></text:span><text:span text:style-name="T37">ex bis ipsis humidiores. Adsunt tamen sua his etiam<text:line-break/>constitutionibus mala, verum parva minimeque malis quae<text:line-break/>auster invehit similia. Qua ratione non parva sint, al-<text:line-break/>vum sisti, oculos pungi et praecedentes thoracis dolores<text:line-break/>exacerbari? At ipsorum parvitatem apertius nosces, si<text:line-break/>aquilonias cum austrinis constitutionibus contuleris, quas<text:line-break/>dixit corpora dissolvere; id enim ad omnem functionem</text:span></text:p>
      <text:p text:style-name="P15"><text:span text:style-name="T37">vitalem ac animalem maximum malum est, nec parvum<text:line-break/>etiam capitis gravitas et obtusus auditus malum. Quid<text:line-break/>autem de vertiginibus quoque dicendum? Hae namque<text:line-break/>tum epilepsiae tum apoplexiae proximae sunt. llingus<text:line-break/>enim est tenebricosa vertigo, quae fit quum humor cum<text:line-break/>crasso spiritu in capite movetur ideoque epilepsiam et apo-<text:line-break/>plexiam praecedit; imo et dyscinesiarn, inquit, dissicilemve<text:line-break/>tum oculorum tum totius corporis motum, quae et ipsa<text:line-break/>prava sunt symptomata, id solum ipsis moderatum est,<text:line-break/>quod alvos humidiores efficiant. Atque id et alia omnia<text:line-break/>efficiunt tum maxime propter humiditatem tum etiam<text:line-break/>propter caliditatcm. Quod autem orationis initio scri-<text:line-break/>ptum est, id praestitisset commutato ordine legi, ut primo<text:line-break/>loco legeretur, humectaut, secundo dissolvunt; deinde<text:line-break/>quae deinceps eodem ordine. Si enim humectant, etiam<text:line-break/>aliorum quodque efficiunt, colore ad haec conserente.<text:line-break/>Actiones enim per solidas fiunt animalis partes, quae</text:span></text:p>
      <text:p text:style-name="P15"><text:span text:style-name="T37">sane re ipfa ac vere sunt ejus partes. Hae vero humo-<text:line-break/>rum plenitudine gravatae deterius agunt.</text:span></text:p>
      <text:h text:style-name="P5" text:outline-level="2">XVIII.</text:h>
      <text:p text:style-name="P11"><text:span text:style-name="T51">At pro anni tempestatibus, vere quidem et prima aestate<text:line-break/>proximi, tum optime degunt, tum maxime valent •, ae-<text:line-break/>state vero et quadamtenus autumno senes. Reliqua<text:line-break/>autumni et hiemis parte qui inter has aetates sunt mediu</text:span></text:p>
      <text:p text:style-name="P13"><text:span text:style-name="T37">Non solum in aetatibus, verum , etiam in ceteris<text:line-break/>omnibus, quae fecundum temperationem vel moderate<text:line-break/>vel immoderate sc habent, si quis orationem hoc in loco<text:line-break/>Hippocratis examinaverit, veram comperiet. Naturis si-<text:line-break/>quidem aetatibus et regionibus temperatis tempus est opti-<text:line-break/>tuum, quod temperatissimum, quippe quae non habitudi-<text:line-break/>nis quam habent mutatione, scd conservatione egeant,</text:span></text:p>
      <text:p text:style-name="P15"><text:span text:style-name="T37">quandoquidem </text:span><text:span text:style-name="T37">a </text:span><text:span text:style-name="T37">similibus res quaeque fervatur, mutatur<text:line-break/>a contrariis. Quare pueri et adhuc magis adolefcentes,<text:line-break/>ipsorum enim aetas est omnium optima, aetatem vere de-<text:line-break/>gunt optime. Eadem quoque ratione quaecunque regio-<text:line-break/>nes aut naturae temperatae rfunt vere sc habent bellissime. '<text:line-break/>Adjunxit autem veri aestatis principium Hippocrates, la-<text:line-break/>tius extendens, uniuscujusque theorematis usum. Accu-<text:line-break/>ratius autem fuisset pronunciare: </text:span><text:span text:style-name="T51">adolescentes vere, pueri<text:line-break/>aestatis principio optime degunt.</text:span><text:span text:style-name="T37"> At vero senibus pro-<text:line-break/>pter temperamenti frigiditatem aestas est utilis, aetatis<text:line-break/>vigore florentibus hiems utilissima. Haec enim biliosae<text:line-break/>ipsorum temperiei contraria esu Sic et naturae biliosio-<text:line-break/>res hieme, pituitosiores aestate, temperatae vere degunt<text:line-break/>optime. Similiter temperatis regionibus ver optimum est,<text:line-break/>ut frigidis aestas et hiems calidis. Quin pessima etiam<text:line-break/>cuique aetati et naturae et regioni tempora ex iis quae</text:span></text:p>
      <text:p text:style-name="P15"><text:span text:style-name="T37">dicta funt, invenire possumus. Nam pessima funt optimis<text:line-break/>maxime contraria. Eadem ratione media etiam inter opti-<text:line-break/>ma et pessima comperies. Illud praeterea diligenter ani-<text:line-break/>madvertendum, ver quidem adolescentibus dictum opti-<text:line-break/>mum, aliis omnibus esse medium ; neque enim his opti-<text:line-break/>mum est, neque pessimum. Sic sane et ad naturas et<text:line-break/>regiones se res habet. Et autumnus omnibus utique et<text:line-break/>aetatibus et naturis et regionibus malus est; minus tamen<text:line-break/>per autumnum calidae et humidae naturae quam aliae<text:line-break/>laeduntur.</text:span></text:p>
      <text:h text:style-name="P5" text:outline-level="2">XIX.</text:h>
      <text:p text:style-name="P11"><text:span text:style-name="T51">Morbi omnes ia omnibus anni tempestatibus oriuntur</text:span><text:span text:style-name="T45"> 5 </text:span><text:span text:style-name="T51">non-<text:line-break/>nulli tamen in quibusdam magis tum stunt tum ir-<text:line-break/>ritantur.</text:span></text:p>
      <text:p text:style-name="P14"><text:span text:style-name="T37">Si ambientis aeris temperatio fola esset morborum<text:line-break/>causa, singulis temporibus omnes illis morbis aegrotare-,<text:line-break/>mus, qui temporum proprii sunt ac peculiares. Nunc<text:line-break/>vero quum etiam ob vitae ac victus delicta morbi ob-'<text:line-break/>oriantur, omnes in omnibus temporibus creabuntur, plo-<text:line-break/>res tamen cuique ipsorum familiares. Non parvum ad :id’<text:line-break/>etiam confert naturarum difcrimen. Non enim similiter<text:line-break/>ab eadem causa calidus ac frigidus, nec hurnidus ac siccus,<text:line-break/>quemadmodum neque temperatus ac istorum quivis, ne-<text:line-break/>que ii qui per aliquam conjugationem intemperati funt,<text:line-break/>ut antea diximus.</text:span></text:p>
      <text:h text:style-name="Heading_20_2" text:outline-level="2">XX.</text:h>
      <text:p text:style-name="P11"><text:span text:style-name="T35">V</text:span><text:span text:style-name="T51">ere namque mauiae, melancholiae, epilepsiae</text:span><text:span text:style-name="T37">, sianguiuis<text:line-break/>profusiones, anginae, </text:span><text:span text:style-name="T51">gravedines, raucedines, tujses,<text:line-break/>leprae, impetigines, vitiligines, pustulae ulcerosae plu-<text:line-break/>rimae, tubercula et arthriddes.</text:span></text:p>
      <text:p text:style-name="P14"><text:span text:style-name="T37">Atque quomodo jam antea recte ab eo dictum videa-<text:line-break/>tur, ver </text:span><text:span text:style-name="T51">saluberrimum et minime letale,</text:span><text:span text:style-name="T37"> quum permulti<text:line-break/>in eo fiant morbi? ipsum siquidem magis universas anni<text:line-break/>tempestates morborum quos generant varietate adaequare<text:line-break/>videtur;. •• Etenim maniae, melancholiae,’epilepsiae, angi-<text:line-break/>nae..morbi sunt autumnales; gravedines autem et rauce-<text:line-break/>dines et tusses et leprae sunt hiemales. • De aestate autem'<text:line-break/>ipse, deinceps dicturus, ejus cum vere-communionem pro--<text:line-break/>dit: aestate vero horum nonnulli, hoc, est praedictorum<text:line-break/>inivere morborum. Auctarii autem vice, praeter alios<text:line-break/>temporum morbos, ver sanguinis profusiones, lepras, im-<text:line-break/>petigines , vitiligines, pustulas ulcerosas plurimas efficit,<text:line-break/>tubercula et arthritides. Hi certe morbi vernae tempe-<text:line-break/>statis proprii omnes, periculo vacant, tantumque abest'ut<text:line-break/>aphorifmum illum falsum esse convincant, in quo • ipfe<text:line-break/>dixit: ver </text:span><text:span text:style-name="T51">autem saluberrimum nc-minime-letale,</text:span><text:span text:style-name="T37"> ut soli-<text:line-break/>dius ipsum adstruere videantur. Nam hac ipfa tempestate<text:line-break/>corporis profundum expurgatur vitiosis humoribus a parti-</text:span></text:p>
      <text:p text:style-name="P15"><text:span text:style-name="T37">bus principibus ad cutem pervenientibus; sic enim leprae,<text:line-break/>vitiligines, impetigenes et pustulae quaedam ulcerosae<text:line-break/>multae generantur. Alio vero modo tuberculis et arthri-<text:line-break/>tidibus altum corporis expurgatur pravorum humorum in<text:line-break/>extremas partes facta translatione. Quod autem sangui-<text:line-break/>nis profusiones, tum plenitudinem, tum cacochymiam, id<text:line-break/>est humorum pravitatem, oriundos in ipsis morbis arceant<text:line-break/>omnino perspicuum existit. Quod si corpus aliquod pro-<text:line-break/>bis praeditum humoribus verna tempestas excipiat, id fer-<text:line-break/>vat saluberrimum nihil ex propria innovans natura; non<text:line-break/>tamen sic aestas aut autumnus aut . hiems. Hae namque<text:line-break/>anni tempestates, etsi purum corpus ac omnino illaesum<text:line-break/>excipiant, aestas tamen flavam bilem ultra modum pro-<text:line-break/>creare consuevit, atram autumnus, hiems denique pitui-<text:line-break/>tam. At tale quoddam vere oboritur, quale in exercita-<text:line-break/>tionibus evenire conspicimus; eteuim hae quoque funt<text:line-break/>saluberrimae. Verum si hominem pituita aut flava bile<text:line-break/>vel atra aut ipfo etiam sanguine plenum exercere volue-</text:span></text:p>
      <text:p text:style-name="P15"><text:span text:style-name="T37">ris, eum exercitationibus aut epilepticum aut apoplecticum<text:line-break/>effeceris; aut nisi haec mala accidant, periculum immine-<text:line-break/>bit, ue rupto aliquo in pulmone vafe in morbum proci-<text:line-break/>dat insanabilem. At multi quum febricitare coepissent<text:line-break/>propter exercitationes acutissimis morbis correpti suere.<text:line-break/>Quibus vero vicem purgationis humorum in alto latentium<text:line-break/>exercitatio suppleverit, ea ad cutem pravos humores evo-<text:line-break/>cans, ulcera et scabiem excitat. Ac proinde id ipse di-<text:line-break/>cebat Hippocrates: si </text:span><text:span text:style-name="T51">impurgatus Jesu exercuerit, ulcera<text:line-break/>erumpent.</text:span><text:span text:style-name="T37"> Et sane verno tempore calor aeris ambientis<text:line-break/>humores fundens ad cutem educit iisque effectus ipsius<text:line-break/>exercitationibus persimilis existit. Neo vero folum exer-<text:line-break/>citationum effectibus veris effectus sunt similes, sed ipsius<text:line-break/>etiam naturae operibus. Illius siquidem partes funt tum<text:line-break/>occultam toto corpore perfpirationem efficere, qua super-<text:line-break/>vacanea excernantur', tum etiam per morbos variis mollis<text:line-break/>corpus expurgare.</text:span></text:p>
      <text:h text:style-name="P6" text:outline-level="2">XXI.</text:h>
      <text:p text:style-name="P11"><text:span text:style-name="T51">Aestate vero horum' nonnulli et subres afstduae et arden-<text:line-break/>tes et tertianae plurimae et quartanae, vomitiones,<text:line-break/>diarrhoeae, Ophthalmiae, aurium dolores, oris exulce-<text:line-break/>rationes, genitalium putredines et sedamina.</text:span></text:p>
      <text:p text:style-name="P13"><text:span text:style-name="T37">Aestate nonnullos etiam ex vernis morbis nimirum •<text:line-break/>per ejus exordja fieri pronnnciat. Nam aestatis partes ve-<text:line-break/>ris postremo copulatae, quemadmodum temperationis cum<text:line-break/>vere, ita generationis morborum similitudinem sortiuntur.<text:line-break/>Alios enim quosdam aestatis proprios morbos fieri dicit,<text:line-break/>febres assiduas et ardentes et tertianas et, ut summatim<text:line-break/>dixerim, qnicumque ex flava bile morbi corporibus acci-<text:line-break/>dunt. Etenim bile per summa natante vomitiones fiunt,<text:line-break/>deorsum secedente diarrhoeae, ophthalmice quoque </text:span><text:span text:style-name="T51">aeflate<text:line-break/></text:span><text:span text:style-name="T37">plurimae, utpote repleto capite. Sic et aurium dolores<text:line-break/>et alia similia corpus aestate patitur propter capitis reple-</text:span></text:p>
      <text:p text:style-name="P15"><text:span text:style-name="T37">tionem, alias ad alias corporis partes excrementum depo-<text:line-break/>nentis. Oris etiam ulcerationes propter biliosum .humo-<text:line-break/>rem oboriri perspicuum esu Genitalium vero putredines<text:line-break/>non simpliciter, sed quum aestas diutius humidior aut<text:line-break/>ventis minus perflata aut plusculum austrina fuerit. Nam<text:line-break/>quum plurimum </text:span><text:span text:style-name="T51">a</text:span><text:span text:style-name="T37"> naturali statu ad humiditatem aut fla-<text:line-break/>tuum vacationem .recessit, non modo pudendorum, sed<text:line-break/>etiam cujuscumque partis alterius putredines facit, qualis<text:line-break/>erat status tum qui tertio epidemiorum, tum qui secundi<text:line-break/>initio describitur. At parvae .aestatis depravationes geni-<text:line-break/>talia laedunt quae ob humiditatem et caliditatem putre-<text:line-break/>Icere ex quacumque occafione parata sinti Quafe quum<text:line-break/>suum aestas temperamentum fervat, qui multis excremen-<text:line-break/>tis infestantur, quum haec aliquam ob caafam ad genita-<text:line-break/>lia defluxerint, ipforum putredines patiuntur.' Sudatnina<text:line-break/>autem e genere funt exanthematum quae in cutis fuper-<text:line-break/>ficie essiorefcentia ulcerum ore cutem exasperant. Fiunt<text:line-break/>autem, quemadmodum et ipsum ostendit nomen, propter</text:span></text:p>
      <text:p text:style-name="P15"><text:span text:style-name="T37">mullos sudores, qui vel biliosiores vel omnino mordaciores<text:line-break/>evaserunt. Hi . namque cutem mordent et pruritum in ea<text:line-break/>ardoremque excitant et ulcerum instar exasperant.</text:span></text:p>
      <text:h text:style-name="P5" text:outline-level="2">XXII.</text:h>
      <text:p text:style-name="P11"><text:span text:style-name="T51">Autumno vero etiam aestivi morbi, subres quartanae, er-<text:line-break/>raticae, splenii tumores, hydropes, tabes, stranguriae,<text:line-break/>lien-.eriae, dysenteriae, ischiades, anginae, asthmata,<text:line-break/>volvnli, epilepsiae, maniae et melancholiae.</text:span></text:p>
      <text:p text:style-name="P13"><text:span text:style-name="T37">Autumno, inquit et aestivorum morborum multifiunt,<text:line-break/>manente etlamnum per id temporis aestivo humore, flava<text:line-break/>scilicet bilei non enim quemadmodum aestas veri succe-<text:line-break/>dens vernos humores vacuat, ita et autumnus vacuat ae-<text:line-break/>stivos; fed modo prorsus contrario a partibus summis et<text:line-break/>externis ad internas ac profundas revocat. Itaque merito</text:span></text:p>
      <text:p text:style-name="P15"><text:span text:style-name="T37">aestatem quidem nonnullos morbos generare, autumno<text:line-break/>vero aestivos non paucos, sed- multos creare dicit. Quin<text:line-break/>etiam- hac tempestate quartanas, febres fieri pronunciat,<text:line-break/>nimirum ex atra procreatas bile geminam generationem<text:line-break/>sortita; alleram quidem ex flava bile retorrida et perusta;<text:line-break/>alteram vero ex crasso sanguine. Eiunt autem et errati-<text:line-break/>cae febres per autumnum .propter temperaturae inaequa-<text:line-break/>litatem. Eiunt et lienis magni ob melancholicum excre-<text:line-break/>mentum; et hydropes ex lienes vitio. Et</text:span><text:span text:style-name="T37">, </text:span><text:span text:style-name="T37">si qua tabes<text:line-break/>suspecta sit, maxime autumno deprehenditur ob siccitatem<text:line-break/>et frigiditatem et inaequalitatem tempestatis nihiloque<text:line-break/>minus propter humorum pravitatem. Fiunt qiioque ob<text:line-break/>easdem causas ea tempestate potissimum stranguriae. Nam<text:line-break/>vesica incertis, inordinatis ac repentinis caloris et frigo-<text:line-break/>ris mutationibus refrigeratur et ex pravis humoribus ob-<text:line-break/>ortae acrimoniae ipsam molestant, praesertim quum dere-<text:line-break/>pente facta in frigidius mutatione, qui antea perspiratione<text:line-break/>discutiebantur et per sudores vacuabantur humores ad ve-</text:span></text:p>
      <text:p text:style-name="P15"><text:span text:style-name="T37">sicam recesserint. Lienteriae vero sunt celeres et sine ulla<text:line-break/>omnino mutatione ciborum dejectiones, quae fiunt aut<text:line-break/>propter ventriculi aut intestinorum exulcerationem in su-<text:line-break/>perficie eodem modo-factam, quo in pueris aphthae </text:span><text:span text:style-name="T51">vo-<text:line-break/>catae,</text:span><text:span text:style-name="T37"> aut propter retentricis facultatis imbecillitatem.<text:line-break/>Quorum prius propter mordaces et substantia tenues hu-<text:line-break/>mores , secundum ob magnam ventriculi atque intestinorum<text:line-break/>intemperiem fit. Haec autem ambo maxime autumno<text:line-break/>fieri contingit. Iscbiadas autem ex hornorum cum ma-<text:line-break/>lignitate tum refrigeratione maxime fieri rationi conscn-<text:line-break/>taneum esu At vero anginae ex biliosis humoribus ortum<text:line-break/>ducunt, autumno ad fauces decumbentibus, ab iis quae<text:line-break/>vere fiunt eo differentes, quod illae sint quodammodo<text:line-break/>pituitosiores. Jam vero asthmata tum propter humorum<text:line-break/>ad interna motum, tum propter refrigerationem fieri con-<text:line-break/>sueverunt. Propter has ipsas causas etiam volvuli conci-<text:line-break/>tantur, qui excrementorum alimenti deorsum prolabentium<text:line-break/>transitus sunt suppressiones, quae plerumque ab alicujus</text:span></text:p>
      <text:p text:style-name="P15"><text:span text:style-name="T37">intestinorum partis inflammatione oboritur. Maxime vero<text:line-break/>par est frigida, sicca et inaequali tempestate pravos hu-<text:line-break/>mores procreante tum ventriculum tum intestina laedi.<text:line-break/>Nam aestate tenues ae mobiles humores factos autumnus<text:line-break/>excipiens suo frigore et inaequalitate in altum agit cor-<text:line-break/>poris. Est vero profundus intestinorum situs. Epilepsiae<text:line-break/>vero hominibus huic affectui sibi familiari ferendo </text:span><text:span text:style-name="T37">obno-<text:line-break/></text:span><text:span text:style-name="T37">xiis ob repentinam in contrarium mutationem accidunt.<text:line-break/>Calor namque meridianis, frigus vero primis et ultimis<text:line-break/>diei horis dominatur. Nihil autem adeo- epilepticas </text:span><text:span text:style-name="T76">r</text:span><text:span text:style-name="T51">ac-<text:line-break/></text:span><text:span text:style-name="T37">eessiones ac talis mutatio generare potest. Maniae vero<text:line-break/>affectiones ob tenuium ac biliosorum humorum malignita-<text:line-break/>tem oboriuntur, quemadmodum et ob atram bilem me-<text:line-break/>lancholiae, qua de re paulo ante dictum esu</text:span></text:p>
      <text:h text:style-name="P6" text:outline-level="2">XXIII.</text:h>
      <text:p text:style-name="P11"><text:span text:style-name="T51">Hieme vero pleuritides, peripneurnoniae, lethargi, grave*<text:line-break/>dines, raucedines, tusues, pectorum, laterum et lurnbo~<text:line-break/>rum dolores, cephalalgiae, vertigines, apoplexiae.</text:span></text:p>
      <text:p text:style-name="P13"><text:span text:style-name="T37">Hiemales morbos statim post autumnales explicans<text:line-break/>non eadem qua in superioribus usus est loquendi forma,<text:line-break/>hieme scilicet -multos etiam autumnales morbos fieri;<text:line-break/>quamquam prius, quum de aestivis ageret, vernis eos com-<text:line-break/>parans dixit: </text:span><text:span text:style-name="T51">Aestate autem horum etiam nonnulli; </text:span><text:span text:style-name="T37">et<text:line-break/>quum de autumnalibus: </text:span><text:span text:style-name="T51">autumno aestivorum etiam multi.<text:line-break/></text:span><text:span text:style-name="T37">Nunc autem morborum hiemalium catalogum plane con-<text:line-break/>fecit , sive quod de communi voluerit hoc etiam, loco nos<text:line-break/>dicturum morborum aliquem subaudire, sive absolute pro-<text:line-break/>nunciare tanquam nihil autumnale tempus cum hiemali<text:line-break/>communicet. Atqui primas hiemis partes rationi consen-<text:line-break/>taneum est et experientia comprobatur cum autumno com-</text:span></text:p>
      <text:p text:style-name="P15"><text:span text:style-name="T37">munitatenr habere. Ipse enim, dicebat: </text:span><text:span text:style-name="T51">aestivae quartanae<text:line-break/>plerumque breves existunt, autumnales vero longae ac<text:line-break/>praesertim quae hiemem attigerint.</text:span><text:span text:style-name="T37"> Nisi quis dicat ipsum<text:line-break/>de iis quae extrema autumni parte generantur, </text:span><text:span text:style-name="T51">quartanis,<text:line-break/></text:span><text:span text:style-name="T37">mentionem facere. Verum busce vult hiemis proprios<text:line-break/>morbos esse pleuritides et peripneumonlas, quod instru-<text:line-break/>menta respirationi servientia a frigore laedantur. </text:span><text:span text:style-name="T37">Cetera<text:line-break/></text:span><text:span text:style-name="T37">namque ita exacte obtegi queunt, ut aut nihil aut certe<text:line-break/>minimum injuriarum ab ambientis frigore percipiant. Re-<text:line-break/>fpirationis vero usus nemini prohiberi potest, neque<text:line-break/>aliunde datur respirandi facultas. Ob hanc igitur ipfam<text:line-break/>refrigerationem caput oblaefum gravedines, tusses atque<text:line-break/>raucedines efficit. Et quemadmodum laterum dolores ob<text:line-break/>refrigerationem fiunt, fic et capitis, lumborum, omnium<text:line-break/>denique partium nervofarum. Vertigines quoque capitis<text:line-break/>laesiones consequuntur, ut. et apoplexiae; etenim et hic<text:line-break/>affectus sit quum cerebrum pituita repletum esu</text:span></text:p>
      <text:h text:style-name="P6" text:outline-level="2">XXIV.</text:h>
      <text:p text:style-name="P13"><text:span text:style-name="T51">Per </text:span><text:span text:style-name="T51">aetates autem haec oboriuntur</text:span><text:span text:style-name="T51">, </text:span><text:span text:style-name="T51">parvis </text:span><text:span text:style-name="T51">quidem et re-<text:line-break/>'cetis </text:span><text:span text:style-name="T51">natis puerulis </text:span><text:span text:style-name="T51">aphthae</text:span><text:span text:style-name="T51">, vomitiones, tusus, vigiliae,<text:line-break/></text:span><text:span text:style-name="T51">pavores, </text:span><text:span text:style-name="T51">umbilici inflammationes, aurium humiditates.</text:span></text:p>
      <text:p text:style-name="P13"><text:span text:style-name="T37">. Quae ad aetates spectant accuratius exsolvit quam<text:line-break/></text:span><text:span text:style-name="T37">quae </text:span><text:span text:style-name="T37">ad </text:span><text:span text:style-name="T37">anni tempora, facta in </text:span><text:span text:style-name="T37">minimas </text:span><text:span text:style-name="T37">partes divisione.<text:line-break/>In puerulis namque recens lu lucem editis aphthas fieri<text:line-break/>pronuneiat. Sic autem Graeci vocitant ulcuscula oris<text:line-break/>superficiem obsidentia ob instrumentorum mollitiem </text:span><text:span text:style-name="T37">ma-<text:line-break/></text:span><text:span text:style-name="T51">i</text:span><text:span text:style-name="T37"> xime „ facta, neque contactum, neque qualitatem ferentium<text:line-break/>lactis quod in fe non paucum feri continet. Hoc autem<text:line-break/>ferum detergendi facultatem habet; quare non est mirum<text:line-break/>in mollium corporum superficie quasdam creari exulcera-<text:line-break/>tiones. Vomitus autem tunc bis fieri par est, propter<text:line-break/>lactis quod assumunt copiam Vigiliae vero nequaquam<text:line-break/>ipsis consuetae funt: majorem enim temporis partem dor-<text:line-break/>miunt, nisi quis ab ipso aut alio affectu infantibus exci-</text:span></text:p>
      <text:p text:style-name="P67"><text:span text:style-name="T37">tari vigilias judicet.<text:tab/>Quandoquidem </text:span><text:span text:style-name="T37">somni </text:span><text:span text:style-name="T37">diuturnitas ''</text:span></text:p>
      <text:p text:style-name="P16"><text:span text:style-name="T37">ipsis maxime secundum naturam esu Pavores autem per<text:line-break/>somnos infantibus oboriuntur pueris ac praesertim vora-<text:line-break/>cibus , quum ventriculi - regio </text:span><text:span text:style-name="T37">sensu </text:span><text:span text:style-name="T37">quidem </text:span><text:span text:style-name="T37">praepolleat;<text:line-break/></text:span><text:span text:style-name="T37">sed naturali imbecillitate laboret, cibus vero corrumpitur.<text:line-break/>Nos enim non in tantillis solum, verum etism aetate </text:span><text:span text:style-name="T37">jam<text:line-break/></text:span><text:span text:style-name="T37">adultis terrificas per somnos fieri imaginationes-obferva-<text:line-break/>mus. Hoc enim orificium sentiendi facultate </text:span><text:span text:style-name="T37">praepollet.<text:line-break/></text:span><text:span text:style-name="T37">Umbilicorum autem inflammationes non multo ante prae-<text:line-break/>cisorum merito recens natis puerulis accidunt, qnemad—<text:line-break/>modum si qua alia pars foret ulcerata. </text:span><text:span text:style-name="T37">Sed </text:span><text:span text:style-name="T37">et aurium<text:line-break/>hurniditates inter morbos reponit, etiamsi tum palati tum<text:line-break/>narium excrementa non reponat, quod fecundum naturam<text:line-break/>sit per nares atque palatum cerebri excrementum per de-<text:line-break/>rivationem expurgare, idque iis accidat qui jam </text:span><text:span text:style-name="T37">aetate<text:line-break/></text:span><text:span text:style-name="T37">perfecte sunt, praeter naturam autem per aures derivatio.</text:span></text:p>
      <text:p text:style-name="P15"><text:span text:style-name="T37">pueris tamen infantibus etiam per aures cerebrum expur-<text:line-break/>gatur; et recte Hippocrates inter proprios hujus aetatis<text:line-break/>morbos etiam aurium scripsit humiditates. Est siquidem<text:line-break/>et totum corpus recens natis puerulis summe humidum,<text:line-break/>adeo ut et ossium natura in ipsis velut cerea potitis quam<text:line-break/>lapidea videatur. Ceterarum vero partium cerebrum quam<text:line-break/>humidissimum existit, ut quod etiam in adultis tale exi-<text:line-break/>stat. Quare optima ratione quum ipsis excrementorum<text:line-break/>copia redundet, per omnes meatus excernitur.</text:span></text:p>
      <text:h text:style-name="P5" text:outline-level="2">XXV.</text:h>
      <text:p text:style-name="P11"><text:span text:style-name="T37">Ad </text:span><text:span text:style-name="T51">dentitionem vero productis gingivarum pruritus, fe-<text:line-break/>bres, convulsiones, diarrhoeae ac maxime quum caninos<text:line-break/>dentes edunt, crafstfstmisque pueris ac duras alvos ha-<text:line-break/>bentibus oboriuntur.</text:span></text:p>
      <text:p text:style-name="P13"><text:span text:style-name="T37">Quum puerulis dentes oborturi funt, gingivarum pru-<text:line-break/>ritus fieri nihil mirum. Pruritus enim prurigo quaedam</text:span></text:p>
      <text:p text:style-name="P15"><text:span text:style-name="T37">est cum leni quodam dolore. Febres vero, convulsiones<text:line-break/>atque diarrhoeae pueris jam dentientibus ac nondum den-<text:line-break/>tes edituris accidunt, quemadmodum ipsi his verbis osten-<text:line-break/>dit: </text:span><text:span text:style-name="T51">Et maxime quum caninos edunt dentes.</text:span><text:span text:style-name="T37"> Liquet au-<text:line-break/>tern foratis a dentibus prodeuntibus gingivis haec evenire<text:line-break/>symptomata, quemadmodum quum paxillus carni fuerit<text:line-break/>impactus; atque sane plus molestiae quam infixi paxilli<text:line-break/>dentes excitant. Hi siquidem paxilli semel firmati lu<text:line-break/>membro quiescunt cui ab exordio infixi sunt; dentes vero<text:line-break/>femper tantum procedunt, quantum augentur. Febricitant<text:line-break/>ergo hac aetate pueruli et propter dolores et vigilias et<text:line-break/>inflammationes. Convulsiones autem sequuntur tum pro-<text:line-break/>pter haec, tum propter crudum alimentum et quod ner-<text:line-break/>vosae partes nondum satis sint validae. His omnibus etiam<text:line-break/>diarrhoeae succedunt, quod alimentum non belle coquatur,<text:line-break/>neque distribuatur. Illud autem </text:span><text:span text:style-name="T14">ι </text:span><text:span text:style-name="T51">pueris craststjstrnis et al-</text:span></text:p>
      <text:p text:style-name="P15"><text:span text:style-name="T51">vos duras habentibus,</text:span><text:span text:style-name="T37"> ad convulsicnes refertur, quum his<text:line-break/>maxime pueris dicat convulsiones fieri, qui crassissimi sunt<text:line-break/>et alvos duras habenti Tales enim plethorici sunt et sca-<text:line-break/>tent excrementis, ideoque convulsionibus facile capiun-<text:line-break/>tur; maxime vero ejusmodi naturas convulsiones obsident<text:line-break/>Iaeduntque.</text:span></text:p>
      <text:h text:style-name="P5" text:outline-level="2">XXVI.</text:h>
      <text:p text:style-name="P11"><text:span text:style-name="T37">At </text:span><text:span text:style-name="T51">adultiortbus suctis tonsillarum</text:span><text:span text:style-name="T37"> insiarnmationes, verte-<text:line-break/></text:span><text:span text:style-name="T51">brae ad occipitium intro luxationes, asthmata, calculi;<text:line-break/>lumbrici </text:span><text:span text:style-name="T51">rotundi, </text:span><text:span text:style-name="T51">ascarida, verrucae, pensiles, sutyriaf-<text:line-break/></text:span><text:span text:style-name="T37">mi, </text:span><text:span text:style-name="T51">strumae et </text:span><text:span text:style-name="T51">alia tubercula, praecipue vero praedicta.</text:span></text:p>
      <text:p text:style-name="P13"><text:span text:style-name="T37">Primum quidem scripsit de recens natis puerulis,<text:line-break/>deinde de dentientibus, nunc vero de iis qui mediam<text:line-break/>aetatem agunt inter eos qui jam dentire desierunt et eos</text:span></text:p>
      <text:p text:style-name="P15"><text:span text:style-name="T37">qui pubertati sunt proximi. Nam de pubertati proximis<text:line-break/>deinceps sequenti aphorismo mentionem facit; quartum ab<text:line-break/>iis ordine locum obtinentibus. Verum tertiam aetatem<text:line-break/>quae nunc proponitur, ad duodecimum et tertium deci-<text:line-break/>mum usque annum progredientem iis corripi ait affecti-<text:line-break/>bus, quorum prima paristhmia fcribit, quae sunt locorum<text:line-break/>ad isthmum pertinentium inflammationes. Hic autem per<text:line-break/>isthmum pars illa intelligenda est quae os et gulam inter-<text:line-break/>jacet, per metaphoram ab isthmis proprie dictis ita no-<text:line-break/>minata. Sunt autem angusti quidam terrae tramites ac<text:line-break/>transitus inter duo maria sitae. Haec autem paristhmia<text:line-break/>nonnunquam solius sunt tunicae yentriculo et gulae et<text:line-break/>faucibus totique ori communis inflammationes; nonnun-<text:line-break/>quam vero et subjectorum ipsi musculorum ; quum verte-<text:line-break/>brae etiam quae est in occipite antrorsum fiunt inclinatio-<text:line-break/>nes, de quibus post paristhmia inquit: Et </text:span><text:span text:style-name="T51">vertebrae ad<text:line-break/>occipitium intro luxationes.</text:span><text:span text:style-name="T37"> Nam a musculis inflamma-<text:line-break/>tionem patientibus vertebra haec tractu ad partem incli-</text:span></text:p>
      <text:p text:style-name="P14"><text:span text:style-name="T37">nat cervicis anteriorem. Nominavit autem hanc partem<text:line-break/>Hippocrates non anteriorem, scd interiorem, ut qui ad<text:line-break/>^vertebram pone locatam orationem referret: corporis enim<text:line-break/>e sua sede in profundum emotio, sive ex anterioribus,<text:line-break/>sive ex posterioribus fiat partibus, unica voce </text:span><text:span text:style-name="T51">introrsum<text:line-break/></text:span><text:span text:style-name="T37">significatur. Cur igitur Hippocrates in puerulis recens<text:line-break/>natis, neque de paristhmiis, neque de vertebrae in occi-<text:line-break/>pitio luxatione quidquam dixit, quum et illi nihilominus<text:line-break/>cerebrum humidum et scatens excrementis habeant, adeo<text:line-break/>ut in subjectas partes fluxiones demittat? An quod hi<text:line-break/>tam pusilli prius intereant quam subjecti faucibus mu-<text:line-break/>sculi una eum nervis vehementem inflammationem patian-<text:line-break/>tur? quodque praeterea ipsis hae partes sint molles, ac<text:line-break/>proinde vehementem sustinere tensionem nequeant, ut </text:span><text:span text:style-name="T51">ver-<text:line-break/>tebrata</text:span><text:span text:style-name="T37"> intro ad se possint attrahere. Jam vero asthma,<text:line-break/>sic autem Graeci vocant crebram respirationem qualis cur-<text:line-break/>rentibus aut quovis alio modo ad vehementem motionem<text:line-break/>adductis accidit, in his quidem fit quod multa ob ipsum</text:span></text:p>
      <text:p text:style-name="P15"><text:span text:style-name="T37">exercitium indigeat, animal respiratione; in aliis autem<text:line-break/>citra, exercitium ob cavitatum pulmonis angustiam; haec*<text:line-break/>vero angustia fit fluxionibus superne irruentibus repleto<text:line-break/>viscere. At hae fluxiones plores quidem in recens natis<text:line-break/>puerulis fiunt ac cito ipsus interimunt, quoniam et alias<text:line-break/>male se habent. Nam et ab utero in ambientem aerem,<text:line-break/>transitus et alimenti diversitas per initia quidem locorum<text:line-break/>ad umbilicum inflammatio, deinde ob dentium ortum eos<text:line-break/>omnes imbecillos reddit et vix ea quae dixi mala tole-<text:line-break/>rant; nedum praeter haec fluxiones etiam in pulmonem-'<text:line-break/>decumbentes ferre possint. Lithiasis </text:span><text:span text:style-name="T51">vero, calculi genera-<text:line-break/>tio,</text:span><text:span text:style-name="T37"> proprius est puerorum morbus, ob edacitatem crudos<text:line-break/>humores non paucos coacervantium, ex quibus pars cras-<text:line-break/>sior una cum urinis ad vesicam delata fit lapidum genera-<text:line-break/>tionis materis; accedente altera causa,, caloris vehemen-<text:line-break/>tia. Acervant quidem et senes humorem crudum non<text:line-break/>paucum, non propter voracitatem ut pueri, sed propter</text:span></text:p>
      <text:p text:style-name="P15"><text:span text:style-name="T37">facultatisr coctricis imbecillitatem; non' tamen calorem ve-<text:line-break/>hemenlem, habent, - qui ex crassa materia vaporem refol-<text:line-break/>vens lapidem generet. Lumbrici vero et nscarides viden-<text:line-break/>tur aliis animalibus similiter gigni,-quae non ex semine,<text:line-break/>fed ex; putredine sola ertum habent. Sola enim putredo '<text:line-break/>hisce procreandis non fatis est,, sed multo etiam calore<text:line-break/>indiget. Cibus itaque plerumque corrumpitur in ventre,<text:line-break/>ac potissimum inferiore; puerulis, verum calor in valde<text:line-break/>parvis ac, tenellis nondum, materia superior existit ; in, ad-<text:line-break/>ustioribus autem et materis idonea est ad talium anima-<text:line-break/>lium generationem, ac praeter eam calorem adsciscit.<text:line-break/>Ascarides igitur sunt tenues quidam lumbrici in parte<text:line-break/>praecipue inferiore crassi intestini procreati, cujusmodi<text:line-break/>plurimi manifesto procreari conspiciuntur in veterinis ani-<text:line-break/>malibus male cibum . coquentibus, quorum depravatam<text:line-break/>coctionem foetor indicat excrementorum. Aliud </text:span><text:span text:style-name="T51">vero&gt;</text:span><text:span text:style-name="T37"> ge-<text:line-break/>nus lumbricorum rotundorum in supericribus magis inte-<text:line-break/>stiiiis generantur, adeo ut ad'ipsum quandoque ventricu-</text:span></text:p>
      <text:p text:style-name="P15"><text:span text:style-name="T37">lum adscendant, 'atque multo plures hi quam ascarides<text:line-break/>gignuntur in pueris. Rarior autem est lumbrici lati ge-<text:line-break/>neratio , qui et longissimus est et Iaepe per omnia exten-<text:line-break/>ditur intestina. Verum de hoc nullam penitus fecit Hip-<text:line-break/>pocrates mentionem, quoniam neque ipsi erat propositum<text:line-break/>'de omnibus morbis agere, qui hominibus accidunt, scd<text:line-break/>de iis tantum qui singulis aetatibus ut plurimum accidunt.<text:line-break/>Propterea igitur ipse enumeratis jam dictis deinceps </text:span><text:span text:style-name="T51">ver-<text:line-break/>rucas</text:span><text:span text:style-name="T37"> pensiles acrochordonas et strumas adjecit, morbos<text:line-break/>pravorum humorum plenitudinis sobolem. Totum autem<text:line-break/>ipsiorum genus phymata </text:span><text:span text:style-name="T51">tubercula</text:span><text:span text:style-name="T37"> nominat, ita deinceps<text:line-break/>scribens: </text:span><text:span text:style-name="T51">Voerrucae pensiles, strumae et alia tubercula.<text:line-break/></text:span><text:span text:style-name="T37">Verum eximie phymata quaedam appellantur inflamma-<text:line-break/>tiones nonnullae sponte nascentes, quae et celerrime in<text:line-break/>acumen generantur, quae celerrime in altum attolluntur<text:line-break/>et celerrime' etiam suppurantur, quofum plurima est in<text:line-break/>inguinibus et axillis generatio,' quod his in locis plures<text:line-break/>sint adenes, naturam excrementis in sc prorute excipien-</text:span></text:p>
      <text:p text:style-name="P15"><text:span text:style-name="T37">dis. idoneam sortiti. Horum adenum morbus struma quo-<text:line-break/>que est, non ex calida materia, neque ad suppurationem<text:line-break/>properante, sed ex pituitosiore et frigidiore maxime<text:line-break/>constans.</text:span></text:p>
      <text:h text:style-name="P5" text:outline-level="2">XXVII.</text:h>
      <text:p text:style-name="P11"><text:span text:style-name="T51">At etiamnum adultjoribus et ad pubertatem accedentibus<text:line-break/>ex iis multa et febres diuturniores et ex</text:span><text:span text:style-name="T37"> naribus </text:span><text:span text:style-name="T51">Sangui-<text:line-break/>nis profluvia.</text:span></text:p>
      <text:p text:style-name="P13"><text:span text:style-name="T37">Pueri post annum quartum decimum pubescere inci-<text:line-break/>piunt. Qui vero prope hanc aetatem accedunt, funt qui<text:line-break/>duodecimum aut tertium decimum aut quartum decimum<text:line-break/>etiam annum agunt. Non enim unus omnium certissimus<text:line-break/>pubertatis est. terminus propter temperamenti caliditatem<text:line-break/>et frigiditatem, Calidi namque citius, frigidi vero tar-<text:line-break/>dius pubescunt. Aegrotant autem pueri multis morbis</text:span></text:p>
      <text:p text:style-name="P15"><text:span text:style-name="T37">jam praedictis propter temperamenti similitudinem et prae-<text:line-break/>terea febribus diuturnioribus quam superiores; non tamen<text:line-break/>quidquam de iis protulit quae prima illa aetate febres<text:line-break/>abundant quales essent; verum ex eo quod nunc dicitur<text:line-break/>aperte ostendit, ipsas acutas esse. Immutantur enim al-.<text:line-break/>teranturque puerorum status citissime propter corporis hu-<text:line-break/>miditatem et naturalis facultatis imbecillitatem. Sangui-<text:line-break/>nis vero profluvia ex naribus fiunt grandioribus, quoniam<text:line-break/>hic humor ea aetate redundare incipit, non quod copio-<text:line-break/>sior quam antea generetur, scd quod nunc ipsius minus<text:line-break/>absumatur, propterea quod et augmentum pro corporis<text:line-break/>ratione hac aetate quam superiore procedat.</text:span></text:p>
      <text:h text:style-name="P5" text:outline-level="2">XXVIII.</text:h>
      <text:p text:style-name="P11"><text:span text:style-name="T37">At vero </text:span><text:span text:style-name="T51">pueris plurimi morbi judicantur, alii quidem in-<text:line-break/>tra dies quadraginta; nonnulli vero intra Jepiem men-<text:line-break/>ses ; quidam intra annos septem t quidam denique ad<text:line-break/>pubertatem accedentibus. Quicunque vero morbi pueris</text:span></text:p>
      <text:p text:style-name="P15"><text:span text:style-name="T51">permanserint, neque pueris circa pubertatem, neque su-<text:line-break/>minis circa menstruorum eruptiones soluti suerint, diu-<text:line-break/>turni estsu consueverunt.</text:span></text:p>
      <text:p text:style-name="P13"><text:span text:style-name="T37">Si vox, diuturni, orationi adjecta fuisset, melius ♦<text:line-break/>foret. ' Unde nonnulli nomen </text:span><text:span text:style-name="T14">πάθους,, </text:span><text:span text:style-name="T51">affectionis,</text:span><text:span text:style-name="T37"> de diu-<text:line-break/>turnis tantum morbis ipsum intelligere aibitrantur. Verum<text:line-break/>his adversantur quae in aphorismis pronunciata sunt: </text:span><text:span text:style-name="T51">In<text:line-break/>acutis - </text:span><text:span text:style-name="T21">πά&amp;ισί</text:span><text:span text:style-name="T51">, morbis, raro et per iniiia medicamentis<text:line-break/>purgantibus utendumi</text:span><text:span text:style-name="T37"> et, tenuis victus </text:span><text:span text:style-name="T51">tum in longis </text:span><text:span text:style-name="T21">πά-<text:line-break/></text:span><text:span text:style-name="T51">morbis, semper tum in acutis.</text:span><text:span text:style-name="T37"> Itaque ex his mani-<text:line-break/>festum est non in diuturnis tantum morbis,, sed etiam in<text:line-break/>acutis Hippocratem </text:span><text:span text:style-name="T14">πάθους, </text:span><text:span text:style-name="T51">affectionis,</text:span><text:span text:style-name="T37"> nomen pro consue-<text:line-break/>tudine pronuntiasse. Videtur tamen nunc aut de diutur-<text:line-break/>nis morbis id intelligere aut imperscctam orationem pro-<text:line-break/>tulisse. At nos ipsi quod deest att perfectionem supplen-<text:line-break/>tes ita dicemus. Plurimi autem puerulis morbi diuturni<text:line-break/>judicantur: alii quidem lutra dies quadraginta, nonnulli,<text:line-break/>vero intra septem menses, quidam intra annos septem.</text:span></text:p>
      <text:p text:style-name="P15"><text:span text:style-name="T37">Quadragesimus namque dies diuturnorum morborum pri-<text:line-break/>mus est decretorius et degenerum ex decidentia acutorum<text:line-break/>ultimus, quemadmodum supra docuimus. Qui vero hunc<text:line-break/>superant numerum, septenaria ratione judicationem for-<text:line-break/>tiuntur, non jam diebus connumeratis, septem, fed pri-<text:line-break/>mum quidem mensibus, deinde annis. Et vero sane mor-<text:line-break/>bos qui hoc tempus superaverint ad quartum decimum<text:line-break/>annum pervenire manifestum est. Nam fecundus scptena-<text:line-break/>rius eo tempore completur, deinde etiam in pubertate<text:line-break/>magnae fiunt corporis mutationes,, in feminis praesertim<text:line-break/>propter menstruorum eruptionem. Quare qui morbi nec<text:line-break/>hac aetate foluti fuerint, lu longum usque tempus perrna-<text:line-break/>nere consueverunt.</text:span></text:p>
      <text:h text:style-name="P5" text:outline-level="2">XXIX.</text:h>
      <text:p text:style-name="P11"><text:span text:style-name="T51">Juvenibus sanguinis exspuitiones, tabes, subres acutae, epi-<text:line-break/>lepsiae aliique morbi, sed maxime praedicti.</text:span></text:p>
      <text:p text:style-name="P14"><text:span text:style-name="T37">Quum primas aetates ad pubertatem usque minutissime<text:line-break/>explicuerit, neIcio quomodo adulescentiam praetermiserit,<text:line-break/>inter puberes ac aetate febrentes mediam. Verum ex<text:line-break/>pronunciatis tibi licet etiam qualis ea .sit conjicere, quae<text:line-break/>in multis quidem communicat cum illis aetatibus utrim-<text:line-break/>que ipsam circumstantibus, sed in.maribns peculiarem exi-<text:line-break/>miamque habet sanguinis per nares profusionem, cujus in<text:line-break/>aetatibus pubertati proximis meminit. Nam hoc symptoma<text:line-break/>ea aetate appare incipit, sed maxime viget in adolescen-<text:line-break/>tibus, deinde remittitur in viris. Verum hanc aetatem<text:line-break/>praetergressus Hippocrates ad juvenum aetatem pervenit,<text:line-break/>ac primum sanguinis exspuitiones et tabem, deinde febres<text:line-break/>acutas ac deinceps epilepsiam scripsit; postremo ad haec<text:line-break/>et alii, inquit, morbi, sed maxime prius commemorati,<text:line-break/>recte hoc adjiciens, nam ita rem sc habere cernimus,<text:line-break/>scd non integre de febribus acutis disseruit. Non enim<text:line-break/>dicere absolute oportuit acutas , quae et 'in pueris nihilo-<text:line-break/>minus fieri conspiciuntur, sed ex acutis tertianas maxime</text:span></text:p>
      <text:p text:style-name="P15"><text:span text:style-name="T37">et ardentes. Hae namque omnium febrium funt biliosissi-<text:line-break/>mae ac' saepissime juvenes invadunt, quoniam flava quo-<text:line-break/>que bilis hac aetate abundat , ex qua morbi tales aetate<text:line-break/>florentibus accidunt. Tabes autem et sanguinis exspui-<text:line-break/>tiones non secundum aetatis, naturam afficiunt, sed ex<text:line-break/>quodam ipsius accidenti; quare et antea dicebat senes ut<text:line-break/>plurimum minus quam juvenes aegrotare, ubi nos quoque<text:line-break/>diximus propter intemperantiam, non ob facultatis imbe-<text:line-break/>cillitatem juvenibus multos morbos oboriri. Re igitur ea-<text:line-break/>dem juvenibus sanguinis exspuitiones accidunt, aut ictu<text:line-break/>accepto aut contusione facta, saltu, vehementi clamore aut<text:line-break/>frigore et humi cubitu aut plenitudine aut aliqua ejus-<text:line-break/>modi causa. Ad sanguinis vero sputum tabes consequitur.<text:line-break/>Quare et his causis juvenes per accidens aegrotabunt, non<text:line-break/>primario, neque aetatis ratione. Epilepsiae vero ipsis ju-<text:line-break/>venibus, quamvis malo victu utantur, non tamen srequen- </text:span><text:span text:style-name="T37">,<text:line-break/></text:span><text:span text:style-name="T37">ter accidunt, mirorque quomodo et has Hippocrates seri-</text:span></text:p>
      <text:p text:style-name="P15"><text:span text:style-name="T37">pferit , </text:span><text:span text:style-name="T37">quum alibi </text:span><text:span text:style-name="T37">non </text:span><text:span text:style-name="T37">modo </text:span><text:span text:style-name="T37">pueris frequentius </text:span><text:span text:style-name="T37">accidere,<text:line-break/></text:span><text:span text:style-name="T37">sed </text:span><text:span text:style-name="T37">inde etiam puerilem morbum </text:span><text:span text:style-name="T37">nominari et </text:span><text:span text:style-name="T37">aetatis </text:span><text:span text:style-name="T37">mu-<text:line-break/></text:span><text:span text:style-name="T37">tatione sedari </text:span><text:span text:style-name="T37">protulerit. </text:span><text:span text:style-name="T37">Fiunt </text:span><text:span text:style-name="T37">igitur et </text:span><text:span text:style-name="T37">lu quibusdam<text:line-break/>juvenibus epilepsiae </text:span><text:span text:style-name="T37">prius </text:span><text:span text:style-name="T37">non obortae, </text:span><text:span text:style-name="T37">propter </text:span><text:span text:style-name="T37">victus<text:line-break/>errorem, </text:span><text:span text:style-name="T37">quem in </text:span><text:span text:style-name="T37">assumendis </text:span><text:span text:style-name="T37">committunt, </text:span><text:span text:style-name="T37">ac </text:span><text:span text:style-name="T37">in aliis<text:line-break/>quas obeunt actionibirs, quum humi cubant, quum soli<text:line-break/>ac </text:span><text:span text:style-name="T37">imbribus </text:span><text:span text:style-name="T37">sc exponunt, aliaque patiuntur similia. Ve-<text:line-break/>rum </text:span><text:span text:style-name="T37">hae frequentes </text:span><text:span text:style-name="T37">non funt</text:span><text:span text:style-name="T37">, </text:span><text:span text:style-name="T37">atque alii morbi quidam<text:line-break/>eadem ratione oboriuntur. Qnare melius fuerit ita apho-<text:line-break/>rifmum scribere: </text:span><text:span text:style-name="T37">juvenibus </text:span><text:span text:style-name="T37">autem tum alii prope omnes<text:line-break/>morbi dicti aliis </text:span><text:span text:style-name="T37">aetatibus </text:span><text:span text:style-name="T37">accidunt, tum vero praecipue<text:line-break/>ardentes </text:span><text:span text:style-name="T37">ac tertianae febres. Porro </text:span><text:span text:style-name="T37">sciendum est quod<text:line-break/>vigens </text:span><text:span text:style-name="T37">aetas triginta quinque </text:span><text:span text:style-name="T37">annis circumscribitur, decli-<text:line-break/>nans autem </text:span><text:span text:style-name="T37">quadraginta octo.</text:span></text:p>
      <text:h text:style-name="P5" text:outline-level="2">XXX.</text:h>
      <text:p text:style-name="P16"><text:span text:style-name="T51">LUra lianc juvenilem aetatem provectis asthmata,' pleu-</text:span></text:p>
      <text:p text:style-name="P15"><text:span text:style-name="T51">ritides, peripneumoniae, lethargi, phrenitides, febres<text:line-break/>ardentes, diarrhoeae diuturnae, cholerae, dysenteriae,<text:line-break/>lienteriae, haemorrhoides.</text:span></text:p>
      <text:p text:style-name="P13"><text:span text:style-name="T37">Juvenum aetas quinto septenario circumscribitur.<text:line-break/>Quamobrem et ipse in prognostico dicebat: in junioribus<text:line-break/>autem annis triginta quinque sanguinis quidem profusio<text:line-break/>magis exspectanda esu Nam quae juventutem aetas ex-<text:line-break/>cipit, ad duos sequentes septenarios extenditur, qua ae-<text:line-break/>tate provecti omnia vitae munia peraeque aetate florenti-<text:line-break/>bus etlamnum facere aggrediuntur, non tamen similiter<text:line-break/>laboribus sufficiunt. Nam ab aestu, frigore, humicubitu,<text:line-break/>vigiliis atque repletione magis quam juvenes laeduntur.<text:line-break/>Et fane horum quoque temperamentum ipsum quodam-<text:line-break/>modo est magis melancholicum, ideoque per eam aetatem,<text:line-break/>ut inter anni tempora per autumnum multi melancholia<text:line-break/>vexantur. Quemadmodum enim hoc tempus frigidum<text:line-break/>existens flavam bilem aestivis ardoribus perusiam excipit,</text:span></text:p>
      <text:p text:style-name="P15"><text:span text:style-name="T37">sic vigore decedentium aetas juvenum aetatem aestati si-<text:line-break/>millimam subsequitur, proindeque mirandum est, cur in<text:line-break/>ea scriptis non meminerit melancholiae. Hanc tamen lu<text:line-break/>quibusdam exemplaribus adscriptain quoque eomperi, sive<text:line-break/>sit quispiam ausus adjicere quod deesse videbatur, tanquam<text:line-break/>ab Hippocrate praetermissum, sive alii qui depravatis<text:line-break/>exemplaribus fidentes ita legendum putaverint. Moriun-<text:line-break/>tur autem et tabe laborantium multi et juvenum quicun-<text:line-break/>que ex sanguinis sputo in phthoen inciderint, hac aetate<text:line-break/>intereunt. Non tamen hac aetate multi sanguinem ex-<text:line-break/>spuunt, quod his grandaevis non sit sanguinis plenitudo.<text:line-break/>Asthmatis autem anhelationibus et peripneumoniis et pleuri-<text:line-break/>tidibus ac aetate provecti magis quam juvenes corripiuntur;<text:line-break/>ut qui et victusimili et laboribus utantur, sed multo imbecil-<text:line-break/>lius quam juvenes corpus habeant Denique quos omnino<text:line-break/>morbos praetermisit, quum de aetate florentibus ageret,<text:line-break/>nunc omnes recenset. Etenim phrenitides et ardentes fe-<text:line-break/>bres et cholerae et dysenteriae nihilo minus juvenibus</text:span></text:p>
      <text:p text:style-name="P15"><text:span text:style-name="T37">quam aetate provectis accidunt, fui ortus occasionem ex<text:line-break/>flava bile sortitae. Diuturniores autem constante aetate<text:line-break/>provectis diarrhoeae contingunt, propter distributionis<text:line-break/>alimenti defectum.. Nam omnium prope aetatum decedens<text:line-break/>constantis ad corporis instaurationem paucissimis indiget,<text:line-break/>quia quod ex ipsa difcutitur ac dissipatur paucissimum<text:line-break/>est. Neque enim corpus similiter calidum est ac prius,<text:line-break/>neque amplius-lu ejus incrementum quidquam absumitur;<text:line-break/>fed neque his retentrice facultate admodum imbecilla, ut<text:line-break/>iu senibus ex corpore plus effluit. Quia igitur diarrhoeae<text:line-break/>vel concoctione vel alimenti distributione frustratis acci-<text:line-break/>dunt aut bilis acrimonia intestinum abradentis, haec<text:line-break/>autem omnia in aetate decedentibus sunt, qua ratione<text:line-break/>ipsis diarrhoeae diuturnae evadunt. Ceterum febres le-<text:line-break/>tbargicae fiunt ex humore pituitoso in cerebro acervato.<text:line-break/>Prioribus autem aetatibus hic humor deficit magis quam<text:line-break/>redundat. In fenili vero aetate plurimus quidem est, ve-</text:span></text:p>
      <text:p text:style-name="P15"><text:span text:style-name="T37">rum propter aetatis frigiditatem febres non accendit. At<text:line-break/>in aetate decedentibus et hic humor exuberat, nec dum<text:line-break/>corpus frigidum esu Lienterias vero ostendimus alias<text:line-break/>quidem facultatem imbecillam efficiente, alias denique ab<text:line-break/>ulcerofa quadam affectione. Atque haec omnia aetate de-<text:line-break/>cendentibus affluunt. Haemorrhoides autem propriae vere<text:line-break/>sunt hujus aetatis affectiones, quemadmodum melancholiae-<text:line-break/>Fiunt enim ab atra bile ad sedis venas </text:span><text:span text:style-name="T81">cumulatius.de-<text:line-break/></text:span><text:span text:style-name="T37">cumbente. -A me‘quidem omnium enumeratarum affectio-<text:line-break/>num causae explicatae sunt; at harum scientia cum pro-<text:line-break/>batione illis aderunt qui legerint demonstrationes, quas<text:line-break/>de his nostris in operibus scripsimus: quae quot quales-<text:line-break/>que sint et quam quaeque rei contemplationem ’ doceat<text:line-break/>legenti librum de librorum nostrorum ordine licebit di-<text:line-break/>scere. His enim promotus quomodo ipsorum singula sint<text:line-break/>perlegenda cognoscet.</text:span></text:p>
      <text:h text:style-name="P6" text:outline-level="2">XXXI.</text:h>
      <text:p text:style-name="P11"><text:span text:style-name="T51">Senibus autem spirandi dijstcultates', catarrhi tuststculost,<text:line-break/>stranguriae, dysuriae, articulorum dolores, nephritides,<text:line-break/>vertigines, apoplexiae, malus corporis habitus, totius<text:line-break/>corporis pruritus, vigiliae, alvi, oculorum et narium<text:line-break/>humiditates, visus hebetudines, glaucedines, auditus<text:line-break/>graves.</text:span></text:p>
      <text:p text:style-name="P13"><text:span text:style-name="T37">Virentes senes a decrepitis fenibus nonnulli Hippo-<text:line-break/>cratis sectatores distinguunt, nomen </text:span><text:span text:style-name="T14">γερόντων</text:span><text:span text:style-name="T37">, 'decrepito-<text:line-break/>rum, aetati postremae tribuentes, idque perpetuum recen-<text:line-break/>feri existimantes </text:span><text:span text:style-name="T14">πρεσβντῶν, </text:span><text:span text:style-name="T37">viridium autem senum nomen<text:line-break/>in priori aetate statuentes, inter juvenes ac decrepitos<text:line-break/>senes media. Sed nunc manifeste monstravit fe </text:span><text:span text:style-name="T14">πρεσβύ-<text:line-break/>τας, </text:span><text:span text:style-name="T37">senes eos appellare qui postremam aetatem agunt.<text:line-break/>In ipsis siquidem de aetatibus sententiam finivit ac si jam<text:line-break/>omnes aetates percurrisset. At hi senes tussiculosis catar-<text:line-break/>rhis saepissime corripiuntur, tum quod ipsis caput facillime</text:span></text:p>
      <text:p text:style-name="P15"><text:span text:style-name="T37">refrigeretur, tum quod copiosa ipsis pituitosa excrementa<text:line-break/>procreentur, quum jam valde frigidum cerebri tempera-<text:line-break/>mentum habeant. Asthmata vero tum ex catarrhis ortum<text:line-break/>habent; tum etiam quod alias ipse spirandi instrumenta<text:line-break/>non ruro proprium sui frigoris principium subeant. Quum?<text:line-break/>vero ipsis multa ac crassa excrementa-generentur insuper-<text:line-break/>que virium adsit imbecillitas, renes saepius obstruuntur<text:line-break/>et Iapides procreant, postquam crassum excrementum ibi-<text:line-break/>dem immoratum callosam concretionem adsumpferit. Ar-<text:line-break/>ticulorum quoque dolores interdum fiunt affluentibus ad<text:line-break/>haec loca excrementis; interdum vero instrumentorum<text:line-break/>articulos moventium frigore. Vertigines vero saepe qui-<text:line-break/>dem vapidi spiritus in cerebri regionibus contenti inordi-<text:line-break/>nata et turbata motio saepe excitat; saepe etiam in ven-<text:line-break/>triculo vitiosis excrementis coacervatis in cerebrum vapida<text:line-break/>fertur exhalatio. De apoplexia autem quid quoque di-<text:line-break/>cendum? Nullus enim adeo senili aetati familiaris. mor-<text:line-break/>bus est, quoniam cerebrum in ea pituitosis repletur ex-</text:span></text:p>
      <text:p text:style-name="P15"><text:span text:style-name="T37">erementis. </text:span><text:span text:style-name="T37">Sicubi </text:span><text:span text:style-name="T37">vero ulcus factum fuerit, aegre fana-<text:line-break/>tur, propter sanguinis defectum. Assidue quoque se sca-<text:line-break/>bunt toto pruriente corpore quod pruritum appellavit,<text:line-break/>quia quae pruritum excitant supervacanea, difficilem<text:line-break/>habent per cutem vacuationem. Rationi siquidem con-<text:line-break/>sentaneum est tum cutem ipfis frigore densari cogique<text:line-break/>tum plura excrementa simul et crassiora evadere. Com-<text:line-break/>plures etenim, neque sane omnes, continenter vigilant,<text:line-break/>quod senectus sollicita et </text:span><text:span text:style-name="T51">anxia</text:span><text:span text:style-name="T37"> fit, tum etiam praesertim<text:line-break/>propter corporis siccitatem. Quare tunc etiam magis vi-<text:line-break/>gilant, quum integra sanitate fruuntur. Dictum namque'<text:line-break/>a nobis-est in commentario de temperamentis ipsas qui-<text:line-break/>dem corporis partes per senectutem sicciores evadere, sed<text:line-break/>pituitosorum excrementorum copiam acervari: qua ratione<text:line-break/></text:span><text:span text:style-name="T37">a </text:span><text:span text:style-name="T37">multis frigida et humida senectus adstruitur. At quam-<text:line-break/>diu haec plura in cerebro excrementa accumulata fuerint<text:line-break/>et pauciora gigni excrementa et celerius excerni accidit</text:span></text:p>
      <text:p text:style-name="P15"><text:span text:style-name="T37">bene et salubriter habentibus, unde et maxime proprie<text:line-break/>senilis aetatis affectio videtur esse vigilia. Humiditates<text:line-break/>autem in ipsis et oculorum et narium liquet fieri, propter<text:line-break/>cerebri superflua excrementa. His ipsis in alvum defluen-.<text:line-break/>tibus ipsa etiam humectatur. Obtusior autem visus et<text:line-break/>gravior auditus propter facultatis sensitricis imbecillitatem<text:line-break/>ipsis accidunt. Glaucediues vero ob immoderatam instru-<text:line-break/>mentorum visui servientium siccitatem et quia suffusionis<text:line-break/>speciem sortiuntur.</text:span></text:p>
      <text:h text:style-name="P3" text:outline-level="1"><text:bookmark-start text:name="bookmark54"/>HIPPOCRATIS APHORISMI ET<text:line-break/>GALENI IN EOS COMMEN-<text:line-break/>TARII.<text:bookmark-end text:name="bookmark54"/></text:h>
      <text:h text:style-name="P5" text:outline-level="2">I.</text:h>
      <text:p text:style-name="P11"><text:span text:style-name="T37">•*- raegnantes </text:span><text:span text:style-name="T51">medicamentis purgandae sunt, st humor tur-<text:line-break/>geat , quadrimestres et ad septimum usaue mensem, sud<text:line-break/>hae minus. Minoribus autem aut grandioribus suatibus<text:line-break/>cavendae sunt purgationes.</text:span></text:p>
      <text:p text:style-name="P13"><text:span text:style-name="T37">Eandem cum uteris foetuum coalitus rationem ha-<text:line-break/>bent quam cum plantis fructuum connexus. Hi namque</text:span></text:p>
      <text:p text:style-name="P15"><text:span text:style-name="T37">primi </text:span><text:span text:style-name="T51">a</text:span><text:span text:style-name="T37"> generatione infirmis pediculis continentur, ideo-<text:line-break/>que facile decidunt, quum ventus vehementior ipsos con-<text:line-break/>cusserit. Postea vero aucti solutu difficilem cum stirpibus<text:line-break/>communionem sortiuntur. Quemadmodum rursus ubi per-<text:line-break/>fecti maturuerint, etiam citra vim externam • decidunt.<text:line-break/>Eodem sane modo conceptus primo post seminis injectio-<text:line-break/>nem tempore, si quando saltare contigerit aut per lubrica<text:line-break/>cadere aut quoque modo aliter aut animo aut corpore<text:line-break/>vehementius moveri, facile . abrumpuntur. Sic etiam et<text:line-break/>quum persecti jam adoleverint, intermedio vero tempore<text:line-break/>firmiorem habent coalitum. Quare tum gravida mulier<text:line-break/>vebementiores motus citra foetus laesionem sustinere pot-<text:line-break/>est. Quae sciens Hippocrates recte pronunciat, praegnan-<text:line-break/>tes medicamentis purgandae sunt, si humor turgeat, qua-<text:line-break/>drimestres, etiam ad septimum usque mensem, quod me-<text:line-break/>dium est praegnationis tempus, quo tum utero foetus<text:line-break/>plane annectitur. Non tamen quae hocce tempore pur- </text:span><text:span text:style-name="T37">,<text:line-break/></text:span><text:span text:style-name="T37">gatione indigeant, omnes purgari concedit. Sed si humor</text:span></text:p>
      <text:p text:style-name="P15"><text:span text:style-name="T37">turgeat, inquit, hoc est urgeatur, quod vocabulum ab. ani-<text:line-break/>malibus ad coitum concitatis translatum esu Quum igitur<text:line-break/>redundantes humores moventur et quoquoversum corporis<text:line-break/>feruntur, nondum aliqua in parte firmati, tum- ad eorum<text:line-break/>expulfionem natura incitatur atque aliquo qui manum<text:line-break/>porrigat et ipsum humorum impetum ad alvum deducat<text:line-break/>indigeti Qui vero aliqua in parte firmati suerint humo-<text:line-break/>res, eos movere non oportet. Sic . igitur et illud dictum<text:line-break/>est: </text:span><text:span text:style-name="T51">Quicunque statim per initia morborum instammatas<text:line-break/>partes medicamento purgante aggrediuntur, H de parte<text:line-break/>contenta atque inflammata nihil educunt, neque enim ce-<text:line-break/>dit quidquam quae cruda est ajscctatio, sunas etiam par-<text:line-break/>tes et morbo reluctantes colliquant.</text:span><text:span text:style-name="T37"> Quod autem Hippo-<text:line-break/>crates verbum </text:span><text:span text:style-name="T14">φαρμακεύειν </text:span><text:span text:style-name="T37">pro purgare medicamento usur-<text:line-break/>pare consuevit omnes concedunt quicunque vel minimam<text:line-break/>habent ejus dictionis notitiam. Nam ut alia quispiam<text:line-break/>omittat ipsius scripta et conscriptorum apborifmorum me-</text:span></text:p>
      <text:p text:style-name="P15"><text:span text:style-name="T37">minerit nihil quidqnam aliud per hanc vocem </text:span><text:span text:style-name="T14">φαρμακεύειν<text:line-break/></text:span><text:span text:style-name="T37">in ipsis significari posse intelliget, ut paulo post declarabitur.</text:span></text:p>
      <text:h text:style-name="P5" text:outline-level="2">II.</text:h>
      <text:p text:style-name="P16"><text:span text:style-name="T51">In iis quae medicamento fiunt purgationibus talia e cor-<text:line-break/>pore educenda sunt, qualia quae etiam sponte prodeun-<text:line-break/>tia juvant. Quae vero contrario modo prodeunt sistenda.</text:span></text:p>
      <text:p text:style-name="P13"><text:span text:style-name="T37">Sponte ex corpore vacuari dicimus qnaecunque citra<text:line-break/>aliquam medici operam excernuntur, interdum quidem<text:line-break/>moderante nostrum corpus natura ea per se expurgante,<text:line-break/>interdum vero aliunde irritamentis aut quia a vafis non<text:line-break/>conteguntur. .Quum itaque natura supervacaneum evacuat,<text:line-break/>juvatur animal. Quum vero aliter excernitur ratione<text:line-break/>symptomatis, neque inde utilitas ulla sequitur, talis va-<text:line-break/>citatio pravae etiam affectionis signum esu Recte igitur<text:line-break/>Hippocrates consulit naturam imitandam esse. Est autem<text:line-break/>mutatio in singulis morbis experiri tales humores evacuare.</text:span></text:p>
      <text:p text:style-name="P15"><text:span text:style-name="T37">quales novimus in spontaneis prodesse vacuationibus. Su-<text:line-break/>pra itaque de omni humorum evacuatione generalius dictum<text:line-break/>est: </text:span><text:span text:style-name="T51">Sic et vasorum vacuatio st quidem quidem suri oportet,<text:line-break/>talis stat et leviter surunt.</text:span><text:span text:style-name="T37"> Nunc vero de sola purgatione<text:line-break/>eandem orationem condidit, quoniam de ea hoc in prae-<text:line-break/>sentis libri loco docere proposuerat. Melius igitur for-<text:line-break/>tassis est de omnibus quas medici circa aegrotantium cor-<text:line-break/>pora occupati moliuntur ‘vacuationibus, nos quoque ser-<text:line-break/>monem repetere. Hae vero vacuationes fiunt interdum<text:line-break/>quidem 'medicamentis tum vomitoriis tum dejectorlis<text:line-break/>corpus universum purgantibus, interdum vero rnedicamen-<text:line-break/>tis partis alicujus vacuandae facultatem habentibus, qualia<text:line-break/>quae per palatum et nares capitis educunt excrementa.<text:line-break/>De genere quoque fpperstua purgantium sunt quae per<text:line-break/>tussem, thoracem et pulmonem expurgant et quae per<text:line-break/>urinas scorsiim tdtius sanguinis excrementum eliciunt.<text:line-break/>Clyster quoque de hoc genere fuerit et quodcunque aliud</text:span></text:p>
      <text:p text:style-name="P15"><text:span text:style-name="T37">totum corpus aequabiliter non evacuat. Quomodo tum<text:line-break/>venae </text:span><text:span text:style-name="T37">sectio vacuare </text:span><text:span text:style-name="T37">creditur,alum universe </text:span><text:span text:style-name="T37">omnis- san-<text:line-break/></text:span><text:span text:style-name="T37">guiuis detractio quocunque modo facta. Ejusmodi quo-<text:line-break/>que’vacuationum est quae per uterum fit, quae per hae-<text:line-break/>morrboidas, quae </text:span><text:span text:style-name="T37">per exercitia, </text:span><text:span text:style-name="T37">frictiones, omnem mo-<text:line-break/>tum </text:span><text:span text:style-name="T37">et </text:span><text:span text:style-name="T37">quae </text:span><text:span text:style-name="T37">tepore </text:span><text:span text:style-name="T37">fit </text:span><text:span text:style-name="T37">et balneis </text:span><text:span text:style-name="T37">calidis, si praesertim<text:line-break/>nitrofae vel sulphureae vel bituminosae fuerint et ex </text:span><text:span text:style-name="T51">ac-<text:line-break/>cidenti</text:span><text:span text:style-name="T37"> inedia. Haec siquidem omnia videntur quidem<text:line-break/>totum aequabiliter corpus vacuare. Quamquam si quis<text:line-break/>accurate veritatem exquirat, non aequaliter vacuare com-<text:line-break/>periet. Verum in his quum parvus sit alterius ad alterum<text:line-break/>excessus, secundum eorum quae vacuantur qualitatem et<text:line-break/>quantitatem; ideo vacuatio mihi aequalis esse ridetur.<text:line-break/>At vero quae catharlica pharmaca vocantur, fpeciem </text:span><text:span text:style-name="T51">va-<text:line-break/>cuationis</text:span><text:span text:style-name="T37"> manifeste differentem constituunt, de quibus, ut<text:line-break/>dixi, nunc ipsi.disserendi est propositum, non tamen </text:span><text:span text:style-name="T51">ma-<text:line-break/>jus</text:span><text:span text:style-name="T37"> quidquam docet quam quod de omnibus vacuatioiii-<text:line-break/>bus ipse redundans, cujus dignoscendi peritia petenda est,</text:span></text:p>
      <text:p text:style-name="P15"><text:span text:style-name="T37">tum ex colore praeter naturam toto corpore apparente,<text:line-break/>tum' etiam ex symptomatis et morbis, anni etiam tempe-<text:line-break/>state, regione,' aetate, caeli statu, aegrotantis natura, vi-<text:line-break/>tae institutis et 'victu. Ut si exempli gratia flavus toto -<text:line-break/>corpore color factus appareat, ut in .auriginibus, et per<text:line-break/>fedem bilis non excernatur aut biliosa quaedam exanthe-<text:line-break/>mata per totum corpus eruperint; particulatim autem si<text:line-break/>ventriculi morsus et cibi fastidium in appetentia adsint, si<text:line-break/>sitis, si oris amaror aut si aliqua in parte corporis sit<text:line-break/>erysipelas aut tertiana febris hominem obsideat aut ardens<text:line-break/>ex saeviente bile febris, quam cautum amarulentum voci-<text:line-break/>tant. Nam his iu omnibus flava bilis abundat, atque id-<text:line-break/>circo ipsam educere conabimur illis medicamentis quae ab<text:line-break/>effectis cliolagoga, hoc' est bilem ducentia nominantur.<text:line-break/>Atque illud est quod ab Hippocrate dicebatur: si </text:span><text:span text:style-name="T51">qualia<text:line-break/>oportet purgari purgentur, confert sucileque </text:span><text:span text:style-name="T51">f</text:span><text:span text:style-name="T51">erunt.</text:span><text:span text:style-name="T37"> Nam<text:line-break/>illud </text:span><text:span text:style-name="T51">qualia oportet,</text:span><text:span text:style-name="T37"> humorum videlicet sua qualitate<text:line-break/>aegrotantem infestantium abundantiam significat. Ea re</text:span></text:p>
      <text:p text:style-name="P15"><text:span text:style-name="T37">profecto hujusmodi vacuationes conferre prouunciat. Sed ,<text:line-break/>quoniam </text:span><text:span text:style-name="T37">omnes </text:span><text:span text:style-name="T37">follertes et artificiofae conjecturae </text:span><text:span text:style-name="T37">in actio-<text:line-break/></text:span><text:span text:style-name="T37">nibus exissent et fallunt interdum, similitudines enim, nt<text:line-break/>ipfe profert, non solum vulgaribus, fed etiam praestanti-<text:line-break/>hus in edicis errorem invehunt, alterum nos docuit </text:span><text:span text:style-name="T37">indi-<text:line-break/></text:span><text:span text:style-name="T37">cium bonis vacuationibus conjunctam euphoriamfeu ferendi<text:line-break/>facilitatem, ut hujus fiducia iu vacuationem recte </text:span><text:span text:style-name="T37">mo-<text:line-break/></text:span><text:span text:style-name="T37">lienda securi simus. Quod igitur de flava bile exempli<text:line-break/>gratia dixi, hoc et de atra mecum intellige. Etenim et<text:line-break/>in hac totius corporis color in nigriorem mutatur et atrae<text:line-break/>pustulae atra bilis colore efflorescunt. Quicunque etiam<text:line-break/>morbi ob ejus redundantiam oborti manifesto humoris co-<text:line-break/>piam indicant, quemadmodum elephas et cancer. Cum<text:line-break/>etiam quartana periodus ex humore melancholico gene-<text:line-break/>ratur. Lien quoque magnus et varices nigrefcentes af-<text:line-break/>fectus sunt ejusdem humoris propagines, quemadmodum<text:line-break/>et quae melancholia vocatur et omnis desipientia mentis,<text:line-break/>iracundia temeraria et fera. Hippocrates vero et ex</text:span></text:p>
      <text:p text:style-name="P15"><text:span text:style-name="T37">menstruis redundantem in mulieribus humorem conjecta-<text:line-break/>bat,: cujus rei signa ab eo scripta sunt prirno libro de<text:line-break/>morbis mulierum. Ex his igitur atram bilem redundare<text:line-break/>tibi dignoscendum est, atque his adducto indicationibus<text:line-break/>ad ejus vacuationem accedendum. Posterius autem ipsa<text:line-break/>durante vacuatione, fecunda sumetur indicatio ab aegro-<text:line-break/>tantis euphoria. Quaecunque de atra hile et flava dicta<text:line-break/>sunt, ea mihi de pituita quoque intellige, tumores oedo-<text:line-break/>matoscs, eruptiones, totius corporis colorem pro humoris<text:line-break/>idea; ad haec febres quotidianas, mentis pigritiam, </text:span><text:span text:style-name="T51">tor-<text:line-break/>pores</text:span><text:span text:style-name="T37"> etiamnum cataphoras, capitis gravitates et quosdam<text:line-break/>ructus acidos quum in ventre hujusmodi redundat pituita.<text:line-break/>Haec enim suadent medicamentum dari phlegmagognm. </text:span><text:span text:style-name="T51">Jam<text:line-break/>vero</text:span><text:span text:style-name="T37"> peracta purgatione euphoria tum dignotionem tum<text:line-break/>eam quam illius gratia ausus est moliri vacuationem atte-<text:line-break/>stabitur. Ad dignotiouem vero et vacuationis fiduciam<text:line-break/>habes etiam conserentem aliquid noni solum aetatem vel<text:line-break/>naturam aegrotantis, verum etiam anni tempestatem et</text:span></text:p>
      <text:p text:style-name="P12"><text:span text:style-name="T14">' </text:span><text:span text:style-name="T37">praesentem caeli statum, praeterea et regionem et victum<text:line-break/>antecedentem, una </text:span><text:span text:style-name="T37">cum </text:span><text:span text:style-name="T37">aliis vitae institutis. Etenim di-<text:line-break/>dicisti ex istis omnibus alia pituitam, alia flavam bilem,<text:line-break/>alia atram adaugere. Haec quidem omnia, ut dictum est,<text:line-break/>scopi sunt medicamenti exhibendi, quod infestantis, hu-<text:line-break/>mores purgatricem facultatem sortiatur, qui veI nos hu-<text:line-break/>morem probe , dignovisse nobis significet, vel qui errorem<text:line-break/>coarguat. Significat quidem eupboria, coarguit vero<text:line-break/>dyfphoria. Nam si infestantes humores vacuentur, facile<text:line-break/>ferent aegrotantes; fi quid vero aliud et non quod mole-<text:line-break/>stum est vacuetur,' eos omnino graviter molesteque ferre<text:line-break/>necesse esu Quod igitur, ut dicebam libri initio, com-<text:line-break/>plexus uno aphorismo his verbis ostendit: sic </text:span><text:span text:style-name="T51">et vasorum<text:line-break/>depletio talis stat, qualem steri oportet et consurt et su-<text:line-break/>cile ferunt.</text:span><text:span text:style-name="T37"> Id nunc hoc loco de purgationibus agens in<text:line-break/>duas secuit orationis partes, quarum priore quaenam sint<text:line-break/>quae conferant vacuationes, posteriore quod ejusmodi eva-<text:line-break/>cuationes certum indicium concitetur euphoria docuit.</text:span></text:p>
      <text:p text:style-name="P15"><text:span text:style-name="T37">Porro vacuationum bene ac feliciter sponte naturae facta-<text:line-break/>rum exempla protulit ipse, permulta quidem in epide-<text:line-break/>miorurn libris, pauca vero hoc ipso aphorisinorum libro,<text:line-break/>qualia et haec sunt. </text:span><text:span text:style-name="T51">Hydrope laboranti aqua</text:span><text:span text:style-name="T37"> per </text:span><text:span text:style-name="T51">venas<text:line-break/>in ventrem stuente, morbi folutio.. Ophthalmia laboran-<text:line-break/>tem diarrhoea corripi bonum. Quibus biliosae sunt de-<text:line-break/>jectiones surditate superveniente, ceffant t et quibus surdi-<text:line-break/>tas , biliosis dejectionibus succedentibus , cejsut,</text:span></text:p>
      <text:h text:style-name="P5" text:outline-level="2"><text:span text:style-name="T93">II</text:span>I.</text:h>
      <text:p text:style-name="P11"><text:span text:style-name="T51">Si qualia purgari oportet purgentur, et consurt et placide<text:line-break/>ferunt; contra vero moleste.</text:span></text:p>
      <text:p text:style-name="P68"><text:span text:style-name="T37">Hunc aphorisrnum in praecedentis aphorismi explana-<text:line-break/>tione prius explicavimus, in superiori libri parte iisdem<text:line-break/>verbis scriptum, quare nonnulli eum ex hoc loco sus-<text:line-break/>tulerunt.<text:tab/></text:span><text:span text:style-name="T69">£</text:span><text:span text:style-name="T37">.</text:span></text:p>
      <text:h text:style-name="P6" text:outline-level="2">IV.</text:h>
      <text:p text:style-name="P11"><text:span text:style-name="T51">Aestate quidem superiores ventres liberalius, hieme vero<text:line-break/>inferiores medicamentis purgandi sunt.</text:span></text:p>
      <text:p text:style-name="P13"><text:span text:style-name="T37">Ventres nimirum subaudiendi sunt. At recte aestate<text:line-break/>purgat superne: etenim qui tunc temporis humor redun-<text:line-break/>dat, bilis est flava et universa omnino animalis natura<text:line-break/>propter aeris ambientis calorem magis sursum movetur.<text:line-break/>Supervacaneum quodque ac redundans quo vergit, id per<text:line-break/>loca idonea ducendum est, quemadmodum ipfe in libro<text:line-break/>de humoribus scripsit. Adjecit huic aphorismi sententiae<text:line-break/>adverbium </text:span><text:span text:style-name="T51">magis</text:span><text:span text:style-name="T37"> seu liberalius, neque abfolute loquutus<text:line-break/>esu </text:span><text:span text:style-name="T51">Aestate superiores ventres, hieme vero inferiores pur-<text:line-break/></text:span><text:span text:style-name="T51">r </text:span><text:span text:style-name="T51">gandos este.</text:span><text:span text:style-name="T37"> Etenim etsi non saepe, ruro tamen aestatis<text:line-break/></text:span><text:span text:style-name="T37">• - </text:span><text:span text:style-name="T37">tempore nonnunquam pituitosus humor in quodam visus<text:line-break/>est abundare., quemadmodum hieme aliquando flava hilis.</text:span></text:p>
      <text:h text:style-name="P4" text:outline-level="2">V.</text:h>
      <text:p text:style-name="P11"><text:span text:style-name="T51">Sub cane et ante.canent molestae sunt. per medicamenta<text:line-break/>purgationes.</text:span></text:p>
      <text:p text:style-name="P13"><text:span text:style-name="T37">Etenim nostra natura tunc temporis aestivis deflagrans<text:line-break/>ardoribus purgantium medicamentorum acrimoniam mi-<text:line-break/>nluie tulerit: quapropter plerique. hoc tempore purgati<text:line-break/>febricitant: et vires ob aestum imbecillae purgationibus<text:line-break/>magis dissolventur. Quin et purgatio ipsa prava fiet, re-<text:line-break/>vellente foras humores ambientis calore. Quemadmodum<text:line-break/>enim thermae contrarios purgationibus effectus producere<text:line-break/>consueverunt, sic et aestatis calor, ac praesertim quum<text:line-break/>se ipso vehementior extiterit.</text:span></text:p>
      <text:p text:style-name="P69"><text:span text:style-name="T37">S /-<text:tab/></text:span><text:span text:style-name="T58">H</text:span></text:p>
      <text:h text:style-name="P5" text:outline-level="2">VI.</text:h>
      <text:p text:style-name="P11"><text:span text:style-name="T51">Graciles et ad vomendum suciles per superiora medicae<text:line-break/>mento purgandi sunt, dempta hieme.</text:span></text:p>
      <text:p text:style-name="P14"><text:span text:style-name="T37">Hic etiam addendum quod paulo ante dictum est ad-<text:line-break/>verbium </text:span><text:span text:style-name="T51">magis.</text:span><text:span text:style-name="T37"> Nam plerumque graciles biliosi funt.<text:line-break/>Si igitur ipsis accesserit ut sint ad vomendum faciles, per<text:line-break/>superiora purgandi sunt, nisi reclamet hiems. Supra nam-<text:line-break/>que pronunciavit:' aestate faperioret magis, </text:span><text:span text:style-name="T51">hieme autem<text:line-break/>inferiores ventres purgandos esae.</text:span></text:p>
      <text:h text:style-name="P5" text:outline-level="2">Vll.</text:h>
      <text:p text:style-name="P11"><text:span text:style-name="T37">Ad </text:span><text:span text:style-name="T51">vomitum difstciles et medioeriter carnosus per insuriora<text:line-break/>purgare oportet, vitata aestate.</text:span></text:p>
      <text:p text:style-name="P13"><text:span text:style-name="T37">Si quidem ad vomendum facilis et gracilis sit, ipfe<text:line-break/>per superiora purgandus est, nisi hiems extiterit,, hoc ml<text:line-break/>aestate, autumno et vere. Si vero ad vomendum difficilis<text:line-break/>et modice carnosus sit, per interiora purgandus est, si<text:line-break/>res urgeat solum - cavendo aestatem, aliud vero nullum<text:line-break/>anni tempus cavendum esu</text:span></text:p>
      <text:h text:style-name="P4" text:outline-level="2">VIII.</text:h>
      <text:p text:style-name="P16"><text:span text:style-name="T51">Tabescentibus superiores prohibendae sunt purgationes.</text:span></text:p>
      <text:p text:style-name="P13"><text:span text:style-name="T37">Ad superiores, inquit, purgationes nunquam tabescen-<text:line-break/>tes duxeris, veritus nimirum spirabilium instrumentorum<text:line-break/>imbecillitatem. Per tabescentes autem intelligere par est<text:line-break/>vel eos qui phthisi morbo seu tabe correpti sunt, vel eos<text:line-break/>qui ad tabem propendent idonei, de quibus ipfe primo<text:line-break/>epidemiorum scribit:, </text:span><text:span text:style-name="T51">maximeque moriebantur quibus na-<text:line-break/>tura ad tabem propendebat.</text:span><text:span text:style-name="T37"> His autem thorax est angu-<text:line-break/>stus et qui in eo pulmo continetur.</text:span></text:p>
      <text:h text:style-name="P5" text:outline-level="2">IX.</text:h>
      <text:p text:style-name="P11"><text:span text:style-name="T51">Melancholici liberalius per inferiora purgandi sunt, con-r<text:line-break/>trarHs eadem ratiocinatione appositis.</text:span></text:p>
      <text:p text:style-name="P14"><text:span text:style-name="T37">Purgare ventres nimirum inferiores melancholicorum<text:line-break/>liberalius oportet. Liberalius autem dixit pro vehementer.<text:line-break/>Quia vero deorsum tendit hic humor, merito ipsum per<text:line-break/>ventrem inferiorem vacuari jubet, sicuti flavam bilem per<text:line-break/>superiorem, quum lenis humor sit et assiduo sponte in<text:line-break/>summa fluitet. Utriusque igitur commune est duci quo<text:line-break/>vergunt per loca convenientia. Proprium autem alterius<text:line-break/>quidem humoris per superiora sui vacuationem movere,<text:line-break/>quod eo vergat, alterius vero per inferiora, quod et eo<text:line-break/>ipfe declinet. Itaque quae per superiora fit evacuatio<text:line-break/>vacuationi per inferiora ductae contraria esu Utraque<text:line-break/>vero fecundum unam communem ratiocinationem contin-<text:line-break/>git. Quare decenter Hippocrates pronunciavit: contrariis<text:line-break/></text:span><text:span text:style-name="T51">eadem ratiocinatione appositis.</text:span></text:p>
      <text:h text:style-name="P5" text:outline-level="2">X.</text:h>
      <text:p text:style-name="P11"><text:span text:style-name="T51">In valde acutis, st turgeat, eo ipje die purgandum est;<text:line-break/>in talibus .enim immorari malum.</text:span></text:p>
      <text:p text:style-name="P14"><text:span text:style-name="T37">Superius etiam mihi </text:span><text:span text:style-name="T37">dictum </text:span><text:span text:style-name="T37">est Hippocratem vocem<text:line-break/></text:span><text:span text:style-name="T51">turgere</text:span><text:span text:style-name="T37"> ab animalibus ad lio mores transtulisse, quum ad<text:line-break/>veneris usum impelluntur ipfa naturali quadam cupiditate<text:line-break/>ad seminis excretionem ducta. Ostenfum est enim in li-<text:line-break/>bris de semine 'feminam quoque in coitu semen emit-<text:line-break/>tere. Quando igitur vel toto corpore similis huic fuerit<text:line-break/>naturae impetus ad humorum redundantium excretionem,<text:line-break/>vel si non toto corpore, at certe partibus principibus,<text:line-break/>tale quid verbo </text:span><text:span text:style-name="T51">turgere</text:span><text:span text:style-name="T37"> significare consuevit Hippocrates.<text:line-break/>Itaque -statim medicamento vacuandum esse judicat, prius-<text:line-break/>quam vires collabantur imminuanturque, vel febris augea-<text:line-break/>tur vel ad aliquam partem principem vagi ac errantes per<text:line-break/>corpus humores decumbant Quod autem valde acutos<text:line-break/>morbos nunc vocaverit quos prius peracutos appellavit<text:line-break/>patet omnibus. Quin etiam horum indicationis terminum<text:line-break/>primam esse septimanam id a me prius commemoratum esu -</text:span></text:p>
      <text:h text:style-name="P6" text:outline-level="2">XI.</text:h>
      <text:p text:style-name="P11"><text:span text:style-name="T51">Quibus tormina et circa umbilicum labores et lumborum<text:line-break/>dolor, qui neque medicamento purgante, neque alias<text:line-break/>solvitur, in siccum hydropem sumatur.</text:span></text:p>
      <text:p text:style-name="P13"><text:span text:style-name="T37">Tormina fiunt tum propter morsum vehementem<text:line-break/>tum propter spiritum .flatulentum exitum non habentem,<text:line-break/>sed flexuosis intestinorum anfractibus interceptum. Quod<text:line-break/>vero dolores tales affectiones consequantur manifestum esu<text:line-break/>Verum quum circa umbilicum ac lumbos se firmaverint,<text:line-break/>neque postea medicamentis neque aliis solvantur auxiliis,<text:line-break/>quaedam est earum partium habitualis intemperies, quae<text:line-break/>plerumque perseverans eum hydropem efficit, qui ab Hip-<text:line-break/>pocrate siccus nominatur. Vocatur autem hujusmodi hy-<text:line-break/>deros a posterioribus medicis tympania-;, quod abdomen<text:line-break/>percussum talem sonitum reddat, qualem edunt tympana.<text:line-break/>Etenim et in bis circumtenfam pellem contentus aer ver-<text:line-break/>beratur , quemadmodum qui in illo morbi genere per me-</text:span></text:p>
      <text:p text:style-name="P15"><text:span text:style-name="T37">diam cutem in profundo est flatus percutitur. Quod au-,<text:line-break/>tem a tumoris similitudine hydropem Hippocrates nomi-<text:line-break/>naverit manifestum esu Non tamen humidum dixit,<text:line-break/>quemadmodum ascitem ab asci, hoc est utris, similitudine<text:line-break/>appellatum, in quo materia collecta flatulentus aer non<text:line-break/>est, fed humor aquosus. Videtur autem a majori frigidi-<text:line-break/>tate generari aquosus hydrops, quem ascitem appellant,<text:line-break/>quod in peritonaeo humor velut in utre quodam conti-<text:line-break/>neatur, a minore vero tympanias, neque enim humiditas<text:line-break/>in flatulentum aerem sine calore quodam transmutari<text:line-break/>potest.</text:span></text:p>
      <text:h text:style-name="P5" text:outline-level="2">XII.</text:h>
      <text:p text:style-name="P11"><text:span text:style-name="T51">Quibus sunt alvi lientericae, eos hieme per superiora pur-<text:line-break/>gare malum.</text:span></text:p>
      <text:p text:style-name="P13"><text:span text:style-name="T37">Quum celeriter quae comeduntur talia dejiciuntur<text:line-break/>qualia devorata fuerint lienteriam, </text:span><text:span text:style-name="T51">laevitatem</text:span><text:span text:style-name="T37"> intestinorum,</text:span></text:p>
      <text:p text:style-name="P15"><text:span text:style-name="T37">hunc morbum nominant. Fit autem propter retentricis<text:line-break/>facultatis infirmitatem, imo omnem sequitur omnium alvi<text:line-break/>instrumentorum intemperiem, hoc est ipsius ventriculi in<text:line-break/>quem cibos deglutimus et intestinorum quae ab hoc ipsos<text:line-break/>excipiunt ac transmittunt. Fit ellam nonnunquam lien-<text:line-break/>teria ex ulceratione quadam partium superficiem obsidente<text:line-break/>aphthis consimili. Intemperies igitur aliquando oboriun-<text:line-break/>tur, ut quis protulerit, habituales, sic vero eas vocitant<text:line-break/>intemperies, quae ipso corporum habitu laesio perficiun-<text:line-break/>tur, interdum vero propter pituitam frigidam, qualis po-<text:line-break/>tissimum est acida. Superficiariarum autem exulceratio-<text:line-break/>num causa humor existit acris et tenuis. Hic ergo etlamsi<text:line-break/>ducentem per superiora purgationem postulet, quod hujus-<text:line-break/>modi humores magis sursum ferantur quam deorsum se-<text:line-break/>cedant, non tamen hieme datur purgatio, quemadmodum<text:line-break/>est superius enunciatum esu Alter vero pituitosus humor<text:line-break/>quum intestinis lufarcitus fuerit, nunquam educentis per<text:line-break/>superiora purgationis indiget, hoc est vomitorio medica-<text:line-break/>menlo. Sola namque evomi consueverunt quae ventri-</text:span></text:p>
      <text:p text:style-name="P15"><text:span text:style-name="T37">culus complectitur, eorum vero quae intestinis continen-<text:line-break/>tur nihil quidquam per vomitus vacuari potest.</text:span></text:p>
      <text:h text:style-name="P5" text:outline-level="2">XIII.</text:h>
      <text:p text:style-name="P70"><text:span text:style-name="T51">Qui a veratris non facile per superiora purgentur, iis<text:line-break/>ante potionem corpora copiosiore alimento et quiete<text:line-break/>pi aehumectanda.<text:tab/>_ </text:span><text:span text:style-name="T51">-</text:span></text:p>
      <text:p text:style-name="P13"><text:span text:style-name="T37">Praetentare oportet naturam ejus qui elleborum sum-<text:line-break/>pturus est, quomodo sc habeat ad superiores purgationes,<text:line-break/>hoc est ad eas quae fiunt per vomitiones. Fiat autem<text:line-break/>libi periculum per medicamenta vcmitoria quae moderata<text:line-break/>sint. Si igitur non facile purgari videatur, non oportet<text:line-break/>hujusmodi hominem, priusquam praeparetur, ad elleborum<text:line-break/>ducere. Id autem fiet,z si qui sumpturus est elleborum,<text:line-break/>is per continuos vomitus ad pronrte vomendum assueverit.<text:line-break/>Verum hoc tamquam parvi momenti atque notum omni-<text:line-break/>bus praetermisit Hippocrates. Melius autem fieret prae-</text:span></text:p>
      <text:p text:style-name="P15"><text:span text:style-name="T37">humectando corpora. . Praehumectantur autem corpora<text:line-break/>copiosiore, alimento et quiete. Quiete quidem humectari<text:line-break/>corpora clarum esu, Quemadmodum enim-.exercitia ex-<text:line-break/>siccare folent, sic et quies, quae et otium est et ab exer-<text:line-break/>citatione vacatio, lmmiditates tuetur. Cibus vero non qui<text:line-break/>plenior ahfolute burnectandi facultatem habet, fed qui-<text:line-break/>'cunque fit citra vehementem qualitatem, hoc, est neque<text:line-break/>acerbam; neque acrem, neque falsam, neque amaram. For-<text:line-break/>tassis autem non simpliciter alimentum quod ejusmodi sit<text:line-break/>appellandum est, fed quasi medicamentosum alimentum.<text:line-break/>Quippe quod absolute est alimentum, solum ex omnibus<text:line-break/>secundum suam ipsius naturam, non ex accidenti potest<text:line-break/>solidas animalis partes humectare.; quod ipsum non per se,<text:line-break/>sed per accidens praestat quies. Ceterum' solidiorem de<text:line-break/>his doctrinam didicisse potes qui tum opus nostrum de<text:line-break/>naturalibus facultatibus tum librum de marcore praelegeris.</text:span></text:p>
      <text:h text:style-name="P6" text:outline-level="2">XIV.</text:h>
      <text:p text:style-name="P71"><text:span text:style-name="T51">Quum quis veratrum potaverit,- ad corporis quidem mo~<text:line-break/>,::i.tus magis ducendas' est, </text:span><text:span text:style-name="T51">ad </text:span><text:span text:style-name="T51">surnnos suero et quietem<text:line-break/></text:span><text:span text:style-name="T51">_ </text:span><text:span text:style-name="T51">minus. Et vero</text:span><text:span text:style-name="T37"> motu- </text:span><text:span text:style-name="T51">turbari' corpora </text:span><text:span text:style-name="T51">prodit </text:span><text:span text:style-name="T51">navi-<text:line-break/>gatio.</text:span></text:p>
      <text:p text:style-name="P71"><text:span text:style-name="T37">Ipse causam protulit, ob quam eorum corpora mo-<text:line-break/>veri praecipiat qui veratrum assumpserunt. Quies siqui-<text:line-break/>dem eodem iu statu corpus tuetur, motus vero mutat et<text:line-break/>alterat, ut indicat navigatio, quae motus quidem est, tur-<text:line-break/>bat autem corpora, quousque, ad vomitum impellat. Quum<text:line-break/>igitur talis motio idonea et sola possit ad vomitum corpus<text:line-break/>praeparare, consentaneuni est certe ipsam cuidam parvo<text:line-break/>vomitorio medicamento junctam longe majorem habituram<text:line-break/>efficaciam. Nonnulli pro navigatione nauseam scribunt,<text:line-break/>ut sit talis oratio: Ostendit autem et nausea, quae vebe-<text:line-break/>mentlbus corporis motionibus succedit, ex motione cor-</text:span></text:p>
      <text:p text:style-name="P15"><text:span text:style-name="T37">pus turbari. Liquido constat hunc aphoriimum eandem<text:line-break/>cum superiore -vim ‘haberevj.</text:span></text:p>
      <text:h text:style-name="Heading_20_2" text:outline-level="2">XV.</text:h>
      <text:p text:style-name="P105"><text:span text:style-name="T51">Quum velis eUalrorum magis agere, move corpus; quum<text:line-break/></text:span><text:span text:style-name="T51">" </text:span><text:span text:style-name="T51">vero ststere, sumnum concilia neque move</text:span><text:span text:style-name="T37">.</text:span></text:p>
      <text:p text:style-name="P105"><text:span text:style-name="T37">Superior quidem aphorismus</text:span><text:span text:style-name="T37">,/</text:span><text:span text:style-name="T37">quomodo oporteat ho-<text:line-break/>minem qui elleborum fumpfit,lad purgationem praeparare<text:line-break/>nos docuit; praeiens vero quomodo sistenda sit purgatio<text:line-break/>tradit. Est autem rationi consentaneum, </text:span><text:span text:style-name="T51">ea</text:span><text:span text:style-name="T37"> purgationem<text:line-break/>sistere, quae vomitum cientibus sint contraria. Quod ita-<text:line-break/>que ciet motio, id quies sistit, multoque magis sumnus,<text:line-break/>quo actionum, animalium quies conciliatur, tum quae per<text:line-break/>sensuum fiunt organa , tum quae per ninicnios in motibus<text:line-break/>voluntariis.</text:span></text:p>
      <text:h text:style-name="P6" text:outline-level="2">XVI.</text:h>
      <text:p text:style-name="P11"><text:span text:style-name="T51">Veratrum sunas carnes</text:span><text:span text:style-name="T37"> habentibus </text:span><text:span text:style-name="T51">.periculosum, est, con-<text:line-break/>vulstonern enim inducit.</text:span></text:p>
      <text:p text:style-name="P72"><text:span text:style-name="T37">Quod superioribus aphorismis de omnibus purgatio-<text:line-break/>nibus dixerat, hoc nunc'de ea sola quae’ fit elleboro pro-<text:line-break/>nunciat. Quare duo aphorisini possunt.invicem. jungi hoc&lt;<text:line-break/>pacto. Qui corporibus bene se habent, purgationes aegre<text:line-break/>molesteque ferunt. Sic namque veratrum fanas carnes<text:line-break/>habentibus periculosum est. </text:span><text:span text:style-name="T14">Ϊ </text:span><text:span text:style-name="T37">Convulsiones enim excitat.<text:line-break/>Eximium namque luest elleboro., ut propter actionis ve-<text:line-break/>hementiam causa sit convulsionis.</text:span></text:p>
      <text:h text:style-name="Heading_20_2" text:outline-level="2">XVII.</text:h>
      <text:p text:style-name="P11"><text:span text:style-name="T51">Citra febrem existenfi cibi stastidiurn, stomachi morsus, ver-<text:line-break/>tigo tenebricosa et os amarulentam medicamento per<text:line-break/>superiora opus este stgnistcant.</text:span></text:p>
      <text:p text:style-name="P15"><text:span text:style-name="T37">Apositia, cibi </text:span><text:span text:style-name="T51">fastidium,</text:span><text:span text:style-name="T37"> idem quod anorexia, inappe-<text:line-break/>tentia significat. Cardiogrnos autem </text:span><text:span text:style-name="T51">cordis morsus</text:span><text:span text:style-name="T37"> est, hoc<text:line-break/>est oris ventriculi. , Hoc fiquidem et veteres cor nomi-<text:line-break/>nabant. Scotodinos autem, hoc est </text:span><text:span text:style-name="T51">tenebricosa vertigo</text:span><text:span text:style-name="T37"> fit<text:line-break/>quando res fimul conspectae circumvolvi videntur et scn-<text:line-break/>sus visus repente deperditur aegrotis sibi tenebras circum—<text:line-break/>fundi existimantibus. Hoc mutem accidit ore ventriculi<text:line-break/>a pravis humoribus demorso., Ob magnitudinem enim<text:line-break/>nervorum a cerebro in ipsum' procedentium animae fun-<text:line-break/>clioires laeduntur. Atque hujusmodi symptomata cunctis<text:line-break/>humoribus mordendi vim habentibus communia sunt. Os<text:line-break/>autem amarescere solius bilis et pallidae et flavae nomi-<text:line-break/>natae (ymptoma existit. Quare.etiam praeclare pronun—<text:line-break/>ciat Hippocrates commemoratis symptomatis, purgationem<text:line-break/></text:span><text:span text:style-name="T37">. </text:span><text:span text:style-name="T37">per superiora significari.' Quod explanatum ita interpre-<text:line-break/>tabimur. Enumerata symptomata . significare medico ho-<text:line-break/>minem superna medicatione, hoc est per vomitus, indigere.</text:span></text:p>
      <text:h text:style-name="P6" text:outline-level="2">XVIII.</text:h>
      <text:p text:style-name="P11"><text:span text:style-name="T37">Quicunque </text:span><text:span text:style-name="T51">supra suptum transversum dolores egent pur-<text:line-break/>gatione per superiora purgandum esu significant, qui<text:line-break/>vero infra sunt,.per inferiora.</text:span></text:p>
      <text:p text:style-name="P13"><text:span text:style-name="T37">Hic aphorismus quod superior de una oris ventriculi<text:line-break/>dolore docuit, hoc ad omnes dolores extendit. Nam qui-<text:line-break/>cunque supra septum transversum consistunt dolores pur-<text:line-break/>gatione nimirum egentes, per superiora purgari consulit;<text:line-break/>quicunque vero infra septum transversum, eos quoque<text:line-break/>per inferiora purgandos esse manifestum est. Addidit au-<text:line-break/>tem orationi, </text:span><text:span text:style-name="T51">purgatione egentes, ne</text:span><text:span text:style-name="T37"> quis arbitretur Hip-<text:line-break/>pocratem absolute omnes dolores per purgationem sanare:<text:line-break/>neque enim nunc hoc protulit, sed pro humorum infe-<text:line-break/>stantium inclinationibus vacuationes esse faciendas. Ne-<text:line-break/>que supra septum transversum dolores per subducentia<text:line-break/>medicamenta, neque infra sitos per vomitoria vacuare<text:line-break/>oportere.</text:span></text:p>
      <text:h text:style-name="P6" text:outline-level="2">XIX.</text:h>
      <text:p text:style-name="P16"><text:span text:style-name="T51">Qui per medicas potiones </text:span><text:span text:style-name="T51">dum </text:span><text:span text:style-name="T51">purgantur non sttiunt, ii<text:line-break/>purgandi stnem non faciunt priusquam sitiverint. •'</text:span></text:p>
      <text:p text:style-name="P13"><text:span text:style-name="T37">Qui </text:span><text:span text:style-name="T37">purgantur, eorum quidam statim sitiunt,, non-<text:line-break/>nulli postea. Hocque fit tum propter ipsius ventriculi<text:line-break/>affectionem, tum propter datum medicamentum, tum etiam<text:line-break/>humoris vacuandi ideam. Ac propter ventriculum qui-<text:line-break/>dem fit, qui prae calore vel siccitate vel utraque prompte<text:line-break/>ad sitim ducitur, sive hoc natura insit ei qui hausit me-<text:line-break/>dicarnentum, sive eo dumtaxat tempore. Ratione vero<text:line-break/>ejus medicamenti quod acre et calidum et mordax fuerit,<text:line-break/>propter humorem autem qui vacuatur, quum bilis amara<text:line-break/>fuerit. Hisce quidem de causis sitiunt. Contrariis vero<text:line-break/>plurimo tempore sine siti permanent, quum qui purgatur<text:line-break/>vel frigidiorem et humidiorem ventriculum sortitur aut ab<text:line-break/>initio aut purgationis tempore, aut quum ipsum medica-<text:line-break/>mentum omni mordacitate vacat; tertio quoque quum</text:span></text:p>
      <text:p text:style-name="P15"><text:span text:style-name="T37">humor pituitosus aut aquulus extitit. Verum et in his<text:line-break/>quum abunde evacuati fuerint, sitis consequitur: potest<text:line-break/>enim ea quae ex vacuatione provenit siccitas sitim efficere.<text:line-break/>Praeterea medicamenti purgantis ' facultas aliquam, etsi<text:line-break/>neque manifestam, neque sensibilem,. attamen latentem<text:line-break/>habentis acrimoniam et caliditatem, sitim accendit.</text:span></text:p>
      <text:h text:style-name="P5" text:outline-level="2">XX.</text:h>
      <text:p text:style-name="P11"><text:span text:style-name="T51">Si febre vacuos tormina et genuum gravitas et lumborum<text:line-break/>dolor obsideant, purgante per inseriora medicamento<text:line-break/>opus este significant.</text:span></text:p>
      <text:p text:style-name="P13"><text:span text:style-name="T37">Quemadmodum paulo ante signa docuit eorum qui<text:line-break/>medicamento per superiora purgante indigent, ita nunc<text:line-break/>signa docet, quibus eos moverit aliquis, qui et inferiora<text:line-break/>purgari postulant. Est autem utrisque communis ratio in<text:line-break/>discrepantibus symptomatibus. Nam pro. noxiorum humo-<text:line-break/>rum propensionibus, vacuationes quoque moliendae sunt.</text:span></text:p>
      <text:h text:style-name="P6" text:outline-level="2">XX<text:span text:style-name="T93">I</text:span>.</text:h>
      <text:p text:style-name="P11"><text:span text:style-name="T51">Atrae dejectiones</text:span><text:span text:style-name="T37">, qualis </text:span><text:span text:style-name="T51">sanguis </text:span><text:span text:style-name="T51">niger, /ponte proceden-<text:line-break/>tes et cum scbre et citra subrem pejstrnae, </text:span><text:span text:style-name="T51">eoque </text:span><text:span text:style-name="T51">pe-<text:line-break/>jores </text:span><text:span text:style-name="T51">, quo </text:span><text:span text:style-name="T51">plures </text:span><text:span text:style-name="T51">earum colores deteriores suerint. A<text:line-break/>medicamento </text:span><text:span text:style-name="T51">autem </text:span><text:span text:style-name="T51">melius et </text:span><text:span text:style-name="T51">quo </text:span><text:span text:style-name="T51">plures colores extite-<text:line-break/></text:span><text:span text:style-name="T51">rint, </text:span><text:span text:style-name="T51">non </text:span><text:span text:style-name="T51">pravi/</text:span></text:p>
      <text:p text:style-name="P13"><text:span text:style-name="T37">De dejectionibus nunc ipsi oratio, </text:span><text:span text:style-name="T37">quae </text:span><text:span text:style-name="T37">a </text:span><text:span text:style-name="T37">priscis </text:span><text:span text:style-name="T37">me-<text:line-break/>dicis nigrae appellantur, bilis vero atra plane non sunt.<text:line-break/>Nam acre et corrodens et acidum non habent. Ac sane<text:line-break/>quod multo plus est, in terram effusae ipsam non fermen-<text:line-break/>tant; fed sunt, </text:span><text:span text:style-name="T37">ut </text:span><text:span text:style-name="T37">si quila </text:span><text:span text:style-name="T37">ejus </text:span><text:span text:style-name="T37">formam dilucide reserens<text:line-break/>diceret, velut quidam limus sanguinis, qualis etiam cras-<text:line-break/>sioribus venis consistentibus subsidere solet, quam faecem,<text:line-break/>nominant. Haec autem si corpori diutius immoretur, ne-<text:line-break/>que etiam per aliquem sensibilem effluxum, </text:span><text:span text:style-name="T37">neque </text:span><text:span text:style-name="T37">per<text:line-break/>abditum excernatur, verum transmutetur atque putrescat,<text:line-break/>atra bilis plane generatur. Priusquam vero procreata sit,</text:span></text:p>
      <text:p text:style-name="P15"><text:span text:style-name="T37">eam lien trahit; tanquam sanguinis faecem, atque jecur<text:line-break/>expurgat: quemadmodum in commentariis de facultatibus<text:line-break/>naturalibus demonstratum est. Enimvero splen quoque<text:line-break/>melancholico humore ad fui nutritionem abutitur, quod<text:line-break/>rursum ipse fecerit excrementum, id </text:span><text:span text:style-name="T37">deinceps </text:span><text:span text:style-name="T37">in alvum<text:line-break/>cum ceteris excrementis excernendis propellit. </text:span><text:span text:style-name="T37">Si </text:span><text:span text:style-name="T37">quando<text:line-break/>igitur lien non probe jecur expurgaverit atque ipse san-<text:line-break/>guis hepatis copiosum hujusmodi limum habuerit et viscus<text:line-break/>imbecillum ita evadat, ut supervacanea in se excrementa<text:line-break/>continere nequeat, ac tunc atras vocatas/dejectiones fub-<text:line-break/>ducit, de quibus, nunc ipsi sermo habetur. Hoc autem<text:line-break/>in textu addidit, </text:span><text:span text:style-name="T51">qualis sanguis niger,</text:span><text:span text:style-name="T37"> quibus verbis tale<text:line-break/>quiddam significat. Qualis sanguis nonnullus sit nigratus,<text:line-break/>tum per intestina defertur, tales funt atrae dejectiones.<text:line-break/>Nam plane stupidi est conjicere sanguini fecundum natu-<text:line-break/>ram fe habenti istas </text:span><text:span text:style-name="T37">atras </text:span><text:span text:style-name="T37">dejectiones esse similes. Hae<text:line-break/>namque et rubrae et nigrae fient. Atqui impossibile est<text:line-break/>eundem sanguinem et rubrum et nigrum esse. Permultas</text:span></text:p>
      <text:p text:style-name="P15"><text:span text:style-name="T37">ejusmodi dejectiones in hoc pestilenti morbo longo con-<text:line-break/>speximus quae non magis perniciose se habentibus quam ••<text:line-break/>sospitibus evasuris apparebant, neque tamen per morbo-<text:line-break/>rum principia, neque per incrementa conspiciebantur.<text:line-break/>Tunc enim quae vacuabantur tum flavae, tum rufae co-<text:line-break/>lore, fyn texes erant. Quae vero posterius apparebant,<text:line-break/>nigra velut sanguinis fex vel ipso retorrido ac perusto<text:line-break/>sanguine vel aliquam extraneam putredinem adepto ortum<text:line-break/>habuerant, . ortis in ventriculo cruditatibus consimilem,<text:line-break/>quum ad vitiufos humores eduliorum corruptela desierit.<text:line-break/>Quare per initia quidem morborum nunquam ad bonum<text:line-break/>hujusmodi dejectiones prodeunt</text:span><text:span text:style-name="T37">, </text:span><text:span text:style-name="T37">quae magnam visceris<text:line-break/>laesionem indicant et vigorem morborum saepe sequuntur,<text:line-break/>natura supervacanea expurgante. Istud tamen hoc in<text:line-break/>aphorismo adjecit Hippocrates,, quamquam alibi universe<text:line-break/>pronunciavit, </text:span><text:span text:style-name="T51">scgna judicatoria non protinus apparere}<text:line-break/></text:span><text:span text:style-name="T37">et particulatim sequenti aphorismo his verbis</text:span><text:span text:style-name="T37">: </text:span><text:span text:style-name="T51">quibuscun-<text:line-break/>que </text:span><text:span text:style-name="T51">morbis </text:span><text:span text:style-name="T51">incipientibus</text:span><text:span text:style-name="T51">, </text:span><text:span text:style-name="T51">st bilts atra sursum aut deorsum</text:span></text:p>
      <text:p text:style-name="P15"><text:span text:style-name="T51">prodierit, letale.</text:span><text:span text:style-name="T37"> Numquid igitur satis mentem suam<text:line-break/>aperire visus est, quum </text:span><text:span text:style-name="T51">procedentes</text:span><text:span text:style-name="T37"> protulit., ld enim.<text:line-break/>nomen temporis longinquitatem prodit, ac si vel per to-<text:line-break/>tum morbum vel per longum ipsius tempus tales proce-<text:line-break/>dant dejectiones si namque unum quoddam tempus osten-<text:line-break/>dere voluisset, omnino vel quae post apparuissent vel quae<text:line-break/>processissent, protulisset,, </text:span><text:span text:style-name="T51">non sponte procedentes.</text:span><text:span text:style-name="T37"> Hoc<text:line-break/>enim verbum </text:span><text:span text:style-name="T51">procedentes</text:span><text:span text:style-name="T37"> non processisse, scd procedere<text:line-break/>significat. Sumpto tamen medicamento, quo nigra vacuan-<text:line-break/>tur, talia dejici nihil mirum. Sic sane plures dejectio-<text:line-break/>num colores praeter naturam vacuari multarum iu corpore<text:line-break/>affectionum signa sunt indicantia. A medicamento vero<text:line-break/>ducti, plures humores evacuandi facultate donato nihil<text:line-break/>absurdum significant.</text:span></text:p>
      <text:h text:style-name="P5" text:outline-level="2">XXII.</text:h>
      <text:p text:style-name="P11"><text:span text:style-name="T51">Quibuscunque morbis incipientibus, st bilis atra sursum </text:span><text:span text:style-name="T76">a</text:span><text:span text:style-name="T51">nt<text:line-break/>deorsum prodeat, letale.</text:span></text:p>
      <text:p text:style-name="P15"><text:span text:style-name="T14">- </text:span><text:span text:style-name="T37">..fla </text:span><text:span text:style-name="T37">Praecedente aphorifmo melancholicus humor .scriptus<text:line-break/>ab atra bile a nobis'quoque distinctum est, de qua nunc<text:line-break/>ipsi est oratio-ec quam o.b -causam peri initia, letales sunt<text:line-break/>hujnsmodi humorea-, posterius vero judicatorii appareant,<text:line-break/>in illius quoque commentario abunde disseruimus. Quia<text:line-break/>yenq, satius est ef de iis arti maxime necessariis saepius<text:line-break/>dissererep propterea-etlamnum ea repetemus. Quum ali-<text:line-break/>quis morbus incipit, si quid excernatur, id tunc naturae<text:line-break/>ratlone non excernitur, sed omnia.'earum quae praeter<text:line-break/>naturam sunt in corpore affectionum symptomata. Quam-<text:line-break/>diu enim a causis morbum facientibus natura gravatur et<text:line-break/>humorum adest cruditas, tunc ut aliquid recte vacuetur<text:line-break/>fieri omnino non potelb Siquidem ut bona crisis oboria-<text:line-break/>tur coctionem praecedere oportet et secretionem . subsequi<text:line-break/>fandemque vacuationem. Haec autem </text:span><text:span text:style-name="T37">nos </text:span><text:span text:style-name="T37">ipse docuit<text:line-break/>epidemiorum primo his verbis ': Coctiones crisis celerita-<text:line-break/>tem salutisque securitatem signisicant; cruda vero et in-<text:line-break/>.coctu in abscessus vertuntur, vel crisis vacuitatem vel do-</text:span></text:p>
      <text:p text:style-name="P74"><text:span text:style-name="T37">lores vel diuturnitatem vel mortem 'vel eorumdem affe-<text:line-break/>ctuum reditus denunciant. Quando igitur post morbi<text:line-break/>coctionem pravi alicuius’ humoris fit- excretio, tum corpus<text:line-break/>a natura expurgatur. Ac proinde-et atra bilis et quicun-<text:line-break/>que'alius ejusmodi humor quum coctionis signa procedente<text:line-break/>morbo apparuerint, ‘bonam vaeuatietnem significant. Alia’s<text:line-break/>vero si </text:span><text:span text:style-name="T37">absque </text:span><text:span text:style-name="T37">coctionis signis excernantur, exitiosum est<text:line-break/>symptoma. Quaroquum </text:span><text:span text:style-name="T37">in </text:span><text:span text:style-name="T37">morbi principlo semper sint<text:line-break/>cruditatis signa, mala semper futura lest’'talium humorum<text:line-break/>vacuatio.<text:tab/>’<text:tab/>• .<text:tab/>• </text:span><text:span text:style-name="T37">•<text:tab/></text:span><text:span text:style-name="T51">'j-rj.j</text:span><text:span text:style-name="T37"> </text:span><text:span text:style-name="T37">o m r </text:span><text:span text:style-name="T37">.st </text:span><text:span text:style-name="T37">n .</text:span></text:p>
      <text:p text:style-name="P75"><text:span text:style-name="T37">——<text:tab/> </text:span><text:span text:style-name="T37">finio </text:span><text:span text:style-name="T37">: </text:span><text:span text:style-name="T51">'A :</text:span></text:p>
      <text:p text:style-name="P16"><text:span text:style-name="T37">n:llbr.vj jlu» s'-:i'io&lt;ij!0.</text:span></text:p>
      <text:h text:style-name="P5" text:outline-level="2">XXIII.</text:h>
      <text:p text:style-name="P11"><text:span text:style-name="T51">Quibus per morbos acutos auf diuturnos aut vulnera aut<text:line-break/>alium quemcunque </text:span><text:span text:style-name="T51">modum </text:span><text:span text:style-name="T51">extenuatis bilis atra aut Ve-<text:line-break/>lat sunguis niger subierit, ii postridie moriuntur.</text:span></text:p>
      <text:p text:style-name="P14"><text:span text:style-name="T37">Oratio hujus aphorifmi talis' est potestate. Sive atra<text:line-break/>bilis, de qua praecedens docuit aphorismus', sive nigra<text:line-break/>quaedam atro sanguini similia, de quibus superior apho-<text:line-break/>risrnus, summe extenuatis supervenerint, postridie moriun-<text:line-break/>tur. In talibus enim imbecillis est adeo natura, ut neque<text:line-break/>coquere, neque secernere, neque excernere possit quae<text:line-break/>ita prava sunt. Quare propter morbi magnitudinem, quum<text:line-break/>contineri- et regi nequeant, effunduntur et- eodem die<text:line-break/>acerbam mortem afferunt, non in posterum, quemadmo-<text:line-break/>dum aliis in morbis propter virium imbecillitatem. Osten-<text:line-break/>dit porro hoc aphorismo manifeste quod et • in priore,<text:line-break/>quum diceret: </text:span><text:span text:style-name="T51">dejectiones nigrae vel qualis sanguis,</text:span><text:span text:style-name="T37"> sub-<text:line-break/>audire oportet </text:span><text:span text:style-name="T51">niger,</text:span><text:span text:style-name="T37"> ut haec expleta sit oratio. Osteu-<text:line-break/>dit autem et nos recte a nigris dejectionibus bilem atram<text:line-break/>distinxisse. Hae namque sanguini denigrato similes deji-<text:line-break/>ciuntur,, sed differunt, quod fusae sint et non ut illae<text:line-break/>concretae. Atra vero bilis differt, quod absque concre-</text:span></text:p>
      <text:p text:style-name="P15"><text:span text:style-name="T37">tione fusa </text:span><text:span text:style-name="T37">sit </text:span><text:span text:style-name="T37">quodque fulgentem nigrorem habeat et prae-<text:line-break/>terea ut acetum mordax sit et terram abradat atque ser-<text:line-break/>mentet, quorum nihil nigris adest.</text:span></text:p>
      <text:h text:style-name="P5" text:outline-level="2">XXIV.</text:h>
      <text:p text:style-name="P16"><text:span text:style-name="T51">Dysenteria st atra bile ortum duxerit, letale,</text:span><text:span text:style-name="T37"> </text:span><text:span text:style-name="T37">- T</text:span></text:p>
      <text:p text:style-name="P13"><text:span text:style-name="T37">A hile pallida nonnullis,. ab aliis flava nominata ple-<text:line-break/>rumque dysenteria incipit., derasis primum propter hu-<text:line-break/>morum acrimoniam intestinis, deinde etiam exesis adeo<text:line-break/>ut exulcerentur fiatque dysenteria. Hanc igitur dysente-<text:line-break/>riam saepe' sanavimus. Ceterum quae ab atra bile ortum<text:line-break/>duxerit, prorfus est insanabilis, quum nihil ab ulcerato<text:line-break/>cancro differat. Si igitur in corporis superficie consistens<text:line-break/>ejusmodi cancer vix curetur aut etiam omnino curationem<text:line-break/>non recipiat, licet impositum sibi remedium semper ha-<text:line-break/>bere queat, eum profecto qui occupavit intestina, non<text:line-break/>solum quia medicamentum continenter adhaerescens habere</text:span></text:p>
      <text:p text:style-name="P15"><text:span text:style-name="T37">non potest, sed, quod alimenti praeterea et excremento-<text:line-break/>rum contactu perpetuo irritetur, insanabilem prorsus re-<text:line-break/>mansurum rationi consentaneum esu</text:span></text:p>
      <text:p text:style-name="P76"><text:span text:style-name="T37">bai<text:tab/>.<text:tab/></text:span><text:span text:style-name="T37"><text:tab/>•</text:span></text:p>
      <text:h text:style-name="P5" text:outline-level="2">XXV.</text:h>
      <text:p text:style-name="P11"><text:span text:style-name="T51">Sanguinem sursum quidem efsurrt qualis cunque stt , .malum,<text:line-break/>deorsum vero dejici bonum,</text:span></text:p>
      <text:p text:style-name="P77"><text:span text:style-name="T51">,sc: r'.si</text:span><text:span text:style-name="T37"> </text:span><text:span text:style-name="T37"><text:tab/><text:tab/>—v“</text:span></text:p>
      <text:p text:style-name="P13"><text:span text:style-name="T37">Superioribus aphorifinis de iis quae per os et sedem<text:line-break/>excernuntur ipse verba fecit. Quare proposito etiam<text:line-break/>aphorismo,, quum ipse, </text:span><text:span text:style-name="T51">sursum,</text:span><text:span text:style-name="T37"> pronunciat ea sola quae<text:line-break/>per oe fit excretio nobis intelligenda est, minime vero<text:line-break/>quae per nares comprehensa. Illam itaque ait semper<text:line-break/>esse malam, qualiscunque sit is qui excernitur sanguis,<text:line-break/>hoc est sive,spumosus, sive ruber, sive flavus, sive niger,<text:line-break/>sive aquosus crassusve extiterit. , Deorsum enim ipsum<text:line-break/>subire melius esse profert, non tamen illac erumpentis.</text:span></text:p>
      <text:p text:style-name="P15"><text:span text:style-name="T37">sanguinis more, ut in haemorrhagia, sed paulatim ita<text:line-break/>fluentis ut sui transitus mora denigretur. Et vero ipsum<text:line-break/>omnino sanguinem in aliquod intestinum confluere malum<text:line-break/>esse augurandum esu Sed melius quum paulatim, "quam<text:line-break/>quum haemorrhagiae instar cumulate excernitur. Quare<text:line-break/>quod legitur, </text:span><text:span text:style-name="T51">bonum,</text:span><text:span text:style-name="T37"> </text:span><text:span text:style-name="T37">non tanquam proprie dictum, sed<text:line-break/>tanquam quod melius significet-accipiendum est, quasi ita<text:line-break/>diceret: </text:span><text:span text:style-name="T51">deorsum 'autem nigra dejici melius.</text:span><text:span text:style-name="T37"> Nam revera<text:line-break/>quivis hoc magis eliget quam per os quocunque modo •<text:line-break/>sanguinem efferri. Hoc si quidem quispiam dixerit, quo<text:line-break/>sententiarum senis pugnam diluat, pronunciantis nunc<text:line-break/>bonum esse nigra deorsum excerni’, quod paulo ante pef-<text:line-break/>simum esse dixerat. 'Possumus quoque nigra sic accipere,<text:line-break/>quemadmodum ipse in epidemiis, quum de baemorrhoidi- '<text:line-break/>bus ageret usurpavit, prout melancholicis affectibus me-<text:line-break/>dentur.' - Nam revera melancholiae jam factae maximum<text:line-break/>remedium est et'-futurae ne accedat impedimentum aperta<text:line-break/>haemorr-hois. l-taque nobis ita accipientibus, talis erat<text:line-break/>oratio: </text:span><text:span text:style-name="T51">Sanguinem sursum qualiscunque suerit ejscrri, ma~</text:span></text:p>
      <text:p text:style-name="P15"><text:span text:style-name="T51">lumi deorsum per haernorrhoidas, bonum, quum nigra<text:line-break/></text:span><text:span text:style-name="T51">vacuantur</text:span><text:span text:style-name="T51">,</text:span><text:span text:style-name="T37"> </text:span><text:span text:style-name="T37">hoc est quum </text:span><text:span text:style-name="T37">hominis natura copiosum hujus-<text:line-break/>modi humorem accumulati' Alias autem ea quae fit per<text:line-break/>haernorrhoidas vacuationi assuefaciendum non est, quae<text:line-break/>periculosam sortiatur utramque incommoderationem et<text:line-break/>quum ultra modum sanguis excernitur et quum ex toto<text:line-break/>supprimitur.</text:span></text:p>
      <text:h text:style-name="P5" text:outline-level="2">XXVI.</text:h>
      <text:p text:style-name="P11"><text:span text:style-name="T51">Si dyscnteria laboranti veluti carunculae dejiciantur</text:span><text:span text:style-name="T45">, mor-<text:line-break/></text:span><text:span text:style-name="T37">tiferum.</text:span></text:p>
      <text:p text:style-name="P13"><text:span text:style-name="T37">In dysenteriis juum adhuc hae constituuntur, primum<text:line-break/>pinguia quaedam corpora excernuntur. Deinde vero nisi<text:line-break/>prius desierint, quaedam ipsorum intestinorum ramenta,<text:line-break/>derasa interiore iniorum superficie membranosa existentes<text:line-break/>cuticulae cutim exterius contegenti consimili. Postremo<text:line-break/>ex ipsa intestinorum substantia aliquid abraditur, quo de-</text:span></text:p>
      <text:p text:style-name="P15"><text:span text:style-name="T37">mum tempore non adhuc fieri dysenteriam ,. sed jam factam<text:line-break/>atque constitutam esse dicimus. Quando igitur per dysen-<text:line-break/>teriam adeo magnae'intestinorum partes excernuntur, ut<text:line-break/>ipsae carnes nominari possint, tum morbum letalem esse<text:line-break/>pronnnciat, quum tanta exulceratio neque carne expleri,<text:line-break/>neque cicatrice obduci queat.</text:span></text:p>
      <text:h text:style-name="P5" text:outline-level="2">XXVII.</text:h>
      <text:p text:style-name="P11"><text:span text:style-name="T51">Quibus per febres undecunque sanguinis erumpit copia,<text:line-break/>his convalescentibus alvi humectantur.</text:span></text:p>
      <text:p text:style-name="P13"><text:span text:style-name="T37">Calore nativo propter haemorrhagiam cibi neque probe<text:line-break/>concoqui, neque in sanguinem mutari, imo vero neque<text:line-break/>distribui possunt. His omnibus alvos se ipsis humidiores<text:line-break/>fieri consentaneum est, quod longiori tempore suas vires<text:line-break/>natura recuperaverit.</text:span></text:p>
      <text:h text:style-name="P4" text:outline-level="2"><text:bookmark-start text:name="bookmark66"/>X<text:bookmark-end text:name="bookmark66"/>XVIII.</text:h>
      <text:p text:style-name="P10"><text:span text:style-name="T12">Quibus biliosae sunt dejectiones^ hae succedente surditate<text:line-break/>cejsaiit et quibus adest surditas, haec obortis biliosa de-<text:line-break/>jectionibus cestsut.</text:span></text:p>
      <text:p text:style-name="P13"><text:span text:style-name="T37">Non de ea quae in habitu est Insutu difficili surditate<text:line-break/>nunc ipsi sermo est, sed de ea quae repente in febribus<text:line-break/>aut aliter oboritur , bile ad cerebrum recurrente. Quum<text:line-break/>enim ipsa meatus auditorios obsederit, surditatem efficit.<text:line-break/>Quum vero inde ipsa a natura deturbata ad dejectionem<text:line-break/>pervenerit, surditatem solvit.</text:span></text:p>
      <text:h text:style-name="Heading_20_2" text:outline-level="2">XXIX.</text:h>
      <text:p text:style-name="P11"><text:span text:style-name="T51">Quibus in Jebribus sexto die rigores oboriuntur, ii arduam<text:line-break/>cristn portendunt.</text:span></text:p>
      <text:p text:style-name="P13"><text:span text:style-name="T37">Quicunque febribus praecipueque ardentibus rigores<text:line-break/>superveniunt,.bonam quidem ac perfectam crisindecernere</text:span></text:p>
      <text:p text:style-name="P15"><text:span text:style-name="T37">consueverunt, quum die judicatorio et cum signis coctlo-<text:line-break/>nis. acciderint; non bonam autem neque perfectam , quum<text:line-break/>vel diei vel. coctionis signa imperfecta.fuerint. Quod igi-<text:line-break/>tur concocta esse oporteat quae judicari debeant, docuit<text:line-break/>primo epidemiorum ea lententia quam paulo antea protu-<text:line-break/>limus, cujus est initium </text:span><text:span text:style-name="T51">i coctiones crisis celeritatem sulu-<text:line-break/>tisque securitatem significant.</text:span><text:span text:style-name="T37"> Quod autem, neque in omnes<text:line-break/>dies crisis incidat, tum in prognostico., tum hoc in. ipso<text:line-break/>aphorismorum libro declaravit et praeterea in primo epi-<text:line-break/>demiorum. Haec autem omnia cum decenti explicatione<text:line-break/>a nobis collecta sunt quaecunque de diebus judicatoriis<text:line-break/>scripta sunt; quaecunque vero'de signis coctionis, in al-<text:line-break/>tero de crisibus. De </text:span><text:span text:style-name="T37">iis </text:span><text:span text:style-name="T37">autem et de crisi quae sexto die<text:line-break/>oboritur narratum est, cujus etiam nu'nc memor ait: (lai<text:line-break/>hoc </text:span><text:span text:style-name="T51">die jiunt rigores , eos dyfcritos i. e. judicatu este dif-<text:line-break/>stciles</text:span><text:span text:style-name="T37">, hoc est vel malam </text:span><text:span text:style-name="T37">crisin </text:span><text:span text:style-name="T37">afferunt, ac si cacocritos<text:line-break/>dixisset, vel incertam, ita ut facile febres revertantur vel<text:line-break/>lu longum tempus protrahantur, ac </text:span><text:span text:style-name="T37">si </text:span><text:span text:style-name="T37">solutu difficiles di-</text:span></text:p>
      <text:p text:style-name="P78"><text:span text:style-name="T37">xisset, </text:span><text:span text:style-name="T37">'atque interdum eum gnavibns 'symptomatibus sexto<text:line-break/></text:span><text:span text:style-name="T37">dle fit crisis, </text:span><text:span text:style-name="T37">de </text:span><text:span text:style-name="T37">quibus omnibus </text:span><text:span text:style-name="T37">in commemoratis tracta-<text:line-break/></text:span><text:span text:style-name="T37">tionibus </text:span><text:span text:style-name="T37">a </text:span><text:span text:style-name="T37">me conscriptum </text:span><text:span text:style-name="T37">eft. Haec </text:span><text:span text:style-name="T37">vero </text:span><text:span text:style-name="T37">ita fieri ipsa<text:line-break/></text:span><text:span text:style-name="T37">etiam </text:span><text:span text:style-name="T37">experientia </text:span><text:span text:style-name="T37">testatur. </text:span><text:span text:style-name="T37">Eorum </text:span><text:span text:style-name="T37">autem </text:span><text:span text:style-name="T37">causas in prae-<text:line-break/></text:span><text:span text:style-name="T37">sentia longum </text:span><text:span text:style-name="T37">foret </text:span><text:span text:style-name="T37">exponere. De diebus </text:span><text:span text:style-name="T37">enim </text:span><text:span text:style-name="T37">judiean-<text:line-break/>tibus tertio </text:span><text:span text:style-name="T37">de </text:span><text:span text:style-name="T37">crisibus </text:span><text:span text:style-name="T37">libro </text:span><text:span text:style-name="T37">diximus,- de </text:span><text:span text:style-name="T37">rigore vero<text:line-break/></text:span><text:span text:style-name="T37">seorsinr </text:span><text:span text:style-name="T37">proprio </text:span><text:span text:style-name="T37">hoc'librosi </text:span><text:span text:style-name="T37">-<text:tab/></text:span><text:span text:style-name="T37">- </text:span><text:span text:style-name="T37">-'si'</text:span></text:p>
      <text:h text:style-name="P5" text:outline-level="2">XXX.</text:h>
      <text:p text:style-name="P79"><text:span text:style-name="T51">Quibus aecejstones stunt quantacunque hora febris dimise-<text:line-break/>rit, st postero die aadern qua antea hora prehenderit,<text:line-break/></text:span><text:span text:style-name="T51">;tt </text:span><text:span text:style-name="T51">difsteilis sunt judicationis,<text:tab/></text:span><text:span text:style-name="T51">---</text:span></text:p>
      <text:p text:style-name="P13"><text:span text:style-name="T37">Supponamus primo die nonnullum febricitare coepisse<text:line-break/>hora tertia et alia quavis hora desiissedeinde secundo<text:line-break/>die eadem hora tertia coepisse rursumque cessasse quacun-<text:line-break/>que hora febrem. liem tertio rursum die tertia hora<text:line-break/>coepisse; mox rursiis quavis hora desiisse coepisse iterum</text:span></text:p>
      <text:p text:style-name="P15"><text:span text:style-name="T37">quarto die, eadem hora tertia;, atque ita deinceps servari<text:line-break/>semper horam tertiam, lu qua accessio, suum .sumit exor-<text:line-break/>dium; alias autem horas non servari-,: lu quibus desinit.<text:line-break/>Qui tali morbo laboret, eum diuturniori iliis tempore<text:line-break/>aegrotare necesse est, qui inordinatam principii accessionis<text:line-break/>lioram sortiuntur. Hoc sane nos experientia comprobatum<text:line-break/>ab Hippocrate pronunciatum esse arbitramur. Sunt autem<text:line-break/>qui quod ab ipso pronunciatur id esse velint ejusmodi.<text:line-break/>Si quae primo die aegrotum accessio invaserit hora, exem-<text:line-break/>pli gratia, tertia et, si ita sors tulit,, hora duodecima<text:line-break/>desierit, eadem secundo rursum die liora. duodecima in-<text:line-break/>cipiat, morbum ajunt ipsi judicatu </text:span><text:span text:style-name="T51">sure</text:span><text:span text:style-name="T37"> difficilem, qunm<text:line-break/>interirn nullam fui dicti rationem afferre, nullam atte-<text:line-break/>stan te experientia probationem monstrare possint. Jam<text:line-break/>vero illud, </text:span><text:span text:style-name="T51">judicatu difficilis,</text:span><text:span text:style-name="T37"> alio significatu intelligere<text:line-break/>non possumus,, quam pro </text:span><text:span text:style-name="T51">salutu difficilis,</text:span><text:span text:style-name="T37"> quesi Hippocra-<text:line-break/>tes diceret, sive quotidie, sive tertio quarto ve quoque<text:line-break/>die accessio eadem hora repetat morbum ,hunc fore solutu</text:span></text:p>
      <text:p text:style-name="P15"><text:span text:style-name="T37">difficilem, sive multas sive paucas horas duret accessio.<text:line-break/>Hoc igitur, ut dixi, experientia comprobatur. Ejus vero<text:line-break/>causam talem esse arbitrandum 'esu Quum accessionum<text:line-break/>causa minime stabilita fuerit, eandem periodum et statam<text:line-break/>horam non fervat; quum vero stabilis extiterit, eandem<text:line-break/>servat: atque idcirco quae causa firmata constat, eadem</text:span><text:span text:style-name="T37">_<text:line-break/></text:span><text:span text:style-name="T37">solutu difficilis; quae vero talis non est, solutu facilis<text:line-break/>existit. Nam quae firmata et impacta sunt robusto q.uo-<text:line-break/>dam, ut vulgo loquitur, recte opus'habent ut dimovean-<text:line-break/>tur, qui et lbngo tempore et per fortiora ac plura auxi-<text:line-break/>lia comparatur.</text:span></text:p>
      <text:p text:style-name="P80"><text:span text:style-name="T45">|<text:tab/>-' I ..<text:tab/>... ,</text:span><text:span text:style-name="T75">JI£{</text:span></text:p>
      <text:h text:style-name="P5" text:outline-level="2">XXXI.</text:h>
      <text:p text:style-name="P16"><text:span text:style-name="T51">Lafsttudine per febres laborantibus</text:span><text:span text:style-name="T37"> ad articulos </text:span><text:span text:style-name="T51">ac maxime<text:line-break/></text:span><text:span text:style-name="T51">r, </text:span><text:span text:style-name="T51">circa maxillas abfcegsus oriuntur.</text:span></text:p>
      <text:p text:style-name="P13"><text:span text:style-name="T37">Nonnullas lassitudines ob multos motus fieri jam su-<text:line-break/>pra saepius dictum est, quae simpliciter ac proprie lassi-</text:span></text:p>
      <text:p text:style-name="P15"><text:span text:style-name="T37">tudines nominantur. Quidam vero neque mullis 'jactati<text:line-break/>motionibus lassitudines pati consueverunt. Tales itaque<text:line-break/>lassitudines non simpliciter lassitudines, sed cum adje-<text:line-break/>ctione spontaneas lassitudines appellarunt. Utrique autem-<text:line-break/>ipsarum communis est locus affectus;hic vero totum, est<text:line-break/>musculorum in corpore genus. At quae ex pluribus mo-<text:line-break/>tionibus lassitudines oboriuntur, ipsis inest proprius ac pe-<text:line-break/>culiaris articulorum calor. Quare per has in articulos<text:line-break/>abscessus mirum non est, ut qui una cum musculis labop<text:line-break/>raverint atque praeter modum incaluerint. Spontanea<text:line-break/>autem lassitudinibus quemadmodum et aliis omnibus sere<text:line-break/>morbis qui </text:span><text:span text:style-name="T37">abscessu </text:span><text:span text:style-name="T37">judicantur, ut fluxiones decumbant iu<text:line-break/>articulos, </text:span><text:span text:style-name="T37">una </text:span><text:span text:style-name="T37">fit ratione sola quod spatia supervacaneis<text:line-break/>recipiendis idonea saciliaque surtianturvj. Rariores igitur<text:line-break/>ceteris in morbis sunt abscessus; . lassitudine'vero affectis<text:line-break/>plures ac potissimum quum spontanea fuerit lassitudo et<text:line-break/>his ipsis praefer tim a plenitudine profectis. Erit igitur<text:line-break/>orationis aphorifini summa ejusmodi. </text:span><text:span text:style-name="T51">Lasuaiis quomodo,-</text:span></text:p>
      <text:p text:style-name="P15"><text:span text:style-name="T51">cunque per subres suctis ad articulos,</text:span><text:span text:style-name="T37"> praecipue vero </text:span><text:span text:style-name="T51">circa<text:line-break/>maxillas absceffus obqriunturr'</text:span><text:span text:style-name="T37">. Hoc autem propter febrium<text:line-break/>calorem accidit quo sursum.ad caput fertur-humorum co-<text:line-break/>pia, quarniinde postea'defluentem -turba maxillas excipiunt<text:line-break/>glandulae.; quomodo fit, quum .in inguina aut genas a<text:line-break/>superioribus partibus aliquid appulerit.</text:span></text:p>
      <text:h text:style-name="P5" text:outline-level="2">XXXI<text:span text:style-name="T88">I</text:span>.</text:h>
      <text:p text:style-name="P11"><text:span text:style-name="T51">Quibus, ex morbis convalescentibus, si qua pars laborave-<text:line-break/>rit, illic abJcestus oriuntur.</text:span></text:p>
      <text:p text:style-name="P13"><text:span text:style-name="T37">Si labor et vehementem motum et dolorem et laesio-<text:line-break/>nem significet, quemadmodum supra demonstratum est,<text:line-break/>constat sane laborare quoque verbum tum. in vehementiori<text:line-break/>motu esse tum dolorem aliquem aut laesionem habere</text:span></text:p>
      <text:p text:style-name="P15"><text:span text:style-name="T37">significare. Quam ob rem iu quibusdam etiam ex morbo<text:line-break/>convalescentibus apparet,-quum humores morbum efficien-<text:line-break/>tes non satis purgati fuerint, fed quaedam supervacanea<text:line-break/>reliquerint, quum vel , laborantem 'vel dolentem partem<text:line-break/>aliquam habeant, illuc abscessus decumbere, labore qui-<text:line-break/>dem causiae, dolore vero signi rationem obtinente. Nam<text:line-break/>per vehementiores motus tum vires imbecilliores fiunt,<text:line-break/>tum calor major accenditur; dolor autem fluxione jam<text:line-break/>decumbente perficitur. Hic igitur, ut diximus, oborientis<text:line-break/>abscessus signum esu Imbecillitas vero et calor ad partem<text:line-break/>affecta excrementa provehit. Utroque igitur , ut demon-<text:line-break/>stravimus, modo accipere possumus verbum laborare. Uni-.<text:line-break/>versae tamen eorum sententiae, quae nunc ab Hippocrate<text:line-break/>pronunciatur, alterum magis congruit significatum. Si<text:line-break/>quidem prius- de lassari is aut cum lassitudine febribus lo-<text:line-break/>quntus est rurfumque deinceps inquit: </text:span><text:span text:style-name="T51">sed si pars prius<text:line-break/>laboraverit.</text:span><text:span text:style-name="T37"> Videtur enim praecedens aphorisinus, cujus<text:line-break/>initium, </text:span><text:span text:style-name="T51">lafsttudine per febres laborantibus, de</text:span><text:span text:style-name="T37"> iis quae in</text:span></text:p>
      <text:p text:style-name="P15"><text:span text:style-name="T37">morbis fiunt lassitudinibus explicari , nunc </text:span><text:span text:style-name="T51">vero</text:span><text:span text:style-name="T37"> proposi-<text:line-break/>tus de iis quae convalescentibus, accidunt, sequens de-<text:line-break/>nique de illis quae morbum antecedunt.</text:span></text:p>
      <text:h text:style-name="P5" text:outline-level="2">XXX<text:span text:style-name="T88">II</text:span>I.</text:h>
      <text:p text:style-name="P11"><text:span text:style-name="T51">Sed et.st qua pars ante morbum laboraverit, illic morbus<text:line-break/>insidet.</text:span></text:p>
      <text:p text:style-name="P13"><text:span text:style-name="T37">Sive quis velit duobus superioribus aphorifmis prae-<text:line-break/>scntem ad unius aphorismi complementum conneetere,<text:line-break/>sive deorsum unumque scribere, nihil retulerit. Nam et<text:line-break/>eorum communitas et singulorum proprietas in praedicto<text:line-break/>textu demonstrata est; Nunc quoque paucis a nobis etiam-j </text:span><text:span text:style-name="T37">&lt;<text:line-break/></text:span><text:span text:style-name="T37">num explicabitur. Quum in morbo lassitudinis</text:span><text:span text:style-name="T69">x</text:span><text:span text:style-name="T37"> sensus,<text:line-break/>fuerit, aegrotanti abscessus, aliquis in articulos </text:span><text:span text:style-name="T51">ac prae-<text:line-break/>fertini</text:span><text:span text:style-name="T37"> circa maxillas, exfpectandus. Simili modo si, quis<text:line-break/>ex morbo convalescens - aut priusquam aegrotaret, parte<text:line-break/>aliqua corporis laboraverit, ipsi abscessus metuendus. Nam</text:span></text:p>
      <text:p text:style-name="P15"><text:span text:style-name="T37">plerumque in tales partes humorum decubitus fieri </text:span><text:span text:style-name="T37">con-<text:line-break/></text:span><text:span text:style-name="T37">suevit, </text:span><text:span text:style-name="T37">iis </text:span><text:span text:style-name="T37">videlicet morbis, iu quibus fpes est futuri abs-<text:line-break/>cessus, </text:span><text:span text:style-name="T37">neque </text:span><text:span text:style-name="T37">morbus per excretionem prius judicandus<text:line-break/>esu De ejusmodi vero morborum dignotione </text:span><text:span text:style-name="T37">in superio-<text:line-break/></text:span><text:span text:style-name="T37">ribus nonnulla diximus, scd Universa </text:span><text:span text:style-name="T37">de </text:span><text:span text:style-name="T37">iis </text:span><text:span text:style-name="T37">explanatio </text:span><text:span text:style-name="T37">lu<text:line-break/>commentariis de crisibus declarata est.-</text:span></text:p>
      <text:h text:style-name="P5" text:outline-level="2">XXXIV.</text:h>
      <text:p text:style-name="P11"><text:span text:style-name="T51">Si febre detento, tumore multo in suucibus existente, suf-<text:line-break/>focatio derepente supervenerit,</text:span><text:span text:style-name="T37"> mortiferum.</text:span></text:p>
      <text:p text:style-name="P13"><text:span text:style-name="T37">Nobis inest et hujus aphorifrni mitium simpliciter .in-<text:line-break/>telligere, in quo ait: sii febre detento,, ac si dixisset; si<text:line-break/>homini </text:span><text:span text:style-name="T51">febricitanti nullo existente in suucibus tiimor.e.</text:span><text:span text:style-name="T37"> Li-<text:line-break/>cet &lt;et cum majore quad. m emphasi febris inest, ita elo-<text:line-break/>quens. Contingit itaque et absque magna febre strangu-<text:line-break/>latione derepente superveniente hominem interire. Sed<text:line-break/>inevitabiliori et celerior mors est, ut ne.opluate quidem</text:span></text:p>
      <text:p text:style-name="P81"><text:span text:style-name="T37">'t </text:span><text:span text:style-name="T37">.<text:tab/>.<text:tab/></text:span><text:span text:style-name="T14">,<text:tab/></text:span><text:span text:style-name="T37">....<text:tab/>.<text:tab/></text:span><text:span text:style-name="T14">,</text:span></text:p>
      <text:p text:style-name="P16"><text:span text:style-name="T37">ullus unquam salvus evaserit, quum vehemens febris ae-<text:line-break/>grotantem detinet. Indiget enim ejusmodi febris, ut in<text:line-break/>libris de dyspnoea demonstravimus,' copiosa inspiratione.<text:line-break/>Eit vero non modo copiosa, sed etiam prorsus exigua,<text:line-break/>quibus suffocationis periculum imminet. Enimvero nihil<text:line-break/>aliud quidquam est suffocatio, nisi repentinus ob inspira-<text:line-break/>tionis penuriam obortus interituxi^qnae - propter alicujus<text:line-break/>spirabilium instrumentorum angustiam efficitur. Talis enim<text:line-break/>angustia seorsum est eo in genere' quod apnoea </text:span><text:span text:style-name="T51">spiritui'<text:line-break/></text:span><text:span text:style-name="T37">vacuitasnominatur. Strangulatio vero omnino ob angu-<text:line-break/>stiam oritur. Angustia autem fit vel repletu regione quae<text:line-break/>inter thoracem atque pulmonem media est aut - pulmonis<text:line-break/>fistulis vel aliqua inflammatione tum viscus obsidente vel<text:line-break/>asperam arteriam vel eam partem quae veluti caput est<text:line-break/>ejus quam laryngem et guttur nominant. Atque in ea ca-<text:line-break/>pacitate gutturi praejacente, quam pharyngem et fauces</text:span></text:p>
      <text:p text:style-name="P15"><text:span text:style-name="T37">appellant, suffocatio quandoque fieri consuevit. Sic enim<text:line-break/>et Homerus quod spatium laxius gulae et laryngi praeja-<text:line-break/>cet fauces nominavit:</text:span></text:p>
      <text:p text:style-name="P13"><text:span text:style-name="T51">Usuumque </text:span><text:span text:style-name="T51">eructat faucibus imis</text:span><text:span text:style-name="T37"> </text:span><text:span text:style-name="T37">-,i<text:line-break/></text:span><text:span text:style-name="T37">humanosque artus.</text:span></text:p>
      <text:p text:style-name="P82"><text:span text:style-name="T37">- .<text:tab/></text:span><text:span text:style-name="T37">'<text:tab/></text:span><text:span text:style-name="T37">• • ’ <text:tab/> </text:span><text:span text:style-name="T14">ϋ</text:span><text:span text:style-name="T37">:</text:span></text:p>
      <text:p text:style-name="P16"><text:span text:style-name="T37">Videtur autem et nunc Hippocrates eandem particulam<text:line-break/>eodem modo quo Homerus vocasse. Dicit igitur tumore<text:line-break/>nnilo in faucibus existente, tanquam fit facultas ore am-<text:line-break/>plius adaperto partem ipsam accuratius inspiciendi, quod<text:line-break/>gutturi non datur. Universa igitur oratio erit hujusmodi:<text:line-break/>sii </text:span><text:span text:style-name="T51">febre detento suffocatio repente supervenerit citra fau-<text:line-break/>cium tumorem, </text:span><text:span text:style-name="T51">:</text:span><text:span text:style-name="T51">Letale est.</text:span><text:span text:style-name="T37"> Etenim prisci et oedema et<text:line-break/>tumorem idem appellabant. Scimus antern triplicem esse<text:line-break/>quandam tumorum differentiam. Aut enim bi cum dolore<text:line-break/>sunt; quos inflammationes juniores nominant aut absque</text:span></text:p>
      <text:p text:style-name="P15"><text:span text:style-name="T37">dolore ac duri, quos scirrhos vocitant aut citra dolorem<text:line-break/>et molles, quos iidem veteres oedemata proprie appellant,<text:line-break/>proptereaque ab antiquo usu tantopere recesserunt, ut<text:line-break/>nondum omnia praeter naturam incrementa sub oedematis<text:line-break/>vocabulo complectantur. Quum igitur fine tumore fauces<text:line-break/>apparuerint, suffocatio vero derepente supervenerit, solius<text:line-break/>gutturis est hujusmodi affectus. Suffocantur sane, ut dixi,<text:line-break/>etiam propter morbos alios paulo ante commemoratos.<text:line-break/>Sed repentina suffocatio soli inest gutturi.. Nam peri-<text:line-break/>pneumonia derepente non suffocat aegrotos homines, ve-<text:line-break/>rum paulatim ab initio incrementum capessens ad proprium<text:line-break/>usque vigorein , lu quo id symptoma adducit. Si quod<text:line-break/>etiam tuberculum et abscessus in pulmone procreetur, hic<text:line-break/>quoque morbus diuturnus est, quemadmodum etiam spa-<text:line-break/>tium inter pulmonem et thoracem pure repletum homi-<text:line-break/>nem faepe suffocat, rupto viso quod et ipsum multo tem-<text:line-break/>pore compactum fuit. Asperae vero arteriae inflammatio<text:line-break/>difficultatem spirandi quidem aliquam efficere potest; sus-</text:span></text:p>
      <text:p text:style-name="P15"><text:span text:style-name="T37">locationem vero non potest, tum propter ejus capacitatis<text:line-break/>magnitudinem; tum ob tunicae tenuitatem. Impossibile<text:line-break/>siquidem est corporis adeo tenuis inflammationem, spatium<text:line-break/>effatu dignum replere. Reliquum igitur guttur est, quod<text:line-break/>subitam possit suffocationem efficere, quandoquidem ab<text:line-break/>ipso coarctatur pulmonis meatus et interiores ipsius mu-<text:line-break/>sculi una cum ambiente tunica inflammationem patientes,<text:line-break/>spiritus viam intercipere possunt. Nonnulli vero medici<text:line-break/>talem affectum non per S synanchen, sed per </text:span><text:span text:style-name="T37">C </text:span><text:span text:style-name="T37">cynan-<text:line-break/>chen nominant: quibus placet faucium inflammationem<text:line-break/>per S synanchen anginam nominare. Nonnulli vero et<text:line-break/>parafyuandhen et paracynanchen nominant: parasynan-<text:line-break/>chen, quando adjacentium faucibus musculorum inflamma-<text:line-break/>tio fuerit; paracynanchen autem, quum extra vagantur.<text:line-break/>Ex prius igitur commemoratis rationi consentaneum est<text:line-break/>talem affectum gutturi aliquem dolorem inferre, cujus<text:line-break/>etiam Hippocrates manifesto meminisse videtur in prorrbe-<text:line-break/>tico hisce verbis </text:span><text:span text:style-name="T14">ι </text:span><text:span text:style-name="T51">fauces dolorem inferentes tenues cum</text:span></text:p>
      <text:p text:style-name="P83"><text:span text:style-name="T51">jactatione suffocantes celeriter perniciem invehunt.</text:span><text:span text:style-name="T37"> Nunc<text:line-break/>vero </text:span><text:span text:style-name="T37">dolorein </text:span><text:span text:style-name="T37">invehentes appellant aut quod </text:span><text:span text:style-name="T37">ex praedictis<text:line-break/></text:span><text:span text:style-name="T37">posset subintelligi aut quod etiam citra dolorem putaverit<text:line-break/>memoratam praecedente oratione..suffocationem aliquando<text:line-break/>oboriri posse. Quod si omnino esse possit sine dolore<text:line-break/>suffocatio ejusmodi causas conscquetur. Fieri potest</text:span><text:span text:style-name="T37">, </text:span><text:span text:style-name="T37">hu-<text:line-break/>moris praesertim pituitosi copia, interiorem gutturis tuni-<text:line-break/>cam madefaciente, in eo tumorem doloris expertem exci-<text:line-break/>tari. Potest etiam aperientibus ipsum musculis crassiori-<text:line-break/>bus factis meatus angustior reddi. Datur et utrumque<text:line-break/>conjungi. Nec ut impossibile prae exfuperante siccitate<text:line-break/>mufculis interius: gutturis admodum tensis &gt; meatum -coar-<text:line-break/>-ctari.' At qui et, quales sint musculi et quomodo dum<text:line-break/>tenduntur guttur claudant; in tractatu. </text:span><text:span text:style-name="T37">de </text:span><text:span text:style-name="T37">voce demon-<text:line-break/>stravinius.<text:tab/>, </text:span><text:span text:style-name="T37">, </text:span><text:span text:style-name="T69">:</text:span><text:span text:style-name="T37"><text:tab/>, </text:span><text:span text:style-name="T37">,</text:span></text:p>
      <text:h text:style-name="P6" text:outline-level="2">XXXV.</text:h>
      <text:p text:style-name="P11"><text:span text:style-name="T51">Si febre capto derepente cervix intorqueatur ac vix de-<text:line-break/>glutire queat, tumore non existente, mortiferum.</text:span></text:p>
      <text:p text:style-name="P13"><text:span text:style-name="T37">Non jam hic locum adjecit in quo pronunciat, tumore<text:line-break/>non existente , quemadmodum ' in praecedente aphorismo,<text:line-break/>quum faucium in his verbis meminit: </text:span><text:span text:style-name="T51">tdmore nullo in<text:line-break/>faucibus existente.</text:span><text:span text:style-name="T37"> Nos vero ex duobus alterum dicturi<text:line-break/>fumus, vel de communi subaudiendum esse in faucibus<text:line-break/>vel .certe in omnibus colli locis. Quum enim in horum<text:line-break/>nullo apparuerit, neque aperto ore in faucibus, neque<text:line-break/>extrinsecus tumor, hominem vero contigerit deglutire non<text:line-break/>posse symptomata, perniciosum est, quod ex inflammatione<text:line-break/>interdum musculorum qui gulae praejacent, interdum gu-<text:line-break/>lae ipsius oboritus. Est enim istis partibus per nervos et<text:line-break/>ligamenta communio quaedam et societas cum dorsali me-<text:line-break/>dulla et meningibus ipsam ambientibus ac- praeterea ex-</text:span></text:p>
      <text:p text:style-name="P15"><text:span text:style-name="T37">trinsecus adjacentibus vetebrarum 'ossibus. Quum itaque<text:line-break/>ad partes inflammatas ligamenta et nervi tenduntur, ver-<text:line-break/>tebras quoque vel intro vel ad latus trahi necesse esu<text:line-break/>Nam </text:span><text:span text:style-name="T37">si in </text:span><text:span text:style-name="T37">altero nervorum </text:span><text:span text:style-name="T37">ex </text:span><text:span text:style-name="T37">ortu tensionem </text:span><text:span text:style-name="T37">fieri </text:span><text:span text:style-name="T37">con-<text:line-break/>tigerit, ad latus; si in utroque, intro fiet vertebrarum<text:line-break/>distortio. Verum pluribus de istis agemus, quum de ar-<text:line-break/>ticulis librum interpretabimur, ubi spinae distortiones<text:line-break/>fieri tradit, crudis tuberculis intra ipsam constitutis. Illo<text:line-break/>itaque libro cyphoses etiam, hoc est </text:span><text:span text:style-name="T51">gibbos</text:span><text:span text:style-name="T37"> fieri pronnn-<text:line-break/>ciavit, tensis intro vertebrarum partibus, non folum lor-<text:line-break/>doses, hoc est </text:span><text:span text:style-name="T51">excavationes,</text:span><text:span text:style-name="T37"> et scolioses feu </text:span><text:span text:style-name="T51">obliquationes.<text:line-break/></text:span><text:span text:style-name="T37">Secundo vero epidemiorprn libro de proposita nunc iu<text:line-break/>aphorismo angina mentionem faciens inquit: erant </text:span><text:span text:style-name="T51">nutem<text:line-break/>ejusmodi angina laborantium ajscctus, ceruicis vertebrae<text:line-break/>intro vergebant et foris manifesta erat in cervice cavitas,<text:line-break/>in qua dum tangeretur dolebut.</text:span><text:span text:style-name="T37"> Quibus verbis unicam<text:line-break/>vertebrarum perversionem quae intro fertur significavit.</text:span></text:p>
      <text:p text:style-name="P15"><text:span text:style-name="T37">Praesenti </text:span><text:span text:style-name="T37">autem </text:span><text:span text:style-name="T37">aphorismo generaliori .usus est oratione<text:line-break/>dicens: si </text:span><text:span text:style-name="T51">collum intorqueatur.</text:span><text:span text:style-name="T37"> Verbum enim intorqueri<text:line-break/>omnem praeter naturam rectitudinis vertebrarum eversio-<text:line-break/>nem declarati Porro epidemiornm secimdo adjecit ora-<text:line-break/>tioni , qua parte </text:span><text:span text:style-name="T51">dum tangeretur dolebat.</text:span><text:span text:style-name="T37"> At hic </text:span><text:span text:style-name="T37">nihil<text:line-break/></text:span><text:span text:style-name="T37">de dolore protulit; quamquam dolorem una cum cervicis<text:line-break/>inflammatione adeste necessarium est, nihil hic etiam prae<text:line-break/>siccitate exsuperante tractionem partium factam et </text:span><text:span text:style-name="T37">ten-<text:line-break/></text:span><text:span text:style-name="T37">sionem et perversionem solum demonstret, proptereaque<text:line-break/>dicat symptoma esse mortiferum, quum alterum ex </text:span><text:span text:style-name="T37">in-<text:line-break/></text:span><text:span text:style-name="T37">flammatione ortum omnino letale non sit, quale </text:span><text:span text:style-name="T37">illud<text:line-break/></text:span><text:span text:style-name="T37">prius erat, siccitatem cervicis perversio accidat et deglu-.<text:line-break/>tiendi difficultas erat conjuncta. Verum si propter exsu-<text:line-break/>perantem siccitatem cervicis perversio accidat et deglu-<text:line-break/>tiendi labor, letale erit tale symptoma et maxime quum<text:line-break/>febris vehemens extiterit, ut verba illa: si </text:span><text:span text:style-name="T51">febre capto,<text:line-break/></text:span><text:span text:style-name="T37">in hunc etiam sensum exaudienda veniant. Sed ob hanc<text:line-break/>eandem febrem par est immoderatam membris siccitatem</text:span></text:p>
      <text:p text:style-name="P15"><text:span text:style-name="T37">conciliari. Atque ita </text:span><text:span text:style-name="T37">vehemens illa febris duplicem </text:span><text:span text:style-name="T37">ad<text:line-break/></text:span><text:span text:style-name="T37">mortem .rationem habitura est, tum quia ut signum cer-<text:line-break/>vicis perversionem illam et in deglutiendo difficultatem -<text:line-break/>propter siccitatem accidisse indicabit, tum -etiam quia et<text:line-break/>ipfa aliquid conferet, tanquam una quaedam ex causis ad<text:line-break/>mortem perducentibus.</text:span></text:p>
      <text:h text:style-name="P5" text:outline-level="2">XXXVI.</text:h>
      <text:p text:style-name="P11"><text:span text:style-name="T51">Sudores febricitantibus boni, st coeperint tertio , die,<text:line-break/>quinto, septimo</text:span><text:span text:style-name="T51">, </text:span><text:span text:style-name="T51">nono, undecimo, </text:span><text:span text:style-name="T51">decimo </text:span><text:span text:style-name="T51">quarto, de-<text:line-break/>cimo septimo,</text:span><text:span text:style-name="T37"> vicesimo </text:span><text:span text:style-name="T51">primo, tricesimo primo et tri-<text:line-break/>cesimo quarto: ii namque sudores morbos judicant. Qui<text:line-break/>vero non ita prodeunt, laborem, morbi longitudinem et<text:line-break/>reversiones stgnisuant.</text:span><text:span text:style-name="T37"> i</text:span></text:p>
      <text:p text:style-name="P13"><text:span text:style-name="T37">Non fudores dumtaxat, scd et alvi non contemnen-<text:line-break/>dae dejectiones et urinae copiosae et juxta aurem aut in<text:line-break/>aliquem alium articulum abscessus dictis diebus commode</text:span></text:p>
      <text:p text:style-name="P14"><text:span text:style-name="T37">apparent. Universalis </text:span><text:span text:style-name="T37">enim oratio </text:span><text:span text:style-name="T37">talis est: </text:span><text:span text:style-name="T37">et decretu-<text:line-break/>ria signa </text:span><text:span text:style-name="T37">ac </text:span><text:span text:style-name="T37">symptomata diebus judicatoriis </text:span><text:span text:style-name="T37">incipiant.<text:line-break/>Atque haec </text:span><text:span text:style-name="T37">oratio pronunciata suppeditabat. Verum Hip-<text:line-break/>pocrates non </text:span><text:span text:style-name="T37">de </text:span><text:span text:style-name="T37">omnibus judicatoriis ipsam fecit, </text:span><text:span text:style-name="T37">fed de<text:line-break/></text:span><text:span text:style-name="T37">solis sudoribus nobisque dies judicatorios qui sunt </text:span><text:span text:style-name="T37">intra<text:line-break/></text:span><text:span text:style-name="T37">quadragesimum in memoriam redegit. Morbi namque istis<text:line-break/>diuturniores non admodum per sudores judicari confueve-<text:line-break/></text:span><text:span text:style-name="T37">runt, ut per </text:span><text:span text:style-name="T37">excretiones, scd veI per concoctionem </text:span><text:span text:style-name="T37">vel<text:line-break/>per </text:span><text:span text:style-name="T37">abscessus. Quod autem non omnis dierum </text:span><text:span text:style-name="T37">numerus<text:line-break/>sit ad </text:span><text:span text:style-name="T37">crisin </text:span><text:span text:style-name="T37">idoneus </text:span><text:span text:style-name="T37">experientia manifesto testatur et </text:span><text:span text:style-name="T37">cui-<text:line-break/>que erunt admirationi </text:span><text:span text:style-name="T37">qui nullas </text:span><text:span text:style-name="T37">in </text:span><text:span text:style-name="T37">his esse </text:span><text:span text:style-name="T37">differentias<text:line-break/>statuunt. </text:span><text:span text:style-name="T37">Satius enim est ex manifeste apparentibus </text:span><text:span text:style-name="T37">leo-<text:line-break/>rum dierum differentiam </text:span><text:span text:style-name="T37">ediscere, causas vero effecti per<text:line-break/></text:span><text:span text:style-name="T37">multum </text:span><text:span text:style-name="T37">otium </text:span><text:span text:style-name="T37">indagare, </text:span><text:span text:style-name="T37">quod nos </text:span><text:span text:style-name="T37">in </text:span><text:span text:style-name="T37">tractatu de diebus<text:line-break/></text:span><text:span text:style-name="T37">judicatoriis egimus. . </text:span><text:span text:style-name="T37">Nam differentias in duobus prioribus<text:line-break/></text:span><text:span text:style-name="T37">. commentariis ad </text:span><text:span text:style-name="T37">artem necessarias explicavimus, </text:span><text:span text:style-name="T37">eorum<text:line-break/>vero causas in tertio pro viribus exquisivimus. At nunc</text:span></text:p>
      <text:p text:style-name="P15"><text:span text:style-name="T37">hoe.in aphorismo commemorati dies in magnam contro-<text:line-break/>versiam adducti sunt, ipsos aliis aliter pro arbitrio scri-<text:line-break/>bentibus. Non vero ex sententiis ab ipso Hippocrate<text:line-break/>pronunciatis tum in prognostico tum in epidemiis et hoc<text:line-break/>ipso aphorismorum libro, eorum enumerationem secimus,<text:line-break/>sententias vero quibus de rebus scripsit Hippocrates in<text:line-break/>opere de diebus judicatoriis, tum de crisibus omnes a<text:line-break/>nobis collectas habes. Nunc autem </text:span><text:span text:style-name="T37">a </text:span><text:span text:style-name="T37">tertio incepit quar-<text:line-break/>tum anticipante per brevioris temporis morbos; post hunc<text:line-break/>quintum fcripsit uno die quarto posteriorem. • Sic enim<text:line-break/>in omnibus fere exemplaribus scriptum invenitur, nondum<text:line-break/>in aphorifmo quarto die adscripto, etiamsi ipse criticus<text:line-break/>esse videatur. Verumtamen ipsum nutic praetermisit vel<text:line-break/>ipse Hippocrates vel qui primus librum Icripfit. Si vero<text:line-break/>omnino Hippocrates eum praeterierit, hanc ob causam id<text:line-break/>milii fecisse videtur, quod plurimi peracuti morbi, qui</text:span></text:p>
      <text:p text:style-name="P15"><text:span text:style-name="T37">cum sudore judicantur tertio et quinto die magis quam<text:line-break/>quarto judicium subeant. Rariores enim funt qui </text:span><text:span text:style-name="T37">die<text:line-break/></text:span><text:span text:style-name="T37">quarto judicentur. Atque hoc a me fuit inventum per<text:line-break/>experientiam, quum hoc ipsum valde admodum quaesi-<text:line-break/>vissem , quamobrem dies quartus fuisset ab Hippocrate in<text:line-break/>praesenti aphorismo praetermissus. Hoc autem </text:span><text:span text:style-name="T37">ideo</text:span><text:span text:style-name="T37">'acci-<text:line-break/>dere videtur, quia morbi peracuti tum primam statim<text:line-break/>accessionem vehementissimam sortiuntur, tum eam quae<text:line-break/>die tertio fit, illi proportione respondentem. -Per vehe-<text:line-break/>rnentiores autem accessiones crises fieri et morbos qui die-<text:line-break/>bus imparibus exacerbantur, celerius judicari; qui vero<text:line-break/>paribus diuturniores reddi, id quoque nos experientia di-<text:line-break/>dicimus. Atque ideo si quis in principio morbus exacer-<text:line-break/>betur, indices impares magis, fi diuturnior evasurus fit in<text:line-break/>dies pares vehementiores accessiones incidunt. Haec sane<text:line-break/>sunt quae de die quarto dicerem. Ad finem autem apho-<text:line-break/>rifrni nonnulli trigesimum primum diem, quidam trigesi-<text:line-break/>mum quartum scribunt, quos criticorum dierum numero</text:span></text:p>
      <text:p text:style-name="P15"><text:span text:style-name="T37">contineri certo scimus. Ac fortassis trigesimus quartus<text:line-break/>majorem vim sortitur, non tamen quadragesimi meminit;<text:line-break/>quod forte hunc diuturniorum morborum principium<text:line-break/>quoddam existimabat, qui non admodum per sudores ju-<text:line-break/>dicantur. Etenim et ipsum trigesimum primum et trige-<text:line-break/>simum quartum et ante ipsos vigesimum septimum raro<text:line-break/>per sudores judicare comperimus.</text:span></text:p>
      <text:h text:style-name="P5" text:outline-level="2">XXXVII.</text:h>
      <text:p text:style-name="P11"><text:span text:style-name="T51">Frigidi sudores cum acuta quidem febre oborti mortem,<text:line-break/>cum mitiore vero morbi longitudinem significant.</text:span></text:p>
      <text:p text:style-name="P13"><text:span text:style-name="T37">Quod quidem ita oboriatur saepe docet experientia.<text:line-break/>Quae vero fit hujus rei oborientis causa explorandum.<text:line-break/>Explicatu namque difficillimum esse videtur febre cali-<text:line-break/>dissima hominem detinente sudorem frigidum oboriri.<text:line-break/>Quod itaque in aliis corporis partibus vehementem in-</text:span></text:p>
      <text:p text:style-name="P15"><text:span text:style-name="T37">esse calorem , ex aliis vero sudores frigidos vacuari opor-<text:line-break/>teat, manifestum esu Calefacti siquidem fuissent, si ex<text:line-break/>partibus calidissimis, manassent. Vacuantur autem ex ea-<text:line-break/>dem cute fudores, quae frigida esse potest, flagrantibus<text:line-break/>ipsi suppositis partibus. Nam quibusdam humoribus pu-<text:line-break/>trefcentibus febres acutas fieri ostendimus.. Hi vero </text:span><text:span text:style-name="T51">faepe<text:line-break/></text:span><text:span text:style-name="T37">in toto corpore, faepe etiam iu vasis solis putrescunt.<text:line-break/>Quum ergo haec duo interdum contigerint, humores qui<text:line-break/>vasis insunt putrefcere et regentem solida corpora natu-<text:line-break/>ram, quae fecundum Hippocratem nativus calor est, vel<text:line-break/>prorsus exstingui vel propius ad exstinctionem accedere,<text:line-break/>quae tum ex his vacuantur, frigida percipiuntur. Ortum<text:line-break/>vero ex putredine calorem vehementissirnum esse nihil<text:line-break/>prohibet; proindeque frigidus ille sudor exitiale signum<text:line-break/>est, quod in animalis corpore humorum plenitudinem<text:line-break/>exuberare prodit eo usque frigidorum, ut neque ab in-<text:line-break/>sito, neque a febrili calore incalescant. Verum si tepi-<text:line-break/>dae ac remissiores existant febres, conceditur hominem</text:span></text:p>
      <text:p text:style-name="P15"><text:span text:style-name="T37">salvnm evadere, concocta longiore tempore’ humorum co-<text:line-break/>pia atque evicta a natura. Nam acuta febris’ et causa et<text:line-break/>signum est perniciosissimum : causa quidem, quandoquidem<text:line-break/>suapte natura corpora potest resolvere, signum vero, quia<text:line-break/>humorum multitudinem ostendit, quae frigidissima est,<text:line-break/>quum ne a febrili quidem calore mutetur. Quae vero<text:line-break/>acuta non est, sed moderata febris, longiore tempore a<text:line-break/>natura plenitudinem concoqui permittit; quippe quae<text:line-break/>animal dissolvere non praeoccupati Signum autem adeo<text:line-break/>perniciosum non est ac vehemens febris. Contingit enim<text:line-break/>in lenta febre, etiamsi moderate frigida plenitudo sit, eam<text:line-break/>calefactam permanere.</text:span></text:p>
      <text:h text:style-name="P5" text:outline-level="2">XXXVIII.</text:h>
      <text:p text:style-name="P11"><text:span text:style-name="T51">Et qua corporis parte sudor inest, ibi morbum estsu de-<text:line-break/>nunciat,</text:span></text:p>
      <text:p text:style-name="P13"><text:span text:style-name="T37">Si morbus ad totum animalis corpus extenderetur,<text:line-break/>ex toto etiam aequabiliter fieret vacuatio. Sudores enim</text:span></text:p>
      <text:p text:style-name="P84"><text:span text:style-name="T37">oboriuntur vel natura supervacanea vacuante, quo tempore<text:line-break/>ipsi commode et utiliter, decernunt, vel etiam quod in<text:line-break/>corpore contineri, non possint, morbi ratione fiunt. Utro-<text:line-break/>libet autem fiant modo; partilius affectis contentam<text:line-break/>humiditatem vacuant.<text:tab/></text:span><text:span text:style-name="T51">- </text:span><text:span text:style-name="T51">r.</text:span></text:p>
      <text:h text:style-name="P5" text:outline-level="2">XXXIX.</text:h>
      <text:p text:style-name="P11"><text:span text:style-name="T37">Et qua </text:span><text:span text:style-name="T51">parte corporis inest calor aut frigus, ibi morbus<text:line-break/>insidet.</text:span></text:p>
      <text:p text:style-name="P13"><text:span text:style-name="T37">Quacunque corporis parte insignis aut</text:span><text:span text:style-name="T58">:</text:span><text:span text:style-name="T37"> calor aut fri-<text:line-break/>gus fuerit, </text:span><text:span text:style-name="T37">in ea </text:span><text:span text:style-name="T37">morbum esse necesse est, haec </text:span><text:span text:style-name="T37">pars<text:line-break/></text:span><text:span text:style-name="T37">siquidem a naturali temperie, quae sanitas est, recessit.</text:span></text:p>
      <text:h text:style-name="Heading_20_2" text:outline-level="2">XL.</text:h>
      <text:p text:style-name="P16"><text:span text:style-name="T51">Atque ubi toto su corpore mutationes contingunt, qcrst</text:span></text:p>
      <text:p text:style-name="P14"><text:span text:style-name="T51">corpus restrigeretur rursumque calefiat vel color alius ex<text:line-break/>alio </text:span><text:span text:style-name="T51">oriatur, </text:span><text:span text:style-name="T51">morbi longitudinem </text:span><text:span text:style-name="T51">significat.</text:span></text:p>
      <text:p text:style-name="P13"><text:span text:style-name="T37">Affectus varii semper diuturniores fiunt quam qui<text:line-break/>sunt unius modi et formaev quum natura parvo tempore<text:line-break/>multos affectus subigere et concoquere </text:span><text:span text:style-name="T37">nequeat.</text:span></text:p>
      <text:h text:style-name="P5" text:outline-level="2">XL<text:span text:style-name="T93">I</text:span>.</text:h>
      <text:p text:style-name="P11"><text:span text:style-name="T51">Qui sudor copiosus ex </text:span><text:span text:style-name="T51">fomno </text:span><text:span text:style-name="T51">citra manifestam causum<text:line-break/>oboritur, </text:span><text:span text:style-name="T51">copiosiore </text:span><text:span text:style-name="T51">cibo corpus uti significat. Quod </text:span><text:span text:style-name="T51">st<text:line-break/></text:span><text:span text:style-name="T51">cibum non astsumenti hoc </text:span><text:span text:style-name="T51">accidat, </text:span><text:span text:style-name="T51">vacuatione </text:span><text:span text:style-name="T51">opus </text:span><text:span text:style-name="T51">estsu<text:line-break/>significat.</text:span></text:p>
      <text:p text:style-name="P13"><text:span text:style-name="T37">Nonnulli aphorisrnum ita scribunt: qui sudor copio-<text:line-break/>sius per somnum citra causam manifestam oboritur. Qui-<text:line-break/>dam vero absque alia quadam causa. Verum haec etiamsi<text:line-break/>non adfcribantur, millies in mille textibus ab ipfo prae-<text:line-break/>termissa lutelliguntur, quia licet non dicantur, a nobis</text:span></text:p>
      <text:p text:style-name="P15"><text:span text:style-name="T37">tamen subaudiantur, ut qui semel ab ipfo didicerimus<text:line-break/>propter externam causam, non corporis affectum sequuta<text:line-break/>symptomata, nullam certam afferre praesagitionem, quod<text:line-break/>documentum semper meminisse oportet. Quod autem in<text:line-break/>praesenti aphorismo docetur, id in adjectione vocis, </text:span><text:span text:style-name="T51">co-<text:line-break/>piosus.,</text:span><text:span text:style-name="T37"> maxime consistit. Si namque sudor copiofus non<text:line-break/>esset, posset et propter virium imbecillitatem et corporis<text:line-break/>raritatem accidere. Sudoris vero copia altera duarum<text:line-break/>causarum existit propter ciborum vel recenter vel antea<text:line-break/>sumptorum in commoderationem. Quod si propter recen-<text:line-break/>ter assumptorum eduliorum abundantiam fiat, plura su-<text:line-break/>mere prohibendum , quod si propter praesumptorum mule<text:line-break/>titudinem, vacuandum esu</text:span></text:p>
      <text:h text:style-name="P5" text:outline-level="2">XLII.</text:h>
      <text:p text:style-name="P11"><text:span text:style-name="T51">Sudor copiosus, frigidus aut calidus, semper stuens’. fri-<text:line-break/>gidus quidem, majorem, calidus vero minorem mor-<text:line-break/>bum significat.</text:span></text:p>
      <text:p text:style-name="P14"><text:span text:style-name="T37">De sudoribus qui diebus criticis oriuntur prius- di-<text:line-break/>ctum est, de iis vero qui toto morbi tempore citra crisin<text:line-break/>ullam apparent hoc. in aphorismo declarat: qui deteriores<text:line-break/>quidem sudores esse frigidos, his vero minus pravos ca-<text:line-break/>lidos. Utrique siquidem plenitudinem adesse demonstrant, .<text:line-break/>scd alteri frigidam, qui et deteriores funt, alteri calidam,<text:line-break/>qui illis minus periculosi' sunt.</text:span></text:p>
      <text:h text:style-name="P5" text:outline-level="2">XLIll.</text:h>
      <text:p text:style-name="P11"><text:span text:style-name="T51">Quae subres non intermittentes tertio</text:span><text:span text:style-name="T37"> quoque die vehemen-<text:line-break/>tiores siunt</text:span><text:span text:style-name="T51">, periculosiores. Quocunque autem modo in-<text:line-break/>termiserint, citra periculum este stgnistcant.</text:span></text:p>
      <text:p text:style-name="P13"><text:span text:style-name="T37">Quod Hippocrates verbum </text:span><text:span text:style-name="T51">intermittere</text:span><text:span text:style-name="T37"> de accessioni-<text:line-break/>bus in apyrexiam, i. e. febris vacuitatem, desinentibus<text:line-break/>efferat, hoc in aphorismo manifestum fecit, qulaccessiones<text:line-break/>quoquo modo intermittentes tertio quoque die repetentes<text:line-break/>periculo'vacare pronunciat. Ex ipsis enim eae solae pe-</text:span></text:p>
      <text:p text:style-name="P15"><text:span text:style-name="T37">riculo vacant, etiamsi ' vehementissimam et valde longam<text:line-break/>accessionem sortiantur. Si namque accessio brevis fuerit,<text:line-break/>ut in tertianis fit exquisitis, minore utique quam duode-<text:line-break/>cim horarum tempore circumscripta, non solum periculo<text:line-break/>vacat ejusmodi febris, sed eito etiam judicatur. Si vero<text:line-break/>longior fuerit, ut horarum, exempli gratia, octodecim,<text:line-break/>haec quoque citra periculum existit, sed tanto est diu-<text:line-break/>tnrnior, quanto major extiterit </text:span><text:span text:style-name="T58">e</text:span><text:span text:style-name="T37">j</text:span><text:span text:style-name="T58">US</text:span><text:span text:style-name="T37"> accessio, quam pro<text:line-break/>sincera tertiana. Porro ratione si quae in apyrexiarn de-<text:line-break/>sinunt, eas citra periculum esse pronunciat, ut quae ne- </text:span><text:span text:style-name="T37">;<text:line-break/></text:span><text:span text:style-name="T37">que propter inflammationem aliquam fiant, neque ob ma-<text:line-break/>lignam humorum putredinem. Neutra namque harum ad<text:line-break/>apyrexiarn pervenit. Quocunque igitur modo intermise-<text:line-break/>rint , periculum abesse significatur, hoc est sive vehemens<text:line-break/>sive longa fuerit accessio.</text:span></text:p>
      <text:h text:style-name="P6" text:outline-level="2">XLIV.</text:h>
      <text:p text:style-name="P11"><text:span text:style-name="T51">Quibus febres longae sunt, his ad articulos tubercula vel<text:line-break/>dolores oboriuntur.</text:span></text:p>
      <text:p text:style-name="P13"><text:span text:style-name="T37">Haec sententia neque perpetua est, ut neque alium<text:line-break/>aliud quidquam, sed- ut plerumque ' contingere videtur.<text:line-break/>Ejus autem causa manifesta est: nam. propter humorum<text:line-break/>febres efficientium vel copiam vel crassitiem vel frigidi-<text:line-break/>tatem quam plurimum morbi producuntur, ipsis nimirum<text:line-break/>ad coctionem tempus postulantibus. Par igitur est et ab<text:line-break/>iis tubercula fieri et in articulos supervacanea decumbere.<text:line-break/>Sive autem per labores dolorem sive laesionem dici in-<text:line-break/>tellexerimus , nterque rationem aliquam habet intellectus.<text:line-break/>Nam utrumque apostemata, hoc est humorum decubitus et<text:line-break/>abscessus, comitatur.</text:span></text:p>
      <text:h text:style-name="P5" text:outline-level="2">XLV.</text:h>
      <text:p text:style-name="P11"><text:span text:style-name="T37">(Quibus ad articulos </text:span><text:span text:style-name="T51">tubercula aut dolores </text:span><text:span text:style-name="T21">α </text:span><text:span text:style-name="T51">longis sebri-<text:line-break/>bus oriuntur, hi cibis copiosioribus utuntur.</text:span></text:p>
      <text:p text:style-name="P14"><text:span text:style-name="T37">De 'iis qui ex. morbo convalescunt docet. His enim<text:line-break/>repletis plethorica excrementa maxirneque ob virium im-<text:line-break/>becillitatem procreari par est.</text:span></text:p>
      <text:h text:style-name="P5" text:outline-level="2">XLVI.</text:h>
      <text:p text:style-name="P11"><text:span text:style-name="T51">Si rigor febre non intermittente aegro jam debili inci-<text:line-break/>dat, letale.</text:span></text:p>
      <text:p text:style-name="P13"><text:span text:style-name="T37">Non idem est dicere, si supervenerit et si invadat,<text:line-break/>lllud enim • </text:span><text:span text:style-name="T51">supervenerit</text:span><text:span text:style-name="T37"> unicum rigoris impetum, hoc<text:line-break/>vero </text:span><text:span text:style-name="T51">invadat</text:span><text:span text:style-name="T37"> plures insultus significat. Itaque si semel<text:line-break/>rigor invaserit, nondum liquet an perniciosa an salutaris<text:line-break/>crisis scquutnra siti Potest’enim et propter virium imbe-<text:line-break/>cillitatem exitiosum esse symptoma. Potest etiam dubia<text:line-break/>et sallax-esse judicatio, quae tamen in bonum finem de-<text:line-break/>sinat. Saepius vero si irruerit rigor, febre non intermit-<text:line-break/>tente, nim id alias minime bonum est, tum in virium<text:line-break/>imbecillitate perniciosum. Nam si qua etiam vacuatio</text:span></text:p>
      <text:p text:style-name="P15"><text:span text:style-name="T37">rigorem fequatur quae nullam moliatur febris intermissio-'<text:line-break/>nem, utriusque ratione hominem dissolvi verisimile est,<text:line-break/>tum quia vires imbecillae rigoris concussum ferre ne-<text:line-break/>queaut, tum quia vacuatione resolvuntur. Si vero rigor<text:line-break/>solus accidat, nulla vacuatione subfequente , utroque modo<text:line-break/>symptoma minime bonum. Etenim nt mala causa vires<text:line-break/>tentabit corporis et ut malum signum exstabit, quod ex-<text:line-break/>tremam ipsarum virium imbecillitatem indicabit, quippe<text:line-break/>quae molestos humores rigoribus vacuare consueverint,<text:line-break/>nunc autem id praestare nequeant.</text:span></text:p>
      <text:h text:style-name="P5" text:outline-level="2">XLVll.</text:h>
      <text:p text:style-name="P11"><text:span text:style-name="T51">In febribus non intermittentibus excreationes lividae,<text:line-break/></text:span><text:span text:style-name="T37">cruentae, </text:span><text:span text:style-name="T51">grave olentes et biliosue, omnes malae; bene<text:line-break/>tamen st prodeant, bonae, tum per alvi excretiones<text:line-break/>tum per urinas. At st quid eorum quae non juvant per<text:line-break/>haec loca excernatur, malum.</text:span></text:p>
      <text:p text:style-name="P14"><text:span text:style-name="T37">Forte decebat doctrinam aphoristicam dici compen-<text:line-break/>diosius , omnes pravas excretiones commode prodeuntes ad<text:line-break/>bonum exitum pervenire. Ita tamen non loquntus est<text:line-break/>Hippocrates, sed primum quidem trium excretionis gene-<text:line-break/>rum meminit, tum ejus quae per os fit tum ejus quae<text:line-break/>per dejectiones et ejus quae per urinas, deinde illius quae<text:line-break/>per os fit magis particulatim... Non enim simpliciter dixit<text:line-break/>pravas excretiones commode exeuntes bonas esse, sed spe-<text:line-break/>ciatirn earum meminit his verbis, </text:span><text:span text:style-name="T51">lividae, cruentae, sue-<text:line-break/>tidae et biliosae.</text:span><text:span text:style-name="T37"> Porro una quaedam est communis hisce<text:line-break/>omnibus ratio, malas vacuationes pravarum affectionum<text:line-break/>signa existere; ac faepe quidem ejusmodi excretiones eo-<text:line-break/>dem modo fiunt quo putridis in ulceribus, a quibus sa-<text:line-break/>nies defluit, quae affectum nihil juvat, nonnunquam vero<text:line-break/>in pus ex ruptu abfcessu, quod bellem partem affectam<text:line-break/>expurgat. Quod vero bene et commode excernatur, ma-<text:line-break/>xima sunt et certa indicia coctio et ferendi facilitas seu<text:line-break/>levatio, quibuscum numeratur morbi species et anni</text:span></text:p>
      <text:p text:style-name="P15"><text:span text:style-name="T37">tempestas et regio et aegrotantis tum aetas tum natura.<text:line-break/>Quod autem ad finem est aphorifmi, duobus modis scri-<text:line-break/>ptum invenitur. In quibusdam exemplaribus ut supra<text:line-break/>scriptum est: at si </text:span><text:span text:style-name="T51">quid eorum quae non conferunt ex- '<text:line-break/>cernatur.</text:span><text:span text:style-name="T37"> In quibusdam vero sine negante particula, </text:span><text:span text:style-name="T51">non,<text:line-break/></text:span><text:span text:style-name="T37">hoc modo: si </text:span><text:span text:style-name="T51">vero eorum quae conserunt aliquid excerna-<text:line-break/>tur.</text:span><text:span text:style-name="T37"> Secundum priorem lectionem talis erit orationis<text:line-break/>sententia: si quid eorum quae non conferunt vacuari </text:span><text:span text:style-name="T51">vi-<text:line-break/>deatur,.</text:span><text:span text:style-name="T37"> minime bonum. Ex posteriore vero scriptura ta-<text:line-break/>lis erit fensusi si quid autem eorum quae animali confe-<text:line-break/>runt et familiaria sunt excernatur, non est bonum. Ita-<text:line-break/>que prior lectio praestantior esu</text:span></text:p>
      <text:h text:style-name="P5" text:outline-level="2">XLV<text:span text:style-name="T93">II</text:span>I.</text:h>
      <text:p text:style-name="P11"><text:span text:style-name="T51">In febribus non intermittentibus st partes quidem externae<text:line-break/>frigidae stnt, internae nero urantur et stti nexentur,<text:line-break/>letale esa</text:span></text:p>
      <text:p text:style-name="P14"><text:span text:style-name="T37">Explorandum est utrum etiam in intermittente febre<text:line-break/>commemorata symptomata fieri possint. Perniciosis siqui-<text:line-break/>dem dumtaxat ardentibus febribus accidere videntur aut<text:line-break/>si aliter libeat vocitare, malignissimis, veluti lipyriis.<text:line-break/>Nulla vero febris alia profundum corpus perurit cute<text:line-break/>inalgescente. Neque enim mitior febris ardens, neque<text:line-break/>tertiana, quae' duae febrium omnium sunt calidissimae.<text:line-break/>Videtur itaque non distinctionis gratia illud aphorismo ad-<text:line-break/>jectum fuisse, in febribus non intermittentibus, fed lo-<text:line-break/>quutionem protulisse huic coincidens spinae vertebrae nbn<text:line-break/>quod in alia corporis parte sint vertebrae, sed quasi ita<text:line-break/>diceretur. Vertebrae quibus hoc inest, ut lu.spina sint,<text:line-break/>ita et nunc Hippocratis textui accipiemus. Si altum<text:line-break/>corpus exuratur, cute perfrigerata, letale est;. Hoc autem<text:line-break/>oboritur nonnullis in febribus non intermittentibus. At<text:line-break/>hujus rei talis est causa. Quum vehemens aliqua inflam-<text:line-break/>matio' aut erysipelas in aliqua profunda corporis parte<text:line-break/>constiterit, universus ex toto corpore sanguis in partem</text:span></text:p>
      <text:p text:style-name="P14"><text:span text:style-name="T37">affectam trahitur, atque ideo uruntur profunda; cutis au-<text:line-break/>tem perfrigeratur, quemadmodum in primis febrium lu-<text:line-break/>Pultibus.</text:span></text:p>
      <text:h text:style-name="P5" text:outline-level="2">XLIX.</text:h>
      <text:p text:style-name="P11"><text:span text:style-name="T51">In febre non intermittente st labrum aut palpebra aut su-<text:line-break/>percilium aut oculus aut- nasus pervertatur, st non vi-<text:line-break/>deat, st non audiat, imieciUo jam corpore, quidquid<text:line-break/>korum acciderit, mors proxima.</text:span></text:p>
      <text:p text:style-name="P11"><text:span text:style-name="T37">_ Perversiones partium fiunt, quum nervi ad eas por-<text:line-break/>recti tenduntur et ad sua principia contrahuntur. Atque<text:line-break/>ipsa tensio et inflammationes et scirrhos et siccitates et<text:line-break/>perfrigerationes immoderatas sequitur. Haec autem gravia<text:line-break/>funt, quum prope nervorum originem constituta fuerint.<text:line-break/>Quare quum febris continua fuerit aegerque debilis, pro-<text:line-break/>ximam esse mortem merito augurandum est, multoque</text:span></text:p>
      <text:p text:style-name="P15"><text:span text:style-name="T37">magis, quum aut aeger non audit aut non videt, propter<text:line-break/>sensitricis facultatis imbecillitatem.</text:span></text:p>
      <text:h text:style-name="P5" text:outline-level="2">L.</text:h>
      <text:p text:style-name="P11"><text:span text:style-name="T51">Quibuscunque in febre non intermittente spirandi difficul-<text:line-break/>tas et delirium acciderit, letale,</text:span></text:p>
      <text:p text:style-name="P13"><text:span text:style-name="T37">Eit interdum ob unicam causam utraque et spirandi<text:line-break/>difficultas et deliratio affecto cerebro, tuncque apparet<text:line-break/>spiritus, ut ipfe in prognostico pronunciat, et magnus ex<text:line-break/>multo intervallo haustus, hoc est magnus et rarus. Potest<text:line-break/>etiam propter aliquem partium respirationi inservientium<text:line-break/>affectum fieri spirandi difficultas. Etenim pleuritides et<text:line-break/>peripneumoniae et ceterae thoracis et pulmonis affectiones<text:line-break/>spirandi difficultatem efficiunt. Haec autem omnia peri-<text:line-break/>culosa sunt, adjuncta praesertim febre continua. Nam<text:line-break/>semper cum ejusmodi febre fieri consueverunt. Quare et</text:span></text:p>
      <text:p text:style-name="P15"><text:span text:style-name="T37">hic verba illa in febre non intermittente eadem ratione<text:line-break/>dicta esse videntur, qua in aphorilmo praecedente.</text:span></text:p>
      <text:h text:style-name="P5" text:outline-level="2">L<text:span text:style-name="T93">I</text:span>.</text:h>
      <text:p text:style-name="P11"><text:span text:style-name="T51">Qui per febres abseejsus non sulvuntur, morbi longitudi-<text:line-break/>nem significant.</text:span></text:p>
      <text:p text:style-name="P13"><text:span text:style-name="T37">Ita dilucida est oratio ut fortassis Hippocrate non<text:line-break/>indigeat; satis enim ex eo ipso quod primis diebus </text:span><text:span text:style-name="T51">criti-<text:line-break/>cis</text:span><text:span text:style-name="T37"> non solvantur constat hujusmodi affectus fore diuturnos.</text:span></text:p>
      <text:h text:style-name="P5" text:outline-level="2">L<text:span text:style-name="T93">I</text:span>I.</text:h>
      <text:p text:style-name="P11"><text:span text:style-name="T37">Quibus in </text:span><text:span text:style-name="T51">febribus aut aliis morbus oculi ex voluntate<text:line-break/>illacrymant, nihil absurdum} quibus vero praeter vo-<text:line-break/>luntatem, absurdius.</text:span></text:p>
      <text:p text:style-name="P13"><text:span text:style-name="T37">In prognostico quoque dixerat lacryrnari bonum si-<text:line-break/>gnum non esse, quando scilicet oculus nullo peculiari ac</text:span></text:p>
      <text:p text:style-name="P15"><text:span text:style-name="T37">proprio morbo laborat, ut ophthalmia, ut palpebrarum<text:line-break/>scabritie aut simili. Certa namque facultatis retentricis<text:line-break/>debilitas indicatur, quum nullo ejusmodi oculorum affectu<text:line-break/>aegri laerymantur. Porro non recte scriptum est ahfur-<text:line-break/>dius comparative. Rectius enim fuisset absurdum abfolute<text:line-break/>dicere, quae primi potius, bibliographi quam Hippocratis<text:line-break/>menda esse videtur.</text:span></text:p>
      <text:h text:style-name="P5" text:outline-level="2">L<text:span text:style-name="T88">III</text:span>.</text:h>
      <text:p text:style-name="P11"><text:span text:style-name="T51">Quibus per febres dentibus lentores adnascuntur, vehemen-<text:line-break/>tiores febres redduntur</text:span><text:span text:style-name="T37">.</text:span></text:p>
      <text:p text:style-name="P85"><text:span text:style-name="T37">Neque enim hujusmodi lentores et fordes sine co-<text:line-break/>piofo calore pituitosiorem humiditatem exsiccante oboriri<text:line-break/>queunt.</text:span></text:p>
      <text:h text:style-name="P6" text:outline-level="2">LIV.</text:h>
      <text:p text:style-name="P11"><text:span text:style-name="T51">Quos in febribus ardentibus plerumque tusas aridae levi-<text:line-break/>ter proritant, ii non admodum</text:span><text:span text:style-name="T37"> siticulosi </text:span><text:span text:style-name="T51">sunt.,</text:span></text:p>
      <text:p text:style-name="P86"><text:span text:style-name="T37">Siccas seu aridas tusses nominant quibus nihil ex-<text:line-break/>spuitur. Hae vero interdum' quidem ob spirabilium in-<text:line-break/>strumentorum intemperiem oboriuntur, interdum vero<text:line-break/>faucium afperitate vel etiam aliquo tenui et pauco hu-<text:line-break/>more destillante. Quidquid horum acciderit, quodammodo<text:line-break/>irrigantur loci qui ad asperam arteriam porriguntur, pro-<text:line-break/>ptereaque minus siticulosi fiunt. Si namque sola sit afpe- </text:span><text:span text:style-name="T51">f<text:line-break/></text:span><text:span text:style-name="T37">ritas, propter eum qui tussi concitatur motum, ex vicinis<text:line-break/>locis humor quidam attrahitur; sic etiam si sola fuerit<text:line-break/>intemperies.<text:tab/></text:span><text:span text:style-name="T69">e</text:span></text:p>
      <text:h text:style-name="P5" text:outline-level="2">LV.</text:h>
      <text:p text:style-name="P16"><text:span text:style-name="T51">Ex bubonibus febres omnes malae, praeter diarias.</text:span></text:p>
      <text:p text:style-name="P14"><text:span text:style-name="T37">Diariae febres omnes ab ipso vocantur quaecunque<text:line-break/>fecundum fuam naturam unicum diem perdurant. Tales<text:line-break/>autem sunt quae ex bubonibus oriuntur, quum ex causis<text:line-break/>evidentibus consistunt. Alios vero bubones, qui sine causa<text:line-break/>manifesta • proveniunt, verisimile est una cum vificernm<text:line-break/>inflammationibus invadere, ideoque febres una cum ipsis<text:line-break/>bubonibus obortas malas esse.</text:span></text:p>
      <text:h text:style-name="P5" text:outline-level="2">LVI.</text:h>
      <text:p text:style-name="P11"><text:span text:style-name="T51">Febricitanti succedens .sudor non desidente febre ma-<text:line-break/>lum i prorogatur enim'morbus humoremque copiosiorem<text:line-break/>stgnistcat.</text:span></text:p>
      <text:p text:style-name="P13"><text:span text:style-name="T37">Hunc aphorisrnum cum quadragesimo secundo paulo<text:line-break/>ante pronunciato conjungi oportuit, in quo dicebat: su-<text:line-break/></text:span><text:span text:style-name="T51">dor copiosus, scigidus aut calidus semper stuens.</text:span><text:span text:style-name="T37"> Ipse<text:line-break/>vero et quo pacto ejusmodi sudorem dixerit malum esse<text:line-break/>et quam ob causam indicavit. Malus itaque existit, quis</text:span></text:p>
      <text:p text:style-name="P15"><text:span text:style-name="T37">cum eo </text:span><text:span text:style-name="T37">quod </text:span><text:span text:style-name="T37">morbum non foIvat ipsum etiam prorogari<text:line-break/>significat. Causam vero longitudinis temporiis seu proro-<text:line-break/>gationis copiosam humiditatem esse profert, </text:span><text:span text:style-name="T37">quam </text:span><text:span text:style-name="T37">quum<text:line-break/>longiori tempore discutiat et concoquat natura, morbum<text:line-break/>prorogari necesse est.</text:span></text:p>
      <text:h text:style-name="P5" text:outline-level="2">LVI<text:span text:style-name="T93">I</text:span>.</text:h>
      <text:p text:style-name="P11"><text:span text:style-name="T51">Convulsione aut tetano laboranti sebris succedens morbum<text:line-break/>folvit.</text:span></text:p>
      <text:p text:style-name="P13"><text:span text:style-name="T37">Est sane tetanus etiam convulsio, sed in tetano par-<text:line-break/>tes convelli non videntur, quod peraeque rursum pror-<text:line-break/>sumque tendantur, ideoque proprium illi nomen est teta-<text:line-break/>nus, ita nt tres sint ejus omnes convulsiones, opisthoto-<text:line-break/>nos, emprostbotonos et tetanos, hoc est </text:span><text:span text:style-name="T51">postentio, prae-<text:line-break/>tendo et partentio.</text:span><text:span text:style-name="T37"> Omnes </text:span><text:span text:style-name="T51">vero'</text:span><text:span text:style-name="T37"> convulsiones secundum<text:line-break/>ipsum fiunt aut ex repletione aut vacuatione partium vi-<text:line-break/>delicet nervosarum. Quaecunque igitur febribus ardenti-</text:span></text:p>
      <text:p text:style-name="P15"><text:span text:style-name="T37">bus convulsiones fuperveniunt, has </text:span><text:span text:style-name="T37">ob </text:span><text:span text:style-name="T37">siccitatem fieri ra-<text:line-break/>tioni consentaneum est; quaecunque vero ab initio pro-<text:line-break/>prio invadunt, ex repletione ortum habenti Hisce igitur<text:line-break/>convulsionibus febres succedentes partim quidem super-<text:line-break/>fluam humiditatem .difcutiunt, partim vero frigiditatem<text:line-break/>concoquunt, qui duo sunt medicis remediorum scopi. Ita-<text:line-break/>que merito a febribus convulsiones sunt letales, non leta-<text:line-break/>les vero quae febres antecedunt.</text:span></text:p>
      <text:h text:style-name="P5" text:outline-level="2">LVlII.</text:h>
      <text:p text:style-name="P11"><text:span text:style-name="T51">Ardente febre laboranti superveniente rigore folutio con-<text:line-break/>ting it.</text:span></text:p>
      <text:p text:style-name="P13"><text:span text:style-name="T37">In libro namque de rigore demonstratum est etiam<text:line-break/>ob flavam bilem, quae per sentientia corpora ocius fera-<text:line-break/>tur, fieri rigorem; quam ob rem' et alvi solvuntur et su-<text:line-break/>dores et vomitus biliosi "superveniunt. Expurgata igitur<text:line-break/>hile febris ardentis causa efficiente fit febris solutio. Nam<text:line-break/>febrem ardentem fieri novimus, quum aestiva anni tern-</text:span></text:p>
      <text:p text:style-name="P15"><text:span text:style-name="T37">pestate venulae exsiccatae </text:span><text:span text:style-name="T37">acres </text:span><text:span text:style-name="T37">ac biliosos </text:span><text:span text:style-name="T37">ad </text:span><text:span text:style-name="T37">fe ichoras<text:line-break/>attraxerint.</text:span></text:p>
      <text:h text:style-name="P5" text:outline-level="2">LIX.</text:h>
      <text:p text:style-name="P11"><text:span text:style-name="T37">Tertiana </text:span><text:span text:style-name="T51">exquisita septem circuitibus ut longiststma ju-<text:line-break/>dicatur.</text:span></text:p>
      <text:p text:style-name="P13"><text:span text:style-name="T37">Tertiana febris ab ardente humoris efficientis ratione<text:line-break/>non differt. Ambae namque a flava bile procreantur.<text:line-break/>Multum autem differunt, quod ardens iu venis una cum<text:line-break/>sanguine flavam bilem redundantem et ferventem habeat;<text:line-break/>tertiana vero quod eadem bilis toto feratur ac moveatur<text:line-break/>corpore. Exquisita igitur tertiana erit, quae fui ipsius<text:line-break/>naturam puram sinceramque fervat. Servat autem quae<text:line-break/>flavam bilem, ut diximus, redundantem et concitatam<text:line-break/>habet; et praeterea ubi adest aestiva tempestas et regio<text:line-break/>tempestati similiter calida ac sicca et hominis tum aetas<text:line-break/>tum temperatio similis. Statim autem in tali tertiana</text:span></text:p>
      <text:p text:style-name="P15"><text:span text:style-name="T37">cum rigore fiet accessio et ejus solutio cum sudore aut<text:line-break/>bile flava per vomitum aut alvum evacuata aut hisce<text:line-break/>omnibus simul factis. Erit etiam .ejusmodi tertianae tem-<text:line-break/>pus accessionis multo minus quam remissionis. Nam quum<text:line-break/>duobus diebus et totidem noctibus totus </text:span><text:span text:style-name="T37">ejus </text:span><text:span text:style-name="T37">circuitus<text:line-break/>perficiatur, exquisitam tertianam </text:span><text:span text:style-name="T37">ultra’ </text:span><text:span text:style-name="T37">horas duodecim<text:line-break/>accessionem -proferre nunquam reperies. Talem igitur ait'<text:line-break/>Hippocrates septem circuitibus, quod longissimum sit, ju-<text:line-break/>dicari. Quod enim in continuis unus dies potest, hoc in<text:line-break/>intermittentibus accessio. . Nam fecundum accessionum sup-<text:line-break/>putationem intermittentium fiunt judicationes. Hoc ipse<text:line-break/>in. prognostico innuebat, quum </text:span><text:span text:style-name="T37">de </text:span><text:span text:style-name="T37">quartana agens ita lo-<text:line-break/>quitur: servat etiam quartanarum constitutio talem ordi-<text:line-break/>nem. Sed et ipfi quoque observavimus tum in quartanis<text:line-break/>ipsis tum in tertianis fieri judicationem, secundum pe-<text:line-break/>riodorum, non dierum numerum. Jam primum ergo in<text:line-break/>tertiana febre a principio septima accessio in tertium et</text:span></text:p>
      <text:p text:style-name="P15"><text:span text:style-name="T37">decimum diem incidit, ac saepius in ipso morbus judica-<text:line-break/>tur, non exspectato quarto decimo die. Quemadmodum<text:line-break/>igitur in morbis continuis acutorum quidem morborum<text:line-break/>terminus est quartus decimus, peracutorum vero septimus:<text:line-break/>sic in intermittentibus, quae longissimum tempus durat<text:line-break/>tertiana febris terminum habet circuitum feptimum. At-<text:line-break/>que rursum ut in peracutis quinto, quarto et tertio die<text:line-break/>morbus judicari poterat, sic in tertiana quoque iisdem<text:line-break/>circuitibus fieri solutio potest, natura minime, septimam<text:line-break/>periodum exspectante. Porro Hippocrates tertianam ali-<text:line-break/>quando cum adjectione exquisitam nominat; aliquando<text:line-break/>varo simplici appellatione contentus tertianam absolute<text:line-break/>dicit, quae nunc etiam aliorum omnium Graecorum est<text:line-break/>consuetudo, hujusmodi res omnes indefinite nominare.</text:span></text:p>
      <text:h text:style-name="P6" text:outline-level="2">LX.</text:h>
      <text:p text:style-name="P11"><text:span text:style-name="T51">Quibus per febres aures obsurduerunt, sanguis e naribus<text:line-break/>profluens aut alvus exturbata morbum sulvit.</text:span></text:p>
      <text:p text:style-name="P13"><text:span text:style-name="T37">Surditatem fieri biliosis excrementis et ad caput re-<text:line-break/>currentihus etiam antea ab ipso pronunciatum est, talem-<text:line-break/>que surditatem alvo exturbata fiolvj. Idem quoque nunc<text:line-break/>is ipfe pronunciat et praeterea de profluvio sanguinis e<text:line-break/>naribus mentione facta. Etenim hoc etiam furditatem<text:line-break/>foIvit, etiam videlicet quae per febres abfque ulla pro-<text:line-break/>pria atque insigni instrumenti, auditus affectione suboritur.<text:line-break/>Neque mirum est, si noxiis humoribus excretis et trans-<text:line-break/>latis morbi cessent.</text:span></text:p>
      <text:h text:style-name="P5" text:outline-level="2">LXI.</text:h>
      <text:p text:style-name="P11"><text:span text:style-name="T51">Febricitantem nist diebus imparibus sebrts dimiserit, re-<text:line-break/>verti consuevit.</text:span></text:p>
      <text:p text:style-name="P14"><text:span text:style-name="T37">Utrum hunc aphorisrnum Hippocrates ipse scripserit,<text:line-break/>neque inter falso adscriptos fuerit nescio. Etenim in<text:line-break/>prognostico ea dierum judicantium incrementa ac compo-<text:line-break/>sitiones quae per quaternarium fiunt docuit et in hoc<text:line-break/>ipso. aphorifmorum libro atque in epidemiis non solum<text:line-break/>decimo quarto die judicari vidit, verum etiam vigesimo,<text:line-break/>quadragesimo, sexagesimo et octogesimo.- Sed et vicesimus<text:line-break/>quartus et tricesimus et ab initio statim quartus secundum<text:line-break/>ipsum judicant. Quomodo igitur nunc nisi imparibus die-<text:line-break/>bus febris desierit, minime fidem fore judicationem pro-<text:line-break/>nunciat. Praestat igitur pro impari die scribere crisirno,<text:line-break/>id est judicatorio</text:span><text:span text:style-name="T37">, </text:span><text:span text:style-name="T37">ut nonnullis visum esu Quamquam<text:line-break/>multa exemplaria multitudinis numero imparibus diebus<text:line-break/>scriptum habent.</text:span></text:p>
      <text:h text:style-name="P5" text:outline-level="2">LX<text:span text:style-name="T88">I</text:span>I.</text:h>
      <text:p text:style-name="P11"><text:span text:style-name="T51">Quibus per febresr ante septimum diem aurigines oboriun-<text:line-break/>tur,</text:span><text:span text:style-name="T37"> malum,'nisi </text:span><text:span text:style-name="T51">humores per alvum cedant.</text:span></text:p>
      <text:p text:style-name="P14"><text:span text:style-name="T37">Icterus interdum criticus est, hoc est judicatorie fit,<text:line-break/>natura in totum corpus, maxirneque in cutem flavam bi-<text:line-break/>lem deponente, interdum symptomaticus: symptoma nam-<text:line-break/>que est jecoris male affecti. Mali autem jecoris affectus<text:line-break/>ex quibus aurigo </text:span><text:span text:style-name="T37">oboriri </text:span><text:span text:style-name="T37">consuevit, tres sunt, scirrhus,<text:line-break/>inflammatio et obstructio. Verum scirrhus diuturnus mor-<text:line-break/>bus est, inflammatio </text:span><text:span text:style-name="T51">vero</text:span><text:span text:style-name="T37"> et obstructio etiam repente<text:line-break/>fieri possunt. At profecto qui icteri ante septimum diem<text:line-break/>acciderint, ex horum alterutro ortum habent. Nam ci-<text:line-break/>tius judicatorie bilis in corpus effundi non potest. Ante<text:line-break/>septimum quidem diem icterum malum esse, verum exi—<text:line-break/>stit; non tamen post septimum omni vacare periculo<text:line-break/>similiter verum est, neque istud nunc pronunciatur. Pot-<text:line-break/>est enim et inflammatio et obstructio diutius permanere.<text:line-break/>Verum ante septimum critice bilem effundi est impossibile.<text:line-break/>Porro in quibusdam exemplaribus aphorifmo -circa finem<text:line-break/>adjectum est, nisi humores per alvum cedant, iis qui</text:span></text:p>
      <text:p text:style-name="P15"><text:span text:style-name="T37">haec adjiciunt, per alvum quoque bilem expurgari vo-<text:line-break/>lentibus.</text:span></text:p>
      <text:h text:style-name="P5" text:outline-level="2">LXIII.</text:h>
      <text:p text:style-name="P87"><text:span text:style-name="T51">Quibus in febribus quotidie rigores stunt , quotidie febres<text:line-break/>solvuntur.<text:tab/></text:span><text:span text:style-name="T51">;</text:span></text:p>
      <text:p text:style-name="P13"><text:span text:style-name="T37">Quum bilis per totum corporis habitum motione ri-<text:line-break/>gores accidant, atque ideo singulis ipfa accessionibus ex-<text:line-break/>purgetur </text:span><text:span text:style-name="T37">et </text:span><text:span text:style-name="T37">vacuetur, 'non absque ratione ad apyrexiarn<text:line-break/>pervenit ejusmodi febrium intermissio. Hoc igitur ipsum<text:line-break/>est quod nunc dicitur: quotidie </text:span><text:span text:style-name="T51">subres solvuntur; ac si<text:line-break/></text:span><text:span text:style-name="T37">dixisset, aegrotos quotidie sine febre fieri. . Quemadmodum<text:line-break/>autem ' </text:span><text:span text:style-name="T37">si </text:span><text:span text:style-name="T37">quotidie rigores fiant, quotidie etiam febres<text:line-break/>cessant: sic etiam si tertio quartove quoque die, quod uti-<text:line-break/>que et in tertianis et quartanis circuitibus fieri apparet,<text:line-break/>in quibus febres folvuntur et rurfurn redeunt, remanet</text:span></text:p>
      <text:p text:style-name="P15"><text:span text:style-name="T37">tamen quaedam in corpore praeter naturam affectio, </text:span><text:span text:style-name="T37">a<text:line-break/></text:span><text:span text:style-name="T37">qua per circuitum aliae febres et morbi generantur.</text:span></text:p>
      <text:h text:style-name="P5" text:outline-level="2">LXIV.</text:h>
      <text:p text:style-name="P11"><text:span text:style-name="T51">Quibus per febres die septimo aut nono aut decimo quarto<text:line-break/></text:span><text:span text:style-name="T51">icterus obortus </text:span><text:span text:style-name="T51">fuerit</text:span><text:span text:style-name="T51">, bonum, nisi </text:span><text:span text:style-name="T51">dextrum hypochon-<text:line-break/>drium</text:span><text:span text:style-name="T37"> </text:span><text:span text:style-name="T37">durum </text:span><text:span text:style-name="T37">sit, </text:span><text:span text:style-name="T51">alioqui </text:span><text:span text:style-name="T51">minime bonum.-</text:span></text:p>
      <text:p text:style-name="P13"><text:span text:style-name="T37">Qui ante hunc scriptus est aphorismus citra ordinem<text:line-break/>interjectus fuisse mihi videtur. Satius enim fuisset nunc<text:line-break/>pronunciatum aphorisrnum illi conjunctum fuisse, in quo<text:line-break/>ait: </text:span><text:span text:style-name="T51">quibus per febres aurigines ante septimum diem ob-<text:line-break/>oriuntur, malum;</text:span><text:span text:style-name="T37"> ut tota ejusmodi procederet oratio.<text:line-break/>Ante septimum diem icterum fieri prorsus malum est;,<text:line-break/>post septimum vero bonum; nisi dextrum hypochondrium<text:line-break/>obduruerit, id est nisi quis malus affectus ex iis quos</text:span></text:p>
      <text:p text:style-name="P15"><text:span text:style-name="T37">paulo supra retulimus visceri seu hepati acciderit. Quum<text:line-break/>enim sanguis in eo expurgetur et bilis ex venis in mea-<text:line-break/>tus cholidochos, </text:span><text:span text:style-name="T51">bilis receptacula,</text:span><text:span text:style-name="T37"> traducatur, sive in his<text:line-break/>locis obstructio aut inflammatio aliqua veI scirrhus fuerit,<text:line-break/>sanguinem prorsus non expurgari, fed una cum, ipso bi-<text:line-break/>lem quoquoversum per totum corpus deferri atque inde<text:line-break/>auriginem fieri necesse esu</text:span></text:p>
      <text:h text:style-name="P5" text:outline-level="2">LXV.</text:h>
      <text:p text:style-name="P11"><text:span text:style-name="T51">In febribus circa ventriculum aestus vehemens et cordb-<text:line-break/>morsus malum.</text:span></text:p>
      <text:p text:style-name="P13"><text:span text:style-name="T37">Quod veteres non solum viscus illud quod ex fe se-<text:line-break/>cundum naturam pulsato sed etiam os ventriculi cor ap-<text:line-break/>pellaverint, res est concessa , quemadmodum etiam quod<text:line-break/>cardialgiam </text:span><text:span text:style-name="T51">cordolium,</text:span><text:span text:style-name="T37"> hujus partis dolores appellitanti<text:line-break/>Enirnvero plurimi apliorismorum interpretes </text:span><text:span text:style-name="T14">καρδιώσσειν,<text:line-break/></text:span><text:span text:style-name="T37">idem quod </text:span><text:span text:style-name="T14">καρδιαλγεῖν, </text:span><text:span text:style-name="T51">corde morderi, idem ac corde</text:span></text:p>
      <text:p text:style-name="P15"><text:span text:style-name="T51">dolere,</text:span><text:span text:style-name="T37"> significare autumant. Nonnulli vero </text:span><text:span text:style-name="T37">cordis </text:span><text:span text:style-name="T37">ipsius<text:line-break/>visceris scilicet cardiogrnurn hic significari dicunt, rnotio-<text:line-break/>nem quandam palpitationi similem cardiogrnurn esse. Ita-<text:line-break/>que vehemens ventriculi aestus a flava bile in ipsius tu-<text:line-break/>nicis fervente generatur. Rationi autem consentaneum est<text:line-break/>ita affectis et </text:span><text:span text:style-name="T37">os </text:span><text:span text:style-name="T37">ventriculi morderi 'er ob id malum esse<text:line-break/>symptoma. Si quis vero cardiogrnurn dici crebrum ilium<text:line-break/>et celerem cordis motum quum palpitationi sit similis in-<text:line-break/>tellexerit, extremum jam hoc malum est, quod inflamma-<text:line-break/>tum ac incensum vitae principium significat.</text:span></text:p>
      <text:h text:style-name="P5" text:outline-level="2">LXV<text:span text:style-name="T88">I</text:span>.</text:h>
      <text:p text:style-name="P11"><text:span text:style-name="T51">In febribus acutis</text:span><text:span text:style-name="T37"> convulsiones et </text:span><text:span text:style-name="T51">vehementes circa viscera<text:line-break/>dolores, malum.</text:span></text:p>
      <text:p text:style-name="P13"><text:span text:style-name="T37">Vehementes febres ignis instar nervos exsiccantes<text:line-break/>tendunt et, convellunt, proindeque perniciosas convulsiones<text:line-break/>efferunt. Nonnunquam vero vifcera quoque ipfa 'per ta-</text:span></text:p>
      <text:p text:style-name="P15"><text:span text:style-name="T37">lem affectum dolent, propter inflammationis ac siccitatis<text:line-break/>vehementiam, atque idcirco ipCe malum esse pronunciat,<text:line-break/>fed multo pejor erit, si vehementes dolores accesserint.<text:line-break/>Scimus autem etiam propter inflammationem aut erysipe-<text:line-break/>las aut fortem obstructionem aut abscessus lu visceribus<text:line-break/>dolores fieri. Sed de his nunc ipsi sermonem haberi ve-<text:line-break/>risimile non, esu Manifestissimum siquidem ipsis inest pe-<text:line-break/>riculum , non tamen necessario convulsioni adjungitur. Et<text:line-break/>quum Hippocrates in febribus dicit, morbos febriles in-<text:line-break/>telligere consuevit, quum febres ipfae sint morbi, non<text:line-break/>etiam partis alicujus aliquo dictorum affectuum laborantis<text:line-break/>symptomata.</text:span></text:p>
      <text:h text:style-name="P5" text:outline-level="2">LXVII.</text:h>
      <text:p text:style-name="P11"><text:span text:style-name="T37">Jn </text:span><text:span text:style-name="T51">febribus per sumnos, pavores aut convulsiones malum<text:line-break/>portendunt.</text:span></text:p>
      <text:p text:style-name="P14"><text:span text:style-name="T37">Ab ipso quoque antea pronunciatum est: qui siomnus<text:line-break/></text:span><text:span text:style-name="T51">aegrotantem laedit, eum este mortiferum; </text:span><text:span text:style-name="T51">qui </text:span><text:span text:style-name="T51">vero non<text:line-break/>laedit, letalem non este;</text:span><text:span text:style-name="T37"> ubi et pronunciati-exemplum<text:line-break/>adjiciens ita loquitur: </text:span><text:span text:style-name="T51">ubi</text:span><text:span text:style-name="T37"> delirium </text:span><text:span text:style-name="T51">sumnus sudat, bonum,<text:line-break/></text:span><text:span text:style-name="T37">tanquam somnus aliquis sit qui delirium non sedet, sed<text:line-break/>citet interdum et generet. Verum et nunc tamen non<text:line-break/>pavores, sed labores scribunt. Verum et ipsi saepe vidi-<text:line-break/>mus in perniciosis morbis et pavores et labores et con-<text:line-break/>vulsiones ex somno concitatos fuisse. Quod accidere vi-<text:line-break/>detur, quum in cerebrum noxius humor pervenerit per<text:line-break/>id temporis intro magis quam foras mota natura. Quin<text:line-break/>etiam quemadmodum a cibo in fomnum collapsis caput<text:line-break/>repletur,, sic plethoricis affectibus somni caput replentes<text:line-break/>cerebrum obruunt. Si itaque ea plenitudo magis ad atrae<text:line-break/>bilis naturam accedat, pavores invadunt; alloqui si talis<text:line-break/>non sit, labores fiunt et convulsiones. Et vero fomni</text:span></text:p>
      <text:p text:style-name="P15"><text:span text:style-name="T37">etiam ipsi, quantum in ea est materia quae in profundum<text:line-break/>et viscera ipsa per quietem confluit, semper laederent,<text:line-break/>nisi collectionis ratione majorem utilitatem afferrent, quam<text:line-break/>fit damnum illud quod motum ad. interiora consequitur.<text:line-break/>Nec solum in cerebro ipso acervati pravi humores talia<text:line-break/>invehunt symptomata, sed etiam in ipso ore ventriculi.<text:line-break/>Unde magis etiam per somnum exhalationes fiunt ipsis<text:line-break/>incoctis manentibus: nam coctiones somnos utiles afferunt.</text:span></text:p>
      <text:h text:style-name="P5" text:outline-level="2">LXV<text:span text:style-name="T88">I</text:span>II.</text:h>
      <text:p text:style-name="P11"><text:span text:style-name="T51">In febribus spiritus illidens malum, convulsionem enim<text:line-break/>portendit.</text:span></text:p>
      <text:p text:style-name="P13"><text:span text:style-name="T37">Spiritum hic ah ipsc dici quemadmodum et in pro-<text:line-break/>gnostico respirationem, exaudiendum est; qui quum illi-<text:line-break/>dat, hoc est in sui medio sistatur et interrumpatur, con-<text:line-break/>vulsionem significat. Etenim hoc fit musculis thoracem</text:span></text:p>
      <text:p text:style-name="P15"><text:span text:style-name="T37">moventibus, ac nervis jam convulsione affectis, qua fane<text:line-break/>aucta affectione et plures mertes occupante, tum aperta<text:line-break/>convulsio hominem prehendet. Quum vero geminus fit<text:line-break/>respirationis motus, alter quo spiritus intro fertur, infpi-<text:line-break/>ratio dicitur; alter quo foras fertur, contrariam appella-<text:line-break/>tionem sortitus, exspiratio nuncupatur. • Illidit autem<text:line-break/>spiritus ac interciditur nobis interdum inspirantibus, ut<text:line-break/>quum ipse dixit: </text:span><text:span text:style-name="T51">duplex intro revocatio,</text:span><text:span text:style-name="T37"> veluti fuperin-<text:line-break/>spiratio; interdum exspirantibus, ut quum dixit: et </text:span><text:span text:style-name="T51">spiri-<text:line-break/>tui illisus,</text:span><text:span text:style-name="T37"> quum foras effertur. In his igitur utriusque<text:line-break/>partis respirationis tantum meminit. At in proposito<text:line-break/>aphorismo de tota ipsa pronuncians, inquit: </text:span><text:span text:style-name="T51">spiritus ffen-<text:line-break/>dens,</text:span><text:span text:style-name="T37"> five intro scrasve, sive utroque feratur, id accidit.</text:span></text:p>
      <text:h text:style-name="P5" text:outline-level="2">LXIX.</text:h>
      <text:p text:style-name="P11"><text:span text:style-name="T51">Quibus febre non vacuis urinae crajsue, grumosue ac<text:line-break/>paucae sunt, ubi copia ex his succefstt, tenuis prodest ;</text:span></text:p>
      <text:p text:style-name="P15"><text:span text:style-name="T51">tales autem bis maxime prodeunt, quibus ab </text:span><text:span text:style-name="T51">initio </text:span><text:span text:style-name="T51">aut<text:line-break/>quam primum sedimentum surtiuntur.</text:span></text:p>
      <text:p text:style-name="P13"><text:span text:style-name="T37">Non simpliciter urinas crassas pronunclavit, sed etiam<text:line-break/>grnmosas addidit, duorum alterum indicans, aut crassitu-<text:line-break/>dinis quantitatem aut sedimenti inaequalitatem ac siivul-<text:line-break/>sionem , ita ut secundum quandam etiam circumscriptio-<text:line-break/>nem multae ipsarum concretiones tanquam grumi appa-<text:line-break/>reaut. Itaque nonnulli, ut Numisianus et Dionysius, non </text:span><text:span text:style-name="T37">'<text:line-break/></text:span><text:span text:style-name="T37">grumosas, </text:span><text:span text:style-name="T37">sed </text:span><text:span text:style-name="T37">coenosas scribunt: qui fi per id verbum<text:line-break/>simul foetorem quendam indicent, quiddam amplius quam<text:line-break/>alii interpretes explicant: si vero crassitudinis copiam,<text:line-break/>nihil quidquam quod non alii hoc ipso docent. Enim-<text:line-break/>vero tota Hippocratis oratio non de grave olentibus urinis<text:line-break/>esse videtur, fed de solis paucis ac crassis, ut ex anti-<text:line-break/>thesi seu oppositione fiet manifestum. Ubi ex his copia<text:line-break/>successit tenuis, juvat. Quare si hoc solum scriberetur:<text:line-break/>quibus urinae crassae, paucae, nihil orationi deesset.</text:span></text:p>
      <text:p text:style-name="P15"><text:span text:style-name="T37">Fiunt autem quibusdam febre vacuis tales urinae, natura<text:line-break/>per renes totius corporis supervacanea expurgante; fiunt<text:line-break/>etiam cum febribus, in quibus quispiam fortassis fufpice-<text:line-break/>tur ejusmodi urinarum in contrarium factam transmuta-<text:line-break/>tionem non esse bonam. Quandoquidem maximam par-<text:line-break/>tem in febribus ex urinis ab initio tenuibus fit in cras-<text:line-break/>siores conversio, morbo jam ad folutionem tendente. At-<text:line-break/>qui propterea mihi hic aphorismus ab eo fcriptus esse<text:line-break/>maxime videtur, quod raro accidit edocente. Contingit<text:line-break/>enim interdum aut per morbi initia aut non multo post<text:line-break/>principium urinas crassas redditas propter materiae gravi-<text:line-break/>tatem sedimentum habere. His igitur in urinis sedimen-<text:line-break/>tum bonum signum non est, quemadmodum in ceteris<text:line-break/>quae quum ab initio tenues existant, totius morbi coctio-<text:line-break/>nis ratione Iedimentum consequuntur. Porro merito<text:line-break/>crassae urinae multitudine paucae sunt, ut quae vix renes<text:line-break/>permeent. Postquam igitur simul tum major ejusmodi<text:line-break/>cacochyrniae pars vacuata fuerit, tum simul residuum cou-</text:span></text:p>
      <text:p text:style-name="P15"><text:span text:style-name="T37">coctum evaserit, tunc multo prioribus tenuiores excer-<text:line-break/>nuntur. Praestiterit namque sic appellare non tenues ab-<text:line-break/>solute, quemadmodum dixit Hippocrates. Nam quae fe-<text:line-break/>cundum naturam sunt, non absolute tenues existunt, ut<text:line-break/>neque crassae, sed inter utrumque excessum mediae et<text:line-break/>commoderatae sunt; et aquosis quidem crassiores sunt at-<text:line-break/>que dicuntur, tenuiores vero grumosis. Multae autem<text:line-break/>ratione excernuntur, quia prius retentae fuere, quo tern-<text:line-break/>pore prae crassitie vix percolabantur.</text:span></text:p>
      <text:h text:style-name="P5" text:outline-level="2">LXX.</text:h>
      <text:p text:style-name="P11"><text:span text:style-name="T51">Quibus per subres urinae perturbatae sunt, quales jumen-<text:line-break/>torum , iis capitis dolores adsunt aut aderant.</text:span></text:p>
      <text:p text:style-name="P13"><text:span text:style-name="T37">Hunc aphorisrnum nonnulli superiori tanquam ejus<text:line-break/>partem connectunt ita scribentes: </text:span><text:span text:style-name="T51">Quibus vero urinae tur-<text:line-break/>batae sunt, siisce recentes capitis dolares.</text:span><text:span text:style-name="T37"> Ac volunt qui-<text:line-break/>dam vocem </text:span><text:span text:style-name="T51">turbatae</text:span><text:span text:style-name="T37"> praedictis tenuibus contrarias pro-</text:span></text:p>
      <text:p text:style-name="P15"><text:span text:style-name="T37">dere; quidam vero crassis et grnmosis; quidam etiam ipsas<text:line-break/>perturbatas, tenues explicant. Atqui tenues urinas dolo-<text:line-break/>ris capitis indices esse falsum esu Interdum enim capitis<text:line-break/>dolores, praecedere videntur, interdum simul cum per-<text:line-break/></text:span><text:span text:style-name="T37">turbatis </text:span><text:span text:style-name="T37">urinis adesse. Quales autem hae sint his verbis</text:span><text:span text:style-name="T58">-<text:line-break/></text:span><text:span text:style-name="T37">manifesto declaravit.: </text:span><text:span text:style-name="T51">quales jumentorum.</text:span><text:span text:style-name="T37"> Tales vero fiunt<text:line-break/></text:span><text:span text:style-name="T37">calore </text:span><text:span text:style-name="T37">materiam crassam ac densam agitante ac versante.<text:line-break/>Hae siquidem materiae maxinur ab externo etiam </text:span><text:span text:style-name="T37">calore,<text:line-break/></text:span><text:span text:style-name="T37">sicuti bitumen</text:span><text:span text:style-name="T37">, </text:span><text:span text:style-name="T37">pix et resina flatulentum spiritum conci-<text:line-break/></text:span><text:span text:style-name="T37">pere </text:span><text:span text:style-name="T37">ac edere videntur. Nonnullae igitur urinae </text:span><text:span text:style-name="T37">pertur-<text:line-break/>batae </text:span><text:span text:style-name="T37">diutissime manent, nonnullae cito </text:span><text:span text:style-name="T37">sedimentum craf-<text:line-break/>fum consequuntur </text:span><text:span text:style-name="T37">an tardam morbi solutionem fore </text:span><text:span text:style-name="T37">signi-<text:line-break/>ficant. </text:span><text:span text:style-name="T37">Quae ceterae non resident </text:span><text:span text:style-name="T37">viribus constantibus,<text:line-break/></text:span><text:span text:style-name="T37">longum fore morbum, prostratis vero aegrum </text:span><text:span text:style-name="T37">interiturum<text:line-break/>praenunciant. </text:span><text:span text:style-name="T37">Haec obiter quod utilia </text:span><text:span text:style-name="T37">sint </text:span><text:span text:style-name="T51">a</text:span><text:span text:style-name="T37"> nobis </text:span><text:span text:style-name="T37">expli-<text:line-break/>cata sunt. </text:span><text:span text:style-name="T37">Quae vero ad ipsum aphorifmum </text:span><text:span text:style-name="T37">explicandum<text:line-break/>etlamnum </text:span><text:span text:style-name="T37">dicenda restant, </text:span><text:span text:style-name="T37">sunt </text:span><text:span text:style-name="T37">hujusmodi: urinis </text:span><text:span text:style-name="T51">pertur-<text:line-break/>batis capitis </text:span><text:span text:style-name="T51">dolores necesuario adsunt aut aderuntj</text:span><text:span text:style-name="T37"> </text:span><text:span text:style-name="T37">ut</text:span></text:p>
      <text:p text:style-name="P15"><text:span text:style-name="T37">pronunciat Hippocrates, quoniam flatulentus spiritus una<text:line-break/>cum calore prompte in caput attollitur. Non tamen si<text:line-break/>cui caput doluit aut , dolet, huic omnino tales urinae<text:line-break/>sunt. Cephalalgiae siquidem fiunt etiam propter calorem<text:line-break/>solum; interdum vero propter flavam bilem quae in </text:span><text:span text:style-name="T37">ca-<text:line-break/></text:span><text:span text:style-name="T37">pite aut, ventriculo continetur vel ob humorum caput ag-<text:line-break/>gravantium copiam vel localem aliquam obstructionem vel<text:line-break/>spiritu flatulento ea ipfa in parte generationem sortito,<text:line-break/>ex quibus nulla talem urinam necessario affert</text:span></text:p>
      <text:h text:style-name="P5" text:outline-level="2">LXX<text:span text:style-name="T88">I</text:span>.</text:h>
      <text:p text:style-name="P11"><text:span text:style-name="T51">Quibus die septimo contingit crisis, iis urina rubram habet<text:line-break/>die quarto nubeculam, ac pro ratione cetera.</text:span></text:p>
      <text:p text:style-name="P13"><text:span text:style-name="T37">Quemadmodum in mullis aliis se ipfos artis Hippo-<text:line-break/>cratis imperitos ostenderunt eorum plurimi qui hunc<text:line-break/>aphorismorum librum explicarunt,'sic et in hoc aphorismo.</text:span></text:p>
      <text:p text:style-name="P15"><text:span text:style-name="T37">Existimant, enim haec aphorismo addita , ac pro </text:span><text:span text:style-name="T51">ratione<text:line-break/>cetera,</text:span><text:span text:style-name="T37"> significari quaecunque ad somnos spectant et vigi</text:span><text:span text:style-name="T58">-<text:line-break/></text:span><text:span text:style-name="T37">lias aut respirationem aut decubitum aut surrectionem<text:line-break/>aut si quid aliud ejusmodi in prognostico scripsit, ut' si<text:line-break/>lmec omnia recte fieri videantur, die septimo suturam<text:line-break/>judicationem speremus. Qua in re maxima praenotionum<text:line-break/>capita ignorare videntur. Vigilant enim plerumque-, ja-<text:line-break/>ctantur ac vehementius febricitant aegri, quanto propius<text:line-break/>ad crisin accesserint. Ex ipsis autem multi judicationi<text:line-break/>proximi difficulter fpirant Minime vero praesens </text:span><text:span text:style-name="T37">ex </text:span><text:span text:style-name="T37">uri-<text:line-break/>nis signum, etiam citra isthaec commemorata symptomata,<text:line-break/>ad, certiorem suturae judicationis spem et conjecturam<text:line-break/>signis apparentibus in urinis indiget; sed sunt'multa alia,<text:line-break/>quae frequentius in urina quam istuc speclantur. Quae<text:line-break/>ignorare mihi prorsus videntur ii qui Hippocratis scripta,<text:line-break/>priusquam ipsius artem universam perdidicerint, audent<text:line-break/>exponere. Nam quum quartus dies sit index, quemad-<text:line-break/>modum ipse docuit, et qualis futurus sit septimus prae-</text:span></text:p>
      <text:p text:style-name="P14"><text:span text:style-name="T37">nunciet, quodcunque in ipio primum effatu dignum co-<text:line-break/>ctionis signum apparet, futuram septimo die judicationem<text:line-break/>significat. Verum et alba multo magis enaeorema </text:span><text:span text:style-name="T51">subli-<text:line-break/>mamentum</text:span><text:span text:style-name="T37"> album, aequale atque constans. Quodsi eeleri-<text:line-break/>ter admodum morbus moveatur et coloris, et corporis uri-<text:line-break/></text:span><text:span text:style-name="T37">' </text:span><text:span text:style-name="T37">nae seu cUnsistentiae mutatio fit, idonea sunt futurae ju-<text:line-break/>dicationis signa. Tenuis itaque urina si mediocriter crassa<text:line-break/>efficiatur, sique alba vel pallida fiat,,in tali morbo judi-<text:line-break/>cationem praenunciat. Unius itaque'signi nominatim Hip-<text:line-break/>pocrates meminit; rubrae nimirum nubeculae. Dignum<text:line-break/>autem existimat, ut tum' hoc, tum alia ex ratione lutel-<text:line-break/>ligamus, quaecunque, futuras crises ostendunt. , Haec.au-<text:line-break/>tem funt, quae diebus, indicibus ab ipso; vocatis et fpe-<text:line-break/>ctabilibus vel in urinis vel dejectionibus vel sputis super-<text:line-break/>veniunt: semper enim hujusmodi omnia crifes praenunciant,<text:line-break/>non tamen semper bonas. Solis enim coctionis signis<text:line-break/>diebus spectabilibus apparentibus bonae- crises futurae</text:span></text:p>
      <text:p text:style-name="P15"><text:span text:style-name="T37">denunciantur. Ergo talis est textus aphorismi sensus. At<text:line-break/>rubrae nubeculae tanquam signi perrari meminit. Albae<text:line-break/>enim frequentissime apparent suntque evidentiora coctionis<text:line-break/>signa. Rubrae vero raro fiunt et nisi nunc ipsas pronun-<text:line-break/>niasset Hippocrates diebus indicibus spectatas futuram- cri-<text:line-break/>sin denunciare ; nemo fortassis talem .ipsis vim, inesse cre-<text:line-break/>deret. Siquidem rubrum colorem salutarem quidem esse<text:line-break/>profert, sed diuturniorem morbum portendere. Nam in<text:line-break/>prognostico ad verbum ita scribit: si </text:span><text:span text:style-name="T51">vero </text:span><text:span text:style-name="T51">urina </text:span><text:span text:style-name="T51">subrubra<text:line-break/>et sedimentum subrubrum ac laeve suerithaec priore qui-<text:line-break/>dem multo diuturniorem, sed admodum salutarem</text:span><text:span text:style-name="T37"> signisi-<text:line-break/>eat. Utrum igitur quarto die talis conspecta nubecula<text:line-break/>futuram crisin septimo significatura sit, in alio vero quo-<text:line-break/>dam indice non significatura, id accurate perpendendum<text:line-break/>est, quod in ipsis artis operibus observari debet. Nam<text:line-break/>quod ad rationes attinet, sunt in utramque partem ac<text:line-break/>magis in alteram, quod non praenunciabit, nisi morbus</text:span></text:p>
      <text:p text:style-name="P15"><text:span text:style-name="T37">celeriter admodum moveatur. Nam si quod quarto die<text:line-break/>designatum, tantumdem temporis, hoc est </text:span><text:span text:style-name="T51">tres insuper ac-<text:line-break/>cipiat,</text:span><text:span text:style-name="T37"> potest futuram crisin prodere; undecimo vero, si<text:line-break/>appareat, non tribus solum diebus, fed etiam pluribus in-<text:line-break/>digere saepe videtur. Verissimum siquidem est, talem die-<text:line-break/>rum indigentiam aliquid suffragari solutionibus. Ego certe<text:line-break/>raro ejusmodi signum aliis diebus spectavi quam quarto.<text:line-break/>Cui igitur septimo apparuerint, is quarto decimo fuit ju-<text:line-break/>dicatus , cui vero quarto decimo, is vicesimo. Apparuit<text:line-break/>et cuidam alteri undecimo, qui decimo septimo judicatus<text:line-break/>esu Cuidam rursum alteri eodem undecimo apparuit, qui<text:line-break/>vicesimo die fuit judicatus.-</text:span></text:p>
      <text:h text:style-name="P5" text:outline-level="2">LXXll.</text:h>
      <text:p text:style-name="P11"><text:span text:style-name="T51">Quibus urinae pellucidae, albae, malae; maxime vero in<text:line-break/>phreniticis apparent.</text:span></text:p>
      <text:p text:style-name="P13"><text:span text:style-name="T37">Tales urinae extremae cruditatis signa funt, quare et<text:line-break/>morbos diuturnos significant. Quaedam vero ex ipsis de-</text:span></text:p>
      <text:p text:style-name="P15"><text:span text:style-name="T37">jectis prius per’ morbum et prostratis viribus sunt perni-<text:line-break/>ciosae, ut in phrenitide. Nullum siquidem vidi, in quo<text:line-break/>talis apparuisset urina, phreniticum salvum evasisse. Me-<text:line-break/>lius enim est, quemadmodum totus morbus biliosus est,<text:line-break/>sic et urinas biliosas apparere. Aquosae vero urinae,<text:line-break/>ejusmodi namque sunt pellucidae albae, maximam crudi-<text:line-break/>tatem significant et praeterea totum flavae bilis impetum<text:line-break/>sursum in caput factum esse denunciant. Quibusdam enim<text:line-break/>urinae funt perspicuae, non etiam albae, compage qui-<text:line-break/>dem tenues, colore vero biliosae. Quae vero'limpidae<text:line-break/>simul et albae exissent, prorfus aquosae sunt. Si igitur<text:line-break/>simpliciter scriptum sit maxime vero in phreniticis malae,<text:line-break/>manifesta est aphorifmi sententia. Si vero ut in aliis ha-<text:line-break/>betur exemplaribus, ad finem orationis adjiciatur verbum<text:line-break/></text:span><text:span text:style-name="T51">apparent,</text:span><text:span text:style-name="T37"> sensus erit talis: </text:span><text:span text:style-name="T51">aquosae urinae malae sunt,<text:line-break/>maxime vero tales apparent in phreniticis qui perniciose<text:line-break/>su habent.</text:span><text:span text:style-name="T37"> Neque enim in omnibus, quemadmodum non-<text:line-break/>nulli hujus libri interpretes intellexerunt, ignari prorsus</text:span></text:p>
      <text:p text:style-name="P15"><text:span text:style-name="T37">eorum quae in aegrotis apparent. In quibusdam autem<text:line-break/>exemplaribus ita finis aphorismi' scriptus - est, praecipue<text:line-break/>vero in phreniticis apparent, et idem est intellectus qui<text:line-break/>fecundae lectionis superius </text:span><text:span text:style-name="T51">a</text:span><text:span text:style-name="T37"> nobis explicatae.</text:span></text:p>
      <text:h text:style-name="P5" text:outline-level="2">LXX<text:span text:style-name="T88">II</text:span>I.</text:h>
      <text:p text:style-name="P11"><text:span text:style-name="T51">Quibus sublata hypochondria murmurant, succedente lum-<text:line-break/>borum dolore, iis alvi humectantur, nist status deorsum<text:line-break/>erumpant aut urinarum copia prodeat. Haec autem<text:line-break/>in </text:span><text:span text:style-name="T51">febribus.</text:span></text:p>
      <text:p text:style-name="P13"><text:span text:style-name="T37">Quum multis de causis hypochondria tollantur, hoc<text:line-break/>est majorem iu tumorem adducantur, ex his una spiritus<text:line-break/>est flatulentus , de qua nunc disserit, bifariam fieri- solita;<text:line-break/>interdum propter affectum aliquem inveteratum et solutu<text:line-break/>difficilem partium ad ventrem attinentium; interdum, vero,<text:line-break/>ob recentem aliquam occasionem. Has autem affectiones<text:line-break/>nunc distinguit Hippocrates, nam prima affectio sine</text:span></text:p>
      <text:p text:style-name="P15"><text:span text:style-name="T37">murmure fit. Tensa namque , atque inflata utris instar<text:line-break/>reddit hypochondria ; .altera fit cum murmure. Sic autem<text:line-break/>vocatur strepitus spiritu editus,-quum neque magnus, ne-<text:line-break/>que multus existit et cum quadam mediocri humiditate<text:line-break/>deorsum movetur. Accidit igitur tali murmure ad lum-<text:line-break/>bos descendente, mna . cum ipsu tumorem ex hypochon—<text:line-break/>driis devehi; unde partibus hic positis'ab eodem distentis<text:line-break/>dolorem excitari contingit; deinde hoc pacto humore </text:span><text:span text:style-name="T37">ad<text:line-break/></text:span><text:span text:style-name="T37">distributionem concitato, scius spiritus, nonnunquam etiam<text:line-break/>una cum humore per alvum emittitur. Quin etiam di-<text:line-break/>stributus humor fere, per urinas excernitur. Proditis ergo<text:line-break/>decenter signis, ait alvum erumpi; nisi seorsum humorem<text:line-break/>quidem distribui, seorfum veto spiritum in intestinis de-<text:line-break/>tentum per sedem excerni contingat. Contingit vero in-<text:line-break/>terdum utrumque et spiritum et humorem ad distributio-</text:span><text:span text:style-name="T58">1<text:line-break/></text:span><text:span text:style-name="T37">nem concitatum in vesicam facile permeare. Quod autem<text:line-break/>ad finem aphorismi scriptum est i haec </text:span><text:span text:style-name="T51">autem in febribus.</text:span></text:p>
      <text:p text:style-name="P15"><text:span text:style-name="T37">tale quiddam mihi significare videtur. A febribus vexari<text:line-break/>veteres eos dicebant, qui absque aliqua inflammatione aut<text:line-break/>abscessu aut dolore aut erysipelate aut, nt simpliciter di-<text:line-break/>xerim , absque aliqua parte praecipue affecta aegrotabant.<text:line-break/>Quod si vel propter lateris vel pulmonis aut ejusmodi<text:line-break/>alterius cujusdam partis inflammationem febricitarent, non<text:line-break/>febricitantes ipfos nominabant, neque febribus vexari di-<text:line-break/>cebant, scd pleuriticos aut peripneurnonicos aut hepaticos<text:line-break/>aut splenicos, aliisve similibus nominibus appellabant./<text:line-break/>Nunc itaque mihi videtur Hippocrates ex duobus aiterum<text:line-break/>'velle significare vel quod quae dixit ea febribus accidant,<text:line-break/>in quibus nulla pars est affecta veI quod illis etiam mor-<text:line-break/>bis, qui ob male affectam aliquam partem fiunt accidant;<text:line-break/>non tamen ipsis alvus profluat vel flatus aut urinae pro-<text:line-break/>deant, - Neque enim aliquo naturali motu partium flatu-<text:line-break/>lentum spiritum depellentium murmur in illis fieri con-<text:line-break/>tingit, fed tanquam symptomata dumtaxat est affectus<text:line-break/>partem aliquam male habentis.</text:span></text:p>
      <text:h text:style-name="P6" text:outline-level="2">LXX<text:span text:style-name="T88">I</text:span>V.</text:h>
      <text:p text:style-name="P11"><text:span text:style-name="T51">Quibus spes est ad articulos absuejsum fore, eos abfcejsu<text:line-break/>liberat urina copiosu et crajsa et alba reddita, qualis<text:line-break/>in febribus laboriosis quarto die quibusdam steri inci-<text:line-break/>pit. </text:span><text:span text:style-name="T51">Quod </text:span><text:span text:style-name="T51">st </text:span><text:span text:style-name="T51">ex </text:span><text:span text:style-name="T51">naribus sunguis prostuxerit, </text:span><text:span text:style-name="T51">tum </text:span><text:span text:style-name="T51">brevi<text:line-break/>admodum solvitur.</text:span></text:p>
      <text:p text:style-name="P13"><text:span text:style-name="T37">Abscessus ad articulos procreari etiam a me prius<text:line-break/>dictum est .tum in iis quibus articuli prius laboraverint,<text:line-break/>tum quibus quoquomodo per morbum ipsi lassitudinem<text:line-break/>subierint et iu iis praeterea, quibuscunque morbus pro-<text:line-break/>pter crassorum siumorum copiam diuturnus perseveret, sii<text:line-break/>itaque natura voluerit corpus per urinam expurgare, ae-s<text:line-break/>grurn abfcessu liberabit, quum humorem ad articulos de-<text:line-break/>cubiturum per vesicam evacuet. At satis habuit Hippo-<text:line-break/>crates febrium laboriosarum tanquam exempli gratia me-<text:line-break/>minisse , quae die indice motionis initium </text:span><text:span text:style-name="T37">ad </text:span><text:span text:style-name="T37">urinas fu-</text:span></text:p>
      <text:p text:style-name="P15"><text:span text:style-name="T37">munt. Hisce namque laboriosis febribus hoc inest ut<text:line-break/>abscessus faciant non exspectato, quod ceterae febres<text:line-break/>faciunt, longiore tempore. Iisdem ipsis fecundum aures<text:line-break/>etiam fieri abscessus consuevere, quemadmodum aliis chro-<text:line-break/>nicis et diuturnis febribus lu partes inferiores humorum<text:line-break/>redundantia magis decumbit. Quibus igitur major calor<text:line-break/>in altum materiam sustulerit, ipsis val profluit e naribus<text:line-break/>sanguis aut parotides oboriuntur. Quod autem ejusmodi<text:line-break/>febris solutio celerius fiat quam quae per urinas oratione<text:line-break/>non indiget. Quare post eam addidit Hippocrates: </text:span><text:span text:style-name="T51">brevi<text:line-break/>admodum solvitur;</text:span><text:span text:style-name="T37"> quum altera quae per urinas sit </text:span><text:span text:style-name="T51">va-<text:line-break/>cuatio,</text:span><text:span text:style-name="T37"> plures ad solutionem dies requirat. Quod autem<text:line-break/>ab ipfo quarto die pronunciatur, exempli vice scriptum<text:line-break/>esu Tibi autem ad alios etiam dies omnes indices et<text:line-break/>critici transferendi sunt.</text:span></text:p>
      <text:h text:style-name="P5" text:outline-level="2">LXXV.</text:h>
      <text:p text:style-name="P11"><text:span text:style-name="T51">Si quis sanguinem aut pus mejat, renum aut vestoae ul-<text:line-break/>cerationem stgnistcut.</text:span></text:p>
      <text:p text:style-name="P14"><text:span text:style-name="T37">Sive in vesica sive in renibus sit ulcus, si simul<text:line-break/>quidem cum vasis alicujus majusculi ruptione, maxirneque<text:line-break/>erosione inciderit, sanguinis subfiequitur excretio; si </text:span><text:span text:style-name="T51">vero<text:line-break/></text:span><text:span text:style-name="T37">ista abluerint, solum pus excerni solet. Sed fieri etiam<text:line-break/>potest ut in aliquo meatuum urinariorum facto ulcere tum<text:line-break/>pus excernatur tum sanguis. Hi vero quia renes et ve-<text:line-break/>sicam interjacent, una cum illis intelligendi veniunt.<text:line-break/>Ureteres autem iis plerumque exulcerantur quum a quo—<text:line-break/>dam lapide acuto aut impenie scabro ipsis intercepto ex-<text:line-break/>oriantur. Enimvero </text:span><text:span text:style-name="T51">in ipso pene fi</text:span><text:span text:style-name="T37"> ulcera consistant,<text:line-break/>etiam fine urinis tum pus tum sanguis excernitur. In<text:line-break/>aliqua vero superiorum regionum etiam interdum simul<text:line-break/>cum urinis, rupto abscessu, pus egreditur. Unde non-<text:line-break/>nulli interpretes iique plures alteram lectionem magis pro-<text:line-break/>barunt, quae cum copulandi particula </text:span><text:span text:style-name="T51">et</text:span><text:span text:style-name="T37"> in hunc modum<text:line-break/>legitur:' </text:span><text:span text:style-name="T51">st quis [anguinam </text:span><text:span text:style-name="T51">et pas </text:span><text:span text:style-name="T51">mejat, renum et vesicae<text:line-break/>exulcerationem stgnistcat.</text:span><text:span text:style-name="T37"> </text:span><text:span text:style-name="T37">Quod </text:span><text:span text:style-name="T37">si horum alterum pus<text:line-break/>fcilicet folurn mejatur, non </text:span><text:span text:style-name="T37">modo </text:span><text:span text:style-name="T37">renum aut </text:span><text:span text:style-name="T37">vesicae </text:span><text:span text:style-name="T37">exui-</text:span></text:p>
      <text:p text:style-name="P15"><text:span text:style-name="T37">ceratorum, scd superiorum etiam partium alicujus signum<text:line-break/>esse possit. Hi sane fortassis aliquid dicunt, fortassis etiam<text:line-break/>verbum </text:span><text:span text:style-name="T51">mejat</text:span><text:span text:style-name="T37"> aliud quiddam significat, quam minxerit, at-<text:line-break/>que in se distinctionem continet. Non enim idem est<text:line-break/>vel ita dicere: si quis sanguinem aut pus mejat; aut illo<text:line-break/>modo:' si quis sanguinem et pus minxerit. Uno namque<text:line-break/>aut duobus aut tribus diebus potuit minxisse pus rupto<text:line-break/>abscessu et in mictionis instrumenta effusa. Multis autem<text:line-break/>diebus ac mensibus, ubi hoc factum suerit, renum aut<text:line-break/>vesicae exulceratio significatur. Utrum autem ipsorum<text:line-break/>magis sit, tum dolor in discrepantibus locis factus , tum<text:line-break/>ea quae cum urinis excernuntur distinguunt, de quibus<text:line-break/>deinceps loquetur. Jam vero et de ureteribus eadem est<text:line-break/>ratio.</text:span></text:p>
      <text:h text:style-name="P5" text:outline-level="2">LXXVI.</text:h>
      <text:p text:style-name="P11"><text:span text:style-name="T51">Quibus cum urina crastsu</text:span><text:span text:style-name="T37"> extles </text:span><text:span text:style-name="T51">carunculae aut veluti ca-<text:line-break/>pilli</text:span><text:span text:style-name="T37"> simul </text:span><text:span text:style-name="T51">exeunt, ii a renibus excernuntur.</text:span></text:p>
      <text:p text:style-name="P14"><text:span text:style-name="T37">Exiles quidem carunculae certa renum </text:span><text:span text:style-name="T37">Substantiae<text:line-break/></text:span><text:span text:style-name="T37">sunt indicia; </text:span><text:span text:style-name="T37">illa </text:span><text:span text:style-name="T37">vero veluti capilli nullo tnodo renum.<text:line-break/>Neque enim </text:span><text:span text:style-name="T37">fieri </text:span><text:span text:style-name="T37">potest ut in , talem substantiae formam<text:line-break/>ren dissolvatur; </text:span><text:span text:style-name="T37">et qui </text:span><text:span text:style-name="T37">hoc asseverant, </text:span><text:span text:style-name="T37">renum </text:span><text:span text:style-name="T37">naturam<text:line-break/>ignorant. Sed </text:span><text:span text:style-name="T37">neque </text:span><text:span text:style-name="T37">retexta vesica aut exesa </text:span><text:span text:style-name="T37">talia </text:span><text:span text:style-name="T37">me-<text:line-break/>juntur , </text:span><text:span text:style-name="T37">ut </text:span><text:span text:style-name="T37">quibusdam visum est. Sunt enim hujus parti-<text:line-break/>culae </text:span><text:span text:style-name="T37">bracteis similiores, quemadmodum </text:span><text:span text:style-name="T37">et Hippocrates<text:line-break/>paulo post </text:span><text:span text:style-name="T37">eas squamulas appellat.. Verum rei veritas </text:span><text:span text:style-name="T37">ita<text:line-break/>se habet</text:span><text:span text:style-name="T37">, </text:span><text:span text:style-name="T37">quod nobis sorte quadam </text:span><text:span text:style-name="T37">saepius vidisse conti-<text:line-break/></text:span><text:span text:style-name="T37">git; alii quoque nonnulli </text:span><text:span text:style-name="T37">medici </text:span><text:span text:style-name="T37">experientissimi </text:span><text:span text:style-name="T37">saepe se<text:line-break/></text:span><text:span text:style-name="T37">tales </text:span><text:span text:style-name="T37">urinas vidisse </text:span><text:span text:style-name="T37">dicunt. Quam affectionem </text:span><text:span text:style-name="T37">medicj </text:span><text:span text:style-name="T37">re-<text:line-break/>centiores pili </text:span><text:span text:style-name="T37">mictionem vocitant, quod villis praesertim<text:line-break/></text:span><text:span text:style-name="T37">albis ea </text:span><text:span text:style-name="T37">quae </text:span><text:span text:style-name="T37">per </text:span><text:span text:style-name="T37">urinas feruntur similia appareant. </text:span><text:span text:style-name="T37">Sed<text:line-break/>nuper etiam </text:span><text:span text:style-name="T37">quidam </text:span><text:span text:style-name="T37">ejusmodi corpora </text:span><text:span text:style-name="T37">tam longa </text:span><text:span text:style-name="T37">mejebant,<text:line-break/>ut incredibili </text:span><text:span text:style-name="T37">longitudine </text:span><text:span text:style-name="T37">viderentur: </text:span><text:span text:style-name="T37">quaedam enim </text:span><text:span text:style-name="T37">ex<text:line-break/>ipsis </text:span><text:span text:style-name="T37">ad dimidium cubitum extendebantur. Is toto </text:span><text:span text:style-name="T37">fere<text:line-break/>anno praegresso frequentissime legumina, fresa fabamque<text:line-break/>potissimum et </text:span><text:span text:style-name="T37">cascum tenerum et siccum </text:span><text:span text:style-name="T37">comederat. Et</text:span></text:p>
      <text:p text:style-name="P15"><text:span text:style-name="T37">ceterae denique omnes quibus talia mejere contigit, pachy-<text:line-break/>chymis et crassis eduliis vescebantur. Tali, igitur humore<text:line-break/>in renibus quodammodo torrefacto capillis similia corpora<text:line-break/>generantur. Quin etiam curatio causae considerationem<text:line-break/>testatur: nam qui ita aegrotarent, medicamentorum atte-,<text:line-break/>nuantium et incidentium </text:span><text:span text:style-name="T51">vi</text:span><text:span text:style-name="T37"> simul cum reliqua victus ra-<text:line-break/>tione humectante curati sunt. Quod si tanti fuisset renum<text:line-break/>aut vesicae exulceratio, ut eorum substantia dissolveretur,<text:line-break/>non modo nihil ejusmodi medicamentis eorum adjuti, ve-<text:line-break/>rum etiam supra modum irritati fuissent. Quare quem-<text:line-break/>admodum in aliis, sic et in his admiratione dignus est<text:line-break/>Hippocrates, quod ea invenerit quae medicis compluribus<text:line-break/>ad hunc usque diem prorsus ignorata fuerint. Quin etiam<text:line-break/>orationis integritas admirationem habet talia excerni di-<text:line-break/>centis! . non enim quemadmodum in superiori aphorifmo<text:line-break/>renum incusat' exulcerationem, ita et nunc pronunciavit,<text:line-break/>sed simpliciter ex renibus excerni affirmat, quemadmodum<text:line-break/>si aliquo calculum mejente </text:span><text:span text:style-name="T37">a renibus </text:span><text:span text:style-name="T37">ipsum delatum esse</text:span></text:p>
      <text:p text:style-name="P15"><text:span text:style-name="T37">dixerimus. Non quod eorum sit substantiae particula, scd<text:line-break/>quod in ipsis fuam compagem fit fortitus. </text:span><text:span text:style-name="T37">Exiguae </text:span><text:span text:style-name="T37">itaque<text:line-break/>carunculae exulceraturum omnino renum substantiae par-<text:line-break/>tes existunt. Quae vero sunt pilis similia, in renibus<text:line-break/>quidem suam compagem accipiunt. Ut et. </text:span><text:span text:style-name="T37">lapides, </text:span><text:span text:style-name="T37">sed eo-<text:line-break/>turn substantiae partes non sunt. Male ergo </text:span><text:span text:style-name="T37">iu </text:span><text:span text:style-name="T37">omnibus<text:line-break/>exemplaribus hic aphorismus sine disjungendi particula aut<text:line-break/>legitur i </text:span><text:span text:style-name="T51">exiles carunculae veluti pili.</text:span><text:span text:style-name="T37"> Nequaquam enim<text:line-break/>exiguae carunculae pilis sunt similes. </text:span><text:span text:style-name="T51">Verum inter exi-<text:line-break/>guae et veluti,</text:span><text:span text:style-name="T37"> media distinctio </text:span><text:span text:style-name="T51">aut</text:span><text:span text:style-name="T37"> collocanda est, quia<text:line-break/>duarum rerum, non unius hoc aphorismo Hippocrates<text:line-break/>mentionem faciat i quarum una est exiguae carunculae,<text:line-break/>altera veluti . pili. Atque in iis quidem </text:span><text:span text:style-name="T37">quae </text:span><text:span text:style-name="T37">pilis sunt<text:line-break/>simillima, semper crassa urina spectatur, </text:span><text:span text:style-name="T37">ut </text:span><text:span text:style-name="T37">pituitosam<text:line-break/>substantiam quam venae cumularent, natura per renes ex-<text:line-break/>purgante: iu carunculis non est necessarium. Nunquam<text:line-break/>tamen talem renum affectionem spectavi, sed veluti ca-<text:line-break/>runculas saepius ih illis febribus, in quibus etiam sedi-</text:span></text:p>
      <text:p text:style-name="P14"><text:span text:style-name="T37">menta ervosa vocata fieri cernimus ex crasso sanguine in<text:line-break/>renibus aut inalecore assato et torrefacto. Non tamen<text:line-break/>perfectas carunculas unquam cum tenni urina exire, vidi.<text:line-break/>Potuit itaque, mea quidem lententis, crassa urina ab ipso<text:line-break/>dici quae co.mmoderata et secundum naturam esu Agno-<text:line-break/>• scimus proprie quidem secundum excessus: oppositlones ita<text:line-break/></text:span><text:span text:style-name="T69">o</text:span><text:span text:style-name="T37">dici; per abusionem autem et medium et commoderatum<text:line-break/>utrisque extremorum tribui- nominibus, quunti ad fumme<text:line-break/>quidem crassum tenue, ad summe vero tenue crassum no-<text:line-break/>minetur. Quod si'ita accipiantur, ejusmodi erit oratio:<text:line-break/>quibus in urina non tenui una exeunt supra commemo-<text:line-break/>rata , renum est pathema; si vero sit tenuis, totum veno-<text:line-break/>sum genus patitur. Eandem etiam mihi sequenti apho-<text:line-break/>rismo sententiam indicere videtur.</text:span></text:p>
      <text:h text:style-name="P4" text:outline-level="2">LXXVII.</text:h>
      <text:p text:style-name="P13"><text:span text:style-name="T51">Quibus cum urina crdstsu sursurosu quaedam stmul mictu<text:line-break/></text:span><text:span text:style-name="T37">.</text:span><text:span text:style-name="T58">!</text:span><text:span text:style-name="T37">b </text:span><text:span text:style-name="T51">exeunt, hifuiestdAscdliie </text:span><text:span text:style-name="T36">l</text:span><text:span text:style-name="T51">aborat.</text:span></text:p>
      <text:p text:style-name="P13"><text:span text:style-name="T37">Si tenuis quidem urina fuerit, non secundum natu-<text:line-break/>•ram venae se habent; si </text:span><text:span text:style-name="T51">vero</text:span><text:span text:style-name="T37"> norntenuis, fed mediocriter<text:line-break/>conflens et compaeta suerit, quo' significato crassam nunc<text:line-break/>non accipere oportet, tum ea quae simul eum tali urina'<text:line-break/>excernuntur,' in renibus aut vesica affectionem esse indi-<text:line-break/>cabunt. -Quum enim ex venis urina veniat et a renibus<text:line-break/>prolectetur et per eos percoletur, </text:span><text:span text:style-name="T51">per uteres in vestcarn<text:line-break/>transmittatur</text:span><text:span text:style-name="T37"> atque </text:span><text:span text:style-name="T51">in</text:span><text:span text:style-name="T37"> vesica colligatur, quidquid in ipsa<text:line-break/>praeter naturam apparuerit aut venas aut renes aut </text:span><text:span text:style-name="T51">ure-<text:line-break/>teres aut</text:span><text:span text:style-name="T37"> vesicam male habere significabit. Quomodo nunc-<text:line-break/>furfurosa ista affectam </text:span><text:span text:style-name="T37">scabie </text:span><text:span text:style-name="T37">vesicam portendunt, quum<text:line-break/>venae nullum affectum patiuntur. Ex ipsis enim inter-<text:line-break/>dum etiam ejusmodi surfurosa deferuntur, ipsarum alias<text:line-break/>affecta tunica, quemadmodum </text:span><text:span text:style-name="T37">vesicae quoque </text:span><text:span text:style-name="T37">tunicam</text:span></text:p>
      <text:p text:style-name="P88"><text:span text:style-name="T37">affici accidit; alias etiam sanguine in ipsis contento ca-<text:line-break/>loris fervore et vehementia perusto et fricto. Ad hanc<text:line-break/>affectionem nimirum aptior est quivis crassus humor ipsis<text:line-break/>inclusus, isque magis qui veluti faex sanguinis existis;<text:line-break/>quem humorem melancholicum nominare consuerimus..<text:line-break/>Quemadmodum enim cutis superficies, eam vero extimam<text:line-break/>cuticulam vocitant, per scabiem, lepram atque lichenas<text:line-break/></text:span><text:span text:style-name="T37">tenue </text:span><text:span text:style-name="T37">quoddam corpusculum abjicit, qualis est ierpentum<text:line-break/>fenectur: sic etiam quum partium interiorum quaedam<text:line-break/>eundem Albeat affectum, quo cutis laboraverit, etiam<text:line-break/>symptoma affectui- simile oborietur. </text:span><text:span text:style-name="T37">Proindeque tum </text:span><text:span text:style-name="T37">ve-<text:line-break/>nae ipfae, tum vesica scabie laborantes furfurofas cuticu-<text:line-break/></text:span><text:span text:style-name="T37">las </text:span><text:span text:style-name="T37">una cum urinis emittent. </text:span><text:span text:style-name="T51">Quae unde prodeant,</text:span><text:span text:style-name="T37"> </text:span><text:span text:style-name="T37">tum<text:line-break/></text:span><text:span text:style-name="T37">urinarum tenuitate tum crassitie distinguentur, quemad-<text:line-break/>modurn supra dictum esu Tenues enim urinae venas, </text:span><text:span text:style-name="T37">non<text:line-break/>tenues </text:span><text:span text:style-name="T37">venarum affectum esse ostendent,<text:tab/></text:span><text:span text:style-name="T37">'</text:span></text:p>
      <text:h text:style-name="P5" text:outline-level="2">LXXVIII.</text:h>
      <text:p text:style-name="P11"><text:span text:style-name="T51">Qui </text:span><text:span text:style-name="T51">sponte sanguinem mejunt, iis a </text:span><text:span text:style-name="T51">renibus </text:span><text:span text:style-name="T51">venulae </text:span><text:span text:style-name="T51">ru-<text:line-break/></text:span><text:span text:style-name="T51">pturam este significat.</text:span></text:p>
      <text:p text:style-name="P14"><text:span text:style-name="T37">Illud sponte idem potest quod sine • causa externa<text:line-break/>significare. Potest etiam idem fere quod derepente multo<text:line-break/>praegresso symptomate ex iis qualia apparent in vesica<text:line-break/>ulcerata. Neque enim in ipsa propter sanguinis affluentis<text:line-break/>copiam vena rumpi potest, quemadmodum in renibus ac-<text:line-break/>cidere consuevit, quod per ejus venas sanguis non perco-<text:line-break/>letur, fed folum suppeditetur quantum ad ipsam alendam<text:line-break/>satis esse potest. Huc adde quod neque venae per vesi-<text:line-break/>cam spurIae natura nudae funt aut minus bene firmatae<text:line-break/>et constabilitae, quemadmodum quae in renum ventres<text:line-break/>inferuntur, quarum ofculationes feu apertiones et ruptio-<text:line-break/>nes propter humorum qui lu ipsis continentur crassitiem<text:line-break/>et multitudinem oboriuntur. Ruptio quidem sinceri san-<text:line-break/>guinis vacuationem efficit; ofcnlatio vero non confertim<text:line-break/>sanguinem profundit, praesertim quum exilis sit; scd pau-<text:line-break/>latirn tenuiorem percolans subcruentam urinam reddit.<text:line-break/>Fit autem, ut dixi, vesicae etiam venis erosione laboran-<text:line-break/>tibus sanguinis vacuatio, quam ulceris in ea consistentis</text:span></text:p>
      <text:p text:style-name="P15"><text:span text:style-name="T37">signa praecedunt, id est tum partis dolor, tum pus, tum<text:line-break/>ipsius </text:span><text:span text:style-name="T37">saepe </text:span><text:span text:style-name="T37">corporis vesicae veluti minuta quaedam ra-<text:line-break/></text:span><text:span text:style-name="T37">menta. </text:span><text:span text:style-name="T37">Hac igitur ratione praestat vocem sponte pro<text:line-break/>derepente significatione quam pro citra evidentem causam<text:line-break/>accipere. Nam </text:span><text:span text:style-name="T37">ex </text:span><text:span text:style-name="T37">renibus siquidem sine externa etiam<text:line-break/>causa propter nimiam copiam </text:span><text:span text:style-name="T51">vafe</text:span><text:span text:style-name="T37"> </text:span><text:span text:style-name="T37">rupto, aliquando vero<text:line-break/>etiam contentius saltantibus </text:span><text:span text:style-name="T37">aut </text:span><text:span text:style-name="T37">ex alto ..lapsis aut per-<text:line-break/>cussis mejitur sanguis.</text:span></text:p>
      <text:h text:style-name="P5" text:outline-level="2">LXXIX.</text:h>
      <text:p text:style-name="P11"><text:span text:style-name="T51">Quibus in urina arenosa </text:span><text:span text:style-name="T51">substdent, </text:span><text:span text:style-name="T51">iis uestca calculo<text:line-break/>laborat.</text:span></text:p>
      <text:p text:style-name="P13"><text:span text:style-name="T37">Non plane vesica, </text:span><text:span text:style-name="T37">sed </text:span><text:span text:style-name="T37">et renes calculo laborare<text:line-break/>queunt. Quare constat mutilatum esse apsiorismum aut<text:line-break/>sane quod Hippocrates esse dimidiam orationis partem ne-<text:line-break/>glexerit aut quod primus bibliographus omiserit, iSive</text:span></text:p>
      <text:p text:style-name="P15"><text:span text:style-name="T37">enim in renibus sive in vesica calculi procreentur, una<text:line-break/>cum urinis arenosa prodeunt.</text:span></text:p>
      <text:h text:style-name="P5" text:outline-level="2">LXXX.</text:h>
      <text:p text:style-name="P11"><text:span text:style-name="T51">Si quis sunguinem et grumos mejat et stranguriam ha-,<text:line-break/>beat, dolorque in imum ventrem et perinaeum incidat,<text:line-break/>vesicae partes laborant.</text:span></text:p>
      <text:p text:style-name="P13"><text:span text:style-name="T37">Duobus modis finis aphorssmi scriptus est. In qui-,<text:line-break/>busdam exemplaribus laborant, in quibusdam aegrotant<text:line-break/>legitur; atque hac ratione ab invicem nihilo prope vere<text:line-break/>discrepant. Ambo textus simul errorem subeunt, si quis<text:line-break/>illud vesicae paries vel circa vesicam intellexerit ab llip-<text:line-break/>pocrate dici, ac si ipsam vesicam laborare enunciasseti<text:line-break/>Commemorata siquidem symptomata, ureticis appellatis<text:line-break/>mixtionis instrumentis omnibus vesicae, renibus et urete-<text:line-break/>ribus communia sunt. Sic. itaque praestat circa vesicam<text:line-break/>partes accipere, non ut ipfa sola vesica, sed etiam ut</text:span></text:p>
      <text:p text:style-name="P15"><text:span text:style-name="T37">partes ipsi connexae significentur. At etiamnum magis<text:line-break/>ita nos 'intelligere sequens etiam aphorlsmus hortabitur,<text:line-break/>quo non quae partes circa vesicam existunt, eas aegrotare<text:line-break/>profert, sed vesicae exulcerationem incusat: quasi non<text:line-break/>idem dicturus sit is qui vesicam ipsam solam absolute pati<text:line-break/>aliquid et qui. circa vesicam partes affectas esse pronunciati</text:span></text:p>
      <text:h text:style-name="P5" text:outline-level="2">LXXXI.</text:h>
      <text:p text:style-name="P11"><text:span text:style-name="T51">Si quis sanguinem et pus et fquamulas mejat, odorque<text:line-break/>gravis</text:span><text:span text:style-name="T37"> adsit, vesicae exulcerationem </text:span><text:span text:style-name="T51">stguistcat.</text:span></text:p>
      <text:p text:style-name="P13"><text:span text:style-name="T37">Sanguinem et pus mejere melicorum instrumentorum<text:line-break/>mixtioni inservientium ulceratorum plane communia signa<text:line-break/>sunt. At graveolentia quum prodit insuaris et ingratus<text:line-break/>odor et adhuc magis squamulae vesicae propria. In plu-<text:line-break/>ribus itaque exemplaribus si </text:span><text:span text:style-name="T51">sungitinem et pus mejat</text:span><text:span text:style-name="T37"> scri-<text:line-break/>ptum est, in quibusdam ipsorum </text:span><text:span text:style-name="T51">st sanguinem aut pus mejat.<text:line-break/></text:span><text:span text:style-name="T37">Ipfa vero.lectio secunda conjunctionem aut esse disjuncti-</text:span></text:p>
      <text:p text:style-name="P15"><text:span text:style-name="T37">vam indicat, ut commemoratorum utrumque .vel simul una<text:line-break/>vel vicissim adesse postulabit.</text:span></text:p>
      <text:p text:style-name="P16"><text:span text:style-name="T37">LXXXII. </text:span><text:span text:style-name="T37">t</text:span></text:p>
      <text:p text:style-name="P11"><text:span text:style-name="T51">Quibus in urethra tuberculum nascitur, eo suppurato et<text:line-break/>rupto solutio.</text:span></text:p>
      <text:p text:style-name="P13"><text:span text:style-name="T37">Propter orationis brevitatem nihil effatu dignum , ha-<text:line-break/>bere hic aphorifmus conjicitur. Promptum enim est uni-<text:line-break/>cuique nosse in meatu urinario quirin pene est, hunc<text:line-break/>eitim urethram'vocitant, si consistant tubercula quae post-<text:line-break/>ea rumpantur, fieri solutionem. Verum si accuratius<text:line-break/>animadverterimus, rei cujusdam majoris fit indicatio. Con-<text:line-break/>tingit enim ischuriarn, i. e. urinae suppressionem, aliquam<text:line-break/>ob ejusmodi tuberculum oboriri, eoque rupto tuberculo<text:line-break/>futuram ischuriae sanationem esse certo constat. Verum<text:line-break/>ex dictis illa quaestio suboritur, utrum procreatum hoc</text:span></text:p>
      <text:p text:style-name="P15"><text:span text:style-name="T37">in loco tuberculum rumpi dumtaxat velit Hippocrates, an<text:line-break/>saepissime quidem id ipsum accidere; difcuti tamen posse,<text:line-break/>an hoc unum solutionum exemplum ruptionum scriptis<text:line-break/>proposuerit. Quod ultimum verius videtur.</text:span></text:p>
      <text:h text:style-name="P5" text:outline-level="2">LXXXIll.</text:h>
      <text:p text:style-name="P11"><text:span text:style-name="T51">Qui </text:span><text:span text:style-name="T51">mictus noctu stt copiosus, paucam dejectionem stg-<text:line-break/>nistcat.</text:span></text:p>
      <text:p text:style-name="P13"><text:span text:style-name="T37">Quod necessarium quidem sit distributo ventris </text:span><text:span text:style-name="T37">hu-<text:line-break/>more </text:span><text:span text:style-name="T37">pauciorem fieri dejectionem unicuique manifestum<text:line-break/>esu Sed et simul illud apparet, quod eo humore </text:span><text:span text:style-name="T37">una<text:line-break/>cum </text:span><text:span text:style-name="T37">cibariis intestina pervadente, alvus quidem </text:span><text:span text:style-name="T37">humidior<text:line-break/></text:span><text:span text:style-name="T37">reddatur, idcirco et plura dejiciet </text:span><text:span text:style-name="T37">et </text:span><text:span text:style-name="T37">urina paucior ex-<text:line-break/>cernetur. Docebit autem nos haec ratio et defluxionum<text:line-break/></text:span><text:span text:style-name="T37">et </text:span><text:span text:style-name="T37">siccitatis ventris remedia. In quibus enim alvus quam </text:span><text:span text:style-name="T37">,<text:line-break/></text:span><text:span text:style-name="T37">deceat humidior' est, iis parciorem potum dabimus atque</text:span></text:p>
      <text:p text:style-name="P15"><text:span text:style-name="T37">ipsius motum ,ad 'vesicam ciebimus. Quibus vero siccior<text:line-break/>est, uberiorem potum exhibebimus et ejus distributionem<text:line-break/>quoad fieri potest prohibebimus.'</text:span></text:p>
      <text:h text:style-name="P3" text:outline-level="1"><text:bookmark-start text:name="bookmark80"/>HIPPOCRATIS APHORISMI ET<text:line-break/>GALENI IN EOS COMMEN-<text:line-break/><text:span text:style-name="T13">ΤΑRII.</text:span><text:bookmark-end text:name="bookmark80"/></text:h>
      <text:h text:style-name="P5" text:outline-level="2">I.</text:h>
      <text:p text:style-name="P13"><text:span text:style-name="T51">ivonvulsto ex veratro letalis.</text:span></text:p>
      <text:p text:style-name="P13"><text:span text:style-name="T37">Qui veratrum assumpserunt,, album scilicet, hunc<text:line-break/>enim- simpliciter elleborum, non sicut nigrum cum </text:span><text:span text:style-name="T51">adje-<text:line-break/>ctione</text:span><text:span text:style-name="T37"> nominare consueverunt, iis si dum purgantur con-<text:line-break/>vulsio superveniat, perniciofurn symptoma esse pronun-<text:line-break/>ciat. Eit enim non initio purgationis, quo. tempore snf-</text:span></text:p>
      <text:p text:style-name="P15"><text:span text:style-name="T37">locationis periculum imminet, scu quando vomentes ve-<text:line-break/>hementius vellicati vexantur, propter ipsam maxinie quae<text:line-break/>In vomitibus .concitatur, contentionem, nervis per </text:span><text:span text:style-name="T37">eam<text:line-break/></text:span><text:span text:style-name="T37">quam cum ore ventriculi sympathiam sortiuntur laboran-<text:line-break/>tibus. Qua in re etiam alias quum vehementius morde- .<text:line-break/>retiir, 'convulsiones fieri - videmusxi quemadmodum adole-<text:line-break/>scenti accidit, qui aeruginem vomuit. Praestat enim ae-<text:line-break/>ruginem quam aeruginosum vomitum illum appellare,<text:line-break/>quandoquidem talis erat, qualis mera aerugo nominata</text:span></text:p>
      <text:p text:style-name="P11"><text:span text:style-name="T66">1</text:span><text:span text:style-name="T51"> </text:span><text:span text:style-name="T51">viridifstmus.</text:span><text:span text:style-name="T37"> Verum per vomitum tutum corpus convul-<text:line-break/>sum, atque evacuato aerugine quam primum febris ipsius<text:line-break/>et convulsio cessarunt. Quod vomitu exclusum est, tale<text:line-break/>erat ac si quis optimam aeruginem sic aqua solvat, ut ex<text:line-break/>utraque conflatum corpus sapae referat crassitudinem. Non<text:line-break/>impossibile est igitur,.ut dixi, et per confensurn cum ore<text:line-break/>ventriculi ab elleboro </text:span><text:span text:style-name="T37">albo fieri </text:span><text:span text:style-name="T37">convulsionem et haec sc-.<text:line-break/>ret convulsio moderatissima. Possibile quoque est et pro-<text:line-break/>pter ipsam vacuationem iis qui supra modum purgantur<text:line-break/>convulsionem oboriri, ut quae cholericis contractiones</text:span></text:p>
      <text:p text:style-name="P14"><text:span text:style-name="T37">saepius eveniunt ac potissimum eorum qui suris inserun-<text:line-break/>tur musculorum. Nec non etiam fieri potest propter<text:line-break/>actionem pharmaci ex nervis' humores ad se attrahentis<text:line-break/>ex hoc labore convulsionem supervenire. Quin etiam<text:line-break/>ellebori interdum vi ad distributionem vehementius con-<text:line-break/>citata contingit nervorum substantiam violentius exsiccari.<text:line-break/>Nos enim ipfe Hippocrates convulsionem ex inanitione et<text:line-break/>repletione fieri docuit corporum videlicet nervosorum , </text:span><text:span text:style-name="T51">a<text:line-break/></text:span><text:span text:style-name="T37">quibus voluntarii motus perficiuntur. Haec autem funt<text:line-break/>nervi, ligamenta, musculi et tendines. Quemadmodum<text:line-break/>enim in rebus etiam externis lora et chordas extendi cer-<text:line-break/>nimus, sive vehementius exsiccentur, sive copioso humore<text:line-break/>imbuantur, sic etiam in animalium corporibus par est<text:line-break/>fieri non raro convulsionem.' Porro liquet ex repletione<text:line-break/>convulsionem curabilem esse per vacuationem; quae vero<text:line-break/>ex inanitione fit et siccitate nervorum, eam vix unquam<text:line-break/>curationem admittere. Fit etiam, ut dixi, per sympa-<text:line-break/>thiam convulsio, quam ab Hippocrate praetermissam fuisse</text:span></text:p>
      <text:p text:style-name="P14"><text:span text:style-name="T37">augurandum </text:span><text:span text:style-name="T37">esu </text:span><text:span text:style-name="T37">Eam enim quae primum fit convulsio-<text:line-break/>nem .declaravit, quum.'spasmum </text:span><text:span text:style-name="T37">ex </text:span><text:span text:style-name="T37">repletione atque inani—<text:line-break/>tione generari pronunciat. </text:span><text:span text:style-name="T37">Et </text:span><text:span text:style-name="T37">sane etiam vellicationis<text:line-break/></text:span><text:span text:style-name="T37">, </text:span><text:span text:style-name="T37">aut morsus ratione singultum in ore .ventriculi fieri </text:span><text:span text:style-name="T37">no-<text:line-break/></text:span><text:span text:style-name="T37">vimus, adeo </text:span><text:span text:style-name="T37">ut </text:span><text:span text:style-name="T37">quispiam et nervos similiter affici existi-<text:line-break/>maverit. Et haec convulfio iis qui veratro purgantur<text:line-break/>fieri interdum videbitur, ab Hippocrate non enunciata,<text:line-break/>nisi per Jovem illam quis ex inanitione oboriri, quum<text:line-break/>mordaces humores siccandi facultate polleant; Hi fane<text:line-break/>sunt mcdi, quibus homines ex elleboro convelluntur;<text:line-break/>curatur autem ex ipsis tum qui propter morsum, tum<text:line-break/>qui propter contentionem ex vomitibus convellitur; qui<text:line-break/>denique ob siccitatem, insanabilis esu Quare merito Hip-<text:line-break/>pocrates totum hujusmodi convulsionis genus esse letale<text:line-break/>pronunciat, quoniam ipsius quidem nonnullae differentiae<text:line-break/>curatu sunt difficiles, una autem est insanabilis.</text:span></text:p>
      <text:h text:style-name="P6" text:outline-level="2">II.</text:h>
      <text:p text:style-name="P16"><text:span text:style-name="T51">Vulneri succedens convulsio letale.</text:span></text:p>
      <text:p text:style-name="P13"><text:span text:style-name="T37">Quemadmodum in eo qui hunc praecedit textum le-<text:line-break/>talem dicebat convulsionem, quod idem est </text:span><text:span text:style-name="T51">ac</text:span><text:span text:style-name="T37"> si pericu-<text:line-break/>losam et saepius ad mortem terminantem proferret, sio<text:line-break/>etiam- nunc obortam ex vulnere convulsionem letalem no-<text:line-break/>minavit; non quod ex necessitate ac semper, sed quod<text:line-break/>raro admodum mortem afferat. Eodem quoque modo in<text:line-break/>superioribus multis aphorismis letalis nomine uti vilus esu<text:line-break/>Vulneribus siquidem convulsiones superveniunt inflamma-<text:line-break/>tionis ipsa sequentis ratione, ubi partes nervosas attige-<text:line-break/>rit. Ac primum quidem convelli videntur quae e di-<text:line-break/>recto partibus inflammatione laborantibus respondent.<text:line-break/>Deinde ubi ipsum etiam principium attigerit inflammatio,<text:line-break/>in totum corpus extenditur convulsio.</text:span></text:p>
      <text:h text:style-name="P4" text:outline-level="2"><text:span text:style-name="T26">III</text:span>.</text:h>
      <text:p text:style-name="P11"><text:span text:style-name="T51">Effusa copiose /anguine convulsio aut singultus accedens<text:line-break/>malum.</text:span></text:p>
      <text:p text:style-name="P13"><text:span text:style-name="T37">Non aliud quidem superiore aphorismo letalis nomine,<text:line-break/>aliud vero praefenti per malum significari existimandum<text:line-break/>esu Consuerit siquidem Hippocrates ea symptomata fio<text:line-break/>appellare, quibus mors saepe supervenit. Si quid vero<text:line-break/>magis minusve differre haec nomina inter sc videantur,<text:line-break/>majus per letale periculum, quam per malum fignificabi-<text:line-break/>tur. ,Siquidem quae copiusa sanguinis vacuatione accedit<text:line-break/>convulsio ex altero genere est causarum ipsam efficientium,<text:line-break/>ut supra dictum esu</text:span></text:p>
      <text:h text:style-name="P5" text:outline-level="2">IV.</text:h>
      <text:p text:style-name="P11"><text:span text:style-name="T37">(hae </text:span><text:span text:style-name="T51">profusae purgationi</text:span><text:span text:style-name="T37"> convulsio aut </text:span><text:span text:style-name="T51">singultus succedit,<text:line-break/>malum.</text:span></text:p>
      <text:p text:style-name="P14"><text:span text:style-name="T37">Quod nonnullis sumpto elleboro accidere dicebamus,<text:line-break/>hoc nunc </text:span><text:span text:style-name="T37">de </text:span><text:span text:style-name="T37">omnibus qui- quovis modo purgantur pro-<text:line-break/>nunciat. Qui namque praeter modum purgantur, ob com-<text:line-break/>memoratas causas- ipsi convelluntur, quibus qui elleborum<text:line-break/>sumpIerunt, ita laborantibus non parvum impendet peri-<text:line-break/>culum; multo siquidem </text:span><text:span text:style-name="T37">pejor </text:span><text:span text:style-name="T37">est a vacuatione quam per<text:line-break/>repletionem facta convulsio. Quod autem et singultus sit<text:line-break/>stomachi convulsio, </text:span><text:span text:style-name="T37">secundum </text:span><text:span text:style-name="T37">Hippocratem </text:span><text:span text:style-name="T37">nos </text:span><text:span text:style-name="T37">utique<text:line-break/>novimus.</text:span></text:p>
      <text:h text:style-name="P5" text:outline-level="2">V.</text:h>
      <text:p text:style-name="P11"><text:span text:style-name="T51">Si quis ebrius darepente obmutescat, convulsus moritur,<text:line-break/></text:span><text:span text:style-name="T51">nist eum g</text:span><text:span text:style-name="T51">ebrii corripuerit </text:span><text:span text:style-name="T51">aut </text:span><text:span text:style-name="T51">qua hora crapula solvi-<text:line-break/>tur, </text:span><text:span text:style-name="T51">vocem </text:span><text:span text:style-name="T51">ediderit.</text:span></text:p>
      <text:p text:style-name="P13"><text:span text:style-name="T37">Repletis nervis talis convulsio oboritur. Vinum </text:span><text:span text:style-name="T37">au-<text:line-break/></text:span><text:span text:style-name="T37">tem </text:span><text:span text:style-name="T37">eos</text:span><text:span text:style-name="T37">'facile replere folet, ut quod temperamento sit<text:line-break/>calidum. Talis siquidem natura prompte omnia penetrat,</text:span></text:p>
      <text:p text:style-name="P15"><text:span text:style-name="T37">ac praesertim si non admodum crassis constet partibus.<text:line-break/>Substantiae igitur copia vinum nervis convulsionem affert:<text:line-break/>sua vero qualitate neruos excalefaclendo atque desiccando<text:line-break/>ipsum, rursus eam quam fecerat affectionem sanat. Quod<text:line-break/>si quando id praestare nequeat, mortem sequi necesse esu<text:line-break/>Verum qua facultate vinum diximus convulsionem fanare,<text:line-break/>eadem febris quoque sanat. Hic vero maxime observanda<text:line-break/>est Hippocratis consuetudo qui mutos illos nominat, qui<text:line-break/>quovis modo caro laborant. Verum proprie carus nomi-<text:line-break/>natur totius corporis repentina sensus motusque privatio.<text:line-break/>Hanc itaque affectionem ex uno symptomate, nimirum<text:line-break/></text:span><text:span text:style-name="T51">aphonia,</text:span><text:span text:style-name="T37"> nominare consuerit Hippocrates; quae utique<text:line-break/>fit affecto nervorum principio. Neque enim aliter omnino<text:line-break/>corpus convelli potest, priusquam id principium patiatur<text:line-break/>vel primario vel per consensum, altera prius affecta parte.<text:line-break/>Quod autem Graeci omnes crapulas nominent obortas ca-<text:line-break/>pitis noxas manifestum esu Sic namque nonnulli nomi-,</text:span></text:p>
      <text:p text:style-name="P15"><text:span text:style-name="T37">nis etymologiam fecerunt </text:span><text:span text:style-name="T37">a </text:span><text:span text:style-name="T14">κἀρηνον πάλλεσθαι, </text:span><text:span text:style-name="T37">quod </text:span><text:span text:style-name="T51">ca-<text:line-break/>put percelli</text:span><text:span text:style-name="T37"> significat, ductam </text:span><text:span text:style-name="T37">esse </text:span><text:span text:style-name="T37">proferunt. Horam<text:line-break/>autem qua crapulae solvuntur pro tempore vocavit Hippo-<text:line-break/>crates, quod non omnibus una et eadem mensura prae-<text:line-break/>cisum aut circumscriptum est. Quidam -enim postridie<text:line-break/>crapula liberantur; quidam sequenti nocte; nonnulli tertio<text:line-break/>dumtaxat die, idque fit pro vini copia ac viribus et,ipsa<text:line-break/>pectoris natura. Quemadmodum enim cibi concoquendi<text:line-break/>unum omnibus hominibus praefinitum tempus non est, sic<text:line-break/>neque vini exhalandi. Aut igitur oportet nos aegri natu-<text:line-break/>ram experientia compertam notamque habere aut extre-<text:line-break/>rnum crapulae exhalandae terminum observare: in quo si<text:line-break/>neque febricitare, neque loqui anticipaverit, procul du-<text:line-break/>hio convulsus moritur.</text:span></text:p>
      <text:h text:style-name="P5" text:outline-level="2">VI.</text:h>
      <text:p text:style-name="P11"><text:span text:style-name="T51">Qui tetano corripiuntur, intra quatuor dies intereunt; hos<text:line-break/>vero fi effugerint, sanescunt.</text:span></text:p>
      <text:p text:style-name="P14"><text:span text:style-name="T37">Tetanus morbus peracutus et, ut ex emprosthototno<text:line-break/>et opisthotono compositus. Quo jure fit ut brevior ejus<text:line-break/>sit judicatio diuturniorem tensionis laborem non ferente.<text:line-break/>natura,. Primo igitur statim dierum criticorum circuitu<text:line-break/>crisis morbo accidit. - si</text:span></text:p>
      <text:h text:style-name="Heading_20_2" text:outline-level="2"><text:bookmark-start text:name="bookmark88"/>VI<text:bookmark-end text:name="bookmark88"/><text:span text:style-name="T26">I.</text:span></text:h>
      <text:p text:style-name="P11"><text:span text:style-name="T51">Quibus comitiales ajscctus ante pubertatem oriuntur, da-<text:line-break/>cestsum sortiuntur; quibus vero quintum et vigesimum<text:line-break/>annum agentibus oboriuntur, iis plerumque commoriuntur.</text:span></text:p>
      <text:p text:style-name="P13"><text:span text:style-name="T37">Proprie morbi metastases </text:span><text:span text:style-name="T51">decefsus</text:span><text:span text:style-name="T37"> appellantur, quum-<text:line-break/>ex parte una in alteram decedunt, per abusionem autem<text:line-break/>solutiones ita nominantur. Atque nunc mihi videtur Hip-<text:line-break/>pocrates secundo hoc significatu hanc dictionem usurpare.<text:line-break/>Non enim solum in alias partes translatis humoribus co-<text:line-break/>mitialem morbum facientibus sulvitur affectus, fed etiam</text:span></text:p>
      <text:p text:style-name="P89"><text:span text:style-name="T37">omnino percuratis: sunt enim hi erassi, frigidi et pituitosi.<text:line-break/>Cessant autem et curantur tum aetatis in siccius mutatione,<text:line-break/></text:span><text:span text:style-name="T37">tum </text:span><text:span text:style-name="T37">exercitatione, tum victu exsiccante, accedente ad<text:line-break/>haec idoneorum medicamentorum usu. Verum nunc Hip-<text:line-break/>pocrates solius aetatis meminit mutationis, </text:span><text:span text:style-name="T51">a</text:span><text:span text:style-name="T37"> qua edocti<text:line-break/>victus formam etiam una cum medicamentis inveniemus.<text:line-break/>Quod igitur altera aphorismorum parte dixit: </text:span><text:span text:style-name="T51">epilepticis<text:line-break/>juvenibus mutationes patifstmum aetatis</text:span><text:span text:style-name="T37"> et </text:span><text:span text:style-name="T51">regionum et<text:line-break/>victus </text:span><text:span text:style-name="T51">et </text:span><text:span text:style-name="T51">locorum liberationem esueiunt.</text:span><text:span text:style-name="T37"><text:tab/>Haec nunc, in</text:span></text:p>
      <text:p text:style-name="P13"><text:span text:style-name="T37">ipsis morbis declaravit, morbos epilepticos qui ante pu-<text:line-break/>bertatem oboriuntur , in aetatis mutatione finiri; qui vero<text:line-break/>ultra vicesimum quintum annum processere, eos commori<text:line-break/>pronunciat. Unde liquet Hippocratem arbitrari puberta-<text:line-break/>tis tempus aduIque vicesimum quintum annum extendi,<text:line-break/>. sumpto post secundam septimanam exordio... Constat au-<text:line-break/>tem neque omnibus hunc morbum ab aetate pubere fore<text:line-break/>sanabilem, nili iu aliis quoque bene se gesserint; neque</text:span></text:p>
      <text:p text:style-name="P15"><text:span text:style-name="T37">quibus ab aetate accidit, omnino permanet, si proba ni-<text:line-break/>ctus ratione utantur. Imo quod ab aetate sanationem non<text:line-break/>sortiantur, sed quantum in ipsa est, consenescat affectus,<text:line-break/>aperte indicavit, non tamen quiddam dilucide dictum est,<text:line-break/>etiamsi manifestum iis videatur qui negligentlus illud ex-<text:line-break/>audiunt. Quibus vero vicesimo quinto anno epilepsia fit,<text:line-break/>iis commoritur. Neque enim iis solis hic affectus corn-<text:line-break/>rnoritur, quibus vicesimum quintum annum agentibus ad-<text:line-break/>venit, scd multo magis etiamnum ultra hanc aetatem pro-<text:line-break/>gressis. Si igitur quod deest dictioni Hippocratis addi-<text:line-break/>derimus, veritati undiquaque eam consentaneam efficie-<text:line-break/>mus, Comitiales affectus qui ante pubertatem ortum ha-<text:line-break/>bent, pubertatis tempore solvuntur; qui vero ulterius<text:line-break/>pubertatem sunt, commoriuntur. Tempus autem puber-<text:line-break/>tatis est a quarto decimo anno adusque vicesimum quin-<text:line-break/>tum. Est et alia lectio hujusmodi: quibus vero vicesimo<text:line-break/>quinto anno fiunt epilepsiae, plerumque commoriuntur, '<text:line-break/>adverbio </text:span><text:span text:style-name="T51">plerumque</text:span><text:span text:style-name="T37"> idem quod magna ex parte significante.</text:span></text:p>
      <text:h text:style-name="P6" text:outline-level="2">VllI.</text:h>
      <text:p text:style-name="P11"><text:span text:style-name="T51">Qui pleuritide laborantes intra quatuordecim dies superne<text:line-break/>non repurgantur, iis in empyema pie urit idis transla-<text:line-break/>tio sit. •</text:span></text:p>
      <text:p text:style-name="P13"><text:span text:style-name="T37">Per sputa vacuationem, humorum pleuritidem effi-<text:line-break/>cientium Hippocrates repurgationem ac purgationem ab-<text:line-break/>solute dicere consuevit, quemadmodum etiam exspuere<text:line-break/>pro purgari, tum iu libro de acutorum victu, tum in<text:line-break/>prognostico usurpavit. Veram nunc et ipsius purgationis<text:line-break/>tempus circumscribit., in quo si non fiat, in suppuratio-<text:line-break/>nem pleuritin transire dicit; aut omnem in pus muta-<text:line-break/>tionem ita nominans, ut in prognostico saepius appellat,<text:line-break/>aut factam inter thoracem et pulmonem puris effusionem:<text:line-break/>utrumque enim horum accidit, quum pleuritici per sputa<text:line-break/>non expurgantur. Verum quod fecundo loco diximus,<text:line-break/>ipse in sequentibus empyematis ruptionem appellavit,.i</text:span></text:p>
      <text:h text:style-name="P6" text:outline-level="2">IX.</text:h>
      <text:p text:style-name="P11"><text:span text:style-name="T37">Tabes </text:span><text:span text:style-name="T51">iis maxime contingit aetatibus quae ab </text:span><text:span text:style-name="T51">anno </text:span><text:span text:style-name="T51">de-<text:line-break/>cimo octavo ad trigesimum quintum excurrunt.</text:span></text:p>
      <text:p text:style-name="P13"><text:span text:style-name="T37">Quum superioribus aphorifmis morbos fecundum </text:span><text:span text:style-name="T51">ae-<text:line-break/>tates</text:span><text:span text:style-name="T37"> narrabat, juvenibus autem, inquit, sanguinis ex-<text:line-break/>spuitiones, tabes. Nunc vero etiam annorum numerum<text:line-break/>apposuit, non propterea eadem denuo scripsit quae su-<text:line-break/>pra, fed propter affectionum tum thoracis tum pulmonis<text:line-break/>communionem. Cur igitur juvenes his morbis praecipue<text:line-break/>corripiantur ante diximus. De aetatum autem annis nunc<text:line-break/>decernendum, quoniam et Hippocrates dixit tabem iis<text:line-break/>fieri aetatibus, quae ab anno decimo octavo ad trigesimum<text:line-break/>quintum usque sunt. Quod enim aetatibus numero plu-<text:line-break/>rali dicitur, quandam sortitur significationem, quod non<text:line-break/>unam existimet Hippocrates inter commemoratos annos<text:line-break/>esse mediam. Neque enim accuratius rem fpecsantibus<text:line-break/>una est, fed </text:span><text:span text:style-name="T37">quae </text:span><text:span text:style-name="T37">ab anno decimo octavo est, ad vicefi-</text:span></text:p>
      <text:p text:style-name="P15"><text:span text:style-name="T37">mum quintum adolefcentum est aetas</text:span><text:span text:style-name="T37">; </text:span><text:span text:style-name="T37">inde vero quae ad<text:line-break/>tricesimum quintum intercedit, juvenibus est attributa.</text:span></text:p>
      <text:h text:style-name="P5" text:outline-level="2">X.</text:h>
      <text:p text:style-name="P90"><text:span text:style-name="T37">Qui anginam </text:span><text:span text:style-name="T51">effugiunt, iis in pulmonem vertitur et intra<text:line-break/>dies septem intereunt. Si </text:span><text:span text:style-name="T51">vero </text:span><text:span text:style-name="T51">hos evaserint, suppurati<text:line-break/>funt. ~<text:tab/></text:span><text:span text:style-name="T51">. sc -<text:tab/>'<text:tab/>' ’•</text:span></text:p>
      <text:p text:style-name="P13"><text:span text:style-name="T37">De humorum.translatione nunc ipsi sermo, est, qcae<text:line-break/>ab angina' sit in pulmo,nem., quam per septem plerumque'-<text:line-break/>dies interimere pronunciat, suffocata scilicet aegroto.<text:line-break/>Quod si ipfos dies possit evadere, fluxione in pus co,n-<text:line-break/>versa suppurari. Ex pulsu autem anginam in pulmonem<text:line-break/>migrasse cognoscitur: nam durusalnordinatus et inaequalis<text:line-break/>in partum principem translatam esse materiam significat;<text:line-break/>mollis autem, ordinatus et aequalis cum facili et. aequabili<text:line-break/>respiratione certam dimissionem, indicat.</text:span></text:p>
      <text:h text:style-name="P6" text:outline-level="2">XI.</text:h>
      <text:p text:style-name="P11"><text:span text:style-name="T37">Tabe vexatis si, </text:span><text:span text:style-name="T51">quod sputum extuscurnt, carbonibus inje-<text:line-break/>ctum graviter oleat et a capite capilli defluant, letale.</text:span></text:p>
      <text:p text:style-name="P13"><text:span text:style-name="T37">Ulcerosam pulmonis affectionem tabem nunc appellat,<text:line-break/>in qua quod exspuitur carbunculis infundendum et ex<text:line-break/>odore accuratius explorandum esse censet. Quemadmodum<text:line-break/>autem supra in vesicae ulceribus gravem odorem percipi<text:line-break/>dicit, ita nunc phthisicorum quoque sputum graviter olere<text:line-break/>affirmat. Quod si ita affectis capilli etiam a capite de-<text:line-break/>fluant, tum ipsos perniciose aegrotare, quandoquidem ul-<text:line-break/>timi alimenti desectus atque etiam aliquando humorum<text:line-break/>corruptela proditur.</text:span></text:p>
      <text:h text:style-name="P5" text:outline-level="2">XII.</text:h>
      <text:p text:style-name="P11"><text:span text:style-name="T51">Quibuscunque tabe laborantibus capilli e capite destuunt,<text:line-break/></text:span><text:span text:style-name="T51">ii </text:span><text:span text:style-name="T51">diarrhoea succedente intereunt.</text:span></text:p>
      <text:p text:style-name="P14"><text:span text:style-name="T37">De tabidis jam morti ricinis ipsi nunc habetur'scr-<text:line-break/>mo, quos male quidem habere capillorum indicabat de-<text:line-break/>fluvium. Diarrhoea vero superveniente mortem quam<text:line-break/>primum assore exspectandum, quum ejusmodi symptoma<text:line-break/>et mala causa et malum signum existat. Quum enim pro-<text:line-break/>pter virium imbecillitatem fiat, ipfas rursum imbecilliores<text:line-break/>illud symptoma efficit.</text:span></text:p>
      <text:h text:style-name="P5" text:outline-level="2">XIII.</text:h>
      <text:p text:style-name="P11"><text:span text:style-name="T37">(lui </text:span><text:span text:style-name="T51">spumosum sanguinem exspuunt, his ex pulmone talis<text:line-break/>eductio stt.</text:span></text:p>
      <text:p text:style-name="P13"><text:span text:style-name="T37">Et multa habent exemplaria et hujus libri interpre-<text:line-break/>tes non pauci sciunt in haec verba scriptum aphorifmum.<text:line-break/></text:span><text:span text:style-name="T51">Qui spumosum sanguinem vomunt, iis ex pulmone reje-<text:line-break/>ctatur. </text:span><text:span text:style-name="T37">. Quin etiam nonnulli qui ipsius aphorifmi expli-<text:line-break/>cationem tradunt, eo vocabulo copiam indicari proserunt,<text:line-break/>ac propterea a proprio significatu translatum esse. Verum</text:span></text:p>
      <text:p text:style-name="P15"><text:span text:style-name="T37">illi, reclamante evidentia, palam mentiuntur: saepius<text:line-break/>enim spumosi sanguinis exspuitio citra copiam fieri visa<text:line-break/>esu Itaque si re vera </text:span><text:span text:style-name="T37">ab </text:span><text:span text:style-name="T37">Hippocrate ita scriptum sit, ipsum<text:line-break/>vocabulo abusum fuisse dicemus. Non enim </text:span><text:span text:style-name="T37">copia </text:span><text:span text:style-name="T37">ex<text:line-break/>pnlmone rejectionem, neque </text:span><text:span text:style-name="T37">paucitas </text:span><text:span text:style-name="T37">ex </text:span><text:span text:style-name="T37">alio </text:span><text:span text:style-name="T37">quopiam<text:line-break/>loco- eductionem significat. Si vero exfpuimus aut ex-<text:line-break/>tussimus scriptum sit, tunc ipfum et proprio usum fuisse<text:line-break/>vocabulo et indicare sufigninem ejusmodi carniformem<text:line-break/>pulmonis substantiam, </text:span><text:span text:style-name="T37">quod </text:span><text:span text:style-name="T37">ipsius est proprium corpus,<text:line-break/>ulcerationem suscepisse, adeo ut vere dici queat sangui-<text:line-break/>nem spumosum solius pulmonis exulcerationem indicare,<text:line-break/>non vere autem exulcerato pulmone necessario spuman-<text:line-break/>tem exereari sanguinem: saepe namque lapsis quibusdam'<text:line-break/>nic altu aut calcibus caesis aut in palaestra percussis ah<text:line-break/>illa maxime ictus parte, in quam cuipiam . ad. solum<text:line-break/>ruenti, alter super thoracem inciderit, sanguinis- colora-<text:line-break/>tissimi plurimum tussiendo exspui sine ullo dolore vidimus,<text:line-break/>quem ex rupto pulmonis vafe quopiam prodiisse est verisimile.</text:span></text:p>
      <text:h text:style-name="P6" text:outline-level="2">XIV.</text:h>
      <text:p text:style-name="P16"><text:span text:style-name="T51">Si tabe detento diarrhoea superveniat, letale.</text:span></text:p>
      <text:p text:style-name="P16"><text:span text:style-name="T51">t</text:span><text:span text:style-name="T37"> </text:span><text:span text:style-name="T37">Paulo ante dixerat, tabidis quum pus graviter olet<text:line-break/>et capilli defluunt diarrhoea superveniente mortem fub-<text:line-break/>sequi. Hic vero simpliciter dixit accedens tabe alvi pro-<text:line-break/>fluvium letale este, nulla de pure et capillis facta men-<text:line-break/>tione , quasi hoc per se ad mortis significationem satis esse<text:line-break/>possit, non tamen ita propinquam, neque tam cito se-<text:line-break/>quuturarn perniciem .indicet, ac si capillorum defluvium<text:line-break/>simul adjungatur.,</text:span></text:p>
      <text:h text:style-name="P5" text:outline-level="2">XV.</text:h>
      <text:p text:style-name="P11"><text:span text:style-name="T51">Qui ex pleuritide suppurati a fiunt</text:span><text:span text:style-name="T37">, si intra dies quadra-<text:line-break/>ginta, </text:span><text:span text:style-name="T51">ex quo ruptio sucta est, repurgentur, liberan-<text:line-break/>tur i alioqui in tabem transeunt.</text:span></text:p>
      <text:p text:style-name="P14"><text:span text:style-name="T37">Addito ruptionis nomine de iis se disserere palam<text:line-break/>ostendit, quibus lateris inflammatione in empyema con-<text:line-break/>versa, deinde rupta </text:span><text:span text:style-name="T51">irf</text:span><text:span text:style-name="T37"> medio spatio inter thoracem et<text:line-break/>pulmonem pus colligitur. His enim omnibus, nisi ad<text:line-break/>Iuminum intra quadraginta dies puris fcreatu expurgandi<text:line-break/>vaeuatic fiat, pulmonem exedi necesse est, pure temporis<text:line-break/>diuturnitate putrescente. Itaque pleuritidi Hippocrates'<text:line-break/>quartum decimum diem purgationis statuit terminum; sup-<text:line-break/>puratis vero quadragesimum. Verum nos de horum et<text:line-break/>aliorum criticorum dierum differentiis copiosissime iu ea<text:line-break/>commentatione fumus loquuti, quae de diebus decretoriis<text:line-break/>nobis scripta est: quem tractatum si quis perlegerit, fa-<text:line-break/>cile ea omnia assequetur quae ab Hippocrate de diebus<text:line-break/>decretoriis dicta funt.</text:span></text:p>
      <text:h text:style-name="P5" text:outline-level="2">XVI.</text:h>
      <text:p text:style-name="P16"><text:span text:style-name="T51">Calidum eo frequentius utentibus has affert noxas, carnium</text:span></text:p>
      <text:p text:style-name="P15"><text:span text:style-name="T51">effeminationem, nervorum impotentiam , mentis stupo-<text:line-break/>rem, sunguinis prostucia, animi desectiones, quibus per<text:line-break/>haec mors succedit.</text:span></text:p>
      <text:p text:style-name="P13"><text:span text:style-name="T37">De calidi et frigidi usu incommoderato et commode-<text:line-break/>rato non pauca tum in libro de humidurum usu pronun-<text:line-break/>ciata sunt tum in hac libri aphorismorum parte omnia<text:line-break/>fere capita sunt exposita; ac in primis illusi quod calido<text:line-break/>immoderate utentibus has ipfum affectiones efficiat, car-<text:line-break/>nium effeminationem, hoc est imbecillitatem: metaphorice<text:line-break/>namque dictum est, quoniam in universum sit femina<text:line-break/>mare imbecillior. Cui consentaneum est quod subsequitur,<text:line-break/>nervorum impotentia. Etenim imbecilles redduntur, quum<text:line-break/>eorum substantia a calore dissolvitur. Mentis etiam tor-<text:line-break/>por mentis est atonia, cerebri scilicet perinde ac nervo-<text:line-break/>rum dissoluta substantia. Eodem modo haemorrhagiae,<text:line-break/></text:span><text:span text:style-name="T51">sunguinis eruptiones,</text:span><text:span text:style-name="T37"> immoderatas calidi ufus iis corpo-</text:span></text:p>
      <text:p text:style-name="P15"><text:span text:style-name="T37">rum naturis inducit quae ad sanguinis prolusionem aptae<text:line-break/>ac dispositae sunt. Sequuntur autem fanguinis profluvia<text:line-break/>defectus animi, quos et cetera' prius commemorata mors<text:line-break/>comitatur. Verum illa quidem longiori tempore in illis<text:line-break/>quidem magis, in his vero minus; haemorrhagiae et ani-<text:line-break/>mi defectus derepente. In exemplaribus aphorifmi finis<text:line-break/>vario modo scriptus est, fed lectiones omnes enunciatam<text:line-break/>sententiam demonstrant. Harum haec una est: his </text:span><text:span text:style-name="T51">mors<text:line-break/>succedit i</text:span><text:span text:style-name="T37"> altera:, </text:span><text:span text:style-name="T51">ad quae mors;</text:span><text:span text:style-name="T37"> tertia haec: </text:span><text:span text:style-name="T51">quibus mors</text:span><text:span text:style-name="T37"> j<text:line-break/>quarta: </text:span><text:span text:style-name="T51">haec ad mortem serunt.</text:span></text:p>
      <text:h text:style-name="P5" text:outline-level="2">XVll.</text:h>
      <text:p text:style-name="P11"><text:span text:style-name="T51">Frigidum vero convulsiones, tetanos, nigrores et febriles<text:line-break/>rigores affert.</text:span></text:p>
      <text:p text:style-name="P13"><text:span text:style-name="T37">Incomrnoderatum fcilicet frigidum convulsiones, teta-<text:line-break/>nos et nervorum perfrigerationem. efficit. Quemadmodum<text:line-break/>enim ipsorum fubstantia ab immodico calore dissolvenda</text:span></text:p>
      <text:p text:style-name="P15"><text:span text:style-name="T37">non est, sic neque praeter modum refrigerando et in unum<text:line-break/>cogendo ac constringendo. Sed et sane nigrores perfrige-<text:line-break/>ratione et rigores febres arcessentes, cutis densatione et<text:line-break/>pororum coarctatione faciunt. Melius itaque ita dictum<text:line-break/>fuisset: rigores qui et convulsiones et tetanos et nigrores<text:line-break/>et febres excitant. Verum de symptomatum causis copio-<text:line-break/>sius privato opere diximus.</text:span></text:p>
      <text:h text:style-name="P5" text:outline-level="2">XVIlI.</text:h>
      <text:p text:style-name="P11"><text:span text:style-name="T51">Frigidum inimicum ofstbus, dentibus, nervis, cerebro, dor-<text:line-break/>sali medullae t calidum vero amicum.</text:span></text:p>
      <text:p text:style-name="P13"><text:span text:style-name="T51">Partes natura frigidiores,</text:span><text:span text:style-name="T37"> cujusmodi animalibus in-<text:line-break/>sunt omnes plane exsangues, citius ac magis ah immode-<text:line-break/>rato frigidi usu oblaeduntur. His spsic ratione optima<text:line-break/>calidum familiarius convenit.</text:span></text:p>
      <text:h text:style-name="P6" text:outline-level="2">XIX.</text:h>
      <text:p text:style-name="P11"><text:span text:style-name="T37">Quae </text:span><text:span text:style-name="T51">persuigerata sunt excalefacere oportet, praeter ea<text:line-break/>quae sanguinem ejsuundunt aut brevi esuusura sunt.</text:span></text:p>
      <text:p text:style-name="P13"><text:span text:style-name="T37">Praesens exceptio illud theorema non evertit, con-<text:line-break/>traria contrariorum esse remedia , de quo plenius in opere<text:line-break/>de medendi methodo diximus, ubi ostendimus, aliud esse<text:line-break/>qqoddam theorema huic praevertendum, quo jubet ea<text:line-break/>prius curanda esse quae magis urgent, hoc est praefen-<text:line-break/>tius periculum afferunt, quemadmodum et nunc haemor-<text:line-break/>rhagia minatur. Huic igitur prius obsistendum est, tum<text:line-break/>demum pars affecta ad propriam temperiem revocanda.</text:span></text:p>
      <text:h text:style-name="P5" text:outline-level="2">XX.</text:h>
      <text:p text:style-name="P11"><text:span text:style-name="T51">Ulceribus frigidum mordax cutem obdurat, dolorem in-<text:line-break/>suppurabilem sucit, nigrores, rigores febriles, convub- </text:span><text:span text:style-name="T51">.<text:line-break/></text:span><text:span text:style-name="T37">siones </text:span><text:span text:style-name="T51">et tetanos creat.</text:span></text:p>
      <text:p text:style-name="P14"><text:span text:style-name="T37">Proprie quidem appellanti calidum mordax est, sen-<text:line-break/>fus autem similitudine frigida etiam aqua mordax appel-<text:line-break/>latur, non simpliciter cuti, fed ulceratae occursans. Quod<text:line-break/>enim morsus sensum est relicturum, rei mordendae sub-<text:line-break/>stantiam pervadere debet, quod in cute habenti secundum<text:line-break/>naturam frigida aqua facere non potest, quod cutis den-<text:line-break/>sior sit quam ut eam penetrare possit frigidae fubstantia.<text:line-break/>In partibus vero ulceratis, utpote rarioribus, pervadere<text:line-break/>potest earum substantiam in profundum usque subiens.<text:line-break/>Verum nos de mordacium in libris de simplicium medica-<text:line-break/>mentorum facultatibus abunde diximus. Ulceratis igitur<text:line-break/>frigidum mordax , sed cutem indurat ejus densata substan-<text:line-break/>tia. Dolorem etiam reddit infuppurabilem, quod nativum<text:line-break/>calorem ulcera ad suppurationem perducentem refrigeret<text:line-break/>et quae dolorem efficiunt ea perfpiratione vacuari prohi-<text:line-break/>beat. Quae sequuntur prius ipsi sunt expolita, nigrores,<text:line-break/>rigores febriles, convulsiones et tetani.</text:span></text:p>
      <text:h text:style-name="P6" text:outline-level="2">XXI.</text:h>
      <text:p text:style-name="P11"><text:span text:style-name="T37">Nonnunquam </text:span><text:span text:style-name="T51">vero ubi in tetano citra ulcus juvene car~<text:line-break/>nosu aestate media frigidae copiosae prosusto caloris<text:line-break/>revocationem espcitcalor autem haec saluit.</text:span></text:p>
      <text:p text:style-name="P13"><text:span text:style-name="T37">Posteaquam a calido et frigido incommoda retulit<text:line-break/>Hippocrates, deinceps rara quaedam eorum commoda ex-<text:line-break/>plicat. Ac primum quidem frigidum ait in tetano, liquet<text:line-break/>autem in alia etiam quavis convulsione idem usu venire,<text:line-break/>media aestate aegro eusarco ac juvene frigidae perfusio-<text:line-break/>nem per caloris revocationem eum affectum curare. Unde<text:line-break/>fit manifestum non propria facultate frigidum id morbi<text:line-break/>sanare, sed ex accidenti, quod in juvenibus eusarcis calo-<text:line-break/>ris revocationem efficiat.. In alia siquidem aetate nihil<text:line-break/>profuerit talis frigidae profusio, quia neque caloris efficit<text:line-break/>revocationem; quando ne hac quidem aetate, nec alio<text:line-break/>quopiam anni tempore, praeterquam aestate media facere<text:line-break/>potest. Nam aquae frigidae occursus aut nativum calorem</text:span></text:p>
      <text:p text:style-name="P91"><text:span text:style-name="T37">evincit aut colligit. Vincit quidem quum debilis est, col-<text:line-break/>ligit vero quum fortius ipsius perspirationem prohibet et<text:line-break/>effluvium supprimit. Conjunctas ulceri convulsiones ex-<text:line-break/>cipit, ut quae ab aqua frigida sanari nunquam possunt,<text:line-break/>ne fi juvenis quidem aeger et calidus natura et aestivum<text:line-break/>anni teinpus et regio calida sit, quia frigidum, ut ipse<text:line-break/>supra dixit, ulceribus mordax dolorem insuppurabilem<text:line-break/>facit Iis igitur qui cum ulceribus convelluntur ob ner-<text:line-break/>voforum corporum inflammationem, adversissima erit fri-<text:line-break/>gida, ut quae neque ulcus mitiget, neque .nervosorum<text:line-break/>corporum inflammationem solvat?<text:tab/>'</text:span></text:p>
      <text:h text:style-name="P5" text:outline-level="2">XXII.</text:h>
      <text:p text:style-name="P16"><text:span text:style-name="T51">Calidum suppuratoriurn est, non in omni ulcere maximum<text:line-break/>securitatis signum, autem emolliti extenuat, dolorem<text:line-break/>sudatt rigores, 'convulsiones, tetanos mitigat; capitis<text:line-break/>gravitatem sulviti ofsturn fracturis plurimum confert.</text:span></text:p>
      <text:p text:style-name="P14"><text:span text:style-name="T51">fed maxime sua carne nudatis et iis potifstmum </text:span><text:span text:style-name="T51">, </text:span><text:span text:style-name="T51">quibus<text:line-break/>in capite sunt ulcera. His etiam quae a frigora emo-<text:line-break/>riuntur aut exulcerantur ; herpetibus denique exedenti-<text:line-break/>bus, sudi, pudendo, utero, vestcae, his calidum amicum<text:line-break/>et judicatorium f frigidum nero inimicum et interimens;</text:span></text:p>
      <text:p text:style-name="P13"><text:span text:style-name="T37">Quemadmodum frigidum convulsiones et tetanos sua<text:line-break/>natura efficit, interdum tamen, </text:span><text:span text:style-name="T51">quamquam</text:span><text:span text:style-name="T37"> raro tetanum<text:line-break/>sanat, sic etiam calidum pro sua facultate suppurationem<text:line-break/>movet, nonnunquam ipsam prohibet. In putridis siqur-<text:line-break/>dem ulceribus ac plane omnibus rheumaticis calidum,'pus<text:line-break/>non procreat; imo et his magnopere noxium esu Atque<text:line-break/>haec ambo in idem concidunt et quod laedit et quod non<text:line-break/>suppurat ulcera: stcuti contra et quod juvat et quod ma-<text:line-break/>turat ulcera.' Maximum enim ulceri ad securitatem signum<text:line-break/>est tum pus ipsum tum puris conficlendi vim habens me-<text:line-break/>dicamentum. Nihil enim mali potest accidere ulceri pus<text:line-break/>procreanti: quae igitur convulsionem afferunt, prorsus</text:span></text:p>
      <text:p text:style-name="P15"><text:span text:style-name="T37">sunt insuppurabilia. Similiter etiam ulcera dysepulotica •<text:line-break/></text:span><text:span text:style-name="T51">quae cicatrice vix obducuntur</text:span><text:span text:style-name="T51">,</text:span><text:span text:style-name="T37"> </text:span><text:span text:style-name="T37">insuppurabilia sunt omnia.<text:line-break/>Item ex malignis ulceribus quae per excellentiam quan-<text:line-break/>dam propriis nominibus sunt insignita, qualia cancrosa,<text:line-break/>chironia, telepbia et phagedaenica, ejusmodi sunt omnia<text:line-break/>etiam insuppurabilla. Pus igitur maximum ulceri </text:span><text:span text:style-name="T37">ad </text:span><text:span text:style-name="T37">se-<text:line-break/>curitatem signum est, atque hoc ex calidi usu conjicis.<text:line-break/>In quibus enim non congruit, haec a calido insuppura-<text:line-break/>bilia permanere intueberis. Qui calidi effectus frequenter<text:line-break/>apparent, eos deinceps enumerat: etenim cutem induratam<text:line-break/>emollit, incrassatam extenuat, est anodynum, convulsiones<text:line-break/>ac tetanos mitigat, nec ut frigidum dolorem insuppura-<text:line-break/>bilem efficit, quod a natura nostra sit alienum, quae uti-<text:line-break/>que calor est nativus, quem adauget ubi moderate adhi-<text:line-break/>betur. Calidum itaque externum ea praestat omnia quae<text:line-break/>diximus; ‘quum et nonnulla quidem concoquit et in me-<text:line-break/>lius alterat, nonnulla vero discussis ac vacuatis noxiis<text:line-break/>dolorem facientibus persanat. Quod si perfecte non ia-</text:span></text:p>
      <text:p text:style-name="P15"><text:span text:style-name="T37">net., saltem dolores mitigat. In capitis vero affectibus<text:line-break/>haec eadem facit et carebariis appellatis, quae capitis<text:line-break/>sunt gravi lates, concoctis ac discussis noxas inserentibus<text:line-break/>medetur, concoquens atque discutiens quaecunque molesta<text:line-break/>sunt. Quin etiam ossium fracturis utilissimum est magis-<text:line-break/>que nudatis, hoc est carne exutis, iisque etiarnnum magis<text:line-break/>quae capiti oboriuntur. Nam talia frigidum maxime lae-<text:line-break/>dit, ut qnod non ossibus dumtaxat, scd ipsi quoque cere-<text:line-break/>bro sit inimicum. Ceterum partibus quibuscunque quod<text:line-break/>perfrixerint emorientibus remedio calidum esu lta vero<text:line-break/>quae persrigeratione exulcerantur, ut hieme calcanei ac<text:line-break/>digiti ceteraeque partes extremae, his calidum quoque </text:span><text:span text:style-name="T51">re-<text:line-break/>medium</text:span><text:span text:style-name="T37"> suturum est, Nec non etiam herpetibus exeden-<text:line-break/>tibus medetur, etiam si a bilioso et calido humore pro-<text:line-break/>creentur. Verum propter exulcerationem frigidum ipsis<text:line-break/>adversum est, ut quod ulceribus mordax existat. Sic et<text:line-break/>omnibus sedis affectibus familiare quidem est calidum, ad-<text:line-break/>versissimum vero frigidum, tum quod nervosa sit, frigi-</text:span></text:p>
      <text:p text:style-name="P15"><text:span text:style-name="T37">dum vero nervis inimicum, tum quod per communicatio-<text:line-break/>nem frigiditas facile ex sede ad ventrem adscendat eodem-<text:line-break/>que modo caliditas. Sic et utero genitali et vesicae cali-<text:line-break/>dum quidem amicum et salutare, inimicum vero et mor-<text:line-break/>tiferum frigidum. Hae ' namque partes nervosae sunt et<text:line-break/>superioribus partibus facile frigiditatem impertiuntur. Quod<text:line-break/>autem de omnibus in aphorismo scriptus communiter pro-<text:line-break/>nunciaverit, his calidum esse salutare, frigidum vero ini-<text:line-break/>micum ac interimens, etiam me tacente manifestum est.</text:span></text:p>
      <text:h text:style-name="P5" text:outline-level="2">XXIII.</text:h>
      <text:p text:style-name="P11"><text:span text:style-name="T37">At in </text:span><text:span text:style-name="T51">his frigido utendum, unde sanguis prostuit aut pro-<text:line-break/>fluxurus est, non supra ipsus partes, sed circa ipsus<text:line-break/>unde prostuit, admoto. Et quae inflammationes aut<text:line-break/>deflagrationes ad rubrum et subcruentum colorem ex<text:line-break/>recenti sanguine vergunt, iis ipsts adhibito. Inveteratas<text:line-break/>enim denigrat. Erysipelas etiam non ulceratum juvat;<text:line-break/>exulceratum st quidem laedit.</text:span></text:p>
      <text:p text:style-name="P14"><text:span text:style-name="T37">Quae a frigido commoda et incommoda corporibus<text:line-break/>invehuntur, hocce aphorismo percenset. Primum quidem<text:line-break/>ipsum partibus haemorrhagia laborantibus aut in eam la-<text:line-break/>psuris admotum conferre pronunclat, non partibus ipsis<text:line-break/>sanguinem profundentibus, ulceribus enim frigidum mor-<text:line-break/>dax, fed circumstantibus illisque praefertim unde aliquid<text:line-break/>ulceribus influat. Quin etiam omnes inflammationes ju-<text:line-break/>vare profert et quaecunque incendia epiphlogifmata no-<text:line-break/>minavit,, hoc est propter humorum ipsas efficientium ca-<text:line-break/>lorem a flamma succensas partes et ustas, hae namque<text:line-break/>frigido oblectantur. Haec autem omnia tibi spectanti co-<text:line-break/>lore rubra et subcruenta apparent, recenti nimirum, non<text:line-break/>vetusto sanguine suffusa. Nam vetustus sanguis floridum<text:line-break/>colorem non habet. Quare frigido admoto livere ac ni-<text:line-break/>grescere affecta contingat Eodem modo plane erysipelas<text:line-break/>etiam non ulceratum a frigido juvatur, sicuti' ulcerato<text:line-break/>mordax et dulorificum est frigidum. Qua quidem ratione<text:line-break/>nocet, quum dolentes partes in fe semper fluxiones moyeantr</text:span></text:p>
      <text:h text:style-name="P6" text:outline-level="2">XXIV.</text:h>
      <text:p text:style-name="P11"><text:span text:style-name="T51">Frigida velut nix et glacies pectori inimica tusus, rno-<text:line-break/></text:span><text:span text:style-name="T37">- veni, </text:span><text:span text:style-name="T51">sunguinis eruptiones cient et cntharros excitant.</text:span></text:p>
      <text:p text:style-name="P13"><text:span text:style-name="T37">Hactenus de calida aqua et frigida orationem habuit,<text:line-break/>nunc autem de nive et glacie disserit, ab bis tanto ma-<text:line-break/>jora invehi incommoda ossendens, quanto hae sunt aqua<text:line-break/>frigidiores. Nam thoracis, partibus sunt inimicissimae,<text:line-break/>quum et tusses moveant et vasorum ruptiones, faciant,<text:line-break/>haemorrhagiae saepe causae existunt, atque destillationes<text:line-break/>e capite thoracem et pulmonem oblaedunt. Has enim<text:line-break/>efficiunt nix et glacies ceteraque cerebrum refrigerantia.</text:span></text:p>
      <text:h text:style-name="P5" text:outline-level="2">XXV.</text:h>
      <text:p text:style-name="P16"><text:span text:style-name="T51">Tumores articulis et citra ulcus dolores et podagricos af-<text:line-break/>fectus et convulsu, haec magna ex parte frigida co~</text:span></text:p>
      <text:p text:style-name="P15"><text:span text:style-name="T37">piofe </text:span><text:span text:style-name="T51">affusu et levat et minuit doloremque saluit. Mo-<text:line-break/>deratus namque stupor dolorem salvit.</text:span></text:p>
      <text:p text:style-name="P92"><text:span text:style-name="T51">-j ~<text:tab/>'</text:span></text:p>
      <text:p text:style-name="P13"><text:span text:style-name="T37">Horum quidem quam plurima aquam juvare frigidum<text:line-break/>ostendit. Sed quaenam haec sint dicere praetermisit, quod<text:line-break/>quae supra protulit, ea invenire non sit arduum. Quae-<text:line-break/>cunque enim inflammationes aut deflagrationes in rubrum<text:line-break/>et subcruentum colorem ex recenti sanguine propendent,<text:line-break/>a frigida sanari dixit, quae influxum reprimat et eatenus<text:line-break/>corpora vacuet. Quapropter etiam dolorem in talibus<text:line-break/>solvit et ejus causam exscindit. Partium quoque refrige-<text:line-break/>ratio vehementior moderatum torporem affert, qui et ipse<text:line-break/>dolorem hebeti sensu reddito solvit.</text:span></text:p>
      <text:h text:style-name="P5" text:outline-level="2">XXVI.</text:h>
      <text:p text:style-name="P16"><text:span text:style-name="T51">Quae aqua cito calescit et cito refrigeratur, levijstma.</text:span></text:p>
      <text:p text:style-name="P14"><text:span text:style-name="T37">Non pondere ejusmodi aquam levissimam esse dicen-<text:line-break/>dum esu Sic enim nihil magnum doceret, praeterea per<text:line-break/>quendam circuitum inveniendum soret, quod facile erat<text:line-break/>statim invenire. Nam si pondere leviorem aquam dignoA<text:line-break/>scere velit, ad manum est rerum ponderandarum trutina,<text:line-break/>ad quam revocatam aquam expendere et examinare pote-<text:line-break/>rit. Verum in praesentia leviorem aquam esse dixit, quae<text:line-break/>ventri et hypochondrio gravis non diu, sed cito permeat,<text:line-break/>sicut contrariam gravem dicimus, quae non cito pervadit.<text:line-break/>Liquet autem non solam hanc esse salubritatis aquae pro-<text:line-break/>bandae regulam, sed quum alia bonitatis aquae signa ob-<text:line-break/>via sint et omnibus nota, hoe vero artis nonnihil habeat,<text:line-break/>id eo factum esse, ut </text:span><text:span text:style-name="T37">ad </text:span><text:span text:style-name="T37">id scribendum veniret Hippocra-<text:line-break/>tes. Sed quaenam alia funt? Primo quidem si neque<text:line-break/>turbida, neque coenosa sit; deinde si neque odore, neque<text:line-break/>gustu aliquam abfurdam qualitatem prae </text:span><text:span text:style-name="T37">fe </text:span><text:span text:style-name="T37">ferat; postre-<text:line-break/>mo, si quod nunc Hippocrates pronunciavit, cito refrige-<text:line-break/>retur et calefiat: nam non constat ejusmodi aquam facile</text:span></text:p>
      <text:p text:style-name="P15"><text:span text:style-name="T37">alterari posse, Quemadmodum autem cibi virtus potest esse<text:line-break/>ut facile alteretur, ita et aquae. Siquidem mutari volumus<text:line-break/>quidquid ab instrumentis concoquentibus probe consequen-<text:line-break/>dum esu Quaecunque vero sola bibentium affectione de<text:line-break/>optima aqua judicant, </text:span><text:span text:style-name="T51">ii certissimo quidem judicio</text:span><text:span text:style-name="T37"> utun-<text:line-break/>tur ; verum fi hoc solum assumpserint, non recte faciunt.<text:line-break/>Prius enim de aqua ex dictis signis judicandum est,quam<text:line-break/>ad talem experientiam veniatur.</text:span></text:p>
      <text:h text:style-name="P5" text:outline-level="2">XXVII.</text:h>
      <text:p text:style-name="P11"><text:span text:style-name="T51">Quibus noctu bibendi est appetentia, iis admodum sitienti-<text:line-break/>bus, st obdormierint, bonum.</text:span></text:p>
      <text:p text:style-name="P13"><text:span text:style-name="T37">An dandus sit potus an minime dandus iis qui noctu<text:line-break/>magnopere sitiunt non declaravit, sed solum quod super<text:line-break/>dormire conferat. Coquetur enim per somnum videlicet<text:line-break/>et subdescendet sitis causa quaecunque sit. Non tamen<text:line-break/>illud abditum est valde sitientibus potum dandum esse,</text:span></text:p>
      <text:p text:style-name="P15"><text:span text:style-name="T37">sive meracioris vini haustu sive potus indigentia sitis nata<text:line-break/>sit.. Nam et inopiae ciborum ablatione'et ortum exxino<text:line-break/>calorem aqua restinguere sanitatis tuendae praecepta sunt.<text:line-break/>Si .samen modice’sitierint, non plane potus ipsis exhlben-<text:line-break/>dus est, fed considerandum utrum humidi defectu tale quid<text:line-break/>patiantur an uberiore vini potione. Contingit enim si<text:line-break/>dormierint, eos ex fomno juvari.</text:span></text:p>
      <text:h text:style-name="P5" text:outline-level="2">XXV<text:span text:style-name="T89">III</text:span>.</text:h>
      <text:p text:style-name="P11"><text:span text:style-name="T51">Muliebria suffitus. aromatum educit. Ad alia vero ple-<text:line-break/>rumque utiles escet, ntst capitis gravitatem induceret.</text:span></text:p>
      <text:p text:style-name="P13"><text:span text:style-name="T37">Muliebria nuncupavit, quae nimirum mulieribus per<text:line-break/>uterum menstruis purgationibus et a partu vacuantur.,,.Hic<text:line-break/>quoque liquido constat, eas quidem quae propter uteri<text:line-break/>inflammationem vel perversionem vel ejusmodi aliquid non<text:line-break/>belle purgantur,mon aliter fanari posse quam ea affectione</text:span></text:p>
      <text:p text:style-name="P15"><text:span text:style-name="T37">percurata, cui symptoma mensium est suppressio, eas vero<text:line-break/>qnae sine ejusmodi affectu parcius purgantur, iis ipsis quae<text:line-break/>nunc ab ipso docentur-, odorum suffitibus ac fomentis cu-<text:line-break/>randas esse. In his enim aut sanguinis crassitudo, aut<text:line-break/>vastorum ad uterum pertinentium obstructio,- aut eorundem<text:line-break/>praeclusio aut totius siibstantiae uteri praeclusio, eorum<text:line-break/>suppressionis causa existiti . At dictorum quodcunque causa<text:line-break/>fuerit parati ex aromatibus Tussitus aut fetus affectionem<text:line-break/>sanat qui sua facultate praeclusa, vasorum extrema rese-<text:line-break/>rare et humorum crassitiem attenuare et obstructiones in-<text:line-break/>cidendo deobstruere possit. Multoties vero et ad alia, in-<text:line-break/>quit; esset utilis, nisi capitis gravitatem excitaret'. Nam<text:line-break/>continenter per uterum in omnibus frigidis atque humidis<text:line-break/>affectibus totum corpus suffiri poterat, nisi a suffitione<text:line-break/>cephalalgiam quum alias, tum in febribus maxime time-<text:line-break/>remus. Nam aromata prope omnia capitis dolorem com-<text:line-break/>movere tum experientia ipfa ostendit tum ratio docet.<text:line-break/>Quae namque vehementer calefaciunt, ea omnia caput</text:span></text:p>
      <text:p text:style-name="P15"><text:span text:style-name="T37">tentant, calore nimirum naturaliter sursum tendente. At-<text:line-break/>qui omnium aromatum quum abunde calet natura, tum<text:line-break/>vero maxime cassiae aromaticae, costi, cinnamomi et amomi.</text:span></text:p>
      <text:h text:style-name="P5" text:outline-level="2">XXIX.</text:h>
      <text:p text:style-name="P11"><text:span text:style-name="T51">Praegnantes, st ad excretionem turgeat humor, purgan-<text:line-break/>dae sunt, quarto mense et adusuue septimum, scd hae<text:line-break/>minus. Minoribus aUtem </text:span><text:span text:style-name="T51">et </text:span><text:span text:style-name="T51">grandioribus fetibus reli-<text:line-break/>giose agendum.</text:span></text:p>
      <text:p text:style-name="P13"><text:span text:style-name="T37">Hic aphorismus fupra quoque pronunciatus est, ubi<text:line-break/>de purgatione habebatur oratio. Sed et nunc ubi de<text:line-break/>mulieribus agitur in quam plurimis exemplaribus inveni-<text:line-break/>tur. 'Quidam vero ipsum eximunt, ne bis scriptus com-<text:line-break/>periatur. Nova autem explicatione altera nobis non opus<text:line-break/>est, praeter eam quam supra scripsimus.</text:span></text:p>
      <text:h text:style-name="P6" text:outline-level="2">XXX.</text:h>
      <text:p text:style-name="P11"><text:span text:style-name="T51">Mulierem utero gerentem morbo quodam aeuto corripi<text:line-break/>letale.</text:span></text:p>
      <text:p text:style-name="P13"><text:span text:style-name="T37">Merito; sive enim sit febrilis morbus, ipsam febre<text:line-break/>continua affici necesse est: talis enim est morbus acutus,<text:line-break/>in quo duplex fetui impendet periculum, unum a febre<text:line-break/>ipfa fetum perimente, alterum quod exhibitis aegrotanti<text:line-break/>per longum intervallum cibariis, alimenti penuria fetum<text:line-break/>enecamus. Quod si ut hunc servemus cibos blande ac<text:line-break/>crebro exhibuerimus, intempestivo cibo aucta febre eon-<text:line-break/>tinua gravidam occidemus. Sic etiam si absque febre<text:line-break/>alius quidam morbus acutus obortus sit, qualis epilepsia,<text:line-break/>apoplexia aut convulsio aut tetanus,. morbi magnitudini<text:line-break/>et vehementiae aegrota par esse non poterit.</text:span></text:p>
      <text:h text:style-name="P6" text:outline-level="2">XXXI.</text:h>
      <text:p text:style-name="P11"><text:span text:style-name="T37">lliulicr </text:span><text:span text:style-name="T51">utero gerens vena secta abortit, eoque magis, su-<text:line-break/>tus st grandior suerit.</text:span></text:p>
      <text:p text:style-name="P13"><text:span text:style-name="T37">Defectu alimenti, non modo venae sectione, verum<text:line-break/>etiam longiore inedia fetus in utero necatur, quod paulo<text:line-break/>post aliis etiam aphorismis ostensuri furnus. Merito ita-<text:line-break/>qtie fetus grandior, secta praegrandi vena, citius corrum-<text:line-break/>pitur, quod nimirum copiosiore indigeat alimento.</text:span></text:p>
      <text:h text:style-name="P5" text:outline-level="2">XXXII.</text:h>
      <text:p text:style-name="P93"><text:span text:style-name="T51">Mulieri sungainem Vomenti mensarius erumpentibus solu-<text:line-break/>tio contingit.</text:span><text:span text:style-name="T37"><text:tab/></text:span><text:span text:style-name="T37">i</text:span></text:p>
      <text:p text:style-name="P13"><text:span text:style-name="T37">Jure ac merito, etenim sanguinis erit sursum impe-<text:line-break/>tum conseqnnti revulsio simul et vacuatio. Quod quam<text:line-break/>utiliter fiat, ipsa nos docet experientia, qua nos inducti</text:span></text:p>
      <text:p text:style-name="P15"><text:span text:style-name="T37">quae praeclare natura gerit opera , imitabimur atque sic<text:line-break/>affectas mulieres venae poplitis aut malleoli sectione </text:span><text:span text:style-name="T51">va-<text:line-break/>cuabimus.</text:span></text:p>
      <text:h text:style-name="P5" text:outline-level="2">XXXIII.</text:h>
      <text:p text:style-name="P11"><text:span text:style-name="T51">Mulieri menstruis distcientibus sunguis ex naribus pro-<text:line-break/>fluens bonum. , -</text:span></text:p>
      <text:p text:style-name="P13"><text:span text:style-name="T37">Quod qui sanguis singulis mensibus probe vacuatur,<text:line-break/>quum propter aliquam affectionem retentus fuerit, eum<text:line-break/>mulierem oblaedere necesse sit, quodque per alium locum<text:line-break/>vacuatus universum corpus a laesione sanum liberet, pa-<text:line-break/>tet omnibus. Quum autem mulla sint loc</text:span><text:span text:style-name="T69">a</text:span><text:span text:style-name="T37">, per quae<text:line-break/>vacuari queat, aliis quidem omnibus fua quaedam major<text:line-break/>minorque inest laesio; fola vero per nar</text:span><text:span text:style-name="T69">eS</text:span><text:span text:style-name="T37"> vacuatio in-<text:line-break/>noxia, quam nunc laudat Hippocrates. Nou tam</text:span><text:span text:style-name="T69">en</text:span><text:span text:style-name="T37"> si qua<text:line-break/>alia comperiatur citra noxam vacuatio, propterea falsus<text:line-break/>est aphorifmus. Non enim </text:span><text:span text:style-name="T37">quod sola </text:span><text:span text:style-name="T37">per nares vacuatio</text:span></text:p>
      <text:p text:style-name="P15"><text:span text:style-name="T37">deficientibus menstruis bona sit dixit, fed ipsam simpli-<text:line-break/>citer commendavit, non quod sola sit addito. Quod si<text:line-break/>quis eam quae per sedem fit vacuationem ita affectis mu-<text:line-break/>lieribus utilem esse proferat, non aphorismo reluctatur-<text:line-break/>Nonnunquam enim Hippocrates unico velut exempli gra-<text:line-break/>tia proposito, de similibus omnibus pronunciare videtur.</text:span></text:p>
      <text:h text:style-name="P5" text:outline-level="2">XXXIV.</text:h>
      <text:p text:style-name="P11"><text:span text:style-name="T51">Muliert utero gerenti, st alvus multoties prostuit abortio-<text:line-break/>nis periculum esu</text:span></text:p>
      <text:p text:style-name="P13"><text:span text:style-name="T37">Ratione vacuationis nunc quoque Hippocrates abor-<text:line-break/>tionis periculum esse pronunciat, quemadmodum et antea<text:line-break/>in sanguinis per sectam venam missione ostendebamus.</text:span></text:p>
      <text:h text:style-name="P5" text:outline-level="2">XXXV.</text:h>
      <text:p text:style-name="P11"><text:span text:style-name="T37">Mulieri uteri </text:span><text:span text:style-name="T51">strangulatu vexatae aut partus difstcultate<text:line-break/>laboranti sternutamentum succedens bonum.</text:span></text:p>
      <text:p text:style-name="P14"><text:span text:style-name="T37">Obscurum est in aphorismo hystericum nomen: non-<text:line-break/>nulli siquidem pro omnibus uterorum affectibus accipiunt,<text:line-break/>nonnulli vero pro illis solis affectibus uteri exaudiunt,<text:line-break/>quos sequitur affectio quam hystericam suffocationem </text:span><text:span text:style-name="T51">vo-<text:line-break/>citant:</text:span><text:span text:style-name="T37"> quamquam revera strangulatio non est, sed apnoea<text:line-break/>seu respirationis ablatio ;alii denique secundas intelligunt,<text:line-break/>quandoquidem et has uteros appellitanti Verum hi aperte<text:line-break/>aberrant, etiamsi quam maxime in eo verum dicere </text:span><text:span text:style-name="T51">vi-<text:line-break/>deantur,</text:span><text:span text:style-name="T37"> quod secundae utero retentae sternutamentis de-<text:line-break/>turbantur. Alius enim etiam de his apborilmus ab ipso<text:line-break/>scriptus est, atque nomine plurimum hystera et hysterica<text:line-break/>inter se differunt. Falsum porro est de omnibus uteri af-<text:line-break/>fectibus orationem efferri; neque enim exulcerationes, ne-<text:line-break/>que inflammationes, neque erysipelata, ut neque abscessus<text:line-break/>sternutatio juvat. At illud verum est in hystericis apnoeis,<text:line-break/>interveniente sternutatione affectas mulieres levari, non<text:line-break/>solum quia . bonum signum est sternutatio sponte naturae<text:line-break/>ita affectis mulieribus superveniens, sed etiam quia ut</text:span></text:p>
      <text:p text:style-name="P15"><text:span text:style-name="T37">causa huic affectui remedium esu Signum itaque bonum<text:line-break/>est, aluia naturam prius torpentem nunc exsuscitari ac<text:line-break/>recreari et propriarum motionum reminisci; quandoquidem<text:line-break/>ipsa , quaedam excrementa rejicit. Ita enim in libro de<text:line-break/>symptomatum causis sternutamentum fieri ostendimus. Causa<text:line-break/>vero utilitatis existit, quia vehementiore concussione at-<text:line-break/>que jactatione partim quidem naturam excilat, partim<text:line-break/>vero quae partibus corporis tenaciter impacta funt excer-<text:line-break/>nit; sic enim et singultum sanare solet.</text:span></text:p>
      <text:h text:style-name="P5" text:outline-level="2">XXXVI.</text:h>
      <text:p text:style-name="P11"><text:span text:style-name="T51">Mulieri mensus decolores neque surnper eodem periodo<text:line-break/>prodeuntes purgatione opus effe stgnistcat.</text:span></text:p>
      <text:p text:style-name="P13"><text:span text:style-name="T37">In multis exemplaribus dictionem ita se habere re-<text:line-break/>perire licet; Mulieri menstrua tarda, neque tempore per<text:line-break/>se prodeuntia. Possunt itaque menstrua tarda, hoc est</text:span></text:p>
      <text:p text:style-name="P15"><text:span text:style-name="T37">post consuetum circuitum prodeuntia purgatione egere<text:line-break/>humoris pituitosi, ob quem male colorata redduntur, non<text:line-break/>tamen hac fola necessario: etenim etiam aliquando exte-<text:line-break/>nuante victu tales affectiones saepe sanavimus. De hoc<text:line-break/>autem victu a nobis liber unus seorsum scriptus est; una<text:line-break/>quoque cum eo aromatum suffitus, quique eandem cum<text:line-break/>eo facultatem sortiuntur pessi supposititii et potulenta me-<text:line-break/>dicamenta, quae humorum crassitiem incidant et attenuent,<text:line-break/>quale est dia calaminthes, quo assueto quotidie utimur,<text:line-break/>quodque commorantes purgationes saepe provocavit, ln-<text:line-break/>dicatio namque ac scopus earum sanationis est tum vasc-<text:line-break/>rum ad uterum pervenientium ora recludere tum fangui-<text:line-break/>nem extenuare. Et vero totius etiam corporis purgatio,<text:line-break/>ut dixi, quum videlicet crassorum sit humorum, tales<text:line-break/>affectiones sanat. Quod si decolores scribatur, multo ma-<text:line-break/>gis purgatio sic affectas mulieres sanaverit. Neque enim<text:line-break/>propter pituitosum humorem solum, sed etiam propter<text:line-break/>melancholicum et biliosum decolores fiunt menses. Quo</text:span></text:p>
      <text:p text:style-name="P15"><text:span text:style-name="T37">vero modo humorem redundantem dignulcere oporteat,<text:line-break/>ipsemet primo de morbis muliebribus docuit; nunc autem<text:line-break/>quod purgatione vacuandum sit; id declaravit. Illud etiam:<text:line-break/></text:span><text:span text:style-name="T51">neque eadem periodo prodeuntes,</text:span><text:span text:style-name="T37"> huic textui magis con-<text:line-break/>sonat, ut universa fit ejusmodi oratio: si </text:span><text:span text:style-name="T51">mensus decolores<text:line-break/>stant,</text:span><text:span text:style-name="T37"> nec mulieri simile periodo prodeant ac antea ma-<text:line-break/>nare consueverunt, ipsa eget purgatione. Accidit enim<text:line-break/>cacochymis mulieribus non modo decolores apparere men-<text:line-break/>struas purgationes, sed, etiam statum periodi tempus labe-<text:line-break/>facturi., Si et crassiores quidem, humores fuerint et ad<text:line-break/>fluendum humoribus secundum naturam se habentibus in-<text:line-break/>eptiores, quum immorantur ac tardant. His vero contra-<text:line-break/>rii, hoc est humidiores' ac tenuiores, quum praefinitum<text:line-break/>tempus anticipant,</text:span></text:p>
      <text:h text:style-name="P5" text:outline-level="2">XXXVII.</text:h>
      <text:p text:style-name="P11"><text:span text:style-name="T51">stiulieri utero gerenti st mammae derepente extenuentur,<text:line-break/>ipfa abortit.</text:span></text:p>
      <text:p text:style-name="P14"><text:span text:style-name="T37">Hic etiam aphorismus ex illis est quos diximus ali-<text:line-break/>menti penuriam fetus significare. Quaedam enim venae<text:line-break/>sunt uteris ac mammis communes, quae quum sanguinis<text:line-break/>penuria laborant, mammas graciles quidem efficiunt, fe-<text:line-break/>tum vero interdum alimenti inopia perimunt, interdum<text:line-break/>etiam ad exitum concitant, eam ob causam quam ipse<text:line-break/>libro de natura pueri his scriptis prodidit: </text:span><text:span text:style-name="T51">Alimentum<text:line-break/>et incrementum quod a matre destuit non amplius infanti<text:line-break/>sufsuit, quum peractis decem mensibus suetus grandior<text:line-break/>evaserit. Ad suse namque trahit </text:span><text:span text:style-name="T21">α </text:span><text:span text:style-name="T51">sanguine quod dulcisu<text:line-break/>stmurn est</text:span><text:span text:style-name="T37"> simulque lactis </text:span><text:span text:style-name="T51">portione aliqua spuitur. Haec<text:line-break/>ubi rariora et pauciora ipst suerint et infans maturus ex-<text:line-break/>titerit praefenti copiosiorem cibum quaerens calcitrat et<text:line-break/>difruptis membranis matri partus initium affert.</text:span></text:p>
      <text:h text:style-name="P5" text:outline-level="2">XXXVIII.</text:h>
      <text:p text:style-name="P16"><text:span text:style-name="T51">Mulieri gemellos utero gerenti st</text:span><text:span text:style-name="T37"> altera mamma </text:span><text:span text:style-name="T51">gracilis</text:span></text:p>
      <text:p text:style-name="P14"><text:span text:style-name="T51">evadat, alterum abortu edit} et st dextra quidem mam-<text:line-break/>ma gracile fcat, marem; st vero sinistra, suminum.</text:span></text:p>
      <text:p text:style-name="P13"><text:span text:style-name="T37">Quod ante scriptus aphorismus de ambabus mammis,<text:line-break/>id hic de altera verba facit, atque propter praenuncia-<text:line-break/>tam causam, venarum communitatem fetus a directo mam-<text:line-break/>mae imminutae situs abortum patitur. Quod autem dum<text:line-break/>gemelli, tum mas tum femina, utero gestantur, fi dextra<text:line-break/>mamma emarcescat, mas solus, fi sinistra, sola femina corrurn-<text:line-break/>patur, ex illa ipsius opinione pendet qua mares quidem in<text:line-break/>dextris , feminas vero in' sinistris magis gestari auguratur.</text:span></text:p>
      <text:h text:style-name="P5" text:outline-level="2">XXXIX.</text:h>
      <text:p text:style-name="P11"><text:span text:style-name="T51">Si mulier quae neque gravida est, neque peperit, lac ha-<text:line-break/>beat, huic menstrua desucerunt.</text:span></text:p>
      <text:p text:style-name="P14"><text:span text:style-name="T37">Longior oratio lectorem quoque desiderat, qui </text:span><text:span text:style-name="T37">eam<text:line-break/></text:span><text:span text:style-name="T37">sit adsequuturus, in commentariis de naturalibus faculta-<text:line-break/>tihus accurate verfatum. De his tamen in . praesentia<text:line-break/>tantum dictur; sumus, quantum brevissime dictum </text:span><text:span text:style-name="T37">ad<text:line-break/></text:span><text:span text:style-name="T37">proposita conferre possit. Hoc sane omnibus animantis<text:line-break/>partibus est commune, quae aut ad alsarum partium usum<text:line-break/>aut ad generis propagationem aut ad conceptus nutritio-<text:line-break/>nem quosdam humores utiles procreant, humorem illum<text:line-break/>alimenti partis ipfum generantis residuum existere. Non<text:line-break/>enim quod partis natura cognoscat, ad quem usum ani-<text:line-break/>mali profuturus sit humor, ipsius generationem molitur,<text:line-break/>nisi tali polleat intellectu, qualem eos habere arbitramur<text:line-break/>oportere, qui civitatum tenent gubernacula. Verum ani-<text:line-break/>malis quidem opifex illum habet intellectum; ipfa vero<text:line-break/>pars, ut demonstratum est, naturalibus facultatibus regi-<text:line-break/>tur, cum aliis quibusdam, tum alteratrice, qua sibi ali-<text:line-break/>mentum assimilat. Quantum itaque alimenti ab ipfa im-<text:line-break/>mutati et allerati alendo corpori fuerit perfecte assimi-</text:span></text:p>
      <text:p text:style-name="P15"><text:span text:style-name="T37">latum, ipsi apponitur parti eamque alit, atque quod ipse<text:line-break/>dicebat, hoc esu Alimentum est quod alit, quod veluti<text:line-break/>alimentum et quod aliturum est. Alimenti vero residuum<text:line-break/>ac reliquiae humor quidam est partis naturae similis, in<text:line-break/>ostibus quidem qnod in eorum cavernis est reliquus, </text:span><text:span text:style-name="T51">in<text:line-break/>jecore vero Pangitis.</text:span><text:span text:style-name="T37"> Hujus generis est qui spumosus in<text:line-break/>pulmonis carne continetur, in articulorum commissuris<text:line-break/>glutinosus humor, in testibus et parastatis appellatum fe-<text:line-break/>men et in lingua cui nomen saliva. Sunt autem et in<text:line-break/>mammis glandulae, quod ad ipsas affiuit, id sibi ipsis as-<text:line-break/>similandi facultatem sortitae, quae quum exlangites et<text:line-break/>albae sint, familiarem et proprium humorem, quale lac<text:line-break/>est, efficiunt, atque uberius tale efficiunt, quum ad ipsas<text:line-break/>copiosius defertur alimentum. Copiosius vero affiuit octavo<text:line-break/>et nono a conceptionis mense, quo tempore communes<text:line-break/>et mammarum, et uteri venae liberalius oppletae sunt,<text:line-break/>quemadmodum gravidatorum animalium anatome manifesto<text:line-break/>conspicitur. Cujusmodi res aliquando etiam licet raro</text:span></text:p>
      <text:p text:style-name="P15"><text:span text:style-name="T37">citra uteri gestionem </text:span><text:span text:style-name="T37">accidit, </text:span><text:span text:style-name="T37">quum propter remoratos<text:line-break/>menses venae ad similem repletionem pervenerint, cujus<text:line-break/>nunc affectionis meminit Hippocrates.</text:span></text:p>
      <text:h text:style-name="P5" text:outline-level="2">XL.</text:h>
      <text:p text:style-name="P11"><text:span text:style-name="T51">Quibus mulieribus sanguis in- mammis colligitur, maniam<text:line-break/>stgnistcat.</text:span></text:p>
      <text:p text:style-name="P13"><text:span text:style-name="T37">Quod sanguis quidem in mammas feratur, deinde a<text:line-break/>glandulis illic incumbentibus in lac transmutetur, prae-<text:line-break/>cedente aphorismo scriptis proditum est. Nunc vero quum<text:line-break/>appulsus ad eas sanguis immutabilis remaneat, maniam<text:line-break/>significari pronunciat Hippocrates. Equidem nondum lioc<text:line-break/>accidere vidi, quare si quando usu veniat, ex iis fuerit<text:line-break/>quae raro eveniunt. Hippocrates autem ac si viderit il-.<text:line-break/>lud, scribit. Quod si verum est, aliquam ejusmodi exi-<text:line-break/>stimare oportet ejus causam existere. Glandularum cum<text:line-break/>omnium tum earum maxime quae mammis insunt exsan-s</text:span></text:p>
      <text:p text:style-name="P15"><text:span text:style-name="T37">guis natura est ac prolude frigida: omne enim exsangue -<text:line-break/>frigidum, ac. propterea etiam sanguis eo delati alteratur-<text:line-break/>nem in frigidius faciunt. Quanto enim hae glandulae<text:line-break/>sunt jecoris carne frigidiores, tanto lac est. sanguine fri-<text:line-break/>gidius. Quum igitur copiosus simulque frigidus aliquando<text:line-break/>sanguis ex toto corpore sursum ac praecipue in caput fe-<text:line-break/>ratur, ea in furorem maniamve agetur, quoniam caput<text:line-break/>ejusmodi sanguis occupat. Quae vero ipsius, portio in<text:line-break/>mammas cogitur, in contrariam fieri folitam alterationem<text:line-break/>nanciiri non poterit ut lac evadat, propter ipsius tum<text:line-break/>fervorem tum abundantiam.</text:span></text:p>
      <text:h text:style-name="P5" text:outline-level="2">XLI.</text:h>
      <text:p text:style-name="P11"><text:span text:style-name="T37">&lt;Si </text:span><text:span text:style-name="T51">nojsu velis an mulier conceperit, dormiturae aquam<text:line-break/>mulsum potui dato, quod </text:span><text:span text:style-name="T51">st </text:span><text:span text:style-name="T51">ventris torminibus vexetur,<text:line-break/>concepit, stn minus, non concepit.</text:span></text:p>
      <text:p text:style-name="P14"><text:span text:style-name="T37">Tormina fiunt tum propter morsum tum etiam pro-<text:line-break/>pter spiritum flatulentum qui facilem exitum non habet;<text:line-break/>quae 'tormina fieri etiam'iis quae conceperunt mulieribus<text:line-break/>nunc arbitrandum est, propter intestinorum ab utdro<text:line-break/>coarctationem. Dat autem aquam mulsam mulieri dormi-<text:line-break/>turae , crudam videlicet. Ea namque flatulenta ad digno-<text:line-break/>tionem opus' habet, quippe qui et quiescere et cibis im-<text:line-break/>pleri velit mulierem. Siquidem utrumque ad torminum<text:line-break/>generationem confert.</text:span></text:p>
      <text:h text:style-name="Heading_20_2" text:outline-level="2">XLII.</text:h>
      <text:p text:style-name="P11"><text:span text:style-name="T51">Mulier gravida st marem gestet, probe colorata est i st<text:line-break/></text:span><text:span text:style-name="T51">feminam</text:span><text:span text:style-name="T51">, decolor.</text:span></text:p>
      <text:p text:style-name="P13"><text:span text:style-name="T37">Ut mulieris ad fe ipsam, non ad alteram collatae di-<text:line-break/>gnotio ex colore videlicet tum probo tum pravo fumpta,<text:line-break/>ab Hippocrate pronunciata est. Nam quae feminam utero,<text:line-break/>gerit, fe ipfa minus colorata apparet, quod mas sit femina</text:span></text:p>
      <text:p text:style-name="P15"><text:span text:style-name="T37">frigidior. Nunquam vero talis conceptus fuisset, nisi et<text:line-break/>viri femen et mulieris uterus </text:span><text:span text:style-name="T37">quo </text:span><text:span text:style-name="T37">concepit </text:span><text:span text:style-name="T37">tempore </text:span><text:span text:style-name="T37">fri-<text:line-break/>gidiora fuissent. Quare quod dicitur ex eorum numero<text:line-break/>est, quae saepius eveniunt. Contingit enim mulierem ita<text:line-break/>omnia recte agere post conceptionis </text:span><text:span text:style-name="T37">tempus </text:span><text:span text:style-name="T37">ut probe co-<text:line-break/>lorata reddatur. Constat autem alia esse maris concepti<text:line-break/>signa, quales sunt frequentes et validi ipsius motus, quae<text:line-break/>tamen neque </text:span><text:span text:style-name="T37">ipsi </text:span><text:span text:style-name="T37">signa perpetua suut. Contingit enim<text:line-break/>interdum, licet </text:span><text:span text:style-name="T37">raro, </text:span><text:span text:style-name="T37">conceptam feminam mare robustio-<text:line-break/>rem esse multisque </text:span><text:span text:style-name="T37">ac </text:span><text:span text:style-name="T37">validis motibus cieri. Contingit<text:line-break/>quoque nonnunquam marem femina imbecilliorem </text:span><text:span text:style-name="T37">esse<text:line-break/></text:span><text:span text:style-name="T37">ac,pauciores debilioresque motus edere.</text:span></text:p>
      <text:h text:style-name="P5" text:outline-level="2">XLlll.</text:h>
      <text:p text:style-name="P16"><text:span text:style-name="T51">Si mulieri praegnanti in utero oboriatur erysipelas, letale.</text:span></text:p>
      <text:p text:style-name="P14"><text:span text:style-name="T37">Itaque </text:span><text:span text:style-name="T37">solum erysipelas </text:span><text:span text:style-name="T37">in gravidae </text:span><text:span text:style-name="T37">mulieris. utero<text:line-break/>constitutum censet </text:span><text:span text:style-name="T37">esse </text:span><text:span text:style-name="T37">letale vel </text:span><text:span text:style-name="T37">etiam </text:span><text:span text:style-name="T37">proprie dictam<text:line-break/></text:span><text:span text:style-name="T37">' </text:span><text:span text:style-name="T37">phlegmonem. Foetum enim, facto in utero erysipelate,<text:line-break/>necessario interiturum esse, manifestum esu Quandoqui-<text:line-break/>dem et </text:span><text:span text:style-name="T37">acutae </text:span><text:span text:style-name="T37">febres sine erysipelate multoties ipsum per—<text:line-break/>imunt. An vero utero inflammationem patiente possit<text:line-break/>aliquando vivere</text:span><text:span text:style-name="T37">, </text:span><text:span text:style-name="T37">digna quaestione res est.</text:span></text:p>
      <text:h text:style-name="P5" text:outline-level="2">XLIV.</text:h>
      <text:p text:style-name="P11"><text:span text:style-name="T51">Quae praeter naturam tenues utero gerunt, abortiunt<text:line-break/>priusquam crafstores evaserint.</text:span></text:p>
      <text:p text:style-name="P13"><text:span text:style-name="T37">Tribus modis libri hujus interpretes propositi apho-<text:line-break/>rifmi sensum acceperunt. Quidam enim arbitrantur ipsas<text:line-break/>omnino abortire; quidam vero, si neque crassescant, ‘ne-<text:line-break/>que reficiantur, sed emaciatae atque attenuatae permaneant;<text:line-break/>nonnulli denique quum ipsae reficiantur, tum maxime eas<text:line-break/>abortire, quod praedictis minus probabile esse ridetur.-</text:span></text:p>
      <text:p text:style-name="P14"><text:span text:style-name="T37">Verumtamen ita Numesianus exposuit, de iis pronuncia-<text:line-break/>tum esse aphorifmum affirmans quae praeter naturam ex-<text:line-break/>tenuatae funt, quasque prius refici, deinde gravidari opor-<text:line-break/>teat; sed quum 'priusquam sint-refocillatae concipere<text:line-break/>praeoccupant, eas ait refici non posse, quod fangnis ad<text:line-break/>foetus nutricationem suppeditandus ad gravidae ipsius<text:line-break/>nutritionem rapiatur. Quare pacta ratione fetus sufficienti<text:line-break/>egens alimento enecatur. Sed et illud </text:span><text:span text:style-name="T51">praeter naturam<text:line-break/>tenues</text:span><text:span text:style-name="T37"> quidam sicut Numesianus interpretati sunt, ut<text:line-break/>praeter naturam gravida mulier attenuata sit. Quidam<text:line-break/>vero per exsuperantiam dicunt significari, volente Hippo-<text:line-break/>crate nobis indicare mediocriter extenuatas id non ex<text:line-break/>necessitate pati, fed admodum 'emaciatas. Utraque autem<text:line-break/>expositio fua quadam ratione nititur.</text:span></text:p>
      <text:h text:style-name="P5" text:outline-level="2">XLV.</text:h>
      <text:p text:style-name="P11"><text:span text:style-name="T51">Quae vero mediocriter corpulentae fetus bimestres et tri-<text:line-break/>mestres citra causum manifestam abortiunt, iis uteri</text:span></text:p>
      <text:p text:style-name="P15"><text:span text:style-name="T51">acetabula</text:span><text:span text:style-name="T37"> mucorisplena </text:span><text:span text:style-name="T51">sunt, neque prae pondere fetum<text:line-break/>continere postsunt, scd abrumpuntur,'</text:span></text:p>
      <text:p text:style-name="P13"><text:span text:style-name="T37">Citra causam evidentem, hoc est absque febre vehe-<text:line-break/>mente vel alvi fluxione vel sanguinis profluvio vel erysi-<text:line-break/>pelate lu ipso utero constituto vel gravidae mulieris faltu<text:line-break/>veheinentiore 'vel clamore vel moestitia vel excandescen-<text:line-break/>tia vel metu vel victu parciore vel alterius cujusdam rei<text:line-break/>similis actione vel passione. Vero namque simile est in<text:line-break/>his mucosae pituitae plena esse ora vasorum ad uterum<text:line-break/>procedentium, ex quibus secundae pendent, quae sane<text:line-break/>ora cotyledonas appellavit, non ut quorumdam est sen-<text:line-break/>tentia, adnatas ipsis carnes glandulosas. Nam ipse qno-<text:line-break/>qne primo de mulierum affectibus ait, si cotyledones pi-<text:line-break/>tuita refertae suerint, pauciora fluunt menstrua. Praxa-<text:line-break/>goras etiam de naturalibus primo, cotyledones, inquit, ora<text:line-break/>simt venarum et arteriarum quae ad uterum feruntur.</text:span></text:p>
      <text:h text:style-name="P6" text:outline-level="2">XLVI.</text:h>
      <text:p text:style-name="P11"><text:span text:style-name="T51">Quae praeter naturam erastac in utero ac.n concipiant,<text:line-break/></text:span><text:span text:style-name="T51">iis omentum </text:span><text:span text:style-name="T51">es uteri comprimit, neque priusquam ex-<text:line-break/>tenuentur praegnantes esuriuntur.</text:span></text:p>
      <text:p text:style-name="P94"><text:span text:style-name="T37">'<text:tab/>, - </text:span><text:span text:style-name="T37">.</text:span><text:span text:style-name="T58">:</text:span><text:span text:style-name="T37">.ul<text:tab/>-a</text:span></text:p>
      <text:p text:style-name="P13"><text:span text:style-name="T37">Verba praeter naturam duobus etiam his modis acci-<text:line-break/>piunt. Quidam enim ea praeter modum significari arbi-<text:line-break/>trantur, quidam vero praeter ipsius mulieris gravidae na-<text:line-break/>turam. Verior est prior acceptio. Nam ab omenti pin-<text:line-break/>guedine os uteri comprimitur et coarctatur mulieribus<text:line-break/>supra modum crassis. Os autem nunc appellat internam<text:line-break/>uteri partem, ubi uterus desinit et ipsius cervix incinit,<text:line-break/>quod magis proprie os uteri nuncupatur: nam alterum<text:line-break/>cervicis extremum quod mulieris pudendo committitur,<text:line-break/>non uteri, scd ipsius cervicis os merito vocaretur.</text:span></text:p>
      <text:p text:style-name="P16"><text:span text:style-name="T37">, - r .. </text:span><text:span text:style-name="T37">b </text:span><text:span text:style-name="T37">. / ,o </text:span><text:span text:style-name="T37">*</text:span></text:p>
      <text:p text:style-name="P95"><text:span text:style-name="T51">•<text:tab/>• </text:span><text:span text:style-name="T51">-r.uiriod </text:span><text:span text:style-name="T51">•<text:tab/></text:span><text:span text:style-name="T51">' ni</text:span></text:p>
      <text:h text:style-name="P6" text:outline-level="2">XLV<text:span text:style-name="T89">II</text:span>.</text:h>
      <text:p text:style-name="P96"><text:span text:style-name="T51">Si uterus qua parte ad coxam incumbit suppuraverit,<text:line-break/>eum concerptis linamentis 'curdru</text:span><text:span text:style-name="T37"><text:tab/></text:span><text:span text:style-name="T37">,v- ;</text:span></text:p>
      <text:p text:style-name="P13"><text:span text:style-name="T37">Uterum qui eam quae per linamenta fit curationem<text:line-break/>postulat linamentarium appellavit. Qui vero uterus sup-<text:line-break/>puraverit ac praesertim extrorsum propenderit, nunc enim<text:line-break/>hoc demonstrare videtur, tali eum necessario curatione<text:line-break/>opus habiturum esse non abditum esu</text:span></text:p>
      <text:h text:style-name="P5" text:outline-level="2">XLVIII.</text:h>
      <text:p text:style-name="P97"><text:span text:style-name="T51">Fetus mares in dextris, feminae in sinistris uteri, partibus<text:line-break/>magis gestantur. <text:tab/></text:span></text:p>
      <text:p text:style-name="P13"><text:span text:style-name="T37">Quod propter temperamentum protinus ab initio ca-<text:line-break/>lidius masculus fetus generetur in commentariis de fe-<text:line-break/>mine a nobis demonstratum esu Calidior temperatio feti-<text:line-break/>bus etiam oboritur maxime vero ob locum, hoc est dex-</text:span></text:p>
      <text:p text:style-name="P15"><text:span text:style-name="T37">tram uteri partem,' haec autem protinus ob hepatis vici-<text:line-break/>niam calidior existiti Ad ejusdem fetus caliditatem ali-<text:line-break/>quid confert muliebre quoque semen ex propriis testiculis<text:line-break/>per utraque cornua profusum, partim in dextrum uteri<text:line-break/>sinum, partim iu sinistrum, quod est dissimile, ut hoc quo-<text:line-break/>que demonstravimus; Si igitur serosius sit atque frigidius<text:line-break/>quod in sinistro testiculo continetur femen, ea ratione<text:line-break/>conceptus laeva uteri parte constitutus ab initio statim<text:line-break/>frigidior evadit. Porro de his omnibus ' quinto anatomi-<text:line-break/>corum Hippoeratis libro abunde diximus.</text:span></text:p>
      <text:h text:style-name="P5" text:outline-level="2">XLIX.</text:h>
      <text:p text:style-name="P11"><text:span text:style-name="T45">Ad </text:span><text:span text:style-name="T51">fecundarum elapsum sternutatorio admoto nares et os<text:line-break/>comprimere oportet.</text:span></text:p>
      <text:p text:style-name="P13"><text:span text:style-name="T37">Cum accentu circumflexo ultima </text:span><text:span text:style-name="T14">ύστερῶν </text:span><text:span text:style-name="T37">syllaba le-<text:line-break/>genda non est; sed cum gravi </text:span><text:span text:style-name="T14">ύστέρων. </text:span><text:span text:style-name="T37">Non enim sane</text:span></text:p>
      <text:p text:style-name="P15"><text:span text:style-name="T37">ipsos veros, sed choria atque secundas vocatas contentio<text:line-break/>sternntatoriis medicamentis concitata excidere vult.</text:span></text:p>
      <text:h text:style-name="P5" text:outline-level="2">L.</text:h>
      <text:p text:style-name="P11"><text:span text:style-name="T51">Si mulieri, menstrua velis sistere, cucurbitulam quam ma-<text:line-break/>ximam mammis admove.</text:span></text:p>
      <text:p text:style-name="P13"><text:span text:style-name="T37">Quemadmodum menstruorum parcius aut omnino non<text:line-break/>fluentium curationem supra docuit Hippocrates, sic etiam<text:line-break/>nunc ipforum ultra modum prodeuntium sistendi rnetbo-<text:line-break/>dum tradit, amplam jubens cucurbitulam nos mammis<text:line-break/>admovere. Verum non iu mammis ipsis, scd infra ipsas<text:line-break/>cucurbitulam ipsam affigere qua maxime parte venae ex-<text:line-break/>partibus inferioribus ad ipsas efferuntur. Proindeque non-<text:line-break/>nulli scribunt cucurbitulam quam </text:span><text:span text:style-name="T51">maximam sub mammis<text:line-break/>dcstge.</text:span><text:span text:style-name="T37"> Quam maximam vero vult esse cucurbitulam, quo</text:span></text:p>
      <text:p text:style-name="P15"><text:span text:style-name="T37">vehementiorem ab utero sursum revulsionem efficiat, sper<text:line-break/>communes id venas machinatus.</text:span></text:p>
      <text:h text:style-name="P5" text:outline-level="2">LI.</text:h>
      <text:p text:style-name="P16"><text:span text:style-name="T37">Qui </text:span><text:span text:style-name="T51">utero gerunt, iis os uteri connivet.</text:span></text:p>
      <text:p text:style-name="P13"><text:span text:style-name="T37">Hac maximum est mulieris quae concepit indicium<text:line-break/>si digito immisso obstetrix os uteri potuerit attingere.<text:line-break/>Nam ubi primum uterus intra sc femen concepit, nniver-<text:line-break/>fam capacitatem suam contrahit osque claudit. Videtur<text:line-break/>tamen propter inflammationem etiam et scirrbum arctari<text:line-break/>os uteri. Id vero ipsius duritie distingues.</text:span></text:p>
      <text:h text:style-name="P5" text:outline-level="2">L<text:span text:style-name="T95">I</text:span>I.</text:h>
      <text:p text:style-name="P11"><text:span text:style-name="T51">Mulieri utero gerenti st lac copiosum a mammis'esuuaf,<text:line-break/>fetum </text:span><text:span text:style-name="T51">imbecillum </text:span><text:span text:style-name="T51">significat. Quod </text:span><text:span text:style-name="T51">st </text:span><text:span text:style-name="T51">f</text:span><text:span text:style-name="T51">olidae </text:span><text:span text:style-name="T51">mammae<text:line-break/>suerint, valentlorem sutum indicant.</text:span></text:p>
      <text:p text:style-name="P14"><text:span text:style-name="T37">Eo nimirum tempore lac fluit, quibus fluere conspi-<text:line-break/>citur, quo natura fert in gravidis procreari. Non enim<text:line-break/>sane primis mensibus procreatur. -Quod autem omnino<text:line-break/>fluat nec intus maneat, hoc propterea fit, quia copiosius<text:line-break/>colligitur. Copiosius autem colligitur oppletis uberius<text:line-break/>venis mammarum cum utero communitatem habentibus.<text:line-break/>Sed multo magis implentur, quum fetus paucum assumit.<text:line-break/>Hoc ipsum ob ejusdem conceptus imbecillitatem accidit.<text:line-break/>Constat igitur neque in mulieribus gravidis mammas te-<text:line-break/>nues, quemadmodum in minime praegnantibus necessario<text:line-break/>apparere, hoc enim signum sanguinis penuriam prodit<text:line-break/>proptereaque fetum fame contabescere, neque adeo plenas,<text:line-break/>ut lac effluat, fed tantopere attolli, ut solidae tangentibus<text:line-break/>appareant. Media namque haec est inter duras digito<text:line-break/>obnitentes, propter nimiam repletionem, et molles ac laxas,<text:line-break/>ob sanguinis inopiam. Quare merito hoc signum celebrat<text:line-break/>Hippocrates, ut quod neque fetum imbecillum esse ne-<text:line-break/>que alimentum ipsi deficere indicet.</text:span></text:p>
      <text:h text:style-name="P6" text:outline-level="2">LIII.</text:h>
      <text:p text:style-name="P11"><text:span text:style-name="T51">Quae sutus corrupturae sunt, iis </text:span><text:span text:style-name="T51">mammae </text:span><text:span text:style-name="T51">extenuantur.<text:line-break/></text:span><text:span text:style-name="T51">Quod st </text:span><text:span text:style-name="T51">contra durae evaserint, </text:span><text:span text:style-name="T51">dolor erit </text:span><text:span text:style-name="T51">aut in </text:span><text:span text:style-name="T51">mam-<text:line-break/>mis aut in </text:span><text:span text:style-name="T51">coxis </text:span><text:span text:style-name="T51">aut </text:span><text:span text:style-name="T51">in </text:span><text:span text:style-name="T51">oculis aut in genibus, </text:span><text:span text:style-name="T51">neque<text:line-break/>ferum </text:span><text:span text:style-name="T51">corrumpunt.</text:span></text:p>
      <text:p text:style-name="P13"><text:span text:style-name="T37">Supra effatus </text:span><text:span text:style-name="T51">efl</text:span><text:span text:style-name="T51">-. mulieri utero gerenti st </text:span><text:span text:style-name="T51">mammae<text:line-break/></text:span><text:span text:style-name="T51">derepente extenuentur, ipsu abortit.</text:span><text:span text:style-name="T37"> Edixerat quoque: .<text:line-break/>si altera </text:span><text:span text:style-name="T51">mamma </text:span><text:span text:style-name="T51">extenuetur gemellos utero gerenti, alte-<text:line-break/>rius abortus sequitur.</text:span><text:span text:style-name="T37"> Nunc vero commutato consequutio-<text:line-break/>nis ordine </text:span><text:span text:style-name="T37">non </text:span><text:span text:style-name="T37">a signis, scd ab ipsis mulieribus fetum<text:line-break/>corrumpentibus duxit exordium, quum ipsis mammas ex-<text:line-break/>tenuatas enunciat praecedere. Non est autem omnino<text:line-break/>idem, quum mammas extenuatas sequi corruptionem dici-<text:line-break/>tur et suturae corruptionis mammas tenues praecedere.<text:line-break/>Qui namque ad mammarum gracilitatem consequi fetus<text:line-break/>corruptionem, id solum ipse pronunciat futurae corru-</text:span></text:p>
      <text:p text:style-name="P15"><text:span text:style-name="T37">ptionis signum, </text:span><text:span text:style-name="T37">esse. Qui </text:span><text:span text:style-name="T37">vero fetus elisuris mammas </text:span><text:span text:style-name="T51">ex-<text:line-break/></text:span><text:span text:style-name="T51">tenuari</text:span><text:span text:style-name="T37"> profert, non folum hoc fetus corruptionem prae-<text:line-break/>cedere, </text:span><text:span text:style-name="T51">sed etiam aliter conceptum non perimi</text:span><text:span text:style-name="T37"> indicare<text:line-break/>videtur. Itaque accuratius perscrutandum est et observan-<text:line-break/>dum in iis quae per graviditatem mulieribus oboriuntur,<text:line-break/>an nunquam alia quam cum mammarum extenuatione<text:line-break/>praecedente sint fetum corrupturae; an saltantibus ipsis<text:line-break/>aut mullum vociferatis aut ira excandescentibus aut re-<text:line-break/>pentino aliquo timore percussis mammarum nonnunquam<text:line-break/>ex praecedente extenuatione fetum interimi accidat. Con-<text:line-break/>tingit etiam quibusdam propter febris magnitudinem aut<text:line-break/>ortum in utero erysipelas aut cotyledonum mucorem aut<text:line-break/>quid aliud ejusmodi citra mammarum extenuationem fetus<text:line-break/>corruptionem subsequi. Enimvero' Hippocrates hanc fem-<text:line-break/>per praecedere arbitrari ridetur, atque mihi observanti<text:line-break/>saepe in praedictis corruptionis fetus causis mammarum<text:line-break/>visa est praecedere extenuatio. An non igitur quando<text:line-break/>citra aliquam ejusmodi causam mammarum fit extenuatio</text:span></text:p>
      <text:p text:style-name="P15"><text:span text:style-name="T37">sanguinis in </text:span><text:span text:style-name="T51">venis</text:span><text:span text:style-name="T37"> uteri mammarumque communibus pe-<text:line-break/>nuriam in causa esse dicendum? Proindeque ob alimenti<text:line-break/>desectum seu atrophiam fetum perimi dicebat. In cete-<text:line-break/>ris vero causis ob qiias vel aliquid passus fetus enecatur<text:line-break/>vel ab utero abrumpitur quum membranae ipsum conti-<text:line-break/>nentes divelluntur, natura os uteri aperiente et dolores<text:line-break/>excitante, tum propterea. sanguinis ad genitales partes<text:line-break/>fertur impetus. Haec enim communis est quaedam ratio,<text:line-break/>ut iu quibus natura aliquid violenter excernit, eo san-<text:line-break/>guinis ac spiritus motus fiat, quibus veluti instrumentis<text:line-break/>quibusdam usa quae infestant ea per vim expellit. Hac<text:line-break/>siquidem ratione et dolentibus partibus inflammationes<text:line-break/>fuperieniunt doloris caufam excernere et propulsare eni-<text:line-break/>tente et properante natura, quae ut id praestet, sanguine<text:line-break/>ac spiritu dolentem locum replet. Atque haec mihi in<text:line-break/>priorem aphorifmi partem dicta sint. Altera vero'pars<text:line-break/>quae sequitur et in qua mammarum contrariae affectionis<text:line-break/>meminit, haec est: </text:span><text:span text:style-name="T51">Quod st contra,</text:span><text:span text:style-name="T37"> inquit, mammae du-</text:span></text:p>
      <text:p text:style-name="P15"><text:span text:style-name="T51">rae evaserint.</text:span><text:span text:style-name="T37"> Quum vero duo in ejusmodi loquutionibus<text:line-break/>significet particula </text:span><text:span text:style-name="T51">contra,</text:span><text:span text:style-name="T37"> unum quo antea dictae con-<text:line-break/>jungitur affectioni, alterum quod alia dictione e contra-<text:line-break/>rio efferre, verius mihi et Hippocratis sententiae con-<text:line-break/>gruentius secundum significatum esse videtur, ut quod toto<text:line-break/>dicitur aphorismo, sit ejusmodi:, extenuatae mammae fe-<text:line-break/>tuunuomnino praecedunt corruptionem, nec nisi prius<text:line-break/>extenuatis mammis, hi corrumpi possunt; durae vero<text:line-break/>mammae corruptionem quidem fetus non portendunt, sed<text:line-break/>partium enumeratarum dolor aliquis earum duritiem con-<text:line-break/>sequitur, ut quemadmodum mammae graciliores sanguinis<text:line-break/>penuriam indicant, ita durae copiam demonstrent, ab illis<text:line-break/>differentes quas paulo ante solidas appellavit; a quibus<text:line-break/>rurfum natura ad quasdam partes excrementum deponente,<text:line-break/>hae quidem dolore vexantur, scd fetus illaesus permanet.<text:line-break/>At hic .oborietur quaestio, quam ob causam in uteri cor-<text:line-break/>pus redundantem materiam nunquam natura deponit et<text:line-break/>inflammationem efficit, vel cur .inflammato utero fetus</text:span></text:p>
      <text:p text:style-name="P15"><text:span text:style-name="T37">non corrumpetur? An diversum est quod ab Hippocrate<text:line-break/>pronunciatur ? Non enim quod nunquam mammas duras<text:line-break/>fetuum corruptio sequatur ab ipso dictum fuisse' existi-<text:line-break/>mandum est, sed quod non perpetuo, quemadmodum in<text:line-break/>extenuatis. Verum si alterum in locum quod redundat<text:line-break/>natura propellat, quod dolore cognoscimus, setus non erit<text:line-break/>corruptio.. Rursum si ita accipiamus, tota ejusmodi erit<text:line-break/>oratio; gravidis fetum corruptum semper mammarum ex-<text:line-break/>tenuatio' praecedit, durities vero ac plenitudo non scm-<text:line-break/>per. In his enim omnino quod redundat supervacaneum<text:line-break/>in aliam quandam partem protrudit.. Quod si in utero<text:line-break/>ipsam redundantiam propulerit, etiam tum graciles omnino<text:line-break/>mammae fient. Nam fecundum Hippocratis, ut apparet,<text:line-break/>sententiam, etiam si propter aliud qurdquam et non ob<text:line-break/>alimenti egestatem abortus fiat, mammarum praegressura<text:line-break/>est .omnino gracilitas ob explicatam a nobis causam.<text:line-break/>Quare fi vel propter cotyledonum humiditatem conceptus<text:line-break/>prolabatur, etiam tum ipsum natura ad exitum contru-</text:span></text:p>
      <text:p text:style-name="P15"><text:span text:style-name="T37">dense et propellente fiet sanguinis ad uterum motus, eo-<text:line-break/>que modo graciliores quam erant jantea mammae evadent.</text:span></text:p>
      <text:h text:style-name="P5" text:outline-level="2">LlV.</text:h>
      <text:p text:style-name="P11"><text:span text:style-name="T51">Quibus os uteri durum est, his os uteri connivere nc-<text:line-break/>cejse est.</text:span></text:p>
      <text:p text:style-name="P13"><text:span text:style-name="T37">Superius etiam dictum est praeclusionem oris uteri<text:line-break/>commune signum esse tum tumoris cujusdam in ipso </text:span><text:span text:style-name="T51">con-<text:line-break/>tra</text:span><text:span text:style-name="T37"> naturam consistentis, tum conceptionis in muliere id-<text:line-break/>que ex duritie et mollitie distinguendum esse. Gravidis<text:line-break/>namque molliculum et fecundum naturam est; durum au-<text:line-break/>tem est quibus uteri tumor praeter naturam aut cum in-<text:line-break/>flammatione aut scirrho durus adesu Praestiterat itaque<text:line-break/>hunc aphorifmum post eum fcribere', in quo dicebatur,<text:line-break/>quae utero gerunt, iis os uteri connivetr</text:span></text:p>
      <text:h text:style-name="P6" text:outline-level="2">LV.</text:h>
      <text:p text:style-name="P11"><text:span text:style-name="T37">Quae </text:span><text:span text:style-name="T51">utero gerentes febribus corripiuntur aut vehementer<text:line-break/>citra manifestam causum extenuantur, hae dijstcile ac<text:line-break/>periculose pariunt aut abortione periclitantur.</text:span></text:p>
      <text:p text:style-name="P13"><text:span text:style-name="T37">Accidit quibusdam gravidis, in quibus priusquam con-<text:line-break/>ceperint vitiosi humores acervati sunt, nonnunquam fe-<text:line-break/>bribus ita vehementibus corripi, ut necessario abortiant,<text:line-break/>nonnunquam vero moderatioribus detineantur quidem, sed<text:line-break/>his non accurate perpurgatis quiddam in corpore reliquia-<text:line-break/>rum humoris vitiosi superest, unde </text:span><text:span text:style-name="T51">reversae febres</text:span><text:span text:style-name="T37"> ad-<text:line-break/>struuntur, quod medici gravidae mulieri ' quoddam vehe-<text:line-break/>mens praesidium adhibere aut exquisitam victus rationem<text:line-break/>imperare nequeant, Quamobrem ipsis febris subinde re-<text:line-break/>vertitur et maxima temporis parte jactationem incutiat.<text:line-break/>Quapropter merito fetus interdum non obsistit, scd et<text:line-break/>propter febres et humoris vitium corrumpitur; interdum<text:line-break/>vero usque ad partionis tempus perdurat. Verum quum</text:span></text:p>
      <text:p text:style-name="P15"><text:span text:style-name="T37">ipse valetudinarius existat, ut qui longo tempore misere<text:line-break/>laboraverit et matrem imbecillam sortiatur, non sine pe-<text:line-break/>riculo paritur. Ad partus namque facilitatem robustis<text:line-break/>utrisque corporibus, tum ipsius gravidae tum infantis,<text:line-break/>opus est.</text:span></text:p>
      <text:h text:style-name="P5" text:outline-level="2">LVI.</text:h>
      <text:p text:style-name="P98"><text:span text:style-name="T51">In stuora muliebri st convulsio aut animi defectio super-<text:line-break/>veniat</text:span><text:span text:style-name="T37"> , malum. -<text:tab/></text:span><text:span text:style-name="T37">-</text:span></text:p>
      <text:p text:style-name="P13"><text:span text:style-name="T37">Non quam primum orto fluore haec accidunt, quem-<text:line-break/>admodum nec aliud quidquam eorum quae sequenti ora-<text:line-break/>tione quibusdam- aliis fuperveniunt, scd quum vel vehe-<text:line-break/>mentia fuerint vel diu duraverint, leipothymla quidem<text:line-break/>omnis immoderatae vacuationis commune symptoma est;,<text:line-break/>convulsio vero etiam si non commune non sit omnium<text:line-break/>vacuationum symptoma, plurimas tamen sequitur multo-<text:line-break/>que magis si pars affecta nervosa sit.</text:span></text:p>
      <text:h text:style-name="P6" text:outline-level="2">LVII.</text:h>
      <text:p text:style-name="P11"><text:span text:style-name="T51">Menstruis</text:span><text:span text:style-name="T37"> copiosioribus </text:span><text:span text:style-name="T51">profluentibus morbi oboriuntur, nt<text:line-break/>non prodeuntibus accidunt ab utero morbi.</text:span></text:p>
      <text:p text:style-name="P13"><text:span text:style-name="T37">Nonnullis medicorum visum est multos ex plenitudine<text:line-break/>morbos oboriri, ex penuria vero nullum. Verum Hippo-<text:line-break/>crates non mulieres dumtaxat etiam propter penuriam,<text:line-break/>sed viros quoque aegrotare interdum arbitratur. - Penuriam<text:line-break/>siquidem modo siccitas sequitur, modo frigiditas, modo<text:line-break/>utraeque. At quaecunque intemperies tantae sunt magni-<text:line-break/>tudinis, ut actionem jam laedant, eas hujus generis mor-<text:line-break/>borum esse demonstravimus. Verum hactenus neque fal-<text:line-break/>fum, neque obscurum quidquam ab Hippocrate pronun-<text:line-break/>ciatum esu Quatenus autem pluribus menstruis simpliciter<text:line-break/>morbos fieri dixit, ab utero non addidit. At non pro-<text:line-break/>deuntibus aut paucioribus istud adjecit, perquisitione di-<text:line-break/>gnum est, utrum ad utrosque commemoratos affectus<text:line-break/>communiter ab utero retulerit, an deficientium menstruo-</text:span></text:p>
      <text:p text:style-name="P15"><text:span text:style-name="T37">rum sit proprium. Hoc autem certo pervestigare non pos-<text:line-break/>sumus, </text:span><text:span text:style-name="T51">nisi causas omnes,</text:span><text:span text:style-name="T37"> quibus aut plura quam par est<text:line-break/>aut pauciora fluunt menstrua noverimus. Possunt igitur<text:line-break/>immoderatae fieri menstruorum vacuationes, tum osculis<text:line-break/>vaforum ad uterum pertinentium nimium patentibus, tum<text:line-break/>tenuiore aut calidiore sanguine, tum tuto corpore propter<text:line-break/>aliquam cachexiam sanguine gravato, etsi nondum is na-<text:line-break/>turalem symmetriam superat, ipsumque propterea in uteri<text:line-break/>venas protrudente, ut quod rheumaticis affectibus alias in<text:line-break/>aliam aliamque partem solet mittere. Eadem rursum men-<text:line-break/>strua pauciora fiunt vel propter venarum in uterum men-<text:line-break/>struam purgationem deferentium conniventiam aut obstru-t<text:line-break/>ctionem aut sanguinis crassitiem vel frigiditatem vel ipfo-<text:line-break/>rum uteri vaforum robur affluentem sanguinem non ad-<text:line-break/>mittentium. Quidquid autem fuerit, temporis progressu<text:line-break/>uterum ipsum aliquem affectum pati vel phlegmonodem<text:line-break/>vel erysipelatodem vel fcirrhodem vel carcinodem, quo<text:line-break/>per consensum totum corpus affici necesse est. Immode-</text:span></text:p>
      <text:p text:style-name="P15"><text:span text:style-name="T37">ratis vero mensium vacuationibus nullus talis utero con-<text:line-break/>ciliatur affectus, quo' sympathiae ratione una quoque to-<text:line-break/>tum corpus aegrotet. Quare verisimilius fit de sola men-<text:line-break/>struorum retentione Hippocratem illud extulisse, ab utero<text:line-break/>morbos accidere.</text:span></text:p>
      <text:h text:style-name="P5" text:outline-level="2">LVIII.</text:h>
      <text:p text:style-name="P11"><text:span text:style-name="T37">Recto </text:span><text:span text:style-name="T51">intestino inflammato et utero instammato et renibus<text:line-break/>purulentis stranguria succedit. Jecori vero instammato<text:line-break/>supervenit singultus.</text:span></text:p>
      <text:p text:style-name="P13"><text:span text:style-name="T37">Quum quis urinae perpaucum continenter excernit,<text:line-break/>is affectus stranguria aut urinae stillicidium vocatur: quod<text:line-break/>symptoma accidit interdum quidem ob facultatis retentri-<text:line-break/>cis imbecillitatem, interdum vero propter ipsius urinae<text:line-break/>acrimoniam. Imbecillitas quidem fit tum intemperie tum<text:line-break/>tumore quodam praeter naturam. Acrimonia vero accidit<text:line-break/>vel propter renum affectionem vel quia tale in ipsps ex</text:span></text:p>
      <text:p text:style-name="P15"><text:span text:style-name="T37">venis percolatum serofum excrementum prolectatur.,<text:line-break/>Praeclare itaque Hippocrates stranguriam ait recto intestino<text:line-break/>et utero inflammatione affectis et purulentis renibus acci-<text:line-break/>dere. In recto quidem intestino et utero per consensum<text:line-break/>patiente vesica in renibus autem purulentis pure per ve-<text:line-break/>sicam excreto. Hoc igitur sua acrimonia mordens vesicam<text:line-break/>ad excretionem stimulat. Porro in uteri et recti intestini<text:line-break/>inflammatione viciniae ratione vesicam affici necesse est,<text:line-break/>ut quae et intemperiei et inflammationis sit particeps,<text:line-break/>vexeturque praeterea et prematur a tumoribus praeter na-<text:line-break/>turam eas partes obsidentibus. Jam vero supra diximus<text:line-break/>non, simpliciter affectionem alteram alteri supervenire so-<text:line-break/>Iere, scd ubi justam primigeniam magnitudinem acquisierit;<text:line-break/>Sic itaque et </text:span><text:span text:style-name="T51">jecore</text:span><text:span text:style-name="T37"> inflammationem, patiente singultus<text:line-break/>succedit propter nervorum communitatem,, non quidem<text:line-break/>semper, sed ubi in maximam jecur inflammationem per-<text:line-break/>venerit.</text:span></text:p>
      <text:p text:style-name="P99"><text:span text:style-name="T14">' </text:span><text:span text:style-name="T37">v£i<text:tab/>.<text:tab/></text:span><text:span text:style-name="T14">,<text:tab/>,</text:span></text:p>
      <text:h text:style-name="P5" text:outline-level="2">LlX.</text:h>
      <text:p text:style-name="P11"><text:span text:style-name="T51">&lt;St mulier utero concipiat, sare autem velis an conceptura<text:line-break/></text:span><text:span text:style-name="T45">sit, </text:span><text:span text:style-name="T51">vestibus obvolutam subter suspto, atque st odor qui-<text:line-break/>dem ad nares et os usuue per corpus tibi pervadere vi-<text:line-break/>deatur, ipsum nosce per sc infecundam non este.</text:span></text:p>
      <text:p text:style-name="P13"><text:span text:style-name="T37">Verbum suffire materiam quae suapte natura suffiri<text:line-break/>potest indicat, ut thus, myrrbam, styracem ceteraque tem-.<text:line-break/>peramento calida et valde odorata. Vult enim in totum<text:line-break/>corpus facultatem ab iis manantem efferri, nt quum ad<text:line-break/>os et nares pervenerit, a muliere manifesto sentiatur. In<text:line-break/>iis itaque solis totum corpus non permeabit suffituum<text:line-break/>qualitas, quibus durum ac densum est uteri corpus. Tale<text:line-break/>vero ad conceptionem ineptum est, ut paulorpost ipse<text:line-break/>dicturus esu Quae frigidos ac densos habent uteros non<text:line-break/>concipiunt. Quod autem </text:span><text:span text:style-name="T37">sub </text:span><text:span text:style-name="T37">finem aphorlsmi scribitur:</text:span></text:p>
      <text:p text:style-name="P15"><text:span text:style-name="T51">ipsum nosce per su infecundam non esae,</text:span><text:span text:style-name="T37"> ipsius aphorismi<text:line-break/>usum demonstrat. Saepe enim ut facerdotalis quaedam aut<text:line-break/>regalis supersit suboles, studiose faciunt civitates, </text:span><text:span text:style-name="T51">ut</text:span><text:span text:style-name="T37"> ab iis<text:line-break/>fen viris seu mulieribus susceptos liberos habeant, ad<text:line-break/>quos folos ejus progeniei spes est redacta; deinde ubi mu-<text:line-break/>lieres non concipiunt, utrlus causa id accidat, quaeritur,<text:line-break/>ut facto divortio ex aliis liberi suscipiantur. Atque hanc<text:line-break/>Plato in Theaeteto doctarum pronubarum artem esse in-<text:line-break/>nuere videtur. Tota autem ea de re disputatio paulo<text:line-break/>post absolvetur, ubi omnes ad id attinentes aphoristuos<text:line-break/>explicabimus.</text:span></text:p>
      <text:h text:style-name="P5" text:outline-level="2">LX.</text:h>
      <text:p text:style-name="P11"><text:span text:style-name="T51">Si mulieri, utero gerenti purgationes prodeant, fetum este<text:line-break/>fanum impoststbile.</text:span></text:p>
      <text:p text:style-name="P16"><text:span text:style-name="T37">A</text:span></text:p>
      <text:p text:style-name="P13"><text:span text:style-name="T37">Atque nomen </text:span><text:span text:style-name="T51">purgationes</text:span><text:span text:style-name="T37"> numero plurali enunciatum<text:line-break/>ipsique verbum </text:span><text:span text:style-name="T51">prodeunt</text:span><text:span text:style-name="T37"> adjunctum neque paucum qui</text:span></text:p>
      <text:p text:style-name="P15"><text:span text:style-name="T37">excernatur fanguinem esse, neque semel, fed faepe ac<text:line-break/>multum erumpere. Qui namque semel aut bis paucus<text:line-break/>excernitur sanguis, in multis citra ullam fetus laesionem<text:line-break/>confpicitur. Quum vero nihil </text:span><text:span text:style-name="T51">a purgationis menstruorum<text:line-break/></text:span><text:span text:style-name="T37">multitudine differt servatqqe deinceps menstruae circuitio-<text:line-break/>nis terminum, non potest fetus esse sanus. Fetus siqui-<text:line-break/>dem fortis ac robustus ad sui alimentum abutitur sanguine,<text:line-break/>qui ex toto corpore ad uteros fertur. At excretio quae<text:line-break/>gravidis accidit ex cervicis uteri venis fieri ridetur. Nam<text:line-break/>ab internis uteri partibus secundae pendent, quare nihil<text:line-break/>per eas in muliebrem sinum excerni poteit.</text:span></text:p>
      <text:h text:style-name="P5" text:outline-level="2">LXI.</text:h>
      <text:p text:style-name="P11"><text:span text:style-name="T51">Si mulieri purgationes non prodeant, neque horrore, ne-<text:line-break/>que febre succedente ciborum ipst accidant Jostidia,<text:line-break/>hanc gravidam esae ratione ducito.</text:span></text:p>
      <text:p text:style-name="P14"><text:span text:style-name="T37">In iis quae necte, antea purgantur mulieribus et qui-<text:line-break/>hus derepente sine causa manifesta supprimuntur purga-<text:line-break/>tiones, hanc orationem fecit Hippocrates, qua nos ea do-<text:line-break/>cet quae plurimae mulieres ipsa experientia didicerunt;<text:line-break/>Quum enim mensibus suppressis ciborum fastidio laborant,<text:line-break/>tum fe concepisse conjiciunt. Fit autem fastidium cibi<text:line-break/>eadem qua pica ratione, ore ventriculi gravidis mulieri-<text:line-break/>bus depravato. Interdum etiam propter vitiosos universi<text:line-break/>corporis humores aliquid ejusmodi accidere potest, verum<text:line-break/>id cum horrore et febre quadam patiuntur, atque his a<text:line-break/>gravidis distinguuntur.</text:span></text:p>
      <text:h text:style-name="P5" text:outline-level="2">LXll.</text:h>
      <text:p text:style-name="P11"><text:span text:style-name="T37">puae </text:span><text:span text:style-name="T51">frigidos ac densus habent uteros, non concipiunt, et<text:line-break/>quae praehumidos habent uteros, non concipiunt; in<text:line-break/>ipfis enim genitura exstinguitur et quae ultra modum<text:line-break/>aridos </text:span><text:span text:style-name="T51">ac </text:span><text:span text:style-name="T51">aestuosas</text:span><text:span text:style-name="T37"> j alimenti namque </text:span><text:span text:style-name="T51">penuria sumen</text:span></text:p>
      <text:p text:style-name="P15"><text:span text:style-name="T51">corrumpitur. At quae ex utrlsque commoderatarn tem-<text:line-break/>periem sortitae sunt, eac fecundae evadunt.</text:span></text:p>
      <text:p text:style-name="P13"><text:span text:style-name="T51">Si</text:span><text:span text:style-name="T37"> mihi liceret consentaneum omnibus aphorismis or-<text:line-break/>dinem imponere, non essem veritus paulo antea pronnn-<text:line-break/>ciatum aphorisrnum in hujus locum transferre, ut abscluta<text:line-break/>de mulierum purgationibus oratione quae de ipsis estute-<text:line-break/>ris, ea deinceps fcriberetur et quot modis sterilescant,<text:line-break/>mulieres ipfa doceret. Primus itaque inter eos ordine<text:line-break/>fuerit is apborifmus, in quo dicebat: si </text:span><text:span text:style-name="T51">mulier utero non<text:line-break/>concipiat, scire autem velis, an conceptura stt , eam ve-<text:line-break/>stibus obvolutam subter suspto.</text:span><text:span text:style-name="T37"> Secundus autem is est<text:line-break/>nunc a nobis propositus, cujus summa est: probe quidem<text:line-break/>temperatos uteros ad conceptionem idoneos esse j intem-<text:line-break/>peratos vero, si mediocriter quidem id patiantur, dissicul-<text:line-break/>ter concipere; fi vero immoderatius, infecundas mulieres<text:line-break/>efficere. Proindeque virorum etiam' infecunditatis causa<text:line-break/>simul intelligitur quae multos latet. Verum qui quae</text:span></text:p>
      <text:p text:style-name="P15"><text:span text:style-name="T37">pronunciantur ab Hippocrate, iis accurate mentem adhi-<text:line-break/>buerit, is primum noverit, cur etiam virorum nonnulli<text:line-break/>prorsus infecundi sint; secundum deinde, temperatos qui-<text:line-break/>dem tam viros quam mulieres semper gignere, etiam si<text:line-break/>cum intemperatis coeant. Intemperatos vero cum iis so-<text:line-break/>lis qui contrario sunt temperamento copulatos generare<text:line-break/>discet. Prius tamen de mullarum sterilitate dicendum,<text:line-break/>quarum uteri statim ab initio intemperata est constitutio,<text:line-break/>exsuperante vel unica primarum qualitatum vel duabus,<text:line-break/>quemadmodum in commentariis de temperamentis expli-<text:line-break/>cavimus, ubi intemperies omnes octo esse demonstravimus,<text:line-break/>simplices quidem quatuor, quarum nunc Hippocrates me-<text:line-break/>minit, compositas autem alias quatuor his simplicibus in-<text:line-break/>vicem implicatis. Quum itaque immoderata frigiditas tan-<text:line-break/>tum exsuperat, ut densicrem uterum efficiat: summe qui-<text:line-break/>dem angusta sunt vaforum ad ipsum procedentium ora;<text:line-break/>mulieres vero steriles redduntur. Quare neque secundae<text:line-break/>vasorum orisiciis connecti queunt, neque si hoc aliquando</text:span></text:p>
      <text:p text:style-name="P15"><text:span text:style-name="T37">fiat, conceptus probe nutriri. Vel enim nullo prorsus<text:line-break/>modo hisce mulieribus fluunt purgationes vel omnino pau-<text:line-break/>cae haeque ipsae vitiosae, solo tenuiore et aquosiore san-<text:line-break/>guine perlabente. Enimvero ipsa quoque ora facile ob-<text:line-break/>struuntur, quum propter nativam angustiam, tum propter<text:line-break/>pituitosiorem humorem quem plerumque ejusmodi mulie-<text:line-break/>res accumulant, quarum certe universum corpus fere est<text:line-break/>utero simile. Quin etiam maris quoque femen talibus<text:line-break/>uteris exceptum refrigerari contingit, nisi sit natura ca-<text:line-break/>lidius. Primi itaque temperamenti frigidi his verbis me-<text:line-break/>minit Hippocrates: </text:span><text:span text:style-name="T51">quae frigidos ac densus uteros habent,<text:line-break/></text:span><text:span text:style-name="T37">non per Jovem in ipsis volens implicare cum frigiditate<text:line-break/>densitatem non fecus ac si siccitatem aut humiditatem ad-<text:line-break/>didisset. Harum enim neutra frigiditatem perpetuo comi-<text:line-break/>tatur, proptereaque ipsi modo una, modo aItera miscetur.<text:line-break/>Densitas vero uteris admodum frigidis adest necessario, ob<text:line-break/>quam concipere nequeunt, prout explicatum esu Proin-</text:span></text:p>
      <text:p text:style-name="P15"><text:span text:style-name="T37">deque totam hujus aphorifmi sententiam sic accipiemus.<text:line-break/>Quae frigidos uteros habent non concipiunt ob substan-<text:line-break/>tiae ipfornm densitatem. Cur vero conceptioni adversetur<text:line-break/>densitas, dicere praetermisit, tanquam nobis intelligere<text:line-break/>valentibus: </text:span><text:span text:style-name="T51">et quae immoderatius praehumidos habent ute-<text:line-break/>' ros, non concipiunt i in ipfls enim exstinguitur genitura,<text:line-break/></text:span><text:span text:style-name="T37">quemadmodum in. terra palustri cerealia femina. Et quae-<text:line-break/>cunque siccos vel adurentes habent uteros, oh alimenti<text:line-break/>penuriam non concipiunt. Nam siccis uteris tale quid-,<text:line-break/>darn accidit, quale quum aut arenae aut argillofae telluri<text:line-break/>et putrosae femina mandantur. • Calidis vero immoderate<text:line-break/>et ardentibus contingit quale ubi valde calenti terrae per<text:line-break/>caniculae ardores semina committuntur. ’• Sic profecto qua-<text:line-break/>tuor qualitatum Hippocrates meminit, singularum scorsim<text:line-break/>facultate exposita: ut fi quando invicem misceantur, ma-<text:line-break/>nifesta sit earum commixtio. Post haec autem inquit: At<text:line-break/></text:span><text:span text:style-name="T51">quae ex uttiique commoderatarn temperiem sortitae sunt,<text:line-break/>eae fecundae evadunt.</text:span><text:span text:style-name="T37"> Quibus utrisque? Non profecto<text:line-break/>qualitatibus, funt enim quatuor, scd ipsarum appositioni-</text:span></text:p>
      <text:p text:style-name="P15"><text:span text:style-name="T37">bus. Ut enim in libris de temperamentis demonstratum<text:line-break/>est; una quidem est temperies ex calido ac frigido, altera<text:line-break/>vero humido et sicco cornmoderate inter fe ,mixtis. At-<text:line-break/>que uterus aliquis una quidem oppositione temperatus,<text:line-break/>altera vero intemperatus esse potest; verum ne mulier<text:line-break/>concipiat, potest etiam altera intemperies efficere. Mulie-<text:line-break/>rem autem fecundam evadere, citra utramque probam<text:line-break/>temperiem fieri non potest. Quemadmodum igitur Hippo-<text:line-break/>crates superiorem de mulieribus universum disputationem<text:line-break/>scripsit, sic etiam hic praefentem de uteri temperamentis<text:line-break/>loquitur. Nihil tamen quidquam ipse de viris addidit vel<text:line-break/>quia nobis promptum facileque esset ex iis quae protulit,<text:line-break/>easdem ad, semen intemperies transferre vel quum in po-<text:line-break/>sterum sermonem distulisset, postea oblitus est dicere.<text:line-break/>Quidam tamen alterum deinceps aphorismum de maribus<text:line-break/>adscripsere, cujus .initium est i </text:span><text:span text:style-name="T51">similiter etiam in maribus.<text:line-break/></text:span><text:span text:style-name="T37">Sed probatissimi aphorismorum interpretes affirmant ipsum<text:line-break/>ab Hippocratis scntenlia et eloquutionis ratione manifeste</text:span></text:p>
      <text:p text:style-name="P15"><text:span text:style-name="T37">deficere. Et vero ad: analogiam eorum quae de mulieri-<text:line-break/>bus scripsit Hippocrates licet nobis ad viros transeunti-<text:line-break/>bus dicere vel propter temperamenti- frigiditatem non<text:line-break/>plane femen ipsis concoqui; atque propterea si-mediocris<text:line-break/>ipsi intemperies adest, uterum calidiorem postulare.' Si<text:line-break/>vero immoderata sit, omnino infecundum esse vel propter<text:line-break/>humiditatem rursus non concoqui, idque etiam si mode-<text:line-break/>rata sit intemperies, utero calidiori ac sicciori indigere;<text:line-break/>si vero immoderata, infecundum, existere. Eodem-quoque<text:line-break/>modo excedente etiam calore femen praetorrido eremio<text:line-break/>quid simile fieri J ob siccitatem vero prima procidentia<text:line-break/>extendi non posse, qua maxime re ad mulieris gravidita-<text:line-break/>tem opus. In libris siquidem de' semine ostendimus nisi<text:line-break/>per plurimam fundi uteri partem, semen extendatur, mu-<text:line-break/>lierem non concipere. His igitur veluti quibusdam ele-<text:line-break/>mentis a nobis adstructis, deinceps dicamus quod huc su-<text:line-break/>pra dicere distulimus a Platone </text:span><text:span text:style-name="T37">’ </text:span><text:span text:style-name="T37">in Theaeteto propositum.</text:span></text:p>
      <text:p text:style-name="P16"><text:span text:style-name="T37">., - </text:span><text:span text:style-name="T37">.</text:span></text:p>
      <text:p text:style-name="P15"><text:span text:style-name="T37">Inquit enim hoc’ esse maximum munus obstetricum scire<text:line-break/>apta ad liberorum procreationem corpora conciliare inter<text:line-break/>se ac copulare, quae res hoc aphorismo est tradita, simul-<text:line-break/>que posse qui viri infecundi sint et quae mulieres steriles<text:line-break/>dignoscere. Nam immoderatae intemperies horum funt<text:line-break/>causae; moderatae vero fl sint et contrariis conjungantur,<text:line-break/>tunc gravidae fient mulieres; si vero similibus copulen-<text:line-break/>tur, non concipient.. Non enim fieri potest ut frigidius<text:line-break/>femen in utero frigidiore fecundetur, ut nec quoque sic-<text:line-break/>cius in sicciore et ceterorum alterutrum eodem modo;<text:line-break/>verum frigidius quidem femen tanto calidiore utero indi-<text:line-break/>get, quanto ipsum longius abest ab optima temperatione;<text:line-break/>humidius vero sicciore,, eodemque modo ceteris.. At di-<text:line-break/>gnotio omnis immoderationi uteri intemperies est et quam<text:line-break/>paulo ante Hippocrates per aromatum suffitum fieri pro-<text:line-break/>nunciavit. Frigiditas enim propter uteri densitatem ad<text:line-break/>os et nares sursum aromatum halitum, efferri non sinit.</text:span></text:p>
      <text:p text:style-name="P15"><text:span text:style-name="T37">eodem modo nec siccitas. Humiditas vero quemadmodum<text:line-break/>Hippocrati 'dicta est genituram exstinguere, ita aromatum<text:line-break/>quoque qualitatem obtundet. Reliqua vehemens est cali-<text:line-break/>ditas, quae si odorum facultatem alterabit et corrumpet,<text:line-break/>atque propterea ipfarn, servata sinceritate, ad os et nares<text:line-break/>subvehi non permittet; satis tum in his etiam calidiori-<text:line-break/>bus naturis esse poterit ad sterilitatis dignotionem aroma-<text:line-break/>tum suffitio. Si vero haec praestare nequeat, ex aliis<text:line-break/>tund nobis indiciis erit ejnsmodlispectanda natura, hoc<text:line-break/>ipsum in primis tenentibus raram admodum in mulieri-<text:line-break/>bus talem temperationem esse, quandoquidem femina na-<text:line-break/>tura est mare frigidior. Quare ob id etiam quam ex aro-<text:line-break/>matum suffitu mulierum sterilium explorationem facit Hip-<text:line-break/>pocrates, ea utilissima est, quum vel omnis immoderata<text:line-break/>intemperies isti subjiciatur vel rarissime unica ipsam effugiat<text:line-break/>in mulieribus illis quae tenues, nigrae et hirtae apparent,<text:line-break/>ita ut ex his signis immoderata ipfarum intemperies sine<text:line-break/>aromatum fuffitu percipiatur.</text:span></text:p>
      <text:h text:style-name="P6" text:outline-level="2">LXIII.</text:h>
      <text:p text:style-name="P11"><text:span text:style-name="T51">Consimilis vero est in maribus ratio , aut enim propter<text:line-break/>corporis raritatem spiritus extra fertur, ita ut femen<text:line-break/>non ejaculetur; aut propter' densitatem humor suras non<text:line-break/>excernatur aut ob frigiditatem non accenditur, ut ad<text:line-break/>eum locum cogatur f • aut ob caliditatem hoc idem con-<text:line-break/>tingit.</text:span></text:p>
      <text:p text:style-name="P13"><text:span text:style-name="T37">Qui hunc aphorisrnum interpretatus est, proprias ejus<text:line-break/>dictiones non intelligit. Nam eundem sibi de viris ser-<text:line-break/>monem, quem de mulieribus Hippocrates habuit fore ,pol-<text:line-break/>licitus, hoc non praestitit. Quum , enim ille de quatuor<text:line-break/>intemperiebus mentionem fecisset, hunc etiam quatuor in<text:line-break/>maribus, quemadmodum nos fecimus, intemperies profequi<text:line-break/>oportuit. Verum non ita fecit , sed in primis quidem -<text:line-break/>corporis raritatem statim damnat, quae, mulieribus suit<text:line-break/>praetermissa; deinde neque ipsa oratio per se diligenter</text:span></text:p>
      <text:p text:style-name="P15"><text:span text:style-name="T37">examinata vera existit. Viri siquidem non pauci conspi-<text:line-break/>ciuntur, qui licet corpus rarum laxumque .sortiantur, se-<text:line-break/>men tamen habent fecundissimum ,,, quod, minime mirum<text:line-break/>esu Raritas siquidem corporis calidioribus simul et hu-<text:line-break/>midiorlbus inest temperaturis, quae utique potissimum plu-<text:line-break/>rimo femine simulque fecundissimo.” abundant. Nam et<text:line-break/>materiam ex qua femen generatur et facultatem a qua<text:line-break/>concoquitur habent copiosam. Porro autem spermatico-<text:line-break/>rum vasorum contentione expressam genituram, non spi-<text:line-break/>ritus' violentia propulsam foras ejaculantur. Spiritualis<text:line-break/>enim substantia cum seminis humiditate permiscetur, quae<text:line-break/>et ipsa ut erumpat vasis exprimentibus indiget similiter<text:line-break/>atque spermatica humiditas, quae tanto siccitatem axsii-<text:line-break/>perat, quanto celerius emicat et diutius et longius fer-<text:line-break/>tur. Ista igitur is ignorabat qui apborifmum adscripsit et<text:line-break/>praeterea quum humorem propter densitatem negat foras<text:line-break/>pervadere. Si namque diversum a femine humorem dicit,<text:line-break/>levis est et nugatoria ejus oratio; si vero propter totius</text:span></text:p>
      <text:p text:style-name="P15"><text:span text:style-name="T37">corporis spissitudinem semen dicit foras uoh prodire fetui-<text:line-break/>natium instrumentorum strticturam prorfus ignorati prae-<text:line-break/>stitisset enim, ipsorum angustiam causari.. Quin etiam quod<text:line-break/>deinceps dicitur, id quadantenus verum existens sequen-<text:line-break/>tem habet clausulam ab omni sensu abhorrentem. Nam<text:line-break/>propter temperamenti frigiditatem semen non incendi ac<text:line-break/>propterea iusecundam existere verum est. Quod autem eo<text:line-break/>loci colligi nequeat, ex abundanti additum est, cum eo<text:line-break/>quod neque Iocus ab ipso enunciatur, sed a .nobis intel-<text:line-break/>ligendus relinquitur, tametsi vox demonstrativa, </text:span><text:span text:style-name="T51">eo,</text:span><text:span text:style-name="T37"> ad<text:line-break/>aliquid quod supra dictum esse oportuit, habet relationem.<text:line-break/>Sed haec quidem parva funt, at sub aphorisini finem er-<text:line-break/>•ror. magnus est, quum ipse propter caliditatern idem eve-<text:line-break/>nire dicat: manifesto namque ad superius dictum haec<text:line-break/>oratio reserenda esu Dictum vero supra suit </text:span><text:span text:style-name="T51">ob frigidi-<text:line-break/>tatem sumen non incalescere, ut co loci cogatur.</text:span><text:span text:style-name="T37"> Quare<text:line-break/>et propter calorem neque incendi semen, neque in sper-'<text:line-break/>maticis vasis coacervari intelligendum est. Hoc autem</text:span></text:p>
      <text:p text:style-name="P15"><text:span text:style-name="T37">evidenter absurdum est: nam'torreri aut assari aut </text:span><text:span text:style-name="T51">ejus-<text:line-break/>modi</text:span><text:span text:style-name="T37"> aliquid affirmare pati semen a colore, rationem ha-<text:line-break/>bet; </text:span><text:span text:style-name="T37">at </text:span><text:span text:style-name="T37">non incalescere, omnino absurdum esu</text:span></text:p>
      <text:h text:style-name="P5" text:outline-level="2">LXI<text:span text:style-name="T95">V</text:span>.</text:h>
      <text:p text:style-name="P11"><text:span text:style-name="T51">Lac exhibere capite dolentibus malum. Malum etiam </text:span><text:span text:style-name="T51">fe-<text:line-break/></text:span><text:span text:style-name="T51">bricitantibus et quibus hypochondrta sublata obmurmu-<text:line-break/>rant et siticulosis. , Malam quoque et quibus biliosae<text:line-break/>sunt dejectiones et acuta</text:span><text:span text:style-name="T37"> fabre </text:span><text:span text:style-name="T51">laborantibus et quibus<text:line-break/>copiosi sunguinis dejectio facta esu At tabidis </text:span><text:span text:style-name="T51">lac </text:span><text:span text:style-name="T51">dare<text:line-break/>convenit non valde admodum febricitantibus et in subri~<text:line-break/>bus diuturnis ac lentis, st praedictorum sanorum nuse<text:line-break/>lum ajsuerit et praeter rationem extenuatis.</text:span></text:p>
      <text:p text:style-name="P13"><text:span text:style-name="T37">Quod lac cito alteretur quodque duplicem subeat </text:span><text:span text:style-name="T37">mu.<text:line-break/></text:span><text:span text:style-name="T37">tationem, plurimo admotum calori quam primum lu </text:span><text:span text:style-name="T37">nido-<text:line-break/></text:span><text:span text:style-name="T37">rem abiens, pauco protinus acefcens, </text:span><text:span text:style-name="T37">tibi </text:span><text:span text:style-name="T37">scire licet, </text:span><text:span text:style-name="T37">si</text:span></text:p>
      <text:p text:style-name="P15"><text:span text:style-name="T37">partim ut e mammis emulctum est, supra ignem decoxe-<text:line-break/>ris </text:span><text:span text:style-name="T51">, partim vero seorsum</text:span><text:span text:style-name="T37"> per se reposueris. Nam decocto<text:line-break/>fit in nidore depravatio; reposito acor omnino vel </text:span><text:span text:style-name="T51">ci-<text:line-break/>tius</text:span><text:span text:style-name="T37"> vel tardius contrahitur. Sic autem et in sanis nisi<text:line-break/>probe concoquatur, quibusdam acescit, nonnullis in ni-<text:line-break/>dorem abit. Ventriculo frigidiore prorsus acescit tardius<text:line-break/>citiusve, calidiore nidorulentus evadit. Lac tamen probe<text:line-break/>coctum alit prohumque creat humorem. Inter coquendum<text:line-break/>ipsis etiam fanis hypochondria lac attollit caputque ferit.<text:line-break/>Hos igitur lactis effectus et affectus in sanis quoque spe-<text:line-break/>ctaturus es; verum quae laborantibus haesto lacte acci-<text:line-break/>dunt,, ea percurrit Hippocrates, eorundem experientia<text:line-break/>passim omnibus manifesta, quae possunt etiam ante, ex-<text:line-break/>perientiam cognosci. Ubi namque integra sanitate fruen-<text:line-break/>tibus lac capitis dolorem movere simulque hypochondria<text:line-break/>inflare novimus, mirum certe non est quibus jam caput<text:line-break/>dolet aut sublata sunt hypochondria lac inimicissimum</text:span></text:p>
      <text:p text:style-name="P15"><text:span text:style-name="T37">esse colligere. Recte vero suspensa dixit hypochondria,<text:line-break/>etiamsi potuerit inflata et flatuosa dicere. Non enim haec,<text:line-break/>solum hypochondria lac laedere solet, scd et alia omnia<text:line-break/>viscera quae quoquo modo suspensa sunt propter aliquam<text:line-break/>affectionem phlegmonodem vel erysipelatodem vel propter-<text:line-break/>fcirrhodem vel 'oedematodem. Ac sane etlamnum magis<text:line-break/>si abscessus sit in'hypochondrio nondum ruptus: bis etiam'<text:line-break/>lac est inutile. Atque haec omnia Hippocrates uno verbo<text:line-break/>significavit, dum inquit hypochondria elata'; Lac quoque’<text:line-break/>murmurantibus hypochondriis quae ab inflatis ac dissen-<text:line-break/>tis funt diversa; flatulenta tamen ac flatuosa haec quoque<text:line-break/>funt.' Major itaque laesio contentis hypochondriis obve-'<text:line-break/>uit, minor autem murmurantibus. Verum tamen neque<text:line-break/>lac ipsis est utile: in iis enim lac acescit. Serum tamen'<text:line-break/>lactis sale et rnelle conditum multis ejusmodi exhibuimus,<text:line-break/>quo ipsi alvo subducta auxilium reciperent. Siticulosis<text:line-break/>quoque lac pravum esse pronunciat, nidorulentum enim<text:line-break/>in ipsis redditur, sive ipsi natura sitiant, sive aliqua oe-</text:span></text:p>
      <text:p text:style-name="P15"><text:span text:style-name="T37">casione siticulosi evaserint. Et vero quae biliosa dejiciunt;<text:line-break/>iis quoque nidorulentum fieri lac ipfe dixerim, non mi-<text:line-break/>nus quam qui talia biliosa evomunt. Ab omnibus fiqui-<text:line-break/>dem causis calidis lac in nidorem celerrime verti omnino<text:line-break/>jam didicimus.' Merito igitur etiam acute febricitantibus<text:line-break/>lac noxium. Atque mihi melius ita fe habere dictio </text:span><text:span text:style-name="T51">vi-<text:line-break/>detur: malunt </text:span><text:span text:style-name="T51">' </text:span><text:span text:style-name="T51">etiam lac quibus biliosae sunt dejectiones,<text:line-break/>quibus febres sunt acutae.</text:span><text:span text:style-name="T37"> Non enim utrisque simul jun-<text:line-break/>ctis folum, scd feorfim etiam lac noxium esu His igitur<text:line-break/>affectibus lac magnopere noxam infert;- iis vero qui fe-_<text:line-break/>quuntnr est perutile; de quibus ita scripsit Hippocrates:<text:line-break/></text:span><text:span text:style-name="T51">at tabidis lac dare convenit non magnopere febricitanti-<text:line-break/>bus.</text:span><text:span text:style-name="T37"> Primum enim dellabidis verba facit, fic autem ipsum<text:line-break/>illos nominare percipiendum est, qui phthoe laborant. De<text:line-break/>ceteris autem extenuatis et exhaustis deinceps dicturus est<text:line-break/>in ea dictione, cujus initium est: </text:span><text:span text:style-name="T51">et in febribus diuturnis<text:line-break/>ac lentis.</text:span><text:span text:style-name="T37"> At omnibus lactis usum concedentibus com-<text:line-break/>munis fensus est, cibo opus esse qui boni sit succi, qui-</text:span></text:p>
      <text:p text:style-name="P14"><text:span text:style-name="T37">que simul celeriter distribuatur. Neque perturbandum est,<text:line-break/>sic .lac flatuleutum aliquid habens euchymum esse dica-<text:line-break/>mus. Nam in universum euchyma esse dicimus, quae<text:line-break/>post coctionem in bonum fuccum videlicet sanguinem<text:line-break/>mutantur: hic enim nobis amicabitis succus esu Cur au-<text:line-break/>tem quum dixisset,,convenit autem tabidis., adjecit, </text:span><text:span text:style-name="T51">non<text:line-break/>admodum valde febricitantibus,</text:span><text:span text:style-name="T37"> dignum mihi ridetur con-<text:line-break/>sideratione non parva. Nam sufficiebat citra valde, ad-<text:line-break/>modmn dicere. Utrum igitur salis admodum febricitanti-<text:line-break/>bus lac non; exhibet ? an solis non valde admodum febri-<text:line-break/>citantibus exhibet? An ab aliquo falso adscripta fit par-<text:line-break/>ticula, </text:span><text:span text:style-name="T51">valde,</text:span><text:span text:style-name="T37"> ut et pleraque alia? Per otium, ergo, ista<text:line-break/>quidam perquirat, a nobis vero hoc. in praefentia ha-<text:line-break/>beto, lac valde febricitantibus dandum non esse. Miror<text:line-break/></text:span><text:span text:style-name="T37">' </text:span><text:span text:style-name="T37">autem quomodo in illis quibus lac duri jubet adscripsit:</text:span></text:p>
      <text:p text:style-name="P13"><text:span text:style-name="T51">si . praedictorum , signorum nullum asauerit.</text:span><text:span text:style-name="T37"> Id enim a<text:line-break/>doctrinae aphoristicae breviloquentia, alienum est. Ex his<text:line-break/>siquidem quae prius dixerat, intelligebatur, etiamsi di-<text:line-break/>ctum non fuisset, dandum fcilicet tabidis-et praeter ra-</text:span></text:p>
      <text:p text:style-name="P15"><text:span text:style-name="T37">tionem extenuatis lac esse ,. nisi capnt doleat aut hypo-<text:line-break/>chondrium tumeat aut biliosae sint dejectiones aut deni-<text:line-break/>que aliud ejusmodi ipsis adsit. An non simpliciter, neque<text:line-break/>semper brevitatem servare videtur Hippocrates; sed in<text:line-break/>quibus magnum aliquod periculum imminet, si negligen-<text:line-break/>tius quod ipse docet accipiatur, in his bis terve eadem<text:line-break/>repetere non veretur?.</text:span></text:p>
      <text:h text:style-name="P5" text:outline-level="2">LXV.</text:h>
      <text:p text:style-name="P11"><text:span text:style-name="T51">Quibus cum ulceribus tumores conspiciuntur, ii sure non<text:line-break/></text:span><text:span text:style-name="T37">convelluntur, </text:span><text:span text:style-name="T51">neque in maniam incidunt. His autem<text:line-break/>derepente evanescentibus, quibus quidem retrorsum con-<text:line-break/>vulsiones et tetani oboriuntur; quibus vero antrorsum<text:line-break/>maniae, lateris dolores acuti aut empyema</text:span><text:span text:style-name="T37"> aut </text:span><text:span text:style-name="T51">dysen-<text:line-break/>teria, st rubri tumores extiterint.</text:span></text:p>
      <text:p text:style-name="P13"><text:span text:style-name="T37">Tumores omnes praeter naturam oedemata nominat<text:line-break/>Hippocrates, quibus videlicet etiam phlegmonae cornpre-</text:span></text:p>
      <text:p text:style-name="P15"><text:span text:style-name="T37">hunduntur, Quamquam hoc ipsum phlegmones i. e. in-<text:line-break/>stammationis nomen de phlogofi scn flagrantia prisci omnes<text:line-break/>dicebant, etiamsi citra tumorem consisteret. Quod itaque<text:line-break/>nunc pronunciatur est hujusmodi: in quibus tumores ul-<text:line-break/>ceribus superveniunt, non admodum convelluntur, neque<text:line-break/>insaniunt; Haec autem indicat oratio -nonnullos quidem<text:line-break/>in ipsis convelli ac insanire, sed raro id accidere, quum<text:line-break/>videlicet in parte nervosa insignem magnitudinem aut ma-<text:line-break/>lignitatem subierint; si vero, tumores derepente, oblitne-<text:line-break/>rint, convulsiones ac tetanos sequi affirmat dumtaxat si<text:line-break/>in partibus posteroribus, hoc est in dorso ulcera fue-<text:line-break/>rint; si vero in partibus anterioribus constiterint, tum<text:line-break/>alia quae deinceps enumerat consequi profert. Posteriores<text:line-break/>namque partes nervosae sunt, anteriores autem venosae et<text:line-break/>arteriofae. Quum igitur ab ulceratis partibus humor qui<text:line-break/>tumorem ferit in aliquam partem principem remeavit; in<text:line-break/>partibus quidem nervosis posterioribus convulsiones, fient<text:line-break/>ac tetani, nam hi funt nervorum affectus, in anterioribus</text:span></text:p>
      <text:p text:style-name="P15"><text:span text:style-name="T37">mania, </text:span><text:span text:style-name="T37">si humor lu </text:span><text:span text:style-name="T37">caput </text:span><text:span text:style-name="T37">feratur; </text:span><text:span text:style-name="T37">lateris autem </text:span><text:span text:style-name="T37">dolor,<text:line-break/>si </text:span><text:span text:style-name="T37">in </text:span><text:span text:style-name="T37">thoracem humor vertatur. At </text:span><text:span text:style-name="T37">hi </text:span><text:span text:style-name="T37">saepius purulenti<text:line-break/>evadunt, humore minime difcusso. Dysenteriam autem<text:line-break/>fore, </text:span><text:span text:style-name="T37">inquit, </text:span><text:span text:style-name="T37">si rubentibus tumoribus materiae repente<text:line-break/>fiat iu ventrem- translatio. Porro dysenteriam </text:span><text:span text:style-name="T37">ejusmodi<text:line-break/></text:span><text:span text:style-name="T37">cruentam appellamus, quae utique definitur sanguinis per<text:line-break/>intestina citra exulcerationem vacuatio. </text:span><text:span text:style-name="T37">Quod itaque si<text:line-break/></text:span><text:span text:style-name="T37">vel in </text:span><text:span text:style-name="T37">dorso </text:span><text:span text:style-name="T37">vel partibus anterioribus- ipsi </text:span><text:span text:style-name="T37">oppositis </text:span><text:span text:style-name="T37">con-<text:line-break/>tigerit aliquando tumores derepente evanescere, in tales<text:line-break/>affectus aegros incidere manifestum esu Non tamen Hip-<text:line-break/>pocrates ipse declaravit, </text:span><text:span text:style-name="T37">an </text:span><text:span text:style-name="T37">de his partibus folis loquatur<text:line-break/>an simpliciter </text:span><text:span text:style-name="T37">de </text:span><text:span text:style-name="T37">omnibus, ita ut artus quoque hac ora-<text:line-break/>tione comprehendantur. ln tibiis certe non. sunt ante-<text:line-break/>riore parte musculi in tendines validos desinentes. Iu<text:line-break/>femore vero parte genu anteriore maximum tendinem<text:line-break/>cernimus ; quo affecto convulsionem per consensum se-'<text:line-break/>quutum iri est probabilius quam aliquo ex musculis<text:line-break/>parte femoris posteriore positis: carnosi namque sunt</text:span></text:p>
      <text:p text:style-name="P15"><text:span text:style-name="T37">omnes. Quare verum esse non videretur, quod univer-<text:line-break/>saliter pronunciatur, nimirum solis partibus posterioribus<text:line-break/>convulsiones accidere. Et quidem plerumque id non in<text:line-break/>cruribus solis,' sed etiam manibus accidere, videtur; for-<text:line-break/>tasse quia hae partes omnes e directu dorsali medullae<text:line-break/>respondent ab eaque tum artuum tum dorsalium muscu-<text:line-break/>lorum nervi oriuntur.</text:span></text:p>
      <text:h text:style-name="P5" text:outline-level="2">LXVI.</text:h>
      <text:p text:style-name="P11"><text:span text:style-name="T51">Si vehementibus ac pravis vulneribus existentibus tumor<text:line-break/>non appareat , ingens malum.</text:span></text:p>
      <text:p text:style-name="P13"><text:span text:style-name="T37">Potest tum ei quae sub finem est aphorismi dictioni<text:line-break/></text:span><text:span text:style-name="T51">malum ingens,</text:span><text:span text:style-name="T37"> potest et priori aphorismi parti conjungi.<text:line-break/>Fiet enim talis oratio, vulneribus pravis existentibus tu-<text:line-break/>morem non apparere ingens malum est, vel ita, vulne-<text:line-break/>ribus pravis existentibus, si tumor ingens non appareat,<text:line-break/>malum. Potest autem ingens etiam utrique communi </text:span><text:span text:style-name="T51">at-</text:span></text:p>
      <text:p text:style-name="P15"><text:span text:style-name="T37">tribui, ac si ita dixisset: si vulneribus pravis existentibus<text:line-break/>non appareat, malum est ingens. Trium vero lectionum<text:line-break/>meo quidem judicio talis est optima: si vulneribus pravis<text:line-break/>existentibus tumor non appareat,, malum est ingens. Ce-<text:line-break/>terum prius a me enunciaturn est oedema de omnibus<text:line-break/>praeter naturam tumoribus ab ipso praedicari. Prava au-<text:line-break/>tem vulnera dici explicandum est, quae in capite aut fine<text:line-break/>musculorum maximeque nervoforum accepta sunt. In<text:line-break/>musculorum namque capitibus nervi musculorum inserun-<text:line-break/>tur, ex finibus autem tendines exoriuntur. Quemadmo-<text:line-break/>dum igitur paulo ante tumores derepente evanescentes<text:line-break/>damnabat, ita nunc illos qui pravis vulneribus nullo<text:line-break/>inodo succedunt. Nam suspicio quaedam est in ipsis hu-<text:line-break/>mores vulneribus affluentes ad partes principes transferri.<text:line-break/>Atque hoc potissimum iis in vulneribus fieri videtur, qui-<text:line-break/>bus dolor inest, propter quem aliquid omnino in partem<text:line-break/>influit, fed ab imperitis medicis medicamentis valde re-</text:span></text:p>
      <text:p text:style-name="P15"><text:span text:style-name="T37">frigerantibus aut adstrlugeutibus reprimitur. Maxime vero<text:line-break/>omnium partes nervosae vulneratae dolent, quae calefa-<text:line-break/>cientibus et siccantibus medicamentis curari postulant.</text:span></text:p>
      <text:h text:style-name="P5" text:outline-level="2">LXVI<text:span text:style-name="T95">I</text:span>.</text:h>
      <text:p text:style-name="P16"><text:span text:style-name="T51">Molles boni, crudi pravi sunt.</text:span></text:p>
      <text:p text:style-name="P13"><text:span text:style-name="T37">Hic textus praecedentis pars est, docente qui tumo-<text:line-break/>res sint molles, eos omnes bonos esse, contrarios vero<text:line-break/>pravos. Proprie igitur molli durum opponitur atque re-<text:line-break/>nitens. Id vero Hippocrates crudum appellavit: nequa-<text:line-break/>quam enim tumor reuitens fieri potest, partis natura hu-<text:line-break/>rnores affluentes probe concoquente,</text:span></text:p>
      <text:h text:style-name="P5" text:outline-level="2">LXVlII.</text:h>
      <text:p text:style-name="P11"><text:span text:style-name="T51">Posteriore capitis parte dolenti recta in sponte vena in-<text:line-break/>cisu prodest.</text:span></text:p>
      <text:p text:style-name="P14"><text:span text:style-name="T37">Non vacuare solum Hippocrates, quum usus postulat,<text:line-break/>fed etiam cum revulsione vacuationem instituit. Fit porro<text:line-break/>revulsio in contrarium. Ac secundum longitudinem qui-<text:line-break/>dem sursum ac deorsum, secundum latitudinem vero huc<text:line-break/>et illuc, hoc est' dextrorsum et sinistrorsum et secundum<text:line-break/>profunditatem ante et pone. Nunc itaque posteriore' ca-<text:line-break/>pitis parte dolente cum revulsione, ex fronte fiet vacua-<text:line-break/>tio : quemadmodum et quum anterior pars laborat, ex oc-<text:line-break/>cipite. Ita enim saepe ‘diuturnae oculorum fluxiones sa-<text:line-break/>natae sunt ex occipitis partibus detracto sanguine et ad-<text:line-break/>motis cucurbitulis.</text:span></text:p>
      <text:h text:style-name="P5" text:outline-level="2">LX<text:span text:style-name="T89">I</text:span>X.</text:h>
      <text:p text:style-name="P11"><text:span text:style-name="T51">Rigores mulieribus quidem initium ducunt ax lumbis ma-<text:line-break/>gis ac per dorsum ad caput perveniunt. Quin etiam<text:line-break/>viris parte corporis posteriore magis quam anteriore,<text:line-break/>veluti ex cubitis et femoribus, quod et prodit cutis ra-<text:line-break/>ritas, prodit et hanc pilus.</text:span></text:p>
      <text:p text:style-name="P14"><text:span text:style-name="T37">Rigor omnis incipit cum sensibili quodam frigore.<text:line-break/>Dorsi autem partes non solum facilius refrigerantur, scd<text:line-break/>promptius etiam frigus sentiunt. Quare merito inde ri-<text:line-break/>gores initium ducunt hrque magis mulieribus accidunt;<text:line-break/>quia femina viro .frigidior natura est' et imbecillior. At<text:line-break/>hinc incipiens rigor excurrit, in caput nervorum princi-<text:line-break/>pium celerrime per spinalem medullam facta consensione,<text:line-break/>id est affectionis communicatione. Quandoquidem et ipfa<text:line-break/>peraeque ac cerebrum frigida est natura et propter sub-<text:line-break/>stantiae mollitudinem similiter obnoxia. At vero ex par-<text:line-break/>tibus anterioribus rigores non incipiunt, quia posteriori-<text:line-break/>bus calidiores funt temperamento. Cujus, rei indicium<text:line-break/>statuit cutis raritatem et hujus rursus ipsius pilorum mul-<text:line-break/>titudinem. De quorum generatione in libris de ternpe-<text:line-break/>ramentis abunde egimus.</text:span></text:p>
      <text:h text:style-name="P6" text:outline-level="2">LXX.</text:h>
      <text:p text:style-name="P11"><text:span text:style-name="T51">Quartanis correpti non admodum convulsionibus prehen-<text:line-break/>duntur. Quod st prius corripiantur, deinde quartana<text:line-break/>quoque succedat, liberantur.</text:span></text:p>
      <text:p text:style-name="P100"><text:span text:style-name="T37">/<text:tab/></text:span><text:span text:style-name="T37">————. .</text:span></text:p>
      <text:p text:style-name="P13"><text:span text:style-name="T37">Quae propter vacuationem fit convulsio acutissima<text:line-break/>est et perniciosissima; qnae vero ob nervosarum partium<text:line-break/>repletionem accidit , qualis est epileptica, neque acutissima<text:line-break/>neque similiter aegris periculosa. Nunc autem hujusmodi<text:line-break/>convulsionis meminit Hippocrates. Nam verba: </text:span><text:span text:style-name="T51">correpti<text:line-break/>et prehenduntur,</text:span><text:span text:style-name="T37"> temporis productionem declarant. Hanc<text:line-break/>ergo convulsionem fieri quartana non solum prohibet, ve-<text:line-break/>rum etiam, si praeripuerit, solvit. Fit autem haec con-<text:line-break/>vulsio lentis ac pituitosis humoribus partes nervosas rn-<text:line-break/>farcientibus ac obstruentibus. Quibus humoribus liberan-<text:line-break/>dis qunm duplex sit medendi ratio, excretio et coctio,<text:line-break/>utramque habet quartana i excretionem quidem vi rigo-<text:line-break/>ris; hujusmodi namque concussio et convulsic sola potest</text:span></text:p>
      <text:p text:style-name="P101"><text:span text:style-name="T37">crassum humorem excernere; coctionem vero caloris ra-<text:line-break/>tione rigorem excipientis.</text:span></text:p>
      <text:h text:style-name="P5" text:outline-level="2">LXX<text:span text:style-name="T89">I</text:span>.</text:h>
      <text:p text:style-name="P102"><text:span text:style-name="T37">Quibus </text:span><text:span text:style-name="T51">cutis obtenditur arida ac dura , stne sudoribus mo-<text:line-break/>riuntur; quibus vero laxa et rara</text:span><text:span text:style-name="T37"> cum </text:span><text:span text:style-name="T51">sudore, vita de-<text:line-break/>funguntur.</text:span></text:p>
      <text:p text:style-name="P13"><text:span text:style-name="T37">Morituris quibus dura, squalida, sicca et obtensa cu-<text:line-break/>tis est, ii sine sudore vitam finiunt. Si contra rara,<text:line-break/>mollis et laxa cum fudere, fato concedunt. Prioribus si-<text:line-break/>quidem vel omnino est exhausta humiditas vel cuti deest,<text:line-break/>aliis vero cuti inest.</text:span></text:p>
      <text:h text:style-name="P5" text:outline-level="2">LXXII.</text:h>
      <text:p text:style-name="P16"><text:span text:style-name="T51">Icterici non admodum flatulenti existunt.</text:span></text:p>
      <text:p text:style-name="P14"><text:span text:style-name="T37">Flatulentos hic eos dici existimandum est, qui flatu-<text:line-break/>lenti spiritus </text:span><text:span text:style-name="T37">copiam </text:span><text:span text:style-name="T37">lu ventre colligunt, qui vel per<text:line-break/>ructus vel flatus excernitur vel remanet ef </text:span><text:span text:style-name="T37">quae </text:span><text:span text:style-name="T37">illic </text:span><text:span text:style-name="T51">ja-<text:line-break/>cent</text:span><text:span text:style-name="T37"> partes, eas distendit. Hoc autem fit interdum tum<text:line-break/>ob facultatis imbecillitatem , tum partium ventris infirmi-<text:line-break/>tatem </text:span><text:span text:style-name="T37">; </text:span><text:span text:style-name="T37">interdum vero, ob pituitosum et frigidum humo-<text:line-break/></text:span><text:span text:style-name="T37">rem. </text:span><text:span text:style-name="T37">Qui itaque propter pituitosum humorem flatulenti<text:line-break/>sunt, ictericis opponuntur biliosis existentibus. Quare<text:line-break/>icterici nunquam ob humoris exsuperantis naturam flatu-<text:line-break/>lenti sunt. Contingit autem ipsos ob partium imbecilli-<text:line-break/>tatem nonnunquam flatulentos fieri. Idcirco textui adje-<text:line-break/>cit, non </text:span><text:span text:style-name="T51">admodum,</text:span><text:span text:style-name="T37"> quo perpetuitatem quidem negationis<text:line-break/>interrumpit, quod vero . plerumque prius fieri pronuntia-<text:line-break/>verat ri ostendit. Perraro namque ictericos invenire con-<text:line-break/>tingit, qui ventris partes imbecillas sortiantu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Microsoft Sans Serif" fo:font-size="12pt" style:rfc-language-tag="la-001" fo:language="la" style:letter-kerning="false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Microsoft Sans Serif" fo:font-size="12pt" style:rfc-language-tag="la-001" fo:language="la" style:letter-kerning="false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Microsoft Sans Serif" fo:font-family="'Microsoft Sans Serif'" style:font-family-generic="roman" style:font-pitch="variable" fo:font-size="12pt" fo:letter-spacing="normal" style:rfc-language-tag="la-001" fo:language="la" fo:background-color="transparent" style:font-name-asian="Microsoft Sans Serif1" style:font-family-asian="'Microsoft Sans Serif'" style:font-family-generic-asian="system" style:font-pitch-asian="variable" style:font-size-asian="12pt" style:rfc-language-tag-asian="la-001" style:language-asian="la" style:font-name-complex="Microsoft Sans Serif1" style:font-family-complex="'Microsoft Sans Serif'" style:font-family-generic-complex="system" style:font-pitch-complex="variable" style:font-size-complex="12pt" style:rfc-language-tag-complex="la-001" style:language-complex="la" style:text-scale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>
      <style:text-properties fo:color="#000000" loext:opacity="100%" style:font-name="Microsoft Sans Serif" fo:font-family="'Microsoft Sans Serif'" style:font-family-generic="roman" style:font-pitch="variable" fo:font-size="12pt" fo:letter-spacing="normal" style:rfc-language-tag="la-001" fo:language="la" fo:background-color="transparent" style:font-name-asian="Microsoft Sans Serif1" style:font-family-asian="'Microsoft Sans Serif'" style:font-family-generic-asian="system" style:font-pitch-asian="variable" style:font-size-asian="12pt" style:rfc-language-tag-asian="la-001" style:language-asian="la" style:font-name-complex="Microsoft Sans Serif1" style:font-family-complex="'Microsoft Sans Serif'" style:font-family-generic-complex="system" style:font-pitch-complex="variable" style:font-size-complex="12pt" style:rfc-language-tag-complex="la-001" style:language-complex="la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0.635cm" fo:margin-right="0.635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aleni opera omnia / vol. 17b</dc:title>
    <meta:initial-creator>Galien</meta:initial-creator>
    <dc:date>2021-11-01T21:20:17.821043271</dc:date>
    <meta:editing-duration>PT8H12M33S</meta:editing-duration>
    <meta:editing-cycles>5</meta:editing-cycles>
    <meta:generator>LibreOffice/7.2.1.2$Linux_X86_64 LibreOffice_project/20$Build-2</meta:generator>
    <meta:document-statistic meta:table-count="0" meta:image-count="0" meta:object-count="0" meta:page-count="887" meta:paragraph-count="1946" meta:word-count="111519" meta:character-count="783065" meta:non-whitespace-character-count="673477"/>
  </office:meta>
</office:document-meta>
</file>